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微軟：中國駭客組織入侵美國關鍵網路設施</text:span>
</text:h>
      <text:p text:style-name="P4">
Author: None (Language: zh)</text:p>
      <text:p text:style-name="P4">
Publisher: None</text:p>
      <text:p text:style-name="P4">
Time: 2023-05-25T02:11:00Z</text:p>
      <text:p text:style-name="P4">
Description: 西方情報機構和微軟公司揭露，有中國駭客組織廣泛鎖定並入侵了美國在關島等地的關鍵網路基礎設施，進行情蒐。《紐約時報》示警，關島是美軍在亞太的核心基地，若通訊能力因此受阻，恐嚴重影響美國應對台海危機。北京则反驳这是“五眼联盟”散步虚假信息，称美国才是“黑客帝国”。</text:p>
      <text:p text:style-name="P4">
Videos: []</text:p>
      <text:p text:style-name="P4">
Images: ["<text:a xlink:type="simple" xlink:href="https://static.dw.com/image/45264783_303.jpg" text:style-name="Internet_20_link" text:visited-style-name="Visited_20_Internet_20_Link">
45264783_303.jpg</text:a>
", "<text:a xlink:type="simple" xlink:href="https://static.dw.com/image/56376003_401.jpg" text:style-name="Internet_20_link" text:visited-style-name="Visited_20_Internet_20_Link">
56376003_401.jpg</text:a>
", "<text:a xlink:type="simple" xlink:href="https://static.dw.com/image/65259432_404.jpg" text:style-name="Internet_20_link" text:visited-style-name="Visited_20_Internet_20_Link">
65259432_404.jpg</text:a>
"]</text:p>
      <text:p text:style-name="P4">
Subject: 时政风云</text:p>
      <text:p text:style-name="P4">
Subjects: ['奥巴马', '岛屿主权争端', '马英九', '专题报道：全景观看“习马会”', '专题报道：2016年台湾大选', '中国', '台湾', '中共十九大', '美国', '德中关系']</text:p>
      <text:p text:style-name="P4">
Keywords: ['中国', '美国', '关岛', '台湾', '骇客', '网路', '间谍']</text:p>
      <text:p text:style-name="P4">
ID: 65727644</text:p>
      <!--METADATA-->
      <text:p text:style-name="P4">
<text:a xlink:type="simple" xlink:href="https://www.dw.com/zh/overlay/image/article/65727644/45264783" text:style-name="Internet_20_link" text:visited-style-name="Visited_20_Internet_20_Link">
 <draw:frame draw:style-name="fr1" draw:name="Image2" text:anchor-type="as-char" svg:width="6.9236in" svg:height="3.896998in" draw:z-index="0">
<draw:image xlink:href="../Images/dwzh/2023-05-25T02-11-00Z/45264783_303.jpg" xlink:type="simple" xlink:show="embed" xlink:actuate="onLoad" draw:mime-type="image/jpeg"/>
</draw:frame>
</text:a>
</text:p>
      <text:p text:style-name="P4">
路透社報導，這是已知針對美國關鍵基礎設施的最大網路間諜活動之一。</text:p>
      <text:p text:style-name="P4">
（德國之聲中文網）微軟公司週三（5月24日）公布報告並警告，由中國政府支持、總部位於中國的駭客組織「伏特颱風」（VoltTyphoon），自2021年運作以來，長期鎖定並入侵美國多項產業的關鍵網路基礎建設，包括通訊、製造、公用事業、運輸、建築、海事、政府、資訊技術和教育。</text:p>
      <text:p text:style-name="P4">
微軟表示，「伏特颱風」透過安裝惡意軟體代碼「Web shell」進行入侵，有時通過家庭路由器和其他常見的互聯網消費設備進行，因此更難被發現。</text:p>
      <text:p text:style-name="P4">
路透社報導，這是已知針對美國關鍵基礎設施的最大網路間諜活動之一。</text:p>
      <text:p text:style-name="P4">
微軟表示，該駭客組織的目的主要是為了情報搜集與潛伏發展，以便在未來發生危機事件時，有能力破壞美國和亞洲地區之間的關鍵通訊基礎設施，但目前還沒有證據表明已經發動了任何破壞性攻擊。相反地，該組織更希望在不被偵測到的情況下，「盡可能長時間地執行間諜活動並保持訪問權限」。</text:p>
      <text:p text:style-name="P4">
根據微軟發布的報告，該間諜活動也包含美國關島。英國《泰晤士報》報導，這次駭客入侵的重點包含美國在關島的通信基礎設施，對美國情報部門來說尤其令人擔憂。</text:p>
      <text:p text:style-name="P4">
關島有美國的海軍港口及空軍基地，是美國在亞洲的重要軍事基地，也是應對該地區任何潛在衝突的關鍵基地。《紐約時報》示警，若 <text:a xlink:type="simple" xlink:href="https://www.dw.com/zh/zh/美众议院兵棋推演台海冲突-结论必须全面武装台湾/a-65398180" text:style-name="Internet_20_link" text:visited-style-name="Visited_20_Internet_20_Link">
</text:a>
發生、中國武力侵犯台灣，美國在關島的通訊能力若遭切斷，將嚴重影響應對。</text:p>
      <text:p text:style-name="P4">
<draw:frame draw:style-name="fr1" draw:name="Image3" text:anchor-type="as-char" svg:width="6.9236in" svg:height="3.896998in" draw:z-index="0">
<draw:image xlink:href="../Images/dwzh/2023-05-25T02-11-00Z/56376003_401.jpg" xlink:type="simple" xlink:show="embed" xlink:actuate="onLoad" draw:mime-type="image/jpeg"/>
</draw:frame>
</text:p>
      <text:p text:style-name="P4">
關島有美國的海軍港口及空軍基地，是美國在亞洲的重要軍事基地</text:p>
      <text:p text:style-name="P4">
根據《紐約時報》報導，美國情報機構是在2月發現了這次的駭客入侵。大約同一時間，中美之間發生了 <text:a xlink:type="simple" xlink:href="https://www.dw.com/zh/zh/德语媒体又一个试探性气球/a-65481571" text:style-name="Internet_20_link" text:visited-style-name="Visited_20_Internet_20_Link">
</text:a>
。美國指控飛入美國上空的中國氣球，是用於中國情蒐。一名不具名的美國政府官員在接受《紐約時報》採訪時表示，他們認為這次的惡意軟體代碼也是中國大規模情蒐工作的其中一環。</text:p>
      <text:p text:style-name="P4">
微軟警告，目前該駭客組織的入侵行為顯然仍在進行中。微軟公布了惡意代碼的詳細資訊，呼籲受害用戶進行檢測並刪除。</text:p>
      <text:p text:style-name="P4">
「一個由中華人民共和國國家支持的行為者，正利用內建網路工具來躲避我們的偵防系統，並且不留下任何痕跡地，進行『寄生攻擊』（living off theland）。」美國國家安全局（NSA）網路安全主任喬伊斯（Rob Joyce）透過聲明表示。</text:p>
      <text:p text:style-name="P4">
目前還不清楚有多少單位受到影響，但美國國家安全局表示，正在與加拿大、紐西蘭、澳大利亞和英國等合作夥伴以及美國聯邦調查局合作調查。</text:p>
      <text:p text:style-name="P4">
加拿大網路安全機構表示，目前沒有關於加拿大方受到駭客攻擊的報告，但由於西方國家許多基礎建設緊密相連，對單一國家的網路攻擊可能影響到其他國家；英國同樣警告，中國駭客對美國網路使用的技術可能適用於全世界。</text:p>
      <text:p text:style-name="P4">
中國駐華盛頓大使館沒有立即回應路透社的置論請求。</text:p>
      <text:h text:style-name="P12" text:outline-level="3">
<text:span text:style-name="T4">
北京：美国发动“五眼联盟”采取集体虚假信息行动</text:span>
</text:h>
      <text:p text:style-name="P4">
<draw:frame draw:style-name="fr1" draw:name="Image4" text:anchor-type="as-char" svg:width="6.9236in" svg:height="3.889434in" draw:z-index="0">
<draw:image xlink:href="../Images/dwzh/2023-05-25T02-11-00Z/65259432_404.jpg" xlink:type="simple" xlink:show="embed" xlink:actuate="onLoad" draw:mime-type="image/jpeg"/>
</draw:frame>
</text:p>
      <text:p text:style-name="P4">
毛宁：美国在拓展新的散布虚假信息渠道，这不是第一次，也不会是最后一次</text:p>
      <text:p text:style-name="P4">
中国外交部在5月25日的例行记者会上回应，有注意到相关报道。发言人毛宁称，“这是一份东拼西凑、证据链严重缺失、极不专业的报告。我们还注意到，美国家安全局等政府机构以及英国、澳大利亚、加拿大、新西兰等国相关机构也同时发布了类似报告，很明显这是美国出于地缘政治目的发动‘五眼联盟’国家采取的集体虚假信息行动”。</text:p>
      <text:p text:style-name="P4">
这位中国外交部发言人还表示，“五眼联盟”是世界上最大的情报组织，美国家安全局是世界上最大的“黑客组织”，“他们联手发布虚假信息报告，本身就很讽刺。……无论如何变换手法，都改变不了美国才是‘黑客帝国’的事实”。</text:p>
      <text:p text:style-name="P4">
毛宁说：“我记得，去年9月中方有关机构发布报告，详细披露美国家安全局网络攻击中国西北工业大学情况。美方应当立即就有关网络攻击行为作出交待，而不是散布虚假信息，转移视线。”</text:p>
      <text:p text:style-name="P4">
（綜合報導）</text:p>
      <text:p text:style-name="P4">
<text:span text:style-name="T5">
© 2023年 德國之聲版權聲明：本文所有內容受到著作權法保護，如無德國之聲特別授權，不得擅自使用。任何不當行為都將導致追償，並受到刑事追究。</text:span>
</text:p>
      <text:p text:style-name="P4">
Source: <text:a xlink:type="simple" xlink:href="https://www.dw.com/zh/微軟：中國駭客組織入侵美國關鍵網路設施/a-65727644" text:style-name="Internet_20_link" text:visited-style-name="Visited_20_Internet_20_Link">
https://www.dw.com/zh/微軟：中國駭客組織入侵美國關鍵網路設施/a-65727644?maca=chi-rss-chi-all-1127-rdf</text:a>
</text:p>
      <!--NEWS-->
      <text:h text:style-name="P10" text:outline-level="1">
<text:span text:style-name="T4">
数字人民币从公务员开始　能否普及有待观察</text:span>
</text:h>
      <text:p text:style-name="P4">
Author: None</text:p>
      <text:p text:style-name="P4">
Publisher: Radio Free Asia (Organization)</text:p>
      <text:p text:style-name="P4">
Published Time: 2023-05-25T02:42:00-04:00</text:p>
      <text:p text:style-name="P4">
Modified Time: 2023-05-25T14:36:27-04:00</text:p>
      <text:p text:style-name="P4">
Description: None</text:p>
      <text:p text:style-name="P4">
Videos: []</text:p>
      <text:p text:style-name="P4">
Audios: ["<text:a xlink:type="simple" xlink:href="https://www.rfa.org/mandarin/yataibaodao/jingmao/gt-052520230241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5" text:anchor-type="as-char" svg:width="6.9236in" svg:height="3.975486in" draw:z-index="0">
<draw:image xlink:href="../Images/rfamandarin/2023-05-25T02-42-00-04-00/000000.png" xlink:type="simple" xlink:show="embed" xlink:actuate="onLoad" draw:mime-type="image/png"/>
</draw:frame>
中国已经有十七个省市使用数字人民币。五月份，常熟市公务员等公营机构发放数字人民币工资。 <text:a xlink:type="simple" xlink:href="https://www.rfa.org/mandarin/yataibaodao/jingmao/gt-05252023024141.html/@@images/image" text:style-name="Internet_20_link" text:visited-style-name="Visited_20_Internet_20_Link">
</text:a>
微博截图  <text:a xlink:type="simple" xlink:href="https://www.rfa.org/mandarin/yataibaodao/jingmao/gt-05252023024141.html/@@stream" text:style-name="Internet_20_link" text:visited-style-name="Visited_20_Internet_20_Link">
</text:a>
</text:p>
      <text:p text:style-name="P4">
今年四月下旬，官媒高调报道常熟市公务员和事业单位员工五月份薪水以数字货币结算。作为试点项目，中国已有十七个省市公务员薪水用数字人民币支付，但数字货币能否普及仍有待观察。</text:p>
      <text:p text:style-name="P4">
<text:a xlink:type="simple" xlink:href="https://www.rfa.org/mandarin/yataibaodao/zhengzhi/ec-04262023081934.html" text:style-name="Internet_20_link" text:visited-style-name="Visited_20_Internet_20_Link">
 <text:span text:style-name="T4">
不动产登记和公务员用数字人民币发薪同步 矛头指向何处？</text:span>
 </text:a>
  * <text:span text:style-name="T4">
<text:a xlink:type="simple" xlink:href="https://www.rfa.org/mandarin/Xinwen/4-04222023164207.html" text:style-name="Internet_20_link" text:visited-style-name="Visited_20_Internet_20_Link">
 </text:a>
 </text:span>
</text:p>
      <text:p text:style-name="P4">
不久前，官媒高调报道，从五月份开始，江苏省常熟市对其在编公务员等实行工资全额数字人民币发放。常熟市地方金融监督管理局和常熟市财政局近期印发《关于实行工资全额数字人民币发放的通知》称，从五月开始，对其在编公务员（含参公人员）、事业单位人员、各级国资单位人员实行工资全额数字人民币发放。</text:p>
      <text:p text:style-name="P4">
一时间，数字人民币成了直播平台热门话题，但直播主的口径一致，没有发表疑问：“从五月开始，常熟的所有公务员，包括事业单位以及国企员工，全部采用数字人民币发放。在线上买东西、逛超市、坐公交车、看病拿药都可以用数字人民币了”，“公务员的工资都要变天啦，最近常熟发了一个通知，从五月份开始，全市所有公务员和事业单位已经......”，“江苏常熟从五月份开始，所有公职人员将使用数字人民币......”</text:p>
      <text:p text:style-name="P4">
<draw:frame draw:style-name="fr1" draw:name="Image6" text:anchor-type="as-char" svg:width="6.9236in" svg:height="3.867814in" draw:z-index="0">
<draw:image xlink:href="../Images/rfamandarin/2023-05-25T02-42-00-04-00/000001.png" xlink:type="simple" xlink:show="embed" xlink:actuate="onLoad" draw:mime-type="image/png"/>
</draw:frame>
目前，数字人民币仅可在线上使用，不可像纸币那样离线使用。（网络截图/古亭提供）  <text:a xlink:type="simple" xlink:href="https://www.rfa.org/mandarin/yataibaodao/jingmao/gt-05252023024141.html/m0525-gtp2.png" text:style-name="Internet_20_link" text:visited-style-name="Visited_20_Internet_20_Link">
</text:a>
</text:p>
      <text:p text:style-name="P4">
<text:span text:style-name="T4">
官媒宣传数字人民币 民间反映多负面</text:span>
</text:p>
      <text:p text:style-name="P4">
从央视新闻等官媒一系列报道内容看，目前，数字人民币仅能在线上使用，并不像官方所言，可在线下或手机没电状态下使用。在微博、微信、抖音等社交平台，未见数字人民币使用者的评论。</text:p>
      <text:p text:style-name="P4">
关注数字货币的业内人士马婷本周四接受自由亚洲电台采访时说，数字人民币目前有难以克服的障碍。她说：“它没有一个离线状态，就是不联网情况下使用的硬件，就是你不联网的时候也支持的离线模式，没有这样一个硬件。你只有能离线使用才能成为真正的货币。”</text:p>
      <text:p text:style-name="P4">
马婷说，目前，数字人民币无论在线支付，还是离线支付都遇到了问题：“在线时会发生拥堵，比如区块链、比特币的交易，在大规模交易情况下，其实会出现拥堵的，会拥堵一到两个小时。那么非区块链也会有线上拥堵，这一点我们使用时有此经验。我不认为这些非商业化机构做出来的东西比支付宝和微信支付好。”</text:p>
      <text:p text:style-name="P4">
<draw:frame draw:style-name="fr1" draw:name="Image7" text:anchor-type="as-char" svg:width="6.9236in" svg:height="4.612011in" draw:z-index="0">
<draw:image xlink:href="../Images/rfamandarin/2023-05-25T02-42-00-04-00/000002.png" xlink:type="simple" xlink:show="embed" xlink:actuate="onLoad" draw:mime-type="image/png"/>
</draw:frame>
2022年在北京举行的中国国际服务贸易交易会上中国数字人民币的展位（路透社图片）</text:p>
      <text:p text:style-name="P4">
<text:span text:style-name="T4">
数字人民币研发近十年未解决离线使用难题</text:span>
</text:p>
      <text:p text:style-name="P4">
中国从2014年开始研发数字人民币支付系统，但至今仍无突破性进展。公众号“西西弗斯”发文写道，数字人民币不但没有全民普及，反而声音越来越小，甚至有些人已经将其遗忘了。数字人民币之所以没有大范围推广，最大的阻碍是技术原因。文章写道，数字钱包起初在设计的时候是以离线模式为主，通过线下的智能设备来支持交易。但这需要在手机内置一个硬件，或者单独购买一个智能设备放在身上，但这种硬件设备是有可能被破解的，一旦被破解就会造成很大的麻烦。</text:p>
      <text:p text:style-name="P4">
即使数字人民币支付具备了离线模式，那么捡到智能设备的人，可以立即任意消费，这比带现金出门遗失钱包的损失更大。另一篇网络文章写道，专家经过论证，得出的结论是“要在手机上安装一个微芯片或者外置芯片，但相关软件被破解后，就无法控制离线状态下的货币流向，当进入联网模式后，才发现账户内的钱已被转走，甚至账户资料在离线状态可能被盗用者格式化。”</text:p>
      <text:p text:style-name="P4">
不少非公务员网民对数字人民币表示抵制，有网民发帖，拿工资还得从数字钱包转到银行卡，这不是多此一举。还有网民建议，数字人民币只在公务员系统强制使用，不要扩大范围。网民秦先生对本台说，他反对数字人民币：“政府的数字人民币，它（政府）可以掌握你所有用钱的路径，还可以直接冻结你的钱，甚至清零。数字人民币可以像健康码，随时赋红码。你去向政府讨薪或房子被强拆去上访，也可冻结你的钱包。”</text:p>
      <text:p text:style-name="P4">
对于在微博等多个社交平台，未见有领到数字人民币薪水的网民评论。马婷说，公务员的社交媒体账号都已在单位登记，他们被禁止发布负面评论：“我没有看到他们使用数字货币的体验，因为现在公务员不让他们上网发评论。所以他们不敢乱说话、抱怨。数字货币现在都是公务员在用。”</text:p>
      <text:p text:style-name="P4">
记者: 古亭 责编：陈美华、许书婷、嘉远 网编：洪伟</text:p>
      <text:p text:style-name="P4">
Source: <text:a xlink:type="simple" xlink:href="https://www.rfa.org/mandarin/yataibaodao/jingmao/gt-05252023024141.html" text:style-name="Internet_20_link" text:visited-style-name="Visited_20_Internet_20_Link">
https://www.rfa.org/mandarin/yataibaodao/jingmao/gt-05252023024141.html</text:a>
</text:p>
      <!--NEWS-->
      <text:h text:style-name="P10" text:outline-level="1">
<text:span text:style-name="T4">
清华大学调查: 中国民众自认拥世界第一大影响力</text:span>
</text:h>
      <text:p text:style-name="P4">
Author: None</text:p>
      <text:p text:style-name="P4">
Publisher: Radio Free Asia (Organization)</text:p>
      <text:p text:style-name="P4">
Published Time: 2023-05-25T04:37:00-04:00</text:p>
      <text:p text:style-name="P4">
Modified Time: 2023-05-25T14:16:37-04:00</text:p>
      <text:p text:style-name="P4">
Description: None</text:p>
      <text:p text:style-name="P4">
Videos: []</text:p>
      <text:p text:style-name="P4">
Audios: ["<text:a xlink:type="simple" xlink:href="https://www.rfa.org/mandarin/yataibaodao/junshiwaijiao/hcm1-052520230412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4.612011in" draw:z-index="0">
<draw:image xlink:href="../Images/rfamandarin/2023-05-25T04-37-00-04-00/000000.png" xlink:type="simple" xlink:show="embed" xlink:actuate="onLoad" draw:mime-type="image/png"/>
</draw:frame>
北京清华大学调查，中国人对国家的自信"爆棚"，认为是"世界第一大影响力行为体"。 <text:a xlink:type="simple" xlink:href="https://www.rfa.org/mandarin/yataibaodao/junshiwaijiao/hcm1-05252023041259.html/@@images/image" text:style-name="Internet_20_link" text:visited-style-name="Visited_20_Internet_20_Link">
</text:a>
路透社资料图  <text:a xlink:type="simple" xlink:href="https://www.rfa.org/mandarin/yataibaodao/junshiwaijiao/hcm1-05252023041259.html/@@stream" text:style-name="Internet_20_link" text:visited-style-name="Visited_20_Internet_20_Link">
</text:a>
</text:p>
      <text:p text:style-name="P4">
北京清华大学日前公布的一份民调显示，中国的受访者将中国视为世界第一大影响力行为体，第二名才是美国。而在美中关系方面，近半民众认为两国关系未来会有所改善。</text:p>
      <ul>
        <li>
<text:span text:style-name="T4">
<text:a xlink:type="simple" xlink:href="https://www.rfa.org/mandarin/yataibaodao/junshiwaijiao/jw-03232023112408.html" text:style-name="Internet_20_link" text:visited-style-name="Visited_20_Internet_20_Link">
 </text:a>
 </text:span>
  * <text:span text:style-name="T4">
<text:a xlink:type="simple" xlink:href="https://www.rfa.org/mandarin/yataibaodao/gangtai/hx1-03242023081133.html" text:style-name="Internet_20_link" text:visited-style-name="Visited_20_Internet_20_Link">
 </text:a>
 </text:span>
</li>
      </ul>
      <text:p text:style-name="P4">
北京清华大学战略与安全研究中心5月24日发布《“中国人的国际安全观”民意调查报告（2023）》。报告表示，“希望借此向世界呈现中国‘无滤镜的样子’，减少中外对话中的‘信息赤字’。”</text:p>
      <text:p text:style-name="P4">
“中国民众对中国的全球影响力高度自信”，报告显示，在中、美、俄以及欧盟和联合国中，中国受访者将中国视为世界第一大影响力行为体，平均分达到4.36（5分为满分），第二名的美国则为4.22分。此外，九成民众认为中国全球影响力较5年前有所提升（90.4%），并将在未来十年继续提升（90.8%）。</text:p>
      <text:p text:style-name="P4">
时事评论人士马聚解读清华这份民调仅以“好笑”形容，他认为这是为习近平一系列的所谓国家安全政策在服务而已：“这份民调是为共产党、习近平接下来的强硬政策，甚至是战争行为提前做预热，或提前做一系列的宣传。希望大家警惕正在发生的事情。”</text:p>
      <text:p text:style-name="P4">
台湾政治大学国际关系研究中心研究员宋国诚对本台表示，中共不断利用删除历史记忆的方式对年轻世代洗脑，以大内宣颂扬中国共产党的伟大、中国是世界第一、中国何等地影响全世界。从民调可以看出，中国极权统治打造精神牢笼，宣传围成一个篱笆，让年轻世代处在信息封闭状态下，不可能有持平客观的国际观。</text:p>
      <text:p text:style-name="P4">
“（中国）年轻世代已缺乏客观的视野及客观知识的背景和基础，评断自己所处的中国，在国际上实际上面临到孤立无援的地步，因此也就缺乏世界观，观察世界的变化。”宋国诚说。</text:p>
      <text:p text:style-name="P4">
宋国诚进一步指出，不论是数字或价值观造假，中共越是处于国际不利的情况，越需要编造民调宣传相反的事实，以避免内部的人民因了解自己国家真实处境，进而不相信共产党。</text:p>
      <text:p text:style-name="Quotations">

<text:p text:style-name="P4">
【中国民众自信爆棚】  &gt;
  【自认拥世界第一大影响力】  &gt;
  北京 <text:a xlink:type="simple" xlink:href="https://twitter.com/hashtag/%E6%B8%85%E5%8D%8E%E5%A4%A7%E5%AD%A6" text:style-name="Internet_20_link" text:visited-style-name="Visited_20_Internet_20_Link">
&gt;
 </text:a>
&gt;
 24日公布一份民调显示，中国的受访者将中国视为 <text:a xlink:type="simple" xlink:href="https://twitter.com/hashtag/%E4%B8%96%E7%95%8C%E7%AC%AC%E4%B8%80%E5%A4%A7%E5%BD%B1%E5%93%8D%E5%8A%9B%E8%A1%8C%E4%B8%BA%E4%BD%93" text:style-name="Internet_20_link" text:visited-style-name="Visited_20_Internet_20_Link">
&gt;
 </text:a>
&gt;
 ，第二名才是美国；此外，中国民众希望中国采取更加积极进取的外交姿态。在中美关系方面，近半民众认为未来会有所改善，只有2成5认为会继续走低。… <text:a xlink:type="simple" xlink:href="https://t.co/dmUM0l84CL" text:style-name="Internet_20_link" text:visited-style-name="Visited_20_Internet_20_Link">
&gt;
 </text:a>
&gt;
&gt;
 — 自由亚洲电台 (@RFA_Chinese) <text:a xlink:type="simple" xlink:href="https://twitter.com/RFA_Chinese/status/1661659092744798209" text:style-name="Internet_20_link" text:visited-style-name="Visited_20_Internet_20_Link">
&gt;
 </text:a>
</text:p>

</text:p>
      <text:p text:style-name="P4">
<text:span text:style-name="T4">
中国民众认为美国安全影响最大 仅一成认为俄罗斯应为俄乌战争负责</text:span>
</text:p>
      <text:p text:style-name="P4">
民调显示，中国民众将大流行病、领土领海争端和美中关系视作中国最应当优先处理的三大国际安全问题。报告指出，尽管美中对抗冲突是中国民众最担心的国际安全问题之一，仍有近5成的受访民众认为美中关系未来会有所改善，认为将继续走低的受访者仅为24.76%。</text:p>
      <text:p text:style-name="P4">
报告表示，绝大部分受访者认为美国对中国的安全影响程度最大，日本、俄罗斯和欧盟次之。中国民众对俄罗斯的好感度最高，约6成受访者对俄罗斯的印象“非常积极”或“比较积极”；有过半受访者对美、日印象“比较消极”或“非常消极”。此外，约8成的受访者认为乌克兰危机的主要责任在美国和西方国家，认为俄罗斯负有主要责任的人数不足1成。</text:p>
      <text:p text:style-name="P4">
马聚表示，中国民众认为美中双方利益大于分歧，因有很多利益相交之事，所以存在合作的空间。但他认为这已经是过去式，今天如果还是这样的理解就是在自欺欺人。</text:p>
      <text:p text:style-name="P4">
“因为中美之间现在的矛盾不是简单的不一致，核心冲突已经是你死我活的冲突。”马聚说，“美国现在所谓的去风险化（de-risk），就是给予华尔街里美国的利益团体更多的时间撤出中国、回避风险”。</text:p>
      <text:p text:style-name="P4">
<text:span text:style-name="T4">
九成中国民众主张受威胁可在海外用兵</text:span>
</text:p>
      <text:p text:style-name="P4">
在中国对外政策问题上，近九成2（91.54%）受访者同意对损害中国利益的国家、实体或个人实施制裁，74.93%的人赞同中国为确保自身安全建立海外军事基地。在此同时，超过九成（90.34%）的民众并主张在中国公民人身安全受到严重威胁时，可以在海外用兵。</text:p>
      <text:p text:style-name="P4">
宋国诚指出，中国自认十九世纪以来一直受到帝国主义的欺负，称为“创伤的民族主义”。现在中国认知自己崛起、强大，所以就要报复所谓的“帝国主义”：“现在还更进一步进展到好战的、攻击性的民族主义，只要有损国家利益的，战狼使命必达，无论是赴汤蹈火都要去实现国家利益，这就是战狼外交的起源”。</text:p>
      <text:p text:style-name="P4">
马聚表示，中国宣称民族伟大复兴必然会蠢蠢欲动，而且已经是进行式，这是很可怕的一个现实。但是很少有中国人真正明白这种蠢动，对自己的国家、人民乃至对全世界的伤害有多大。他认为，中国民众对此不理解，甚至刻意回避。</text:p>
      <text:p text:style-name="P4">
记者：黄春梅 责编：许书婷、陈美华、何平 网编：洪伟</text:p>
      <text:p text:style-name="P4">
Source: <text:a xlink:type="simple" xlink:href="https://www.rfa.org/mandarin/yataibaodao/junshiwaijiao/hcm1-05252023041259.html" text:style-name="Internet_20_link" text:visited-style-name="Visited_20_Internet_20_Link">
https://www.rfa.org/mandarin/yataibaodao/junshiwaijiao/hcm1-05252023041259.html</text:a>
</text:p>
      <!--NEWS-->
      <text:h text:style-name="P10" text:outline-level="1">
<text:span text:style-name="T4">
美国佛州州长寻求总统候选人提名</text:span>
</text:h>
      <text:p text:style-name="P4">
Author: 联合早报 (Person)</text:p>
      <text:p text:style-name="P4">
Publisher: 联合早报 (Organization)</text:p>
      <text:p text:style-name="P4">
Published Time: 2023-05-25T07:17</text:p>
      <text:p text:style-name="P4">
Modified Time: 2023-05-25T08:23</text:p>
      <text:p text:style-name="P4">
Description: 美国共和党籍佛罗里达州州长德桑蒂斯宣布，他将寻求2024年共和党总统候选人提名，这意味着他将与曾经的盟友特朗普对决。路透社报道，德桑蒂斯（Ron DeSantis）星期三（5月24...</text:p>
      <text:p text:style-name="P4">
Videos: []</text:p>
      <text:p text:style-name="P4">
Audios: []</text:p>
      <text:p text:style-name="P4">
Images: []</text:p>
      <text:p text:style-name="P4">
Type: NewsArticle</text:p>
      <text:p text:style-name="P4">
Breadcrumbs: ['即时', '国际']</text:p>
      <text:p text:style-name="P4">
Keywords: ['美国', '佛罗里达州', '美国总统选举', '德桑蒂斯', '特朗普']</text:p>
      <!--METADATA-->
      <text:p text:style-name="P4">
美国共和党籍佛罗里达州州长德桑蒂斯宣布，他将寻求2024年 <text:a xlink:type="simple" xlink:href="https://www.zaobao.com.sg/realtime/world/story20230404-1379313" text:style-name="Internet_20_link" text:visited-style-name="Visited_20_Internet_20_Link">
</text:a>
提名，这意味着他将与曾经的盟友特朗普对决。</text:p>
      <text:p text:style-name="P4">
路透社报道，德桑蒂斯（Ron DeSantis）星期三（5月24日）在推特上接受首席执行官马斯克的 <text:a xlink:type="simple" xlink:href="https://twitter.com/elonmusk/status/1661498079386931206" text:style-name="Internet_20_link" text:visited-style-name="Visited_20_Internet_20_Link">
</text:a>
之前，在一段视频中宣布了这个消息。他在视频中说：“我们需要领导的勇气和获胜的力量。我是罗恩·德桑蒂斯，我正在竞选总统，以领导我们伟大的美国复出。”</text:p>
      <text:p text:style-name="Quotations">

<text:p text:style-name="P4">
<text:a xlink:type="simple" xlink:href="https://twitter.com/RonDeSantis/statuses/1661491799393964034" text:style-name="Internet_20_link" text:visited-style-name="Visited_20_Internet_20_Link">
 </text:a>
</text:p>

</text:p>
      <text:p text:style-name="P4">
马斯克之后的采访则是德桑蒂斯竞选活动的正式启动。然而，这场备受期待的音频采访较早前技术问题频频，听众无法听到声音。</text:p>
      <text:p text:style-name="P4">
44岁的德桑蒂斯在全国范围内的知名度不断提高，并有望获得深厚的财政资源，他立即成为 <text:a xlink:type="simple" xlink:href="https://www.zaobao.com.sg/news/world/story20230422-1386150" text:style-name="Internet_20_link" text:visited-style-name="Visited_20_Internet_20_Link">
</text:a>
竞选共和党提名的最大竞争对手。但民调显示，特朗普以超过2比1的优势领先于德桑蒂斯，后者一直被认为是共和党的后起之秀，是党内新一代领导人的预示。11月宣布参选的特朗普在关键的提前投票州组织竞选活动方面也处于领先地位。</text:p>
      <text:p text:style-name="P4">
支持者和捐赠者将密切关注德桑蒂斯是否会向特朗普发起挑战。特朗普一直在攻击德桑蒂斯，却没有得到什么反应，这让德桑蒂斯的一些盟友感到很沮丧，他们希望德桑蒂斯能做出更有力的回应。</text:p>
      <text:p text:style-name="P4">
拥有1.4亿推特粉丝的马斯克较早前说，他出席这场音频活动并不代表他认可德桑蒂斯，而是希望让它更像一个“城镇广场”（town square）。</text:p>
      <text:p text:style-name="P4">
Source: <text:a xlink:type="simple" xlink:href="https://www.zaobao.com.sg/realtime/world/story20230525-1397929" text:style-name="Internet_20_link" text:visited-style-name="Visited_20_Internet_20_Link">
https://www.zaobao.com.sg/realtime/world/story20230525-1397929</text:a>
</text:p>
      <!--NEWS-->
      <text:h text:style-name="P10" text:outline-level="1">
<text:span text:style-name="T4">
美眾院中國委員會提立法建議：加強武裝台灣</text:span>
</text:h>
      <text:p text:style-name="P4">
Author: None (Language: zh)</text:p>
      <text:p text:style-name="P4">
Publisher: None</text:p>
      <text:p text:style-name="P4">
Time: 2023-05-25T07:28:00Z</text:p>
      <text:p text:style-name="P4">
Description: 美國眾議院中國問題特別委員會週三首度報告，通過2項針對台灣、新疆的提案，其中包含擴大美台聯合軍事訓練、加快交付軍售等。該委員會主席表示，如果希望阻止第三次世界大戰，「現在就必須盡可能地武裝台灣」。</text:p>
      <text:p text:style-name="P4">
Videos: []</text:p>
      <text:p text:style-name="P4">
Images: ["<text:a xlink:type="simple" xlink:href="https://static.dw.com/image/63123260_303.jpg" text:style-name="Internet_20_link" text:visited-style-name="Visited_20_Internet_20_Link">
63123260_303.jpg</text:a>
", "<text:a xlink:type="simple" xlink:href="https://static.dw.com/image/47693891_303.jpg" text:style-name="Internet_20_link" text:visited-style-name="Visited_20_Internet_20_Link">
47693891_303.jpg</text:a>
", "<text:a xlink:type="simple" xlink:href="https://static.dw.com/image/55775878_303.jpeg" text:style-name="Internet_20_link" text:visited-style-name="Visited_20_Internet_20_Link">
55775878_303....</text:a>
", "<text:a xlink:type="simple" xlink:href="https://static.dw.com/image/44326518_303.jpg" text:style-name="Internet_20_link" text:visited-style-name="Visited_20_Internet_20_Link">
44326518_303.jpg</text:a>
", "<text:a xlink:type="simple" xlink:href="https://static.dw.com/image/39492051_303.jpg" text:style-name="Internet_20_link" text:visited-style-name="Visited_20_Internet_20_Link">
39492051_303.jpg</text:a>
", "<text:a xlink:type="simple" xlink:href="https://static.dw.com/image/46931843_303.jpg" text:style-name="Internet_20_link" text:visited-style-name="Visited_20_Internet_20_Link">
46931843_303.jpg</text:a>
", "<text:a xlink:type="simple" xlink:href="https://static.dw.com/image/55099641_303.jpg" text:style-name="Internet_20_link" text:visited-style-name="Visited_20_Internet_20_Link">
55099641_303.jpg</text:a>
", "<text:a xlink:type="simple" xlink:href="https://static.dw.com/image/43370935_303.jpg" text:style-name="Internet_20_link" text:visited-style-name="Visited_20_Internet_20_Link">
43370935_303.jpg</text:a>
", "<text:a xlink:type="simple" xlink:href="https://static.dw.com/image/43166273_303.jpg" text:style-name="Internet_20_link" text:visited-style-name="Visited_20_Internet_20_Link">
43166273_303.jpg</text:a>
", "<text:a xlink:type="simple" xlink:href="https://static.dw.com/image/18141453_303.jpg" text:style-name="Internet_20_link" text:visited-style-name="Visited_20_Internet_20_Link">
18141453_303.jpg</text:a>
", "<text:a xlink:type="simple" xlink:href="https://static.dw.com/image/51596702_303.jpg" text:style-name="Internet_20_link" text:visited-style-name="Visited_20_Internet_20_Link">
51596702_303.jpg</text:a>
"]</text:p>
      <text:p text:style-name="P4">
Subject: 时政风云</text:p>
      <text:p text:style-name="P4">
Subjects: ['奥巴马', '维吾尔', '岛屿主权争端', '马英九', '专题报道：全景观看“习马会”', '专题报道：2016年台湾大选', '中国', '台湾', '中共十九大', '新疆']</text:p>
      <text:p text:style-name="P4">
Keywords: ['美国', '中国', '台湾', '新疆', '维吾尔']</text:p>
      <text:p text:style-name="P4">
ID: 65728922</text:p>
      <!--METADATA-->
      <text:p text:style-name="P4">
<text:a xlink:type="simple" xlink:href="https://www.dw.com/zh/overlay/image/article/65728922/63123260" text:style-name="Internet_20_link" text:visited-style-name="Visited_20_Internet_20_Link">
 <draw:frame draw:style-name="fr1" draw:name="Image9" text:anchor-type="as-char" svg:width="6.9236in" svg:height="3.896998in" draw:z-index="0">
<draw:image xlink:href="../Images/dwzh/2023-05-25T07-28-00Z/63123260_303.jpg" xlink:type="simple" xlink:show="embed" xlink:actuate="onLoad" draw:mime-type="image/jpeg"/>
</draw:frame>
</text:a>
</text:p>
      <text:p text:style-name="P4">
圖為2022年9月，台灣軍隊在南部進行實彈軍演。</text:p>
      <text:p text:style-name="P4">
（德國之聲中文網）美國眾議院中國問題特別委員會週三（5月24日）提出報告，表決通過2項提案，建議對中國採取行動，包含反擊北京對待維吾爾和其他少數民族的不當作為，以及加強對台灣的支持，強化其防衛能力以嚇阻中國入侵。</text:p>
      <text:p text:style-name="P4">
這是美國眾議院中國問題特別委員會成立以來首度報告。今年1月，由共和黨多數領導的眾議院成立該委員會，聚焦討論美國對華政策。</text:p>
      <text:p text:style-name="P4">
報告發布之際，正值美國國會開始起草年度《國防授權法》(NDAA)。該委員會希望能將建議報告中的涉台政策建議，納入2024財年的《國防授權法》。</text:p>
      <text:h text:style-name="P12" text:outline-level="3">
<text:span text:style-name="T4">
因應兵推結果提對台政策</text:span>
</text:h>
      <text:p text:style-name="P4">
針對台灣，中國問題特別委員會24日的報告提出10點建議，包含擴大美台軍隊聯合軍事訓練、優先通過對台交付武器及授權軍購合約、加快增加台灣遠程攻擊武器數量，在台灣建立戰爭儲備武器庫等。</text:p>
      <text:p text:style-name="P4">
該委員會的最高級別民主黨成員克利什纳穆希（Raja Krishnamoorthi）說：「台灣人民理應過上和平的生活，免受威脅恐嚇。」</text:p>
      <text:p text:style-name="P4">
《美國國防新聞》（DefenseNews）指出，建議報告是為了回應今年稍早、由美國智庫所做的一份兵推結果。今年4月，美國眾議院中國問題特別委員會和美國智庫「新美國安全中心」（CNAS） <text:a xlink:type="simple" xlink:href="https://www.dw.com/zh/zh/美众议院兵棋推演台海冲突-结论必须全面武装台湾/a-65398180" text:style-name="Internet_20_link" text:visited-style-name="Visited_20_Internet_20_Link">
</text:a>
，模擬中國武力犯台情境。該委員會主席、共和黨眾議員加拉格爾（MikeGallagher）當時表示，結果顯示若台海爆發衝突，美國將無法再補給台灣，呼籲應採取行動武裝台灣、嚇阻中國。</text:p>
      <text:p text:style-name="P4">
「在特別委員會對台灣的兵棋推演中，我們看到了威懾失敗的可怕結果。」加拉格爾本週在建議報告表決前表示：「如果我們想要阻止第三次世界大戰，我們現在就需要盡可能地武裝台灣。現在（對台軍售）積壓達190億美元，我們必須消除這種尷尬。」</text:p>
      <ul>
        <li>
          <draw:frame draw:style-name="fr1" draw:name="Image10" text:anchor-type="as-char" svg:width="6.9236in" svg:height="3.896998in" draw:z-index="0">
            <draw:image xlink:href="../Images/dwzh/2023-05-25T07-28-00Z/47693891_303.jpg" xlink:type="simple" xlink:show="embed" xlink:actuate="onLoad" draw:mime-type="image/jpeg"/>
          </draw:frame>
        </li>
      </ul>
      <h5>
2020年美国对台军售总额创历史最高</h5>
      <text:h text:style-name="P12" text:outline-level="3">
<text:span text:style-name="T4">
年末再添一笔军售</text:span>
</text:h>
      <text:p text:style-name="P4">
路透社报道，美国本周宣布了对台2.8亿美元的“野战资讯通信系统”军售，帮助台湾军事现代化，加强防御能力。这是是美国今年第六度对台军售，中国外交部发言人华春莹在周二的例行发布会上敦促美国停止售台武器和美台任何军事联系，她表示，美国对台出售武器装备严重违反一中原则和中美三个联合公报规定，严重损害中美关系。(图为幻影战机资料图片)</text:p>
      <ul>
        <li>
          <draw:frame draw:style-name="fr1" draw:name="Image11" text:anchor-type="as-char" svg:width="6.9236in" svg:height="3.896998in" draw:z-index="0">
            <draw:image xlink:href="../Images/dwzh/2023-05-25T07-28-00Z/55775878_303.jpeg" xlink:type="simple" xlink:show="embed" xlink:actuate="onLoad" draw:mime-type="image/jpeg"/>
          </draw:frame>
        </li>
      </ul>
      <h5>
2020年美国对台军售总额创历史最高</h5>
      <text:h text:style-name="P12" text:outline-level="3">
<text:span text:style-name="T4">
2020年美国对外军售的最大买家</text:span>
</text:h>
      <text:p text:style-name="P4">
11月28日，美国在台协会台北办事处处长郦英杰（William BrentChristensen）在台湾出席一场研讨会时声称，台湾已是全世界公认的美国武器最大采购方，今年美国对台计划中的军售额总计高达118亿美元，是台湾史上单年最高的年度防务采购。他强调，美国对台军售获得美国两党的支持，这些军售对台湾提升“不对称作战能力”具有相当关键的力量。他还透露，放眼2021年，美国政府已通知国会对台军售52亿美元。</text:p>
      <ul>
        <li>
          <draw:frame draw:style-name="fr1" draw:name="Image12" text:anchor-type="as-char" svg:width="6.9236in" svg:height="3.896998in" draw:z-index="0">
            <draw:image xlink:href="../Images/dwzh/2023-05-25T07-28-00Z/44326518_303.jpg" xlink:type="simple" xlink:show="embed" xlink:actuate="onLoad" draw:mime-type="image/jpeg"/>
          </draw:frame>
        </li>
      </ul>
      <h5>
2020年美国对台军售总额创历史最高</h5>
      <text:h text:style-name="P12" text:outline-level="3">
<text:span text:style-name="T4">
台北谨慎回应</text:span>
</text:h>
      <text:p text:style-name="P4">
11月29日，台湾国防部就骊英杰的表态做出了回应。声明指出，美国对台出售防卫性武器，有助强化整体防卫战力，确保台海及印太区域的和平与稳定，国防部对此表示感谢。但同时声明也强调，明年并无规划新增对美提出52亿美元的重大军购项目。（图为台湾空军资料照片）</text:p>
      <ul>
        <li>
          <draw:frame draw:style-name="fr1" draw:name="Image13" text:anchor-type="as-char" svg:width="6.9236in" svg:height="3.896998in" draw:z-index="0">
            <draw:image xlink:href="../Images/dwzh/2023-05-25T07-28-00Z/39492051_303.jpg" xlink:type="simple" xlink:show="embed" xlink:actuate="onLoad" draw:mime-type="image/jpeg"/>
          </draw:frame>
        </li>
      </ul>
      <h5>
2020年美国对台军售总额创历史最高</h5>
      <text:h text:style-name="P12" text:outline-level="3">
<text:span text:style-name="T4">
特朗普任内军售频繁</text:span>
</text:h>
      <text:p text:style-name="P4">
10月26日，华盛顿方面公布2020年内第四波对台军售案，表示美国国务院已核准将100枚鱼叉反舰飞弹出售给台湾。据台湾中央社报道，这笔军售交易总额高达23.7亿美元。鱼叉海岸防御系统（HCDS）射程在200到300公里之间，可对沿岸、港湾以及陆上目标实施打击，符合台湾近年机动、不对称战力的诉求。这是也是美国总统特朗普上任以来的第九个对台军售案。</text:p>
      <ul>
        <li>
          <draw:frame draw:style-name="fr1" draw:name="Image14" text:anchor-type="as-char" svg:width="6.9236in" svg:height="3.896998in" draw:z-index="0">
            <draw:image xlink:href="../Images/dwzh/2023-05-25T07-28-00Z/46931843_303.jpg" xlink:type="simple" xlink:show="embed" xlink:actuate="onLoad" draw:mime-type="image/jpeg"/>
          </draw:frame>
        </li>
      </ul>
      <h5>
2020年美国对台军售总额创历史最高</h5>
      <text:h text:style-name="P12" text:outline-level="3">
<text:span text:style-name="T4">
40余年，上百次对台军售案</text:span>
</text:h>
      <text:p text:style-name="P4">
美国向台湾出售武器，源于1979年美国与台北断交，转而与北京建交之后，制定的《台湾关系法》。在撤离驻台美军之后，美国开始依照该法律为台湾提供防御性军武。根据1982年时任总统罗纳德·里根建立的备忘录，美国对台提供武器之性能与数量“视中共所构成之威胁而定”。</text:p>
      <ul>
        <li>
          <draw:frame draw:style-name="fr1" draw:name="Image15" text:anchor-type="as-char" svg:width="6.9236in" svg:height="3.896998in" draw:z-index="0">
            <draw:image xlink:href="../Images/dwzh/2023-05-25T07-28-00Z/55099641_303.jpg" xlink:type="simple" xlink:show="embed" xlink:actuate="onLoad" draw:mime-type="image/jpeg"/>
          </draw:frame>
        </li>
      </ul>
      <h5>
2020年美国对台军售总额创历史最高</h5>
      <text:h text:style-name="P12" text:outline-level="3">
<text:span text:style-name="T4">
具有标志性意义的F16战机</text:span>
</text:h>
      <text:p text:style-name="P4">
在数十年的历次对台军售案当中，最为引人注目的先进武器之一莫过于美国的F16战斗机。这是由洛克希德·马丁公司研制的轻型战斗机，在战机世代上归类于第四代战斗机，同时也是第四代战机中产量最高的机种。台北方面从70年代就开始要求向美国采购这种先进战机，但是直到90年代才得以达成交易。1997年，台湾采购的首批F16战机进行交付。之后该系列战机又经历了多次升级和换装，美方提供的飞行训练和技术支援也都包括在军售交易之内。</text:p>
      <ul>
        <li>
          <draw:frame draw:style-name="fr1" draw:name="Image16" text:anchor-type="as-char" svg:width="6.9236in" svg:height="3.896998in" draw:z-index="0">
            <draw:image xlink:href="../Images/dwzh/2023-05-25T07-28-00Z/43370935_303.jpg" xlink:type="simple" xlink:show="embed" xlink:actuate="onLoad" draw:mime-type="image/jpeg"/>
          </draw:frame>
        </li>
      </ul>
      <h5>
2020年美国对台军售总额创历史最高</h5>
      <text:h text:style-name="P12" text:outline-level="3">
<text:span text:style-name="T4">
基隆级驱逐舰</text:span>
</text:h>
      <text:p text:style-name="P4">
纪德级驱逐舰（Kiddclass）是美国海军已除役的飞弹驱逐舰，2005年到2006年期间，美国海军陆续将该系列一共四艘驱逐舰交接给台湾海军，并改称为基隆级驱逐舰。图为台湾总统蔡英文2018年视察该舰。</text:p>
      <ul>
        <li>
          <draw:frame draw:style-name="fr1" draw:name="Image17" text:anchor-type="as-char" svg:width="6.9236in" svg:height="3.896998in" draw:z-index="0">
            <draw:image xlink:href="../Images/dwzh/2023-05-25T07-28-00Z/43166273_303.jpg" xlink:type="simple" xlink:show="embed" xlink:actuate="onLoad" draw:mime-type="image/jpeg"/>
          </draw:frame>
        </li>
      </ul>
      <h5>
2020年美国对台军售总额创历史最高</h5>
      <text:h text:style-name="P12" text:outline-level="3">
<text:span text:style-name="T4">
爱国者导弹</text:span>
</text:h>
      <text:p text:style-name="P4">
爱国者导弹（Patriot）是美国雷神公司制造的中程地对空导弹系统，该系统曾在海湾战争中成功拦截了伊拉克军队发射的飞毛腿导弹，从而声名大噪。这款具有代表性的美军武器在之后经多次升级，从90年代起台湾多次向美国采购爱国者导弹。2020年7月达成的美国对台军售案中还包括爱国者三型导弹的零组件相关更换、维修、测试与后勤支援等内容。</text:p>
      <ul>
        <li>
          <draw:frame draw:style-name="fr1" draw:name="Image18" text:anchor-type="as-char" svg:width="6.9236in" svg:height="3.896998in" draw:z-index="0">
            <draw:image xlink:href="../Images/dwzh/2023-05-25T07-28-00Z/18141453_303.jpg" xlink:type="simple" xlink:show="embed" xlink:actuate="onLoad" draw:mime-type="image/jpeg"/>
          </draw:frame>
        </li>
      </ul>
      <h5>
2020年美国对台军售总额创历史最高</h5>
      <text:h text:style-name="P12" text:outline-level="3">
<text:span text:style-name="T4">
将台湾打造成一个“堡垒”</text:span>
</text:h>
      <text:p text:style-name="P4">
近年来，随着中国军事装备力量的不断壮大，以及美中关系的日益紧张，美国出售给台湾的武器种类也发生了变化。美国兰德公司的研究员葛莱斯曼 (DerekGrossman)10月中旬在接受德国之声采访时表示：“美国过去卖给台湾许多不同类型的武器，有时是能提升台湾不对称防御战力的武器，有时是像F-16战机这种标志性的武器。不过现在美国的对台军援政策似乎做了一个明显的调整。”他认为，为了要阻止中国透过两栖登陆的方式入侵台湾，美国要协助台湾成为一个“坚不可摧的堡垒”。</text:p>
      <ul>
        <li>
          <draw:frame draw:style-name="fr1" draw:name="Image19" text:anchor-type="as-char" svg:width="6.9236in" svg:height="3.896998in" draw:z-index="0">
            <draw:image xlink:href="../Images/dwzh/2023-05-25T07-28-00Z/51596702_303.jpg" xlink:type="simple" xlink:show="embed" xlink:actuate="onLoad" draw:mime-type="image/jpeg"/>
          </draw:frame>
        </li>
      </ul>
      <h5>
2020年美国对台军售总额创历史最高</h5>
      <text:h text:style-name="P12" text:outline-level="3">
<text:span text:style-name="T4">
北京如何应对？</text:span>
</text:h>
      <text:p text:style-name="P4">
历来的美国对台军售案都会引起北京方面的反对，但大多数情况下都仅限于口头抗议。10月26日，中国外交部发言人赵立坚在例行记者会上表示，中国将对参与上周对台军售案的洛克希德·马丁丶波音防务丶雷神等美国企业与个人实施制裁。其实洛克希德·马丁公司鲜少与中国做生意，多年来一直向台湾提供武器和国防设备。然而，如果中国对波音(Boeing)实施制裁，这可能对其造成沉重打击，因为该公司也向中国出售民航飞机。</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ext:a xlink:type="simple" xlink:href="https://www.dw.com/zh/zh/美国批准619亿美元对台新军售-中国军机连续两日扰台/a-64862978" text:style-name="Internet_20_link" text:visited-style-name="Visited_20_Internet_20_Link">
 </text:a>
。5月初，台灣國防部長邱國正表示，由於新冠疫情導致的供應鏈問題，台灣向美國購買的66架新型F-16V戰機，首批原訂今年底交付，但已延遲至明年。彭博社本週援引美國空軍聲明報導，延遲交機不只因疫情與供應鏈，包含「複雜的研發挑戰」。</text:p>
      <text:p text:style-name="P4">
5月初，​​中國兵工學會與中北大學聯合主辦的期刊《測試技術學報》也曾發表兵推論文，指若美中爆發衝突，解放軍能用高超音速反艦飛彈，擊沉美軍最新銳的核動力航空母艦「福特號」（USSGerald R. Ford），對美軍航母戰鬥群形成毀滅性打擊。</text:p>
      <text:p text:style-name="P4">
不過，《南華早報》報導，該次兵推使用的中國高超音速飛彈數據與現實脫節，可能使模擬失真，導致結果不準確。</text:p>
      <text:h text:style-name="P12" text:outline-level="3">
<text:span text:style-name="T4">
回應新疆種族滅絕</text:span>
</text:h>
      <text:p text:style-name="P4">
除了強化對台支持，美國眾議院中國問題特別委員會同日通過的另一報告，則建議美國政府針對新疆問題採取行動。該報告建議，應對參與「種族滅絕」的中國技術公司實施制裁，並針對涉及<text:a xlink:type="simple" xlink:href="https://www.dw.com/zh/zh/人权组织起诉法国时装集团涉维吾尔强制劳工/a-65660627" text:style-name="Internet_20_link" text:visited-style-name="Visited_20_Internet_20_Link">
 </text:a>
 加強執法。</text:p>
      <text:p text:style-name="P4">
該委員會主席加拉格爾說：「讓我們發出兩黨（共同的）訊息，即國會將站出來反對種族滅絕罪——這是所有罪行中最嚴重的罪行。」</text:p>
      <text:p text:style-name="P4">
華盛頓指控中國對新疆維吾爾族和其他少數民族實施持續的種族滅絕。人權組織指責，北京對100多萬的維吾爾人強迫關押、強迫勞動。中國極力否認有關說法，並強調所謂的「職業培訓中心」是為了遏制恐怖主義、分裂主義和宗教激進主義。</text:p>
      <text:p text:style-name="P4">
對中國採取強硬態度是美國國會中少數得到兩黨支持的共識。由兩黨議員組成的中國問題特別委員會並沒有起草立法的權力，僅是提出政策建議，必須與立法委員會合作，將建議轉化為法條。</text:p>
      <text:h text:style-name="P12" text:outline-level="3">
<text:span text:style-name="T4">
大众股东大会: 高管被扔蛋糕 被批赚“不义之财”</text:span>
</text:h>
      <text:p text:style-name="P4">
（綜合報導）</text:p>
      <text:p text:style-name="P4">
<text:span text:style-name="T5">
© 2023年 德國之聲版權聲明：本文所有內容受到著作權法保護，如無德國之聲特別授權，不得擅自使用。任何不當行為都將導致追償，並受到刑事追究。</text:span>
</text:p>
      <text:p text:style-name="P4">
Source: <text:a xlink:type="simple" xlink:href="https://www.dw.com/zh/美眾院中國委員會提立法建議：加強武裝台灣/a-65728922" text:style-name="Internet_20_link" text:visited-style-name="Visited_20_Internet_20_Link">
https://www.dw.com/zh/美眾院中國委員會提立法建議：加強武裝台灣/a-65728922?maca=chi-rss-chi-all-1127-rdf</text:a>
</text:p>
      <!--NEWS-->
      <text:h text:style-name="P10" text:outline-level="1">
<text:span text:style-name="T4">
沙特与加拿大恢复外交关系</text:span>
</text:h>
      <text:p text:style-name="P4">
Author: 联合早报 (Person)</text:p>
      <text:p text:style-name="P4">
Publisher: 联合早报 (Organization)</text:p>
      <text:p text:style-name="P4">
Published Time: 2023-05-25T08:05</text:p>
      <text:p text:style-name="P4">
Modified Time: 2023-05-25T08:05</text:p>
      <text:p text:style-name="P4">
Description: 沙特阿拉伯和加拿大将恢复全面外交关系。法新社报道，沙特阿拉伯和加拿大的外交部星期三（5月24日）分别作出上述宣布。去年在泰国曼谷举行的亚太经济合作组织（APEC）论坛峰会期间，沙特...</text:p>
      <text:p text:style-name="P4">
Videos: []</text:p>
      <text:p text:style-name="P4">
Audios: []</text:p>
      <text:p text:style-name="P4">
Images: []</text:p>
      <text:p text:style-name="P4">
Type: NewsArticle</text:p>
      <text:p text:style-name="P4">
Breadcrumbs: ['即时', '国际']</text:p>
      <text:p text:style-name="P4">
Keywords: ['沙特阿拉伯', '加拿大']</text:p>
      <!--METADATA-->
      <text:p text:style-name="P4">
沙特阿拉伯和加拿大将恢复全面外交关系。</text:p>
      <text:p text:style-name="P4">
法新社报道，沙特阿拉伯和加拿大的外交部星期三（5月24日）分别作出上述宣布。去年在泰国曼谷举行的亚太经济合作组织（APEC）论坛峰会期间，沙特王储穆罕默德·本·萨勒曼和加拿大总理特鲁多举行会谈后作出这项决定。</text:p>
      <text:p text:style-name="P4">
沙特外交部在声明中说：“（沙特）已决定将与加拿大的外交关系水平恢复到以前的状态。”</text:p>
      <text:p text:style-name="P4">
沙特和加拿大在2018年因人权问题发生争端，沙特政府驱逐了加拿大大使，并召回了沙特驻渥太华的特使，同时冻结了所有新的贸易。</text:p>
      <text:p text:style-name="P4">
加拿大外交部长乔利星期三说，两国将“任命新的大使”；加拿大外交部发表声明，任命林托（ Jean-PhillipeLinteau）为加拿大驻沙特的新特使。沙特没有提及驻加拿大的大使人选。</text:p>
      <text:p text:style-name="P4">
Source: <text:a xlink:type="simple" xlink:href="https://www.zaobao.com.sg/realtime/world/story20230525-1397934" text:style-name="Internet_20_link" text:visited-style-name="Visited_20_Internet_20_Link">
https://www.zaobao.com.sg/realtime/world/story20230525-1397934</text:a>
</text:p>
      <!--NEWS-->
      <text:h text:style-name="P10" text:outline-level="1">
<text:span text:style-name="T4">
专栏 | 中国透视：从退林还耕、农管、土地财政看中国的地权</text:span>
</text:h>
      <text:p text:style-name="P4">
Author: None</text:p>
      <text:p text:style-name="P4">
Publisher: Radio Free Asia (Organization)</text:p>
      <text:p text:style-name="P4">
Published Time: 2023-05-25T09:04:00-04:00</text:p>
      <text:p text:style-name="P4">
Modified Time: 2023-05-25T09:34:35-04:00</text:p>
      <text:p text:style-name="P4">
Description: None</text:p>
      <text:p text:style-name="P4">
Videos: []</text:p>
      <text:p text:style-name="P4">
Audios: ["<text:a xlink:type="simple" xlink:href="https://www.rfa.org/mandarin/zhuanlan/zhongguotoushi/panel-052420231459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5.1927in" draw:z-index="0">
<draw:image xlink:href="../Images/rfamandarin/2023-05-25T09-04-00-04-00/000000.png" xlink:type="simple" xlink:show="embed" xlink:actuate="onLoad" draw:mime-type="image/png"/>
</draw:frame>
中国某地官员在桥上铺土种植农作物，称之为"退路还田"。 微博截图/古亭提供  <text:a xlink:type="simple" xlink:href="https://www.rfa.org/mandarin/zhuanlan/zhongguotoushi/panel-05242023145938.html/@@stream" text:style-name="Internet_20_link" text:visited-style-name="Visited_20_Internet_20_Link">
</text:a>
</text:p>
      <text:p text:style-name="P4">
<text:span text:style-name="T4">
主持人：陈奎德</text:span>
</text:p>
      <text:p text:style-name="P4">
<text:span text:style-name="T4">
座谈人：夏业良教授，经济学家与政治评论家</text:span>
</text:p>
      <text:p text:style-name="Horizontal_20_Line"/>
      <text:p text:style-name="Horizontal_20_Line"/>
      <text:p text:style-name="P4">
<text:span text:style-name="T4">
1、涉及土地产权的中国当下三大问题：退林还耕、农管、土地财政</text:span>
</text:p>
      <text:p text:style-name="P4">
最近，在中国有几个热点问题引人注目，那就是：退林还耕、农管、和土地财政的溃败危机。</text:p>
      <text:p text:style-name="P4">
1） <text:span text:style-name="T4">
退林还耕</text:span>
</text:p>
      <text:p text:style-name="P4">
前不久，习近平反转他的“绿水青山就是金山银山”的“退耕还林”国策，突然宣布要搞“退林还耕”，保证“饭碗要端在自己手中”的大规模运动。</text:p>
      <text:p text:style-name="P4">
于是，中共的这一举国体制开始了大折腾：中国城乡处处毁林造田，无边林木纷纷倒下，硕果累累的果园，竹园菜地，荷塘鱼池。在推土机挖掘机的轰隆声中，绿水青山一夕之间变回泥土石头之地，甚至有些地方成为秃岭荒山。</text:p>
      <text:p text:style-name="P4">
成都是一个典型案例。那里造价341亿的环城100公里美丽利民的生态公园，数日之内，悉数铲平，意图打造10万亩水田。付出如此大的代价341亿，需要10万亩水稻田442.8年的收入才可能还清。这种败家子的荒谬大手笔，举世罕见，举国叹息，必将在历史上留下耻辱性记录。</text:p>
      <text:p text:style-name="P4">
为何要如此荒诞地折腾？</text:p>
      <text:p text:style-name="P4">
据说是是为了“粮食安全”。实际上，中国目前年生产的粮食为6.8亿吨，每年消耗的粮食为7.8亿吨，缺口一亿吨，这个缺口通过进口完全可以弥补，而且国际市场粮食价格要比中国粮食的收购价便宜得多，质量也好得多，完全不必为了自产自食而退林还耕，作出这样大的破坏。</text:p>
      <text:p text:style-name="P4">
这一决策反映出习的危机潜意识中闭关锁国不惜一战的赌徒意志，也就是他不顾一切代价，要保卫自己摇摇欲坠的权位的意志，是一种战时思维。</text:p>
      <text:p text:style-name="P4">
但即使是战争思维，习当局也是昧于当代基本国际文明现状的。</text:p>
      <text:p text:style-name="P4">
以当下国际环境与文明水准来看，即使开战，封锁一切也不会封锁粮食出口，这是最低的人道主义。现代的国际共识是，不管你这个国家干了怎样的人神共愤的坏事，国际制裁清单上永远不会包括粮食和药品的。</text:p>
      <text:p text:style-name="P4">
当年中国大饥荒中苏对抗，中共称苏联逼着还债，只能将粮食产品作价运给苏联，实际情况是苏联提出暂缓还债，国际社会也希望出口粮食救中国人民于饥饿之中，但是当时毛泽东为了面子，为了要与帝修反争一口气，不顾百姓死活而拒绝。但是看看今天俄乌战争，乌克兰的粮食出口虽然出现了一些困难，但基本还是正常的。俄国侵略乌克兰，国际社会对俄罗斯的制裁就没有包括粮食和药品。这是最基本的国际道义，基本的人道主义。</text:p>
      <text:p text:style-name="P4">
水利专家王维洛针对时下的退林还耕说：“退林（草）还耕、水稻上山的结果是大面积的水土流失，造成地质灾害”。98年中国发生洪灾，是大面积砍伐森林造成的恶果，痛定思痛，于是提出“退耕还林”。二十年过去了才初见成效，水灾得到稍稍遏制。现在重又“退林还耕”，二十年的心血付之东流。但是有人简单思维，顾头不顾脚。</text:p>
      <text:p text:style-name="P4">
诺贝尔经济学奖得主阿玛蒂亚·森曾说：严重饥荒实际上是一种人为的短缺经济，是一种政治决策的后果。大饥荒只发生在没有新闻自由的专制国家。统治者故意将目标人群长期置于食物、住房、医疗、教育等必需品严重供应不足、或价格远远超出消费水平的状态。以此来控制他们，迫使他们陷于一种仅仅能满足生存状态的苟延残喘之中，而无暇去进行其它政治诉求活动。</text:p>
      <text:p text:style-name="P4">
“退林还耕”最重要的目的是为了再次改变农村土地的集体所有制的形式，彻底剥夺农民对土地的权利，剥离农民和土地的联系，让农民再次成为新的计划经济的下的游离的原子，成为国有农场的打工者。这样就能达到去房地产存量的目的。</text:p>
      <text:p text:style-name="P4">
“退林还耕”再一次体现了中国社会皇权主义的本质：“普天之下，莫非王土”，不过，。“莫非王土”，变成“莫非党土“。</text:p>
      <text:p text:style-name="P4">
所以，这里的根本问题在于，中国农民没有土地所有权，所谓农村土地的集体所有制也变成无法与政府争锋的徒有其名的东西，予取予夺。他们不能自己决定土地的用途及其收益，无法干预政府任何对土地的随意处置，随意使用。无论官方如何折腾，农民都毫无发言权。</text:p>
      <text:p text:style-name="P4">
2） <text:span text:style-name="T4">
农管</text:span>
</text:p>
      <text:p text:style-name="P4">
为了与“退林还耕”配套，北京还成立了农管部门，并随之下乡，加强对本已奄奄一息的农村的管制。</text:p>
      <text:p text:style-name="P4">
早自今年初，各级地方政府就传出并先后组织“农业综合行政执法”队伍，也就是俗称的“农管”，全中国目前总计有8.2万名在编在岗的农业执法人员，他们分散在约2500个相关机构中执勤，拥有自己的制服、车辆与执法装备，依据官方说法，这是整合了过去种子、农药饲料、农机等领域由多个部门分散管理的新行政法职责。</text:p>
      <text:p text:style-name="P4">
这些农管以执法为名，暴力强拆农民的蔬菜大棚，甚至有抢夺鸡鸭，扣押农户的猪只，不仅大查农民所谓违规的机具和所需的驾驶证，更要求农村开始缴纳“物业费”。因为他们的恶形恶状和城市执法队伍的“城管队”不相上下，被村民形容为“村霸”。这种暴力维稳式的农管，引发民情愤怒，忍无可忍，最近终于爆发了出来。</text:p>
      <text:p text:style-name="P4">
据中国官媒《今日头条》报导，浙江省这次又走在前列，成立不到几个月的「农管」终于率先被取消了。估计在不久的将来，肯定会有越来越多的省效法而取消「农管」。</text:p>
      <text:p text:style-name="P4">
<text:span text:style-name="T4">
3）“土地财政“的危机</text:span>
</text:p>
      <text:p text:style-name="P4">
中国的土地财政是指地方政府依靠“卖土地”所获得的财政收入，主要包括两个部分：一是与土地有关的政府的非税收入，如土地租金、土地出让金、新增建设用地有偿使用费等。二是与土地有关的税收，如耕地占用税、房地产和建筑业等的营业税、土地增值税等。截至2020年，土地出让金是中国政府经营土地所获得的财政收入的绝对主要来源。</text:p>
      <text:p text:style-name="P4">
政府把土地作为商品进行买卖，把土地的收益当做非纳入预算的小金库，这其实是中共制度上的失败。</text:p>
      <text:p text:style-name="P4">
目前，随着中国房地产爆雷的危机频繁出现，中国的土地财政面临全面危机，有些地方财政业已破产，欠债累累，资不抵债了。</text:p>
      <text:p text:style-name="P4">
2023年贵州政府公开承认无力解决债务一事，引发广泛关注。此事只是冰山一角，贵州债务问题显示，中国地方债深陷泥淖。贵州公开躺平，要求中央帮忙收拾烂摊子，表明中国地方财政已经很难撑下去了。一些城市降低了公务员工资。有些城市削减医保福利的做法引发了街头抗议。</text:p>
      <text:p text:style-name="P4">
这个土地财政与房地产业的兴衰是紧密相关的。因为地方政府的财政收入主要来自把土地的开发权通过长期合约卖给房地产开发商。但由于近年来房地产业的泡沫危机，卖地收入已经大幅减少，进入大衰退的阶段。</text:p>
      <text:p text:style-name="P4">
但中共一直不敢使用在其他国家显而易见的财政收入选项：房地产税。因为这将涉及巨大人口中拥有房产者的基本利益；同时它也理不直气不顺。中国人被中共剥夺了土地所有权，房地产仅仅拥有70年的使用权。既然我没有所有权，你有什么权力征收我的房地产税？</text:p>
      <text:p text:style-name="Horizontal_20_Line"/>
      <text:p text:style-name="P4">
<text:span text:style-name="T4">
2、中国的土地所有权问题</text:span>
</text:p>
      <text:p text:style-name="P4">
<text:span text:style-name="T4">
地权：关键的关键</text:span>
</text:p>
      <text:p text:style-name="P4">
以上的 <text:span text:style-name="T4">
退林还耕、农管、土地财政</text:span>
这三个问题：其根源都与五个字有关，那就是土地所有权。揭开中国的纷繁复杂的现象，其实用土地所有权这把钥匙就能揭开很多秘密。</text:p>
      <text:p text:style-name="P4">
几千年来，土地问题就像一个挥之不去的梦魇.。中共长期宣传说，传统中国的主要问题之一是土地集中在地主手中。而正是洞悉了地权的秘密，毛泽东以“打土豪分田地”为号召，骗取了贫苦农民参军，为夺取政权准备了重要的暴力武装力量。</text:p>
      <text:p text:style-name="P4">
很多国家在工业化初期都推行过土地改革。本来土地改革只要通过有价收购的和平手段将土地分配给农民也就完了。台湾实行的三七五减租进一步将土地分配给自耕农，未流一滴血便完成土地改革。</text:p>
      <text:p text:style-name="P4">
中共不是，中共1949年上台后发动了一场暴力土改运动，其前提是侵犯和否定原有的财产权，并把财产拥有者视作罪人，是彻底剥夺乡村士绅地主富农的土地财产人格尊严乃至生命。它杀掉了多达200万被贴上“地主”标签的农民。</text:p>
      <text:p text:style-name="P4">
中国农民在共产党领导下仅仅只有四、五年作为土地的主人领有土地证，但很快就是互助组，初级社、高级社一直到人民公社，至此，又回到了“普天之下莫非王土”的状况，土地收归国有了。</text:p>
      <text:p text:style-name="P4">
在改革开放之前，中国农民成为农奴，实行的一直是通过工农剪刀差来为城市和工业输血的政策，对农村农民的残酷的盘剥是通过生产资料和劳动产品进行相对简单粗暴掠夺。作为奴隶的农民生活极端贫苦，没有任何权利和财物，在大跃进期间，被驱赶到公社大食堂吃饭，最后，饿殍遍野，农民被活活饿死三千五百万到四千万，造成人类历史上因为政治原因造成大饥荒的最高悲惨记录。</text:p>
      <text:p text:style-name="P4">
45年前，处于饥饿边缘的安徽小岗村农民决定不管他们必须在人民公社干活的规定，冒着生命危险，秘密冲破了中共强加的土地所有制，恢复了家庭包干制，并按照自己认为合适的方式耕种土地，造就了农业生产的繁荣，并引发了后来一系列资本主义式的改革，使中国成为全球增长最快的经济体之一。</text:p>
      <text:p text:style-name="P4">
<text:span text:style-name="T4">
仍是唯一地主——中共</text:span>
</text:p>
      <text:p text:style-name="P4">
但这些改革未能扭转早期采取的将土地所有权国有化的政策。</text:p>
      <text:p text:style-name="P4">
改革开放之后，党国对农民权利的剥夺转变为对生产要素的掠夺。按照中国现有的土地法规，中国农民在土地承包中所获得的权利是相当不完整且相当不公平的。</text:p>
      <text:p text:style-name="P4">
这给农民的生产生活带来了负面的影响。由于没有真正的土地所有权，就意味着农民无法购买、出售或租赁土地，以创造经济上可行的更大片的土地，也无法将土地用作贷款抵押，限制了他们筹集资金的能力。虽然他们可以离开土地去城市工作，但没有财产权意味着他们无法用土地来帮助为新生活提供资金。</text:p>
      <text:p text:style-name="P4">
结果是农村普遍的经济停滞。2018年，城镇居民收入比农村居民收入高出近3倍，与1978年经济改革开始时的差距大致相同。</text:p>
      <text:p text:style-name="P4">
现在又加上政府随意折腾土地用途，他们不能抗拒从“退耕还林”到“退林还耕”的反复折腾，加上暴力维稳的农管，农村是否要倒退到1978年之前的黑暗时代？</text:p>
      <text:p text:style-name="P4">
尽管近几十年来一直有模仿某种土地市场的努力，但中国的每一块土地仍掌握在国家手中。中国，从1949年之前的亿万土地所有者的国家变成了只有唯一的地主—中共—的国家，至今仍然如此。</text:p>
      <text:p text:style-name="P4">
这是所有农村问题的关键症结。</text:p>
      <text:p text:style-name="P4">
Source: <text:a xlink:type="simple" xlink:href="https://www.rfa.org/mandarin/zhuanlan/zhongguotoushi/panel-05242023145938.html" text:style-name="Internet_20_link" text:visited-style-name="Visited_20_Internet_20_Link">
https://www.rfa.org/mandarin/zhuanlan/zhongguotoushi/panel-05242023145938.html</text:a>
</text:p>
      <!--NEWS-->
      <text:h text:style-name="P10" text:outline-level="1">
<text:span text:style-name="T4">
专栏 | 绿色情报员：紫斑蝶出走，是出路还是末路？</text:span>
</text:h>
      <text:p text:style-name="P4">
Author: None</text:p>
      <text:p text:style-name="P4">
Publisher: Radio Free Asia (Organization)</text:p>
      <text:p text:style-name="P4">
Published Time: 2023-05-25T09:45:48-04:00</text:p>
      <text:p text:style-name="P4">
Modified Time: 2023-05-25T09:45:48-04:00</text:p>
      <text:p text:style-name="P4">
Description: None</text:p>
      <text:p text:style-name="P4">
Videos: []</text:p>
      <text:p text:style-name="P4">
Audios: ["<text:a xlink:type="simple" xlink:href="https://www.rfa.org/mandarin/zhuanlan/luseqingbaoyuan/grn-0525202309161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21" text:anchor-type="as-char" svg:width="6.9236in" svg:height="4.612011in" draw:z-index="0">
<draw:image xlink:href="../Images/rfamandarin/2023-05-25T09-45-48-04-00/000000.png" xlink:type="simple" xlink:show="embed" xlink:actuate="onLoad" draw:mime-type="image/png"/>
</draw:frame>
紫斑蝶是亚洲常见的蝶种，当紫斑蝶消失了，环境警讯不容忽视。 <text:a xlink:type="simple" xlink:href="https://www.rfa.org/mandarin/zhuanlan/luseqingbaoyuan/grn-05252023091614.html/@@images/image" text:style-name="Internet_20_link" text:visited-style-name="Visited_20_Internet_20_Link">
</text:a>
（牵猴子公司提供）  <text:a xlink:type="simple" xlink:href="https://www.rfa.org/mandarin/zhuanlan/luseqingbaoyuan/grn-05252023091614.html/@@stream" text:style-name="Internet_20_link" text:visited-style-name="Visited_20_Internet_20_Link">
</text:a>
</text:p>
      <text:p text:style-name="P4">
今年奥斯卡最佳纪录短片由《小象守护者》（The ElephantWhisperers）雀屏中选，让人看见印度山村人象冲突的困境，近年来，动物保育和环境变迁题材在亚洲影坛逐渐占有一席之地，从藏羚羊、白海豚、东北虎到黑脸琵鹭等濒危物种接连成为镜头下的主角，今年5月底紫斑蝶也跃上大荧幕。</text:p>
      <text:p text:style-name="P4">
不过，你或许会纳闷，紫斑蝶不是寻常可见的蝶种吗？台湾昆虫专家、生态纪录片导演詹家龙也曾经习以为常，18岁那年，他初遇高雄茂林的一处紫蝶谷，“那时候看牠是很普通的蝴蝶，可是后来我再去找当年的蝴蝶谷，它已经被填平盖了停车场。”他意识到悄悄上演的人蝶冲突，“这时候我看到的反而是牠是台湾最重要的蝴蝶。”</text:p>
      <text:p text:style-name="P4">
<draw:frame draw:style-name="fr1" draw:name="Image22" text:anchor-type="as-char" svg:width="6.9236in" svg:height="4.957298in" draw:z-index="0">
<draw:image xlink:href="../Images/rfamandarin/2023-05-25T09-45-48-04-00/000001.png" xlink:type="simple" xlink:show="embed" xlink:actuate="onLoad" draw:mime-type="image/png"/>
</draw:frame>
詹家龙长期投入紫斑蝶生态研究，《消失的紫斑蝶》生态纪录片正在台湾上映。（牵猴子公司提供）  <text:a xlink:type="simple" xlink:href="https://www.rfa.org/mandarin/zhuanlan/luseqingbaoyuan/grn-05252023091614.html/2.jpg" text:style-name="Internet_20_link" text:visited-style-name="Visited_20_Internet_20_Link">
</text:a>
</text:p>
      <text:p text:style-name="P4">
<text:span text:style-name="T4">
从追蝶人到纪录片导演</text:span>
</text:p>
      <text:p text:style-name="P4">
紫斑蝶开始飞进他的生命，20多年来，他追着蝴蝶翻山越岭，黑黝瘦削的身影从台湾飞向中国海南岛、香港等紫斑蝶栖地，一股脑儿投身保育工作，他用昆虫专家的学养和感性的笔触为牠们写了本生态传记《紫斑蝶》，甚至以蝴蝶的视角拍摄纪录片《消失的紫斑蝶》，“其实我把蝴蝶当做人在拍摄。”他露出慧黠的神情说，“看完这部片后，你可能会发现蝴蝶的人生和我们的人生，其实是没有什么不一样的。”</text:p>
      <text:p text:style-name="P4">
“如果蜜蜂消失了，我们有一半的食物会不见。”《消失的紫斑蝶》在开场这样说道，“那么蝴蝶消失了会怎么样？”这个问号还停在脑海，一幕万蝶展翅起飞的画面，哗哗声响回荡山谷，让观众从耳朵感动到心里。</text:p>
      <text:p text:style-name="P4">
台湾的紫斑蝶谷是全球第二大越冬型蝴蝶谷，仅次于墨西哥的帝王蝶谷，“过去台湾一个越冬蝴蝶谷有200万只，现在慢慢降低到30万只，目前只有10处左右。”詹家龙缓缓打开话匣子，“紫斑蝶的栖地位在平地和低海拔，也就是人类居住的地方，牠们和人类一直有很多的冲突，所以我们要试着了解并且保护牠们。”</text:p>
      <text:p text:style-name="P4">
<draw:frame draw:style-name="fr1" draw:name="Image23" text:anchor-type="as-char" svg:width="6.9236in" svg:height="4.666506in" draw:z-index="0">
<draw:image xlink:href="../Images/rfamandarin/2023-05-25T09-45-48-04-00/000002.png" xlink:type="simple" xlink:show="embed" xlink:actuate="onLoad" draw:mime-type="image/png"/>
</draw:frame>
墨西哥的帝王蝶谷名列世界自然遗产，群蝶飞舞空中，数大美景有如蝴蝶雨般。（路透社）  <text:a xlink:type="simple" xlink:href="https://www.rfa.org/mandarin/zhuanlan/luseqingbaoyuan/grn-05252023091614.html/3.jpeg" text:style-name="Internet_20_link" text:visited-style-name="Visited_20_Internet_20_Link">
</text:a>
</text:p>
      <text:p text:style-name="P4">
紫斑蝶是热带起源的蝶种，主要分布在南北回归线为界的亚洲，“除了台湾，中国广东、海南岛、香港、越南和泰国等地也有紫斑蝶越冬现象，但是大约只有几千只的规模。”他谈起各地蝶谷的差异，“以香港和海南岛来说，整个山谷只会栖息在一至两棵树上，可是台湾是整个山谷都是紫斑蝶。”</text:p>
      <text:p text:style-name="P4">
紫蝶群舞，詹家龙形容是“上天给台湾的宝藏”，他说明，因为台湾是海岛，其他地方是大陆型气候，气候相对来讲比较干燥，紫斑蝶的寄主植物没有这么茂盛，另外，紫斑蝶在台湾是被困在岛上进行岛内迁徙，简单来说，台湾岛的小，成就了它的壮观。</text:p>
      <text:p text:style-name="P4">
<text:span text:style-name="T4">
橘色蝶雨和幻紫蝶谷</text:span>
</text:p>
      <text:p text:style-name="P4">
对比帝王斑蝶在墨西哥单一谷地形成千万只群聚的数大场景，“我到墨西哥时，太阳一出来，蝴蝶飞起来，一直要到太阳下山，蝴蝶才会停下来，像是蝴蝶雨一般。”詹家龙这样打比方，“在高雄茂林的紫蝶谷，走进森林，蝴蝶被惊扰可能5分钟才慢慢停下来，据说以前200万只时，蝴蝶一飞，要一个小时才会全部停下来。”</text:p>
      <text:p text:style-name="P4">
不过，他眼里的紫蝶谷更具多样性且千变万化，因为帝王蝶谷只有一种蝴蝶一种颜色，“台湾的蝴蝶谷有4种紫斑蝶、6种青斑蝶、2种桦斑蝶和1种白斑蝶，而且紫斑蝶的翅膀鳞片有像是三棱镜一样的结构，光线透过特定角度，原本黑褐色的翅膀会散发出紫色光芒。”他的眼睛亮了起来，话锋一转又说，“这部电影最困难的就是把紫斑蝶拍成紫色，因为这个光芒的瞬间可能只有0.1秒。”</text:p>
      <text:p text:style-name="P4">
这位爱蝶成痴的导演以超高速摄影机捕捉紫斑蝶的瞬间变化，跟着他的镜头，走进大自然，紫斑蝶在生与死之间穿行，从虫卵、幼虫到破蛹成蝶，螳螂埋伏伺机猎杀，八眼蟹蛛出其不意突袭，寄生蜂狠狠从蝶体反噬，一幕幕让人们洞见自然的多样性和生存法则，不过，牠们面对最残酷的杀手却是人类。</text:p>
      <text:p text:style-name="P4">
<text:span text:style-name="T4">
环境危机四面楚歌</text:span>
</text:p>
      <text:p text:style-name="P4">
紫斑蝶在台湾遇上的生存挑战之一是栖地丧失，“人类在平地和低海拔盖了自己的家，没有为紫斑蝶留一块蝴蝶花园，紫斑蝶也就没有家了。”他提到节节进逼的环境压力，气候变迁是另一个威胁，“全球暖化最后会导致台湾变成热带国家，紫斑蝶就不需要越冬，也就没有蝶道和越冬蝴蝶谷了。”</text:p>
      <text:p text:style-name="P4">
<draw:frame draw:style-name="fr1" draw:name="Image24" text:anchor-type="as-char" svg:width="6.9236in" svg:height="3.651117in" draw:z-index="0">
<draw:image xlink:href="../Images/rfamandarin/2023-05-25T09-45-48-04-00/000003.png" xlink:type="simple" xlink:show="embed" xlink:actuate="onLoad" draw:mime-type="image/png"/>
</draw:frame>
台湾紫斑蝶面临栖地丧失和全球暖化威胁。（《消失的紫斑蝶》官方脸书）  <text:a xlink:type="simple" xlink:href="https://www.rfa.org/mandarin/zhuanlan/luseqingbaoyuan/grn-05252023091614.html/4.jpg" text:style-name="Internet_20_link" text:visited-style-name="Visited_20_Internet_20_Link">
</text:a>
</text:p>
      <text:p text:style-name="P4">
蝴蝶是环境变化的重要指标生物，亚洲其他越冬蝶谷也不免面临城市开发和全球暖化问题，近年香港发现越冬地的斑蝶数量大幅锐减，詹家龙表示，香港保育团体每年持续关注紫斑蝶的迁徙动态，香港和台湾也有一些交流活动，但是广东、海南岛的越冬蝶谷受到的关注相对较少，紫斑蝶消失的可能性是很大的。</text:p>
      <text:p text:style-name="P4">
现代集约农业使用农药，也为紫斑蝶带来生存威胁，甚至催毁整个生态系统。他提醒，紫斑蝶吸花蜜时会吸到农药而死亡，其实紫斑蝶和蜜蜂一样会授粉，农业生产可以和生态结合，引进紫斑蝶，对环境友善、同时对人类也好。10多年前，台湾紫斑蝶生态保育协会和慈心基金会为解决农药毒害斑蝶问题，联手在茂林推动农友转型友善耕作，同时结合有机通路商里仁公司开发芒果干，透过生态农业，默默守护紫斑蝶栖地。</text:p>
      <text:p text:style-name="P4">
不只农药，美国康乃尔大学研究团队还发现转基因作物可能对帝王斑蝶具有危害，詹家龙也注意到这一份研究，他解释，基因转殖玉米（BtCorn）是把一种细菌的基因殖入玉米里面，它叫做苏力菌（Bt），害虫吃到玉米就会中毒，而达到病虫害防治的效果，实验结果显示，帝王斑蝶吃到基因转殖玉米的花粉，有近半数个体死亡，所以转基因作物是否真的安全无虞？蝴蝶看起来好像有影响。</text:p>
      <text:p text:style-name="P4">
帝王斑蝶的迁徙路上同样危机四伏，“人为路障”可能导致牠们“鬼打墙”。他以美国前总统特朗普在美墨边界修建的围墙为例，“帝王斑蝶从美国南下墨西哥越冬，一些生物学家提出疑虑，这道边界墙会改变帝王斑蝶的迁徙路径，以边际效应的原理来看，蝴蝶遇到墙后会沿着墙飞行，然后飞一段后才会翻过去，可是当牠们翻过去时可能是不同的山头了，迁移路径也就改变了，这就是一个蝴蝶效应的概念。”</text:p>
      <text:p text:style-name="P4">
<text:span text:style-name="T4">
为蝴蝶让出高速公路</text:span>
</text:p>
      <text:p text:style-name="P4">
由春入夏之际，台湾紫斑蝶由南部越冬地往北迁徙，高速公路却挡住了蝶道，造成紫斑蝶“出车祸”。詹家龙表示，紫斑蝶迁移的蝶道从中央山脉南边，一路来到八卦山、大肚山，然后进入平原地带，国道3号林内路段刚好是两个山脉的交接处，蝴蝶就像瓶颈效应一样通过这个节点，当时记录到一分钟有几千只蝴蝶，甚至上万只通过高速公路，大量蝴蝶被撞死，车子碾过后，整个地面油亮打滑，因为紫斑蝶体内有很多脂肪，有人形容“油亮的地面就像是有一头猪被碾压一万次”。</text:p>
      <text:p text:style-name="P4">
<draw:frame draw:style-name="fr1" draw:name="Image25" text:anchor-type="as-char" svg:width="6.9236in" svg:height="4.612849in" draw:z-index="0">
<draw:image xlink:href="../Images/rfamandarin/2023-05-25T09-45-48-04-00/000004.png" xlink:type="simple" xlink:show="embed" xlink:actuate="onLoad" draw:mime-type="image/png"/>
</draw:frame>
台湾高速公路局在国道3号林内段架设防护网，并在紫斑蝶飞越的高峰期启动封道措施。（台湾高速公路局提供）  <text:a xlink:type="simple" xlink:href="https://www.rfa.org/mandarin/zhuanlan/luseqingbaoyuan/grn-05252023091614.html/5.jpg" text:style-name="Internet_20_link" text:visited-style-name="Visited_20_Internet_20_Link">
</text:a>
</text:p>
      <text:p text:style-name="P4">
后来，在詹家龙和其他学者专家的护蝶倡议下，2007年起，台湾高速公路局启动“国道让蝶道”保育行动，不但在高速公路架设防护网，让紫斑蝶飞越高速公路的高度比车子高一些，当紫斑蝶数量每分钟超过250只时，立即封闭外侧车道，蝴蝶可以有更多的缓冲时间。这些保护措施也大幅降低紫斑蝶的致死率，从2007年的百分3，近年已降至千分之3以下。</text:p>
      <text:p text:style-name="P4">
“今年一分钟纪录到最高有1000只左右蝴蝶通过。”詹家龙心头始终惦挂着这群空中精灵，他反思这项护蝶行动应该称为“蝶道让国道”，“因为人类的开发，高速公路抢了蝶道，这时候人类应该展现自己的高度。”</text:p>
      <text:p text:style-name="P4">
<text:span text:style-name="T4">
人与蝶相连的生命之网</text:span>
</text:p>
      <text:p text:style-name="P4">
事实上，不只紫斑蝶的越冬生态处于衰退模式，台湾有5种原生紫斑蝶，包括斯氏紫斑蝶、端紫斑蝶、圆翅紫斑蝶、小紫斑蝶和大紫斑蝶，但是大紫斑蝶早已不见踪影。詹家龙指出，大紫斑蝶在1960年代就灭绝了，牠也是台湾第一种灭绝的蝴蝶，消失的原因现在还是一个谜，因为牠的食草、蜜源植物仍然存在，其中一个可能原因是栖息地被破坏掉了。</text:p>
      <text:p text:style-name="P4">
“台湾有很多濒临绝种的蝴蝶，可是牠们都没有灭绝，反而是数量最多的紫斑蝶，有一种灭绝了。”他悠悠说，“住在我们身边的蝴蝶反而容易受到干扰，我常讲其实紫斑蝶就像人一样，伤害家人很容易呀！”</text:p>
      <text:p text:style-name="P4">
<draw:frame draw:style-name="fr1" draw:name="Image26" text:anchor-type="as-char" svg:width="6.9236in" svg:height="7.062072in" draw:z-index="0">
<draw:image xlink:href="../Images/rfamandarin/2023-05-25T09-45-48-04-00/000005.png" xlink:type="simple" xlink:show="embed" xlink:actuate="onLoad" draw:mime-type="image/png"/>
</draw:frame>
紫斑蝶和人类是命运共同体，詹家龙提醒，紫斑蝶就像人一样，而伤害家人很容易。（牵猴子公司提供）  <text:a xlink:type="simple" xlink:href="https://www.rfa.org/mandarin/zhuanlan/luseqingbaoyuan/grn-05252023091614.html/6.jpg" text:style-name="Internet_20_link" text:visited-style-name="Visited_20_Internet_20_Link">
</text:a>
</text:p>
      <text:p text:style-name="P4">
紫斑蝶消失了会怎么样？“紫斑蝶有翅膀，只要这个环境不好了，牠会离开，人类却没有翅膀。”詹家龙的口吻满是禅机。那么人类将何去何从？他在纪录片中这样回答：“地球上的万事万物，看起来毫无关联，却彼此紧密影响着，像一张广阔且复杂的生命之网。”</text:p>
      <text:p text:style-name="P4">
撰稿、制作和主持：麦小田 责编：许书婷</text:p>
      <text:p text:style-name="P4">
Source: <text:a xlink:type="simple" xlink:href="https://www.rfa.org/mandarin/zhuanlan/luseqingbaoyuan/grn-05252023091614.html" text:style-name="Internet_20_link" text:visited-style-name="Visited_20_Internet_20_Link">
https://www.rfa.org/mandarin/zhuanlan/luseqingbaoyuan/grn-05252023091614.html</text:a>
</text:p>
      <!--NEWS-->
      <text:h text:style-name="P10" text:outline-level="1">
<text:span text:style-name="T4">
消息：美国对华政策高官华自强将卸任</text:span>
</text:h>
      <text:p text:style-name="P4">
Author: 联合早报 (Person)</text:p>
      <text:p text:style-name="P4">
Publisher: 联合早报 (Organization)</text:p>
      <text:p text:style-name="P4">
Published Time: 2023-05-25T09:59</text:p>
      <text:p text:style-name="P4">
Modified Time: 2023-05-25T09:59</text:p>
      <text:p text:style-name="P4">
Description: 消息人士称，美国国务院“中国事务协调办公室”负责人华自强将卸任。路透社引述四名消息人士称，也是美国国务院亚太副助卿的华自强（Rick Waters）星期三（5月24日）在一次员工会...</text:p>
      <text:p text:style-name="P4">
Videos: []</text:p>
      <text:p text:style-name="P4">
Audios: []</text:p>
      <text:p text:style-name="P4">
Images: []</text:p>
      <text:p text:style-name="P4">
Type: NewsArticle</text:p>
      <text:p text:style-name="P4">
Breadcrumbs: ['即时', '国际']</text:p>
      <text:p text:style-name="P4">
Keywords: ['美国', '中国']</text:p>
      <!--METADATA-->
      <text:p text:style-name="P4">
消息人士称，美国国务院“中国事务协调办公室”负责人华自强将卸任。</text:p>
      <text:p text:style-name="P4">
路透社引述四名消息人士称，也是美国国务院亚太副助卿的华自强（RickWaters）星期三（5月24日）在一次员工会议上作出这项宣布。一名消息人士说，华自强打算留在国务院。</text:p>
      <text:p text:style-name="P4">
路透社两周前报道，在据称 <text:a xlink:type="simple" xlink:href="https://www.zaobao.com.sg/news/world/story20230512-1393919" text:style-name="Internet_20_link" text:visited-style-name="Visited_20_Internet_20_Link">
 </text:a>
于2月穿越美国后，国务院推迟了与人权有关的制裁、出口管制和其他敏感行动，以试图限制对美中关系的损害。</text:p>
      <text:p text:style-name="P4">
华自强是美国政府亲接触议程的支持者，他自12月中国事务协调办公室启动以来，一直带领这个部门加强对华政策。他曾担任副助理国务卿约两年时间。</text:p>
      <text:p text:style-name="P4">
拜登政府关注中国的高级官员最近出现其他变化。美国副国务卿谢尔曼于5月12日宣布退休；她推动了美国国务院对中国的大部分做法。</text:p>
      <text:p text:style-name="P4">
拜登的国家安全委员会中的一名前中国事务高级官员罗森伯格今年早些时候卸任，以担任美国政府管理的非营利机构的负责人。这个机构负责管理美国与台湾的非官方关系。</text:p>
      <text:p text:style-name="P4">
Source: <text:a xlink:type="simple" xlink:href="https://www.zaobao.com.sg/realtime/world/story20230525-1397951" text:style-name="Internet_20_link" text:visited-style-name="Visited_20_Internet_20_Link">
https://www.zaobao.com.sg/realtime/world/story20230525-1397951</text:a>
</text:p>
      <!--NEWS-->
      <text:h text:style-name="P10" text:outline-level="1">
<text:span text:style-name="T4">
韩国安首长：视战况考虑向乌克兰提供弹药</text:span>
</text:h>
      <text:p text:style-name="P4">
Author: 联合早报 (Person)</text:p>
      <text:p text:style-name="P4">
Publisher: 联合早报 (Organization)</text:p>
      <text:p text:style-name="P4">
Published Time: 2023-05-25T10:19</text:p>
      <text:p text:style-name="P4">
Modified Time: 2023-05-25T10:22</text:p>
      <text:p text:style-name="P4">
Description: 韩国国家安保室室长赵太庸说，日后将研讨是否向乌克兰提供与俄罗斯交战所需的弹药。韩联社报道，赵太庸星期三（5月24日）下午出席国会运营委员会，被共同民主党籍议员金炳周问及是否会向乌克...</text:p>
      <text:p text:style-name="P4">
Videos: []</text:p>
      <text:p text:style-name="P4">
Audios: []</text:p>
      <text:p text:style-name="P4">
Images: []</text:p>
      <text:p text:style-name="P4">
Type: NewsArticle</text:p>
      <text:p text:style-name="P4">
Breadcrumbs: ['即时', '国际']</text:p>
      <text:p text:style-name="P4">
Keywords: ['韩国', '乌克兰']</text:p>
      <!--METADATA-->
      <text:p text:style-name="P4">
韩国国家安保室室长赵太庸说，日后将研讨是否向乌克兰提供与俄罗斯交战所需的弹药。</text:p>
      <text:p text:style-name="P4">
韩联社报道，赵太庸星期三（5月24日）下午出席国会运营委员会，被共同民主党籍议员金炳周问及是否会向乌克兰支援弹药时作出上述回应。</text:p>
      <text:p text:style-name="P4">
赵太庸说，韩国一直向乌克兰提供人道、财政援助，但因乌克兰遭受非法侵略，韩当局将根据今后战况，并兼顾其他情况予以考虑。这被视为对弹药援助持开放立场。但赵太庸说，目前不会直接向乌提供弹药或通过波兰间接支援。</text:p>
      <text:p text:style-name="P4">
有议员提问，据了解有50万发弹药运往乌克兰，其中10万发已完成交付，7万发在波兰中转，另有33万发运往欧洲，而这33万发是否交付完毕。赵太庸回答说，这与事实不符，除丰山集团按合同生产炮弹外，其余均处于韩美开展协商的状态，韩方没有直接向乌克兰提供弹药。</text:p>
      <text:p text:style-name="P4">
被问及是否通过美国、波兰支援乌克兰，赵太庸回答，没有通过波兰提供军援。对于媒体所报道的“美国政府以租借形式获得韩军50万发炮弹”，赵太庸说，这是韩美之间的协商内容，无可奉告。</text:p>
      <text:p text:style-name="P4">
Source: <text:a xlink:type="simple" xlink:href="https://www.zaobao.com.sg/realtime/world/story20230525-1397954" text:style-name="Internet_20_link" text:visited-style-name="Visited_20_Internet_20_Link">
https://www.zaobao.com.sg/realtime/world/story20230525-1397954</text:a>
</text:p>
      <!--NEWS-->
      <text:h text:style-name="P10" text:outline-level="1">
<text:span text:style-name="T4">
国泰事件：中国网络反“崇洋媚外”浪潮高涨</text:span>
</text:h>
      <text:p text:style-name="P4">
Author: None (Language: zh)</text:p>
      <text:p text:style-name="P4">
Publisher: None</text:p>
      <text:p text:style-name="P4">
Time: 2023-05-25T10:32:00Z</text:p>
      <text:p text:style-name="P4">
Description: 国泰航空解雇涉嫌歧视的空服员后，国泰空乘工会表示，公司需要解决员工和资源短缺的问题并提高薪资以振士气。随着国泰事件持续发酵，中国网络上出现反对崇洋媚外的声浪，“宝马冰激淋事件”也再度被重提。</text:p>
      <text:p text:style-name="P4">
Videos: []</text:p>
      <text:p text:style-name="P4">
Images: ["<text:a xlink:type="simple" xlink:href="https://static.dw.com/image/36989341_303.jpg" text:style-name="Internet_20_link" text:visited-style-name="Visited_20_Internet_20_Link">
36989341_303.jpg</text:a>
", "<text:a xlink:type="simple" xlink:href="https://static.dw.com/image/50774537_303.jpg" text:style-name="Internet_20_link" text:visited-style-name="Visited_20_Internet_20_Link">
50774537_303.jpg</text:a>
", "<text:a xlink:type="simple" xlink:href="https://static.dw.com/image/50765585_303.jpg" text:style-name="Internet_20_link" text:visited-style-name="Visited_20_Internet_20_Link">
50765585_303.jpg</text:a>
", "<text:a xlink:type="simple" xlink:href="https://static.dw.com/image/17260349_303.jpg" text:style-name="Internet_20_link" text:visited-style-name="Visited_20_Internet_20_Link">
17260349_303.jpg</text:a>
", "<text:a xlink:type="simple" xlink:href="https://static.dw.com/image/46734762_303.jpg" text:style-name="Internet_20_link" text:visited-style-name="Visited_20_Internet_20_Link">
46734762_303.jpg</text:a>
", "<text:a xlink:type="simple" xlink:href="https://static.dw.com/image/4693411_303.jpg" text:style-name="Internet_20_link" text:visited-style-name="Visited_20_Internet_20_Link">
4693411_303.jpg</text:a>
", "<text:a xlink:type="simple" xlink:href="https://static.dw.com/image/37821691_303.jpg" text:style-name="Internet_20_link" text:visited-style-name="Visited_20_Internet_20_Link">
37821691_303.jpg</text:a>
", "<text:a xlink:type="simple" xlink:href="https://static.dw.com/image/45100311_303.jpg" text:style-name="Internet_20_link" text:visited-style-name="Visited_20_Internet_20_Link">
45100311_303.jpg</text:a>
", "<text:a xlink:type="simple" xlink:href="https://static.dw.com/image/46395104_303.jpg" text:style-name="Internet_20_link" text:visited-style-name="Visited_20_Internet_20_Link">
46395104_303.jpg</text:a>
", "<text:a xlink:type="simple" xlink:href="https://static.dw.com/image/56998432_303.jpg" text:style-name="Internet_20_link" text:visited-style-name="Visited_20_Internet_20_Link">
56998432_303.jpg</text:a>
", "<text:a xlink:type="simple" xlink:href="https://static.dw.com/image/56983714_303.jpg" text:style-name="Internet_20_link" text:visited-style-name="Visited_20_Internet_20_Link">
56983714_303.jpg</text:a>
"]</text:p>
      <text:p text:style-name="P4">
Subject: 时政风云</text:p>
      <text:p text:style-name="P4">
Subjects: ['同性恋']</text:p>
      <text:p text:style-name="P4">
Keywords: ['国泰航空', '空服员', '歧视', '宝马冰激淋', '崇洋媚外']</text:p>
      <text:p text:style-name="P4">
ID: 65732354</text:p>
      <!--METADATA-->
      <text:p text:style-name="P4">
<text:a xlink:type="simple" xlink:href="https://www.dw.com/zh/overlay/image/article/65732354/36989341" text:style-name="Internet_20_link" text:visited-style-name="Visited_20_Internet_20_Link">
 <draw:frame draw:style-name="fr1" draw:name="Image27" text:anchor-type="as-char" svg:width="6.9236in" svg:height="3.896998in" draw:z-index="0">
<draw:image xlink:href="../Images/dwzh/2023-05-25T10-32-00Z/36989341_303.jpg" xlink:type="simple" xlink:show="embed" xlink:actuate="onLoad" draw:mime-type="image/jpeg"/>
</draw:frame>
</text:a>
</text:p>
      <text:p text:style-name="P4">
（德国之声中文网）本周一（5月22日），一名网友在网上发文爆料， <text:a xlink:type="simple" xlink:href="https://www.dw.com/zh/zh/國泰航空遭指歧視中國客-官媒重拳整頓/a-65715856" text:style-name="Internet_20_link" text:visited-style-name="Visited_20_Internet_20_Link">
 </text:a>
，听见空服员私下嘲笑乘客不会英文，将“毛毯”讲成“地毯”，并称“如果你不能用英文说出毛毯，就拿不到”。这起事件迅速在中国社媒上登上热搜，引发了中国官媒和包括香港特首李家超在内的香港政府官员猛烈批评。</text:p>
      <text:p text:style-name="P4">
据路透社报道，国泰空乘工会周三稍晚发表声明，敦促国泰从根本上解决问题，重建一个合理和安全的工作环境，以提振员工士气。声明对“最近发生的不愉快事件”表达最深切的遗憾，并称国泰的空乘人员一直尊重并平等对待所有来自不同国家的乘客。</text:p>
      <text:p text:style-name="P4">
工会表示，在新冠疫情后，随着航班的恢复，乘客的数量有所增加，但身处第一线的航空工作人员正面临人力和物力短缺，工作量大幅增加但工资低。“公司忽视这些问题，导致员工士气极为低落，对于机舱服务的投诉也有所增加。”</text:p>
      <text:p text:style-name="P4">
香港《明报》则报道称，据该报获得的一份国泰空中服务员工会周三向内部成员发出的内部电邮，工会对空服员“现时需面对众多不实指控及网上传言感到痛心”。电邮还提到，根据“机舱服务指引”，如空服员在未经同意下被乘客拍摄及录影，可向乘客提出删除有关内容，如遭拒绝可通知机长及机舱服务经理，公司政策表明对不守规乘客采取“零容忍”态度。报道引述工会称，“本期望国泰会支持员工保护自己及提供相关指引，遗憾最终得到令人伤感的消息”。</text:p>
      <text:h text:style-name="P12" text:outline-level="3">
<text:span text:style-name="T4">
国泰：工会不代表国泰立场</text:span>
</text:h>
      <text:p text:style-name="P4">
对此，国泰航空周四在官方微博发表声明澄清称，“‘空中服务员工会’为一个独立工会，从来不代表国泰”。声明还写道，国泰“不接受、支持或同意该工会的对此事的立场”。</text:p>
      <text:p text:style-name="P4">
国泰航空服务董事吴洁文（MandyNg）也在声明中强调：“我们一直并将继续与机舱服务员同事直接沟通，包括通过线上及面对面等多种途径。我们会继续聆听他们的反馈，并积极回应。”</text:p>
      <text:p text:style-name="P4">
但许多中国网民对国泰的回应并不买账。相关微博底下有留言写道：“还是那句话，你们不喜欢大陆人就不要飞大陆航线，没必要勉强自己！”；“不接受不支持，也不反对是不？在这件事上，不反对处理就是支持。”</text:p>
      <text:p text:style-name="P4">
自事件爆发后，国泰航空已多次致歉，其行政总裁林绍波表示，公司将对违反公司规章制度和道德标准的行为“秉持‘零容忍’的态度”。</text:p>
      <ul>
        <li>
          <draw:frame draw:style-name="fr1" draw:name="Image28" text:anchor-type="as-char" svg:width="6.9236in" svg:height="3.896998in" draw:z-index="0">
            <draw:image xlink:href="../Images/dwzh/2023-05-25T10-32-00Z/50774537_303.jpg" xlink:type="simple" xlink:show="embed" xlink:actuate="onLoad" draw:mime-type="image/jpeg"/>
          </draw:frame>
        </li>
      </ul>
      <h5>
这些年“伤害了中国人民感情”的国际品牌</h5>
      <text:h text:style-name="P12" text:outline-level="3">
<text:span text:style-name="T4">
因涉港推特而面临驱逐风险的NBA</text:span>
</text:h>
      <text:p text:style-name="P4">
休斯敦火箭队经理发了一条支持香港示威者的推特，虽然很快就删除，但是依然引发轩然大波。中国方面先是暂停与火箭队的合作，在NBA总裁萧华(AdamSilver)表态支持火箭队经理言论自由后，中国官方、企业、民间更是掀起了全面抵制NBA的大潮，NBA在中国市场几十年的耕耘，面临一夜之间清零的巨大风险。</text:p>
      <ul>
        <li>
          <draw:frame draw:style-name="fr1" draw:name="Image29" text:anchor-type="as-char" svg:width="6.9236in" svg:height="3.896998in" draw:z-index="0">
            <draw:image xlink:href="../Images/dwzh/2023-05-25T10-32-00Z/50765585_303.jpg" xlink:type="simple" xlink:show="embed" xlink:actuate="onLoad" draw:mime-type="image/jpeg"/>
          </draw:frame>
        </li>
      </ul>
      <h5>
这些年“伤害了中国人民感情”的国际品牌</h5>
      <text:h text:style-name="P12" text:outline-level="3">
<text:span text:style-name="T4">
因一款地图而遭狠批的苹果</text:span>
</text:h>
      <text:p text:style-name="P4">
一款能够实时显示香港警方行动的地图应用，引发了巨大争议。HKmap.live先是被苹果应用商店下架，理由是该应用可能被用于阻碍警方行动的违法行为，后来在舆论压力下，重新上架，却又遭到了中国方面的压力。中国官媒狠批应用开发者“为暴徒导航”，批苹果“为暴徒护航”。10月10日，苹果方面再次将此应用下架，理由是会对香港居民构成威胁。</text:p>
      <ul>
        <li>
          <draw:frame draw:style-name="fr1" draw:name="Image30" text:anchor-type="as-char" svg:width="6.9236in" svg:height="3.896998in" draw:z-index="0">
            <draw:image xlink:href="../Images/dwzh/2023-05-25T10-32-00Z/17260349_303.jpg" xlink:type="simple" xlink:show="embed" xlink:actuate="onLoad" draw:mime-type="image/jpeg"/>
          </draw:frame>
        </li>
      </ul>
      <h5>
这些年“伤害了中国人民感情”的国际品牌</h5>
      <text:h text:style-name="P12" text:outline-level="3">
<text:span text:style-name="T4">
因香港示威而遭受“地震”的国泰航空</text:span>
</text:h>
      <text:p text:style-name="P4">
香港“反修例运动”开始后，国泰航空的一些员工积极参与，因此受到了来自北京的巨大压力。中国民航局要求国泰航空不得安排任何参与“非法行动”的空勤人员执飞进入内地领空的航班——这相当于绝大多数的国泰航班。随后，不少参与示威的国泰员工遭到了解雇，国泰高层也进行了“大换血”。</text:p>
      <ul>
        <li>
          <draw:frame draw:style-name="fr1" draw:name="Image31" text:anchor-type="as-char" svg:width="6.9236in" svg:height="3.896998in" draw:z-index="0">
            <draw:image xlink:href="../Images/dwzh/2023-05-25T10-32-00Z/46734762_303.jpg" xlink:type="simple" xlink:show="embed" xlink:actuate="onLoad" draw:mime-type="image/jpeg"/>
          </draw:frame>
        </li>
      </ul>
      <h5>
这些年“伤害了中国人民感情”的国际品牌</h5>
      <text:h text:style-name="P12" text:outline-level="3">
<text:span text:style-name="T4">
因华为“公主”而遭牵连的加拿大鹅</text:span>
</text:h>
      <text:p text:style-name="P4">
中国政府因不满加拿大在温哥华逮捕华为财务长孟晚舟，运用各种外交与经济手段向加拿大施压，要求加国政府放人。加国羽绒外套的代表品牌加拿大鹅 (CanadaGoose) 因此受到牵连，遭中国民众抵制，而股价也因此下跌1.25%。中国官媒还引述学者说法，警告若加国不释放孟晚舟，该国其他高档品牌也可能被锁定。</text:p>
      <ul>
        <li>
          <draw:frame draw:style-name="fr1" draw:name="Image32" text:anchor-type="as-char" svg:width="6.9236in" svg:height="3.896998in" draw:z-index="0">
            <draw:image xlink:href="../Images/dwzh/2023-05-25T10-32-00Z/4693411_303.jpg" xlink:type="simple" xlink:show="embed" xlink:actuate="onLoad" draw:mime-type="image/jpeg"/>
          </draw:frame>
        </li>
      </ul>
      <h5>
这些年“伤害了中国人民感情”的国际品牌</h5>
      <text:h text:style-name="P12" text:outline-level="3">
<text:span text:style-name="T4">
因诺奖而遭抵制的挪威三文鱼</text:span>
</text:h>
      <text:p text:style-name="P4">
在挪威将2010年诺贝尔和平奖颁给中国异议人士刘晓波后，曾经大量出口中国的挪威三文鱼便开始遭中国抵制。当时，中国食品安全管理部门引入质量检查机制来拖延检查挪威进口商品的时间，导致鱼肉变质，使挪威向中国出口的鲜鱼数量在几个月内减少了70%。</text:p>
      <ul>
        <li>
          <draw:frame draw:style-name="fr1" draw:name="Image33" text:anchor-type="as-char" svg:width="6.9236in" svg:height="3.896998in" draw:z-index="0">
            <draw:image xlink:href="../Images/dwzh/2023-05-25T10-32-00Z/37821691_303.jpg" xlink:type="simple" xlink:show="embed" xlink:actuate="onLoad" draw:mime-type="image/jpeg"/>
          </draw:frame>
        </li>
      </ul>
      <h5>
这些年“伤害了中国人民感情”的国际品牌</h5>
      <text:h text:style-name="P12" text:outline-level="3">
<text:span text:style-name="T4">
因「萨德」而遭殃的乐天</text:span>
</text:h>
      <text:p text:style-name="P4">
韩国的乐天集团在2017年因转让土地给美国部署萨德反导弹系统，而遭中国抵制。不仅示威者在店外举牌抗议，乐天在中国各地的分店中有10家突然关闭。此外，乐天免税店的网站也因受黑客攻击而被迫下线一段时间。</text:p>
      <ul>
        <li>
          <draw:frame draw:style-name="fr1" draw:name="Image34" text:anchor-type="as-char" svg:width="6.9236in" svg:height="3.896998in" draw:z-index="0">
            <draw:image xlink:href="../Images/dwzh/2023-05-25T10-32-00Z/45100311_303.jpg" xlink:type="simple" xlink:show="embed" xlink:actuate="onLoad" draw:mime-type="image/jpeg"/>
          </draw:frame>
        </li>
      </ul>
      <h5>
这些年“伤害了中国人民感情”的国际品牌</h5>
      <text:h text:style-name="P12" text:outline-level="3">
<text:span text:style-name="T4">
因蔡英文过境而受害的85度C</text:span>
</text:h>
      <text:p text:style-name="P4">
台湾连锁咖啡店业者85度C曾因2018年8月台湾总统蔡英文过境洛杉矶时路过门市喝咖啡，而被中国媒体批评，并号召中国网民抵制该公司。即便85度C随即强调支持「九二共识」，其中国股价仍下跌3%，并被多个中国网路外卖平台下架，损失惨重。</text:p>
      <ul>
        <li>
          <draw:frame draw:style-name="fr1" draw:name="Image35" text:anchor-type="as-char" svg:width="6.9236in" svg:height="3.896998in" draw:z-index="0">
            <draw:image xlink:href="../Images/dwzh/2023-05-25T10-32-00Z/46395104_303.jpg" xlink:type="simple" xlink:show="embed" xlink:actuate="onLoad" draw:mime-type="image/jpeg"/>
          </draw:frame>
        </li>
      </ul>
      <h5>
这些年“伤害了中国人民感情”的国际品牌</h5>
      <text:h text:style-name="P12" text:outline-level="3">
<text:span text:style-name="T4">
因种族歧视争议而遭抵制的杜嘉班纳</text:span>
</text:h>
      <text:p text:style-name="P4">
意大利时装品牌杜嘉班纳 (Dolce &amp; Gabbana)在中国推出三集的「起筷吃饭」的影片，由盛装打扮的模特示范如何用筷子吃意大利食物。然而影片推出后，被中国网民质疑有种族歧视的嫌疑。杜嘉班纳先在官方微博出面致歉，但设计师史蒂芬诺·嘉班纳后来却又用私人讯息和网民吵架。消息传开后，许多中国明星纷纷表态拒绝出席该品牌的年度大秀，而中国文旅部随后也下达通知将该活动取消。</text:p>
      <ul>
        <li>
          <draw:frame draw:style-name="fr1" draw:name="Image36" text:anchor-type="as-char" svg:width="6.9236in" svg:height="3.896998in" draw:z-index="0">
            <draw:image xlink:href="../Images/dwzh/2023-05-25T10-32-00Z/56998432_303.jpg" xlink:type="simple" xlink:show="embed" xlink:actuate="onLoad" draw:mime-type="image/jpeg"/>
          </draw:frame>
        </li>
      </ul>
      <h5>
这些年“伤害了中国人民感情”的国际品牌</h5>
      <text:h text:style-name="P12" text:outline-level="3">
<text:span text:style-name="T4">
因远离新疆供应链 H&amp;M在中国遭抵制</text:span>
</text:h>
      <text:p text:style-name="P4">
瑞典服装品牌H&amp;M去年秋季发布的一份声明中表示，“对公民社会团体和媒体报道的新疆少数民族受歧视及强制劳动等指控深表关切”。声明称该公司“不与位于新疆的任何服装制造工厂合作，也不从该地区采购产品或原材料”。2021年3月这份声明被中国网友在社交媒体上广为转帖，也依次掀起了一场抵制H&amp;M产品的风暴。3月25日，H&amp;M品牌被中国多个电商平台下架。还有一些抗议者前往H&amp;M在中国多地的实体店门前表达抗议之情。</text:p>
      <ul>
        <li>
          <draw:frame draw:style-name="fr1" draw:name="Image37" text:anchor-type="as-char" svg:width="6.9236in" svg:height="3.896998in" draw:z-index="0">
            <draw:image xlink:href="../Images/dwzh/2023-05-25T10-32-00Z/56983714_303.jpg" xlink:type="simple" xlink:show="embed" xlink:actuate="onLoad" draw:mime-type="image/jpeg"/>
          </draw:frame>
        </li>
      </ul>
      <h5>
这些年“伤害了中国人民感情”的国际品牌</h5>
      <text:h text:style-name="P12" text:outline-level="3">
<text:span text:style-name="T4">
因抵制新疆棉花一系列服装品牌遭抵制</text:span>
</text:h>
      <text:p text:style-name="P4">
除了H&amp;M还有一系列国际知名的服装品牌都在2020年发表过类似的停用新疆棉花的声明。这些品牌被中国网民公布在社交媒体上，包括Adidas、Nike、CK、优衣库、Puma、Burberry在内的多个品牌同样开始遭抵制。这些品牌在中国的形象代言人也纷纷表示终止合作。事件后，Adidas和Nike的股价分别出现一定程度的下跌。</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中国社媒现反“崇洋媚外”声浪</text:span>
</text:h>
      <text:p text:style-name="P4">
尽管如此，国泰事件仍持续在中国社媒上发酵。一名网友发表推文写道：“其实我觉得国泰不是针对非英语乘客，是专门针对不会英语的内地人”。有网民称，国泰事件的重点是“员工明目张胆的歧视”、“中国人自己歧视中国人的事随处可见”。也有人严厉批评“崇洋媚外可耻又可悲”，并扬言抵制国泰航空。</text:p>
      <text:p text:style-name="P4">
但有网民认为，此事算不上“歧视”，而是“不专业，欠缺职业道德”；“这跟公司文化有很大关系，如果一个处处强调平等文化的公司不会出现这种行为”。另一派意见则认为，“其实好小事，没有必要上纲上线，好多行业服务态度都差”；“让商业纠纷回归商业层面，李家超出来更会让两地关系交恶。”</text:p>
      <text:p text:style-name="P4">
上海《新闻晨报》以及上游新闻等媒体则翻出国泰2017年曾拒绝使用中文名牌的新闻，再度引起网民热议。也有人因此联想起此前上海车展的“宝马冰激淋事件”。一名网民在微博上评论称，国泰事件“其实本质和<text:a xlink:type="simple" xlink:href="https://www.dw.com/zh/zh/宝马mini上海车展落入冰淇淋门惨遭翻车/a-65387740" text:style-name="Internet_20_link" text:visited-style-name="Visited_20_Internet_20_Link">
 </text:a>
一样，国人对外国人士享受不平等待遇的反感不断加剧，民族情绪会进一步高涨和激化”。</text:p>
      <text:p text:style-name="P4">
今年4月，有网民爆料称，上海车展上宝马MINI展台的工作人员在发放免费冰激淋时疑似区别对待中外访客，只发冰淇淋给外国人。这一事件在新浪微博上曝光后，大量网民纷纷表示愤怒和不满。</text:p>
      <text:p text:style-name="P4">
（综合报道）</text:p>
      <text:p text:style-name="P4">
<text:span text:style-name="T5">
© 2023年 德国之声版权声明：本文所有内容受到著作权法保护，如无德国之声特别授权，不得擅自使用。任何不当行为都将导致追偿，并受到刑事追究。</text:span>
</text:p>
      <text:p text:style-name="P4">
Source: <text:a xlink:type="simple" xlink:href="https://www.dw.com/zh/国泰事件：中国网络反-崇洋媚外-浪潮高涨/a-65732354" text:style-name="Internet_20_link" text:visited-style-name="Visited_20_Internet_20_Link">
https://www.dw.com/zh/国泰事件：中国网络反-崇洋媚外-浪潮高涨/a-65732354?maca=chi-rss-chi-all-1127-rdf</text:a>
</text:p>
      <!--NEWS-->
      <text:h text:style-name="P10" text:outline-level="1">
<text:span text:style-name="T4">
西方情报：中国黑客在窥视美国关键基础设施</text:span>
</text:h>
      <text:p text:style-name="P4">
Author: 联合早报 (Person)</text:p>
      <text:p text:style-name="P4">
Publisher: 联合早报 (Organization)</text:p>
      <text:p text:style-name="P4">
Published Time: 2023-05-25T10:52</text:p>
      <text:p text:style-name="P4">
Modified Time: 2023-05-25T15:47</text:p>
      <text:p text:style-name="P4">
Description: 西方情报机构和微软公司说，一个由国家资助的中国黑客组织一直在窥视美国关键基础设施，范围横跨电信、交通枢纽领域。路透社报道，微软星期三（5月24日）在一份报告中说，这些间谍活动还针对...</text:p>
      <text:p text:style-name="P4">
Videos: []</text:p>
      <text:p text:style-name="P4">
Audios: []</text:p>
      <text:p text:style-name="P4">
Images: []</text:p>
      <text:p text:style-name="P4">
Type: NewsArticle</text:p>
      <text:p text:style-name="P4">
Breadcrumbs: ['即时', '国际']</text:p>
      <text:p text:style-name="P4">
Keywords: ['黑客', '美国', '中国', '微软']</text:p>
      <!--METADATA-->
      <text:p text:style-name="P4">
西方情报机构和微软公司说，一个由国家资助的 <text:a xlink:type="simple" xlink:href="https://www.zaobao.com.sg/realtime/china/story20220505-1269542" text:style-name="Internet_20_link" text:visited-style-name="Visited_20_Internet_20_Link">
</text:a>
组织一直在窥视美国关键基础设施，范围横跨电信、交通枢纽领域。</text:p>
      <text:p text:style-name="P4">
路透社报道，微软星期三（5月24日）在一份报告中说，这些间谍活动还针对美国岛屿领土关岛，那里有具战略意义的美国军事基地，并补充说，”减轻这种攻击具有挑战性”。</text:p>
      <text:p text:style-name="P4">
虽然中国和美国经常互相监视，但分析家说，这是已知的中国针对美国关键基础设施的最大 <text:a xlink:type="simple" xlink:href="https://www.zaobao.com.sg/realtime/world/story20230510-1393099" text:style-name="Internet_20_link" text:visited-style-name="Visited_20_Internet_20_Link">
</text:a>
 之一。</text:p>
      <text:p text:style-name="P4">
目前还不清楚有多少组织受到影响，但美国国家安全局（NSA）说，它正在与包括加拿大、新西兰、澳大利亚和英国在内的合作伙伴以及美国联邦调查局合作，以确定漏洞。加拿大、英国、澳大利亚和新西兰称，他们也可能成为黑客的目标。</text:p>
      <text:p text:style-name="P4">
微软公司的分析师说，他们对名为 “伏特台风“（VoltTyphoon）的黑客团体的评估有“适度的信心”，这个团体正在开发在未来危机中可能破坏美国和亚洲地区之间关键通信基础设施的能力。谷歌公司MandiantIntelligence的威胁分析负责人霍尔特奎斯特说，中国的活动是独特的，也是令人担忧的，因为分析家对这个团体的能力还没有足够的了解。</text:p>
      <text:p text:style-name="P4">
美国总统拜登较早前说，他愿意使用武力来 <text:a xlink:type="simple" xlink:href="https://www.zaobao.com.sg/realtime/china/story20220919-1314474" text:style-name="Internet_20_link" text:visited-style-name="Visited_20_Internet_20_Link">
</text:a>
。安全分析人士预计，如果中国大陆入侵台湾，中国黑客可能会把美国的军事网络和其他关键基础设施作为目标。</text:p>
      <text:p text:style-name="P4">
微软说，这个中国黑客组织至少从2021年就开始活跃，并针对多个行业，包括通信、制造、公用事业、交通、建筑、海事、政府、信息技术和教育。</text:p>
      <text:p text:style-name="P4">
Source: <text:a xlink:type="simple" xlink:href="https://www.zaobao.com.sg/realtime/world/story20230525-1397964" text:style-name="Internet_20_link" text:visited-style-name="Visited_20_Internet_20_Link">
https://www.zaobao.com.sg/realtime/world/story20230525-1397964</text:a>
</text:p>
      <!--NEWS-->
      <text:h text:style-name="P10" text:outline-level="1">
<text:span text:style-name="T4">
北京公安深夜上门施压　维权律师家属再陷困境</text:span>
</text:h>
      <text:p text:style-name="P4">
Author: None</text:p>
      <text:p text:style-name="P4">
Publisher: Radio Free Asia (Organization)</text:p>
      <text:p text:style-name="P4">
Published Time: 2023-05-25T10:56:00-04:00</text:p>
      <text:p text:style-name="P4">
Modified Time: 2023-05-25T13:57:57-04:00</text:p>
      <text:p text:style-name="P4">
Description: None</text:p>
      <text:p text:style-name="P4">
Videos: []</text:p>
      <text:p text:style-name="P4">
Audios: ["<text:a xlink:type="simple" xlink:href="https://www.rfa.org/mandarin/yataibaodao/renquanfazhi/gf-0525202309514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38" text:anchor-type="as-char" svg:width="6.9236in" svg:height="4.969358in" draw:z-index="0">
<draw:image xlink:href="../Images/rfamandarin/2023-05-25T10-56-00-04-00/000000.png" xlink:type="simple" xlink:show="embed" xlink:actuate="onLoad" draw:mime-type="image/png"/>
</draw:frame>
异议人士野靖环（左）形容，北京公安的维稳手段不可思议。 <text:a xlink:type="simple" xlink:href="https://www.rfa.org/mandarin/yataibaodao/renquanfazhi/gf-05252023095149.html/@@images/image" text:style-name="Internet_20_link" text:visited-style-name="Visited_20_Internet_20_Link">
</text:a>
野靖环独家提供，拍摄日期不详  <text:a xlink:type="simple" xlink:href="https://www.rfa.org/mandarin/yataibaodao/renquanfazhi/gf-05252023095149.html/@@stream" text:style-name="Internet_20_link" text:visited-style-name="Visited_20_Internet_20_Link">
</text:a>
</text:p>
      <text:p text:style-name="P4">
北京当局打压"709大抓捕"受害律师的行动在升级，目前暂居朋友家的律师王全璋的妻儿5月25日凌晨被公安以调查吸毒为由上门施压。有评论谴责公安，为了维稳知法犯法。</text:p>
      <text:p text:style-name="P4">
<text:a xlink:type="simple" xlink:href="https://www.rfa.org/mandarin/Xinwen/11-05242023163043.html" text:style-name="Internet_20_link" text:visited-style-name="Visited_20_Internet_20_Link">
 <text:span text:style-name="T4">
李文足遭警察要求开门检查 “屋里的人涉嫌吸毒”</text:span>
 </text:a>
  * <text:span text:style-name="T4">
<text:a xlink:type="simple" xlink:href="https://www.rfa.org/mandarin/yataibaodao/renquanfazhi/ec-04272023042944.html" text:style-name="Internet_20_link" text:visited-style-name="Visited_20_Internet_20_Link">
 </text:a>
 </text:span>
</text:p>
      <text:p text:style-name="P4">
面对北京当局的逼迁压力，王全璋的妻子李文足和未成年的儿子王广微自4月底以来，一直居无定所，他们至少换了九个住处。本周他们搬进好友、异议人士野靖环位于西城区的住所，本以为可以暂时安定下来，没想到又要面对新的挑战。</text:p>
      <text:p text:style-name="P4">
5月25日凌晨，西城区广安门外派出所数名公安突然上门，声称接到举报，有人聚众吸毒。</text:p>
      <text:p text:style-name="P4">
公安：“现在有人举报你在里头有吸毒情况。我们要进屋检查。我们要调查是否有这么一回事，是对你的一个澄清。”</text:p>
      <text:p text:style-name="P4">
李文足：“你们的搜查证呢？”</text:p>
      <text:p text:style-name="P4">
公安：“什么叫搜查证？国家在正规的执法。你怎么在阻挠呢？”</text:p>
      <text:p text:style-name="P4">
野靖环对本台表示，公安的行动完全是无中生有，而且涉嫌违反办案程序。</text:p>
      <text:p text:style-name="P4">
野靖环：“李文足算是一个名人吧。我在那个房子里住了二十多年，从来没有涉及吸毒问题，所以突然有人举报聚众吸毒，首先警察应该把证件亮出来，然后你进屋应该拿出搜查证。你怎么可能半夜1点来查吸毒的呢？这件事非常荒唐。”</text:p>
      <text:p text:style-name="P4">
同一个晚上，公安先后三次登门，更一度威胁说要破门，但李文足坚持拒绝让公安进入。野靖环形容，公安的举措不可思议。</text:p>
      <text:p text:style-name="P4">
野靖环：“之前没有这样的例子。之前赶走人的都是房东，或者他们雇用的一些流氓，没有说警察正式出面的。警察这样做完全是违法的。他们明知违法也这样干。所以我觉得这是不可思议的。”</text:p>
      <text:p text:style-name="P4">
在搬进野靖环家之前，李文足租了一所房子，却在搬进去的同一天就遭到身份不明人员滋扰、破坏。</text:p>
      <text:p text:style-name="P4">
野靖环：“来了十几个男的。一进入她租的房子就开始摔东西，砸东西，大喊大叫，他儿子哆嗦不停的哭。房钱也没有退给他们。他们说，‘就杀了你们也没人管’。”</text:p>
      <text:p text:style-name="P4">
据了解，李文足母子还留在野靖环家中，但基于安全考量，两人不敢外出。而律师王全璋目前正在山东公干。</text:p>
      <text:p text:style-name="P4">
<draw:frame draw:style-name="fr1" draw:name="Image39" text:anchor-type="as-char" svg:width="6.9236in" svg:height="4.223075in" draw:z-index="0">
<draw:image xlink:href="../Images/rfamandarin/2023-05-25T10-56-00-04-00/000001.png" xlink:type="simple" xlink:show="embed" xlink:actuate="onLoad" draw:mime-type="image/png"/>
</draw:frame>
709案家属王峭岭谴责北京公安知法犯法（王峭岭独家提供，拍摄日期不详）  <text:a xlink:type="simple" xlink:href="https://www.rfa.org/mandarin/yataibaodao/renquanfazhi/gf-05252023095149.html/m0525gf-2.jpg" text:style-name="Internet_20_link" text:visited-style-name="Visited_20_Internet_20_Link">
</text:a>
</text:p>
      <text:p text:style-name="P4">
另一709案家属王峭岭谴责北京公安知法犯法。</text:p>
      <text:p text:style-name="P4">
王峭岭：“真的是非常离谱。他们明知道里面住的是什么人，但是他们用这种方法上门骚扰，而且打着‘人民警察，上门维护治安，为人民服务’（的旗号）。这特别可笑。”</text:p>
      <text:p text:style-name="P4">
王峭岭和丈夫、律师李和平的房东为了逼迁，早前公然毁坏两人住所的窗户。房东更下令，要他们在本周末前搬走。</text:p>
      <text:p text:style-name="P4">
记者：高锋 责编：许书婷、嘉远 网编：洪伟</text:p>
      <text:p text:style-name="P4">
Source: <text:a xlink:type="simple" xlink:href="https://www.rfa.org/mandarin/yataibaodao/renquanfazhi/gf-05252023095149.html" text:style-name="Internet_20_link" text:visited-style-name="Visited_20_Internet_20_Link">
https://www.rfa.org/mandarin/yataibaodao/renquanfazhi/gf-05252023095149.html</text:a>
</text:p>
      <!--NEWS-->
      <text:h text:style-name="P10" text:outline-level="1">
<text:span text:style-name="T4">
德国经济陷入衰退</text:span>
</text:h>
      <text:p text:style-name="P4">
Author: None (Language: zh)</text:p>
      <text:p text:style-name="P4">
Publisher: None</text:p>
      <text:p text:style-name="P4">
Time: 2023-05-25T11:00:00Z</text:p>
      <text:p text:style-name="P4">
Description: 今年第一季度，德国经济再度滑坡。居高不下的通胀率压制了消费热情，从而对经济复苏起了刹车作用。这也给德国全年经济的走势蒙上了阴影。</text:p>
      <text:p text:style-name="P4">
Videos: []</text:p>
      <text:p text:style-name="P4">
Images: ["<text:a xlink:type="simple" xlink:href="https://static.dw.com/image/64077603_303.jpg" text:style-name="Internet_20_link" text:visited-style-name="Visited_20_Internet_20_Link">
64077603_303.jpg</text:a>
", "<text:a xlink:type="simple" xlink:href="https://static.dw.com/image/64154776_404.jpg" text:style-name="Internet_20_link" text:visited-style-name="Visited_20_Internet_20_Link">
64154776_404.jpg</text:a>
", "<text:a xlink:type="simple" xlink:href="https://static.dw.com/image/64897714_401.jpg" text:style-name="Internet_20_link" text:visited-style-name="Visited_20_Internet_20_Link">
64897714_401.jpg</text:a>
"]</text:p>
      <text:p text:style-name="P4">
Subject: 经济纵横</text:p>
      <text:p text:style-name="P4">
Subjects: ['通货膨胀']</text:p>
      <text:p text:style-name="P4">
Keywords: ['经济萧条', '通货膨胀', '居民消费价格指数', '物价', '能源价格', '预算']</text:p>
      <text:p text:style-name="P4">
ID: 65732918</text:p>
      <!--METADATA-->
      <text:p text:style-name="P4">
<text:a xlink:type="simple" xlink:href="https://www.dw.com/zh/overlay/image/article/65732918/64077603" text:style-name="Internet_20_link" text:visited-style-name="Visited_20_Internet_20_Link">
 <draw:frame draw:style-name="fr1" draw:name="Image40" text:anchor-type="as-char" svg:width="6.9236in" svg:height="3.896998in" draw:z-index="0">
<draw:image xlink:href="../Images/dwzh/2023-05-25T11-00-00Z/64077603_303.jpg" xlink:type="simple" xlink:show="embed" xlink:actuate="onLoad" draw:mime-type="image/jpeg"/>
</draw:frame>
</text:a>
</text:p>
      <text:p text:style-name="P4">
（德国之声中文网）德国联邦统计署周四发布的数据显示，德国经济在冬季总体出现衰退：2023年第一季度同去年第四季度相比，国民生产总值下跌了0.3%。联邦统计署今年四月底还曾做出第一季度经济总体持平的预期。</text:p>
      <text:p text:style-name="P4">
联邦统计署总裁布兰特（Ruth Brand）女士表示： <text:a xlink:type="simple" xlink:href="https://www.dw.com/zh/zh/去年第四季度德国经济萎缩超过预期/a-64812908" text:style-name="Internet_20_link" text:visited-style-name="Visited_20_Internet_20_Link">
</text:a>
，标志着德国经济已经连续两个季度出现负增长。"国民经济一旦连续两个季度出现衰退，即出现了经济学家所谓的"技术性衰退"。但这并不意味着，全年经济都将出现负增长。所幸去年冬季气候较为温和，否则受燃气短缺的影响，经济后果将无法设想。</text:p>
      <text:p text:style-name="P4">
<draw:frame draw:style-name="fr1" draw:name="Image41" text:anchor-type="as-char" svg:width="6.9236in" svg:height="3.889434in" draw:z-index="0">
<draw:image xlink:href="../Images/dwzh/2023-05-25T11-00-00Z/64154776_404.jpg" xlink:type="simple" xlink:show="embed" xlink:actuate="onLoad" draw:mime-type="image/jpeg"/>
</draw:frame>
</text:p>
      <text:p text:style-name="P4">
居高不下的通胀已经令消费者不堪重负。</text:p>
      <text:h text:style-name="P12" text:outline-level="3">
<text:span text:style-name="T4">
专家：出现衰退并不意外</text:span>
</text:h>
      <text:p text:style-name="P4">
LBBW银行的尼可拉斯（Jens Oliver Niklasch）表示， <text:a xlink:type="simple" xlink:href="https://www.dw.com/zh/zh/德国经济景气堪忧-两大机构同时看淡/a-65647555" text:style-name="Internet_20_link" text:visited-style-name="Visited_20_Internet_20_Link">
 </text:a>
。不过，衰退的幅度仍令他感到震惊。"初期参数显示，今年第二季度的形势将同第一季度相似。欧洲央行提高利息后，出现稳定性衰退本是预料之中的事情。但这也是一个让我们以务实态度调整财政政策和经济发展政策的好机会。"</text:p>
      <text:p text:style-name="P4">
尼可拉斯主张，德国应注重讨论中长期内如何发展经济，而不是一味增加企业负担和在预算方面寅吃卯粮。</text:p>
      <text:p text:style-name="P4">
VP银行首席经济师吉策尔（ ThomasGitzel）认为，今年下半年的经济前景已经阴云密布。"届时工业界在疫情之后的复苏表现将大大折扣，因为私人消费预计将持续低迷，而建筑业也仍无法提供发展动力。一般认为，德国经济将在今年下半年继续保持衰退的态势。"</text:p>
      <text:p text:style-name="P4">
<draw:frame draw:style-name="fr1" draw:name="Image42" text:anchor-type="as-char" svg:width="6.9236in" svg:height="3.896998in" draw:z-index="0">
<draw:image xlink:href="../Images/dwzh/2023-05-25T11-00-00Z/64897714_401.jpg" xlink:type="simple" xlink:show="embed" xlink:actuate="onLoad" draw:mime-type="image/jpeg"/>
</draw:frame>
</text:p>
      <text:p text:style-name="P4">
俄乌战争导致能源短缺，并助长了通胀恶化。</text:p>
      <text:h text:style-name="P12" text:outline-level="3">
<text:span text:style-name="T4">
经济前景阴云密布</text:span>
</text:h>
      <text:p text:style-name="P4">
国际货币基金预计，德国今年的经济增长将在零线上下徘徊。居高不下的通胀率将是阻碍经济发展的最大因素，今年四月，德国的通胀率仍保持在7.2%的高水平。</text:p>
      <text:p text:style-name="P4">
商业银行首席经济师克莱姆（JörgKrämer）对德广联表示："大幅上涨的能源价格已经让冬季的经济数据付出了沉重的代价。继昨天发布的商业氛围指数出现下滑之后，其他各项重要的制造业预期指标也都很不理想。"</text:p>
      <text:h text:style-name="P12" text:outline-level="3">
<text:span text:style-name="T4">
越来越多德国人走进当铺</text:span>
</text:h>
      <text:h text:style-name="P12" text:outline-level="3">
<text:span text:style-name="T4">
消费热情明显下滑</text:span>
</text:h>
      <text:p text:style-name="P4">
今年头三个月的私人消费支出同比下降了1.2%。物价不断上涨令消费者的购买力急剧下降。联邦统计署公布的数据显示，同去年第四季度相比，私人家庭在食品、饮料和着装等方面的支出明显减少。</text:p>
      <text:p text:style-name="P4">
Deka银行的朔伊勒（AndreasScheuerle）对德广联表示："高通胀已经令德国消费者不堪重负，这也使得德国经济整体出现下滑。与此同时，官方消费也比上一季度减少了近5%。</text:p>
      <text:p text:style-name="P4">
（德新社，路透社，德广联）</text:p>
      <text:p text:style-name="P4">
Source: <text:a xlink:type="simple" xlink:href="https://www.dw.com/zh/德国经济陷入衰退/a-65732918" text:style-name="Internet_20_link" text:visited-style-name="Visited_20_Internet_20_Link">
https://www.dw.com/zh/德国经济陷入衰退/a-65732918?maca=chi-rss-chi-all-1127-rdf</text:a>
</text:p>
      <!--NEWS-->
      <text:h text:style-name="P10" text:outline-level="1">
<text:span text:style-name="T4">
靠谱的川普？佛州州长德桑蒂斯竞选总统</text:span>
</text:h>
      <text:p text:style-name="P4">
Author: None (Language: zh)</text:p>
      <text:p text:style-name="P4">
Publisher: None</text:p>
      <text:p text:style-name="P4">
Time: 2023-05-25T11:08:00Z</text:p>
      <text:p text:style-name="P4">
Description: 让美国伟大--这是前共和党总统特朗普的口号，如今，同为共和党的佛罗里达州长德桑蒂斯推出的新口号是：让美国像佛罗里达。这位强硬的保守派政界人士试图树立与特朗普不同的形象。</text:p>
      <text:p text:style-name="P4">
Videos: []</text:p>
      <text:p text:style-name="P4">
Images: ["<text:a xlink:type="simple" xlink:href="https://static.dw.com/image/65727535_303.jpg" text:style-name="Internet_20_link" text:visited-style-name="Visited_20_Internet_20_Link">
65727535_303.jpg</text:a>
", "<text:a xlink:type="simple" xlink:href="https://static.dw.com/image/65727445_401.jpg" text:style-name="Internet_20_link" text:visited-style-name="Visited_20_Internet_20_Link">
65727445_401.jpg</text:a>
", "<text:a xlink:type="simple" xlink:href="https://static.dw.com/image/65727433_401.jpg" text:style-name="Internet_20_link" text:visited-style-name="Visited_20_Internet_20_Link">
65727433_401.jpg</text:a>
"]</text:p>
      <text:p text:style-name="P4">
Subject: 时政风云</text:p>
      <text:p text:style-name="P4">
Subjects: []</text:p>
      <text:p text:style-name="P4">
Keywords: ['薄熙来', '中国反腐风暴', '毛泽东', '习近平', '中国共产党第二十次全国代表大会']</text:p>
      <text:p text:style-name="P4">
ID: 65732917</text:p>
      <!--METADATA-->
      <text:p text:style-name="P4">
<text:a xlink:type="simple" xlink:href="https://www.dw.com/zh/overlay/image/article/65732917/65727535" text:style-name="Internet_20_link" text:visited-style-name="Visited_20_Internet_20_Link">
 <draw:frame draw:style-name="fr1" draw:name="Image43" text:anchor-type="as-char" svg:width="6.9236in" svg:height="3.896998in" draw:z-index="0">
<draw:image xlink:href="../Images/dwzh/2023-05-25T11-08-00Z/65727535_303.jpg" xlink:type="simple" xlink:show="embed" xlink:actuate="onLoad" draw:mime-type="image/jpeg"/>
</draw:frame>
</text:a>
</text:p>
      <text:p text:style-name="P4">
Make America Flordia —— 让美国像佛罗里达，这是佛州州长德桑蒂斯的竞选口号</text:p>
      <text:p text:style-name="P4">
（德国之声中文网）44岁的德桑蒂斯（RonDeSantis）最近一直在各州巡回，为共和党总统初选造势。他所传递的信息很简单：没有哪个州比佛州更成功。他的竞选口号就是：德桑蒂斯2024--让美国像佛罗里达（Make America Florida）。</text:p>
      <text:p text:style-name="P4">
竞选巡回前的3月底，德桑蒂斯还推出一本新书，开篇便讲述了他幸福的童年，以及特别是对美国全民运动棒球的热爱。</text:p>
      <text:p text:style-name="P4">
正是他的体育天赋为他打开了耶鲁大学历史学的大门。而之后，他的经历也颇为顺利：当了一年历史老师后，他在哈佛大学就读法律学。在哈佛的第二年，他成为美国海军的候补军官，之后担任关塔那摩监狱的军事司法人员，在伊拉克战争中任特种部队海豹突击队的顾问，获得一些军功章，并且至今仍是预备役军官。</text:p>
      <text:h text:style-name="P12" text:outline-level="3">
<text:span text:style-name="T4">
从议员到州长</text:span>
</text:h>
      <text:p text:style-name="P4">
2012年，在担任两年检察官之后，他步入政界。德桑蒂斯在国会众议员当了六年议员，2018年参加佛罗里达州长共和党内初选，并获胜。11月，他以微弱优势战胜了民主党竞争对手。2022年底，已婚、有三个孩子的德桑蒂斯甚至以明显优势再次胜选州长。</text:p>
      <text:p text:style-name="P4">
这位州长在他的家乡主要凭借良好的经济数据、减税和自由主义的新冠政策得分。他的新冠政策口号就是：要自由，不要福奇主义。福奇是知名的病毒学家。德桑蒂斯则反对实施限制措施，禁止公司要求员工出示疫苗证明。尽管也有批评，但许多佛罗里达人对此十分支持。</text:p>
      <text:p text:style-name="P4">
<draw:frame draw:style-name="fr1" draw:name="Image44" text:anchor-type="as-char" svg:width="6.9236in" svg:height="3.896998in" draw:z-index="0">
<draw:image xlink:href="../Images/dwzh/2023-05-25T11-08-00Z/65727445_401.jpg" xlink:type="simple" xlink:show="embed" xlink:actuate="onLoad" draw:mime-type="image/jpeg"/>
</draw:frame>
</text:p>
      <text:p text:style-name="P4">
德桑蒂斯在家乡佛州得分的主要原因是经济数据良好、减税和自由派的新冠政策</text:p>
      <text:h text:style-name="P12" text:outline-level="3">
<text:span text:style-name="T4">
德桑蒂斯与特朗普：不再是好朋友</text:span>
</text:h>
      <text:p text:style-name="P4">
特朗普曾对他的支持者德桑蒂斯予以扶持，并称这位政治后继者"聪明的年轻领袖"。直到前总统发现，后继者成为他的竞争者。此后，特朗普训斥德桑蒂斯是假冒伪善、不知感激的政客。</text:p>
      <text:p text:style-name="P4">
德桑蒂斯面对特朗普攻击之词的策略是：忽略。在选战中，这位佛州州长试图树立没有丑闻、没有混乱和法律纠纷的强硬保守派形象。许多人称他是"有脑的特朗普"。</text:p>
      <text:p text:style-name="P4">
不过，德桑蒂斯比他年长32岁的同党竞选人有一点不足：特朗普轻易就可以让一个巨大的场馆大厅人气沸腾，而德桑蒂斯则不那么亲近人群。</text:p>
      <text:h text:style-name="P12" text:outline-level="3">
<text:span text:style-name="T4">
佛州的反"觉醒文化"议程</text:span>
</text:h>
      <text:p text:style-name="P4">
所谓"觉醒文化"（woke），指的是反对各种社会歧视。而德桑蒂斯在佛州则禁止在学校开设性取向和性别认同的课程。此外，限制在学校教授反种族理论。禁止跨性别学生参加公立学校女生体育校队。再就是，禁止在学校讲台展示同性伴侣的图片。</text:p>
      <text:p text:style-name="P4">
德桑蒂斯说："我们要做到，父母送孩子到学校是为了获得教育，而不是被灌输意识形态。"</text:p>
      <text:p text:style-name="P4">
此外，德桑蒂斯还在美国最高法院推翻堕胎权利之前，就已在该州实施怀孕15周以上的堕胎禁令。15周以后，仅在母亲有生命危险等特殊情况下允许堕胎，但因遭强暴怀孕不在例外之列。</text:p>
      <text:p text:style-name="P4">
<draw:frame draw:style-name="fr1" draw:name="Image45" text:anchor-type="as-char" svg:width="6.9236in" svg:height="3.896998in" draw:z-index="0">
<draw:image xlink:href="../Images/dwzh/2023-05-25T11-08-00Z/65727433_401.jpg" xlink:type="simple" xlink:show="embed" xlink:actuate="onLoad" draw:mime-type="image/jpeg"/>
</draw:frame>
</text:p>
      <text:p text:style-name="P4">
在面对中共的态度上，德桑蒂斯表现得颇为强硬。他5月初曾推出法案，禁止中国代理人在佛州购买敏感地块</text:p>
      <text:h text:style-name="P12" text:outline-level="3">
<text:span text:style-name="T4">
佛州禁止中国人购买农地和敏感设施地块</text:span>
</text:h>
      <text:p text:style-name="P4">
倘若德桑蒂斯不但在共和党初选胜过特朗普，而且还随后击败民主党在任总统拜登，那么，他的外交政策可能对左翼自由派的美国人来说相当不舒服。德桑蒂斯对福克斯新闻网就美国在乌克兰的参与表态说，进一步卷入乌克兰与俄罗斯的领土之争并非美国的核心国家利益。</text:p>
      <text:p text:style-name="P4">
在对华问题上，5月初， <text:a xlink:type="simple" xlink:href="https://www.dw.com/zh/zh/美国多地限制中国人买地买房不全是真相/a-65625492" text:style-name="Internet_20_link" text:visited-style-name="Visited_20_Internet_20_Link">
 </text:a>
。德桑蒂斯在政府的新闻稿中称："佛州正在采取行动，抵制美国最大的地缘政治威胁--中国共产党。"他说："我很自豪签署这份法案，阻止中国代理人购买我们的农田和我们的军事基地及关键基础设施附近的土地。"</text:p>
      <text:p text:style-name="P4">
德桑蒂斯同时还签署了另外两份法案，并表示分别是为了阻止敏感的数据被储存在中国，以及阻止中国共产党在佛州各层级学校对教育体制施加影响。他说："我们正在贯彻对于打压共产中国的承诺。"</text:p>
      <text:p text:style-name="P4">
Source: <text:a xlink:type="simple" xlink:href="https://www.dw.com/zh/靠谱的川普？佛州州长德桑蒂斯竞选总统/a-65732917" text:style-name="Internet_20_link" text:visited-style-name="Visited_20_Internet_20_Link">
https://www.dw.com/zh/靠谱的川普？佛州州长德桑蒂斯竞选总统/a-65732917?maca=chi-rss-chi-all-1127-rdf</text:a>
</text:p>
      <!--NEWS-->
      <text:h text:style-name="P10" text:outline-level="1">
<text:span text:style-name="T4">
中国企业职工周均工作时长创二十年新高</text:span>
</text:h>
      <text:p text:style-name="P4">
Author: None</text:p>
      <text:p text:style-name="P4">
Publisher: Radio Free Asia (Organization)</text:p>
      <text:p text:style-name="P4">
Published Time: 2023-05-25T11:10:00-04:00</text:p>
      <text:p text:style-name="P4">
Modified Time: 2023-05-25T15:00:16-04:00</text:p>
      <text:p text:style-name="P4">
Description: None</text:p>
      <text:p text:style-name="P4">
Videos: []</text:p>
      <text:p text:style-name="P4">
Audios: ["<text:a xlink:type="simple" xlink:href="https://www.rfa.org/mandarin/yataibaodao/shehui/sc-052520230942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46" text:anchor-type="as-char" svg:width="6.9236in" svg:height="4.612011in" draw:z-index="0">
<draw:image xlink:href="../Images/rfamandarin/2023-05-25T11-10-00-04-00/000000.png" xlink:type="simple" xlink:show="embed" xlink:actuate="onLoad" draw:mime-type="image/png"/>
</draw:frame>
 资料图片：一名员工在北京一家科技公司工作美联社资料图片  <text:a xlink:type="simple" xlink:href="https://www.rfa.org/mandarin/yataibaodao/shehui/sc-05252023094241.html/@@stream" text:style-name="Internet_20_link" text:visited-style-name="Visited_20_Internet_20_Link">
</text:a>
</text:p>
      <text:p text:style-name="P4">
中国国家统计局近日公布的数据显示，今年4月份，中国全国企业的就业人员每周平均工作时间高达48.8小时，达到20年来最高值。这意味着，如果按照每周5天工作制计算，中国全国企业就业人员平均每天工作时间接近10小时。</text:p>
      <text:p text:style-name="Horizontal_20_Line"/>
      <ul>
        <li>
<text:span text:style-name="T4">
<text:a xlink:type="simple" xlink:href="https://www.rfa.org/mandarin/yataibaodao/huanjing/sc-04142023122641.html" text:style-name="Internet_20_link" text:visited-style-name="Visited_20_Internet_20_Link">
 </text:a>
 </text:span>
  * <text:span text:style-name="T4">
<text:a xlink:type="simple" xlink:href="https://www.rfa.org/mandarin/Xinwen/5-04072023142507.html" text:style-name="Internet_20_link" text:visited-style-name="Visited_20_Internet_20_Link">
 </text:a>
 </text:span>
  * <text:span text:style-name="T4">
<text:a xlink:type="simple" xlink:href="https://www.rfa.org/mandarin/yataibaodao/meiti/tj-04052023111949.html" text:style-name="Internet_20_link" text:visited-style-name="Visited_20_Internet_20_Link">
 </text:a>
 </text:span>
</li>
      </ul>
      <text:p text:style-name="P4">
<text:span text:style-name="T4">
工作时间明显超过《劳动法》规定 加班到半夜不是个例</text:span>
</text:p>
      <text:p text:style-name="P4">
在深圳工作多年的陈小姐接受本台采访时，向记者讲述了她两年来的工作时长。从事广告行业的她表示，在不加班的情况下，她每周的工作时间就是五天40小时。但是，在每年三分之一的时间中，她都需要加班，每周工作超过50个小时，甚至有工作到午夜之后的情况，令她感到十分疲劳。在谈到加班的待遇时，她说道：“加班时间是很长的，但是加班通常都是没有加班费的，就只是给你一些餐补、一些交通费而已。”</text:p>
      <text:p text:style-name="P4">
值得注意的是，根据中国目前施行的《劳动法》规定，中国实行“劳动者每日工作时间不超过八小时、平均每周工作时间不超过四十四小时的工时制度”。这意味着，中国企业就业人员的平均工作时间已经明显超过了中国《劳动法》的规定。</text:p>
      <text:p text:style-name="P4">
在广州从事新媒体工作的何先生向记者讲述了他的工作时长，他表示：“每周大概工作45到55个小时，从早上10点到晚上10点之间一般都可以工作，取决于甲方的需求和是（行业的）淡季或者旺季。”</text:p>
      <text:p text:style-name="P4">
何先生说，有时候工作到更晚也是有的，因为在这种情况下：“在按照规定（应该）下班的时间下午五六点，领导才从甲方那边开完会回来。所以说，我们从六点、七点开始又可能要赶甲方的方案，赶到十一二点也是很正常的。”</text:p>
      <text:p text:style-name="P4">
中国国家统计局公布的数据显示，近年来，中国企业就业人员每周平均工作时间在逐步攀升，在2020、2021和2022年这三年各自的前八个月，分别是45.1、47.1和47.3小时。今年3月，这一平均工作时间已攀升到了48.7小时，比今年4月少0.1小时。根据中国媒体搜狐新闻的报道，在2021年以后，中国劳动者工作时长和GDP增长的相关性变弱，出现了“劳动者工作时间一路攀升，但经济增长放缓”的现象。</text:p>
      <text:p text:style-name="P4">
<draw:frame draw:style-name="fr1" draw:name="Image47" text:anchor-type="as-char" svg:width="6.9236in" svg:height="4.381341in" draw:z-index="0">
<draw:image xlink:href="../Images/rfamandarin/2023-05-25T11-10-00-04-00/000001.png" xlink:type="simple" xlink:show="embed" xlink:actuate="onLoad" draw:mime-type="image/png"/>
</draw:frame>
江苏省连云港一名工人正在处理風力機輪轂。(法新社图片)  <text:a xlink:type="simple" xlink:href="https://www.rfa.org/mandarin/yataibaodao/shehui/sc-05252023094241.html/000_33a87wh.jpg" text:style-name="Internet_20_link" text:visited-style-name="Visited_20_Internet_20_Link">
</text:a>
</text:p>
      <text:p text:style-name="P4">
<text:span text:style-name="T4">
中国网友表示：“我们连战俘都不如”</text:span>
</text:p>
      <text:p text:style-name="P4">
何先生也告诉记者，他在加班时是没有加班费的，只能报销一顿饭和打车费。而根据他所知的情况：“中小型企业就没有哪个会正规发放加班费的。很多时候不是名义上很正式的、要去办公室的加班，但是你还是需要在家里完成相应的工作，这会占用你双休日和节假日的时间。”</text:p>
      <text:p text:style-name="P4">
何先生表示，加班现象不只出现在企业中。在他的社交圈子中：“做政府公务员的朋友，在节假日或者双休日也会时不时被领导叫去加班，这也是很常见的。”</text:p>
      <text:p text:style-name="P4">
在中国社交媒体微博上，“企业职工周均工作48.8小时”作为热搜话题，截止到记者发稿时已经引来了超过370万次阅读。有网友调侃道：“这代表着……我们连战俘都不如的意思嘛……”也有人认为，每周实际的工作时长比统计数据所反映的更高，并说在中国国内“任何一家企事业单位，至少有一半人都远超这个工作时间。”</text:p>
      <text:p text:style-name="P4">
记者：孙诚 责编: 嘉远 网编: 何足</text:p>
      <text:p text:style-name="P4">
Source: <text:a xlink:type="simple" xlink:href="https://www.rfa.org/mandarin/yataibaodao/shehui/sc-05252023094241.html" text:style-name="Internet_20_link" text:visited-style-name="Visited_20_Internet_20_Link">
https://www.rfa.org/mandarin/yataibaodao/shehui/sc-05252023094241.html</text:a>
</text:p>
      <!--NEWS-->
      <text:h text:style-name="P10" text:outline-level="1">
<text:span text:style-name="T4">
国际移民组织：苏丹冲突已致逾130万人流离失所</text:span>
</text:h>
      <text:p text:style-name="P4">
Author: 联合早报 (Person)</text:p>
      <text:p text:style-name="P4">
Publisher: 联合早报 (Organization)</text:p>
      <text:p text:style-name="P4">
Published Time: 2023-05-25T11:13</text:p>
      <text:p text:style-name="P4">
Modified Time: 2023-05-25T11:13</text:p>
      <text:p text:style-name="P4">
Description: 国际移民组织发布苏丹局势最新报告说，苏丹冲突已导致130余万人流离失所，其中难民近32万人。这份于星期三（5月24日）发布的报告显示，自4月15日苏丹冲突爆发，迄今约104万200...</text:p>
      <text:p text:style-name="P4">
Videos: []</text:p>
      <text:p text:style-name="P4">
Audios: []</text:p>
      <text:p text:style-name="P4">
Images: []</text:p>
      <text:p text:style-name="P4">
Type: NewsArticle</text:p>
      <text:p text:style-name="P4">
Breadcrumbs: ['即时', '国际']</text:p>
      <text:p text:style-name="P4">
Keywords: ['苏丹', '移民']</text:p>
      <!--METADATA-->
      <text:p text:style-name="P4">
国际移民组织发布苏丹局势最新报告说，苏丹冲突已导致130余万人流离失所，其中难民近32万人。</text:p>
      <text:p text:style-name="P4">
这份于星期三（5月24日）发布的报告显示，自4月15日苏丹冲突爆发，迄今约104万2000人在苏丹境内流离失所，31万9900人逃往苏丹邻国，总人数超过136万人。</text:p>
      <text:p text:style-name="P4">
在苏丹邻国中，目前埃及收容的难民最多，总人数超过13万2000人；其次是乍得和南苏丹，分别收容8万人和6万9000人；此外，埃塞俄比亚收容2万6800人，中非共和国收容9800余人，利比亚收容1000余人。</text:p>
      <text:p text:style-name="P4">
对于苏丹境内流离失所人员，报告警告女性面临的暴力风险加大，尤其是跨州逃亡的妇女和女孩受到的性暴力、性剥削和虐待威胁日益加剧。</text:p>
      <text:p text:style-name="P4">
与此同时，由于苏丹各地物价持续上涨，交通运输价格随着燃料涨价不断攀升，包括银行服务在内的基本服务及商品供应依然有限。</text:p>
      <text:p text:style-name="P4">
为缓解人道主义形势，报告呼吁苏丹各方确保人道主义工作者的安全，允许他们自由出入，以帮助最脆弱的群体。</text:p>
      <text:p text:style-name="P4">
除了流离失所人数持续增加，联合国难民署之前说，当地雨季即将到来，大量流离失所人员却无处栖身，苏丹援助工作将变得更为紧迫。</text:p>
      <text:p text:style-name="P4">
Source: <text:a xlink:type="simple" xlink:href="https://www.zaobao.com.sg/realtime/world/story20230525-1397969" text:style-name="Internet_20_link" text:visited-style-name="Visited_20_Internet_20_Link">
https://www.zaobao.com.sg/realtime/world/story20230525-1397969</text:a>
</text:p>
      <!--NEWS-->
      <text:h text:style-name="P10" text:outline-level="1">
<text:span text:style-name="T4">
"六四"34周年　纪念馆凝聚两代人民主抗争精神</text:span>
</text:h>
      <text:p text:style-name="P4">
Author: None</text:p>
      <text:p text:style-name="P4">
Publisher: Radio Free Asia (Organization)</text:p>
      <text:p text:style-name="P4">
Published Time: 2023-05-25T11:20:00-04:00</text:p>
      <text:p text:style-name="P4">
Modified Time: 2023-05-25T21:05:06-04:00</text:p>
      <text:p text:style-name="P4">
Description: None</text:p>
      <text:p text:style-name="P4">
Videos: []</text:p>
      <text:p text:style-name="P4">
Audios: ["<text:a xlink:type="simple" xlink:href="https://www.rfa.org/mandarin/yataibaodao/zhengzhi/hcm2-0525202310055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48" text:anchor-type="as-char" svg:width="6.9236in" svg:height="3.88615in" draw:z-index="0">
<draw:image xlink:href="../Images/rfamandarin/2023-05-25T11-20-00-04-00/000000.png" xlink:type="simple" xlink:show="embed" xlink:actuate="onLoad" draw:mime-type="image/png"/>
</draw:frame>
"亚洲很想聊"探讨六四34周年，民主纪念馆串起两代抗争精神。 <text:a xlink:type="simple" xlink:href="https://www.rfa.org/mandarin/yataibaodao/zhengzhi/hcm2-05252023100556.html/@@images/image" text:style-name="Internet_20_link" text:visited-style-name="Visited_20_Internet_20_Link">
</text:a>
节目截图  <text:a xlink:type="simple" xlink:href="https://www.rfa.org/mandarin/yataibaodao/zhengzhi/hcm2-05252023100556.html/@@stream" text:style-name="Internet_20_link" text:visited-style-name="Visited_20_Internet_20_Link">
</text:a>
</text:p>
      <text:p text:style-name="P4">
今年是"六四"事件34周年，"六四"纪念馆也即将在美国纽约曼哈顿揭幕。原天安门学生领袖王丹在本台《亚洲很想聊》节目中，分享了纪念馆的筹备过程。</text:p>
      <text:p text:style-name="P4">
<text:a xlink:type="simple" xlink:href="https://www.rfa.org/mandarin/yataibaodao/meiti/hx1-05232023092839.html" text:style-name="Internet_20_link" text:visited-style-name="Visited_20_Internet_20_Link">
 <text:span text:style-name="T4">
六四前夕维稳 中国多地警方要求调查青少年手机</text:span>
 </text:a>
  * <text:span text:style-name="T4">
<text:a xlink:type="simple" xlink:href="https://www.rfa.org/mandarin/yataibaodao/renquanfazhi/gf-04052023073746.html" text:style-name="Internet_20_link" text:visited-style-name="Visited_20_Internet_20_Link">
 </text:a>
 </text:span>
</text:p>
      <text:p text:style-name="P4">
八九学运领袖王丹发起筹建六四纪念馆，他表示，当初预计筹款五十万美元，除了参与运动的五十多位民运人士合力捐赠七万多美元外，其余都是小额捐款，其中有十几笔捐赠刚好是“89块6毛4”，积沙成塔，靠着众人的力量，纪念馆终于即将落脚在纽约的时代广场旁。</text:p>
      <text:p text:style-name="P4">
王丹在《亚洲很想聊》节目中提到，馆名是由已逝的赵紫阳秘书鲍彤题字。鲍彤去世一年前已经非常虚弱，众人不敢催促，尽管住院时连提笔的力气都没有，但鲍彤在临终前还是坚持完成为馆名题字。</text:p>
      <text:p text:style-name="P4">
“六四纪念馆这五个字是鲍彤先生留在这世界上最后的墨宝，最后献给了六四纪念馆，精神上的象征意义，甚至是政治符号意义和隐喻意义非常强烈。虽然看起来是个巧合，但是这背后的力量很能打动人。”王丹说道。</text:p>
      <text:p text:style-name="P4">
<draw:frame draw:style-name="fr1" draw:name="Image49" text:anchor-type="as-char" svg:width="6.9236in" svg:height="1.413118in" draw:z-index="0">
<draw:image xlink:href="../Images/rfamandarin/2023-05-25T11-20-00-04-00/000001.png" xlink:type="simple" xlink:show="embed" xlink:actuate="onLoad" draw:mime-type="image/png"/>
</draw:frame>
 鲍彤为六四纪念馆题写的馆名。 (网络图片)  <text:a xlink:type="simple" xlink:href="https://www.rfa.org/mandarin/yataibaodao/zhengzhi/hcm2-05252023100556.html/image1.jpg" text:style-name="Internet_20_link" text:visited-style-name="Visited_20_Internet_20_Link">
</text:a>
</text:p>
      <text:p text:style-name="P4">
<text:span text:style-name="T4">
六四纪念馆鲍彤题字 颜柯夫赠画</text:span>
</text:p>
      <text:p text:style-name="P4">
除了鲍彤的墨宝外，艺术家颜柯夫也捐赠了一幅2008年的画作《非关宗教》。他在节目中解释创作的立意，在中国出生的人思想和认知都被洗脑，就像木头人一样，不能主宰自己的命运。但是，人性与生俱来的DNA就是向往自由。自己画的就是木偶人在祈祷，当他觉醒开了眼界，自然对民主有所追求。</text:p>
      <text:p text:style-name="P4">
颜柯夫：“所以我们才有六四，吊诡的是，我们从小受马克思主义教育，六四为什么我们还去反对它？至少就我而言，就是一种人性的觉醒。那张画代表民主是不可挡的，我们对自由的向往是不可挡的。”</text:p>
      <text:p text:style-name="P4">
颜柯夫感叹，多年前在北京，同一届的同学举办一个毕业展“莫忘初衷”，很明显地感受到当局开始收缩言论，尤其是与思想有关，艺术家对于创作自由一向都比较敏感。他说，尤其在习近平上台后，往前走走不下去，危及到政权只能往回走：“为什么往回走？不是他笨，因为没有路了。就像爬山一样，走到一个地方已经没有路，再往前面就是悬崖了。”</text:p>
      <text:p text:style-name="P4">
<draw:frame draw:style-name="fr1" draw:name="Image50" text:anchor-type="as-char" svg:width="6.9236in" svg:height="3.894525in" draw:z-index="0">
<draw:image xlink:href="../Images/rfamandarin/2023-05-25T11-20-00-04-00/000002.png" xlink:type="simple" xlink:show="embed" xlink:actuate="onLoad" draw:mime-type="image/png"/>
</draw:frame>
画家颜柯夫在节目解析，中国清算蔓延至艺术界就是个笑话。(节目截图)  <text:a xlink:type="simple" xlink:href="https://www.rfa.org/mandarin/yataibaodao/zhengzhi/hcm2-05252023100556.html/984f67ef592b.jpg" text:style-name="Internet_20_link" text:visited-style-name="Visited_20_Internet_20_Link">
</text:a>
</text:p>
      <text:p text:style-name="P4">
<text:span text:style-name="T4">
中国艺术作品大起大落 成也题材败也题材</text:span>
</text:p>
      <text:p text:style-name="P4">
曾经的中国艺术品市场蓬勃发展，《亚洲很想聊》节目主持人戴忠仁形容，中国当代作品的价格“不是搭直升机，而是以火箭喷发”。</text:p>
      <text:p text:style-name="P4">
主持人问到，放弃这么庞大的市场，难道不觉得可惜吗？颜柯夫提到，他接触几位中国知名的画家，在市场炙手可热，然而他们却不快乐：“不快乐的原因，不要讲陈义过高的自由，因为他没办法画其他的东西，他很早就被定型。”</text:p>
      <text:p text:style-name="P4">
他举例，像是张晓刚一辈子画“家庭”系列都画腻了，但是已经被市场绑架。近期，以“大笑”系列闻名的岳敏君，过去在香港苏富比拍卖会画作动辄数百万港币，如今却因为绘画军人“大笑”涉嫌丑化亵渎解放军。曾经跟岳敏君把酒言欢的颜柯夫说，岳敏君画作里的笑，说白了就是“傻笑”：“在大陆那种大的浪潮里，艺术家被搞得就发疯了，每个人都疯了，赚钱赚疯了，想钱想疯了。什么奇奇怪怪的事情都有，就是一个很魔幻的一个地方，大家只有傻笑，就那么简单。”</text:p>
      <text:p text:style-name="P4">
<draw:frame draw:style-name="fr1" draw:name="Image51" text:anchor-type="as-char" svg:width="6.9236in" svg:height="8.870289in" draw:z-index="0">
<draw:image xlink:href="../Images/rfamandarin/2023-05-25T11-20-00-04-00/000003.png" xlink:type="simple" xlink:show="embed" xlink:actuate="onLoad" draw:mime-type="image/png"/>
</draw:frame>
 捐给64纪念馆的作品（颜柯夫提供）  <text:a xlink:type="simple" xlink:href="https://www.rfa.org/mandarin/yataibaodao/zhengzhi/hcm2-05252023100556.html/975e95dc5b976559.jpg" text:style-name="Internet_20_link" text:visited-style-name="Visited_20_Internet_20_Link">
</text:a>
</text:p>
      <text:p text:style-name="P4">
<text:span text:style-name="T4">
"辱军"敏感神经 中国严打之手伸及艺术界</text:span>
</text:p>
      <text:p text:style-name="P4">
不只是岳敏君，就连脱口秀演员李昊石(House)只因为“作风优良，能打胜仗”八个字就被停演，被批“辱军”，这看在颜柯夫眼里非常荒诞：“作为一个艺术家来讲，我无法理解现在可以极端到这种程度。像笑果，一个笑话要被罚千万人民币以上，我觉得整件事情就是个笑话。”</text:p>
      <text:p text:style-name="P4">
中国近几年严打黑手遍及各行各业，如今连表演艺术界也无法幸免，让人不禁联想是否文革再起。在高压统治下，当代的年轻人还能像八九民运世代那样，有机会上街表达不满情绪吗？王丹表示，不同世代有不同的抗争方式，八十年代较自由奔放，上街抗争经常发生；如今充满恐惧，年轻人有自己的反抗方式，“躺平”也是一种手段。</text:p>
      <text:p text:style-name="P4">
他说，“‘我们是最后一代’，连孩子都不要了，我们不生了。严格来讲，从政治学意义和历史学意义上来讲，这不就是非暴力不合作吗？”王丹认为，中国年轻世代是玩游戏长大，在他们的世界里是经得起开玩笑的，在这样的环境下成长，社会突然封闭了，连开玩笑都是禁忌，绝对不可能打从心底拥护这样的政权。</text:p>
      <text:p text:style-name="P4">
<draw:frame draw:style-name="fr1" draw:name="Image52" text:anchor-type="as-char" svg:width="6.9236in" svg:height="4.388197in" draw:z-index="0">
<draw:image xlink:href="../Images/rfamandarin/2023-05-25T11-20-00-04-00/000004.png" xlink:type="simple" xlink:show="embed" xlink:actuate="onLoad" draw:mime-type="image/png"/>
</draw:frame>
八九学运领袖王丹指出，小额捐款累计五十万美元，筹设六四纪念馆。(节目截图)  <text:a xlink:type="simple" xlink:href="https://www.rfa.org/mandarin/yataibaodao/zhengzhi/hcm2-05252023100556.html/738b4e39.jpg" text:style-name="Internet_20_link" text:visited-style-name="Visited_20_Internet_20_Link">
</text:a>
</text:p>
      <text:p text:style-name="P4">
<text:span text:style-name="T4">
六四火种 薪火相传</text:span>
</text:p>
      <text:p text:style-name="P4">
但是王丹并不悲观。他认为，尽管六四经过34个年头，但是从历史的角度评价一个运动成功与否，虽然表面上运动遭到政权碾压，如同香港反送中运动，《香港国安法》实施后，像是黄之锋这样的领袖人物被逮捕。中国在全球扩张的同时，反而引起自由世界的反弹，遭到孤立，这将激发出更多人对它的警惕和抵抗。</text:p>
      <text:p text:style-name="P4">
王丹：“黄之锋虽然被捕了，这些少数人的牺牲，它带来了一个巨大的成就，就是整个世代的人对于现实的清醒。”</text:p>
      <text:p text:style-name="P4">
王丹认为，去年发生的白纸运动就是“六四”的翻版，追求自由的脉络与精神并未被斩断。他强调，两代人的追求有其相同之处，希望通过六四纪念馆和相关纪念活动，能把不同时代追求自由的精神串连在一起。</text:p>
      <text:p text:style-name="P4">
记者：黄春梅 责编：许书婷、何平 网编：洪伟</text:p>
      <text:p text:style-name="P4">
Source: <text:a xlink:type="simple" xlink:href="https://www.rfa.org/mandarin/yataibaodao/zhengzhi/hcm2-05252023100556.html" text:style-name="Internet_20_link" text:visited-style-name="Visited_20_Internet_20_Link">
https://www.rfa.org/mandarin/yataibaodao/zhengzhi/hcm2-05252023100556.html</text:a>
</text:p>
      <!--NEWS-->
      <text:h text:style-name="P10" text:outline-level="1">
<text:span text:style-name="T4">
中美商务部长将会晤</text:span>
</text:h>
      <text:p text:style-name="P4">
Author: None</text:p>
      <text:p text:style-name="P4">
Publisher: Radio Free Asia (Organization)</text:p>
      <text:p text:style-name="P4">
Published Time: 2023-05-25T11:23:43-04:00</text:p>
      <text:p text:style-name="P4">
Modified Time: 2023-05-25T11:23: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2.311589in" draw:z-index="0">
<draw:image xlink:href="../Images/rfamandarin/2023-05-25T11-23-43-04-00/000000.png" xlink:type="simple" xlink:show="embed" xlink:actuate="onLoad" draw:mime-type="image/png"/>
</draw:frame>
 中国商务部部长王文涛将与美国商务部长雷蒙多会面 <text:a xlink:type="simple" xlink:href="https://www.rfa.org/mandarin/Xinwen/1-05252023111931.html/@@images/image" text:style-name="Internet_20_link" text:visited-style-name="Visited_20_Internet_20_Link">
</text:a>
路透社/美联社资料图片合成据中国官媒中新社报道，商务部新闻发言人束珏婷周四（5月25日）在例行记者会上介绍，中国商务部部长王文涛25日至26日将参加APEC贸易部长会，期间将与美国商务部长雷蒙多和贸易代表戴琪会谈，就中美经贸关系和双方共同关注的问题和美方交流。这次会议是在美国密歇根州底特律市举行。据路透社报道，有消息人士透露，王文涛可能会在首都华盛顿会见雷蒙多，然后前往底特律参加APEC部长会议，在APEC会议期间会见戴琪。王文涛周一会见了在上海的美国公司代表，包括强生、3M和霍尼韦尔等公司，并告诉他们，中国将继续欢迎美国背景的公司在中国发展，实现双赢。但中国在上周日刚刚宣布，美国芯片制造商美光的产品有国家安全风险，禁止中国公司购买它的芯片。 （责编：王允）</text:p>
      <text:p text:style-name="P4">
Source: <text:a xlink:type="simple" xlink:href="https://www.rfa.org/mandarin/Xinwen/1-05252023111931.html" text:style-name="Internet_20_link" text:visited-style-name="Visited_20_Internet_20_Link">
https://www.rfa.org/mandarin/Xinwen/1-05252023111931.html</text:a>
</text:p>
      <!--NEWS-->
      <text:h text:style-name="P10" text:outline-level="1">
<text:span text:style-name="T4">
监管缺失？长城汽车举报比亚迪排放不达标</text:span>
</text:h>
      <text:p text:style-name="P4">
Author: None</text:p>
      <text:p text:style-name="P4">
Publisher: Radio Free Asia (Organization)</text:p>
      <text:p text:style-name="P4">
Published Time: 2023-05-25T11:31:00-04:00</text:p>
      <text:p text:style-name="P4">
Modified Time: 2023-05-25T11:41: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4.612011in" draw:z-index="0">
<draw:image xlink:href="../Images/rfamandarin/2023-05-25T11-31-00-04-00/000000.png" xlink:type="simple" xlink:show="embed" xlink:actuate="onLoad" draw:mime-type="image/png"/>
</draw:frame>
 比亚迪汽车公司仔北京的一处销售点，顾客正在检视新车。<text:a xlink:type="simple" xlink:href="https://www.rfa.org/mandarin/Xinwen/2-05252023112449.html/@@images/image" text:style-name="Internet_20_link" text:visited-style-name="Visited_20_Internet_20_Link">
 </text:a>
美联社资料图片中国汽车制造商长城汽车周四（5月25日）上午举报中国新能源汽车巨头比亚迪两款车型涉嫌排放不达标。比亚迪当天中午就回应说，公司产品符合国家标准，并反对不正当竞争。据澎湃新闻网报道，长城汽车是4月11日向中国生态环境部、市场监督管理总局、工业和信息化部等部门举报的，指控比亚迪的两款车型采用常压油箱，使得整车蒸发污染物排放不达标。事件发生后，比亚迪和长城汽车的股价在当天均走低，比亚迪跌幅达1%，长城汽车跌了4%。值得注意的是，比亚迪本月初宣布，公司4月份新能源车销售量同比增长94%，并成为今年第一季度最畅销汽车品牌。而长城4月份销量同比下滑41%。比亚迪排放物污染达标问题去年就有苗头，有很多网友通过易车等汽车网站的社媒平台披露，比亚迪海豚车型空调喷出粉末氢氧化铝，可能对消费者健康有害，但比亚迪提出的解决方案并不让人满意。这次长城举报的事件发生后，推特上有网友评价说，在国内监管责任人缺失的背景下，终于有了解情况的同行站出来了。（责编：王允）</text:p>
      <text:p text:style-name="P4">
Source: <text:a xlink:type="simple" xlink:href="https://www.rfa.org/mandarin/Xinwen/2-05252023112449.html" text:style-name="Internet_20_link" text:visited-style-name="Visited_20_Internet_20_Link">
https://www.rfa.org/mandarin/Xinwen/2-05252023112449.html</text:a>
</text:p>
      <!--NEWS-->
      <text:h text:style-name="P10" text:outline-level="1">
<text:span text:style-name="T4">
王沪宁去了新疆 首先强调社会稳定</text:span>
</text:h>
      <text:p text:style-name="P4">
Author: None</text:p>
      <text:p text:style-name="P4">
Publisher: Radio Free Asia (Organization)</text:p>
      <text:p text:style-name="P4">
Published Time: 2023-05-25T11:35:52-04:00</text:p>
      <text:p text:style-name="P4">
Modified Time: 2023-05-25T11:35: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4.433337in" draw:z-index="0">
<draw:image xlink:href="../Images/rfamandarin/2023-05-25T11-35-52-04-00/000000.png" xlink:type="simple" xlink:show="embed" xlink:actuate="onLoad" draw:mime-type="image/png"/>
</draw:frame>
中共中央政治局常委、全国政协主席王沪宁本周在新疆调研（5月22日至24日） <text:a xlink:type="simple" xlink:href="https://www.rfa.org/mandarin/Xinwen/3-05252023113150.html/@@images/image" text:style-name="Internet_20_link" text:visited-style-name="Visited_20_Internet_20_Link">
</text:a>
CCTV视频截屏据中国官媒新华社报道，中共中央政治局常委、全国政协主席王沪宁本周在新疆调研（5月22日至24日）。他在调研时强调，新疆社会稳定局面来之不易，须全力巩固，坚定不移推进反恐维稳法治化常态化。王沪宁在自治区博物馆、伊斯兰教经学院等地考察时，要求这些单位要“把爱我中华的种子植入每个人特别是青少年心灵深处”。从官媒报道看，王沪宁此行似乎没有提及国际社会高度关注的关押上百万穆斯林少数族裔和强迫劳动的问题，但在中国网络防火墙之外，网友们并没有忘记这件事情。有网友在推特的相关新闻下留言说，“中共把近200万新疆维族人关进纳粹集中营，对新疆维族人展开了多年的种族灭绝。新疆压根就没有什么恐怖分子，中共就是全球最大的恐怖组织。”（责编：王允）</text:p>
      <text:p text:style-name="P4">
Source: <text:a xlink:type="simple" xlink:href="https://www.rfa.org/mandarin/Xinwen/3-05252023113150.html" text:style-name="Internet_20_link" text:visited-style-name="Visited_20_Internet_20_Link">
https://www.rfa.org/mandarin/Xinwen/3-05252023113150.html</text:a>
</text:p>
      <!--NEWS-->
      <text:h text:style-name="P10" text:outline-level="1">
<text:span text:style-name="T4">
美国众议院中国特别委员会多项提案对准中国</text:span>
</text:h>
      <text:p text:style-name="P4">
Author: None</text:p>
      <text:p text:style-name="P4">
Publisher: Radio Free Asia (Organization)</text:p>
      <text:p text:style-name="P4">
Published Time: 2023-05-25T11:40:15-04:00</text:p>
      <text:p text:style-name="P4">
Modified Time: 2023-05-25T11:40: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4.612011in" draw:z-index="0">
<draw:image xlink:href="../Images/rfamandarin/2023-05-25T11-40-15-04-00/000000.png" xlink:type="simple" xlink:show="embed" xlink:actuate="onLoad" draw:mime-type="image/png"/>
</draw:frame>
 图为委员会主席加拉格尔（MikeGallagher）主持委员会议事 <text:a xlink:type="simple" xlink:href="https://www.rfa.org/mandarin/Xinwen/4-05252023113647.html/@@images/image" text:style-name="Internet_20_link" text:visited-style-name="Visited_20_Internet_20_Link">
</text:a>
美联社资料图片美国众议院“美国与中国共产党战略竞争特设委员会”周三（5月24日）通过了多项针对中国的提案，旨在敦促北京公正地对待少数民族，并强化美国对台湾的支持。据美国《华尔街日报》报道，这些提案具体涉及的问题主要是限制可能助长中国大规模关押和监视新疆地区穆斯林少数民族的美国资本。提案也要求加快交付承诺给台湾的武器，并为台湾提供其他支持；同时也提出通过立法加强制裁某些中国科技企业，这些企业被指控卷入了中国政府的镇压行动。华盛顿政策圈层内不少人认为，中国政府是美国最重要的挑战者。该委员会主席、威斯康星州共和党众议员加拉格尔（MikeGallagher）在委员会表决时说，两党通过这个委员会共同发出强有力的声音，其含义是相当强烈的。美国与中共战略竞争特设委员会没有起草法案的权力，将通过与立法委员会合作将其建议转化为立法。 （责编：王允）</text:p>
      <text:p text:style-name="P4">
Source: <text:a xlink:type="simple" xlink:href="https://www.rfa.org/mandarin/Xinwen/4-05252023113647.html" text:style-name="Internet_20_link" text:visited-style-name="Visited_20_Internet_20_Link">
https://www.rfa.org/mandarin/Xinwen/4-05252023113647.html</text:a>
</text:p>
      <!--NEWS-->
      <text:h text:style-name="P10" text:outline-level="1">
<text:span text:style-name="T4">
德国足联“找钱”告败</text:span>
</text:h>
      <text:p text:style-name="P4">
Author: None (Language: zh)</text:p>
      <text:p text:style-name="P4">
Publisher: None</text:p>
      <text:p text:style-name="P4">
Time: 2023-05-25T11:44:00Z</text:p>
      <text:p text:style-name="P4">
Description: 计划中数十亿欧元投资者入股德国足球联赛的交易未能成功。在德国足联的大会上，这项计划没有得到与潜在资金提供者进行谈判所必需的多数支持。</text:p>
      <text:p text:style-name="P4">
Videos: []</text:p>
      <text:p text:style-name="P4">
Images: ["<text:a xlink:type="simple" xlink:href="https://static.dw.com/image/65416982_303.jpg" text:style-name="Internet_20_link" text:visited-style-name="Visited_20_Internet_20_Link">
65416982_303.jpg</text:a>
", "<text:a xlink:type="simple" xlink:href="https://static.dw.com/image/38953172_303.jpg" text:style-name="Internet_20_link" text:visited-style-name="Visited_20_Internet_20_Link">
38953172_303.jpg</text:a>
", "<text:a xlink:type="simple" xlink:href="https://static.dw.com/image/18579055_303.jpg" text:style-name="Internet_20_link" text:visited-style-name="Visited_20_Internet_20_Link">
18579055_303.jpg</text:a>
", "<text:a xlink:type="simple" xlink:href="https://static.dw.com/image/39064615_303.jpg" text:style-name="Internet_20_link" text:visited-style-name="Visited_20_Internet_20_Link">
39064615_303.jpg</text:a>
", "<text:a xlink:type="simple" xlink:href="https://static.dw.com/image/39064659_303.jpg" text:style-name="Internet_20_link" text:visited-style-name="Visited_20_Internet_20_Link">
39064659_303.jpg</text:a>
", "<text:a xlink:type="simple" xlink:href="https://static.dw.com/image/38611582_303.jpg" text:style-name="Internet_20_link" text:visited-style-name="Visited_20_Internet_20_Link">
38611582_303.jpg</text:a>
", "<text:a xlink:type="simple" xlink:href="https://static.dw.com/image/36819392_303.jpg" text:style-name="Internet_20_link" text:visited-style-name="Visited_20_Internet_20_Link">
36819392_303.jpg</text:a>
", "<text:a xlink:type="simple" xlink:href="https://static.dw.com/image/36122501_303.jpg" text:style-name="Internet_20_link" text:visited-style-name="Visited_20_Internet_20_Link">
36122501_303.jpg</text:a>
", "<text:a xlink:type="simple" xlink:href="https://static.dw.com/image/38928057_303.jpg" text:style-name="Internet_20_link" text:visited-style-name="Visited_20_Internet_20_Link">
38928057_303.jpg</text:a>
", "<text:a xlink:type="simple" xlink:href="https://static.dw.com/image/38525846_303.jpg" text:style-name="Internet_20_link" text:visited-style-name="Visited_20_Internet_20_Link">
38525846_303.jpg</text:a>
", "<text:a xlink:type="simple" xlink:href="https://static.dw.com/image/65725474_401.jpg" text:style-name="Internet_20_link" text:visited-style-name="Visited_20_Internet_20_Link">
65725474_401.jpg</text:a>
", "<text:a xlink:type="simple" xlink:href="https://static.dw.com/image/65726084_401.jpg" text:style-name="Internet_20_link" text:visited-style-name="Visited_20_Internet_20_Link">
65726084_401.jpg</text:a>
", "<text:a xlink:type="simple" xlink:href="https://static.dw.com/image/18817338_303.jpg" text:style-name="Internet_20_link" text:visited-style-name="Visited_20_Internet_20_Link">
18817338_303.jpg</text:a>
", "<text:a xlink:type="simple" xlink:href="https://static.dw.com/image/52782452_303.jpg" text:style-name="Internet_20_link" text:visited-style-name="Visited_20_Internet_20_Link">
52782452_303.jpg</text:a>
", "<text:a xlink:type="simple" xlink:href="https://static.dw.com/image/50154019_303.jpg" text:style-name="Internet_20_link" text:visited-style-name="Visited_20_Internet_20_Link">
50154019_303.jpg</text:a>
", "<text:a xlink:type="simple" xlink:href="https://static.dw.com/image/53217920_303.jpg" text:style-name="Internet_20_link" text:visited-style-name="Visited_20_Internet_20_Link">
53217920_303.jpg</text:a>
", "<text:a xlink:type="simple" xlink:href="https://static.dw.com/image/53217942_303.jpg" text:style-name="Internet_20_link" text:visited-style-name="Visited_20_Internet_20_Link">
53217942_303.jpg</text:a>
", "<text:a xlink:type="simple" xlink:href="https://static.dw.com/image/19096488_303.jpg" text:style-name="Internet_20_link" text:visited-style-name="Visited_20_Internet_20_Link">
19096488_303.jpg</text:a>
", "<text:a xlink:type="simple" xlink:href="https://static.dw.com/image/53217900_303.jpg" text:style-name="Internet_20_link" text:visited-style-name="Visited_20_Internet_20_Link">
53217900_303.jpg</text:a>
", "<text:a xlink:type="simple" xlink:href="https://static.dw.com/image/53217910_303.jpg" text:style-name="Internet_20_link" text:visited-style-name="Visited_20_Internet_20_Link">
53217910_303.jpg</text:a>
", "<text:a xlink:type="simple" xlink:href="https://static.dw.com/image/53217952_303.jpg" text:style-name="Internet_20_link" text:visited-style-name="Visited_20_Internet_20_Link">
53217952_303.jpg</text:a>
", "<text:a xlink:type="simple" xlink:href="https://static.dw.com/image/53217930_303.jpg" text:style-name="Internet_20_link" text:visited-style-name="Visited_20_Internet_20_Link">
53217930_303.jpg</text:a>
"]</text:p>
      <text:p text:style-name="P4">
Subject: 足坛体坛</text:p>
      <text:p text:style-name="P4">
Subjects: ['德中关系', '拜仁慕尼黑', '欧债危机', '欧盟', '德甲', '足球世界杯', '德国', '留学德国', '足球', '留学德国']</text:p>
      <text:p text:style-name="P4">
Keywords: ['德国', '足联', '体育', '经济', '商业', '足球', '德甲', 'DFL', '德国足联', '投资者', '入股']</text:p>
      <text:p text:style-name="P4">
ID: 65733131</text:p>
      <!--METADATA-->
      <text:p text:style-name="P4">
<text:a xlink:type="simple" xlink:href="https://www.dw.com/zh/overlay/image/article/65733131/65416982" text:style-name="Internet_20_link" text:visited-style-name="Visited_20_Internet_20_Link">
 <draw:frame draw:style-name="fr1" draw:name="Image57" text:anchor-type="as-char" svg:width="6.9236in" svg:height="3.896998in" draw:z-index="0">
<draw:image xlink:href="../Images/dwzh/2023-05-25T11-44-00Z/65416982_303.jpg" xlink:type="simple" xlink:show="embed" xlink:actuate="onLoad" draw:mime-type="image/jpeg"/>
</draw:frame>
</text:a>
</text:p>
      <text:p text:style-name="P4">
图为球迷们打出抗议横幅、反对投资者入股德国足联（DFL）</text:p>
      <text:p text:style-name="P4">
（德国之声中文网）德国足联（DFL）必须放弃通过投资者筹集新资本的计划。在一次特别成员大会上，相关修订申请没有得到36个甲级和乙级球队中所需的三分之二会员的多数支持。</text:p>
      <text:p text:style-name="P4">
11张反对票和5张弃权票的投票结果对德国足联领导层来说是一次明显的失败——也证实了足球迷群体的对融资计划的抵制。为达到三分之二多数，需要足联成员36票中的24票支持。这样才能保证在7月的另一次大会上，批准允许商业投资者进入德国足联的计划。</text:p>
      <text:p text:style-name="P4">
“我们的结论是，从今天开始，这个过程就结束了。这就是民主”，德国足联监事会主席瓦茨克（Hans JoachimWatzke）评论说。“我们自己设定了这个门槛。投票结果呈现出明显的多数，但不是我们想象中的那种多数。从今天开始，这个话题就结束了。”</text:p>
      <ul>
        <li>
          <draw:frame draw:style-name="fr1" draw:name="Image58" text:anchor-type="as-char" svg:width="6.9236in" svg:height="3.896998in" draw:z-index="0">
            <draw:image xlink:href="../Images/dwzh/2023-05-25T11-44-00Z/38953172_303.jpg" xlink:type="simple" xlink:show="embed" xlink:actuate="onLoad" draw:mime-type="image/jpeg"/>
          </draw:frame>
        </li>
      </ul>
      <h5>
投资者的"梦幻剧场"</h5>
      <text:h text:style-name="P12" text:outline-level="3">
<text:span text:style-name="T4">
投资者的梦幻剧场</text:span>
</text:h>
      <text:p text:style-name="P4">
要找个收益好的投资项目，足球应当是个不错的选项。投资评估公司KMPG的一项调研显示，欧洲几大足球俱乐部的市值去年一年上涨了14%。如今全球经济疲软，能像足球一样创造两位数回报率的行业恐怕为数不多。</text:p>
      <ul>
        <li>
          <draw:frame draw:style-name="fr1" draw:name="Image59" text:anchor-type="as-char" svg:width="6.9236in" svg:height="3.896998in" draw:z-index="0">
            <draw:image xlink:href="../Images/dwzh/2023-05-25T11-44-00Z/18579055_303.jpg" xlink:type="simple" xlink:show="embed" xlink:actuate="onLoad" draw:mime-type="image/jpeg"/>
          </draw:frame>
        </li>
      </ul>
      <h5>
投资者的"梦幻剧场"</h5>
      <text:h text:style-name="P12" text:outline-level="3">
<text:span text:style-name="T4">
曼联的“梦幻剧场”</text:span>
</text:h>
      <text:p text:style-name="P4">
曼彻斯特联队的主赛场本来叫做老特拉福德球场（OldTrafford)，但人们会愿意称之为“梦幻剧场”。根据KPMG的评估，曼联市值31亿欧元。评估的标准是：知名度，利润率，足球实力和潜力，基础设施和电视转播权收益。</text:p>
      <ul>
        <li>
          <draw:frame draw:style-name="fr1" draw:name="Image60" text:anchor-type="as-char" svg:width="6.9236in" svg:height="3.896998in" draw:z-index="0">
            <draw:image xlink:href="../Images/dwzh/2023-05-25T11-44-00Z/39064615_303.jpg" xlink:type="simple" xlink:show="embed" xlink:actuate="onLoad" draw:mime-type="image/jpeg"/>
          </draw:frame>
        </li>
      </ul>
      <h5>
投资者的"梦幻剧场"</h5>
      <text:h text:style-name="P12" text:outline-level="3">
<text:span text:style-name="T4">
屈居第二的常胜将军</text:span>
</text:h>
      <text:p text:style-name="P4">
皇家马德里：要想买下这家享誉世界的球队，“只需”准备29亿欧元。在足坛奖项的数量方面，没有哪一个球队能同皇家马德里相媲美。皇家马德里是现任西班牙联赛冠军，同时也已进入本年度欧洲冠军联赛的决赛，皇马届时将应对尤文图斯，后者的市值为12亿欧元。</text:p>
      <ul>
        <li>
          <draw:frame draw:style-name="fr1" draw:name="Image61" text:anchor-type="as-char" svg:width="6.9236in" svg:height="3.896998in" draw:z-index="0">
            <draw:image xlink:href="../Images/dwzh/2023-05-25T11-44-00Z/39064659_303.jpg" xlink:type="simple" xlink:show="embed" xlink:actuate="onLoad" draw:mime-type="image/jpeg"/>
          </draw:frame>
        </li>
      </ul>
      <h5>
投资者的"梦幻剧场"</h5>
      <text:h text:style-name="P12" text:outline-level="3">
<text:span text:style-name="T4">
永恒的竞争对手</text:span>
</text:h>
      <text:p text:style-name="P4">
按照KPMG的评估，欧洲市值排名第三的球队是巴塞罗那队，市值27亿欧元。就此，市值排名前十的球队中有两支意甲球队入选：巴塞罗那和皇马。不过，英超似乎略胜一筹，共有六支球队入选前十，排名分别是第一，第五至第八以及第十。</text:p>
      <ul>
        <li>
          <draw:frame draw:style-name="fr1" draw:name="Image62" text:anchor-type="as-char" svg:width="6.9236in" svg:height="3.896998in" draw:z-index="0">
            <draw:image xlink:href="../Images/dwzh/2023-05-25T11-44-00Z/38611582_303.jpg" xlink:type="simple" xlink:show="embed" xlink:actuate="onLoad" draw:mime-type="image/jpeg"/>
          </draw:frame>
        </li>
      </ul>
      <h5>
投资者的"梦幻剧场"</h5>
      <text:h text:style-name="P12" text:outline-level="3">
<text:span text:style-name="T4">
德国绿茵场上的霸主</text:span>
</text:h>
      <text:p text:style-name="P4">
入选KPMG排行榜的德国最值钱球队当然是拜仁慕尼黑。这家俱乐部估算市值24亿，排名第四。拜仁经营成功的法宝是保持地方特色：无论是球员，还是教练，无论什么肤色国籍，都必须要穿着巴伐利亚民族特色的翻毛皮裤留个影。</text:p>
      <ul>
        <li>
          <draw:frame draw:style-name="fr1" draw:name="Image63" text:anchor-type="as-char" svg:width="6.9236in" svg:height="3.896998in" draw:z-index="0">
            <draw:image xlink:href="../Images/dwzh/2023-05-25T11-44-00Z/36819392_303.jpg" xlink:type="simple" xlink:show="embed" xlink:actuate="onLoad" draw:mime-type="image/jpeg"/>
          </draw:frame>
        </li>
      </ul>
      <h5>
投资者的"梦幻剧场"</h5>
      <text:h text:style-name="P12" text:outline-level="3">
<text:span text:style-name="T4">
永远的第二名...</text:span>
</text:h>
      <text:p text:style-name="P4">
非曼彻斯特城足球队莫属。即便是在亚军奖杯的数量方面，曼城队也远比不上同一座城市的曼彻斯特联队。经济实力方面更不能同曼联同日而语：曼城估算市值19亿欧元，排名第五。</text:p>
      <ul>
        <li>
          <draw:frame draw:style-name="fr1" draw:name="Image64" text:anchor-type="as-char" svg:width="6.9236in" svg:height="3.896998in" draw:z-index="0">
            <draw:image xlink:href="../Images/dwzh/2023-05-25T11-44-00Z/36122501_303.jpg" xlink:type="simple" xlink:show="embed" xlink:actuate="onLoad" draw:mime-type="image/jpeg"/>
          </draw:frame>
        </li>
      </ul>
      <h5>
投资者的"梦幻剧场"</h5>
      <text:h text:style-name="P12" text:outline-level="3">
<text:span text:style-name="T4">
金钱是球队成功的基础</text:span>
</text:h>
      <text:p text:style-name="P4">
排名第六的阿森纳伦敦队就很说明经济实力对球队的重要性。伦敦队以及排名第七的切尔西队和排名第八的利物浦队，市值介于13亿和19亿之间。托滕纳姆热辣队则以十亿市值排名第十。这些俱乐部一个最大的共同点就是他们都有丰厚的电视转播收入。</text:p>
      <ul>
        <li>
          <draw:frame draw:style-name="fr1" draw:name="Image65" text:anchor-type="as-char" svg:width="6.9236in" svg:height="3.896998in" draw:z-index="0">
            <draw:image xlink:href="../Images/dwzh/2023-05-25T11-44-00Z/38928057_303.jpg" xlink:type="simple" xlink:show="embed" xlink:actuate="onLoad" draw:mime-type="image/jpeg"/>
          </draw:frame>
        </li>
      </ul>
      <h5>
投资者的"梦幻剧场"</h5>
      <text:h text:style-name="P12" text:outline-level="3">
<text:span text:style-name="T4">
一支球队到底值多少钱？</text:span>
</text:h>
      <text:p text:style-name="P4">
对于排名第九的尤文图斯来说，这无疑是个很有意思的问题。尤文图斯俱乐部属于工业巨头Agnelli家族。对于这样一个不差钱的工业家来说，他为什么会出售尤文图斯呢？即便他想出售，也不会不联想到AC米兰的前车之鉴。贝卢斯科尼当初可是费尽周折，才找到一个愿意接手AC米兰的中国买家。</text:p>
      <ul>
        <li>
          <draw:frame draw:style-name="fr1" draw:name="Image66" text:anchor-type="as-char" svg:width="6.9236in" svg:height="3.896998in" draw:z-index="0">
            <draw:image xlink:href="../Images/dwzh/2023-05-25T11-44-00Z/38525846_303.jpg" xlink:type="simple" xlink:show="embed" xlink:actuate="onLoad" draw:mime-type="image/jpeg"/>
          </draw:frame>
        </li>
      </ul>
      <h5>
投资者的"梦幻剧场"</h5>
      <text:h text:style-name="P12" text:outline-level="3">
<text:span text:style-name="T4">
德国还有哪些球队比较值钱</text:span>
</text:h>
      <text:p text:style-name="P4">
多特蒙德队排名第12，沙尔克04队排名第14。同拜仁一道，上述三支德国球队的总估算市值为41亿欧元。不过，沙尔克球迷不免会质疑，我们的球队已经几十年没当过冠军了，市政建设停滞不前，每七个市民中就有一人没有工作，难道沙尔克真值那么多钱吗？</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交易将带来20亿欧元的收入</text:span>
</text:h>
      <text:p text:style-name="P4">
计划的交易原本可以为德国足联带来大约20亿欧元的新资本。其中大部分应用于加强德甲联赛的总体市场推广，尤其是在国外。此外，一部分资金将被用于职业俱乐部的本地基础设施项目融资，以及预计约3亿欧元的可自由支配金额。</text:p>
      <text:p text:style-name="P4">
该融资计划原本指出，媒体转播权，无论是德国国内还是国际的，都应该被剥离出去成为一个商业子公司。然后潜在的投资者可以购买这个公司12.5%的股份，期限为20年。</text:p>
      <text:p text:style-name="P4">
这种模式并非没有风险。在合同期限内，俱乐部必须放弃12.5%的媒体收入给融资方。即使收入适度增长（目前每赛季从国内外获得近13亿欧元），这也意味着在接下来20年的时间里，德国足联的各大俱乐部会承受明显超过30亿欧元的收入损失。</text:p>
      <text:p text:style-name="P4">
<draw:frame draw:style-name="fr1" draw:name="Image67" text:anchor-type="as-char" svg:width="6.9236in" svg:height="3.896998in" draw:z-index="0">
<draw:image xlink:href="../Images/dwzh/2023-05-25T11-44-00Z/65725474_401.jpg" xlink:type="simple" xlink:show="embed" xlink:actuate="onLoad" draw:mime-type="image/jpeg"/>
</draw:frame>
</text:p>
      <text:p text:style-name="P4">
图为德国足联目前的领导层</text:p>
      <text:h text:style-name="P12" text:outline-level="3">
<text:span text:style-name="T4">
球迷群体和俱乐部的反对</text:span>
</text:h>
      <text:p text:style-name="P4">
对于目前由黑尔曼（Axel Hellmann）和莱基（OliverLeki）领导的德国足联，此轮讨论的启动融资仍被认为是“无可替代的”，只有这样才能保联赛的竞争力。此外，最好的情况是，通过投资，销售额将增加。也就是说尽管需要给投资者分红，但最终的总利润将比以前更高，目标就是实现双赢。</text:p>
      <text:p text:style-name="P4">
黑尔曼说：“我发现各界完全一致的意见是：需要投资。”他对投票结果表示惊讶。“你不能说有需求，然后结束这个过程。每过一年，投资者对其它联赛进行的每一项投资，对我们来说都会越来越困难。那些大声反对的人现在必须回答这个问题：未来德甲的安全性和稳定性将从哪里来。”</text:p>
      <text:p text:style-name="P4">
怀疑者的代表是德甲球队科隆1.FC和乙级联赛球队圣保利FC的俱乐部的领导层。他们指出投资者的利益在许多领域可能与联赛的利益相冲突。他们支持通过其他方式来获取新的资本。对于这些批评者来说，预先占用未来收入被视为错误的方式，这可能会长期损害德国的职业足球环境。</text:p>
      <text:p text:style-name="P4">
“结果和激烈的争论表明，还有很多需要澄清和悬而未决的问题，” 圣保利的主席戈特利希（OkeGottlich）说，他同时也是德国足联理事会成员。“我们必须让所有的俱乐部有能力理解这样一个交易的重要性。而目前的做法从时间和空间上来说都是不够的。我们必须共同并有建设性地制定一个明确的策略。然后我们可以有针对性地为其融资，以实现我们明确定义的目标。”</text:p>
      <text:p text:style-name="P4">
<draw:frame draw:style-name="fr1" draw:name="Image68" text:anchor-type="as-char" svg:width="6.9236in" svg:height="3.896998in" draw:z-index="0">
<draw:image xlink:href="../Images/dwzh/2023-05-25T11-44-00Z/65726084_401.jpg" xlink:type="simple" xlink:show="embed" xlink:actuate="onLoad" draw:mime-type="image/jpeg"/>
</draw:frame>
</text:p>
      <text:p text:style-name="P4">
德国足联理事会成员、圣保利足球俱乐部的主席戈特利希（Oke Gottlich）</text:p>
      <text:h text:style-name="P12" text:outline-level="3">
<text:span text:style-name="T4">
球迷的批评</text:span>
</text:h>
      <text:p text:style-name="P4">
投资者入股的反对者甚至没有被最近出现的各种威胁所动摇。德国足联领导人莱基曾发出警告称，如果此次交易失败，那么关于德甲从德国足联其它部分中剥离出去、从而结束对小俱乐部“补贴”的争论就将开始。</text:p>
      <text:p text:style-name="P4">
许多球迷团体也是批评者，他们抨击了 <text:a xlink:type="simple" xlink:href="https://www.dw.com/zh/zh/人权组织谴责国际体育机构奖励威权制国家/a-61316736" text:style-name="Internet_20_link" text:visited-style-name="Visited_20_Internet_20_Link">
 </text:a>
。对投资计划的拒绝对寄希望于改善联赛财务前景的德国足联领导层来说是一次打击。现在，德国足联必须寻找替代策略来实现其目标。</text:p>
      <text:p text:style-name="P4">
（德新社，德国体育通讯社）</text:p>
      <text:p text:style-name="P4">
<text:span text:style-name="T5">
© 2023年 德国之声版权声明：本文所有内容受到著作权法保护，如无德国之声特别授权，不得擅自使用。任何不当行为都将导致追偿，并受到刑事追究。</text:span>
</text:p>
      <ul>
        <li>
          <draw:frame draw:style-name="fr1" draw:name="Image69" text:anchor-type="as-char" svg:width="6.9236in" svg:height="3.896998in" draw:z-index="0">
            <draw:image xlink:href="../Images/dwzh/2023-05-25T11-44-00Z/18817338_303.jpg" xlink:type="simple" xlink:show="embed" xlink:actuate="onLoad" draw:mime-type="image/jpeg"/>
          </draw:frame>
        </li>
      </ul>
      <h5>
为你细数:德甲历史上10大射手</h5>
      <text:h text:style-name="P12" text:outline-level="3">
<text:span text:style-name="T4">
1. Gerd Müller 365球</text:span>
</text:h>
      <text:p text:style-name="P4">
盖德·穆勒（GerdMüller）的纪录无与伦比。在1965年至1979年之间，他只为拜仁慕尼黑效力，在此期间赢得了四次德国冠军。他获得了七次令人印象深刻的金靴奖，并且在五个赛季中进球数超过了他参加比赛的次数。在1971/72赛季，他打进40球-并且至今仍保持这一纪录。</text:p>
      <ul>
        <li>
          <draw:frame draw:style-name="fr1" draw:name="Image70" text:anchor-type="as-char" svg:width="6.9236in" svg:height="3.896998in" draw:z-index="0">
            <draw:image xlink:href="../Images/dwzh/2023-05-25T11-44-00Z/52782452_303.jpg" xlink:type="simple" xlink:show="embed" xlink:actuate="onLoad" draw:mime-type="image/jpeg"/>
          </draw:frame>
        </li>
      </ul>
      <h5>
为你细数:德甲历史上10大射手</h5>
      <text:h text:style-name="P12" text:outline-level="3">
<text:span text:style-name="T4">
2. Klaus Fischer 268球</text:span>
</text:h>
      <text:p text:style-name="P4">
克劳斯·菲舍尔（KlausFischer）比穆勒多踢了100场比赛，但少进97球。菲舍尔为沙尔克赢得了最多的进球，足足有182粒。他还曾为1860慕尼黑，科隆和波鸿效力。费舍尔的德甲生涯从1968年到1988年持续了20年。</text:p>
      <ul>
        <li>
          <draw:frame draw:style-name="fr1" draw:name="Image71" text:anchor-type="as-char" svg:width="6.9236in" svg:height="3.896998in" draw:z-index="0">
            <draw:image xlink:href="../Images/dwzh/2023-05-25T11-44-00Z/50154019_303.jpg" xlink:type="simple" xlink:show="embed" xlink:actuate="onLoad" draw:mime-type="image/jpeg"/>
          </draw:frame>
        </li>
      </ul>
      <h5>
为你细数:德甲历史上10大射手</h5>
      <text:h text:style-name="P12" text:outline-level="3">
<text:span text:style-name="T4">
3. Robert Lewandowski 227球</text:span>
</text:h>
      <text:p text:style-name="P4">
勒万多夫斯基（RobertLewandowski）可能一直梦想着转会至皇家马德里，但从未成功。而这么多年，他已经成为德甲当仁不让的一员。他在多特蒙德的四个赛季中攻入74球，然后加盟拜仁慕尼黑，至今已踢入153球。尽管今年已经31岁，莱万多夫斯基追逐在进球榜晋升的过程尚未结束。（截至：2020年4月23日）</text:p>
      <ul>
        <li>
          <draw:frame draw:style-name="fr1" draw:name="Image72" text:anchor-type="as-char" svg:width="6.9236in" svg:height="3.896998in" draw:z-index="0">
            <draw:image xlink:href="../Images/dwzh/2023-05-25T11-44-00Z/53217920_303.jpg" xlink:type="simple" xlink:show="embed" xlink:actuate="onLoad" draw:mime-type="image/jpeg"/>
          </draw:frame>
        </li>
      </ul>
      <h5>
为你细数:德甲历史上10大射手</h5>
      <text:h text:style-name="P12" text:outline-level="3">
<text:span text:style-name="T4">
4. Jupp Heynckes 220球</text:span>
</text:h>
      <text:p text:style-name="P4">
在海因克斯（JuppHeynckes）成功成为教练之前，他是德甲有史以来最出色的前锋之一。他在德甲为门兴格拉德巴赫和汉诺威效力了14年。海因克斯是格拉德巴赫历史上进球最多的射手（195），并赢得了四次德国冠军。</text:p>
      <ul>
        <li>
          <draw:frame draw:style-name="fr1" draw:name="Image73" text:anchor-type="as-char" svg:width="6.9236in" svg:height="3.896998in" draw:z-index="0">
            <draw:image xlink:href="../Images/dwzh/2023-05-25T11-44-00Z/53217942_303.jpg" xlink:type="simple" xlink:show="embed" xlink:actuate="onLoad" draw:mime-type="image/jpeg"/>
          </draw:frame>
        </li>
      </ul>
      <h5>
为你细数:德甲历史上10大射手</h5>
      <text:h text:style-name="P12" text:outline-level="3">
<text:span text:style-name="T4">
5. Manfred Burgsmüller 213球</text:span>
</text:h>
      <text:p text:style-name="P4">
在1967年至1990年之间，外号“曼尼”的伯格斯穆勒（ManfredBurgsmüller）以他的盘带能力使对手感到困惑。他曾在德甲效力埃森，多特蒙德，纽伦堡和不莱梅队，并且是多特蒙德队有史以来射门成功次数最多的射手，共打入135个进球。在他的足球生涯之后，伯格斯穆勒在美式橄榄球队“莱茵烈焰”（RheinFire）效力了六年。于2019年5月去世，享年69岁。</text:p>
      <ul>
        <li>
          <draw:frame draw:style-name="fr1" draw:name="Image74" text:anchor-type="as-char" svg:width="6.9236in" svg:height="3.896998in" draw:z-index="0">
            <draw:image xlink:href="../Images/dwzh/2023-05-25T11-44-00Z/19096488_303.jpg" xlink:type="simple" xlink:show="embed" xlink:actuate="onLoad" draw:mime-type="image/jpeg"/>
          </draw:frame>
        </li>
      </ul>
      <h5>
为你细数:德甲历史上10大射手</h5>
      <text:h text:style-name="P12" text:outline-level="3">
<text:span text:style-name="T4">
6. Claudio Pizarro 197球</text:span>
</text:h>
      <text:p text:style-name="P4">
1999年，这位秘鲁人加入不来梅（WerderBremen）时刚好20岁。除了短暂加入切尔西（Chelsea）之外，外号“披萨（Pizza）”的皮萨罗（ClaudioPizarro）一直是德甲联赛的常客。他两次（2001年和2012年）从不来梅转到拜仁。在科隆度过一个赛季之后，41岁的他第五次加入不来梅，他计划在2020年夏天结束职业生涯。（截至2020年4月23日）</text:p>
      <ul>
        <li>
          <draw:frame draw:style-name="fr1" draw:name="Image75" text:anchor-type="as-char" svg:width="6.9236in" svg:height="3.896998in" draw:z-index="0">
            <draw:image xlink:href="../Images/dwzh/2023-05-25T11-44-00Z/53217900_303.jpg" xlink:type="simple" xlink:show="embed" xlink:actuate="onLoad" draw:mime-type="image/jpeg"/>
          </draw:frame>
        </li>
      </ul>
      <h5>
为你细数:德甲历史上10大射手</h5>
      <text:h text:style-name="P12" text:outline-level="3">
<text:span text:style-name="T4">
7. Ulf Kirsten 181球</text:span>
</text:h>
      <text:p text:style-name="P4">
东德时期，克尔斯滕（Ulf Kirsten）在为德累斯顿迪那摩队效力时已经是一位极具杀伤力的前锋。1990年，他移居勒沃库森，直到2003年他的职业生涯结束为止，他为这个莱茵河畔的德甲联赛俱乐部出场350次，还三度获得金靴奖。</text:p>
      <ul>
        <li>
          <draw:frame draw:style-name="fr1" draw:name="Image76" text:anchor-type="as-char" svg:width="6.9236in" svg:height="3.896998in" draw:z-index="0">
            <draw:image xlink:href="../Images/dwzh/2023-05-25T11-44-00Z/53217910_303.jpg" xlink:type="simple" xlink:show="embed" xlink:actuate="onLoad" draw:mime-type="image/jpeg"/>
          </draw:frame>
        </li>
      </ul>
      <h5>
为你细数:德甲历史上10大射手</h5>
      <text:h text:style-name="P12" text:outline-level="3">
<text:span text:style-name="T4">
8. Stefan Kuntz 179球</text:span>
</text:h>
      <text:p text:style-name="P4">
波鸿、乌尔丁根，然后从凯撒斯劳滕又回到波鸿，最后回到比勒费尔德的斯蒂芬·昆茨（StefanKuntz）从未为任何一家大牌德甲俱乐部效力。尽管如此，今天负责德国U21青年赛的这位球员还是在1986年效力波鸿时赢得了金靴奖。他还曾两次在凯泽斯劳滕获此殊荣，并在那里获得了德国杯（1990年）和德甲联赛（1991年）的冠军。</text:p>
      <ul>
        <li>
          <draw:frame draw:style-name="fr1" draw:name="Image77" text:anchor-type="as-char" svg:width="6.9236in" svg:height="3.896998in" draw:z-index="0">
            <draw:image xlink:href="../Images/dwzh/2023-05-25T11-44-00Z/53217952_303.jpg" xlink:type="simple" xlink:show="embed" xlink:actuate="onLoad" draw:mime-type="image/jpeg"/>
          </draw:frame>
        </li>
      </ul>
      <h5>
为你细数:德甲历史上10大射手</h5>
      <text:h text:style-name="P12" text:outline-level="3">
<text:span text:style-name="T4">
9. Dieter Müller 177球</text:span>
</text:h>
      <text:p text:style-name="P4">
迪特勒·穆勒（DieterMüller）至今仍保持着着德甲联赛单场进球的纪录：1977年8月17日，他在科隆7-2战胜不来梅的比赛中打进6球。尽管穆勒在科隆度过了职业生涯的大部分时间，但他还曾在德甲效力于奥芬巴赫，斯图加特和萨尔布吕肯。在1977至1986年之间，他踢满了303场德甲联赛。</text:p>
      <ul>
        <li>
          <draw:frame draw:style-name="fr1" draw:name="Image78" text:anchor-type="as-char" svg:width="6.9236in" svg:height="3.896998in" draw:z-index="0">
            <draw:image xlink:href="../Images/dwzh/2023-05-25T11-44-00Z/53217930_303.jpg" xlink:type="simple" xlink:show="embed" xlink:actuate="onLoad" draw:mime-type="image/jpeg"/>
          </draw:frame>
        </li>
      </ul>
      <h5>
为你细数:德甲历史上10大射手</h5>
      <text:h text:style-name="P12" text:outline-level="3">
<text:span text:style-name="T4">
10. Klaus Allofs - 177球</text:span>
</text:h>
      <text:p text:style-name="P4">
科隆斥资225万马克（合115万欧元）在杜塞尔多夫前锋克劳斯·阿洛夫斯（KlausAllofs）身上以换下迪特·穆勒，创下了当时德甲联赛的最高纪录。很少有人会预料到，他能够像前任一样攻入177粒进球，尽管为此他额外需要121场比赛。在法国呆了几年后，阿洛夫斯还曾为不来梅效力。</text:p>
      <text:p text:style-name="P4">
作者: Andreas Sten-Ziemon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德国足联-找钱-告败/a-65733131" text:style-name="Internet_20_link" text:visited-style-name="Visited_20_Internet_20_Link">
https://www.dw.com/zh/德国足联-找钱-告败/a-65733131?maca=chi-rss-chi-all-1127-rdf</text:a>
</text:p>
      <!--NEWS-->
      <text:h text:style-name="P10" text:outline-level="1">
<text:span text:style-name="T4">
韩自研火箭世界号今午发射</text:span>
</text:h>
      <text:p text:style-name="P4">
Author: 联合早报 (Person)</text:p>
      <text:p text:style-name="P4">
Publisher: 联合早报 (Organization)</text:p>
      <text:p text:style-name="P4">
Published Time: 2023-05-25T11:51</text:p>
      <text:p text:style-name="P4">
Modified Time: 2023-05-25T11:51</text:p>
      <text:p text:style-name="P4">
Description: 韩国自研运载火箭“世界”号确定于星期四（5月25日）傍晚6时24分（新加坡时间下午5时24分）进行第三次发射。韩联社报道，韩国科学技术信息通信部和韩国航空宇宙研究院当天上午召开发射...</text:p>
      <text:p text:style-name="P4">
Videos: []</text:p>
      <text:p text:style-name="P4">
Audios: []</text:p>
      <text:p text:style-name="P4">
Images: []</text:p>
      <text:p text:style-name="P4">
Type: NewsArticle</text:p>
      <text:p text:style-name="P4">
Breadcrumbs: ['即时', '国际']</text:p>
      <text:p text:style-name="P4">
Keywords: ['韩国', '火箭']</text:p>
      <!--METADATA-->
      <text:p text:style-name="P4">
韩国自研运载火箭“世界”号确定于星期四（5月25日）傍晚6时24分（新加坡时间下午5时24分）进行第三次发射。</text:p>
      <text:p text:style-name="P4">
韩联社报道，韩国科学技术信息通信部和韩国航空宇宙研究院当天上午召开发射管理委员会会议，听取有关发射自动控制系统、发射台装备控制系统检查修复结果的汇报，并敲定发射时间。</text:p>
      <text:p text:style-name="P4">
24日下午3时，发射控制计算机与发射台氦气罐上的可编程逻辑控制器（PLC）之间命令传输不畅，第三次发射被叫停。</text:p>
      <text:p text:style-name="P4">
Source: <text:a xlink:type="simple" xlink:href="https://www.zaobao.com.sg/realtime/world/story20230525-1397980" text:style-name="Internet_20_link" text:visited-style-name="Visited_20_Internet_20_Link">
https://www.zaobao.com.sg/realtime/world/story20230525-1397980</text:a>
</text:p>
      <!--NEWS-->
      <text:h text:style-name="P10" text:outline-level="1">
<text:span text:style-name="T4">
亚马逊叫停中国应用商店：不影响在华运营</text:span>
</text:h>
      <text:p text:style-name="P4">
Author: None</text:p>
      <text:p text:style-name="P4">
Publisher: Radio Free Asia (Organization)</text:p>
      <text:p text:style-name="P4">
Published Time: 2023-05-25T11:52:00-04:00</text:p>
      <text:p text:style-name="P4">
Modified Time: 2023-05-25T14:38:38-04:00</text:p>
      <text:p text:style-name="P4">
Description: None</text:p>
      <text:p text:style-name="P4">
Videos: []</text:p>
      <text:p text:style-name="P4">
Audios: ["<text:a xlink:type="simple" xlink:href="https://www.rfa.org/mandarin/yataibaodao/jingmao/hx1-0525202310202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79" text:anchor-type="as-char" svg:width="6.9236in" svg:height="4.612011in" draw:z-index="0">
<draw:image xlink:href="../Images/rfamandarin/2023-05-25T11-52-00-04-00/000000.png" xlink:type="simple" xlink:show="embed" xlink:actuate="onLoad" draw:mime-type="image/png"/>
</draw:frame>
北京2017年国际书展中的亚马逊中国官方网站Amazon.cn标志 美联社资料图  <text:a xlink:type="simple" xlink:href="https://www.rfa.org/mandarin/yataibaodao/jingmao/hx1-05252023102023.html/@@stream" text:style-name="Internet_20_link" text:visited-style-name="Visited_20_Internet_20_Link">
</text:a>
</text:p>
      <text:p text:style-name="P4">
美国电子商务巨头亚马逊（Amazon）日前突然宣布，从七月中旬起停运"亚马逊应用商店"服务。"亚马逊中国"随后澄清，此举并非是退出中国市场。</text:p>
      <ul>
        <li>
<text:span text:style-name="T4">
<text:a xlink:type="simple" xlink:href="https://www.rfa.org/mandarin/Xinwen/5-05242023143216.html" text:style-name="Internet_20_link" text:visited-style-name="Visited_20_Internet_20_Link">
 </text:a>
 </text:span>
  * <text:span text:style-name="T4">
<text:a xlink:type="simple" xlink:href="https://www.rfa.org/mandarin/yataibaodao/jingmao/ql1-06032022065158.html" text:style-name="Internet_20_link" text:visited-style-name="Visited_20_Internet_20_Link">
 </text:a>
 </text:span>
</li>
      </ul>
      <text:p text:style-name="P4">
“亚马逊中国（AmazonChina）”的客户在5月23日收到电邮通知，从7月17日起，不再提供“亚马逊应用商店”服务。由于“亚马逊中国”去年才宣布停止旗下中国Kindle电子书店营运，此时再度关闭在中国的应用商店服务，引发有关该公司是否打算逐步退出中国市场的热议。</text:p>
      <text:p text:style-name="P4">
亚马逊中国24日声明澄清，停止“亚马逊应用商店”并不会影响亚马逊在中国的业务营运，包含亚马逊海外购、亚马逊全球开店及亚马逊中国官网等，且亚马逊应用商店的停用对亚马逊购物没有任何影响。</text:p>
      <text:p text:style-name="P4">
综合报导，“亚马逊应用商店”主要提供应用程式和游戏等内容下载，可在“亚马逊中国”官方网站下载此应用商店，并透过亚马逊帐号下载各类应用。</text:p>
      <text:p text:style-name="P4">
亚马逊宣布将停运亚马逊应用商店服务，是美国科技公司在中国再添一例业务收缩。</text:p>
      <text:p text:style-name="P4">
<draw:frame draw:style-name="fr1" draw:name="Image80" text:anchor-type="as-char" svg:width="6.9236in" svg:height="4.215062in" draw:z-index="0">
<draw:image xlink:href="../Images/rfamandarin/2023-05-25T11-52-00-04-00/000001.png" xlink:type="simple" xlink:show="embed" xlink:actuate="onLoad" draw:mime-type="image/png"/>
</draw:frame>
美国跨国电子商务巨头亚马逊（Amazon）突然宣布从七月中旬起停运"亚马逊应用商店"服务。（网路截图/夏小华提供））  <text:a xlink:type="simple" xlink:href="https://www.rfa.org/mandarin/yataibaodao/jingmao/hx1-05252023102023.html/1.png" text:style-name="Internet_20_link" text:visited-style-name="Visited_20_Internet_20_Link">
</text:a>
</text:p>
      <text:p text:style-name="P4">
<text:span text:style-name="T4">
专家：中国法规不透明</text:span>
 <text:span text:style-name="T4">
<text:span text:style-name="T5">
* </text:span>
*审查标准令外商难以预期</text:span>
</text:p>
      <text:p text:style-name="P4">
台湾法律科技协会理事长、国立海洋大学海洋法律与政策学院副教授江雅绮25日接受自由亚洲电台采访指出，这不是亚马逊第一次缩小在中国的营业规模，去年6月已先叫停了中文电子书服务。虽不能说此举是该公司“全面退出”，但确实有逐渐缩小、退出中国市场布局的态势。</text:p>
      <text:p text:style-name="P4">
江雅绮分析：“中国近几年在个人资料保护、资料出境、资料安全的法规愈来严厉之下，加上中国法规不透明，审查标准令外商难以预期。外商不仅要面临中国电商竞争，更面临官方很多更严格，但执法标准不明确的资安数据往海外传输的规定，外商在中国市场经营愈来愈困难。”</text:p>
      <text:p text:style-name="P4">
江雅绮认为，这些外商在中国“内外交迫”，既要与中国同性质电商竞争，现有中国法规数据变成国家地缘政治、科技竞争之间的重要资产。中国很多法规对这些数据如果传到海外，数据安全这些标准在法律上订的很严格，但中国在执法上的透明度或国家安全的要求对国外这些厂商并不是那么明确，这些当然就会提高在中国市场经营的风险。</text:p>
      <text:p text:style-name="P4">
<draw:frame draw:style-name="fr1" draw:name="Image81" text:anchor-type="as-char" svg:width="6.9236in" svg:height="9.294933in" draw:z-index="0">
<draw:image xlink:href="../Images/rfamandarin/2023-05-25T11-52-00-04-00/000002.png" xlink:type="simple" xlink:show="embed" xlink:actuate="onLoad" draw:mime-type="image/png"/>
</draw:frame>
亚马逊中国2023年5月24日声明澄清，停止"亚马逊应用商店"并不会影响亚马逊在中国的业务营运。（网路截图/夏小华提供））  <text:a xlink:type="simple" xlink:href="https://www.rfa.org/mandarin/yataibaodao/jingmao/hx1-05252023102023.html/2.jpg" text:style-name="Internet_20_link" text:visited-style-name="Visited_20_Internet_20_Link">
</text:a>
</text:p>
      <text:p text:style-name="P4">
<text:span text:style-name="T4">
亚马逊不愿成为美中竞争炮灰？</text:span>
</text:p>
      <text:p text:style-name="P4">
台湾的国防安全研究院中共政军与作战概念研究所助理研究员王绣雯接受自由亚洲电台采访也提及，中国4月刚修订《反间谍法》，对一些外国和国内顾问咨询公司开始采取行动。</text:p>
      <text:p text:style-name="P4">
王绣雯研判：“一方面，中国抖音（TikTok）在美国准备被封杀或管制，使得亚马逊担心自己会否也成为中美竞争之下无辜的炮灰；加上中国对资讯、数据严加管理，这些外商不知有没有触犯中国的法律，或中国要求他交出客户资料时，不知能否、愿意提供，干脆自己先关掉平台。”</text:p>
      <text:p text:style-name="P4">
此外，王绣雯提到，亚马逊应用商店主要提供应用程式、安卓手机里的应用程式跟游戏，此举也跟习近平想整顿游戏产业等相关政策内容有关：“亚马逊觉得苗头不对，先撤。还有亚马逊在美国裁员，不知是否有自己内部关系，也就是自己缩小公司内部营运的考量。”</text:p>
      <text:p text:style-name="P4">
<text:span text:style-name="T4">
反间谍法和违害国安帽子太大</text:span>
 <text:span text:style-name="T4">
中国自断生路脱钩</text:span>
</text:p>
      <text:p text:style-name="P4">
王绣雯认为，中国《反间谍法》对外资企业极不友善，会否起连带效应影响其他跨国电商撤离中国须后续观察。有可能像中国禁止美光之后，中国国内相关股票往上扬，亚马逊应用商店收了，有可能促使中国国产电商平台，如百度等，反而市场看好。这令外界怀疑，中国政府明着说打法律战，实际是为了保障国内产业生存。</text:p>
      <text:p text:style-name="P4">
王绣雯：“这也坐实到底是谁在脱钩？是中国自己跟人家脱钩。亚马逊这么大，不要到时连透过亚马逊都不能向海外购物，这就很好笑了，新一代大陆年轻人不像他们想的。反间谍法和违害国安这帽子扣太大了，亚马逊应该是遇到什么压力就赶快走。”</text:p>
      <text:p text:style-name="P4">
记者：夏小华 责编：许书婷、何平 网编：洪伟</text:p>
      <text:p text:style-name="P4">
Source: <text:a xlink:type="simple" xlink:href="https://www.rfa.org/mandarin/yataibaodao/jingmao/hx1-05252023102023.html" text:style-name="Internet_20_link" text:visited-style-name="Visited_20_Internet_20_Link">
https://www.rfa.org/mandarin/yataibaodao/jingmao/hx1-05252023102023.html</text:a>
</text:p>
      <!--NEWS-->
      <text:h text:style-name="P10" text:outline-level="1">
<text:span text:style-name="T4">
联合国教科文组织新指定18个世界地质公园</text:span>
</text:h>
      <text:p text:style-name="P4">
Author: 联合早报 (Person)</text:p>
      <text:p text:style-name="P4">
Publisher: 联合早报 (Organization)</text:p>
      <text:p text:style-name="P4">
Published Time: 2023-05-25T12:10</text:p>
      <text:p text:style-name="P4">
Modified Time: 2023-05-25T12:10</text:p>
      <text:p text:style-name="P4">
Description: 联合国教科文组织执行局星期三（5月24日）批准18个地质公园加入世界地质公园网络，该网络成员总数因此达到195个，分布在48个国家。“联合国教科文组织世界地质公园”标识创建于201...</text:p>
      <text:p text:style-name="P4">
Videos: []</text:p>
      <text:p text:style-name="P4">
Audios: []</text:p>
      <text:p text:style-name="P4">
Images: []</text:p>
      <text:p text:style-name="P4">
Type: NewsArticle</text:p>
      <text:p text:style-name="P4">
Breadcrumbs: ['即时', '国际']</text:p>
      <text:p text:style-name="P4">
Keywords: ['联合国', '联合国教科文组织']</text:p>
      <!--METADATA-->
      <text:p text:style-name="P4">
联合国教科文组织执行局星期三（5月24日）批准18个地质公园加入世界地质公园网络，该网络成员总数因此达到195个，分布在48个国家。</text:p>
      <text:p text:style-name="P4">
“联合国教科文组织世界地质公园”标识创建于2015年，用于认定具有国际重要意义的地质遗产。这有助于将重要地质遗产的保护、公众宣传、可持续发展方针的落实相结合，服务当地社区。</text:p>
      <text:p text:style-name="P4">
在这次新增的世界地质公园网络成员中，印度尼西亚有四个，巴西和伊朗各有两个，希腊、日本、马来西亚、新西兰、挪威、菲律宾、韩国、西班牙、泰国和英国各有一个。这次增员包括新西兰和菲律宾，成员的总面积已超过48万6000平方公里。</text:p>
      <text:p text:style-name="P4">
Source: <text:a xlink:type="simple" xlink:href="https://www.zaobao.com.sg/realtime/world/story20230525-1397983" text:style-name="Internet_20_link" text:visited-style-name="Visited_20_Internet_20_Link">
https://www.zaobao.com.sg/realtime/world/story20230525-1397983</text:a>
</text:p>
      <!--NEWS-->
      <text:h text:style-name="P10" text:outline-level="1">
<text:span text:style-name="T4">
青年失业率居高不下 靠“孔乙己脱长衫”解决？</text:span>
</text:h>
      <text:p text:style-name="P4">
Author: None (Language: zh)</text:p>
      <text:p text:style-name="P4">
Publisher: None</text:p>
      <text:p text:style-name="P4">
Time: 2023-05-25T12:18:00Z</text:p>
      <text:p text:style-name="P4">
Description: 为了防止年轻人陷入“毕业即失业”的困境，中国当局使出浑身解数，一面鼓励中小微企业招聘应届生，一面进行公务员和硕士扩招，同时展开舆论宣传攻势。此外，还有高校暗中用力，让数据“更好看”。</text:p>
      <text:p text:style-name="P4">
Videos: []</text:p>
      <text:p text:style-name="P4">
Images: ["<text:a xlink:type="simple" xlink:href="https://static.dw.com/image/63515842_303.jpg" text:style-name="Internet_20_link" text:visited-style-name="Visited_20_Internet_20_Link">
63515842_303.jpg</text:a>
"]</text:p>
      <text:p text:style-name="P4">
Subject: 文化经纬</text:p>
      <text:p text:style-name="P4">
Subjects: []</text:p>
      <text:p text:style-name="P4">
Keywords: ['德中关系', '失业', '岛屿主权争端', '专题报道：全景观看“习马会”', '中国', '中共十九大']</text:p>
      <text:p text:style-name="P4">
ID: 65732307</text:p>
      <!--METADATA-->
      <text:p text:style-name="P4">
<text:a xlink:type="simple" xlink:href="https://www.dw.com/zh/overlay/image/article/65732307/63515842" text:style-name="Internet_20_link" text:visited-style-name="Visited_20_Internet_20_Link">
 <draw:frame draw:style-name="fr1" draw:name="Image82" text:anchor-type="as-char" svg:width="6.9236in" svg:height="3.896998in" draw:z-index="0">
<draw:image xlink:href="../Images/dwzh/2023-05-25T12-18-00Z/63515842_303.jpg" xlink:type="simple" xlink:show="embed" xlink:actuate="onLoad" draw:mime-type="image/jpeg"/>
</draw:frame>
</text:a>
</text:p>
      <text:p text:style-name="P4">
图为2022年8月北京的一场招聘会</text:p>
      <text:p text:style-name="P4">
（德国之声中文网）中国公布4月份的失业率为5.2%，比3月降低0.1%，但是16至24岁的年青人的失业率高达20.4%，为有纪录以来最高。根据教育部的数据，2022年，中国高校毕业生人数为1076万人，2023年高校毕业生预计为1185万人，同比增加82万，毕业生规模创历史新高。根据《2022中国海归就业调查报告》,自2020年疫情爆发以来，海归回国求职的数量也明显增长，2021和2022年回国人数均超过百万，更加剧了应届生找工作的压力。</text:p>
      <text:p text:style-name="P4">
<text:a xlink:type="simple" xlink:href="https://www.dw.com/zh/zh/毕业即失业-中国年轻人失业率居高不下/a-64834417" text:style-name="Internet_20_link" text:visited-style-name="Visited_20_Internet_20_Link">
 </text:a>
 ，中国政府也采取了各种手段和措施。</text:p>
      <text:p text:style-name="P4">
不少省市都有出台政策鼓励中小微企业招聘应届生。2022年，山东省就采取了对招用毕业年度高校毕业生并签订1年以上劳务合同的中小微企业，给予10000元/人的一次性吸纳就业补贴。江苏省则对企业招用该年度高校毕业生签订1年以上劳动合同并参加失业保险的，按每人1500元的标准，从失业保险基金中发放一次性扩岗补助。</text:p>
      <text:p text:style-name="P4">
从事制造业并在网络上售卖的小企业主莫女士就在接受采访时说，因为有补贴的关系，今年招了几名应届生，而且竟然招到一名本科在985大学就读，毕业后在英国获得硕士学位的应届生。</text:p>
      <text:p text:style-name="P4">
“我们之前招的人，学历最高的也只有三本”，莫女士说，“而今年，投简历的人比往年多了不少不说，还有不少一本的，甚至有在那种大的电商平台实习过的。”但她招完人之后，心中也有点忐忑不安，担心自己公司所能提供的发展机会无法匹配这位海归硕士的期望，更担心海归硕士工作没多久就离职。</text:p>
      <text:p text:style-name="P4">
她说：“我们其实不需要学历多高，也不需要能说英语啊这些，只是希望能够快速上手，勤劳，肯干。而且因为我们是小公司，所以各种各样的杂活都要干一些，可能和有大公司实习经历的学生的期待不同。”</text:p>
      <text:h text:style-name="P12" text:outline-level="3">
<text:span text:style-name="T4">
中国如何应对人口老龄化问题？</text:span>
</text:h>
      <text:h text:style-name="P12" text:outline-level="3">
<text:span text:style-name="T4">
公务员和硕士扩招</text:span>
</text:h>
      <text:p text:style-name="P4">
根据智联招聘发布的《2023大学生就业力调研报告》，慢就业比例也从去年的15.9%上升到18.9%。慢就业的原因主要是想要考研和考取编制。</text:p>
      <text:p text:style-name="P4">
今年公务员省考就大幅扩招，扩招幅度达到17%，其中27个省份扩招，甘肃扩招更是达到80%，还有多个省份在50%以上。“2023年多省公务员扩招超50%”还登上微博热搜，成为国家解决应届生就业的途径之一。</text:p>
      <text:p text:style-name="P4">
数据显示，扩招的岗位多为基层例如县政府，区政府的职位，扩招比例最大的是甘肃省、云南省、广西壮族自治区、内蒙古自治区这些偏远地区，起到了鼓励高学历人才到基层就业的作用。对于应届硕博生也放宽了年龄限制。</text:p>
      <text:p text:style-name="P4">
不少高校也进行了研究生的扩招，2023年考研全国共有864个招生单位总计招考761763人，相较2022年新增了10245人。因为就业形势严峻，越来越多的应届生选择继续深造而不是找工作。2023年全国硕士研究生招生考试共有474万考生报名，较2022年上涨17万，创历史新高。</text:p>
      <text:h text:style-name="P12" text:outline-level="3">
<text:span text:style-name="T4">
高校数据“注水”</text:span>
</text:h>
      <text:p text:style-name="P4">
应届生就业率也成为衡量大学和专业好坏的重要标准之一。为了让数据更好看，也为了能够向上层交差，也有学校进行造假。</text:p>
      <text:p text:style-name="P4">
一位即将硕士毕业的上海学生小张在接受采访时告诉记者，他的导师让他找些门路签订三方协议，这样在统计时就能将他算作已就业。</text:p>
      <text:p text:style-name="P4">
“他好几次在微信上对我说，不签三方协议就不让毕业答辩”，小张表示，“但我不想立刻找工作，我希望能在毕业后考GRE和托福，再花时间准备自己的申请材料，准备今年下半年申请国外的博士项目。”</text:p>
      <text:p text:style-name="P4">
但导师却劝他去找些熟人先签了三方协议，这样可以帮学校完成任务，还说如果小张找不到熟人帮忙的话，导师可以联系人帮忙。</text:p>
      <text:p text:style-name="P4">
“我不想签，我没找到工作就是没找到工作，所以导师问起我都是应付一下。”</text:p>
      <text:p text:style-name="P4">
在哈尔滨的本科毕业生小迪则被辅导员要求签署灵活就业协议。灵活就业协议包括了自主创业和自由职业两种类型，签署之后，在统计数据时也属于找到了工作。</text:p>
      <text:p text:style-name="P4">
她向记者展示了辅导员给她发的微信，在微信里，辅导员很直白地说灵活就业协议就是“学校单纯为了完成上面发的任务而已”，并让小迪帮助自己完成KPI。而且辅导员向小迪保证，该协议只是为了统计方便，她以后想要去事业单位或者去考编制都不会受到影响。</text:p>
      <text:h text:style-name="P12" text:outline-level="3">
<text:span text:style-name="T4">
為什麼許多中國女性不願意多生孩子？</text:span>
</text:h>
      <text:h text:style-name="P12" text:outline-level="3">
<text:span text:style-name="T4">
舆论宣传</text:span>
</text:h>
      <text:p text:style-name="P4">
当前的就业市场中有一个结构性矛盾，就是高校培养的人才和劳动力市场需求的不匹配。有些专业的毕业生更是大幅过量。</text:p>
      <text:p text:style-name="P4">
2021年《中国蓝领就业市场景气指数》显示，蓝领就业指数大幅回升，甚至已经超过了疫情前的水平。央广网的一项调查显示，83%的制造企业表示有不同程度的蓝领用工荒。但不少大学生都向往着写字楼中的白领工作。</text:p>
      <text:p text:style-name="P4">
过去几个月里，中国政府也在利用舆论宣传蓝领的工作。在一条微博热搜中，天津大学物流专业的毕业生因为交友不慎而欠债，他选择了送外卖的行业，不到三个月就能获得超过一万元的月收入，并在5年时间里还清40万债务。</text:p>
      <text:p text:style-name="P4">
类似的故事在热搜和媒体报道中还有很多，比如95后王女士辞去了30万年薪的大厂工作，因为喜欢做饭就辞职卖快餐，月入四万；比如郑州大学的黄女士靠“收破烂”月入五位数；又比如95后夫妻在浙江义乌经营小吃摊，忙起来一天能赚九千元。</text:p>
      <text:p text:style-name="P4">
短时间内，这样夺人眼球的故事频繁见诸报端， <text:a xlink:type="simple" xlink:href="https://www.dw.com/zh/zh/德语媒体新时代的上山下乡运动/a-65661636" text:style-name="Internet_20_link" text:visited-style-name="Visited_20_Internet_20_Link">
 </text:a>
，呼吁年轻人面对就业压力，要靠劳动改变自身的处境。并号召：“孔乙己的时代一去不复返了，当代有志青年绝不会被困在长衫中。”</text:p>
      <text:p text:style-name="P4">
但这类舆论宣传受到的负面评价也很多，有不少真正从事摆摊，送快递等行业的人出来用自身经历告诉大家在绝大多数情况下，做这些工作并不能赚到这么多钱。</text:p>
      <text:p text:style-name="P4">
有年轻人留言道：“让我穿长衫的是你，骂我穿长衫的也是你。”</text:p>
      <text:p text:style-name="P4">
Source: <text:a xlink:type="simple" xlink:href="https://www.dw.com/zh/青年失业率居高不下-靠-孔乙己脱长衫-解决？/a-65732307" text:style-name="Internet_20_link" text:visited-style-name="Visited_20_Internet_20_Link">
https://www.dw.com/zh/青年失业率居高不下-靠-孔乙己脱长衫-解决？/a-65732307?maca=chi-rss-chi-all-1127-rdf</text:a>
</text:p>
      <!--NEWS-->
      <text:h text:style-name="P10" text:outline-level="1">
<text:span text:style-name="T4">
美媒：无人机袭击克宫或为乌特别部门策划</text:span>
</text:h>
      <text:p text:style-name="P4">
Author: 联合早报 (Person)</text:p>
      <text:p text:style-name="P4">
Publisher: 联合早报 (Organization)</text:p>
      <text:p text:style-name="P4">
Published Time: 2023-05-25T12:24</text:p>
      <text:p text:style-name="P4">
Modified Time: 2023-05-25T12:24</text:p>
      <text:p text:style-name="P4">
Description: 美国情报机构说，根据美方截获的乌克兰官员的通信，俄罗斯克里姆林宫本月早些时候遭到的无人机袭击很可能是由乌克兰一个特别军事或情报部门策划的。据美媒星期三（5月24日）报道，美国情报机...</text:p>
      <text:p text:style-name="P4">
Videos: []</text:p>
      <text:p text:style-name="P4">
Audios: []</text:p>
      <text:p text:style-name="P4">
Images: []</text:p>
      <text:p text:style-name="P4">
Type: NewsArticle</text:p>
      <text:p text:style-name="P4">
Breadcrumbs: ['即时', '国际']</text:p>
      <text:p text:style-name="P4">
Keywords: ['美国', '乌克兰', '俄罗斯']</text:p>
      <!--METADATA-->
      <text:p text:style-name="P4">
美国情报机构说，根据美方截获的乌克兰官员的通信，俄罗斯克里姆林宫本月早些时候遭到的无人机袭击很可能是由乌克兰一个特别军事或情报部门策划的。</text:p>
      <text:p text:style-name="P4">
据美媒星期三（5月24日）报道，美国情报机构不知道是乌克兰哪个单位实施了这次袭击，也不清楚乌总统泽连斯基或他的高级官员是否知道这次行动。</text:p>
      <text:p text:style-name="P4">
这类对俄罗斯的袭击让美国官员感到不安。美国是乌克兰最大的军事装备供应国家。</text:p>
      <text:p text:style-name="P4">
近日，美国情报机构注意到乌克兰部队组成了一个松散的联盟，能够在俄罗斯境内外开展有限的行动。美国官员说，其中一些任务可能在泽连斯基几乎没有监督的情况下进行。</text:p>
      <text:p text:style-name="P4">
美国官员说，除了无人机袭击事件之外，他们认为乌克兰还应为暗杀一位俄罗斯知名社会学家的女儿，杀害一位亲俄罗斯的博客作者，以及在俄乌边境附近的俄罗斯城镇发生的一系列袭击事件负责。</text:p>
      <text:p text:style-name="P4">
美国官员同样认为，“北溪”管道被炸是亲乌克兰的特工所为，他们与乌政府的关系尚未确定。</text:p>
      <text:p text:style-name="P4">
俄媒5月3日报道称，乌克兰试图出动无人机袭击克宫，俄方及时采取行动，使无人机出现异常，没有造成人员伤亡或财产损失。俄总统普京没有因袭击受伤，其工作日程照常进行。</text:p>
      <text:p text:style-name="P4">
随后，泽连斯基发声否认攻击克宫：“我们没有足够的武器来做到这一点。这就是为什么我们不在其他任何地方使用它。”</text:p>
      <text:p text:style-name="P4">
Source: <text:a xlink:type="simple" xlink:href="https://www.zaobao.com.sg/realtime/world/story20230525-1397990" text:style-name="Internet_20_link" text:visited-style-name="Visited_20_Internet_20_Link">
https://www.zaobao.com.sg/realtime/world/story20230525-1397990</text:a>
</text:p>
      <!--NEWS-->
      <text:h text:style-name="P10" text:outline-level="1">
<text:span text:style-name="T4">
阿富汗中部洪灾致百多栋房屋被毁</text:span>
</text:h>
      <text:p text:style-name="P4">
Author: 联合早报 (Person)</text:p>
      <text:p text:style-name="P4">
Publisher: 联合早报 (Organization)</text:p>
      <text:p text:style-name="P4">
Published Time: 2023-05-25T12:29</text:p>
      <text:p text:style-name="P4">
Modified Time: 2023-05-25T12:29</text:p>
      <text:p text:style-name="P4">
Description: 阿富汗政府星期三（5月24日）称，近来中部发生的洪灾已造成六人死亡，100多栋房屋被大水冲毁，大约200公顷农田受灾，灌溉渠道遭到破坏。阿富汗每年都会发生季节性洪水，加上境内多山地...</text:p>
      <text:p text:style-name="P4">
Videos: []</text:p>
      <text:p text:style-name="P4">
Audios: []</text:p>
      <text:p text:style-name="P4">
Images: []</text:p>
      <text:p text:style-name="P4">
Type: NewsArticle</text:p>
      <text:p text:style-name="P4">
Breadcrumbs: ['即时', '国际']</text:p>
      <text:p text:style-name="P4">
Keywords: ['阿富汗', '洪水']</text:p>
      <!--METADATA-->
      <text:p text:style-name="P4">
阿富汗政府星期三（5月24日）称，近来中部发生的洪灾已造成六人死亡，100多栋房屋被大水冲毁，大约200公顷农田受灾，灌溉渠道遭到破坏。</text:p>
      <text:p text:style-name="P4">
阿富汗每年都会发生季节性洪水，加上境内多山地，且缺少预警系统，山洪来袭时常令人措手不及，导致人员伤亡和财产损失。此外，数十年的冲突和对减灾设施的投资不足等令阿富汗人饱受自然灾害之苦。该国2022年6月因强降雨及洪灾死亡的人数为19人，7月为40人。</text:p>
      <text:p text:style-name="P4">
据联合国数据，该国平均每年有20万人受自然灾害影响。世界粮食计划署今年3月透露，10个阿富汗家庭中就有九个买不起足够的食物。</text:p>
      <text:p text:style-name="P4">
Source: <text:a xlink:type="simple" xlink:href="https://www.zaobao.com.sg/realtime/world/story20230525-1397992" text:style-name="Internet_20_link" text:visited-style-name="Visited_20_Internet_20_Link">
https://www.zaobao.com.sg/realtime/world/story20230525-1397992</text:a>
</text:p>
      <!--NEWS-->
      <text:h text:style-name="P10" text:outline-level="1">
<text:span text:style-name="T4">
中国公安部门组织境外网军舆论战文件曝光</text:span>
</text:h>
      <text:p text:style-name="P4">
Author: None</text:p>
      <text:p text:style-name="P4">
Publisher: Radio Free Asia (Organization)</text:p>
      <text:p text:style-name="P4">
Published Time: 2023-05-25T13:19:00-04:00</text:p>
      <text:p text:style-name="P4">
Modified Time: 2023-05-25T14:10:30-04:00</text:p>
      <text:p text:style-name="P4">
Description: None</text:p>
      <text:p text:style-name="P4">
Videos: []</text:p>
      <text:p text:style-name="P4">
Audios: ["<text:a xlink:type="simple" xlink:href="https://www.rfa.org/mandarin/yataibaodao/meiti/hx2-0525202310355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3" text:anchor-type="as-char" svg:width="6.9236in" svg:height="4.779517in" draw:z-index="0">
<draw:image xlink:href="../Images/rfamandarin/2023-05-25T13-19-00-04-00/000000.png" xlink:type="simple" xlink:show="embed" xlink:actuate="onLoad" draw:mime-type="image/png"/>
</draw:frame>
 中国公安部门组织境外网军舆论战公文外泄 <text:a xlink:type="simple" xlink:href="https://www.rfa.org/mandarin/yataibaodao/meiti/hx2-05252023103557.html/@@images/image" text:style-name="Internet_20_link" text:visited-style-name="Visited_20_Internet_20_Link">
</text:a>
路透社图片  <text:a xlink:type="simple" xlink:href="https://www.rfa.org/mandarin/yataibaodao/meiti/hx2-05252023103557.html/@@stream" text:style-name="Internet_20_link" text:visited-style-name="Visited_20_Internet_20_Link">
</text:a>
</text:p>
      <text:p text:style-name="P4">
海外的"中国数字时代"网站5月24日披露，中国公安部第十一局在今年3月24日发布通知，要求各公安局网络安全保卫支队派员参加与境外"网军"的舆论争夺战，以维护网上政治安全。该计划组织全国四十多名"网络特侦、大数据系统建设和数据挖掘骨干"于3月27日至4月27日在北京展开一个月的"侦查专项会战"。</text:p>
      <text:p text:style-name="P4">
<text:a xlink:type="simple" xlink:href="https://www.rfa.org/mandarin/Xinwen/6-04222023165828.html" text:style-name="Internet_20_link" text:visited-style-name="Visited_20_Internet_20_Link">
 <text:span text:style-name="T4">
美泄密报告：中国建网络战武器以劫持敌方卫星</text:span>
 </text:a>
  * <text:span text:style-name="T4">
<text:a xlink:type="simple" xlink:href="https://www.rfa.org/mandarin/pinglun/chengxiaonong/cxn-08262022140004.html" text:style-name="Internet_20_link" text:visited-style-name="Visited_20_Internet_20_Link">
 </text:a>
 </text:span>
</text:p>
      <text:p text:style-name="P4">
“中国数字时代”指出，此份文件疑遭邮箱爆破而外泄，专项行动承办单位是“十一局二十四处”，承办人“胡凤鸣”，并留有内部号码、手机联系方式。多个“公安局网络安全保卫支队”在开头被提及，文末有“参战人员名单”，列出32个参战民警真实姓名。</text:p>
      <text:p text:style-name="P4">
“中国数字时代”表示，通过网络搜索与交叉验证，独立核实名单内一些参战民警身份，已确认11人是各地网警人员，文件具真实性。</text:p>
      <text:p text:style-name="P4">
截至目前，本台尚无法独立核实上述消息。</text:p>
      <text:p text:style-name="P4">
据悉，中国公安部十一局是网路安全保护局，为内设机构，负责处置涉及计算机与信息网络的违法犯罪案件，管理全国公共信息网络安全监察警察，通称“网警”。</text:p>
      <text:p text:style-name="P4">
<draw:frame draw:style-name="fr1" draw:name="Image84" text:anchor-type="as-char" svg:width="6.9236in" svg:height="4.530342in" draw:z-index="0">
<draw:image xlink:href="../Images/rfamandarin/2023-05-25T13-19-00-04-00/000001.png" xlink:type="simple" xlink:show="embed" xlink:actuate="onLoad" draw:mime-type="image/png"/>
</draw:frame>
 中国公安部门组织境外网军舆论战公文外泄（路透社图片）<text:a xlink:type="simple" xlink:href="https://www.rfa.org/mandarin/yataibaodao/meiti/hx2-05252023103557.html/2-1.jpg" text:style-name="Internet_20_link" text:visited-style-name="Visited_20_Internet_20_Link">
</text:a>
</text:p>
      <text:p text:style-name="P4">
<text:span text:style-name="T4">
网路攻击？舆论战？</text:span>
</text:p>
      <text:p text:style-name="P4">
台湾的国防部智库、国家安全研究院所长苏紫云接受自由亚洲电台采访认为，从中国公安部十一局到人名核实情况来看，上述文件的可信度很高，中方召集规模行动疑似网路攻击而不是舆论战。</text:p>
      <text:p text:style-name="P4">
苏紫云说：“从各地省市安全单位召到北京集训会战，实兵演练境外网站作攻击模拟行之有年，2018年曾被美国辨别出上海网军单位，美国交叉比对找到网军真实身份。中国结合训练，进行实际资讯窃取作法的行动只是冰山一角。”</text:p>
      <text:p text:style-name="P4">
苏紫云提到，近日爆出中国网军对关岛威胁真实存在：“窃取安全情报、军事机密等等，可印证这事件不只入侵关岛，是中国骇客组织，从这讯息可见与中国政府组建网军是高度相关。”</text:p>
      <text:p text:style-name="P4">
<draw:frame draw:style-name="fr1" draw:name="Image85" text:anchor-type="as-char" svg:width="6.9236in" svg:height="5.978016in" draw:z-index="0">
<draw:image xlink:href="../Images/rfamandarin/2023-05-25T13-19-00-04-00/000002.png" xlink:type="simple" xlink:show="embed" xlink:actuate="onLoad" draw:mime-type="image/png"/>
</draw:frame>
“中国数字时代"网站2023年5月24日披露，中国公安部第十一局三月发布通知给各公安局网络安全保卫支队，派员参加与境外"网军"的舆论争夺战，以维护网上政治安全。（中国数字时代网站截图）<text:a xlink:type="simple" xlink:href="https://www.rfa.org/mandarin/yataibaodao/meiti/hx2-05252023103557.html/3.png" text:style-name="Internet_20_link" text:visited-style-name="Visited_20_Internet_20_Link">
</text:a>
</text:p>
      <text:p text:style-name="P4">
<text:span text:style-name="T4">
专家</text:span>
 <text:span text:style-name="T4">
：</text:span>
 <text:span text:style-name="T4">
中共透过网络平台操控舆论</text:span>
</text:p>
      <text:p text:style-name="P4">
自中国移居台湾的网路观察者佐拉在接受自由亚洲电台采访时则形容，所谓组织参战民警作境外网军侦察，应该只是一个小小类似周末活动的安排。</text:p>
      <text:p text:style-name="P4">
佐拉说：“如果中共要做境外网军、操控境外异议人士，排查摸底不用这样小规模，才请40人办个宣讲讨论一下。它肯定会下通知，且早就请各地排查户籍所在地异议人士、网路红人、境外关系人，不用以召集40个不同地区的人去开会这种方式。”</text:p>
      <text:p text:style-name="P4">
佐拉还说，此会议居然交通、食宿自理，以中共作法，看起来规格蛮低，比较像找些人去北京出差旅游，经费由基层机关承担。不管政府是没钱有钱，规格级别看来不高，内容也不怎么耸动。</text:p>
      <text:p text:style-name="P4">
佐拉表示，中共组建网军肯定是明的、暗的，资助、正式组建方式都有。他常看YouTube和短影片，明显感到一些是中共持有的帐号，一些是提供符合中共论述观点的内容。</text:p>
      <text:p text:style-name="P4">
佐拉说：“境外其实没什么网军，都是自发性网友，或者是一些商业的多频道网路、商业多媒体合作社、多频道平台之类的。比如，我拿到五十个大V，就跟品牌商谈合作，比如拿多少预算我替你做一次活动。所以，通常中共是透过境外这种方式去推销它的内容，有些频道则是中共自己持有的。”</text:p>
      <text:p text:style-name="P4">
记者：夏小华 责编：许书婷、何平 网编：洪伟</text:p>
      <text:p text:style-name="P4">
Source: <text:a xlink:type="simple" xlink:href="https://www.rfa.org/mandarin/yataibaodao/meiti/hx2-05252023103557.html" text:style-name="Internet_20_link" text:visited-style-name="Visited_20_Internet_20_Link">
https://www.rfa.org/mandarin/yataibaodao/meiti/hx2-05252023103557.html</text:a>
</text:p>
      <!--NEWS-->
      <text:h text:style-name="P10" text:outline-level="1">
<text:span text:style-name="T4">
媒体:  美国怀疑乌克兰策划克里姆林宫无人机袭击</text:span>
</text:h>
      <text:p text:style-name="P4">
Author: None (Language: zh)</text:p>
      <text:p text:style-name="P4">
Publisher: None</text:p>
      <text:p text:style-name="P4">
Time: 2023-05-25T13:40:00Z</text:p>
      <text:p text:style-name="P4">
Description: 《纽约时报》报道称，美国情报机构认为，本月对克里姆林宫的无人机袭击很可能是由乌克兰间谍或军事情报部门所策划。乌克兰则驳斥了这一说法。</text:p>
      <text:p text:style-name="P4">
Videos: []</text:p>
      <text:p text:style-name="P4">
Images: ["<text:a xlink:type="simple" xlink:href="https://static.dw.com/image/65504312_303.jpg" text:style-name="Internet_20_link" text:visited-style-name="Visited_20_Internet_20_Link">
65504312_303.jpg</text:a>
"]</text:p>
      <text:p text:style-name="P4">
Subject: 时政风云</text:p>
      <text:p text:style-name="P4">
Subjects: ['温家宝', '纽约时报']</text:p>
      <text:p text:style-name="P4">
Keywords: ['无人机袭击', '克里姆林宫', '纽约时报', '乌克兰战争', '瓦格纳集团', '巴赫穆特']</text:p>
      <text:p text:style-name="P4">
ID: 65734291</text:p>
      <!--METADATA-->
      <text:p text:style-name="P4">
<text:a xlink:type="simple" xlink:href="https://www.dw.com/zh/overlay/image/article/65734291/65504312" text:style-name="Internet_20_link" text:visited-style-name="Visited_20_Internet_20_Link">
 <draw:frame draw:style-name="fr1" draw:name="Image86" text:anchor-type="as-char" svg:width="6.9236in" svg:height="3.896998in" draw:z-index="0">
<draw:image xlink:href="../Images/dwzh/2023-05-25T13-40-00Z/65504312_303.jpg" xlink:type="simple" xlink:show="embed" xlink:actuate="onLoad" draw:mime-type="image/jpeg"/>
</draw:frame>
</text:a>
</text:p>
      <text:p text:style-name="P4">
2023年5月3日，克里姆林宫疑似遭到无人机袭击</text:p>
      <text:p text:style-name="P4">
（德国之声中文网）美国《纽约时报》周三（5月24日）报道，美国官员认为，本月早些时候 <text:a xlink:type="simple" xlink:href="https://www.dw.com/zh/zh/俄指美幕後主使無人機襲擊-專家有點牽強/a-65523432" text:style-name="Internet_20_link" text:visited-style-name="Visited_20_Internet_20_Link">
</text:a>
很可能是由乌克兰的一个特种军事或情报部门精心策划，这令美国的政府官员感到不安。美国是乌克兰最大的军事装备供应国。</text:p>
      <text:p text:style-name="P4">
报道称，美方是基于截获的俄罗斯和乌克兰通讯作出的评估。</text:p>
      <text:p text:style-name="P4">
《纽约时报》指出，美国截获乌克兰的对话，其中有官员表示，他们认为其国家应对此次袭击负责；美方也窃听了俄罗斯的通信，这些通信表明克里姆林宫遇袭不是俄罗斯自导自演的栽赃行动。</text:p>
      <text:p text:style-name="P4">
克里姆林宫发言人佩斯科夫（DmitryPeskov）在被问及相关报道时表示，“我方立刻就表明乌克兰政府是幕后黑手”，“无论是乌克兰政府的哪个单位采取的行动都没有区别”。</text:p>
      <text:p text:style-name="P4">
报道称，美国官员表示，他们不相信乌克兰总统泽连斯基会经手签署所有秘密行动。这些官员称，目前尚不清楚泽连斯基在多大程度上提前知情。</text:p>
      <text:p text:style-name="P4">
俄罗斯指责乌克兰试图通过无人机袭击暗杀该国总统普京。泽连斯基则立即否认乌克兰参与其中。此外，克里姆林宫还称美国是无人机袭击的幕后黑手，华盛顿则称这种说法荒谬。</text:p>
      <text:p text:style-name="P4">
在 <text:a xlink:type="simple" xlink:href="https://www.nytimes.com/2023/05/24/us/politics/ukraine-kremlin-drone-attack.html" text:style-name="Internet_20_link" text:visited-style-name="Visited_20_Internet_20_Link">
 </text:a>
 后，乌克兰总统顾问波多利亚克（MykhailoPodolyak）周四表示，乌克兰与该场“奇怪而且毫无意义”的无人机袭击无关。他对路透社指出，俄罗斯正利用西方担忧情势升级的心理，试图通过指责乌克兰发动袭击，让西方减少对乌克兰的武器供应。</text:p>
      <text:h text:style-name="P12" text:outline-level="3">
<text:span text:style-name="T4">
俄罗斯：乌克兰试图用无人机暗杀普京</text:span>
</text:h>
      <text:h text:style-name="P12" text:outline-level="3">
<text:span text:style-name="T4">
瓦格纳集团将巴赫穆特移交俄军</text:span>
</text:h>
      <text:p text:style-name="P4">
与此同时，俄罗斯瓦格纳雇佣兵集团周四发表声明称，该集团开始将在乌克兰东部城市巴赫穆特的阵地移交给俄罗斯军方。</text:p>
      <text:p text:style-name="P4">
这一声明发布的几日前，莫斯科军方曾表示，已在俄罗斯的土地上部署战机和火炮，阻挡从乌克兰越境的“破坏组织”。</text:p>
      <text:p text:style-name="P4">
本周四，俄罗斯表示，中国欧亚事务特别代表李辉周五将访问莫斯科。李辉5月15日展开欧洲之行，访问了包括基辅在内的欧洲多国首都。</text:p>
      <text:p text:style-name="P4">
<text:a xlink:type="simple" xlink:href="https://www.dw.com/zh/zh/为什么巴赫穆特之战对乌俄两国都如此重要/a-65690776" text:style-name="Internet_20_link" text:visited-style-name="Visited_20_Internet_20_Link">
 </text:a>
已持续近一年，该城市被夷为平地，瓦格纳集团成员死伤无数。</text:p>
      <text:p text:style-name="P4">
瓦格纳集团首领里戈津（Yevgeny Prigozhin）在社媒上发布的一支视频中表示：“我们今日将从巴赫穆特撤退。我们将把阵地、弹药和一切移交给军方。”</text:p>
      <text:p text:style-name="P4">
他补充道：“我们撤退、休息，做好准备，然后我们将得到新任务。”</text:p>
      <text:p text:style-name="P4">
本周稍早之前，里戈津承认，他招募到的约1万名囚犯在乌克兰战场上阵亡。</text:p>
      <text:p text:style-name="P4">
这名克里姆林宫盟友去年曾前往俄罗斯各地监狱，说服囚犯与瓦格纳集团一起战斗，以换取承诺的大赦。</text:p>
      <text:p text:style-name="P4">
（路透社、法新社）</text:p>
      <text:p text:style-name="P4">
Source: <text:a xlink:type="simple" xlink:href="https://www.dw.com/zh/媒体-美国怀疑乌克兰策划克里姆林宫无人机袭击/a-65734291" text:style-name="Internet_20_link" text:visited-style-name="Visited_20_Internet_20_Link">
https://www.dw.com/zh/媒体-美国怀疑乌克兰策划克里姆林宫无人机袭击/a-65734291?maca=chi-rss-chi-all-1127-rdf</text:a>
</text:p>
      <!--NEWS-->
      <text:h text:style-name="P10" text:outline-level="1">
<text:span text:style-name="T4">
华尔街日报：韩国弹药经美国运往乌克兰</text:span>
</text:h>
      <text:p text:style-name="P4">
Author: 联合早报 (Person)</text:p>
      <text:p text:style-name="P4">
Publisher: 联合早报 (Organization)</text:p>
      <text:p text:style-name="P4">
Published Time: 2023-05-25T13:52</text:p>
      <text:p text:style-name="P4">
Modified Time: 2023-05-25T13:52</text:p>
      <text:p text:style-name="P4">
Description: 《华尔街日报》报道，数十万枚韩国炮弹正通过美国运往乌克兰。报道星期三（5月24日）引述未具名的消息人士称，在去年美国要求亚洲盟友韩国提供大炮军援后，首尔与华盛顿达成了一项“秘密安排...</text:p>
      <text:p text:style-name="P4">
Videos: []</text:p>
      <text:p text:style-name="P4">
Audios: []</text:p>
      <text:p text:style-name="P4">
Images: []</text:p>
      <text:p text:style-name="P4">
Type: NewsArticle</text:p>
      <text:p text:style-name="P4">
Breadcrumbs: ['即时', '国际']</text:p>
      <text:p text:style-name="P4">
Keywords: ['韩国', '美国', '乌克兰']</text:p>
      <!--METADATA-->
      <text:p text:style-name="P4">
《华尔街日报》报道，数十万枚韩国炮弹正通过美国运往乌克兰。</text:p>
      <text:p text:style-name="P4">
报道星期三（5月24日）引述未具名的消息人士称，在去年美国要求亚洲盟友韩国提供大炮军援后，首尔与华盛顿达成了一项“秘密安排”，将炮弹转移到美国，再运往乌克兰。</text:p>
      <text:p text:style-name="P4">
韩国国防部发言人星期四（25日）说，韩国一直在与五角大楼就弹药出口进行谈判，但称《华尔街日报》的报道中有“不准确的部分”，他拒绝透露细节。发言人说：“（韩美）进行过各种讨论和要求，我们的政府将采取适当的措施，同时全面审查乌克兰战争的人道主义局势。”</text:p>
      <text:p text:style-name="P4">
作为美国盟友和火炮弹药的主要生产国，尽管华盛顿和欧洲要求提供武器的压力越来越大，但韩国迄今仍排除了向乌克兰提供致命援助（lethalaid），理由是与俄罗斯的商业关系以及莫斯科对朝鲜的影响。</text:p>
      <text:p text:style-name="P4">
韩国总统尹锡悦于4月接受路透社采访时暗示韩国改变态度的可能。他说，如果面对大规模的平民攻击或“国际社会不能宽恕的情况”，韩国可能难以坚持只向乌克兰提供人道主义和财政支持。</text:p>
      <text:p text:style-name="P4">
当被问及向乌克兰提供弹药的可能性时，韩国国家安全顾问星期三告诉议会，官员们会在监测事态发展后做出决定。他说，没有计划直接或通过波兰发送炮弹，但没有详细说明与美国的合作情况。</text:p>
      <text:p text:style-name="P4">
《华尔街日报》的报道说，在去年年底媒体报道了有关讨论后，首尔官员“退缩了”，但在上个月尹锡悦访问华盛顿，与美国总统拜登举行峰会后取得了“突破”。</text:p>
      <text:p text:style-name="P4">
Source: <text:a xlink:type="simple" xlink:href="https://www.zaobao.com.sg/realtime/world/story20230525-1398005" text:style-name="Internet_20_link" text:visited-style-name="Visited_20_Internet_20_Link">
https://www.zaobao.com.sg/realtime/world/story20230525-1398005</text:a>
</text:p>
      <!--NEWS-->
      <text:h text:style-name="P10" text:outline-level="1">
<text:span text:style-name="T4">
气候变迁致河流干旱　亚洲多国面临能源挑战</text:span>
</text:h>
      <text:p text:style-name="P4">
Author: None</text:p>
      <text:p text:style-name="P4">
Publisher: Radio Free Asia (Organization)</text:p>
      <text:p text:style-name="P4">
Published Time: 2023-05-25T13:55:00-04:00</text:p>
      <text:p text:style-name="P4">
Modified Time: 2023-05-25T15:27:51-04:00</text:p>
      <text:p text:style-name="P4">
Description: None</text:p>
      <text:p text:style-name="P4">
Videos: []</text:p>
      <text:p text:style-name="P4">
Audios: ["<text:a xlink:type="simple" xlink:href="https://www.rfa.org/mandarin/yataibaodao/huanjing/tj1-0525202313304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7" text:anchor-type="as-char" svg:width="6.9236in" svg:height="4.612011in" draw:z-index="0">
<draw:image xlink:href="../Images/rfamandarin/2023-05-25T13-55-00-04-00/000000.png" xlink:type="simple" xlink:show="embed" xlink:actuate="onLoad" draw:mime-type="image/png"/>
</draw:frame>
2022年8月20日拍摄到的图片显示，当地的干旱导致长江重庆段水位降至最低水平。 路透社  <text:a xlink:type="simple" xlink:href="https://www.rfa.org/mandarin/yataibaodao/huanjing/tj1-05252023133044.html/@@stream" text:style-name="Internet_20_link" text:visited-style-name="Visited_20_Internet_20_Link">
</text:a>
</text:p>
      <text:p text:style-name="P4">
香港一家智库近日发布报告指出，随着全球气候暖化逐年加剧，亚洲十大河流系统正面临干旱危机。而这些河流流经亚洲十六个国家，支撑了多国的经济及能源安全。</text:p>
      <text:p text:style-name="P4">
<text:a xlink:type="simple" xlink:href="https://www.rfa.org/mandarin/zhuanlan/luseqingbaoyuan/grn-09012022095511.html" text:style-name="Internet_20_link" text:visited-style-name="Visited_20_Internet_20_Link">
 <text:span text:style-name="T4">
绿色情报员：一盘棋下出长江大旱</text:span>
 </text:a>
  * <text:a xlink:type="simple" xlink:href="https://www.rfa.org/mandarin/Xinwen/1-04172023111251.html" text:style-name="Internet_20_link" text:visited-style-name="Visited_20_Internet_20_Link">
 <text:span text:style-name="T4">
美气候特使：中国应替气候变化提供资金</text:span>
 </text:a>
  * <text:span text:style-name="T4">
<text:a xlink:type="simple" xlink:href="https://www.rfa.org/mandarin/yataibaodao/junshiwaijiao/tj1-11222022115433.html" text:style-name="Internet_20_link" text:visited-style-name="Visited_20_Internet_20_Link">
 </text:a>
 </text:span>
</text:p>
      <text:p text:style-name="P4">
本台英文组引述香港智库中国水风险（CWR）发布的最新报告指出，源自喜马拉雅山脉与库斯科山脉的十条大型河流：阿姆河、雅鲁藏布江、恒河、印度河、伊洛瓦底江、湄公河、萨尔温江、塔里木河、长江、黄河等，目前正面临全球气候变化的挑战。这些河流流经亚洲16个国家，包括中国以及中亚、南亚、东南亚等国，流经区域有多达19亿人居住，年度经济产值约4.3万亿美元。这些河流不仅是亚洲文明的摇篮，流经区域还出产全球四分之三的稻米等粮食作物。</text:p>
      <text:p text:style-name="P4">
<text:span text:style-name="T4">
人为与自然原因导致河流供水压力</text:span>
</text:p>
      <text:p text:style-name="P4">
然而，由于气候变迁导致冰川融化加速、降雪减少、季风改变，同时，人类又对地下水资源过度开发等，以上原因都造成上述河川水资源短缺，并且将影响、危害亚洲一半的人口。</text:p>
      <text:p text:style-name="P4">
该报告预测，如果依照《巴黎气候公约》预定标准，当全球气温在2050年升温1.5到2度时，上述10条河流中的4条会出现水资源剧减的风险。同时，沿岸国家依靠这些河流进行发电的方法也将无法持续。目前，亚洲沿岸国家46%的总电力都依赖上述河流协助发电。</text:p>
      <text:p text:style-name="P4">
中国水风险智库负责人、这份报告的主要作者陈云华（DebraTan）表示：“这十条河流水量的不确定性以及极端气候，使得我们需要建立新的能源与水资源系统，以强化对于气候变迁的应对能力。……为了管理水风险以及越来越高的水需求，建立新的系统迫在眉睫。”</text:p>
      <text:p text:style-name="P4">
<draw:frame draw:style-name="fr1" draw:name="Image88" text:anchor-type="as-char" svg:width="6.9236in" svg:height="4.612011in" draw:z-index="0">
<draw:image xlink:href="../Images/rfamandarin/2023-05-25T13-55-00-04-00/000001.png" xlink:type="simple" xlink:show="embed" xlink:actuate="onLoad" draw:mime-type="image/png"/>
</draw:frame>
2022年长江流域汛期水位节节下降，部分河滩干涸龟裂。（路透社资料图）</text:p>
      <text:p text:style-name="P4">
<text:span text:style-name="T4">
中国面临中高度水风险 发电问题恐出现能源危机</text:span>
</text:p>
      <text:p text:style-name="P4">
该报告评估，在所有国家中，四面不环海的老挝面临着最高的水风险、缅甸和柬埔寨属高风险、中国是中高风险、越南则是低风险。其中，对中国而言，在上述十条河流中，只有阿姆河不流经中国，剩下的九河流支持着中国44%人口的日常生活，为中国提供约百分之三十的GDP，并且帮助中国产生一半以上的总电力。</text:p>
      <text:p text:style-name="P4">
该报告同时也指出，亚洲国家高度依赖燃煤发电，这种发电模式不仅加速了全球暖化，还需要高度依赖水源冷却以及驱动蒸汽涡轮，因此在面对水风险时，亚洲国家很可能同时会面临能源危机。为了应对这些问题，该报告呼吁亚洲国家应跨境合作，在水资源分享、能源以及发展议题上制定共同政策。</text:p>
      <text:p text:style-name="P4">
记者：唐缘媛 责编：何平 网编：洪伟</text:p>
      <text:p text:style-name="P4">
Source: <text:a xlink:type="simple" xlink:href="https://www.rfa.org/mandarin/yataibaodao/huanjing/tj1-05252023133044.html" text:style-name="Internet_20_link" text:visited-style-name="Visited_20_Internet_20_Link">
https://www.rfa.org/mandarin/yataibaodao/huanjing/tj1-05252023133044.html</text:a>
</text:p>
      <!--NEWS-->
      <text:h text:style-name="P10" text:outline-level="1">
<text:span text:style-name="T4">
拒绝境外访问网站 福建省政府先走一步</text:span>
</text:h>
      <text:p text:style-name="P4">
Author: None (Language: zh)</text:p>
      <text:p text:style-name="P4">
Publisher: None</text:p>
      <text:p text:style-name="P4">
Time: 2023-05-25T13:55:00Z</text:p>
      <text:p text:style-name="P4">
Description: 据路透社报道，在中国政府加大关注信息安全问题之际，海外用户无法访问中国福建省官方网站所提供的经济和人口数据。而这同时也已经成为一种大趋势。</text:p>
      <text:p text:style-name="P4">
Videos: []</text:p>
      <text:p text:style-name="P4">
Images: ["<text:a xlink:type="simple" xlink:href="https://static.dw.com/image/62716851_303.jpg" text:style-name="Internet_20_link" text:visited-style-name="Visited_20_Internet_20_Link">
62716851_303.jpg</text:a>
"]</text:p>
      <text:p text:style-name="P4">
Subject: 时政风云</text:p>
      <text:p text:style-name="P4">
Subjects: ['福建', '网站', '统计局', '拒绝访问', '信息', '间谍法', '国家安全', '海外用户']</text:p>
      <text:p text:style-name="P4">
Keywords: ['意见反馈']</text:p>
      <text:p text:style-name="P4">
ID: 65734187</text:p>
      <!--METADATA-->
      <text:p text:style-name="P4">
<text:a xlink:type="simple" xlink:href="https://www.dw.com/zh/overlay/image/article/65734187/62716851" text:style-name="Internet_20_link" text:visited-style-name="Visited_20_Internet_20_Link">
 <draw:frame draw:style-name="fr1" draw:name="Image89" text:anchor-type="as-char" svg:width="6.9236in" svg:height="3.896998in" draw:z-index="0">
<draw:image xlink:href="../Images/dwzh/2023-05-25T13-55-00Z/62716851_303.jpg" xlink:type="simple" xlink:show="embed" xlink:actuate="onLoad" draw:mime-type="image/jpeg"/>
</draw:frame>
</text:a>
</text:p>
      <text:p text:style-name="P4">
中国福建省位于东南沿海，与台湾隔海相望。图为2022年8月美国时任众议长佩洛西访台后，中国启动大规模环台军演</text:p>
      <text:p text:style-name="P4">
（德国之声中文网）知情人士向路透社表示，一些在大陆以外的用户发现自己无法访问福建统计局管辖范围内的网站。德国之声也无法访问福建省统计局官网及其统计年鉴等相关信息网站。</text:p>
      <text:p text:style-name="P4">
路透社报道指出，目前尚不清楚中国方面做出此举的原因。但在此之前已经有海外用户访问一些中国金融和学术数据库受阻的情况。同时，北京以国家安全问题针对一些咨询公司采取行动。</text:p>
      <text:p text:style-name="P4">
新加坡的一名研究员向路透社表示，他从今年3月份开始遭遇这些限制，而其他人表示他们最近才了解到这些限制。</text:p>
      <text:h text:style-name="P12" text:outline-level="3">
<text:span text:style-name="T4">
重要的信息来源被断</text:span>
</text:h>
      <text:p text:style-name="P4">
用户和网站评估结果显示，福建的官方网站经常发布有关经济增长、能源消费和房地产销售等领域的统计及数据。</text:p>
      <text:p text:style-name="P4">
这些数据是一些外国研究公司、经济学家和金融机构追踪中国这个世界第二大经济体的重要详细信息来源。接受路透社采访的用户表示，由于这是敏感问题，他们希望保持匿名。</text:p>
      <text:p text:style-name="P4">
结束了严格的疫情管控措施后，中国经济只处于缓慢恢复的状态。此类限制可能会给已经需要应对更严格的监管控制和地缘政治紧张气氛的外国投资者带来压力。</text:p>
      <text:p text:style-name="P4">
伦敦国王学院的中国和东亚商业教授孙欣说：“如果福建的情况是经过深思熟虑的决定，那么这可能成为其它地方或中央政府机构效仿的先例。”</text:p>
      <text:p text:style-name="P4">
一名官员在被路透社要求置评时表示，福建省统计局正在“研究情况”，但他并未提供进一步详细说明。负责代表中国政府处理媒体咨询的国务院新闻办公室，外交部和国家统计局未立即回应路透社传真的评论请求。台湾陆委会拒绝就此向路透社发表评论。</text:p>
      <text:h text:style-name="P12" text:outline-level="3">
<text:span text:style-name="T4">
降低风险</text:span>
</text:h>
      <text:p text:style-name="P4">
一些公司在北京方面加大打击力度后急忙采取行动以降低风险。北京准备在今年7月出台更严格的反间谍法。 <text:a xlink:type="simple" xlink:href="https://www.dw.com/zh/zh/路透社-北京办事处遭突查后-美思明智-高管撤离香港/a-65676467" text:style-name="Internet_20_link" text:visited-style-name="Visited_20_Internet_20_Link">
</text:a>
，使一些与中国打交道的公司感到不安，许多人不清楚红线在哪里。</text:p>
      <text:p text:style-name="P4">
同时，对信息安全的关注加剧也出现在最新数据显示中国经济增长动力有所减弱、青年失业率达历史新高的时候。</text:p>
      <text:p text:style-name="P4">
路透社本月报道称，中国顶级金融数据提供商之一万得（Wind InformationCo.），自去年底以来已阻止一些海外用户访问某些商业和经济数据。另外据一些用户说，一个重要的学术数据库——中国知网（CNKI），也从4月1日开始限制海外订阅者的访问。</text:p>
      <text:p text:style-name="P4">
然而，其他省统计局的官方网站现在可以被海外用户正常访问。路透社相关消息的评论区显示，有用户表示福建统计部门的相关网站在中国大陆是可以访问的。</text:p>
      <text:h text:style-name="P12" text:outline-level="3">
<text:span text:style-name="T4">
福建省的数据为什么这么重要？</text:span>
</text:h>
      <text:p text:style-name="P4">
中国各省提供的统计数据可以帮助分析师和经济学家跟踪地区趋势，如劳动力内部迁移的模式、土地和房产销售以及工业发展。福建经济体量大约7900亿美元，和瑞士相当。福建省政府的相关网站详细介绍了该省先进和基础制造业的分布，以及体现每个城市人口数据的人口普查结果等内容。</text:p>
      <text:p text:style-name="P4">
福建省政府相关数据的重要性之所以格外高，是因为一些外国投资者密切关注它是否有任何军事活动的迹象，尤其是在台湾海峡局势紧张的情况下，两位在香港的对冲基金投资者向路透社表示。</text:p>
      <text:p text:style-name="P4">
伦敦国王学院的中国问题专家孙欣表示，外国访问中国国内数据受到限制的趋势很明显，这是中共出于国家安全考虑的结果。他说：“在与西方的地缘政治紧张以及中共对国家安全越来越担忧的背景下，任何与西方的接触都可能变成一个政治化的问题。”</text:p>
      <text:p text:style-name="P4">
（路透社）</text:p>
      <text:p text:style-name="P4">
<text:span text:style-name="T5">
© 2023年 德国之声版权声明：本文所有内容受到著作权法保护，如无德国之声特别授权，不得擅自使用。任何不当行为都将导致追偿，并受到刑事追究。</text:span>
</text:p>
      <text:p text:style-name="P4">
Source: <text:a xlink:type="simple" xlink:href="https://www.dw.com/zh/拒绝境外访问网站-福建省政府先走一步/a-65734187" text:style-name="Internet_20_link" text:visited-style-name="Visited_20_Internet_20_Link">
https://www.dw.com/zh/拒绝境外访问网站-福建省政府先走一步/a-65734187?maca=chi-rss-chi-all-1127-rdf</text:a>
</text:p>
      <!--NEWS-->
      <text:h text:style-name="P10" text:outline-level="1">
<text:span text:style-name="T4">
加拿大报告证实中国广泛干预加拿大事务</text:span>
</text:h>
      <text:p text:style-name="P4">
Author: None</text:p>
      <text:p text:style-name="P4">
Publisher: Radio Free Asia (Organization)</text:p>
      <text:p text:style-name="P4">
Published Time: 2023-05-25T14:15:00-04:00</text:p>
      <text:p text:style-name="P4">
Modified Time: 2023-05-25T14:59:26-04:00</text:p>
      <text:p text:style-name="P4">
Description: None</text:p>
      <text:p text:style-name="P4">
Videos: []</text:p>
      <text:p text:style-name="P4">
Audios: ["<text:a xlink:type="simple" xlink:href="https://www.rfa.org/mandarin/yataibaodao/zhengzhi/lf-0525202312310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90" text:anchor-type="as-char" svg:width="6.9236in" svg:height="4.098325in" draw:z-index="0">
<draw:image xlink:href="../Images/rfamandarin/2023-05-25T14-15-00-04-00/000000.png" xlink:type="simple" xlink:show="embed" xlink:actuate="onLoad" draw:mime-type="image/png"/>
</draw:frame>
 加拿大前总督约翰斯顿(DavidJohnston)担任外国干预特别报告员，调查中国干预问题。 <text:a xlink:type="simple" xlink:href="https://www.rfa.org/mandarin/yataibaodao/zhengzhi/lf-05252023123102.html/@@images/image" text:style-name="Internet_20_link" text:visited-style-name="Visited_20_Internet_20_Link">
</text:a>
(视频截图)  <text:a xlink:type="simple" xlink:href="https://www.rfa.org/mandarin/yataibaodao/zhengzhi/lf-05252023123102.html/@@stream" text:style-name="Internet_20_link" text:visited-style-name="Visited_20_Internet_20_Link">
</text:a>
</text:p>
      <text:p text:style-name="P4">
加拿大总理特鲁多(JustinTrudeau)委派的特别报告员所调查撰写的外国干预报告出炉，虽然不建议再进行公开聆讯，调查中国干预加拿大两次联邦大选，但报告也证实中国干预的广泛性和危险性。另外，美国驻加拿大大使则表示，中国企图分化加美关系。</text:p>
      <ul>
        <li>
<text:span text:style-name="T4">
<text:a xlink:type="simple" xlink:href="https://www.rfa.org/mandarin/yataibaodao/junshiwaijiao/lf-05152023094332.html" text:style-name="Internet_20_link" text:visited-style-name="Visited_20_Internet_20_Link">
 </text:a>
 </text:span>
  * <text:span text:style-name="T4">
<text:a xlink:type="simple" xlink:href="https://www.rfa.org/mandarin/yataibaodao/junshiwaijiao/lf-05022023101702.html" text:style-name="Internet_20_link" text:visited-style-name="Visited_20_Internet_20_Link">
 </text:a>
 </text:span>
  * <text:span text:style-name="T4">
<text:a xlink:type="simple" xlink:href="https://www.rfa.org/mandarin/yataibaodao/junshiwaijiao/lf-04032023080615.html" text:style-name="Internet_20_link" text:visited-style-name="Visited_20_Internet_20_Link">
 </text:a>
 </text:span>
</li>
      </ul>
      <text:p text:style-name="P4">
加拿大前总督约翰斯顿(DavidJohnston)担任调查中国干预加拿大联邦大选的问题，首份报告本周出炉，虽然他在报告中建议不需要再针对中国干预问题进行全面公开聆讯(publicinquiry)，但仍会举行一系列公开听证会(public hearings)进一步处理外国干预。他提到如果不做出一些改革，会有下一次危机。</text:p>
      <text:p text:style-name="P4">
“外国政府确实在企图影响加拿大候选人和选民，外国干预是真实并不断扩大的威胁。尤其是中国政府无处不在的企图，对我们民主构成挑战。”</text:p>
      <text:p text:style-name="P4">
报告中还提到中国和俄罗斯干预加拿大的差异，例如俄罗斯更多专注於进行涉及民主选举的活动，渥太华也比较努力打击这种威胁，但中国的干预更长期丶更普遍丶更复杂，往往直接针对侨民社区(diasporacommunities)，会发布网上虚假信息，而渥太华反应都比较慢。报告中说：“打击外国干预的努力不会导致对侨民的歧视，侨民社区在很大程度上是外国干预活动的受害者。”</text:p>
      <text:p text:style-name="P4">
早前的加拿大安全情报局报告曾提到中国透过外交领事人员和代理人来对侨民进行骚扰恐吓。根据海关总署的资料显示，中国派驻加拿大的外交官也不成比率的多，目前共有176人，美国有178名中国外交人员，但美国人口是加拿大的10倍之多。</text:p>
      <text:p text:style-name="P4">
<draw:frame draw:style-name="fr1" draw:name="Image91" text:anchor-type="as-char" svg:width="6.9236in" svg:height="3.836803in" draw:z-index="0">
<draw:image xlink:href="../Images/rfamandarin/2023-05-25T14-15-00-04-00/000001.png" xlink:type="simple" xlink:show="embed" xlink:actuate="onLoad" draw:mime-type="image/png"/>
</draw:frame>
加拿大众议员庄文浩强烈呼吁特鲁多政府必须驱逐中国外交官。(视频会议截图)  <text:a xlink:type="simple" xlink:href="https://www.rfa.org/mandarin/yataibaodao/zhengzhi/lf-05252023123102.html/0c3f42e7-791c-4ad6-bd46-4a8e1c09c466.jpeg" text:style-name="Internet_20_link" text:visited-style-name="Visited_20_Internet_20_Link">
</text:a>
</text:p>
      <text:p text:style-name="P4">
若以英国来比较，英国有6730万人口，其中470万被认定是华人，而中国在英国仅派了124名外交官。加拿大总人口3700万，其中170万人是华人。</text:p>
      <text:p text:style-name="P4">
前加拿大驻华外交官伯顿(CharlesBurton)表示，北京会把加拿大作为外交工作重点，因为加拿大没有针对打击外国干预的立法，加拿大政府长期以来对中国相对友善。</text:p>
      <text:p text:style-name="P4">
“因为加拿大是五眼联盟成员，可分享情报；也因为我们和美国有军事合作，加拿大被视为是可以从中下手的管道。”</text:p>
      <text:p text:style-name="P4">
美国驻加拿大大使科恩(DavidCohen)则说，现在加拿大和美国对华政策非常一致，去年的《印太战略》可发现加拿大在抗衡中国上很多新计划，当然中国不乐见这种情况。</text:p>
      <text:p text:style-name="P4">
<draw:frame draw:style-name="fr1" draw:name="Image92" text:anchor-type="as-char" svg:width="6.9236in" svg:height="3.859828in" draw:z-index="0">
<draw:image xlink:href="../Images/rfamandarin/2023-05-25T14-15-00-04-00/000002.png" xlink:type="simple" xlink:show="embed" xlink:actuate="onLoad" draw:mime-type="image/png"/>
</draw:frame>
 美国驻加拿大大使科恩(DavidCohen)认为加美抗中在同一阵线上，而中国企图分化两国关系。 (记者柳飞拍摄)  <text:a xlink:type="simple" xlink:href="https://www.rfa.org/mandarin/yataibaodao/zhengzhi/lf-05252023123102.html/p2.jpg" text:style-name="Internet_20_link" text:visited-style-name="Visited_20_Internet_20_Link">
</text:a>
</text:p>
      <text:p text:style-name="P4">
“加拿大和美国在经贸丶军事丶国防丶和情报上都站在同一阵线来抵抗中国，这不符合中国的利益，因此中国会尽一切方式分化我们两个国家的关系。”</text:p>
      <text:p text:style-name="P4">
科恩强调，批评或对抗中国，都不是针对中国人民，只是针对中国的掌权政府，希望其能遵循国际法则来行事。</text:p>
      <text:p text:style-name="P4">
记者：柳飞 责编: 嘉远 网编: 何足</text:p>
      <text:p text:style-name="P4">
Source: <text:a xlink:type="simple" xlink:href="https://www.rfa.org/mandarin/yataibaodao/zhengzhi/lf-05252023123102.html" text:style-name="Internet_20_link" text:visited-style-name="Visited_20_Internet_20_Link">
https://www.rfa.org/mandarin/yataibaodao/zhengzhi/lf-05252023123102.html</text:a>
</text:p>
      <!--NEWS-->
      <text:h text:style-name="P10" text:outline-level="1">
<text:span text:style-name="T4">
被控制造爆炸 四名香港学生被判</text:span>
</text:h>
      <text:p text:style-name="P4">
Author: None (Language: zh)</text:p>
      <text:p text:style-name="P4">
Publisher: None</text:p>
      <text:p text:style-name="P4">
Time: 2023-05-25T14:15:00Z</text:p>
      <text:p text:style-name="P4">
Description: 四名香港学生，包括两名未成年人，被控制造炸弹并在公共场合放置引爆、从事反政府活动，于5月25日被香港司法机关判刑。</text:p>
      <text:p text:style-name="P4">
Videos: []</text:p>
      <text:p text:style-name="P4">
Images: ["<text:a xlink:type="simple" xlink:href="https://static.dw.com/image/63306246_303.jpg" text:style-name="Internet_20_link" text:visited-style-name="Visited_20_Internet_20_Link">
63306246_303.jpg</text:a>
", "<text:a xlink:type="simple" xlink:href="https://static.dw.com/image/42329715_303.jpg" text:style-name="Internet_20_link" text:visited-style-name="Visited_20_Internet_20_Link">
42329715_303.jpg</text:a>
", "<text:a xlink:type="simple" xlink:href="https://static.dw.com/image/54506257_303.jpg" text:style-name="Internet_20_link" text:visited-style-name="Visited_20_Internet_20_Link">
54506257_303.jpg</text:a>
", "<text:a xlink:type="simple" xlink:href="https://static.dw.com/image/54395027_303.jpg" text:style-name="Internet_20_link" text:visited-style-name="Visited_20_Internet_20_Link">
54395027_303.jpg</text:a>
", "<text:a xlink:type="simple" xlink:href="https://static.dw.com/image/54032407_303.jpg" text:style-name="Internet_20_link" text:visited-style-name="Visited_20_Internet_20_Link">
54032407_303.jpg</text:a>
", "<text:a xlink:type="simple" xlink:href="https://static.dw.com/image/54387899_303.jpg" text:style-name="Internet_20_link" text:visited-style-name="Visited_20_Internet_20_Link">
54387899_303.jpg</text:a>
", "<text:a xlink:type="simple" xlink:href="https://static.dw.com/image/54260145_303.jpg" text:style-name="Internet_20_link" text:visited-style-name="Visited_20_Internet_20_Link">
54260145_303.jpg</text:a>
", "<text:a xlink:type="simple" xlink:href="https://static.dw.com/image/54085735_303.jpg" text:style-name="Internet_20_link" text:visited-style-name="Visited_20_Internet_20_Link">
54085735_303.jpg</text:a>
", "<text:a xlink:type="simple" xlink:href="https://static.dw.com/image/54086148_303.jpg" text:style-name="Internet_20_link" text:visited-style-name="Visited_20_Internet_20_Link">
54086148_303.jpg</text:a>
", "<text:a xlink:type="simple" xlink:href="https://static.dw.com/image/54074745_303.jpg" text:style-name="Internet_20_link" text:visited-style-name="Visited_20_Internet_20_Link">
54074745_303.jpg</text:a>
", "<text:a xlink:type="simple" xlink:href="https://static.dw.com/image/53998212_303.jpg" text:style-name="Internet_20_link" text:visited-style-name="Visited_20_Internet_20_Link">
53998212_303.jpg</text:a>
", "<text:a xlink:type="simple" xlink:href="https://static.dw.com/image/54049340_303.jpg" text:style-name="Internet_20_link" text:visited-style-name="Visited_20_Internet_20_Link">
54049340_303.jpg</text:a>
", "<text:a xlink:type="simple" xlink:href="https://static.dw.com/image/54049229_303.jpg" text:style-name="Internet_20_link" text:visited-style-name="Visited_20_Internet_20_Link">
54049229_303.jpg</text:a>
", "<text:a xlink:type="simple" xlink:href="https://static.dw.com/image/54074755_303.jpg" text:style-name="Internet_20_link" text:visited-style-name="Visited_20_Internet_20_Link">
54074755_303.jpg</text:a>
", "<text:a xlink:type="simple" xlink:href="https://static.dw.com/image/54016317_303.jpg" text:style-name="Internet_20_link" text:visited-style-name="Visited_20_Internet_20_Link">
54016317_303.jpg</text:a>
", "<text:a xlink:type="simple" xlink:href="https://static.dw.com/image/54007768_303.jpg" text:style-name="Internet_20_link" text:visited-style-name="Visited_20_Internet_20_Link">
54007768_303.jpg</text:a>
", "<text:a xlink:type="simple" xlink:href="https://static.dw.com/image/54075959_303.jpg" text:style-name="Internet_20_link" text:visited-style-name="Visited_20_Internet_20_Link">
54075959_303.jpg</text:a>
"]</text:p>
      <text:p text:style-name="P4">
Subject: 时政风云</text:p>
      <text:p text:style-name="P4">
Subjects: ['谷歌', '香港', '雨伞革命', '香港政改', '专题报道：香港“反送中”抗议']</text:p>
      <text:p text:style-name="P4">
Keywords: ['香港', '光城者', '炸弹', '袭击', '司法', '国安法', '判刑', '未成年']</text:p>
      <text:p text:style-name="P4">
ID: 65734923</text:p>
      <!--METADATA-->
      <text:p text:style-name="P4">
<text:a xlink:type="simple" xlink:href="https://www.dw.com/zh/overlay/image/article/65734923/63306246" text:style-name="Internet_20_link" text:visited-style-name="Visited_20_Internet_20_Link">
 <draw:frame draw:style-name="fr1" draw:name="Image93" text:anchor-type="as-char" svg:width="6.9236in" svg:height="3.896998in" draw:z-index="0">
<draw:image xlink:href="../Images/dwzh/2023-05-25T14-15-00Z/63306246_303.jpg" xlink:type="simple" xlink:show="embed" xlink:actuate="onLoad" draw:mime-type="image/jpeg"/>
</draw:frame>
</text:a>
</text:p>
      <text:p text:style-name="P4">
香港警察于2021年逮捕了光城者们</text:p>
      <text:p text:style-name="P4">
（德国之声中文网）法庭对这四人中年龄最大的一人判处了5年零8个月的监禁，并将其他三人送入教导所感化。此案是香港司法机关在国安法的框架下处理的，中国在2020年对香港实施了该法。</text:p>
      <text:p text:style-name="P4">
这四名被告犯案时年龄17至21岁不等，是一个鲜为人知的名为"光城者"组织的成员，该组织主张香港独立，并在香港国安法实施后呼吁进行抵抗。</text:p>
      <text:p text:style-name="P4">
该组织被控2021年曾计划使用TATP炸药制造炸弹，并在公共区域--包括在法院大楼引爆。在他们采购到材料之前，香港的国家安全警察在那一年的7月逮捕了他们。</text:p>
      <text:p text:style-name="P4">
香港高院法官李运腾认为，21岁的被告欧文"显然需要承担更大的责任。据称他"参与了租房、计划和准备以及侦察目标建筑的工作"，因此被判处5年零8个月的监禁。</text:p>
      <text:p text:style-name="P4">
法官说，其他三名17至18岁的被告"基本是阴谋计划中的普通士兵"，没有成功采购到TATP炸药原料。他们将被送入教导所。一个以康复为主的关押青少年的设施，可以容纳14至20岁的青少年，他们在那里居住的最长时限可达三年。</text:p>
      <text:h text:style-name="P12" text:outline-level="3">
<text:span text:style-name="T4">
<text:span text:style-name="T4">
承认“阴谋制造爆炸”</text:span>
</text:span>
</text:h>
      <text:p text:style-name="P4">
具体多久需要根据教导所管教官员的评估。"光城者"组织本月承认了"阴谋制造爆炸"的罪名，而不是之前控方提出的"阴谋实施恐怖活动"的罪名。</text:p>
      <text:p text:style-name="P4">
前者可以根据香港犯罪条例被判处最高20年的监禁，但后者可以根据安全法被判处终身监禁。</text:p>
      <text:p text:style-name="P4">
<text:a xlink:type="simple" xlink:href="https://www.dw.com/zh/zh/联合国人权组织对香港国安法判处未成年者表达担忧/a-63410382" text:style-name="Internet_20_link" text:visited-style-name="Visited_20_Internet_20_Link">
 </text:a>
。这是依据香港的国家安全法审判的第二个涉及未成年人被定罪并判刑的案件。</text:p>
      <text:p text:style-name="P4">
<text:a xlink:type="simple" xlink:href="https://www.dw.com/zh/zh/首有未成年國安被告獲刑-光城者煽顛涉引毛澤東名句/a-63380252" text:style-name="Internet_20_link" text:visited-style-name="Visited_20_Internet_20_Link">
 </text:a>
，四名同样也是"光城者"组织的少年因在公开演讲中谈论革命而被判有罪，被送往教导所。</text:p>
      <text:p text:style-name="P4">
香港国安法全名为《中华人民共和国香港特别行政区维护国家安全法》，是在香港2019年遭受巨大且经常有暴力冲突发生的民主抗议活动后实施的。</text:p>
      <text:p text:style-name="P4">
当局表示，这是为了恢复稳定和秩序，但批评者称，自该法生效以来，香港的自治地位和公民自由权利不断被削弱。</text:p>
      <ul>
        <li>
          <draw:frame draw:style-name="fr1" draw:name="Image94" text:anchor-type="as-char" svg:width="6.9236in" svg:height="3.896998in" draw:z-index="0">
            <draw:image xlink:href="../Images/dwzh/2023-05-25T14-15-00Z/42329715_303.jpg" xlink:type="simple" xlink:show="embed" xlink:actuate="onLoad" draw:mime-type="image/jpeg"/>
          </draw:frame>
        </li>
      </ul>
      <h5>
国安法生效后的香港</h5>
      <text:h text:style-name="P12" text:outline-level="3">
<text:span text:style-name="T4">
前香港众志成员周庭被捕</text:span>
</text:h>
      <text:p text:style-name="P4">
8月10日，继黎智英等人被捕后，23岁的前香港众志的成员周庭，也在住所遭十多名港警逮捕，指她涉嫌「勾结外国或境外势力危害国家安全罪」。周庭粉丝专页指，她在过去一个月屡遭不明人士跟踪，有人在其居所外安装红外线镜头，至她被捕后才被拆除。周庭在《港区国安法》通过后已随即宣布退出香港众志，表明无法再参与国际连结工作。她被捕的消息让外界质疑国安法有追溯期。</text:p>
      <ul>
        <li>
          <draw:frame draw:style-name="fr1" draw:name="Image95" text:anchor-type="as-char" svg:width="6.9236in" svg:height="3.896998in" draw:z-index="0">
            <draw:image xlink:href="../Images/dwzh/2023-05-25T14-15-00Z/54506257_303.jpg" xlink:type="simple" xlink:show="embed" xlink:actuate="onLoad" draw:mime-type="image/jpeg"/>
          </draw:frame>
        </li>
      </ul>
      <h5>
国安法生效后的香港</h5>
      <text:h text:style-name="P12" text:outline-level="3">
<text:span text:style-name="T4">
壹传媒创办人黎智英被捕</text:span>
</text:h>
      <text:p text:style-name="P4">
8月10日，香港警方进入黎智英寓所，以涉嫌违反国安法「勾结外国势力」为由将其拘捕，也到西贡拘捕其次子黎耀恩，部份壹传媒高层也被捕。数以百计警员随后进入苹果日报总部搜查9小时，曾超越法庭手令范围翻阅记者桌上的文件，又阻止部分中外媒体在大楼外采访。</text:p>
      <ul>
        <li>
          <draw:frame draw:style-name="fr1" draw:name="Image96" text:anchor-type="as-char" svg:width="6.9236in" svg:height="3.896998in" draw:z-index="0">
            <draw:image xlink:href="../Images/dwzh/2023-05-25T14-15-00Z/54395027_303.jpg" xlink:type="simple" xlink:show="embed" xlink:actuate="onLoad" draw:mime-type="image/jpeg"/>
          </draw:frame>
        </li>
      </ul>
      <h5>
国安法生效后的香港</h5>
      <text:h text:style-name="P12" text:outline-level="3">
<text:span text:style-name="T4">
美国制裁11名中港官员</text:span>
</text:h>
      <text:p text:style-name="P4">
8月7日，美国财政部宣布制裁11名中港官员，包括香港特首林郑月娥、中联办主人骆惠宁、港澳办主任夏宝龙、港澳办副主任张晓明等。遭制裁人士和其亲属未来将被禁止移民或入境美国。林郑幼子林约希正攻读哈佛大学数学博士，有报导指他已离开美国。</text:p>
      <ul>
        <li>
          <draw:frame draw:style-name="fr1" draw:name="Image97" text:anchor-type="as-char" svg:width="6.9236in" svg:height="3.896998in" draw:z-index="0">
            <draw:image xlink:href="../Images/dwzh/2023-05-25T14-15-00Z/54032407_303.jpg" xlink:type="simple" xlink:show="embed" xlink:actuate="onLoad" draw:mime-type="image/jpeg"/>
          </draw:frame>
        </li>
      </ul>
      <h5>
国安法生效后的香港</h5>
      <text:h text:style-name="P12" text:outline-level="3">
<text:span text:style-name="T4">
港府通緝6名海外人士</text:span>
</text:h>
      <text:p text:style-name="P4">
7月31日，香港警方通緝6名流亡海外人士，羅冠聰、陳家駒、鄭文傑、黃台仰「涉嫌煽動分裂國家」，劉康、朱牧民「涉嫌勾結外國或境外勢力危害國安」。其中，朱牧民具有美国身份，成为第一名因国安法被通缉的外籍人士。</text:p>
      <ul>
        <li>
          <draw:frame draw:style-name="fr1" draw:name="Image98" text:anchor-type="as-char" svg:width="6.9236in" svg:height="3.896998in" draw:z-index="0">
            <draw:image xlink:href="../Images/dwzh/2023-05-25T14-15-00Z/54387899_303.jpg" xlink:type="simple" xlink:show="embed" xlink:actuate="onLoad" draw:mime-type="image/jpeg"/>
          </draw:frame>
        </li>
      </ul>
      <h5>
国安法生效后的香港</h5>
      <text:h text:style-name="P12" text:outline-level="3">
<text:span text:style-name="T4">
12名民主派人士被DQ</text:span>
</text:h>
      <text:p text:style-name="P4">
7月30日，黄之锋、杨岳桥等12名民主派立法会选举参选人被取消资格(DQ)。港府认为他们不会真心拥护《基本法》，因此决定提名无效。隔天，港府以疫情为由，宣布引用《紧急法》押后立法会选举一年至2021年9月5日举行。</text:p>
      <ul>
        <li>
          <draw:frame draw:style-name="fr1" draw:name="Image99" text:anchor-type="as-char" svg:width="6.9236in" svg:height="3.896998in" draw:z-index="0">
            <draw:image xlink:href="../Images/dwzh/2023-05-25T14-15-00Z/54260145_303.jpg" xlink:type="simple" xlink:show="embed" xlink:actuate="onLoad" draw:mime-type="image/jpeg"/>
          </draw:frame>
        </li>
      </ul>
      <h5>
国安法生效后的香港</h5>
      <text:h text:style-name="P12" text:outline-level="3">
<text:span text:style-name="T4">
五眼联盟全部暂停对港引渡协议</text:span>
</text:h>
      <text:p text:style-name="P4">
继英国、澳洲、加拿大与美国之后，新西兰于7月28日宣布暂停与香港之间的引渡协议，相当于「五眼联盟」全数成员都暂停与香港签订的引渡协议。中国对这些国家「单方面宣布暂停」的做法表示坚决反对，同时宣布暂停香港与上述国家的引渡协定。</text:p>
      <ul>
        <li>
          <draw:frame draw:style-name="fr1" draw:name="Image100" text:anchor-type="as-char" svg:width="6.9236in" svg:height="3.896998in" draw:z-index="0">
            <draw:image xlink:href="../Images/dwzh/2023-05-25T14-15-00Z/54085735_303.jpg" xlink:type="simple" xlink:show="embed" xlink:actuate="onLoad" draw:mime-type="image/jpeg"/>
          </draw:frame>
        </li>
      </ul>
      <h5>
国安法生效后的香港</h5>
      <text:h text:style-name="P12" text:outline-level="3">
<text:span text:style-name="T4">
酒店改装国安公署</text:span>
</text:h>
      <text:p text:style-name="P4">
中央驻港「第四机构」国安公署改装铜锣湾维景酒店作临时基地，7月8日凌晨在外墙挂起国徽，早上举行升旗及揭幕仪式。新华社发布照片，为牌匾揭幕的包括中联办主任丶国家安全事务顾问骆惠宁丶驻港国安公署署长郑雁雄丶全国政协副主席董建华和梁振英丶行政长官林郑月娥。</text:p>
      <ul>
        <li>
          <draw:frame draw:style-name="fr1" draw:name="Image101" text:anchor-type="as-char" svg:width="6.9236in" svg:height="3.896998in" draw:z-index="0">
            <draw:image xlink:href="../Images/dwzh/2023-05-25T14-15-00Z/54086148_303.jpg" xlink:type="simple" xlink:show="embed" xlink:actuate="onLoad" draw:mime-type="image/jpeg"/>
          </draw:frame>
        </li>
      </ul>
      <h5>
国安法生效后的香港</h5>
      <text:h text:style-name="P12" text:outline-level="3">
<text:span text:style-name="T4">
与记者的「安全距离」</text:span>
</text:h>
      <text:p text:style-name="P4">
驻港国安公署开幕当天，大批传媒到场追访，却被挡在水马外面，周围警员重兵驻守。当局在酒店外围设采访区，但距离酒店正门约100米之遥，记者只能够隔着重重水马窥探里面情况，难以拍摄开幕过程，也听不到嘉宾致辞内容。为了这样的安排，警方封锁酒店附近一带街道，大量巴士被逼改道，附近居民还因此需要区议员协助找路。</text:p>
      <ul>
        <li>
          <draw:frame draw:style-name="fr1" draw:name="Image102" text:anchor-type="as-char" svg:width="6.9236in" svg:height="3.896998in" draw:z-index="0">
            <draw:image xlink:href="../Images/dwzh/2023-05-25T14-15-00Z/54074745_303.jpg" xlink:type="simple" xlink:show="embed" xlink:actuate="onLoad" draw:mime-type="image/jpeg"/>
          </draw:frame>
        </li>
      </ul>
      <h5>
国安法生效后的香港</h5>
      <text:h text:style-name="P12" text:outline-level="3">
<text:span text:style-name="T4">
前众志成员周庭认罪</text:span>
</text:h>
      <text:p text:style-name="P4">
黄之锋丶林朗彦和成员周庭，6月30日因应《港区国安法》通过，宣布退出香港众志，之后香港众志宣布解散。黄、林、周三人涉於去年6月21日号召群众包围警察总部，分别被控煽惑他人丶组织或参与未经批准的集结等罪名。7月6日，周庭在东区裁判法院当庭承认两项控罪，黄之锋和林朗彦则否认所有控罪。</text:p>
      <ul>
        <li>
          <draw:frame draw:style-name="fr1" draw:name="Image103" text:anchor-type="as-char" svg:width="6.9236in" svg:height="3.896998in" draw:z-index="0">
            <draw:image xlink:href="../Images/dwzh/2023-05-25T14-15-00Z/53998212_303.jpg" xlink:type="simple" xlink:show="embed" xlink:actuate="onLoad" draw:mime-type="image/jpeg"/>
          </draw:frame>
        </li>
      </ul>
      <h5>
国安法生效后的香港</h5>
      <text:h text:style-name="P12" text:outline-level="3">
<text:span text:style-name="T4">
罗冠聪证实离港</text:span>
</text:h>
      <text:p text:style-name="P4">
罗冠聪7月5日在英媒《每日邮报》撰文，证实自己在《港区国安法》生效以前就已经离开香港。他在文章中说，自己不想离开香港，但港区国安法生效之后，认为自己将会成为北京领导人的目标。之后罗冠聪公开自己人在英国。</text:p>
      <ul>
        <li>
          <draw:frame draw:style-name="fr1" draw:name="Image104" text:anchor-type="as-char" svg:width="6.9236in" svg:height="3.896998in" draw:z-index="0">
            <draw:image xlink:href="../Images/dwzh/2023-05-25T14-15-00Z/54049340_303.jpg" xlink:type="simple" xlink:show="embed" xlink:actuate="onLoad" draw:mime-type="image/jpeg"/>
          </draw:frame>
        </li>
      </ul>
      <h5>
国安法生效后的香港</h5>
      <text:h text:style-name="P12" text:outline-level="3">
<text:span text:style-name="T4">
反讽与暗语</text:span>
</text:h>
      <text:p text:style-name="P4">
《港区国安法》能够禁止直白的抗争语言，但是却无法限制人们的创意。这一句话「起来! 不愿做奴隶的人们!」是中国国歌的第一句歌词，被人写在香港街头却也另有深意。</text:p>
      <ul>
        <li>
          <draw:frame draw:style-name="fr1" draw:name="Image105" text:anchor-type="as-char" svg:width="6.9236in" svg:height="3.896998in" draw:z-index="0">
            <draw:image xlink:href="../Images/dwzh/2023-05-25T14-15-00Z/54049229_303.jpg" xlink:type="simple" xlink:show="embed" xlink:actuate="onLoad" draw:mime-type="image/jpeg"/>
          </draw:frame>
        </li>
      </ul>
      <h5>
国安法生效后的香港</h5>
      <text:h text:style-name="P12" text:outline-level="3">
<text:span text:style-name="T4">
空白连侬墙</text:span>
</text:h>
      <text:p text:style-name="P4">
延续白纸抗议的思路，一些支持香港抗争者的「黄店」在撕除可能有港独意味的标语和装饰品之后，用空白的便利贴组成新的连侬墙，让观者自行解读意思。</text:p>
      <ul>
        <li>
          <draw:frame draw:style-name="fr1" draw:name="Image106" text:anchor-type="as-char" svg:width="6.9236in" svg:height="3.896998in" draw:z-index="0">
            <draw:image xlink:href="../Images/dwzh/2023-05-25T14-15-00Z/54074755_303.jpg" xlink:type="simple" xlink:show="embed" xlink:actuate="onLoad" draw:mime-type="image/jpeg"/>
          </draw:frame>
        </li>
      </ul>
      <h5>
国安法生效后的香港</h5>
      <text:h text:style-name="P12" text:outline-level="3">
<text:span text:style-name="T4">
白纸抗议</text:span>
</text:h>
      <text:p text:style-name="P4">
7月2日晚间，港府明确宣布「光复香港时代革命」为「港独口号」、有违反《港区国安法》之虞。香港人为了避免触法，开始用更灵活的方式表达不满:举起一张白纸，让观看者自行解读意思。</text:p>
      <ul>
        <li>
          <draw:frame draw:style-name="fr1" draw:name="Image107" text:anchor-type="as-char" svg:width="6.9236in" svg:height="3.896998in" draw:z-index="0">
            <draw:image xlink:href="../Images/dwzh/2023-05-25T14-15-00Z/54016317_303.jpg" xlink:type="simple" xlink:show="embed" xlink:actuate="onLoad" draw:mime-type="image/jpeg"/>
          </draw:frame>
        </li>
      </ul>
      <h5>
国安法生效后的香港</h5>
      <text:h text:style-name="P12" text:outline-level="3">
<text:span text:style-name="T4">
举杯同庆</text:span>
</text:h>
      <text:p text:style-name="P4">
《港区国安法》生效的第一个早晨，也是香港回归23周年纪念日当天。庆祝典礼第一次排除泛民议员，香港特首林郑月娥、中联办主任骆惠宁皆表态支持中央。港澳办副主任张晓明则在北京说，国安法是给香港的「生日礼物」。</text:p>
      <ul>
        <li>
          <draw:frame draw:style-name="fr1" draw:name="Image108" text:anchor-type="as-char" svg:width="6.9236in" svg:height="3.896998in" draw:z-index="0">
            <draw:image xlink:href="../Images/dwzh/2023-05-25T14-15-00Z/54007768_303.jpg" xlink:type="simple" xlink:show="embed" xlink:actuate="onLoad" draw:mime-type="image/jpeg"/>
          </draw:frame>
        </li>
      </ul>
      <h5>
国安法生效后的香港</h5>
      <text:h text:style-name="P12" text:outline-level="3">
<text:span text:style-name="T4">
第一批触法者</text:span>
</text:h>
      <text:p text:style-name="P4">
《港区国安法》实施后首个七一，香港示威民众按往例在当天上街抗议，只是人数不如往年。港警宣布当日逮捕370人，其中有10人涉嫌违反《港区国安法》被捕。</text:p>
      <ul>
        <li>
          <draw:frame draw:style-name="fr1" draw:name="Image109" text:anchor-type="as-char" svg:width="6.9236in" svg:height="3.896998in" draw:z-index="0">
            <draw:image xlink:href="../Images/dwzh/2023-05-25T14-15-00Z/54075959_303.jpg" xlink:type="simple" xlink:show="embed" xlink:actuate="onLoad" draw:mime-type="image/jpeg"/>
          </draw:frame>
        </li>
      </ul>
      <h5>
国安法生效后的香港</h5>
      <text:h text:style-name="P12" text:outline-level="3">
<text:span text:style-name="T4">
港警旗帜新颜色</text:span>
</text:h>
      <text:p text:style-name="P4">
过去香港警察的警告旗帜只有黄、蓝、红、橙、黑等颜色，在7月1日，港警首度举起新颜色「紫旗」，警告示威民众的行为涉嫌违反《港区国安法》。</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法新社等）</text:p>
      <text:p text:style-name="P4">
<text:span text:style-name="T5">
© 2023</text:span>
 <text:span text:style-name="T5">
年 德国之声版权声明：本文所有内容受到著作权法保护，如无德国之声特别授权，不得擅自使用。任何不当行为都将导致追偿，并受到刑事追究。</text:span>
</text:p>
      <text:p text:style-name="P4">
Source: <text:a xlink:type="simple" xlink:href="https://www.dw.com/zh/被控制造爆炸-四名香港学生被判/a-65734923" text:style-name="Internet_20_link" text:visited-style-name="Visited_20_Internet_20_Link">
https://www.dw.com/zh/被控制造爆炸-四名香港学生被判/a-65734923?maca=chi-rss-chi-all-1127-rdf</text:a>
</text:p>
      <!--NEWS-->
      <text:h text:style-name="P10" text:outline-level="1">
<text:span text:style-name="T4">
专栏 | 军事无禁区：人工智能－解放军对台作战应用</text:span>
</text:h>
      <text:p text:style-name="P4">
Author: None</text:p>
      <text:p text:style-name="P4">
Publisher: Radio Free Asia (Organization)</text:p>
      <text:p text:style-name="P4">
Published Time: 2023-05-25T14:16:00-04:00</text:p>
      <text:p text:style-name="P4">
Modified Time: 2023-05-25T15:01:29-04:00</text:p>
      <text:p text:style-name="P4">
Description: None</text:p>
      <text:p text:style-name="P4">
Videos: []</text:p>
      <text:p text:style-name="P4">
Audios: ["<text:a xlink:type="simple" xlink:href="https://www.rfa.org/mandarin/zhuanlan/junshiwujinqu/mil-0525202313423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0" text:anchor-type="as-char" svg:width="6.9236in" svg:height="4.712515in" draw:z-index="0">
<draw:image xlink:href="../Images/rfamandarin/2023-05-25T14-16-00-04-00/000000.png" xlink:type="simple" xlink:show="embed" xlink:actuate="onLoad" draw:mime-type="image/png"/>
</draw:frame>
中国加快人工智能军事化应用。图为中国军方开发用大脑信号控制机器人的方法。 <text:a xlink:type="simple" xlink:href="https://www.rfa.org/mandarin/zhuanlan/junshiwujinqu/mil-05252023134238.html/@@images/image" text:style-name="Internet_20_link" text:visited-style-name="Visited_20_Internet_20_Link">
</text:a>
路透社资料图片  <text:a xlink:type="simple" xlink:href="https://www.rfa.org/mandarin/zhuanlan/junshiwujinqu/mil-05252023134238.html/@@stream" text:style-name="Internet_20_link" text:visited-style-name="Visited_20_Internet_20_Link">
</text:a>
</text:p>
      <text:p text:style-name="P4">
听众朋友们，大家好。您现在收听的是自由亚洲电台的「军事无禁区」栏目。我是栏目主持人亓乐义。今天谈人工智能在解放军对台作战中的应用。</text:p>
      <text:p text:style-name="P4">
彭博社（Bloomberg）上周报导，中国将人工智能（AI）用于战争的趋势，从美国硅谷到五角大楼拉起警报。谷歌前首席执行官施密特（EricSchmidt）在国会听证会强调此一问题的严重性。他领导进行的“特别竞争研究计划”本月发表报告指出，美国需要重新设计军队，因应这种威胁。</text:p>
      <text:p text:style-name="P4">
<text:span text:style-name="T4">
人工智能侵台兵推</text:span>
</text:p>
      <text:p text:style-name="P4">
施密特在听证会上警告，除了关注中国军方和民间业者密切合作的“军民融合”计划，更应考虑中国在国防人工智能方面的投资远远超过美国。虽然美国在人工智能和量子计算等关键领域“略微领先”几年，但中国投入更多的人力从事战略人工智能领域的研究。</text:p>
      <text:p text:style-name="P4">
美国国防部许多官员和国会议员认为，如果美国不迅速开发强大的人工智能武器，就有可能在未来与中国的潜在冲突中落败。这份报告其中一位作者向《彭博社》表明，撰写这份报告的目的是向国防部、国会和公众传达加快努力发展人工智能的紧迫性。</text:p>
      <text:p text:style-name="P4">
据观察，中国的投资和发展重点涵盖多个关键领域，包括人工智能算法研究、大数据分析、机器学习、自动化和无人系统等。此外，中国还在军事应用中使用人工智能，发展智能导弹、自主无人机和自动化作战系统等。尽管美国略微领先几年，但中国正在加大在人才培养、研发机构和实验室建设方面的投入，推动人工智能发展，并将其应用于国防和军事领域。</text:p>
      <text:p text:style-name="P4">
美国智库有研究分析指出，中国军方已经运用人工智能进行入侵台湾的兵棋推演。但未获权威单位的证实。不过从《解放军报》的一些评论、文章和军方公开著作中，约略看出人工智能在解放军模拟和兵推中可能的应用。</text:p>
      <text:p text:style-name="P4">
首先是情境想定：人工智能有助于生成和模拟各种战场情境，包括地理环境、敌方部队的行为和响应等。基于大数据和机器学习技术，人工智能可以帮助解放军在模拟训练中创建更真实和多样化的战场情景，以接近实战化方式评估和研究对台作战的各种想定。</text:p>
      <text:p text:style-name="P4">
第二是指挥与控制：人工智能在指挥决策和作战指挥中能提供辅助和支持。通过数据分析和模式识别，人工智能可以帮助指挥员更好理解战场态势，预测敌方意图，为制定决策提供支持。此外，人工智能还可以协助指挥员进行战场态势感知和决策优化，提高指挥效率和作战效果。</text:p>
      <text:p text:style-name="P4">
<text:span text:style-name="T4">
决定因素是人不是物</text:span>
</text:p>
      <text:p text:style-name="P4">
不过也应该看到，人工智能虽可辅助指挥和决策过程。但在实际情况中，指挥员的经验和判断依然重要。解放军的著作多次提到，人工智能虽然可以处理海量数据和模拟情境，但在高度复杂和动态的战场环境中，可能面临不确定性和意外情况。因此，指挥员的灵活性、判断力和快速反应能力变得至关重要，而这些是人类决策所独有的优势。说到底，指挥员的经验、直觉和决策能力是确保成功的关键。</text:p>
      <text:p text:style-name="P4">
毛泽东曾说：”武器是战争的重要因素，但不是决定因素，决定的因素是人不是物。”这句话深刻烙印在解放军的脑海，成为牢不可破的信念。</text:p>
      <text:p text:style-name="P4">
第三是梳理对台作战方案：人工智能可以用于分析和评估各种对台作战方案的效果和可行性。通过模拟和模型推演，协助指挥员更好理解不同方案的优势、弱点和潜在结果，进而优化和完善作战方案。人工智能也有助于推动一体化联合作战的组织与实施，生成并更新适用于未来战争形态所需的作战条令。</text:p>
      <text:p text:style-name="P4">
去年8月上旬，美国国会众议长佩洛西（NancyPelosi）访台，解放军连续8天组织多军兵种联合对海突击、对陆打击、制空作战等多科目针对性演练，以”封控台海、拒止美日”的战略威慑行动为目的，并且打破海峡中线，形成对台迫近合围的新常态。这次演训由东部战区统一指挥，以多军兵种部队成体系、全作战要素（从情报监视侦察、指挥控制、联合打击到综合保障）展开，精锐主力一次性全部投入。如果没有人工智能的辅助与支持，演习行动很难在短时间有序展开达到无缝衔接。</text:p>
      <text:p text:style-name="P4">
今年4月上旬，台湾蔡英文总统与美国国会众议长麦卡锡（KevinMcCarthy）在美国加州会晤后，解放军在台湾周边举行3天联合演习，侧重对台作战前期阶段兵力展开演练，以灵活布势、抢占有利阵位，对台形成合围慑压态势。同时首次运用航空母舰舰载机，从台湾东部海域起飞与西部攻台兵力协同，对台岛形成东西夹击之势，意图把围台进逼态势常态化，将台湾防卫纵深压缩在最小范围。如果没有人工智能的辅助与支持，恐怕很难达到如此紧密的合围慑压效果。</text:p>
      <text:p text:style-name="P4">
<text:span text:style-name="T4">
智能化演训</text:span>
</text:p>
      <text:p text:style-name="P4">
去年9月起，解放军侦打一体无人机轮番扰台，至少出现4种型号。今年4月和5月，解放军3种型号侦打一体无人机首次以逆时钟及顺时钟方向绕台飞行，开始进入以无人机打头阵的智能化演训，目的是检测无人机与其它军机军舰，在战役和战术层面的协同，以及测试无人机之间的任务协同。同时开启大型无人机到台湾东部常态化侦察的新模式，对台湾东部战役据点和武器试验场进行常态化侦察，补充卫星在时间和地域上的侦察空白，还可以为战时对台湾东部的战力保存区（或战略后方）形成全方位全时段侦察，提供经验、路线和数据。</text:p>
      <text:p text:style-name="P4">
<draw:frame draw:style-name="fr1" draw:name="Image111" text:anchor-type="as-char" svg:width="6.9236in" svg:height="4.617987in" draw:z-index="0">
<draw:image xlink:href="../Images/rfamandarin/2023-05-25T14-16-00-04-00/000001.png" xlink:type="simple" xlink:show="embed" xlink:actuate="onLoad" draw:mime-type="image/png"/>
</draw:frame>
解放军彩虹-4型侦打一体无人机5月绕台飞行，进行智能化演训。（路透社图片）  <text:a xlink:type="simple" xlink:href="https://www.rfa.org/mandarin/zhuanlan/junshiwujinqu/mil-05252023134238.html/2021-09-29t093346z_768702220_rc2dzp9weuit_rtrmadp_3_china-airshow.jpg" text:style-name="Internet_20_link" text:visited-style-name="Visited_20_Internet_20_Link">
</text:a>
</text:p>
      <text:p text:style-name="P4">
数据是人工智能演算的基本要件，数据量愈大、愈真实，人工智能的训练与生成效果愈好。目前解放军最大的不足，是缺乏实战数据供人工智能演算。实战经验可以提供大量真实数据和情境，帮助人工智能系统学习和生成各种复杂的战场条件。直至目前，解放军主要靠计算机模拟训练、演习，与外军进行军事交流与技术合作取得数据，和美军的实战数据有本质上的区别。</text:p>
      <text:p text:style-name="P4">
为弥补这个关键性的不足，解放军近年加大实战化演训力度，把演训场域集中在台海地区，以最大可能收集接近实战的演训数据，作为人工智能演算和</text:p>
      <text:p text:style-name="P4">
模型优化的基础。</text:p>
      <text:p text:style-name="P4">
有消息指出，解放军对台湾重要目标都编成目录，就是把目标的性质和座标、打击的手段和方法，以及需要的兵力和武器弹药都用人工智能演算过，从而提供更准确、更高效的目标分析和打击规划。具体来说，人工智能可以帮助解放军实现多项功能。</text:p>
      <text:p text:style-name="P4">
<text:span text:style-name="T4">
对台目标编成目录</text:span>
</text:p>
      <text:p text:style-name="P4">
首先是目标识别和分类：人工智能可以自动处理和分析各种情报数据，包括卫星图像、侦察报告和开源情报等，识别和分类台湾地区重要目标。通过训练模型和演算法，自动识别编成目标的性质、特征和重要性。</text:p>
      <text:p text:style-name="P4">
其次是目标分析和评估：人工智能利用已有的情报和数据，结合模型推演和演算法，对目标进行分析和评估，包括对重要目标的强度、防御能力、打击要求及可能的打击手段等方面的评估。通过这种方式，人工智能可以协助解放军更好掌握目标特点和打击需求。</text:p>
      <text:p text:style-name="P4">
再来是打击规划和优化：人工智能在目标编成目录的基础上，利用优化算法和决策模型，进行打击规划和资源配置。通过考虑不同的打击手段、武器装备和兵力需求等因素，人工智能有助于解放军制定更有效的打击方案，进行作战资源的优化配置。</text:p>
      <text:p text:style-name="P4">
不过，以上都是理想状态。人工智能在目标编目和打击规划中的应用仍在摸索发展，准确性和可靠性需要综合考虑多方面因素。因此可以这样理解。目标编目需要解放军透过兵棋对抗、现地模拟和实兵反复演练中不断加以完善。</text:p>
      <text:p text:style-name="P4">
去年8月和今年4月解放军实施围台军演，可以藉此检验和评估目标编目的精确性、实用性和可操作性，并获取有关目标的性质、防御能力和打击要求等方面的实时情报。这样的演习有助于解放军提高对台作战的准确性和效果，同时也为目标编目的进一步改进和完善提供宝贵的经验和数据支持。</text:p>
      <text:p text:style-name="P4">
<text:span text:style-name="T4">
巨大发展潜力</text:span>
</text:p>
      <text:p text:style-name="P4">
台湾和美国对解放军的意图心里都有数。因此在演习期间，保持最大克制力，不做任何战术上的回应，不给解放军收集目标情报的机会，使其无法检验和评估目标的性质和防御能力。外界以为台湾和美国示弱无为，其实是为保密。数据就是战力，是人工智能生成学习的土壤，也是战争决胜的关键所在。</text:p>
      <text:p text:style-name="P4">
人工智能潜力无穷。但也应该看到，人工智能技术应用在军事领域仍处于初期发展阶段，对于复杂的作战环境和决策过程仍有许多挑战有待克服，包括应用人工智能技术时，必须保证演算法的准确性、数据的可靠性，并结合人员的专业素养，进行综合性的判断和决策。从这个角度看，解放军已经迈开步伐，有巨大的发展潜力。否则美国不会拉起警报，全力应对中国带来的挑战。</text:p>
      <text:p text:style-name="P4">
本栏目每周五首播新节目，之后还有几次回放。可以在短波上收听，或透过 YouTube及RFA官网收听。</text:p>
      <text:p text:style-name="P4">
撰稿人/亓乐义</text:p>
      <text:p text:style-name="P4">
(本节目主持人为长期关注两岸和印太军事安全事务的军事评论员，文章代表评论员个人观点及立场)</text:p>
      <text:p text:style-name="P4">
Source: <text:a xlink:type="simple" xlink:href="https://www.rfa.org/mandarin/zhuanlan/junshiwujinqu/mil-05252023134238.html" text:style-name="Internet_20_link" text:visited-style-name="Visited_20_Internet_20_Link">
https://www.rfa.org/mandarin/zhuanlan/junshiwujinqu/mil-05252023134238.html</text:a>
</text:p>
      <!--NEWS-->
      <text:h text:style-name="P10" text:outline-level="1">
<text:span text:style-name="T4">
德语媒体：中美相争 印度得利</text:span>
</text:h>
      <text:p text:style-name="P4">
Author: None (Language: zh)</text:p>
      <text:p text:style-name="P4">
Publisher: None</text:p>
      <text:p text:style-name="P4">
Time: 2023-05-25T14:27:00Z</text:p>
      <text:p text:style-name="P4">
Description: 周日夜间，中国政府宣布禁止处理关键信息的公司购买总部位于爱达荷州博伊西的美光公司生产的微芯片。稍后，美国电商巨头亚马逊则宣布，从七月开始退出中国市场。种种迹象显示，中美两国间地缘政治的博弈对高科技领域的影响也在逐渐扩大。</text:p>
      <text:p text:style-name="P4">
Videos: []</text:p>
      <text:p text:style-name="P4">
Images: ["<text:a xlink:type="simple" xlink:href="https://static.dw.com/image/63695579_303.jpg" text:style-name="Internet_20_link" text:visited-style-name="Visited_20_Internet_20_Link">
63695579_303.jpg</text:a>
", "<text:a xlink:type="simple" xlink:href="https://static.dw.com/image/63598262_401.jpg" text:style-name="Internet_20_link" text:visited-style-name="Visited_20_Internet_20_Link">
63598262_401.jpg</text:a>
"]</text:p>
      <text:p text:style-name="P4">
Subject: 评论分析</text:p>
      <text:p text:style-name="P4">
Subjects: ['南希·佩洛西', '华为', '专题报道：习近平访美', '印度', '智能手机']</text:p>
      <text:p text:style-name="P4">
Keywords: ['中美关系', '华为', '美光', '芯片法案', '印度', '国家安全']</text:p>
      <text:p text:style-name="P4">
ID: 65735624</text:p>
      <!--METADATA-->
      <text:p text:style-name="P4">
<text:a xlink:type="simple" xlink:href="https://www.dw.com/zh/overlay/image/article/65735624/63695579" text:style-name="Internet_20_link" text:visited-style-name="Visited_20_Internet_20_Link">
 <draw:frame draw:style-name="fr1" draw:name="Image112" text:anchor-type="as-char" svg:width="6.9236in" svg:height="3.896998in" draw:z-index="0">
<draw:image xlink:href="../Images/dwzh/2023-05-25T14-27-00Z/63695579_303.jpg" xlink:type="simple" xlink:show="embed" xlink:actuate="onLoad" draw:mime-type="image/jpeg"/>
</draw:frame>
</text:a>
</text:p>
      <text:p text:style-name="P4">
（德国之声中文网）《每日新闻》网站发表文章称，中国采取的行动并不令人意外，毕竟此前美国推出了芯片及芯片生产设备的出口限令，也禁止华为等中国高科技产品进入美国。但这篇题为《中美技术之争》的文章对美国企业是否真能对中国脱钩表示怀疑。文章写道：</text:p>
      <text:p text:style-name="P4">
"多年来，分析师们一直在批评美国高科技企业对中国市场的巨大依赖性。以苹果公司为例，其智能手机的90%以上都是在中华人民共和国境内生产。没有任何一家美国企业像苹果这样，将其供应链如此密集地集中在中国境内。中国的疫情防控措施使苹果出现了生产困难，以至于其至关重要的圣诞销售大受影响。这一惨痛经历也助长了有关减少依赖性的讨论。</text:p>
      <text:p text:style-name="P4">
康奈尔大学经济学家弗里德曼此前提出警告说， <text:a xlink:type="simple" xlink:href="https://www.dw.com/zh/zh/印度能帮苹果摆脱中国困局吗/a-63711815" text:style-name="Internet_20_link" text:visited-style-name="Visited_20_Internet_20_Link">
 </text:a>
不过，美国银行摩根大通则预计，截至2025年，苹果在华产量在其总产量中的占比将从目前的95%降至75%。</text:p>
      <text:p text:style-name="P4">
不过，将生产基地从中国迁往印度的，并不只有美国企业，一些德国企业也开始看好印度。德国汽车供应商舍弗勒就已在印度浦那开设了新的软件及电子技术研发中心。"</text:p>
      <text:p text:style-name="P4">
随着中美两国间地缘政治之争的不断加剧，一些跨国企业开始减少在华投资以规避风险。但印度就真的是投资的安全港湾吗？文章写道：</text:p>
      <text:p text:style-name="P4">
"印度作为投资目的地其实也并非没有风险，因为该国发出的地缘政治信号也相当矛盾。因此，该国未来会不会同西方阵营产生政治分歧依然是个未知数。举例来说，印度是中国之外俄罗斯原油和天然气的主要买家。企业咨询公司WellenreiterInvest的市场专家雷菲尔德（Robert Rethfeld ）表示：'俄罗斯原油的80%流向了印度和中国。'</text:p>
      <text:p text:style-name="P4">
<draw:frame draw:style-name="fr1" draw:name="Image113" text:anchor-type="as-char" svg:width="6.9236in" svg:height="3.896998in" draw:z-index="0">
<draw:image xlink:href="../Images/dwzh/2023-05-25T14-27-00Z/63598262_401.jpg" xlink:type="simple" xlink:show="embed" xlink:actuate="onLoad" draw:mime-type="image/jpeg"/>
</draw:frame>
</text:p>
      <text:p text:style-name="P4">
去年九月，中国严苛的“清零措施”，曾导致郑州的苹果代工厂一度停产。</text:p>
      <text:p text:style-name="P4">
由此看来，印度也在间接资助俄罗斯对乌克兰发起的侵略战争。迄今为止，以美国为首的西方阵营对此似乎是视而不见。一旦事态发生变化，印度也成为制裁目标，那么苹果等一众国际企业心目中的安全生产基地印度就会转变为风险因素。"</text:p>
      <text:p text:style-name="P4">
德国出于国家安全考虑， <text:a xlink:type="simple" xlink:href="https://www.dw.com/zh/zh/德国数字化部5g网不事先排除特定制造商/a-65426993" text:style-name="Internet_20_link" text:visited-style-name="Visited_20_Internet_20_Link">
 </text:a>
德国最著名的基础科研机构“弗劳恩霍夫协会”却在同华为公司在一系列科研项目中开展合作。弗劳恩霍夫协议以"学术自由"和"数据保护"为由拒绝透露同华为合作的具体情况。《商报》报道称：</text:p>
      <text:p text:style-name="P4">
"自民党人史塔克-瓦青格（Bettina Stark-Watzinger）领导下的德国联邦科研部强调'学术与科研自由'同科研机构和研究人员的'特殊责任感'是相辅相成的。一位发言人表示，科研部并没有研究机构同中国公司合作项目的完备信息。科研部与中国开展合作的选题和资助聚焦于相关项目对德国和欧洲的附加值，并注重'减少项目遭滥用的风险'。    弗劳恩霍夫协会则指出，该协会会对每一个合作个案进行'标准化审核'。而在决定是否会对某一个项目开展合作时，则会重点考虑该项目是否属于'涉及核心技术以及存在技术外流风险的敏感合作项目'。    同弗劳恩霍夫协会的合作引发争议后，华为公司表示难以理解。华为发言人表示：'对相关合作提出的批评非常抽象，大多数情况下都没有涉及到合作的具体内容，对此我们感到无法理解。'这位发言人还表示，从2010年以来，华为公司一直同欧洲一百多所大学和科研机构存在合作关系，特别是在无线通信、网络通信和网络安全领域，'相关合作得到了伙伴们的积极反馈'。"</text:p>
      <text:p text:style-name="P4">
<text:span text:style-name="T5">
摘编自其他媒体的内容，不代表德国之声的立场或观点。</text:span>
</text:p>
      <text:p text:style-name="P4">
Source: <text:a xlink:type="simple" xlink:href="https://www.dw.com/zh/德语媒体：中美相争-印度得利/a-65735624" text:style-name="Internet_20_link" text:visited-style-name="Visited_20_Internet_20_Link">
https://www.dw.com/zh/德语媒体：中美相争-印度得利/a-65735624?maca=chi-rss-chi-all-1127-rdf</text:a>
</text:p>
      <!--NEWS-->
      <text:h text:style-name="P10" text:outline-level="1">
<text:span text:style-name="T4">
澳洲欲摆脱中国依赖　重塑锂矿业</text:span>
</text:h>
      <text:p text:style-name="P4">
Author: None</text:p>
      <text:p text:style-name="P4">
Publisher: Radio Free Asia (Organization)</text:p>
      <text:p text:style-name="P4">
Published Time: 2023-05-25T14:33:00-04:00</text:p>
      <text:p text:style-name="P4">
Modified Time: 2023-05-25T14:46: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5.1927in" draw:z-index="0">
<draw:image xlink:href="../Images/rfamandarin/2023-05-25T14-33-00-04-00/000000.png" xlink:type="simple" xlink:show="embed" xlink:actuate="onLoad" draw:mime-type="image/png"/>
</draw:frame>
墨尔本市郊的一间锂处理厂，正把产品装箱准备运往澳洲设在塞尔维亚贾达尔的锂项目使用。 <text:a xlink:type="simple" xlink:href="https://www.rfa.org/mandarin/Xinwen/5-05252023142735.html/@@images/image" text:style-name="Internet_20_link" text:visited-style-name="Visited_20_Internet_20_Link">
</text:a>
路透社资料图片  据美国《纽约时报》报道，澳洲政府正试图重塑其锂矿业，摆脱对中国加工锂矿的依赖。澳洲是全球最大的锂矿开采国，53%的锂矿是由澳洲提供。报道指出，澳大利亚的皮尔巴拉矿业等独立锂矿商正准备在本国锂矿开采地附近加工这些矿石，然后将其销售给美国和日本。而过去，这种矿石加工严重依赖中国，因为中国有数百家提取锂矿的工厂，价格便宜，并且中国正努力加强对世界锂电池制造的控制。这些企业也将从美国受益，因为美国拜登政府去年颁布的《通胀削减法案》将为与美国有自由贸易协定的国家（包括澳洲）的相关产业提供贷款或补贴，以削弱中国在绿色能源领域的主导地位。澳洲政府已为锂矿提炼产业注入了数亿美元资金，他们的目标是快速提高澳洲在全球锂提炼产业的比例，从目前的不到1%提升到2027年的20%。 （责编：王允）</text:p>
      <text:p text:style-name="P4">
Source: <text:a xlink:type="simple" xlink:href="https://www.rfa.org/mandarin/Xinwen/5-05252023142735.html" text:style-name="Internet_20_link" text:visited-style-name="Visited_20_Internet_20_Link">
https://www.rfa.org/mandarin/Xinwen/5-05252023142735.html</text:a>
</text:p>
      <!--NEWS-->
      <text:h text:style-name="P10" text:outline-level="1">
<text:span text:style-name="T4">
专家呼吁美国增资国际金融机构　抵御中国债务陷阱</text:span>
</text:h>
      <text:p text:style-name="P4">
Author: None</text:p>
      <text:p text:style-name="P4">
Publisher: Radio Free Asia (Organization)</text:p>
      <text:p text:style-name="P4">
Published Time: 2023-05-25T14:34:00-04:00</text:p>
      <text:p text:style-name="P4">
Modified Time: 2023-05-25T14:58:02-04:00</text:p>
      <text:p text:style-name="P4">
Description: None</text:p>
      <text:p text:style-name="P4">
Videos: []</text:p>
      <text:p text:style-name="P4">
Audios: ["<text:a xlink:type="simple" xlink:href="https://www.rfa.org/mandarin/yataibaodao/junshiwaijiao/jw-0525202314010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5" text:anchor-type="as-char" svg:width="6.9236in" svg:height="4.667846in" draw:z-index="0">
<draw:image xlink:href="../Images/rfamandarin/2023-05-25T14-34-00-04-00/000000.png" xlink:type="simple" xlink:show="embed" xlink:actuate="onLoad" draw:mime-type="image/png"/>
</draw:frame>
美国国会众议院金融委员会下属的国家安全、非法金融和国际金融机构小组2023年5月25日就中国对世界金融体系的影响举行听证会 <text:a xlink:type="simple" xlink:href="https://www.rfa.org/mandarin/yataibaodao/junshiwaijiao/jw-05252023140105.html/@@images/image" text:style-name="Internet_20_link" text:visited-style-name="Visited_20_Internet_20_Link">
</text:a>
视频截图/美国国会官网  <text:a xlink:type="simple" xlink:href="https://www.rfa.org/mandarin/yataibaodao/junshiwaijiao/jw-05252023140105.html/@@stream" text:style-name="Internet_20_link" text:visited-style-name="Visited_20_Internet_20_Link">
</text:a>
</text:p>
      <text:p text:style-name="P4">
本周四，美国国会邀请金融专家举行听证，探讨中国对世界金融体系的影响。与会人士指出，中国近年以不负责、不透明的方式对外放贷是导致低收入国家面临主权债务危机的重要因素，美国需要督促国际金融机构发挥核心职能，以抵御中国的债务陷阱风险。</text:p>
      <text:p text:style-name="P4">
<text:a xlink:type="simple" xlink:href="https://www.rfa.org/mandarin/yataibaodao/junshiwaijiao/tj-05242023103331.html" text:style-name="Internet_20_link" text:visited-style-name="Visited_20_Internet_20_Link">
 <text:span text:style-name="T4">
"一带一路"十周年 中国协助发展大旗还有效吗？</text:span>
 </text:a>
  * <text:span text:style-name="T4">
<text:a xlink:type="simple" xlink:href="https://www.rfa.org/mandarin/Xinwen/9-03082023154027.html" text:style-name="Internet_20_link" text:visited-style-name="Visited_20_Internet_20_Link">
 </text:a>
 </text:span>
</text:p>
      <text:p text:style-name="P4">
5月25日，美国国会众议院金融委员会下属的国家安全、非法金融和国际金融机构小组召开听证会，聚焦大国竞争下，中国在全球广泛的放贷行为对世界经济体系的影响。委员会成员及与会专家达成共识，即只有增强国际金融机构的职能作用，才能有效对抗中国的全球经济野心。</text:p>
      <text:p text:style-name="P4">
该小组委员会主席布莱恩·卢特卡迈尔（BlaineLuetkemeyer）指出，目前全球有多达60%的低收入国家面临债务困境，在全球经济放缓的情况下，如果不进行债务重组或免除所欠贷款，多国将面临巨大的金融违约风险。</text:p>
      <text:p text:style-name="P4">
“中国在提供资金方面发挥了越来越大且不协调的作用，……至少有65个国家欠中国贷方的外债超过其总外债的10%。当各国陷入金融困境时，这些大量不透明的中国债务阻碍了重组。”他说，“讽刺的是，与此同时，世界银行继续每年向中国提供超过10亿美元的贷款，中国仍是世界银行的最大债务国之一，也是世界银行支出的最大受益者。”</text:p>
      <text:p text:style-name="P4">
小组委员会成员、民主党籍众议员乔伊斯·比蒂（JoyceBeatty）强调，包括国际货币基金组织、世界银行和多边开发银行（MDB）等在内的国际金融机构对危机中的国家提供金融援助、支持全球发展及对抗中国利用外债扩大全球影响力至关重要。她表示，只有国际金融机构积极向债务国提供援助，这些国家才不会转向中国寻求资金。</text:p>
      <text:p text:style-name="P4">
<draw:frame draw:style-name="fr1" draw:name="Image116" text:anchor-type="as-char" svg:width="6.9236in" svg:height="4.960191in" draw:z-index="0">
<draw:image xlink:href="../Images/rfamandarin/2023-05-25T14-34-00-04-00/000001.png" xlink:type="simple" xlink:show="embed" xlink:actuate="onLoad" draw:mime-type="image/png"/>
</draw:frame>
 美国联邦众议员乔伊斯·比蒂（JoyceBeatty）在听证会上强调，包括国际货币基金组织、世界银行和多边开发银行等在内的国际金融机构对危机中的国家提供金融援助、支持全球发展及对抗中国利用外债扩大全球影响力至关重要。（视频截图/美国国会官网）<text:a xlink:type="simple" xlink:href="https://www.rfa.org/mandarin/yataibaodao/junshiwaijiao/jw-05252023140105.html/jw0525a.jpg" text:style-name="Internet_20_link" text:visited-style-name="Visited_20_Internet_20_Link">
</text:a>
</text:p>
      <text:p text:style-name="P4">
美国哥伦比亚大学商学院副教授杰西·施雷格（Jesse M.Schreger）告诉委员会，中国在主权债务危机中扮演重要角色。他说，中国现在是世界上最大的双边债权国，且其贷款绝大部分以美元结算。中国债务几乎占一些国家国内生产总值的四分之一或一半。</text:p>
      <text:p text:style-name="P4">
“中国通过国家控制的政策性银行提供贷款的方式，使其介于债券投资者等传统国际私人债权人和其他官方双边政府贷款人之间，这导致如何应对中国和主权债务重组的巨大分歧。”他说，“（各国）到底欠中国多少钱还不确定，中国不参与传统的信贷和报告系统，它倾向于设置保密条款，以防止债务方对外披露相关信息。”</text:p>
      <text:p text:style-name="P4">
美联社日前报道，中国的放贷行动目前已导致世界上数十个贫穷国家面临主权债务危机，经济濒临崩溃。这些国家包括巴基斯坦、肯尼亚等，其中赞比亚、斯里兰卡已经债务违约。有专家指出，除非中国作出让步，否则相关借贷国家就会出现更多的债务违约及社会、政治动荡。而与此同时，尽管这些国家陷入危机，但中国政府仍不愿免除债务。</text:p>
      <text:p text:style-name="P4">
国际货币基金组织（IMF）前代理执行董事马克·罗森（MarkRosen）强烈建议美国立法者，敦促相关国际机构坚持为主权债务危机国家提供援助的核心职能。他同样认为，中国是维持世界金融稳定的最大挑战。</text:p>
      <text:p text:style-name="P4">
“国际货币基金组织今天面临的最大挑战是中国。中国以不透明和不负责任的方式向新兴市场和低收入国家提供大量资金，现在很多国际货币基金组织成员国都在为偿还中国的债务苦苦挣扎。”</text:p>
      <text:p text:style-name="P4">
他还表示，中国一直在敦促增加在国际货币基金组织的份额，但鉴于其债务行为，现在还不是增加中国份额的时机。</text:p>
      <text:p text:style-name="P4">
美国智库战略与国际研究中心（CSIS）高级副总裁丹尼尔·朗德（Daniel F.Runde）强调，如果美国不能在大国竞争中发挥对多边发展银行等国际金融机构的领导作用，广大发展中国家将转向寻求中国和俄罗斯的帮助。他还建议，美国应在欧洲复兴开发银行等区域发展银行体系中增资，并将台湾作为一个经济体纳入该体系中，以更好地支持美国领导的全球金融体系。</text:p>
      <text:p text:style-name="P4">
记者：经纬 责编：何平 网编：洪伟</text:p>
      <text:p text:style-name="P4">
Source: <text:a xlink:type="simple" xlink:href="https://www.rfa.org/mandarin/yataibaodao/junshiwaijiao/jw-05252023140105.html" text:style-name="Internet_20_link" text:visited-style-name="Visited_20_Internet_20_Link">
https://www.rfa.org/mandarin/yataibaodao/junshiwaijiao/jw-05252023140105.html</text:a>
</text:p>
      <!--NEWS-->
      <text:h text:style-name="P10" text:outline-level="1">
<text:span text:style-name="T4">
福建官网看不了　限制效应在蔓延</text:span>
</text:h>
      <text:p text:style-name="P4">
Author: None</text:p>
      <text:p text:style-name="P4">
Publisher: Radio Free Asia (Organization)</text:p>
      <text:p text:style-name="P4">
Published Time: 2023-05-25T14:40:35-04:00</text:p>
      <text:p text:style-name="P4">
Modified Time: 2023-05-25T14:40: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740977in" draw:z-index="0">
<draw:image xlink:href="../Images/rfamandarin/2023-05-25T14-40-35-04-00/000000.png" xlink:type="simple" xlink:show="embed" xlink:actuate="onLoad" draw:mime-type="image/png"/>
</draw:frame>
 福建省政府官方网站资料画面 <text:a xlink:type="simple" xlink:href="https://www.rfa.org/mandarin/Xinwen/6-05252023143455.html/@@images/image" text:style-name="Internet_20_link" text:visited-style-name="Visited_20_Internet_20_Link">
</text:a>
网络截图中国限制海外取得中国内部数据的政策效应正在蔓延。据路透社报道，海外有不少人反映，最近难以进入福建省统计局官网获得经济和人口数据。这种情况从3月份就开始了，最近情况似乎更加严重。有使用者表示，虽然中国对外开放的网站越来越少，但福建省政府网站禁止海外使用者登录还是很少见。有香港的投资人表示，福建省有特殊的重要性，因为它比邻台湾，外国投资者密切跟踪福建省，是想借此观察中国军事活动的迹象。除此以外，随着中美关系降温，中国对外开放的政府网站越来越少；在中国从事咨询业的外国公司近几个月也多次受到中国政府的调查。英国伦敦国王学院教授孙新分析说，中国政府以国家安全为由，限制国外取得国内资料的趋势很明显；福建省的情况如果是政府刻意作出的决定，其他地方政府可能效仿。（责编：王允）</text:p>
      <text:p text:style-name="P4">
Source: <text:a xlink:type="simple" xlink:href="https://www.rfa.org/mandarin/Xinwen/6-05252023143455.html" text:style-name="Internet_20_link" text:visited-style-name="Visited_20_Internet_20_Link">
https://www.rfa.org/mandarin/Xinwen/6-05252023143455.html</text:a>
</text:p>
      <!--NEWS-->
      <text:h text:style-name="P10" text:outline-level="1">
<text:span text:style-name="T4">
韩美启动史上最大规模火力歼灭联演</text:span>
</text:h>
      <text:p text:style-name="P4">
Author: 联合早报 (Person)</text:p>
      <text:p text:style-name="P4">
Publisher: 联合早报 (Organization)</text:p>
      <text:p text:style-name="P4">
Published Time: 2023-05-25T14:42</text:p>
      <text:p text:style-name="P4">
Modified Time: 2023-05-25T14:44</text:p>
      <text:p text:style-name="P4">
Description: 美国和韩国实施“联合协同火力歼灭训练”，规模创历届之最。韩联社报道，在韩美结盟70周年和韩国国军建军75周年之际，韩美两军星期四（5月25日）在京畿道抱川市胜进科学化训练场实施“联...</text:p>
      <text:p text:style-name="P4">
Videos: []</text:p>
      <text:p text:style-name="P4">
Audios: []</text:p>
      <text:p text:style-name="P4">
Images: []</text:p>
      <text:p text:style-name="P4">
Type: NewsArticle</text:p>
      <text:p text:style-name="P4">
Breadcrumbs: ['即时', '国际']</text:p>
      <text:p text:style-name="P4">
Keywords: ['韩国', '美国']</text:p>
      <!--METADATA-->
      <text:p text:style-name="P4">
美国和韩国实施“联合协同火力歼灭训练”，规模创历届之最。</text:p>
      <text:p text:style-name="P4">
韩联社报道，在韩美结盟70周年和韩国国军建军75周年之际，韩美两军星期四（5月25日）在京畿道抱川市胜进科学化训练场实施“联合协同火力歼灭训练”。</text:p>
      <text:p text:style-name="P4">
韩美联合协同火力歼灭训练始于1977年6月，至今共举行11次，彰显韩美联合战力和韩国陆海空动用最新武器反制敌军挑衅的能力。</text:p>
      <text:p text:style-name="P4">
韩军F-35A隐形战机、AH-64阿帕奇攻击直升机、K-2“黑豹”主战坦克、K-21装甲车、“天橆”多管火箭炮（MLRS）等尖端武器加入今年演习，美军派出F-16战斗机、A-10攻击机等参演。</text:p>
      <text:p text:style-name="P4">
这次演习共进行五场，分别是5月25日、6月2日、7日、12日、15日，每场演习将有约300名普通民众到场参观。</text:p>
      <text:p text:style-name="P4">
韩美这次在韩朝军事分界线（MDL）附近训练场举行历届最大规模的联合火力展示演习，可能引发朝鲜强烈抗议。朝中社已于19日谴责“韩美联合协同火力歼灭训练”是反共和国战争演习的扩大版，称这种万分危险的战争演习长达20多天，且在距离朝方前线不过几公里的地区疯狂展开，朝鲜对此不得不严正面对。</text:p>
      <text:p text:style-name="P4">
Source: <text:a xlink:type="simple" xlink:href="https://www.zaobao.com.sg/realtime/world/story20230525-1398012" text:style-name="Internet_20_link" text:visited-style-name="Visited_20_Internet_20_Link">
https://www.zaobao.com.sg/realtime/world/story20230525-1398012</text:a>
</text:p>
      <!--NEWS-->
      <text:h text:style-name="P10" text:outline-level="1">
<text:span text:style-name="T4">
TikTok安全性依然存疑　《纽约时报》揭其泄露用户隐私的渠道</text:span>
</text:h>
      <text:p text:style-name="P4">
Author: None</text:p>
      <text:p text:style-name="P4">
Publisher: Radio Free Asia (Organization)</text:p>
      <text:p text:style-name="P4">
Published Time: 2023-05-25T14:45:00-04:00</text:p>
      <text:p text:style-name="P4">
Modified Time: 2023-05-25T14:58: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612011in" draw:z-index="0">
<draw:image xlink:href="../Images/rfamandarin/2023-05-25T14-45-00-04-00/000000.png" xlink:type="simple" xlink:show="embed" xlink:actuate="onLoad" draw:mime-type="image/png"/>
</draw:frame>
 图为TikTok应用程式出现在智能手机上的画面 <text:a xlink:type="simple" xlink:href="https://www.rfa.org/mandarin/Xinwen/7-05252023144130.html/@@images/image" text:style-name="Internet_20_link" text:visited-style-name="Visited_20_Internet_20_Link">
</text:a>
美联社资料图片美国《纽约时报》周四（5月25日）报道，他们获得的中国视频社媒平台TikTok的文件显示，该公司的员工在工作程序中常常通过内部协作工具Lark的群组分享美国或英国用户的个人数据，包括照片、居住国、IP地址、设备和用户ID，而这些群组经常拥有数千名员工。Tiktok内部的安全员工至少从2021年开始已经对此有所警惕，对北京员工是否应该成为这些包含用户秘密数据的群组成员提出了质疑。TikTok淡化了中国员工对美国用户数据的访问权限，但其内部成员表示，截至去年底，来自TikTok的Lark数据是存储在中国的服务器上。但TikTok发言人亚历克斯·豪雷克则回应说，TikTok正在删除它在2022年6月之前收集的美国用户数据，并开始将该数据发送到第三方拥有的美国服务器。但TikTok官方没有回应Lark数据是否存储在中国的问题。（责编：王允）</text:p>
      <text:p text:style-name="P4">
Source: <text:a xlink:type="simple" xlink:href="https://www.rfa.org/mandarin/Xinwen/7-05252023144130.html" text:style-name="Internet_20_link" text:visited-style-name="Visited_20_Internet_20_Link">
https://www.rfa.org/mandarin/Xinwen/7-05252023144130.html</text:a>
</text:p>
      <!--NEWS-->
      <text:h text:style-name="P10" text:outline-level="1">
<text:span text:style-name="T4">
越南指责中“向阳红10号”科考船等船只侵犯其主权</text:span>
</text:h>
      <text:p text:style-name="P4">
Author: None (Language: zh)</text:p>
      <text:p text:style-name="P4">
Publisher: None</text:p>
      <text:p text:style-name="P4">
Time: 2023-05-25T14:45:00Z</text:p>
      <text:p text:style-name="P4">
Description: 越南本周四（5月25日）指责一艘中国科考船及护卫海警船侵犯了越南主权，并要求中国政府将这些船只撤离越南海域。</text:p>
      <text:p text:style-name="P4">
Videos: []</text:p>
      <text:p text:style-name="P4">
Images: ["<text:a xlink:type="simple" xlink:href="https://static.dw.com/image/62021996_303.jpg" text:style-name="Internet_20_link" text:visited-style-name="Visited_20_Internet_20_Link">
62021996_303.jpg</text:a>
", "<text:a xlink:type="simple" xlink:href="https://static.dw.com/image/4242678_404.jpg" text:style-name="Internet_20_link" text:visited-style-name="Visited_20_Internet_20_Link">
4242678_404.jpg</text:a>
"]</text:p>
      <text:p text:style-name="P4">
Subject: 时政风云</text:p>
      <text:p text:style-name="P4">
Subjects: ['岛屿主权争端', '专题报道：全景观看“习马会”', '中国', '越南', '中共十九大', '德中关系']</text:p>
      <text:p text:style-name="P4">
Keywords: ['越南', '中国', '科考船', '向阳红10号', '南中国海', '海警船']</text:p>
      <text:p text:style-name="P4">
ID: 65735901</text:p>
      <!--METADATA-->
      <text:p text:style-name="P4">
<text:a xlink:type="simple" xlink:href="https://www.dw.com/zh/overlay/image/article/65735901/62021996" text:style-name="Internet_20_link" text:visited-style-name="Visited_20_Internet_20_Link">
 <draw:frame draw:style-name="fr1" draw:name="Image119" text:anchor-type="as-char" svg:width="6.9236in" svg:height="3.896998in" draw:z-index="0">
<draw:image xlink:href="../Images/dwzh/2023-05-25T14-45-00Z/62021996_303.jpg" xlink:type="simple" xlink:show="embed" xlink:actuate="onLoad" draw:mime-type="image/jpeg"/>
</draw:frame>
</text:a>
</text:p>
      <text:p text:style-name="P4">
南海上的中国海警船（资料图）</text:p>
      <text:p text:style-name="P4">
（德国之声中文网）越南外交部发言人黎氏秋姮（Pham ThuHang）在一项政府公报中说："越南要求中国立即将向阳红10号科考船、中国海警船和渔船撤出越南水域......越南已经与中国进行了几次接触，并根据国际法和国际惯例采取了措施，以确保越南的合法和正当权益。"</text:p>
      <text:p text:style-name="P4">
中国驻河内大使馆没有立即回应路透社的评论请求。</text:p>
      <text:p text:style-name="P4">
上周，越南批评了中国一艘科考船在同一海域的行为。越南外交部副发言人范秋姮5月25日回答记者提问时再次表示：日前，据报道，中国"向阳红10号"科考船和部分海警船、渔船侵犯了按照1982年《联合国海洋法公约》相关规定确立的越南专属经济区。面对此种情况，越南外交部和各职能机关已多次与中方联系，采取符合国际法和越南法律的措施来保障越南的合法权益。</text:p>
      <text:p text:style-name="P4">
<draw:frame draw:style-name="fr1" draw:name="Image120" text:anchor-type="as-char" svg:width="6.9236in" svg:height="3.889434in" draw:z-index="0">
<draw:image xlink:href="../Images/dwzh/2023-05-25T14-45-00Z/4242678_404.jpg" xlink:type="simple" xlink:show="embed" xlink:actuate="onLoad" draw:mime-type="image/jpeg"/>
</draw:frame>
</text:p>
      <text:p text:style-name="P4">
中国在南海与越南、马来西亚、菲律宾、文莱、印尼等有主权争议</text:p>
      <text:p text:style-name="P4">
中国表示，科学研究是在中国管辖区域内的正常活动。 <text:a xlink:type="simple" xlink:href="https://www.dw.com/zh/zh/南海仲裁案qa/a-19339726" text:style-name="Internet_20_link" text:visited-style-name="Visited_20_Internet_20_Link">
 </text:a>
，包括位于越南和其他四个东南亚国家专属经济区内的水域。</text:p>
      <text:p text:style-name="P4">
越南外交部发言人黎氏秋姮还说，越南呼吁国际社会加入到维护南海秩序、和平与安全的努力中来，并为两国共同利益的发展做出贡献。</text:p>
      <text:p text:style-name="P4">
中国交通运输部24日表示，中国在南沙群岛的欧文礁、惠森礁和南薰礁附近部署了三个"导航"信标。中国在南沙群岛与越南、马来西亚、菲律宾、文莱、印尼等有主权争议。</text:p>
      <text:p text:style-name="P4">
（路透社）</text:p>
      <text:p text:style-name="P4">
© 2023年 德国之声版权声明：本文所有内容受到著作权法保护，如无德国之声特别授权，不得擅自使用。任何不当行为都将导致追偿，并受到刑事追究。</text:p>
      <text:p text:style-name="P4">
Source: <text:a xlink:type="simple" xlink:href="https://www.dw.com/zh/越南指责中-向阳红10号-科考船等船只侵犯其主权/a-65735901" text:style-name="Internet_20_link" text:visited-style-name="Visited_20_Internet_20_Link">
https://www.dw.com/zh/越南指责中-向阳红10号-科考船等船只侵犯其主权/a-65735901?maca=chi-rss-chi-all-1127-rdf</text:a>
</text:p>
      <!--NEWS-->
      <text:h text:style-name="P10" text:outline-level="1">
<text:span text:style-name="T4">
朝媒批美韩日共享朝导弹发射计划</text:span>
</text:h>
      <text:p text:style-name="P4">
Author: 联合早报 (Person)</text:p>
      <text:p text:style-name="P4">
Publisher: 联合早报 (Organization)</text:p>
      <text:p text:style-name="P4">
Published Time: 2023-05-25T14:59</text:p>
      <text:p text:style-name="P4">
Modified Time: 2023-05-25T14:59</text:p>
      <text:p text:style-name="P4">
Description: 朝鲜媒体批评韩国、美国和日本共享平壤导弹发射实时数据的计划，称这三个国家正在讨论加强军事合作的“险恶措施”。路透社引述朝中社星期四（5月25日）刊登国际事务分析员姜金松（Kang ...</text:p>
      <text:p text:style-name="P4">
Videos: []</text:p>
      <text:p text:style-name="P4">
Audios: []</text:p>
      <text:p text:style-name="P4">
Images: []</text:p>
      <text:p text:style-name="P4">
Type: NewsArticle</text:p>
      <text:p text:style-name="P4">
Breadcrumbs: ['即时', '国际']</text:p>
      <text:p text:style-name="P4">
Keywords: ['朝鲜', '美国', '韩国', '日本']</text:p>
      <!--METADATA-->
      <text:p text:style-name="P4">
朝鲜媒体批评韩国、美国和日本共享平壤导弹发射实时数据的计划，称这三个国家正在讨论加强军事合作的“险恶措施”。</text:p>
      <text:p text:style-name="P4">
路透社引述朝中社星期四（5月25日）刊登国际事务分析员姜金松（Kang Jin Song，音译）的评论说，美国通过“炮制‘ <text:a xlink:type="simple" xlink:href="https://www.zaobao.com.sg/realtime/world/story20230510-1392954" text:style-name="Internet_20_link" text:visited-style-name="Visited_20_Internet_20_Link">
</text:a>
’”来煽动对抗和提高美国在这一地区的军事优势，以此达成这项信息共享协议。他说：“这正在最大限度地提高包括朝鲜在内的区域国家的警惕性。”</text:p>
      <text:p text:style-name="P4">
韩国、美国及日本领导人近日在日本广岛举行的 <text:a xlink:type="simple" xlink:href="https://www.zaobao.com.sg/news/world/story20230524-1397891" text:style-name="Internet_20_link" text:visited-style-name="Visited_20_Internet_20_Link">
</text:a>
 （G7）峰会上会面，并同意加深<text:a xlink:type="simple" xlink:href="https://www.zaobao.com.sg/realtime/world/story20230407-1380411" text:style-name="Internet_20_link" text:visited-style-name="Visited_20_Internet_20_Link">
 </text:a>
安全合作。据白宫称，讨论内容包括在面对朝鲜的非法核武和导弹威胁时进行新的协调，以及协调经济安全和各自的印太战略。</text:p>
      <text:p text:style-name="P4">
朝中社的分析员还批评以美国为首的其他军事联盟，包括与英国和澳大利亚签订的 <text:a xlink:type="simple" xlink:href="https://www.zaobao.com.sg/realtime/world/story20230418-1384491" text:style-name="Internet_20_link" text:visited-style-name="Visited_20_Internet_20_Link">
</text:a>
（AUKUS）、五眼联盟以及还包括印度、澳洲和日本在内的 <text:a xlink:type="simple" xlink:href="https://www.zaobao.com.sg/news/world/story20230520-1396627" text:style-name="Internet_20_link" text:visited-style-name="Visited_20_Internet_20_Link">
</text:a>
（Quad），认为这些联盟具有排他性和对抗性。</text:p>
      <text:p text:style-name="P4">
Source: <text:a xlink:type="simple" xlink:href="https://www.zaobao.com.sg/realtime/world/story20230525-1398019" text:style-name="Internet_20_link" text:visited-style-name="Visited_20_Internet_20_Link">
https://www.zaobao.com.sg/realtime/world/story20230525-1398019</text:a>
</text:p>
      <!--NEWS-->
      <text:h text:style-name="P10" text:outline-level="1">
<text:span text:style-name="T4">
悉尼一大型建筑起火 建筑部分坍塌</text:span>
</text:h>
      <text:p text:style-name="P4">
Author: 联合早报 (Person)</text:p>
      <text:p text:style-name="P4">
Publisher: 联合早报 (Organization)</text:p>
      <text:p text:style-name="P4">
Published Time: 2023-05-25T15:25</text:p>
      <text:p text:style-name="P4">
Modified Time: 2023-05-25T17:34</text:p>
      <text:p text:style-name="P4">
Description: 澳大利亚悉尼市中心一座大型多层建筑星期四（5月25日）发生火灾，消防员与大火搏斗，现场已被封锁。综合路透社和法新社报道，电视画面显示，这座建筑靠近悉尼市中心的火车站，消防员正试图扑...</text:p>
      <text:p text:style-name="P4">
Videos: []</text:p>
      <text:p text:style-name="P4">
Audios: []</text:p>
      <text:p text:style-name="P4">
Images: []</text:p>
      <text:p text:style-name="P4">
Type: NewsArticle</text:p>
      <text:p text:style-name="P4">
Breadcrumbs: ['即时', '国际']</text:p>
      <text:p text:style-name="P4">
Keywords: ['澳大利亚', '悉尼', '火灾']</text:p>
      <!--METADATA-->
      <text:p text:style-name="P4">
澳大利亚悉尼市中心一座大型多层建筑星期四（5月25日）发生火灾，消防员与大火搏斗，现场已被封锁。</text:p>
      <text:p text:style-name="P4">
综合路透社和法新社报道，电视画面显示，这座建筑靠近悉尼市中心的火车站，消防员正试图扑灭大火；一辆停在附近的汽车也着火。画面还显示，燃烧的余烬也被扫到附近建筑物的阳台上。</text:p>
      <text:p text:style-name="P4">
新南威尔士州消防和救援部门在社交媒体上说：“请避开这一地区。”火势蔓延至火车站附近的建筑，四周围被浓烟笼罩。</text:p>
      <text:p text:style-name="P4">
消防部门说，当局动用了超过100名消防员和20辆消防车到场灭火。</text:p>
      <text:p text:style-name="P4">
澳大利亚广播公司（ABC）报道，新南威尔士州消防和救援局局长杜伯里说，火灾始于建筑的第三层。他说，这座建筑相信有七层楼高，建筑的第三层楼起火，“人们正在疏散，消防员正在进入这座建筑灭火”。火势蔓延之际，建筑部分开始坍塌。</text:p>
      <text:p text:style-name="P4">
Source: <text:a xlink:type="simple" xlink:href="https://www.zaobao.com.sg/realtime/world/story20230525-1398114" text:style-name="Internet_20_link" text:visited-style-name="Visited_20_Internet_20_Link">
https://www.zaobao.com.sg/realtime/world/story20230525-1398114</text:a>
</text:p>
      <!--NEWS-->
      <text:h text:style-name="P10" text:outline-level="1">
<text:span text:style-name="T4">
《亚太报道》2023年5月25日音频</text:span>
</text:h>
      <text:p text:style-name="P4">
Author: None</text:p>
      <text:p text:style-name="P4">
Publisher: Radio Free Asia (Organization)</text:p>
      <text:p text:style-name="P4">
Published Time: 2023-05-25T15:41:43-04:00</text:p>
      <text:p text:style-name="P4">
Modified Time: 2023-05-25T15:41:43-04:00</text:p>
      <text:p text:style-name="P4">
Description: None</text:p>
      <text:p text:style-name="P4">
Videos: []</text:p>
      <text:p text:style-name="P4">
Audios: ["<text:a xlink:type="simple" xlink:href="https://www.rfa.org/mandarin/apr-audio/yp-05252023132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88615in" draw:z-index="0">
<draw:image xlink:href="../Images/rfamandarin/2023-05-25T15-41-43-04-00/000000.png" xlink:type="simple" xlink:show="embed" xlink:actuate="onLoad" draw:mime-type="image/png"/>
</draw:frame>
 <text:a xlink:type="simple" xlink:href="https://www.rfa.org/mandarin/apr-audio/yp-05252023132708.html/@@images/image" text:style-name="Internet_20_link" text:visited-style-name="Visited_20_Internet_20_Link">
</text:a>
 自由亚洲电台制图  <text:a xlink:type="simple" xlink:href="https://www.rfa.org/mandarin/apr-audio/yp-05252023132708.html/@@stream" text:style-name="Internet_20_link" text:visited-style-name="Visited_20_Internet_20_Link">
</text:a>
</text:p>
      <text:p text:style-name="P4">
此次节目的主要内容：</text:p>
      <text:p text:style-name="P4">
1. “709案”律师王全璋的家属再陷困境，北京警方以吸毒为名上门调查；</text:p>
      <text:p text:style-name="P4">
2. 原天安门学运领袖王丹向本台介绍六四纪念馆筹备过程；</text:p>
      <text:p text:style-name="P4">
3. 海外网站披露，中国公安部门组织参与境外网络攻击行动；</text:p>
      <text:p text:style-name="P4">
4. 清华大学发布民调，中国真的拥有世界第一影响力吗？</text:p>
      <text:p text:style-name="P4">
5. 美国电商亚马逊宣布叫停中国应用商店，引发舆论热议。</text:p>
      <text:p text:style-name="P4">
Source: <text:a xlink:type="simple" xlink:href="https://www.rfa.org/mandarin/apr-audio/yp-05252023132708.html" text:style-name="Internet_20_link" text:visited-style-name="Visited_20_Internet_20_Link">
https://www.rfa.org/mandarin/apr-audio/yp-05252023132708.html</text:a>
</text:p>
      <!--NEWS-->
      <text:h text:style-name="P10" text:outline-level="1">
<text:span text:style-name="T4">
日本研究：睡觉磨牙或与食物纤维摄入量有关</text:span>
</text:h>
      <text:p text:style-name="P4">
Author: 联合早报 (Person)</text:p>
      <text:p text:style-name="P4">
Publisher: 联合早报 (Organization)</text:p>
      <text:p text:style-name="P4">
Published Time: 2023-05-25T15:44</text:p>
      <text:p text:style-name="P4">
Modified Time: 2023-05-25T16:00</text:p>
      <text:p text:style-name="P4">
Description: 日本冈山大学科研团队日前发表的研究报告指出，睡觉时磨牙可能与食物纤维摄入量存在关联，增加食物纤维摄入量或可改善磨牙的行为。共同社报道，该研究调查了约140名18至32岁学生对35种...</text:p>
      <text:p text:style-name="P4">
Videos: []</text:p>
      <text:p text:style-name="P4">
Audios: []</text:p>
      <text:p text:style-name="P4">
Images: []</text:p>
      <text:p text:style-name="P4">
Type: NewsArticle</text:p>
      <text:p text:style-name="P4">
Breadcrumbs: ['即时', '国际']</text:p>
      <text:p text:style-name="P4">
Keywords: ['健康', '科学']</text:p>
      <!--METADATA-->
      <text:p text:style-name="P4">
日本冈山大学科研团队日前发表的研究报告指出，睡觉时磨牙可能与食物纤维摄入量存在关联，增加食物纤维摄入量或可改善磨牙的行为。</text:p>
      <text:p text:style-name="P4">
共同社报道，该研究调查了约140名18至32岁学生对35种营养素的摄入量，以及睡觉时是否存在磨牙的情况。结果显示，不磨牙的学生食物纤维摄入量平均每天约为13克，而磨牙的学生食物纤维摄入量每天平均约为10克。相差的三克约为三根香蕉的食物纤维含量。</text:p>
      <text:p text:style-name="P4">
与磨牙存在关联的营养素仅有食物纤维一种。之前有研究称，食物纤维摄入量越多睡眠质量越高。</text:p>
      <text:p text:style-name="P4">
冈山大学的科研团队称，磨牙会造成牙齿缺损、牙周病恶化等不良影响。睡眠质量越低，越容易出现磨牙的现象。</text:p>
      <text:p text:style-name="P4">
目前已知导致磨牙的原因有摄入咖啡因和酒精，但尚未发现减少磨牙行为的方法。</text:p>
      <text:p text:style-name="P4">
Source: <text:a xlink:type="simple" xlink:href="https://www.zaobao.com.sg/realtime/world/story20230525-1398122" text:style-name="Internet_20_link" text:visited-style-name="Visited_20_Internet_20_Link">
https://www.zaobao.com.sg/realtime/world/story20230525-1398122</text:a>
</text:p>
      <!--NEWS-->
      <text:h text:style-name="P10" text:outline-level="1">
<text:span text:style-name="T4">
乌克兰称彻夜击落俄36架无人机</text:span>
</text:h>
      <text:p text:style-name="P4">
Author: 联合早报 (Person)</text:p>
      <text:p text:style-name="P4">
Publisher: 联合早报 (Organization)</text:p>
      <text:p text:style-name="P4">
Published Time: 2023-05-25T15:56</text:p>
      <text:p text:style-name="P4">
Modified Time: 2023-05-25T15:56</text:p>
      <text:p text:style-name="P4">
Description: 乌克兰称击落了俄罗斯彻夜发动的所有36架伊朗制造的无人机，并说这些无人机可能针对关键基础设施和军事设施。路透社报道，乌克兰总统泽连斯基星期四（5月25日）说，这是一个“不安的夜晚”...</text:p>
      <text:p text:style-name="P4">
Videos: []</text:p>
      <text:p text:style-name="P4">
Audios: []</text:p>
      <text:p text:style-name="P4">
Images: []</text:p>
      <text:p text:style-name="P4">
Type: NewsArticle</text:p>
      <text:p text:style-name="P4">
Breadcrumbs: ['即时', '国际']</text:p>
      <text:p text:style-name="P4">
Keywords: ['俄罗斯', '乌克兰', '无人机']</text:p>
      <!--METADATA-->
      <text:p text:style-name="P4">
乌克兰称击落了俄罗斯彻夜发动的所有36架 <text:a xlink:type="simple" xlink:href="https://www.zaobao.com.sg/news/world/story20230421-1385816" text:style-name="Internet_20_link" text:visited-style-name="Visited_20_Internet_20_Link">
</text:a>
，并说这些无人机可能针对关键基础设施和军事设施。</text:p>
      <text:p text:style-name="P4">
路透社报道，乌克兰总统泽连斯基星期四（5月25日）说，这是一个“不安的夜晚”，但表扬了防空努力。他在Telegram应用上说：“敌人继续恐吓乌克兰，发动了36架见证者（Shahed）（无人机）。没有一个击中目标。这得要百分之百感谢我们的防空部队。”</text:p>
      <text:p text:style-name="P4">
俄罗斯自去年10月开始经常向乌克兰发动无人机攻击；无人机虽速度缓慢，但比较便宜，而且比先进导弹更具消耗性。</text:p>
      <text:p text:style-name="P4">
乌克兰空军在Telegram应用上说：“敌人相信是针对国家东部的关键基础设施和军事设施进行攻击。”当局说，俄罗斯所使用的无人机为 <text:a xlink:type="simple" xlink:href="https://www.zaobao.com.sg/realtime/china/story20230310-1371143" text:style-name="Internet_20_link" text:visited-style-name="Visited_20_Internet_20_Link">
</text:a>
的见证者-136和见证者131。</text:p>
      <text:p text:style-name="P4">
Source: <text:a xlink:type="simple" xlink:href="https://www.zaobao.com.sg/realtime/world/story20230525-1398124" text:style-name="Internet_20_link" text:visited-style-name="Visited_20_Internet_20_Link">
https://www.zaobao.com.sg/realtime/world/story20230525-1398124</text:a>
</text:p>
      <!--NEWS-->
      <text:h text:style-name="P10" text:outline-level="1">
<text:span text:style-name="T4">
越南指责中国科考船侵犯其主权</text:span>
</text:h>
      <text:p text:style-name="P4">
Author: None</text:p>
      <text:p text:style-name="P4">
Publisher: Radio Free Asia (Organization)</text:p>
      <text:p text:style-name="P4">
Published Time: 2023-05-25T16:15:08-04:00</text:p>
      <text:p text:style-name="P4">
Modified Time: 2023-05-25T16:15: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064823in" draw:z-index="0">
<draw:image xlink:href="../Images/rfamandarin/2023-05-25T16-15-08-04-00/000000.png" xlink:type="simple" xlink:show="embed" xlink:actuate="onLoad" draw:mime-type="image/png"/>
</draw:frame>
 中国"向阳红10号"科考船 <text:a xlink:type="simple" xlink:href="https://www.rfa.org/mandarin/Xinwen/8-05252023160854.html/@@images/image" text:style-name="Internet_20_link" text:visited-style-name="Visited_20_Internet_20_Link">
</text:a>
 百度据路透社报道，越南外交部发言人黎氏秋姮（Pham ThuHang）周四（5月25日）对外界表示，中国"向阳红10号"科考船和部分海警船、渔船侵犯了按照1982年《联合国海洋法公约》相关规定确立的越南专属经济区，要求其撤出越南水域。他强调，越南政府部门多次与中方联系，要求后者采取符合国际法和越南法律的措施来保障越南的合法权益。他还呼吁国际社会一起来维护南海秩序。中国方面则表示，科学研究是中国管辖区域内的正常活动。但中国驻河内大使馆没有立即回应路透社的置评请求。 （责编：王允）</text:p>
      <text:p text:style-name="P4">
Source: <text:a xlink:type="simple" xlink:href="https://www.rfa.org/mandarin/Xinwen/8-05252023160854.html" text:style-name="Internet_20_link" text:visited-style-name="Visited_20_Internet_20_Link">
https://www.rfa.org/mandarin/Xinwen/8-05252023160854.html</text:a>
</text:p>
      <!--NEWS-->
      <text:h text:style-name="P10" text:outline-level="1">
<text:span text:style-name="T4">
克宫：俄方早就指出克宫袭击是乌方策划</text:span>
</text:h>
      <text:p text:style-name="P4">
Author: 联合早报 (Person)</text:p>
      <text:p text:style-name="P4">
Publisher: 联合早报 (Organization)</text:p>
      <text:p text:style-name="P4">
Published Time: 2023-05-25T16:17</text:p>
      <text:p text:style-name="P4">
Modified Time: 2023-05-25T19:56</text:p>
      <text:p text:style-name="P4">
Description: 美国媒体称，本月初俄罗斯克里姆林宫遭无人机袭击或为乌克兰特别部门谋划，克宫对此回应说，俄罗斯从一开始便指袭击与乌方有关。路透社报道，《华尔街日报》星期三（5月24日）报道称，根据美...</text:p>
      <text:p text:style-name="P4">
Videos: []</text:p>
      <text:p text:style-name="P4">
Audios: []</text:p>
      <text:p text:style-name="P4">
Images: []</text:p>
      <text:p text:style-name="P4">
Type: NewsArticle</text:p>
      <text:p text:style-name="P4">
Breadcrumbs: ['即时', '国际']</text:p>
      <text:p text:style-name="P4">
Keywords: ['克里姆林宫', '乌克兰', '俄罗斯', '无人机']</text:p>
      <!--METADATA-->
      <text:p text:style-name="P4">
美国媒体称，本月初俄罗斯克里姆林宫 <text:a xlink:type="simple" xlink:href="https://www.zaobao.com/realtime/world/story20230503-1390360" text:style-name="Internet_20_link" text:visited-style-name="Visited_20_Internet_20_Link">
</text:a>
或为乌克兰特别部门谋划，克宫对此回应说，俄罗斯从一开始便指袭击与乌方有关。</text:p>
      <text:p text:style-name="P4">
路透社报道，《华尔街日报》星期三（5月24日）报道称，根据美方截获的乌克兰官员的通信，克宫本月早些时候遭到的无人机袭击很可能是由乌克兰一个特别军事或情报部门策划的。</text:p>
      <text:p text:style-name="P4">
不过，美国情报机构不知道是乌克兰的哪个单位实施了这次袭击，也不清楚乌总统泽连斯基或他的高级官员是否知道这次行动。</text:p>
      <text:p text:style-name="P4">
克里姆林宫发言人佩斯科夫星期四（25日）对媒体说：“我们（遭袭后）立刻就指出袭击的背后是基辅政权。归根结底，到底是基辅政权的哪个单位实施的袭击，并没有什么差别。”</text:p>
      <text:p text:style-name="P4">
俄罗斯新闻局5月3日发声明称，两架无人机当天袭击克宫，但遭俄军和情报部门电子防空系统击落。俄方称袭击是乌克兰在美国指使下实施的，目的是刺杀俄总统普京，并表明俄方保留报复的权利。</text:p>
      <text:p text:style-name="P4">
乌克兰当时 <text:a xlink:type="simple" xlink:href="https://www.zaobao.com/realtime/world/story20230503-1390370" text:style-name="Internet_20_link" text:visited-style-name="Visited_20_Internet_20_Link">
 </text:a>
，美方也说是俄罗斯在撒谎。</text:p>
      <text:p text:style-name="P4">
乌克兰总统顾问波多利亚克（Mykhailo Podolyak）星期四表示，乌克兰与克里姆林宫这起“奇怪而毫无意义的”袭击无关。</text:p>
      <text:p text:style-name="P4">
他告诉路透社，俄罗斯是试图利用西方对乌克兰可能攻击俄罗斯领土而造成事态升级的担忧，从而减少运往乌克兰的武器供应。</text:p>
      <text:p text:style-name="P4">
Source: <text:a xlink:type="simple" xlink:href="https://www.zaobao.com.sg/realtime/world/story20230525-1398133" text:style-name="Internet_20_link" text:visited-style-name="Visited_20_Internet_20_Link">
https://www.zaobao.com.sg/realtime/world/story20230525-1398133</text:a>
</text:p>
      <!--NEWS-->
      <text:h text:style-name="P10" text:outline-level="1">
<text:span text:style-name="T4">
今年中国出生人口恐不足800万</text:span>
</text:h>
      <text:p text:style-name="P4">
Author: None</text:p>
      <text:p text:style-name="P4">
Publisher: Radio Free Asia (Organization)</text:p>
      <text:p text:style-name="P4">
Published Time: 2023-05-25T16:19:11-04:00</text:p>
      <text:p text:style-name="P4">
Modified Time: 2023-05-25T16:19: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612011in" draw:z-index="0">
<draw:image xlink:href="../Images/rfamandarin/2023-05-25T16-19-11-04-00/000000.png" xlink:type="simple" xlink:show="embed" xlink:actuate="onLoad" draw:mime-type="image/png"/>
</draw:frame>
 江苏省泰州市的医护人员正在照料初生幼婴 <text:a xlink:type="simple" xlink:href="https://www.rfa.org/mandarin/Xinwen/9-05252023161551.html/@@images/image" text:style-name="Internet_20_link" text:visited-style-name="Visited_20_Internet_20_Link">
</text:a>
法新社资料图片据中国媒体“中国慈善家”网站披露，根据今年产妇建档的数量推算，今年中国新出生人口可能不足800万。根据国家统计局的数据，2022年中国出生人口为956万，比2021年减少106万；今年估算的出生人口又比去年减少100多万，延续了多年以来出生人口下降的趋势。有专家认为，中国新生人口下降趋势在未来很长一段时间难以改变。当务之急是通过政策鼓励生育，为年轻人生育解决后顾之忧。出生人口减少影响到中国人口的增长趋势。中国国家统计局人口和就业统计司司长王萍萍解释说，中国人口增长持续放缓，主要受两方面因素影响：一是育龄妇女人数持续减少；二是育龄妇女总和生育率继续下降。（责编：王允）</text:p>
      <text:p text:style-name="P4">
Source: <text:a xlink:type="simple" xlink:href="https://www.rfa.org/mandarin/Xinwen/9-05252023161551.html" text:style-name="Internet_20_link" text:visited-style-name="Visited_20_Internet_20_Link">
https://www.rfa.org/mandarin/Xinwen/9-05252023161551.html</text:a>
</text:p>
      <!--NEWS-->
      <text:h text:style-name="P10" text:outline-level="1">
<text:span text:style-name="T4">
台湾行政院令：大陆人不具中华民国国籍</text:span>
</text:h>
      <text:p text:style-name="P4">
Author: None</text:p>
      <text:p text:style-name="P4">
Publisher: Radio Free Asia (Organization)</text:p>
      <text:p text:style-name="P4">
Published Time: 2023-05-25T16:26:00-04:00</text:p>
      <text:p text:style-name="P4">
Modified Time: 2023-05-25T16:28: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355168in" draw:z-index="0">
<draw:image xlink:href="../Images/rfamandarin/2023-05-25T16-26-00-04-00/000000.png" xlink:type="simple" xlink:show="embed" xlink:actuate="onLoad" draw:mime-type="image/png"/>
</draw:frame>
中华民国国民身份证，是台湾认证中华民国国籍的条件之一。 <text:a xlink:type="simple" xlink:href="https://www.rfa.org/mandarin/Xinwen/10-05252023162022.html/@@images/image" text:style-name="Internet_20_link" text:visited-style-name="Visited_20_Internet_20_Link">
</text:a>
维基百科据台湾《自由时报》报道，台湾行政院周四（5月25日）通令，依国籍法规定，中国大陆人民不具有中华民国国籍，非属中华民国国民，不享有或负担中华民国国民的权利、义务。报道指出，这一行政令是由一名到访台湾的中国大陆男子被路灯电死导致的赔偿案引发的。当地法院引用1993年法律解释的内容“大陆地区人民亦为中华民国人民”，判处国家赔偿463万元台币。台湾民进党立法委员郑运鹏介绍说，台湾行政院本来就在清理不适当的陈旧法律解释，借此机会对相关问题作出澄清；台湾陆委会也开始向相关机构提出检讨不适当的陈旧法律解释清单。（责编：王允）</text:p>
      <text:p text:style-name="P4">
Source: <text:a xlink:type="simple" xlink:href="https://www.rfa.org/mandarin/Xinwen/10-05252023162022.html" text:style-name="Internet_20_link" text:visited-style-name="Visited_20_Internet_20_Link">
https://www.rfa.org/mandarin/Xinwen/10-05252023162022.html</text:a>
</text:p>
      <!--NEWS-->
      <text:h text:style-name="P10" text:outline-level="1">
<text:span text:style-name="T4">
防卫系统薄弱 马国5G用户面对风险</text:span>
</text:h>
      <text:p text:style-name="P4">
Author: 联合早报 (Person)</text:p>
      <text:p text:style-name="P4">
Publisher: 联合早报 (Organization)</text:p>
      <text:p text:style-name="P4">
Published Time: 2023-05-25T16:26</text:p>
      <text:p text:style-name="P4">
Modified Time: 2023-05-25T16:44</text:p>
      <text:p text:style-name="P4">
Description: 网路安全专家警告，马来西亚快速推广5G网络将造成一般及商业用户面对资料泄露与勒索软件攻击的风险。这是因为马国薄弱的网络安全防卫系统还跟不上新科技推进的速度。通讯及数码部长法米上星期...</text:p>
      <text:p text:style-name="P4">
Videos: []</text:p>
      <text:p text:style-name="P4">
Audios: []</text:p>
      <text:p text:style-name="P4">
Images: []</text:p>
      <text:p text:style-name="P4">
Type: NewsArticle</text:p>
      <text:p text:style-name="P4">
Breadcrumbs: ['即时', '国际']</text:p>
      <text:p text:style-name="P4">
Keywords: ['5G', '网络安全', '网络', '资料外泄', '马来西亚']</text:p>
      <!--METADATA-->
      <text:p text:style-name="P4">
网路安全专家警告，马来西亚快速推广5G网络将造成一般及商业用户面对资料泄露与勒索软件攻击的风险。这是因为马国薄弱的网络安全防卫系统还跟不上新科技推进的速度。</text:p>
      <text:p text:style-name="P4">
通讯及数码部长法米上星期六（5月20日）透露，马国截至4月底的5G网络覆盖率已达59.5%。政府的目标是在今年底达到80%的5G覆盖率。法米5月3日透露，一旦5G覆盖率达到80%，政府将让另一家公司成为5G网络供应商，打破目前国家数码有限公司（DNB）的垄断。</text:p>
      <text:p text:style-name="P4">
马国5G网络近年迅速发展之际，当地也发生多起信息泄漏和勒索软件攻击事件，让马国去年第二季在全国最容易受网络攻击的国家中排名第11。</text:p>
      <text:p text:style-name="P4">
网络安全公司派拓网络（Palo AltoNetworks）首席安全官杜卡告诉《日经亚洲》：“随着5G网络的推广，电信公司也将从原本的核心硬体基础设施，逐步转向云端基础设施。我们正学习如何转向云端。这可能会出现（安全）漏洞，而让攻击者有机可乘。”</text:p>
      <text:p text:style-name="P4">
杜卡说，私人手机网络的扩展和越来越多外在供应商进入网络，黑客就更容易展开网络攻击。他说，5G网络带来的增速、更快的反应与加大的流量，都将为电信公司与用户带来新的网络安全挑战。</text:p>
      <text:p text:style-name="P4">
Source: <text:a xlink:type="simple" xlink:href="https://www.zaobao.com.sg/realtime/world/story20230525-1398136" text:style-name="Internet_20_link" text:visited-style-name="Visited_20_Internet_20_Link">
https://www.zaobao.com.sg/realtime/world/story20230525-1398136</text:a>
</text:p>
      <!--NEWS-->
      <text:h text:style-name="P10" text:outline-level="1">
<text:span text:style-name="T4">
韩媒：韩近三年遭朝网络攻击 钓鱼电邮逾七成</text:span>
</text:h>
      <text:p text:style-name="P4">
Author: 联合早报 (Person)</text:p>
      <text:p text:style-name="P4">
Publisher: 联合早报 (Organization)</text:p>
      <text:p text:style-name="P4">
Published Time: 2023-05-25T16:54</text:p>
      <text:p text:style-name="P4">
Modified Time: 2023-05-25T16:54</text:p>
      <text:p text:style-name="P4">
Description: 韩国国家情报院的数据显示，在2020年至2022年朝鲜对韩国发起的网络攻击中，利用仿冒电子邮件的黑客攻击占74%。韩联社报道，根据韩国国家情报院（下文称国情院）星期四（5月25日）...</text:p>
      <text:p text:style-name="P4">
Videos: []</text:p>
      <text:p text:style-name="P4">
Audios: []</text:p>
      <text:p text:style-name="P4">
Images: []</text:p>
      <text:p text:style-name="P4">
Type: NewsArticle</text:p>
      <text:p text:style-name="P4">
Breadcrumbs: ['即时', '国际']</text:p>
      <text:p text:style-name="P4">
Keywords: ['韩国', '朝鲜', '网络攻击', '黑客', '陈明通']</text:p>
      <!--METADATA-->
      <text:p text:style-name="P4">
韩国国家情报院的数据显示，在2020年至2022年朝鲜对韩国发起的网络攻击中，利用仿冒电子邮件的黑客攻击占74%。</text:p>
      <text:p text:style-name="P4">
韩联社报道，根据韩国国家情报院（下文称国情院）星期四（5月25日）发布的数据，朝鲜黑客仿冒电邮地址最多的是门户网站Naver，占45%；其后分别为门户网站DAUM，占23%；金融机构、企业和传媒占12%；外交和安全相关机构占6%。</text:p>
      <text:p text:style-name="P4">
国情院指出，朝鲜冒充Naver客服中心、DAUM游戏负责人等身份，诱导收件人阅读电邮。国情院对一名朝鲜黑客的电子邮箱进行调查后发现，该黑客保存了4100多名韩国用户的电邮地址，并向其发送1万多封诈骗邮件。除前任、现任外交国安相关人士外，大学教授、教师、学生和上班族也在其列。</text:p>
      <text:p text:style-name="P4">
此外，利用网络安全漏洞的攻击占20%；访问特定网页时被植入恶意代码的攻击占3%；供应链攻击占2%。</text:p>
      <text:p text:style-name="P4">
之前有韩媒报道指出，朝鲜领导人金正恩十分重视网络战的作用。他在2013年曾说： <text:a xlink:type="simple" xlink:href="https://www.zaobao.com/news/world/story20230518-1396017" text:style-name="Internet_20_link" text:visited-style-name="Visited_20_Internet_20_Link">
</text:a>
 此后朝鲜黑客攻击能力迅速增长。</text:p>
      <text:p text:style-name="P4">
Source: <text:a xlink:type="simple" xlink:href="https://www.zaobao.com.sg/realtime/world/story20230525-1398160" text:style-name="Internet_20_link" text:visited-style-name="Visited_20_Internet_20_Link">
https://www.zaobao.com.sg/realtime/world/story20230525-1398160</text:a>
</text:p>
      <!--NEWS-->
      <text:h text:style-name="P10" text:outline-level="1">
<text:span text:style-name="T4">
美助理防长呼吁：中国应重启美中热线</text:span>
</text:h>
      <text:p text:style-name="P4">
Author: None</text:p>
      <text:p text:style-name="P4">
Publisher: Radio Free Asia (Organization)</text:p>
      <text:p text:style-name="P4">
Published Time: 2023-05-25T17:06:53-04:00</text:p>
      <text:p text:style-name="P4">
Modified Time: 2023-05-25T17:06: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4.276998in" draw:z-index="0">
<draw:image xlink:href="../Images/rfamandarin/2023-05-25T17-06-53-04-00/000000.png" xlink:type="simple" xlink:show="embed" xlink:actuate="onLoad" draw:mime-type="image/png"/>
</draw:frame>
美国国防部印太事务助理部长拉特纳5月25日出席华盛顿智库战略与国际研究中心（CSIS）就当前美中关系、台海局势以及朝鲜核武发展等印太区域安全问题举办的座谈会<text:a xlink:type="simple" xlink:href="https://www.rfa.org/mandarin/yataibaodao/junshiwaijiao/tj2-05252023155945.html/@@images/image" text:style-name="Internet_20_link" text:visited-style-name="Visited_20_Internet_20_Link">
</text:a>
视频截图/CSIS官网</text:p>
      <text:p text:style-name="P4">
5月25日，华盛顿智库战略与国际研究中心（CSIS）针对当前美中关系、台海局势以及朝鲜核武发展等印太区域安全问题，邀请美国国防部印太事务助理部长拉特纳（ElyRatner）举行座谈。</text:p>
      <text:p text:style-name="P4">
<text:a xlink:type="simple" xlink:href="https://www.rfa.org/mandarin/yataibaodao/junshiwaijiao/tj-05122023093625.html" text:style-name="Internet_20_link" text:visited-style-name="Visited_20_Internet_20_Link">
 <text:span text:style-name="T4">
美智库座谈：维护印太和平 应对中国野心</text:span>
 </text:a>
  * <text:span text:style-name="T4">
<text:a xlink:type="simple" xlink:href="https://www.rfa.org/mandarin/yataibaodao/junshiwaijiao/tj-04282023123226.html" text:style-name="Internet_20_link" text:visited-style-name="Visited_20_Internet_20_Link">
 </text:a>
 </text:span>
</text:p>
      <text:p text:style-name="P4">
拉特纳表示，过去一年中，美国与印太地区盟友的关系达到前所未有的紧密程度。而为了确保印太地区的自由、和平与稳定，美国在去年也同时强化了在该地区的战略部署：“我们加强了战略投射能力，让其更有韧性以及移动力，……这有助于强化威慑以及应对印太地区发生的危机。同时，我们也强化了盟友的自卫能力，我们致力于共同研发以及共同生产，让美国与盟友的国防工业基地更加融合。”</text:p>
      <text:p text:style-name="P4">
针对美中关系，拉特纳呼吁中方重启对话机制以避免误判：“美国国防部长奥斯汀（LloydAustin）已经说过很多次，他相信与中国建立直接对话机制相当重要。很不幸的是，无论我们提出任何官方或非官方通话、会议、对谈，都被中国数次拒绝或无视。美国希望能与中国在军事方面对话，但是中国不想这么做。……我们相信，只有对话才能避免误判及误解，并且降低危机升温的风险。”</text:p>
      <text:p text:style-name="P4">
拉特纳还表示，奥斯汀部长即将出席6月份在新加坡举行的香格里拉对话会，奥斯汀邀请了中国国防部长李尚福在新加坡会谈，不过中国至今尚未接受对话邀请。拉特纳表示，尽管中国以李尚福受美国制裁为理由，拒绝让李尚福与奥斯汀对话，但是制裁并不应该成为阻止两方会晤的原因。</text:p>
      <text:p text:style-name="P4">
记者：唐缘媛 责编：何平 网编：洪伟</text:p>
      <text:p text:style-name="P4">
Source: <text:a xlink:type="simple" xlink:href="https://www.rfa.org/mandarin/yataibaodao/junshiwaijiao/tj2-05252023155945.html" text:style-name="Internet_20_link" text:visited-style-name="Visited_20_Internet_20_Link">
https://www.rfa.org/mandarin/yataibaodao/junshiwaijiao/tj2-05252023155945.html</text:a>
</text:p>
      <!--NEWS-->
      <text:h text:style-name="P10" text:outline-level="1">
<text:span text:style-name="T4">
俄驱逐五名瑞典外交官 关闭瑞驻圣彼得堡领馆</text:span>
</text:h>
      <text:p text:style-name="P4">
Author: 联合早报 (Person)</text:p>
      <text:p text:style-name="P4">
Publisher: 联合早报 (Organization)</text:p>
      <text:p text:style-name="P4">
Published Time: 2023-05-25T17:20</text:p>
      <text:p text:style-name="P4">
Modified Time: 2023-05-25T17:47</text:p>
      <text:p text:style-name="P4">
Description: 俄罗斯驱逐五名瑞典外交官，并将关闭瑞典驻圣彼得堡领馆，两国关系进一步恶化。综合路透社和法新社报道，俄罗斯外交部星期四（5月25日）宣布，五名瑞典外交官被视为“不受欢迎人员”，并将他...</text:p>
      <text:p text:style-name="P4">
Videos: []</text:p>
      <text:p text:style-name="P4">
Audios: []</text:p>
      <text:p text:style-name="P4">
Images: []</text:p>
      <text:p text:style-name="P4">
Type: NewsArticle</text:p>
      <text:p text:style-name="P4">
Breadcrumbs: ['即时', '国际']</text:p>
      <text:p text:style-name="P4">
Keywords: ['俄罗斯', '瑞典', '外交']</text:p>
      <!--METADATA-->
      <text:p text:style-name="P4">
俄罗斯驱逐五名瑞典外交官，并将关闭瑞典驻圣彼得堡领馆，两国关系进一步恶化。</text:p>
      <text:p text:style-name="P4">
综合路透社和法新社报道，俄罗斯外交部星期四（5月25日）宣布，五名瑞典外交官被视为“不受欢迎人员”，并将他们驱逐。</text:p>
      <text:p text:style-name="P4">
俄外交部说，这是对瑞典在与俄罗斯关系中的“对抗性路线”的报复措施。瑞典曾在4月驱逐五名俄罗斯外交官，俄罗斯称这是瑞典“公开的敌对步骤”。此次驱逐瑞典外交官是俄罗斯对这一行为做出的回应。</text:p>
      <text:p text:style-name="P4">
此外，俄外交部还宣布关闭瑞典驻圣彼得堡领馆，也将关闭俄罗斯驻瑞典哥德堡总领馆。俄方已召见瑞典驻俄罗斯大使马尔德（Malena Mard）。</text:p>
      <text:p text:style-name="P4">
俄瑞关系自去年瑞典宣布 <text:a xlink:type="simple" xlink:href="https://www.zaobao.com/realtime/world/story20230214-1363156" text:style-name="Internet_20_link" text:visited-style-name="Visited_20_Internet_20_Link">
 </text:a>
以来不断恶化。俄外交部星期四的声明中指出，两国关系已经“进入前所未有的低谷”。</text:p>
      <text:p text:style-name="P4">
Source: <text:a xlink:type="simple" xlink:href="https://www.zaobao.com.sg/realtime/world/story20230525-1398166" text:style-name="Internet_20_link" text:visited-style-name="Visited_20_Internet_20_Link">
https://www.zaobao.com.sg/realtime/world/story20230525-1398166</text:a>
</text:p>
      <!--NEWS-->
      <text:h text:style-name="P10" text:outline-level="1">
<text:span text:style-name="T4">
不满辩论两项法案就休会 马国朝野投票对决</text:span>
</text:h>
      <text:p text:style-name="P4">
Author: 联合早报 (Person)</text:p>
      <text:p text:style-name="P4">
Publisher: 联合早报 (Organization)</text:p>
      <text:p text:style-name="P4">
Published Time: 2023-05-25T17:43</text:p>
      <text:p text:style-name="P4">
Modified Time: 2023-05-25T17:52</text:p>
      <text:p text:style-name="P4">
Description: 国民联盟（国盟）等马来西亚反对党星期四（5月25日）不满国会当天的议程只辩论两项法案就休会，因此发起记名投票，想推翻这项议程。不过，国会仍以83票赞成和52票反对，继续按原有议程开...</text:p>
      <text:p text:style-name="P4">
Videos: []</text:p>
      <text:p text:style-name="P4">
Audios: []</text:p>
      <text:p text:style-name="P4">
Images: []</text:p>
      <text:p text:style-name="P4">
Type: NewsArticle</text:p>
      <text:p text:style-name="P4">
Breadcrumbs: ['即时', '国际']</text:p>
      <text:p text:style-name="P4">
Keywords: ['马来西亚', '国会']</text:p>
      <!--METADATA-->
      <text:p text:style-name="P4">
国民联盟（国盟）等马来西亚反对党星期四（5月25日）不满国会当天的议程只辩论两项法案就休会，因此发起记名投票，想推翻这项议程。不过，国会仍以83票赞成和52票反对，继续按原有议程开会。</text:p>
      <text:p text:style-name="P4">
这是首相安华去年11月上台以来，朝野首次在国会以投票方式对决。投票结果也显示安华领导的团结政府在国会下议院的优势。</text:p>
      <text:p text:style-name="P4">
负责沙巴及砂拉越事务的首相署副部长威尔逊乌嘉星期四在国会下议院动议当天，在辩论两项法案后休会，引起了反对党的不满。反对党国会党鞭达基尤丁立即要求记名投票，希望推翻这项议程。</text:p>
      <text:p text:style-name="P4">
由于支持记名投票的国会议员超过15人，主持会议的国会下议院副议长南利指示响铃两分钟并休会10分钟，然后投票表决。不过，在休会期间，朝野议员仍为此争论不休，直到复会后仍相持不下。</text:p>
      <text:p text:style-name="P4">
经过约20分钟的记名投票后，南利宣布，相关动议以83项赞成票、52项反对票通过。他透露，共有86名国会议员未出席国会而没有投票，以及他的一票弃权。</text:p>
      <text:p text:style-name="P4">
根据星期四的国会议程，政府议案只有两项，就是辩论“2023年可再生能源修正案”和“2023年永续能源发展机构修正案”。之后是国会议员的私人动议。根据程序，政府议案通过后才能提呈私人动议。</text:p>
      <text:p text:style-name="P4">
Source: <text:a xlink:type="simple" xlink:href="https://www.zaobao.com.sg/realtime/world/story20230525-1398169" text:style-name="Internet_20_link" text:visited-style-name="Visited_20_Internet_20_Link">
https://www.zaobao.com.sg/realtime/world/story20230525-1398169</text:a>
</text:p>
      <!--NEWS-->
      <text:h text:style-name="P10" text:outline-level="1">
<text:span text:style-name="T4">
俄雇佣兵组织开始撤出巴赫穆特 与俄军交接</text:span>
</text:h>
      <text:p text:style-name="P4">
Author: 联合早报 (Person)</text:p>
      <text:p text:style-name="P4">
Publisher: 联合早报 (Organization)</text:p>
      <text:p text:style-name="P4">
Published Time: 2023-05-25T18:02</text:p>
      <text:p text:style-name="P4">
Modified Time: 2023-05-25T18:07</text:p>
      <text:p text:style-name="P4">
Description: 俄罗斯雇佣兵组织瓦格纳开始从乌克兰东部重镇巴赫穆特撤离，逐步将部队在当地的阵地转交给俄罗斯军队。法新社报道，瓦格纳首脑普里戈任星期四（5月25日）在社媒发布的视频中宣布：“我们从今...</text:p>
      <text:p text:style-name="P4">
Videos: []</text:p>
      <text:p text:style-name="P4">
Audios: []</text:p>
      <text:p text:style-name="P4">
Images: []</text:p>
      <text:p text:style-name="P4">
Type: NewsArticle</text:p>
      <text:p text:style-name="P4">
Breadcrumbs: ['即时', '国际']</text:p>
      <text:p text:style-name="P4">
Keywords: ['俄乌战争', '俄罗斯']</text:p>
      <!--METADATA-->
      <text:p text:style-name="P4">
俄罗斯雇佣兵组织瓦格纳开始从乌克兰东部重镇巴赫穆特撤离，逐步将部队在当地的阵地转交给俄罗斯军队。</text:p>
      <text:p text:style-name="P4">
法新社报道，瓦格纳首脑普里戈任星期四（5月25日）在社媒发布的视频中宣布：“我们从今天开始撤出巴赫穆特，将阵地、弹药和一切事务交接给俄罗斯军队……我们撤退休整，做好准备，并将接获新的任务。”</text:p>
      <text:p text:style-name="P4">
经过近一年的激烈战斗，俄罗斯上星期六（20日）宣布 <text:a xlink:type="simple" xlink:href="https://www.zaobao.com/realtime/world/story20230520-1396628" text:style-name="Internet_20_link" text:visited-style-name="Visited_20_Internet_20_Link">
</text:a>
，乌克兰则坚称巴赫穆特并未失守，乌军仍在侧翼推进，依然控制着部分地区。</text:p>
      <text:p text:style-name="P4">
普里戈任此前已声明，瓦格纳部队将从5月25日至6月1日撤出巴赫穆特。</text:p>
      <text:p text:style-name="P4">
Source: <text:a xlink:type="simple" xlink:href="https://www.zaobao.com.sg/realtime/world/story20230525-1398173" text:style-name="Internet_20_link" text:visited-style-name="Visited_20_Internet_20_Link">
https://www.zaobao.com.sg/realtime/world/story20230525-1398173</text:a>
</text:p>
      <!--NEWS-->
      <text:h text:style-name="P10" text:outline-level="1">
<text:span text:style-name="T4">
马国前卫生部长凯利近期决定动向</text:span>
</text:h>
      <text:p text:style-name="P4">
Author: 联合早报 (Person)</text:p>
      <text:p text:style-name="P4">
Publisher: 联合早报 (Organization)</text:p>
      <text:p text:style-name="P4">
Published Time: 2023-05-25T18:21</text:p>
      <text:p text:style-name="P4">
Modified Time: 2023-05-25T18:52</text:p>
      <text:p text:style-name="P4">
Description: 加入土著团结党或成立新政党？马来西亚前卫生部长凯利说，关于是否接受土团党主席慕尤丁邀请他加入土团党，他最近将有所决定并答复慕尤丁。社交媒体之前盛传土团党招揽凯利，慕尤丁上星期三（5...</text:p>
      <text:p text:style-name="P4">
Videos: []</text:p>
      <text:p text:style-name="P4">
Audios: []</text:p>
      <text:p text:style-name="P4">
Images: []</text:p>
      <text:p text:style-name="P4">
Type: NewsArticle</text:p>
      <text:p text:style-name="P4">
Breadcrumbs: ['即时', '国际']</text:p>
      <text:p text:style-name="P4">
Keywords: ['凯利', '土著团结党']</text:p>
      <!--METADATA-->
      <text:p text:style-name="P4">
加入土著团结党或成立新政党？马来西亚前卫生部长凯利说，关于是否接受土团党主席慕尤丁邀请他加入土团党，他最近将有所决定并答复慕尤丁。</text:p>
      <text:p text:style-name="P4">
社交媒体之前盛传土团党招揽凯利，慕尤丁上星期三（5月17日）首度证实此事，并表明只要凯利入党，就能担任最高理事。土团党署理主席阿末法依沙星期三（24日）提醒凯利尽快决定，因为“时间不等人”。</text:p>
      <text:p text:style-name="P4">
凯利星期四（25日）与前国际贸易与工部业副部长王建民一同出席思特雅大学（UCSI）的主题为“‘马国下一步是什么？”校内论坛后告诉媒体：“一切都在进行中。我觉得让人等太久对他人不公平。我近期将告诉慕尤丁有关我的决定。我将在近期宣布（动向）。”</text:p>
      <text:p text:style-name="P4">
凯利在论坛发言时也开玩笑说：“或许我可以和王建民共同创立一个新的政党？”凯利同时宣布，他又有了新工作，就是担任思特雅大学的客座教授。</text:p>
      <text:p text:style-name="P4">
巫统今年1月宣布 <text:a xlink:type="simple" xlink:href="https://www.zaobao.com/realtime/world/story20230130-1358046" text:style-name="Internet_20_link" text:visited-style-name="Visited_20_Internet_20_Link">
 </text:a>
等44名党员，并冻结前国防部长希山慕丁等四人的党籍六年。</text:p>
      <text:p text:style-name="P4">
Source: <text:a xlink:type="simple" xlink:href="https://www.zaobao.com.sg/realtime/world/story20230525-1398177" text:style-name="Internet_20_link" text:visited-style-name="Visited_20_Internet_20_Link">
https://www.zaobao.com.sg/realtime/world/story20230525-1398177</text:a>
</text:p>
      <!--NEWS-->
      <text:h text:style-name="P10" text:outline-level="1">
<text:span text:style-name="T4">
变态辣椒：老挝新来的老大哥？</text:span>
</text:h>
      <text:p text:style-name="P4">
Author: None</text:p>
      <text:p text:style-name="P4">
Publisher: Radio Free Asia (Organization)</text:p>
      <text:p text:style-name="P4">
Published Time: 2023-05-25T18:33:00-04:00</text:p>
      <text:p text:style-name="P4">
Modified Time: 2023-05-25T19:13: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88615in" draw:z-index="0">
<draw:image xlink:href="../Images/rfamandarin/2023-05-25T18-33-00-04-00/000000.png" xlink:type="simple" xlink:show="embed" xlink:actuate="onLoad" draw:mime-type="image/png"/>
</draw:frame>
 <text:a xlink:type="simple" xlink:href="https://www.rfa.org/mandarin/biantailajiaomanhua/pepper-05252023181353.html/@@images/image" text:style-name="Internet_20_link" text:visited-style-name="Visited_20_Internet_20_Link">
</text:a>
Photo: RFA</text:p>
      <text:p text:style-name="P4">
中老两国在老挝首都万象附近举行了由两百名中国军人及七百名老挝军人参加的联合军演。名为“友谊盾牌-2023”的这次共产国家联合演习使来自贫穷内陆国家的老挝人首次体验及学习现代化的中国武器，并使这个东南亚国家获取替代前苏联及俄罗斯军用物资的途径。据信，老挝传统上最大的盟友及邻国越南正在警惕地注视中老关系，而美国也对中国军事影响的扩大表达关切。</text:p>
      <text:p text:style-name="P4">
Source: <text:a xlink:type="simple" xlink:href="https://www.rfa.org/mandarin/biantailajiaomanhua/pepper-05252023181353.html" text:style-name="Internet_20_link" text:visited-style-name="Visited_20_Internet_20_Link">
https://www.rfa.org/mandarin/biantailajiaomanhua/pepper-05252023181353.html</text:a>
</text:p>
      <!--NEWS-->
      <text:h text:style-name="P10" text:outline-level="1">
<text:span text:style-name="T4">
日本长野发生捅人和枪击事件 酿三死一伤</text:span>
</text:h>
      <text:p text:style-name="P4">
Author: 联合早报 (Person)</text:p>
      <text:p text:style-name="P4">
Publisher: 联合早报 (Organization)</text:p>
      <text:p text:style-name="P4">
Published Time: 2023-05-25T19:28</text:p>
      <text:p text:style-name="P4">
Modified Time: 2023-05-25T23:16</text:p>
      <text:p text:style-name="P4">
Description: 日本长野星期四（5月25日）发生一起枪击和持刀捅人事件，目前已造成三人死亡，一人受伤。日本放送协会（NHK）报道，一名身穿迷彩服的男子持刀捅死一名女子，并持疑似猎枪的武器进行射击。</text:p>
      <text:p text:style-name="P4">
Videos: []</text:p>
      <text:p text:style-name="P4">
Audios: []</text:p>
      <text:p text:style-name="P4">
Images: []</text:p>
      <text:p text:style-name="P4">
Type: NewsArticle</text:p>
      <text:p text:style-name="P4">
Breadcrumbs: ['即时', '国际']</text:p>
      <text:p text:style-name="P4">
Keywords: ['日本', '持刀伤人', '枪击']</text:p>
      <!--METADATA-->
      <text:p text:style-name="P4">
日本长野星期四（5月25日）发生一起枪击和持刀捅人事件，目前已造成三人死亡，一人受伤。</text:p>
      <text:p text:style-name="P4">
日本放送协会（NHK）报道，一名身穿迷彩服的男子持刀捅死一名女子，并持疑似猎枪的武器进行射击。不过，目前还不清楚该女子的具体死因。</text:p>
      <text:p text:style-name="P4">
两名警察也在事件中死亡，另有一人受伤。</text:p>
      <text:p text:style-name="P4">
共同社报道，警方当天下午4时25分许（新加坡时间下午3时25分许）接到报警电话。相信歹徒在作案逃离现场后，躲在地方议会议长青木正道的家中。</text:p>
      <text:p text:style-name="P4">
事发后，警方发布防范信息，通知称“有持刀具或枪支之类器械的男子在逃”，并将现场半径约300米范围划为疏散区域。</text:p>
      <text:p text:style-name="P4">
当晚传出两次枪声，分别在7时后和8时后（新加坡时间6时后和7时后）。</text:p>
      <text:p text:style-name="P4">
路透社的报道指出，此类涉枪事件在日本较为罕见，因为在日本持有枪械须通过一系列严格手续，并受严格管理。</text:p>
      <text:p text:style-name="P4">
Source: <text:a xlink:type="simple" xlink:href="https://www.zaobao.com.sg/realtime/world/story20230525-1398182" text:style-name="Internet_20_link" text:visited-style-name="Visited_20_Internet_20_Link">
https://www.zaobao.com.sg/realtime/world/story20230525-1398182</text:a>
</text:p>
      <!--NEWS-->
      <text:h text:style-name="P10" text:outline-level="1">
<text:span text:style-name="T4">
英国去年净移民数量破60万 苏纳克政府压力加剧</text:span>
</text:h>
      <text:p text:style-name="P4">
Author: 联合早报 (Person)</text:p>
      <text:p text:style-name="P4">
Publisher: 联合早报 (Organization)</text:p>
      <text:p text:style-name="P4">
Published Time: 2023-05-25T19:54</text:p>
      <text:p text:style-name="P4">
Modified Time: 2023-05-25T20:00</text:p>
      <text:p text:style-name="P4">
Description: 英国国家统计局星期四（5月25日）发布的数据显示，2022年英国净移民数量达到60万6000人，创历史新高，留学生和务工群体成英国移民主力军。综合法新社和英国广播公司（BBC）报道...</text:p>
      <text:p text:style-name="P4">
Videos: []</text:p>
      <text:p text:style-name="P4">
Audios: []</text:p>
      <text:p text:style-name="P4">
Images: []</text:p>
      <text:p text:style-name="P4">
Type: NewsArticle</text:p>
      <text:p text:style-name="P4">
Breadcrumbs: ['即时', '国际']</text:p>
      <text:p text:style-name="P4">
Keywords: ['英国', '移民', '留学生', '苏纳克']</text:p>
      <!--METADATA-->
      <text:p text:style-name="P4">
英国国家统计局星期四（5月25日）发布的数据显示，2022年英国净移民数量达到60万6000人，创历史新高，留学生和务工群体成英国移民主力军。</text:p>
      <text:p text:style-name="P4">
综合法新社和英国广播公司（BBC）报道，英国国家统计局国际移民中心主任林多普（JayLindop）指出，净移民数量飙升，主要受来自非欧盟国家出于“务工、学习和人道主义目的”的人所驱动。</text:p>
      <text:p text:style-name="P4">
2022年，估计有120万人抵达英国，55万7000的英国人移民到其他国家。这两者之间的差额，就是净移民的数量。</text:p>
      <text:p text:style-name="P4">
牛津大学移民观察站的沃尔什博士（Dr PeterWalsh）称，英国是外国学生和工人的热门目的地。政府和大学已采取举措，招募更多的学生，特别是来自印度和尼日利亚等国家的学生，他们一共还带来了约10万名伴侣和孩子。</text:p>
      <text:p text:style-name="P4">
国际学生通常须支付高额的学费，这些钱可以用来补贴国内学生的教育成本。</text:p>
      <text:p text:style-name="P4">
净移民数量的高涨也令英国政府惊讶，首相苏纳克星期四受访时坦言这个数字“太高了”，但尚未失控，他想要把它降下来。</text:p>
      <text:p text:style-name="P4">
苏纳克领导的保守党政府一直力争削减移民数量，并希望通过愈发严格的移民政策来结束脱欧后欧盟区人员的自由流动，从而让英国“夺回”对本国边界的控制。</text:p>
      <text:p text:style-name="P4">
英国当局星期二（23日）刚刚宣布将收紧海外学生的签证政策，试图减少移民数量。新政策规定，从明年开始，只有参加研究型硕士项目的留学生可以把家人带到英国。</text:p>
      <text:p text:style-name="P4">
苏纳克还承诺将采取更多手段，但并未透露相关细节。</text:p>
      <text:p text:style-name="P4">
Source: <text:a xlink:type="simple" xlink:href="https://www.zaobao.com.sg/realtime/world/story20230525-1398191" text:style-name="Internet_20_link" text:visited-style-name="Visited_20_Internet_20_Link">
https://www.zaobao.com.sg/realtime/world/story20230525-1398191</text:a>
</text:p>
      <!--NEWS-->
      <text:h text:style-name="P10" text:outline-level="1">
<text:span text:style-name="T4">
伊朗成功试射弹道导弹 射程2000公里</text:span>
</text:h>
      <text:p text:style-name="P4">
Author: 联合早报 (Person)</text:p>
      <text:p text:style-name="P4">
Publisher: 联合早报 (Organization)</text:p>
      <text:p text:style-name="P4">
Published Time: 2023-05-25T21:00</text:p>
      <text:p text:style-name="P4">
Modified Time: 2023-05-25T21:26</text:p>
      <text:p text:style-name="P4">
Description: 伊朗官媒称，伊朗星期四（5月25日）成功试射一枚射程达2000公里的弹道导弹。路透社报道，伊朗国家通讯社（IRNA）播放了几秒试射导弹的画面，并称试射的是“霍拉姆沙赫尔 4”（Kh...</text:p>
      <text:p text:style-name="P4">
Videos: []</text:p>
      <text:p text:style-name="P4">
Audios: []</text:p>
      <text:p text:style-name="P4">
Images: []</text:p>
      <text:p text:style-name="P4">
Type: NewsArticle</text:p>
      <text:p text:style-name="P4">
Breadcrumbs: ['即时', '国际']</text:p>
      <text:p text:style-name="P4">
Keywords: ['伊朗', '中东', '导弹']</text:p>
      <!--METADATA-->
      <text:p text:style-name="P4">
伊朗官媒称，伊朗星期四（5月25日）成功试射一枚射程达2000公里的弹道导弹。</text:p>
      <text:p text:style-name="P4">
路透社报道，伊朗国家通讯社（IRNA）播放了几秒试射导弹的画面，并称试射的是“霍拉姆沙赫尔 4”（Khoramshahr4）型导弹的升级版，名为“开巴尔”（Kheibar），即伊斯兰教早期被穆斯林战士攻陷的一座犹太城堡。</text:p>
      <text:p text:style-name="P4">
伊朗国家通讯社说，“开巴尔”导弹射程为2000公里，可携带1500公斤的弹头，“国内制造的开巴尔导弹的突出特点包括快速准备和发射时间，这使得它除了是一种战术武器（tacticalweapon）外，还是一种战略武器（strategic weapon）。”</text:p>
      <text:p text:style-name="P4">
伊朗国防部长阿什蒂亚尼（MohammadrezaAshtiani）说，“我们向伊朗的敌人发出的信息是，我们将保卫国家和它的成就。我们向朋友们传达的信息是，我们希望帮助地区的稳定。”</text:p>
      <text:p text:style-name="P4">
伊朗是中东地区拥有最大导弹计划之一的国家，该国宣称其武器有能力到达宿敌以色列和美国的基地。</text:p>
      <text:p text:style-name="P4">
近年来，伊朗不顾美国和欧洲反对，坚持推进该国的“防御性”导弹计划，强调自己的弹道导弹是对美国、以色列和其他潜在地区对手的重要威慑和报复力量。</text:p>
      <text:p text:style-name="P4">
Source: <text:a xlink:type="simple" xlink:href="https://www.zaobao.com.sg/realtime/world/story20230525-1398215" text:style-name="Internet_20_link" text:visited-style-name="Visited_20_Internet_20_Link">
https://www.zaobao.com.sg/realtime/world/story20230525-1398215</text:a>
</text:p>
      <!--NEWS-->
      <text:h text:style-name="P10" text:outline-level="1">
<text:span text:style-name="T4">
经济陷冬季衰退 德国下修第一季GDP数据</text:span>
</text:h>
      <text:p text:style-name="P4">
Author: 联合早报 (Person)</text:p>
      <text:p text:style-name="P4">
Publisher: 联合早报 (Organization)</text:p>
      <text:p text:style-name="P4">
Published Time: 2023-05-25T21:05</text:p>
      <text:p text:style-name="P4">
Modified Time: 2023-05-25T21:11</text:p>
      <text:p text:style-name="P4">
Description: 数据显示，德国经济遭遇冬季衰退，令外界对于这个欧洲最大经济体可能避免衰退命运的预期受挫。彭博社报道，德国联邦统计局星期四（5月25日）公布第一季度经济产出，较此前一个季度下滑0.3...</text:p>
      <text:p text:style-name="P4">
Videos: []</text:p>
      <text:p text:style-name="P4">
Audios: []</text:p>
      <text:p text:style-name="P4">
Images: []</text:p>
      <text:p text:style-name="P4">
Type: NewsArticle</text:p>
      <text:p text:style-name="P4">
Breadcrumbs: ['即时', '国际']</text:p>
      <text:p text:style-name="P4">
Keywords: ['德国', '经济', '经济衰退']</text:p>
      <!--METADATA-->
      <text:p text:style-name="P4">
数据显示，德国经济遭遇冬季衰退，令外界对于这个欧洲最大经济体可能避免衰退命运的预期受挫。</text:p>
      <text:p text:style-name="P4">
彭博社报道，德国联邦统计局星期四（5月25日）公布第一季度经济产出，较此前一个季度下滑0.3%，去年第四季度经济萎缩0.5%。统计局上个月提供的第一季初步数据为停滞。</text:p>
      <text:p text:style-name="P4">
制造业对经济拖累最大，深度下滑导致许多人对未来几个季度的经济反弹产生怀疑。</text:p>
      <text:p text:style-name="P4">
德国经济连续两个季度环比下滑，经济陷入“技术性衰退”。数据还显示，今年第一季度德国经济同比下滑0.5%。</text:p>
      <text:p text:style-name="P4">
新华社引述德国统计局的新闻公报说，持续的价格高涨继续成为德国经济今年开局的负担，这尤其反映在家庭消费支出环比1.2%的减少上。同时，政府消费支出也环比减少4.9%。</text:p>
      <text:p text:style-name="P4">
德国贝塔斯曼基金会经济学家蒂斯·彼得森告诉新华社记者，德国经济下滑的核心原因是高物价和利率上升，高物价降低了德国民众的购买力，导致消费需求下降，而利率上升导致消费信贷减少。</text:p>
      <text:p text:style-name="P4">
Source: <text:a xlink:type="simple" xlink:href="https://www.zaobao.com.sg/realtime/world/story20230525-1398219" text:style-name="Internet_20_link" text:visited-style-name="Visited_20_Internet_20_Link">
https://www.zaobao.com.sg/realtime/world/story20230525-1398219</text:a>
</text:p>
      <!--NEWS-->
      <text:h text:style-name="P10" text:outline-level="1">
<text:span text:style-name="T4">
TikTok文字对话机器人Tako正处测试阶段</text:span>
</text:h>
      <text:p text:style-name="P4">
Author: 联合早报 (Person)</text:p>
      <text:p text:style-name="P4">
Publisher: 联合早报 (Organization)</text:p>
      <text:p text:style-name="P4">
Published Time: 2023-05-25T21:49</text:p>
      <text:p text:style-name="P4">
Modified Time: 2023-05-25T22:00</text:p>
      <text:p text:style-name="P4">
Description: 一家应用情报公司称，社交媒体应用TikTok正在测试一款人工智能（AI）聊天机器人Tako，可与用户就短视频进行交流，并帮助他们发掘内容。路透社报道，总部位于以色列的AI科技公司W...</text:p>
      <text:p text:style-name="P4">
Videos: []</text:p>
      <text:p text:style-name="P4">
Audios: []</text:p>
      <text:p text:style-name="P4">
Images: []</text:p>
      <text:p text:style-name="P4">
Type: NewsArticle</text:p>
      <text:p text:style-name="P4">
Breadcrumbs: ['即时', '国际']</text:p>
      <text:p text:style-name="P4">
Keywords: ['TikTok', '人工智能', '科技', '聊天机器人']</text:p>
      <!--METADATA-->
      <text:p text:style-name="P4">
一家应用情报公司称，社交媒体应用TikTok正在测试一款人工智能（AI）聊天机器人Tako，可与用户就短视频进行交流，并帮助他们发掘内容。</text:p>
      <text:p text:style-name="P4">
路透社报道，总部位于以色列的AI科技公司WatchfulTechnologies说，已经在苹果移动设备上某些版本的TikTok应用程序中发现了这款被称为Tako的AI聊天机器人。</text:p>
      <text:p text:style-name="P4">
根据相关截图和视频信息，Tako在TikTok程序中显示为一块幽灵形状的图标，用户可以在观看视频时点击它，进行文本对话，并在Tako的帮助下寻找内容。</text:p>
      <text:p text:style-name="P4">
TikTok的发言人说：“在选定的市场，我们正在推动TikTok上的搜索和发掘（内容）的新方法。我们期待从我们的用户社区中学习，同时继续创造一个安全的地方，带来娱乐、激发创造力并推动文化。”</text:p>
      <text:p text:style-name="P4">
美国媒体4月报道，TikTok正在测试一种生成式AI工具，允许用户创建头像（avatar）。另据中国媒体报道，TikTok的中国母公司字节跳动正在开发一个大型AI模型，但目前没有在TikTok中文版应用抖音上提供AI聊天机器人的功能。</text:p>
      <text:p text:style-name="P4">
上个月提交给美国专利和商标局的信息显示，TikTok已经提交了“TikTok Tako”的商标申请，所属归类包括“用于人工制作人类语音和文字的计算机软件”。</text:p>
      <text:p text:style-name="P4">
Watchful Technologies的研究员布查克（DanielBuchuk）说，与定位为多用途的聊天机器人ChatGPT不同，Tako感觉更像是一个导航助手，重点是鼓励用户观看更多视频。</text:p>
      <text:p text:style-name="P4">
布查克的演示显示，当用户向Tako提出问题时，Tako会通过总结TikTok用户的提示进行回复，同时还推荐相关视频。</text:p>
      <text:p text:style-name="P4">
TikTok设置了一个免责声明，称Tako是一个实验性的聊天机器人，答复可能不准确；TikTok将出于安全目的审查与Tako的对话，并警告用户不要与Tako分享私人信息。</text:p>
      <text:p text:style-name="P4">
Source: <text:a xlink:type="simple" xlink:href="https://www.zaobao.com.sg/realtime/world/story20230525-1398232" text:style-name="Internet_20_link" text:visited-style-name="Visited_20_Internet_20_Link">
https://www.zaobao.com.sg/realtime/world/story20230525-1398232</text:a>
</text:p>
      <!--NEWS-->
      <text:h text:style-name="P10" text:outline-level="1">
<text:span text:style-name="T4">
韩国自研火箭“世界”号第三次发射成功</text:span>
</text:h>
      <text:p text:style-name="P4">
Author: 联合早报 (Person)</text:p>
      <text:p text:style-name="P4">
Publisher: 联合早报 (Organization)</text:p>
      <text:p text:style-name="P4">
Published Time: 2023-05-25T22:18</text:p>
      <text:p text:style-name="P4">
Modified Time: 2023-05-25T22:22</text:p>
      <text:p text:style-name="P4">
Description: 韩国自研运载火箭“世界”号星期四（5月25日）进行第三次发射并取得成功，韩国总统尹锡悦与总统室官员一同表示祝贺。综合法新社和韩联社报道，超过47米长、重达200吨的“世界”号于当地...</text:p>
      <text:p text:style-name="P4">
Videos: []</text:p>
      <text:p text:style-name="P4">
Audios: []</text:p>
      <text:p text:style-name="P4">
Images: []</text:p>
      <text:p text:style-name="P4">
Type: NewsArticle</text:p>
      <text:p text:style-name="P4">
Breadcrumbs: ['即时', '国际']</text:p>
      <text:p text:style-name="P4">
Keywords: ['韩国', '火箭', '科技']</text:p>
      <!--METADATA-->
      <text:p text:style-name="P4">
韩国自研运载火箭“世界”号星期四（5月25日）进行第三次发射并取得成功，韩国总统尹锡悦与总统室官员一同表示祝贺。</text:p>
      <text:p text:style-name="P4">
综合法新社和韩联社报道，超过47米长、重达200吨的“世界”号于当地时间星期四下午6时24分（新加坡时间晚上7时24分），从韩国南部沿海地区的罗老航天中心（NaroSpace Center）发射。</text:p>
      <text:p text:style-name="P4">
韩国科技部长李钟昊（Lee Jong-ho）向公众报告“世界”号发射成功，并称韩国将在2027年前再进行三次“世界”号的发射。</text:p>
      <text:p text:style-name="P4">
韩国总统尹锡悦观看了发射现场直播，并同总统室官员一道祝贺“世界”号的成功发射，称它将使韩国在全球太空竞赛中具有竞争优势。</text:p>
      <text:p text:style-name="P4">
尹锡悦在声明中说：“‘世界’号第三次发射的成功是一项辉煌的成就，宣告韩国已经加入了太空七国集团（G7 space powers）。”</text:p>
      <text:p text:style-name="P4">
去年六月，韩国成为 <text:a xlink:type="simple" xlink:href="https://www.zaobao.com/news/world/story20220622-1285354" text:style-name="Internet_20_link" text:visited-style-name="Visited_20_Internet_20_Link">
 </text:a>
 。</text:p>
      <text:p text:style-name="P4">
在以往的发射测试中，火箭携带的有效载荷主要是为了验证运载火箭的性能。韩科技部称，这一次，火箭上有八颗工作卫星，包括一颗“商业级卫星”。</text:p>
      <text:p text:style-name="P4">
三级火箭“世界”号的开发历时十年，耗资两万亿韩元（约20.36亿新元）。</text:p>
      <text:p text:style-name="P4">
Source: <text:a xlink:type="simple" xlink:href="https://www.zaobao.com.sg/realtime/world/story20230525-1398240" text:style-name="Internet_20_link" text:visited-style-name="Visited_20_Internet_20_Link">
https://www.zaobao.com.sg/realtime/world/story20230525-1398240</text:a>
</text:p>
      <!--NEWS-->
      <text:h text:style-name="P10" text:outline-level="1">
<text:span text:style-name="T4">
欧盟准瑞银收购瑞信 裁定合并不会损害欧洲竞争</text:span>
</text:h>
      <text:p text:style-name="P4">
Author: 联合早报 (Person)</text:p>
      <text:p text:style-name="P4">
Publisher: 联合早报 (Organization)</text:p>
      <text:p text:style-name="P4">
Published Time: 2023-05-25T22:42</text:p>
      <text:p text:style-name="P4">
Modified Time: 2023-05-25T22:46</text:p>
      <text:p text:style-name="P4">
Description: 瑞银集团为收购瑞士信贷赢得欧盟无条件的反垄断批准，欧盟裁定合并不会损害欧洲的竞争。法新社报道，欧盟最大的反垄断监督机构欧盟委员会星期四（5月25日）发布声明说：“合并后的实体会持续...</text:p>
      <text:p text:style-name="P4">
Videos: []</text:p>
      <text:p text:style-name="P4">
Audios: []</text:p>
      <text:p text:style-name="P4">
Images: []</text:p>
      <text:p text:style-name="P4">
Type: NewsArticle</text:p>
      <text:p text:style-name="P4">
Breadcrumbs: ['即时', '国际']</text:p>
      <text:p text:style-name="P4">
Keywords: ['瑞士银行', '瑞士信贷', '金融']</text:p>
      <!--METADATA-->
      <text:p text:style-name="P4">
瑞银集团为收购瑞士信贷赢得欧盟无条件的反垄断批准，欧盟裁定合并不会损害欧洲的竞争。</text:p>
      <text:p text:style-name="P4">
法新社报道，欧盟最大的反垄断监督机构欧盟委员会星期四（5月25日）发布声明说：“合并后的实体会持续面对来自所有市场众多竞争者的巨大竞争压力，包括一些主要的全球银行、专业供应商和强劲的本土机构。”</text:p>
      <text:p text:style-name="P4">
声明也指出：“合并不会显著减少欧洲经济区内与其活动重叠的市场竞争”。</text:p>
      <text:p text:style-name="P4">
3月，在瑞士政府的牵线搭桥之下，瑞银集团同意以30亿瑞郎（约43.4亿新元） <text:a xlink:type="simple" xlink:href="https://www.zaobao.com/realtime/world/story20230320-1374312" text:style-name="Internet_20_link" text:visited-style-name="Visited_20_Internet_20_Link">
</text:a>
，并承担高达54亿美元（约73.1亿新元）的亏损。</text:p>
      <text:p text:style-name="P4">
瑞银和瑞信都是监管机构密切关注的30家全球系统性重要的银行之一，瑞信若失败，将波及整个金融系统。</text:p>
      <text:p text:style-name="P4">
Source: <text:a xlink:type="simple" xlink:href="https://www.zaobao.com.sg/realtime/world/story20230525-1398250" text:style-name="Internet_20_link" text:visited-style-name="Visited_20_Internet_20_Link">
https://www.zaobao.com.sg/realtime/world/story20230525-1398250</text:a>
</text:p>
      <!--NEWS-->
      <text:h text:style-name="P10" text:outline-level="1">
<text:span text:style-name="T4">
麦卡锡：美债谈判仍有问题悬而未决</text:span>
</text:h>
      <text:p text:style-name="P4">
Author: 联合早报 (Person)</text:p>
      <text:p text:style-name="P4">
Publisher: 联合早报 (Organization)</text:p>
      <text:p text:style-name="P4">
Published Time: 2023-05-25T23:06</text:p>
      <text:p text:style-name="P4">
Modified Time: 2023-05-25T23:06</text:p>
      <text:p text:style-name="P4">
Description: 美国共和党众议院议长麦卡锡说，美国两党针对提高31.4万亿美元（约42.51万亿新元）债务上限的谈判仍有悬而未决的问题，结局不会让所有人都满意。综合路透社和彭博社报道，麦卡锡星期四...</text:p>
      <text:p text:style-name="P4">
Videos: []</text:p>
      <text:p text:style-name="P4">
Audios: []</text:p>
      <text:p text:style-name="P4">
Images: []</text:p>
      <text:p text:style-name="P4">
Type: NewsArticle</text:p>
      <text:p text:style-name="P4">
Breadcrumbs: ['即时', '国际']</text:p>
      <text:p text:style-name="P4">
Keywords: ['美国', '债务违约', '共和党']</text:p>
      <!--METADATA-->
      <text:p text:style-name="P4">
美国共和党众议院议长麦卡锡说，美国两党针对提高31.4万亿美元（约42.51万亿新元）债务上限的谈判仍有悬而未决的问题，结局不会让所有人都满意。</text:p>
      <text:p text:style-name="P4">
综合路透社和彭博社报道，麦卡锡星期四（5月25日）对媒体说，两党的美债谈判持续到当天零时过后，“我认为我们取得了一些进展，但仍然有问题没有解决。我已经指示我的团队全天候工作，解决这个问题。”</text:p>
      <text:p text:style-name="P4">
他还说：“我不认为最终每个人都会感到满意。现在这个系统就是这么运作的。”</text:p>
      <text:p text:style-name="P4">
美国财政部长耶伦近来已多次警告称， <text:a xlink:type="simple" xlink:href="https://www.zaobao.com/realtime/world/story20230524-1397903" text:style-name="Internet_20_link" text:visited-style-name="Visited_20_Internet_20_Link">
</text:a>
，并敦促两党尽快达成解决方案，避免出现 <text:a xlink:type="simple" xlink:href="https://www.zaobao.com/finance/singapore/story20230521-1396832" text:style-name="Internet_20_link" text:visited-style-name="Visited_20_Internet_20_Link">
</text:a>
 。</text:p>
      <text:p text:style-name="P4">
众议院一些保守派共和党议员对这一说法提出质疑后，耶伦星期三（24日）重申，美政府“极有可能在6月初，甚至可能在6月1日就耗尽用来履行政府所有义务的资金”。</text:p>
      <text:p text:style-name="P4">
当被问及财政部是否可能在6月1日之后，即使不提高债务上限也能履行其债务义务时，麦卡锡说：“总是会有钱进来的。但我把这个问题留给财长来决定。我把6月1日作为最后期限，一直如此。”</text:p>
      <text:p text:style-name="P4">
共和党众议院议员赫恩（KevinHern）则说，他相信在星期五（26日）下午之前达成提高债务上限的协议是“可能的”，“我们离达成协议越来越近了。我认为他们现在要解决的是一些细枝末节……很可能明天就能看到一份协议。”</text:p>
      <text:p text:style-name="P4">
Source: <text:a xlink:type="simple" xlink:href="https://www.zaobao.com.sg/realtime/world/story20230525-1398258" text:style-name="Internet_20_link" text:visited-style-name="Visited_20_Internet_20_Link">
https://www.zaobao.com.sg/realtime/world/story20230525-1398258</text:a>
</text:p>
      <!--NEWS-->
      <text:h text:style-name="P10" text:outline-level="1">
<text:span text:style-name="T4">
季辛吉庆百岁大寿 外交成就评价两极</text:span>
</text:h>
      <text:p text:style-name="P4">
Publisher: 法新社</text:p>
      <text:p text:style-name="P4">
Published Time: 2023-05-26T-1:32:08+00:00</text:p>
      <text:p text:style-name="P4">
Modified Time: 2023-05-26T13:20:05+00:00</text:p>
      <text:p text:style-name="P4">
Description: （法新社华盛顿26日电） 美国外交教父、前国务卿季辛吉的名讳已经成为美国外交同义词，华府菁英祝贺他明天百岁华诞的同时，也有人因这位无情的冷战战士从未面临究责而内心翻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5-26T-1-32-08-00-00/000000.png" xlink:type="simple" xlink:show="embed" xlink:actuate="onLoad" draw:mime-type="image/png"/>
</draw:frame>
</text:p>
      <text:p text:style-name="P4">
季辛吉（Henry Kissinger）曾任美国前总统尼克森（Richard Nixon）与福特（GeraldFord）的国务卿和国家安全顾问，从对共产中国敞开大门，到策划越战终局，再到毫无歉意支持反苏联的独裁者，他发挥的影响力前所未见而且后无来者。</text:p>
      <text:p text:style-name="P4">
学者出身的季辛吉戴着厚厚眼镜，浓厚书卷气有着极高辨识度。他带着母语德语口音，言谈机智，音调却没有抑扬顿挫。尽管如此，即便是最严厉批评者也不得不折服于他的天赋才智。</text:p>
      <text:p text:style-name="P4">
季辛吉主张现实政治，冷酷尖酸地捍卫着权力和国家利益。1977年卸任后，在继任者宣扬道德主义之际，他基本上已经失宠，但他本人却可以说依旧声誉崇隆。</text:p>
      <text:p text:style-name="P4">
百岁生日前，季辛吉在纽约经济俱乐部（Economic Club of NewYork）午餐会上吹蜡烛庆生。他出身的犹太裔家庭逃离纳粹德国落脚于此，季辛吉在当地长大。</text:p>
      <text:p text:style-name="P4">
在百岁生日宴上，季辛吉显示自己的世界观没有改变，他警告美国要保持在「切身利益」范围之内。他告诉在场宾客：「我们必须永远够强大，才能抵抗任何压力。」</text:p>
      <text:p text:style-name="P4">
与大多数美国决策者的观点相反，季辛吉力主俄罗斯已经蒙受战略挫败，呼吁趁势对莫斯科施展外交以促成乌克兰停火。</text:p>
      <text:p text:style-name="P4">
然而，对许多人来说，季辛吉不过是一名没有遭到起诉的战犯，因为他把越战扩大到柬埔寨和寮国、支持智利和阿根廷的军事政变、放行印尼1975年对东帝汶的血腥入侵，并对巴基斯坦在1971年孟加拉国独立战争期间的大规模暴行视而不见。</text:p>
      <text:p text:style-name="P4">
曾为包括智利独裁者皮诺契特（Augusto Pinochet）的受害人在内人士打官司的资深人权律师布罗迪（Reed KalmanBrody）指出：「对我而言，无庸置疑，他的政策造成了数十万人死亡，并且摧毁许多国家的民主。」</text:p>
      <text:p text:style-name="P4">
「他竟能够脱身，我对此感到困惑。」</text:p>
      <text:p text:style-name="P4">
布罗迪表示，将有一宗有关东帝汶的具影响力法律案件，季辛吉在本案中不仅批准入侵，而且确保美国武器继续流向印尼军方。</text:p>
      <text:p text:style-name="P4">
布罗迪还提出一段录音，内容是季辛吉告诉尼克森，已下令空军在柬埔寨轰炸「任何移动的东西」。无差别轰炸平民属战争罪行。</text:p>
      <text:p text:style-name="P4">
已故作家希钦斯（Christopher Hitchens）曾出书呼吁审判季辛吉，理由包括他默许土耳其1974年入侵赛普勒斯。</text:p>
      <text:p text:style-name="P4">
季辛吉1973年和北越谈判代表黎德寿（Le DucTho）共同成为诺贝尔和平奖得主，藉以表彰他们谈判越南停火的贡献。但是黎德寿拒绝接受这个引发争议的和平奖。</text:p>
      <text:p text:style-name="P4">
曾出书谈季辛吉的美国霍夫斯特拉大学（Hofstra University）历史学家艾森柏格（CarolynEisenberg）说：「讽刺的是，他因缔造和平而名垂青史，但是他一直都在造成战争升级，不只在越南，在柬埔寨和寮国也一样。」</text:p>
      <text:p text:style-name="P4">
Source: <text:a xlink:type="simple" xlink:href="https://www.rfi.fr/cn/%E5%9B%BD%E9%99%85%E6%8A%A5%E9%81%93/20230526-%E5%AD%A3%E8%BE%9B%E5%90%89%E5%BA%86%E7%99%BE%E5%B2%81%E5%A4%A7%E5%AF%BF-%E5%A4%96%E4%BA%A4%E6%88%90%E5%B0%B1%E8%AF%84%E4%BB%B7%E4%B8%A4%E6%9E%81" text:style-name="Internet_20_link" text:visited-style-name="Visited_20_Internet_20_Link">
https://www.rfi.fr/cn/%E5%9B%BD%E9%99%85%E6%8A%A5%E9%81%93/20230526-%E5%AD%A3%E8%BE%9B%E5%90%89%E5%BA%86%E7%99%BE%E5%B2%81%E5%A4%A7%E5%AF%BF-%E5%A4%96%E4%BA%A4%E6%88%90%E5%B0%B1%E8%AF%84%E4%BB%B7%E4%B8%A4%E6%9E%81</text:a>
</text:p>
      <!--NEWS-->
      <text:h text:style-name="P10" text:outline-level="1">
<text:span text:style-name="T4">
法石油钜子道达尔年度大会遇抗议 警动用催泪瓦斯</text:span>
</text:h>
      <text:p text:style-name="P4">
Publisher: 法新社</text:p>
      <text:p text:style-name="P4">
Published Time: 2023-05-26T-15:32:08+00:00</text:p>
      <text:p text:style-name="P4">
Modified Time: 2023-05-26T08:05:03+00:00</text:p>
      <text:p text:style-name="P4">
Description: （法新社巴黎26日电） 法国石油巨擘道达尔能源集团（TotalEnergies）今天召开年度大会，遭到关注气候问题的抗议民众闹场，巴黎警方投掷催泪瓦斯驱散人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5-26T-15-32-08-00-00/000000.png" xlink:type="simple" xlink:show="embed" xlink:actuate="onLoad" draw:mime-type="image/png"/>
</draw:frame>
</text:p>
      <text:p text:style-name="P4">
抗议民众坐在位于巴黎高档地段的会场外，试图阻止与会人士进场。警方用扩音器3度发出警告无果后，对抗议民众使用催泪瓦斯。</text:p>
      <text:p text:style-name="P4">
数十名抗议民众响应非政府组织组成的联盟呼吁，天刚破晓便开始聚集在普雷尔（Salle Pleyel）会场周围。</text:p>
      <text:p text:style-name="P4">
民众高呼抗议口号，像是「我们就是要扳倒道达尔」及「（气温升高）1、2、3度，多谢道达尔」。</text:p>
      <text:p text:style-name="P4">
英国石油公司（BP）和壳牌集团（Shell）等其他石油钜子近日召开会议时，也发生类似的抗议行动。</text:p>
      <text:p text:style-name="P4">
石油巨头英国石油公司、壳牌集团、埃克森美孚公司（ExxonMobil）、雪佛龙公司（Chevron）和道达尔本季利润合计超过400亿美元。</text:p>
      <text:p text:style-name="P4">
Source: <text:a xlink:type="simple" xlink:href="https://www.rfi.fr/cn/%E5%9B%BD%E9%99%85%E6%8A%A5%E9%81%93/20230526-%E6%B3%95%E7%9F%B3%E6%B2%B9%E9%92%9C%E5%AD%90%E9%81%93%E8%BE%BE%E5%B0%94%E5%B9%B4%E5%BA%A6%E5%A4%A7%E4%BC%9A%E9%81%87%E6%8A%97%E8%AE%AE-%E8%AD%A6%E5%8A%A8%E7%94%A8%E5%82%AC%E6%B3%AA%E7%93%A6%E6%96%AF" text:style-name="Internet_20_link" text:visited-style-name="Visited_20_Internet_20_Link">
https://www.rfi.fr/cn/%E5%9B%BD%E9%99%85%E6%8A%A5%E9%81%93/20230526-%E6%B3%95%E7%9F%B3%E6%B2%B9%E9%92%9C%E5%AD%90%E9%81%93%E8%BE%BE%E5%B0%94%E5%B9%B4%E5%BA%A6%E5%A4%A7%E4%BC%9A%E9%81%87%E6%8A%97%E8%AE%AE-%E8%AD%A6%E5%8A%A8%E7%94%A8%E5%82%AC%E6%B3%AA%E7%93%A6%E6%96%AF</text:a>
</text:p>
      <!--NEWS-->
      <text:h text:style-name="P10" text:outline-level="1">
<text:span text:style-name="T4">
德俄关系紧张 萧兹盼适当时机与蒲亭通话</text:span>
</text:h>
      <text:p text:style-name="P4">
Publisher: 法新社</text:p>
      <text:p text:style-name="P4">
Published Time: 2023-05-26T-23:32:09+00:00</text:p>
      <text:p text:style-name="P4">
Modified Time: 2023-05-26T06:20:02+00:00</text:p>
      <text:p text:style-name="P4">
Description: （法新社柏林26日电） 德国总理萧兹（Olaf Scholz）说，他计划在「适当时机」与俄罗斯总统蒲亭通话。德俄两国关系自俄乌战争开打后近乎破裂，萧兹有可能藉此与俄罗斯恢复联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5-26T-23-32-09-00-00/000000.png" xlink:type="simple" xlink:show="embed" xlink:actuate="onLoad" draw:mime-type="image/png"/>
</draw:frame>
</text:p>
      <text:p text:style-name="P4">
根据「科隆广讯报」（Koelner Stadt-Anzeiger）今天刊登的访谈内容，萧兹受访时说：「我上次打电话已有一段时间了。不过，我打算在适当时机再度与蒲亭（Vladimir Putin）通话。」</text:p>
      <text:p text:style-name="P4">
这两位领导人上一次通话是在去年12月初。在长达1个小时的通话中，萧兹敦促蒲亭自乌克兰撤出俄军，蒲亭则指控西方奉行「毁灭性」政策。</text:p>
      <text:p text:style-name="P4">
自那之后，莫斯科与柏林之间的紧张关系一再升高，俄罗斯特别不满萧兹政府于今年1月允许向乌克兰运送德制重型战车。</text:p>
      <text:p text:style-name="P4">
萧兹受访时坚称他的目标仍是「积极支持乌克兰」，但「同时防止北大西洋公约组织（NATO）与俄罗斯爆发直接冲突」。</text:p>
      <text:p text:style-name="P4">
他说：「绝对不要单独行事，而是要与我们的朋友和盟国密切协调。」</text:p>
      <text:p text:style-name="P4">
被询及透过谈判停止俄乌冲突的可能性时，萧兹说蒲亭必须了解这场战争无法透过「勉强达成某种脆弱的和平局面」来结束。</text:p>
      <text:p text:style-name="P4">
他说：「例如，把目前的前线变成俄罗斯与乌克兰之间的『边界』。相反地，这是关乎公正的和平，而先决条件是俄罗斯撤军。」</text:p>
      <text:p text:style-name="P4">
莫斯科去年2月挥军全面入侵乌克兰后，俄罗斯与德国的关系降至冰点。侵乌行动与莫斯科削减供应欧洲的天然气，对德国造成特别严重的冲击，因为德国仰赖较平价的俄罗斯能源，来为其经济提供动力。</text:p>
      <text:p text:style-name="P4">
这场冲突促使德国放弃一向奉行的和平主义立场，柏林当局接二连三运送武器协助基辅对抗莫斯科。</text:p>
      <text:p text:style-name="P4">
Source: <text:a xlink:type="simple" xlink:href="https://www.rfi.fr/cn/%E5%9B%BD%E9%99%85%E6%8A%A5%E9%81%93/20230526-%E5%BE%B7%E4%BF%84%E5%85%B3%E7%B3%BB%E7%B4%A7%E5%BC%A0-%E8%90%A7%E5%85%B9%E7%9B%BC%E9%80%82%E5%BD%93%E6%97%B6%E6%9C%BA%E4%B8%8E%E8%92%B2%E4%BA%AD%E9%80%9A%E8%AF%9D" text:style-name="Internet_20_link" text:visited-style-name="Visited_20_Internet_20_Link">
https://www.rfi.fr/cn/%E5%9B%BD%E9%99%85%E6%8A%A5%E9%81%93/20230526-%E5%BE%B7%E4%BF%84%E5%85%B3%E7%B3%BB%E7%B4%A7%E5%BC%A0-%E8%90%A7%E5%85%B9%E7%9B%BC%E9%80%82%E5%BD%93%E6%97%B6%E6%9C%BA%E4%B8%8E%E8%92%B2%E4%BA%AD%E9%80%9A%E8%AF%9D</text:a>
</text:p>
      <!--NEWS-->
      <text:h text:style-name="P10" text:outline-level="1">
<text:span text:style-name="T4">
湖南讨债公司永雄宣布关闭　179名员工异地关押</text:span>
</text:h>
      <text:p text:style-name="P4">
Author: None</text:p>
      <text:p text:style-name="P4">
Publisher: Radio Free Asia (Organization)</text:p>
      <text:p text:style-name="P4">
Published Time: 2023-05-26T01:52:00-04:00</text:p>
      <text:p text:style-name="P4">
Modified Time: 2023-05-26T12:35:30-04:00</text:p>
      <text:p text:style-name="P4">
Description: None</text:p>
      <text:p text:style-name="P4">
Videos: []</text:p>
      <text:p text:style-name="P4">
Audios: ["<text:a xlink:type="simple" xlink:href="https://www.rfa.org/mandarin/yataibaodao/jingmao/gt-052620230152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0" text:anchor-type="as-char" svg:width="6.9236in" svg:height="4.377502in" draw:z-index="0">
<draw:image xlink:href="../Images/rfamandarin/2023-05-26T01-52-00-04-00/000000.png" xlink:type="simple" xlink:show="embed" xlink:actuate="onLoad" draw:mime-type="image/png"/>
</draw:frame>
 安徽警方异地查案，带走永雄集团179人异地关押。 <text:a xlink:type="simple" xlink:href="https://www.rfa.org/mandarin/yataibaodao/jingmao/gt-05262023015225.html/@@images/image" text:style-name="Internet_20_link" text:visited-style-name="Visited_20_Internet_20_Link">
</text:a>
网络截图/古亭提供  <text:a xlink:type="simple" xlink:href="https://www.rfa.org/mandarin/yataibaodao/jingmao/gt-05262023015225.html/@@stream" text:style-name="Internet_20_link" text:visited-style-name="Visited_20_Internet_20_Link">
</text:a>
</text:p>
      <text:p text:style-name="P4">
湖南永雄资产管理集团本周四宣布停业，旗下4家分公司共179名员工近期相继被安徽警方带走调查，其中3人涉嫌寻衅滋事罪被批准逮捕。永雄集团此前催收账款曾遭投诉。知情人士披露，中国公安部督办此案，安徽警方跨省抓人，并且异地羁押。</text:p>
      <text:p text:style-name="P4">
<text:a xlink:type="simple" xlink:href="https://www.rfa.org/mandarin/yataibaodao/kejiaowen/hj-10202020110114.html" text:style-name="Internet_20_link" text:visited-style-name="Visited_20_Internet_20_Link">
 <text:span text:style-name="T4">
数千家属讨债 优胜教育老板跑路谁该负责？</text:span>
 </text:a>
  * <text:span text:style-name="T4">
<text:a xlink:type="simple" xlink:href="https://www.rfa.org/mandarin/zhuanlan/jingmaorediansaomiao/econ-06192020130511.html" text:style-name="Internet_20_link" text:visited-style-name="Visited_20_Internet_20_Link">
 </text:a>
 </text:span>
</text:p>
      <text:p text:style-name="P4">
被称为“中国最大催收（讨债）公司”的湖南永雄资产管理集团本周四发布《告全体员工书》，称因安徽警方跨省执法拘捕179名员工，导致员工活在恐怖之中，加上资金遭冻结，经营难以为继，宣布即日起停业。该集团鼎盛时期员工逾万人，还曾计划赴美上市，创始人曾称今年营收目标超10亿元。不过，员工讨债手法备受争议。</text:p>
      <text:p text:style-name="P4">
据湖南一位因个人安全原因，不愿公开姓名的退休警员周五告诉本台，此案可能是公安部督办案件，不然安徽警方无权到湖南抓走179人：“此案由安徽警方接手，而不是湖南警方处置，表明永雄公司和湖南官场与警方，有着千丝万缕的联系。当局异地办案是为了排除干扰。这是公安部督办的案件。”</text:p>
      <text:p text:style-name="P4">
湖南一位前派出所副所长李先生接受本台采访时说，永雄公司讨债员采取带有黑社会性质的恐吓手段追债，早已引起北京方面关注，但湖南警方却长期无动于衷。他说，，随着中国民营经济淡出市场，这些追债公司的业务日趋萎缩，已经没有存在的价值：“它这个（公司）追债是带有黑社会性质，如果说它做大做强做出名，背后没有官方的背景那是不可能的，早就把它打掉了。多年前，北京有一个拦截访民的保安公司叫安元鼎，也是带黑社会性质的，它也是正规公司，它和政府合作，政府不方便出面时，由它出面。”</text:p>
      <text:p text:style-name="P4">
<text:span text:style-name="T4">
公安部督办 被捕员工涉黑异地关押</text:span>
</text:p>
      <text:p text:style-name="P4">
据红星新闻报道，5月25日，记者致电安徽省公安厅，询问永雄集团案件详情，相关部门回复称：“该案件正在侦办过程中。”报道还称，湖北首义律师事务所吴正平律师认为，警方异地侦办案件可以排除干扰；排除阻力；有利于查清事实。</text:p>
      <text:p text:style-name="P4">
第一财经网站报道，2023年永雄集团将力争实现人员规模稳定一万人以上、年营收十亿元以上、年上缴税收一亿元以上、新增客户单位十家以上等年度任务目标。不过，近年来，永雄集团因催收事件多次陷入舆论的风口浪尖。有媒体统计，截至5月22日，永雄集团在黑猫投诉平台的投诉量达到153件，当中不乏“短信威胁”“电话轰炸”“爆通讯录”“骚扰他人”等投诉。甚至还有投诉永雄冒充公检法人员的情况。</text:p>
      <text:p text:style-name="P4">
<draw:frame draw:style-name="fr1" draw:name="Image131" text:anchor-type="as-char" svg:width="6.9236in" svg:height="5.404254in" draw:z-index="0">
<draw:image xlink:href="../Images/rfamandarin/2023-05-26T01-52-00-04-00/000001.png" xlink:type="simple" xlink:show="embed" xlink:actuate="onLoad" draw:mime-type="image/png"/>
</draw:frame>
永雄集团5月25日发出的致全体员工书（该公司官方微博截图）  <text:a xlink:type="simple" xlink:href="https://www.rfa.org/mandarin/yataibaodao/jingmao/gt-05262023015225.html/m0526-gtp2.png" text:style-name="Internet_20_link" text:visited-style-name="Visited_20_Internet_20_Link">
</text:a>
</text:p>
      <text:p text:style-name="P4">
<text:span text:style-name="T4">
永雄公司分支机构覆盖20多个省市</text:span>
</text:p>
      <text:p text:style-name="P4">
时事评论人士王正认为，讨债公司人员许多行追债为和法警执行判决结果有相似之处，未来追债可能直接由法院负责，这对政府也是一笔可观的收入。他对本台说：“他们（讨债公司）触及到法院执行庭制度，这块‘蛋糕’，法院是要把它收回了。以后对债务纠纷可能是当事人向法院起诉，由法院执行追债。追数公司未来可能跟法院合作。”</text:p>
      <text:p text:style-name="P4">
永雄集团号称“国内最大”的催收公司，其官网显示，该公司成立于2014年4月，总部位于湖南长沙，分支机构覆盖全国二十多座城市，业务涉及信用卡、消费金融等个人信贷不良资产管理领域。2019年，永雄集团曾向美国证监会递交上市申请，后又撤回申请。</text:p>
      <text:p text:style-name="P4">
目前，中国有三千多家催收公司，其中永雄集团员工由疫情前的一万七千人减少到目前三千人左右。</text:p>
      <text:p text:style-name="P4">
记者：古亭 责编：陈美华、许书婷、嘉远 网编：洪伟</text:p>
      <text:p text:style-name="P4">
Source: <text:a xlink:type="simple" xlink:href="https://www.rfa.org/mandarin/yataibaodao/jingmao/gt-05262023015225.html" text:style-name="Internet_20_link" text:visited-style-name="Visited_20_Internet_20_Link">
https://www.rfa.org/mandarin/yataibaodao/jingmao/gt-05262023015225.html</text:a>
</text:p>
      <!--NEWS-->
      <text:h text:style-name="P10" text:outline-level="1">
<text:span text:style-name="T4">
中國商務部長王文濤見雷蒙多 中美破冰關鍵？</text:span>
</text:h>
      <text:p text:style-name="P4">
Author: None (Language: zh)</text:p>
      <text:p text:style-name="P4">
Publisher: None</text:p>
      <text:p text:style-name="P4">
Time: 2023-05-26T01:55:00Z</text:p>
      <text:p text:style-name="P4">
Description: 目前正在美國參加亞太經合組織（APEC）貿易部長會議的中國商務部長王文濤，週四已與美國商務部長雷蒙多會晤，期間還預計會見美國貿易代表戴琪——這被認為將是中美關係能否回暖的第一個晴雨表。</text:p>
      <text:p text:style-name="P4">
Videos: []</text:p>
      <text:p text:style-name="P4">
Images: ["<text:a xlink:type="simple" xlink:href="https://static.dw.com/image/65738954_303.jpg" text:style-name="Internet_20_link" text:visited-style-name="Visited_20_Internet_20_Link">
65738954_303.jpg</text:a>
", "<text:a xlink:type="simple" xlink:href="https://static.dw.com/image/58223660_401.jpg" text:style-name="Internet_20_link" text:visited-style-name="Visited_20_Internet_20_Link">
58223660_401.jpg</text:a>
", "<text:a xlink:type="simple" xlink:href="https://static.dw.com/image/62238357_401.jpg" text:style-name="Internet_20_link" text:visited-style-name="Visited_20_Internet_20_Link">
62238357_401.jpg</text:a>
"]</text:p>
      <text:p text:style-name="P4">
Subject: 时政风云</text:p>
      <text:p text:style-name="P4">
Subjects: ['德中关系', '南希·佩洛西', '奥巴马', '汉诺威工业博览会', '专题报道：习近平访美', '岛屿主权争端', '专题报道：全景观看“习马会”', '中国', '中共十九大', '美国']</text:p>
      <text:p text:style-name="P4">
Keywords: ['中国', '美国', '王文涛', '雷蒙多', '戴琪', '中美关系', '经济', '贸易']</text:p>
      <text:p text:style-name="P4">
ID: 65738924</text:p>
      <!--METADATA-->
      <text:p text:style-name="P4">
<text:a xlink:type="simple" xlink:href="https://www.dw.com/zh/overlay/image/article/65738924/65738954" text:style-name="Internet_20_link" text:visited-style-name="Visited_20_Internet_20_Link">
 <draw:frame draw:style-name="fr1" draw:name="Image132" text:anchor-type="as-char" svg:width="6.9236in" svg:height="3.896998in" draw:z-index="0">
<draw:image xlink:href="../Images/dwzh/2023-05-26T01-55-00Z/65738954_303.jpg" xlink:type="simple" xlink:show="embed" xlink:actuate="onLoad" draw:mime-type="image/jpeg"/>
</draw:frame>
</text:a>
</text:p>
      <text:p text:style-name="P4">
王文濤資料照片。</text:p>
      <text:p text:style-name="P4">
（德國之聲中文網）中國商務部長王文濤與美國商務部長雷蒙多（GinaRaimondo）週四（5月25日）在華府舉行了會晤。中國商務部發布聲明表示，雙方就中美經貿關係和共同關心的經貿問題進行了「坦誠、專業、建設性的交流」。中方就美方的對華經貿政策、半導體政策、出口管制、對外投資審查等表達重點關切。</text:p>
      <text:p text:style-name="P4">
美國商務部的聲明則另指出，雷蒙多與王文濤會晤時，也對中國近期對在中國經營的美國公司採取的一系列行動表示擔憂。</text:p>
      <text:p text:style-name="P4">
王文濤與雷蒙多的會晤，是拜登執政以來，中美官員在美國首都舉行的第一次內閣級會晤。中國商務部聲明表示，「雙方同意建立溝通渠道，就具體經貿關切和合作事項保持和加強交流。」</text:p>
      <text:p text:style-name="P4">
據中國商務部稱，王文濤本週稍早已在上海會見多名美國企業代表，包括嬌生（Johnson &amp;Johnson）、3M、陶氏（Dow）、默克（Merck）和霍尼韋爾（Honeywell），並向他們表示：「中國將持續歡迎美資企業在中國發展，實現共贏。」</text:p>
      <text:p text:style-name="P4">
本月稍早，美國商務部長雷蒙多也在華盛頓會見了中國美國商會 （American Chamber of Commerce in the People'sRepublic of China）代表團。知情人士透露，期間她聽取了美國企業代表對 <text:a xlink:type="simple" xlink:href="https://www.dw.com/zh/zh/中國加強反間諜-諮詢公司涉危害國安遭查/a-65557271" text:style-name="Internet_20_link" text:visited-style-name="Visited_20_Internet_20_Link">
</text:a>
 的擔憂。</text:p>
      <text:p text:style-name="P4">
<draw:frame draw:style-name="fr1" draw:name="Image133" text:anchor-type="as-char" svg:width="6.9236in" svg:height="3.896998in" draw:z-index="0">
<draw:image xlink:href="../Images/dwzh/2023-05-26T01-55-00Z/58223660_401.jpg" xlink:type="simple" xlink:show="embed" xlink:actuate="onLoad" draw:mime-type="image/jpeg"/>
</draw:frame>
</text:p>
      <text:p text:style-name="P4">
雷蒙多與王文濤會晤時，也對中國近期對在中國經營的美國公司採取的一系列行動表示擔憂。</text:p>
      <text:p text:style-name="P4">
據知情人士說法，雷蒙多表示，她將向中方表明，美國政府政策的目的本質上是為了降低風險，而不是與中國脫鉤。雷蒙多向代表團表示，她有意在雙方都能接受的條件下，推動經濟關係向前發展，並期待今年稍晚能夠出訪中國。</text:p>
      <text:p text:style-name="P4">
今年初的「間諜氣球」事件後，中美關係不斷惡化，中美經貿關係也多有波折。中國日前以國安風險為由， <text:a xlink:type="simple" xlink:href="https://www.dw.com/zh/zh/中國封殺美光-美反對無事實根據的限制/a-65693360" text:style-name="Internet_20_link" text:visited-style-name="Visited_20_Internet_20_Link">
</text:a>
。此前，中國對多家美國諮詢顧問公司進行突擊檢查。</text:p>
      <text:p text:style-name="P4">
日前落幕的七國集團（G7）峰會上，成員國領導人抨擊中國的「經濟脅迫」，表示將與這個世界第二大經濟體 <text:a xlink:type="simple" xlink:href="https://www.dw.com/zh/zh/g7联合公报政策方针不是为了伤害中国/a-65684805" text:style-name="Internet_20_link" text:visited-style-name="Visited_20_Internet_20_Link">
</text:a>
 。</text:p>
      <text:h text:style-name="P12" text:outline-level="3">
<text:span text:style-name="T4">
預計將見戴琪</text:span>
</text:h>
      <text:p text:style-name="P4">
王文濤此行赴美，是為了參加25日、26日在底特律舉行的亞太經合組織（APEC）貿易部長會議。中國商務部發言人束珏婷25日證實，王文濤參加APEC會議期間，還將會見美國貿易代表戴琪（KatherineTai）。</text:p>
      <text:p text:style-name="P4">
本週稍早，戴琪曾向《南華早報》表示，希望在APEC會議上見到王文濤。截至目前，美國貿易代表辦公室尚未確認戴琪與王文濤的會晤。白宮發言人柯比（JohnKirby）24日表示，關於與戴琪的會晤，討論仍在繼續。</text:p>
      <text:p text:style-name="P4">
路透社報導，美國兩大工會領導人25日在APEC貿易部長會議上表示，美國與中國等國家的貿易政策，必須在工人需求與企業利潤之間取得更公平的平衡。美國汽車工人聯合會主席費恩（ShawnFain）表示，他們並不是反對貿易，而是反對單方面的貿易，直指美國與中國的貿易並不平衡。</text:p>
      <text:p text:style-name="P4">
在與戴琪、費恩討論勞工在貿易政策中的作用時，美國勞工聯合會產業工會（AFL-CIO）秘書長弗雷德蒙（FrederickRedmond）則強硬表示：「我們不期望戴琪大使對中國的侵占讓步一寸。」</text:p>
      <text:p text:style-name="P4">
<draw:frame draw:style-name="fr1" draw:name="Image134" text:anchor-type="as-char" svg:width="6.9236in" svg:height="3.896998in" draw:z-index="0">
<draw:image xlink:href="../Images/dwzh/2023-05-26T01-55-00Z/62238357_401.jpg" xlink:type="simple" xlink:show="embed" xlink:actuate="onLoad" draw:mime-type="image/jpeg"/>
</draw:frame>
</text:p>
      <text:p text:style-name="P4">
有美媒分析，經過數個月以來的互相指責，美中關係正要進入新階段。</text:p>
      <text:h text:style-name="P12" text:outline-level="3">
<text:span text:style-name="T4">
美中破冰點？</text:span>
</text:h>
      <text:p text:style-name="P4">
APEC貿易部長會議登場前，《華爾街日報》刊載報導分析，經過數個月以來的互相指責，美中關係正要進入新階段。王文濤與雷蒙多的會晤可能會決定這兩個大國，是否能夠恢復「間諜氣球」事件以前的高層交流。</text:p>
      <text:p text:style-name="P4">
一位匿名美國官員向該報透露，北京近期試探性地恢復與華盛頓的外交關係，部分原因是中國領導人認為目前處於更有利的位置。習近平陸續接待了多名歐洲領導人，試圖分裂西方聯盟，並與巴西總統建立了牢固的貿易關係。該美國官員說道：「他們認為我們看起來不太好。」</text:p>
      <text:p text:style-name="P4">
「這一刻是一個機會，但卻是一個脆弱的時刻。」歐巴馬政府前高級國家安全官員、現任喬治城大學教授的梅代羅斯（EvanMedeiros）向該報表示：「即使競爭正在加劇，北京和華盛頓仍將努力重建基本的溝通渠道。」</text:p>
      <text:p text:style-name="P4">
本週，在懸缺了數個月之後， <text:a xlink:type="simple" xlink:href="https://www.dw.com/zh/zh/中國駐美大使懸缺多時-謝鋒抵美履新/a-65714756" text:style-name="Internet_20_link" text:visited-style-name="Visited_20_Internet_20_Link">
 </text:a>
；月初，美國國家安全顧問沙利文（JakeSullivan）與中國最高外交官王毅在維也納舉行了為期2天的會談；美國總統拜登在本月的G7峰會後直言，他認為美國與中國的關係將很快 <text:a xlink:type="simple" xlink:href="https://www.dw.com/zh/zh/美中關係低谷逢春拜登很快解凍/a-65693328" text:style-name="Internet_20_link" text:visited-style-name="Visited_20_Internet_20_Link">
</text:a>
 ，並暗示自己可能將與習近平再次對話。</text:p>
      <text:p text:style-name="P4">
（綜合報導）</text:p>
      <text:p text:style-name="P4">
<text:span text:style-name="T5">
© 2023年 德國之聲版權聲明：本文所有內容受到著作權法保護，如無德國之聲特別授權，不得擅自使用。任何不當行為都將導致追償，並受到刑事追究。</text:span>
</text:p>
      <text:p text:style-name="P4">
Source: <text:a xlink:type="simple" xlink:href="https://www.dw.com/zh/中國商務部長王文濤見雷蒙多-中美破冰關鍵？/a-65738924" text:style-name="Internet_20_link" text:visited-style-name="Visited_20_Internet_20_Link">
https://www.dw.com/zh/中國商務部長王文濤見雷蒙多-中美破冰關鍵？/a-65738924?maca=chi-rss-chi-all-1127-rdf</text:a>
</text:p>
      <!--NEWS-->
      <text:h text:style-name="P10" text:outline-level="1">
<text:span text:style-name="T4">
客座評論﹕器官毛毯都是國安問題</text:span>
</text:h>
      <text:p text:style-name="P4">
Author: None (Language: zh)</text:p>
      <text:p text:style-name="P4">
Publisher: None</text:p>
      <text:p text:style-name="P4">
Time: 2023-05-26T02:48:00Z</text:p>
      <text:p text:style-name="P4">
Description: 旅居台灣的香港媒體人曾志豪觀察，中港建立器官移植互助機制後，港人大量取消器官捐贈，以及「國泰空姐事件」背後更深層的是「中港矛盾」。而香港高官未能體察民意卻總是迎合北京的說法，只會讓這個現象更加惡化。</text:p>
      <text:p text:style-name="P4">
Videos: []</text:p>
      <text:p text:style-name="P4">
Images: ["<text:a xlink:type="simple" xlink:href="https://static.dw.com/image/64069222_303.jpg" text:style-name="Internet_20_link" text:visited-style-name="Visited_20_Internet_20_Link">
64069222_303.jpg</text:a>
", "<text:a xlink:type="simple" xlink:href="https://static.dw.com/image/61637115_401.jpg" text:style-name="Internet_20_link" text:visited-style-name="Visited_20_Internet_20_Link">
61637115_401.jpg</text:a>
"]</text:p>
      <text:p text:style-name="P4">
Subject: 时政风云</text:p>
      <text:p text:style-name="P4">
Subjects: []</text:p>
      <text:p text:style-name="P4">
Keywords: ['中港矛盾', '国泰空姐', '器官捐赠', '李家超']</text:p>
      <text:p text:style-name="P4">
ID: 65738977</text:p>
      <!--METADATA-->
      <text:p text:style-name="P4">
<text:a xlink:type="simple" xlink:href="https://www.dw.com/zh/overlay/image/article/65738977/64069222" text:style-name="Internet_20_link" text:visited-style-name="Visited_20_Internet_20_Link">
 <draw:frame draw:style-name="fr1" draw:name="Image135" text:anchor-type="as-char" svg:width="6.9236in" svg:height="3.896998in" draw:z-index="0">
<draw:image xlink:href="../Images/dwzh/2023-05-26T02-48-00Z/64069222_303.jpg" xlink:type="simple" xlink:show="embed" xlink:actuate="onLoad" draw:mime-type="image/jpeg"/>
</draw:frame>
</text:a>
</text:p>
      <text:p text:style-name="P4">
國泰空姐事件後，根據搭乘有關班級的乘客回報，國泰航班上的語音播報已經是普通話、粵語和英語三語播報。</text:p>
      <text:p text:style-name="P4">
（德國之聲中文網）香港人不曾想過，有這麼一天，自己身體的器官，居然沒有自主權，自己和同事之間的嬉笑，會驚動特首和《人民日報》的招呼。最難以置信的是，器官和毛毯居然可能涉及「國家安全」，即是有一天，國安公署執法人員上門拉人，理由可能是「你是否<text:a xlink:type="simple" xlink:href="https://www.dw.com/zh/zh/国泰事件中国网络反崇洋媚外浪潮高涨/a-65732354" text:style-name="Internet_20_link" text:visited-style-name="Visited_20_Internet_20_Link">
 </text:a>
 以及不願意捐器官給大陸同胞使用？」</text:p>
      <text:p text:style-name="P4">
就像 <text:a xlink:type="simple" xlink:href="https://www.dw.com/zh/zh/罗杰叔叔youtube上发视频回应被中国封杀/a-65710227" text:style-name="Internet_20_link" text:visited-style-name="Visited_20_Internet_20_Link">
 </text:a>
 ， <text:a xlink:type="simple" xlink:href="https://www.dw.com/zh/zh/长平观察两条感觉受到侮辱的野狗/a-65730016" text:style-name="Internet_20_link" text:visited-style-name="Visited_20_Internet_20_Link">
</text:a>
，怪不得他們可以監聽到國泰空服人員在休息室的對話了。</text:p>
      <text:p text:style-name="P4">
兩宗看似風馬牛不相及的新聞，其實都有一個相同的本質在背後﹕中港矛盾。</text:p>
      <text:p text:style-name="P4">
器官捐贈中港互通，香港政府希望把香港和國家的器官捐贈庫互通有無，這表面看起來是醫療問題，但很快變成了政治問題。</text:p>
      <text:p text:style-name="P4">
因為香港人對內地的醫療體系超級不信任，特別是器官移植這一部份，以往聽聞太多「死囚身上取器官」、「器官買賣」，香港人對此很有戒心，擔憂自己的器官到底會落入什麼人手中？或者流入買賣市場？或者移入自己身體的器官，來源到底清白自願還是「被同意」？</text:p>
      <text:p text:style-name="P4">
這一切，都是很合理的懷疑。</text:p>
      <text:p text:style-name="P4">
但偏偏，香港政府覺得背後是反對派借故搞事的陰謀。</text:p>
      <text:p text:style-name="P4">
最早提出中港器官互通的，是醫衛局新貴盧寵茂，他在2022年的一次「內地心臟捐贈救活香港初生女童芷希」的事件後，馬上提出研究香港內地器官互通機制。</text:p>
      <text:p text:style-name="P4">
當時記者問到「香港醫療界對這個建議有保留」，他即時反問﹕「係邊個醫學界先？我唔希望用咗呢啲咁樣嘅聲音代表全香港嘅醫學界，我希望呢啲正面嘅聲音能夠更加出到來，去到支持呢樣嘢，幫到更加多香港市民。」大意是，他不希望有醫學界人批評這個中港互通方向。</text:p>
      <text:p text:style-name="P4">
這有點像當日《逃犯條例》修訂的時候，不少法律界人士都提出理性的疑問，結果換來政府的政治打壓，視反對聲音為「抹黑內地司法」、「唱衰內地法治環境」等。只不過今次是「法律」換成「醫療」罷了。</text:p>
      <text:p text:style-name="P4">
當政府將批評聲音視為「敵人」，那香港人當然也只能「自保」，於是有人提出，既然無力抗拒互通，那至少我本人不參加互通計劃可以了吧？於是有人提議取消器官捐贈的登記，不把自己的器官納入系統，也就不會送上大陸使用。結果由於大量人士取消器官捐贈，甚至出現未有登記仍然申請取消的例子，特首居然視為「不尋常」，大肆批評「個別人士肆意貶損兩地建立恆常器官移植互助機制的積極意義，實為蔑視兩地同胞血濃於水及過往各種無私捐獻互助，以至內地無私捐贈器官挽救本港病人生命案例的事實。」</text:p>
      <text:p text:style-name="P4">
用「血濃於水」和「大愛精神」的大帽子壓下來，更加深了整件事的「中港矛盾」。血濃於水，就不能不捐器官嗎？大愛精神，就不能「器官」自主，沒想到香港人已經不能決定誰是特首，現在連自己的心肝何去何從也不能掌握。</text:p>
      <text:p text:style-name="P4">
退一萬步，就算香港人真的不願意向內地捐贈器官，這最多是一個教育問題，為什麼會變成警察立案調查的方向呢？勉強無幸福，器官捐贈講究是「自願」，而不是情緒勒索，動輒便扣一頂「血濃於水」或國家安全的帽子。</text:p>
      <text:p text:style-name="P4">
<draw:frame draw:style-name="fr1" draw:name="Image136" text:anchor-type="as-char" svg:width="6.9236in" svg:height="3.896998in" draw:z-index="0">
<draw:image xlink:href="../Images/dwzh/2023-05-26T02-48-00Z/61637115_401.jpg" xlink:type="simple" xlink:show="embed" xlink:actuate="onLoad" draw:mime-type="image/jpeg"/>
</draw:frame>
</text:p>
      <text:p text:style-name="P4">
根據香港民意研究所最新調查顯示，特首李家超的民望評分為56.9分，但有一成受訪者給他0分。</text:p>
      <text:h text:style-name="P12" text:outline-level="3">
<text:span text:style-name="T4">
這些香港人「有罪」</text:span>
</text:h>
      <text:p text:style-name="P4">
話音方落，另一宗 <text:a xlink:type="simple" xlink:href="https://www.dw.com/zh/zh/國泰航空遭指歧視中國客-官媒重拳整頓/a-65715856" text:style-name="Internet_20_link" text:visited-style-name="Visited_20_Internet_20_Link">
 </text:a>
 突然爆發。</text:p>
      <text:p text:style-name="P4">
話說國泰航空一班由成都飛往香港的航機，發生了「歧視旅客」事件。一名旅客在小紅書檢舉，「國泰空服員在飛行過程中，不間斷使用英語、粵語抱怨乘客：「Youcannot speak blanket, you cannot have it（你不會講毛毯就拿不到毛毯）」、「Carpet is on thefloor（地毯是在地上的）」。檢舉的網友猜測，可能是「前排旅客努力使用自己會的英文單詞想要向這些『只會英文的』乘務員拿毛毯，結果反被取笑。」檢舉者偷錄了空姐的抱怨對話，網上播放，輿論炸鍋，認定國泰空姐歧視內地人不懂說英語，要求罷坐。</text:p>
      <text:p text:style-name="P4">
國泰航空迅速道歉甚至即時解僱涉案三名空姐，特區高官包括特首李家超也火速讉責空姐的不當行為，「相當痛心」云云。《人民日報》的「俠客島」也大字痛批，提升到政治層面，甚麼「國泰母公司有英資背景」、「部分人的國族認同偏差」、「內地遊客是香港服務業的衣食父母」、「崇拜英語而看不起普通話的逆流，勢必將湮滅於歷史大潮」。甚至突然強調事件背景是「香港局勢由亂轉治已3年的2023年」。</text:p>
      <text:p text:style-name="P4">
香港人一下子便明白到，又一場打壓香港人生存地位的政治風暴來臨。內地在政治上已經取得壓倒勝利，但仍然覺得香港人在文化上，或者意識形態上，仍未完全認同中國，也就所謂「心理上未回歸」。</text:p>
      <text:p text:style-name="P4">
官方認為，香港人推崇英文、不講或者看不起普通話，都是「心理上抗拒回歸拒絕做中國人」的表現。所以國泰事件一爆發，便讓有心人借題發揮，香港政府又全面配合，在事件完全未有查證之下，便指責國泰空服人員的表現。這其實很符合特首的角色，就是配合北京去打壓香港人的生存地位，只要有任何中港矛盾，錯的一方都一定是香港人，以前內地自由行對香港的生活影響、搶奶粉搶床位，只要香港有人抱怨，都會被特區官員指責「歧視內地同胞」。</text:p>
      <text:p text:style-name="P4">
加上特區政府為了迎合上意，尊普通話而貶損英語或廣東話的政策，早晚出現。香港平等機會委員會也在沒有任何證據、沒有公平調查下，認定涉案空姐「間接歧視」，並指出由於空姐和乘客都是同一民族的人，在現行平等機會的歧視條例中未能處理，呼籲政府應研究「族內歧視」。港人大感不安，因為中港矛盾尖銳，會否日後大陸遊客問路，香港人不說普通話回應，然後面露不悅神情，已經構成「歧視」觸犯法例？</text:p>
      <text:p text:style-name="P4">
香港人為何對國泰事件如此憤怒，因為大家都看到，有人借題發揮，針對的不是三名空姐，而是全港尚未臣服的香港市民。說英語是罪、不懂說普通話是罪、對洋人有禮貌是罪、對大陸同胞不夠熱情是罪、不想捐器官給大陸同胞是罪、不想到大灣區發展也是罪、記得起六四也是罪……身為<text:a xlink:type="simple" xlink:href="https://www.dw.com/zh/zh/对年轻人失去吸引力-香港警队再度降低入职要求/a-65723586" text:style-name="Internet_20_link" text:visited-style-name="Visited_20_Internet_20_Link">
 </text:a>
 ，由器官到一條毛毯，都有罪。</text:p>
      <text:p text:style-name="P4">
<text:span text:style-name="T5">
曾志豪是香港媒體人，曾任職香港電台，擔任時事諷刺節目《頭條新聞》主持人。目前旅居台灣。</text:span>
</text:p>
      <text:p text:style-name="P4">
<text:span text:style-name="T5">
德國之聲致力於為您提供客觀中立的新聞報導，以及展現多種角度的評論分析。文中評論及分析僅代表作者或專家個人立場。</text:span>
</text:p>
      <text:p text:style-name="P4">
Source: <text:a xlink:type="simple" xlink:href="https://www.dw.com/zh/客座評論﹕器官毛毯都是國安問題/a-65738977" text:style-name="Internet_20_link" text:visited-style-name="Visited_20_Internet_20_Link">
https://www.dw.com/zh/客座評論﹕器官毛毯都是國安問題/a-65738977?maca=chi-rss-chi-all-1127-rdf</text:a>
</text:p>
      <!--NEWS-->
      <text:h text:style-name="P10" text:outline-level="1">
<text:span text:style-name="T4">
美国对台启动五亿美元军援　首批刺针导弹抵台</text:span>
</text:h>
      <text:p text:style-name="P4">
Author: None</text:p>
      <text:p text:style-name="P4">
Publisher: Radio Free Asia (Organization)</text:p>
      <text:p text:style-name="P4">
Published Time: 2023-05-26T04:18:00-04:00</text:p>
      <text:p text:style-name="P4">
Modified Time: 2023-05-26T14:31:48-04:00</text:p>
      <text:p text:style-name="P4">
Description: None</text:p>
      <text:p text:style-name="P4">
Videos: []</text:p>
      <text:p text:style-name="P4">
Audios: ["<text:a xlink:type="simple" xlink:href="https://www.rfa.org/mandarin/yataibaodao/gangtai/hx2-0526202304182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7" text:anchor-type="as-char" svg:width="6.9236in" svg:height="4.612011in" draw:z-index="0">
<draw:image xlink:href="../Images/rfamandarin/2023-05-26T04-18-00-04-00/000000.png" xlink:type="simple" xlink:show="embed" xlink:actuate="onLoad" draw:mime-type="image/png"/>
</draw:frame>
图为2021年美军在俄亥俄州的军事基地开放日让民众接触FIM-92肩射式刺针防空飞弹。 <text:a xlink:type="simple" xlink:href="https://www.rfa.org/mandarin/yataibaodao/gangtai/hx2-05262023041821.html/@@images/image" text:style-name="Internet_20_link" text:visited-style-name="Visited_20_Internet_20_Link">
</text:a>
美国国防部新闻网站 DVIDS  <text:a xlink:type="simple" xlink:href="https://www.rfa.org/mandarin/yataibaodao/gangtai/hx2-05262023041821.html/@@stream" text:style-name="Internet_20_link" text:visited-style-name="Visited_20_Internet_20_Link">
</text:a>
</text:p>
      <text:p text:style-name="P4">
台湾国防部证实，美国对台启动五亿美元军援行动，首批刺针防空导弹已运抵台湾，并由军方接收。</text:p>
      <text:p text:style-name="P4">
<text:a xlink:type="simple" xlink:href="https://www.rfa.org/mandarin/Xinwen/st-05082023024059.html" text:style-name="Internet_20_link" text:visited-style-name="Visited_20_Internet_20_Link">
 <text:span text:style-name="T4">
美拟采乌克兰模式军援台湾五亿美元武器 邱国正证实洽谈中</text:span>
 </text:a>
  * <text:span text:style-name="T4">
<text:a xlink:type="simple" xlink:href="https://www.rfa.org/mandarin/yataibaodao/gangtai/hx1-03022023100322.html" text:style-name="Internet_20_link" text:visited-style-name="Visited_20_Internet_20_Link">
 </text:a>
 </text:span>
</text:p>
      <text:p text:style-name="P4">
美国政府2019年宣布售台FIM-92肩射式刺针防空导弹，延宕至今。据台湾媒体报导，有波音货机5月24日深夜抵达桃园机场，载运一批美方援台FIM-92肩射式剌针防空导弹由台湾军方接收。台湾国防部25日对此低调证实。</text:p>
      <text:p text:style-name="P4">
这批导弹并非台湾采购的项目，而是美国国防部长奥斯汀（Lloyd Austin）日前所指，美国政府动用“总统拨款权”计划向台湾提供五亿美元的军事援助。</text:p>
      <text:p text:style-name="P4">
<text:span text:style-name="T4">
美方动用"总统拨款权"军援台湾</text:span>
</text:p>
      <text:p text:style-name="P4">
奥斯汀16日在国会听证会说，“为台湾提供重大的额外安全援助”。台湾的国防部战规司长李世强25日说，援助品项先前已确定且都是现货，最近就会开始进行。</text:p>
      <text:p text:style-name="P4">
台湾的国防安全研究院所长沈明室26日接受自由亚洲电台采访指出，“台湾为了因应中共直升机威胁，跟美国订购的一些武器还没送抵。拜登用总统拨款法案先提供刺针导弹，等于权衡乌克兰需求和目前台湾国防防卫最急迫项目。”</text:p>
      <text:p text:style-name="P4">
沈明室表示，美方先从库存寻找，美方初期军援乌克兰的标枪导弹、刺针导弹发挥很大功能，如今乌克兰已获得爱国者飞弹系统，俄乌战已进入大型战争，对刺针导弹需求已足或相较没那么迫切。</text:p>
      <text:p text:style-name="P4">
台湾的中华战略前瞻协会研究员揭仲接受自由亚洲电台采访也指出，台湾军方争取购买刺针导弹超过二十年，美方原本拒绝出售，特朗普时期决定出售，但碰上俄乌战争优先将库存援助乌克兰和北约盟国。</text:p>
      <text:p text:style-name="P4">
针对美方此时对台首批军援，揭仲研判这并非情报显示即将开战，否则军援绝不会只有这些，最主要还是希望稳定台湾内部对美国的信任。</text:p>
      <text:p text:style-name="P4">
<text:span text:style-name="T4">
美方军援有助</text:span>
 <text:span text:style-name="T4">
缓</text:span>
 <text:span text:style-name="T4">
解台湾内部"疑美论"声浪</text:span>
</text:p>
      <text:p text:style-name="P4">
揭仲说：“美国印太战略希望中国周边各国和美国保持高度密切合作，如果台湾民众因为军售迟交无法解决产生对美国的怀疑，对确保台美在重大议题合作会有顾虑。美国国会一定希望美国行政部门先采取一些行动，这一定也对民进党政府的选情跟声望有帮助。”</text:p>
      <text:p text:style-name="P4">
揭仲指出，刺针导弹是单兵肩射，单兵就可操作，近距离、极低空，射程五至十公里：“以往我们没有这种防空导弹，使得基层步兵缺乏野战防空能力。基层部队在第一线时，若遭遇敌人武装直升机、战斗机攻击，无法得到绵密有效的防空掩护。”</text:p>
      <text:p text:style-name="P4">
揭仲说：“美国总统把台湾在武器分配的顺位上应是稍微提前了一点，所以才能在现状下先拨一些库存给我们。要观察这是目前在这案子上的特例，还是以后中华民国的顺位都提前了？”</text:p>
      <text:p text:style-name="P4">
沈明室提及，冷战时期，美国也曾对台采取军事援助，提供武器系统、弹药给台湾，台湾不用付费。美台断交后有《台湾关系法》，军售武器弹药台湾多年，美台没有恢复邦交，也没有签署任何防卫协定。美国去年以《国防授权法》方式，通过国防预算附带决议，未来五年以一年二十亿美元，五年共一百亿美元对台军事援助；其中每年有一半是通过“总统拨款法案”援助。所以有今年第一批五亿美元军事援助开始执行，未来可能再援助标枪导弹和托式导弹。</text:p>
      <text:p text:style-name="P4">
<draw:frame draw:style-name="fr1" draw:name="Image138" text:anchor-type="as-char" svg:width="6.9236in" svg:height="3.930818in" draw:z-index="0">
<draw:image xlink:href="../Images/rfamandarin/2023-05-26T04-18-00-04-00/000001.png" xlink:type="simple" xlink:show="embed" xlink:actuate="onLoad" draw:mime-type="image/png"/>
</draw:frame>
北约防卫学院校长里提曼中将今年三月底秘密访问台湾（NATO Defense College 脸书）  <text:a xlink:type="simple" xlink:href="https://www.rfa.org/mandarin/yataibaodao/gangtai/hx2-05262023041821.html/5716.jpg" text:style-name="Internet_20_link" text:visited-style-name="Visited_20_Internet_20_Link">
</text:a>
</text:p>
      <text:p text:style-name="P4">
<text:span text:style-name="T4">
北约中将三</text:span>
 <text:span text:style-name="T4">
月底曾秘访台湾</text:span>
</text:p>
      <text:p text:style-name="P4">
此外有媒体披露，北约防卫学院校长里提曼中将（Olivier Rittimann）三月底曾低调访问台湾，时值蔡英文过境美国与美国众议院议长麦卡锡见面之际。</text:p>
      <text:p text:style-name="P4">
沈明室说，里提曼中将是随捷克国防大学一起访台，和台湾国防大学交流，台湾和北约互派学生进修行之有年。</text:p>
      <text:p text:style-name="P4">
沈明室提及，近日媒体报导美国已要求北约提供资料链系统给台湾，显然台湾和北约不只军事教育交流，指管通情的交流也提升：“表示未来北约美制武器系统跟台湾美制武器系统在作战时能构成通联，某种程度就可以联合作战。美国、北约和台湾的军事合作是逐渐强化跟常态化。”</text:p>
      <text:p text:style-name="P4">
揭仲认为，台湾应是希望从北约将领眼中观察俄乌战，提供台湾作战战术训练的建议，深化彼此高科技武器技术、情报合作交流。</text:p>
      <text:p text:style-name="P4">
记者：夏小华 责编：陈美华、许书婷、何平 网编：洪伟</text:p>
      <text:p text:style-name="P4">
Source: <text:a xlink:type="simple" xlink:href="https://www.rfa.org/mandarin/yataibaodao/gangtai/hx2-05262023041821.html" text:style-name="Internet_20_link" text:visited-style-name="Visited_20_Internet_20_Link">
https://www.rfa.org/mandarin/yataibaodao/gangtai/hx2-05262023041821.html</text:a>
</text:p>
      <!--NEWS-->
      <text:h text:style-name="P10" text:outline-level="1">
<text:span text:style-name="T4">
管住嘴或邁開腿？言論審查下的中國脫口秀</text:span>
</text:h>
      <text:p text:style-name="P4">
Author: None (Language: zh)</text:p>
      <text:p text:style-name="P4">
Publisher: None</text:p>
      <text:p text:style-name="P4">
Time: 2023-05-26T05:40:00Z</text:p>
      <text:p text:style-name="P4">
Description: 中國脫口秀圈近日因「作風優良，能打勝仗」引起熱議，有網友戲稱，中國言論審查太苛刻，想搞脫口秀「要麼管住嘴，要麼邁開腿（潤至自由世界）」。脫口秀演員們如何看待不斷收緊的審查紅線？脫口秀在兩岸又有何差異？DW訪問了4位曾在兩岸演出的脫口秀演員，請他們將「脫口秀在中國」的包袱一一抖開。</text:p>
      <text:p text:style-name="P4">
Videos: []</text:p>
      <text:p text:style-name="P4">
Images: ["<text:a xlink:type="simple" xlink:href="https://static.dw.com/image/64873314_303.jpg" text:style-name="Internet_20_link" text:visited-style-name="Visited_20_Internet_20_Link">
64873314_303.jpg</text:a>
", "<text:a xlink:type="simple" xlink:href="https://static.dw.com/image/64873348_401.jpg" text:style-name="Internet_20_link" text:visited-style-name="Visited_20_Internet_20_Link">
64873348_401.jpg</text:a>
", "<text:a xlink:type="simple" xlink:href="https://static.dw.com/image/64873332_401.jpg" text:style-name="Internet_20_link" text:visited-style-name="Visited_20_Internet_20_Link">
64873332_401.jpg</text:a>
", "<text:a xlink:type="simple" xlink:href="https://static.dw.com/image/64873304_401.jpg" text:style-name="Internet_20_link" text:visited-style-name="Visited_20_Internet_20_Link">
64873304_401.jpg</text:a>
"]</text:p>
      <text:p text:style-name="P4">
Subject: 文化经纬</text:p>
      <text:p text:style-name="P4">
Subjects: []</text:p>
      <text:p text:style-name="P4">
Keywords: ['明镜周刊', '言论自由', '社交媒体', '人权', '新闻审查', '微博']</text:p>
      <text:p text:style-name="P4">
ID: 65739237</text:p>
      <!--METADATA-->
      <text:p text:style-name="P4">
<text:a xlink:type="simple" xlink:href="https://www.dw.com/zh/overlay/image/article/65739237/64873314" text:style-name="Internet_20_link" text:visited-style-name="Visited_20_Internet_20_Link">
 <draw:frame draw:style-name="fr1" draw:name="Image139" text:anchor-type="as-char" svg:width="6.9236in" svg:height="3.896998in" draw:z-index="0">
<draw:image xlink:href="../Images/dwzh/2023-05-26T05-40-00Z/64873314_303.jpg" xlink:type="simple" xlink:show="embed" xlink:actuate="onLoad" draw:mime-type="image/jpeg"/>
</draw:frame>
</text:a>
</text:p>
      <text:p text:style-name="P4">
一位名叫Yang Mei的女性脫口秀演員2020年在北京演出（圖為資料照，與本文內容無直接關聯）</text:p>
      <text:p text:style-name="P4">
（德國之聲中文網）台灣脫口秀演員東區德曾於2018至2019年與中國「麻花喜劇」簽約、常駐北京演出。他在 <text:a xlink:type="simple" xlink:href="https://www.dw.com/zh/zh/被指冒犯解放军-脱口秀演员被警方立案调查/a-65638312" text:style-name="Internet_20_link" text:visited-style-name="Visited_20_Internet_20_Link">
</text:a>
爆發後登入微信，卻發現他所加入的眾多脫口秀群組都對此諱莫如深。</text:p>
      <text:p text:style-name="P4">
「脫口秀群這麼多喔，沒半個人討論這事。」現年40歲的東區德告訴DW，他個人對中國政府的做法並不意外，令他驚訝的是House竟然在北京脫稿演出。</text:p>
      <text:p text:style-name="P4">
「這個圈的潛規則就是這樣，這些（敏感的）東西都不能講。」東區德說，他在中國時，演出逐字稿就須經當局審批、通過才能上台，House提交的稿件裡若 <text:a xlink:type="simple" xlink:href="https://www.dw.com/zh/zh/长平观察两条感觉受到侮辱的野狗/a-65730016" text:style-name="Internet_20_link" text:visited-style-name="Visited_20_Internet_20_Link">
</text:a>
，根本不可能通過，且在「天子腳下的北京」搞脫口秀的演員和觀眾，都是自我審查最嚴重的。</text:p>
      <text:p text:style-name="P4">
他說：「你看 <text:a xlink:type="simple" xlink:href="https://www.dw.com/zh/zh/中国脱口秀在美国那些在国内不能讲的段子/a-64722978" text:style-name="Internet_20_link" text:visited-style-name="Visited_20_Internet_20_Link">
 </text:a>
了，何況他在北京講。北美那麼遠欸！北京在天子腳下，那一定是最敏感的地方」，「所以我也不曉得為什麼House敢在北京脫稿，真的很有種」。</text:p>
      <text:p text:style-name="P4">
另一位在兩岸均有表演經驗的脫口秀演員A，則對此表達了不同的看法。他說，這次事件爆發後，其實中國有不少業界人士都在微信朋友圈等空間發文聲援，其中咖位比較大的發文後，整個小紅書、微博號就「不見了」，咖位比較小的則相對肆無忌憚，「因為覺得言論審查管不到他」。</text:p>
      <text:p text:style-name="P4">
A進一步補充，對於House這次所觸及的敏感議題、或是腥羶色等「特殊題材」，中國有一派脫口秀演員很是不以為然，認為靠這種獵奇題材才能逗笑觀眾是譁眾取寵、有失水準，「但他對此有負面情緒是一回事，他也不喜歡頭上懸著一個仲裁者⋯⋯大家會覺得，我們平常互罵傻逼、我說你沒水準，是我們自己的事情，但今天有一個大法官（指中國當局）是另一件事」。</text:p>
      <text:p text:style-name="P4">
儘管中國脫口秀圈對此事的懲處不甚認同，中國演員們似乎對「笑果出事」並不意外。A坦言，脫口秀行業近年在中國竄起太快，笑果文化又是其中一枝獨秀、最樹大招風的公司，「<text:a xlink:type="simple" xlink:href="https://www.dw.com/zh/zh/墙外文摘脱口秀风波中的国家暴力/a-65689399" text:style-name="Internet_20_link" text:visited-style-name="Visited_20_Internet_20_Link">
 </text:a>
 」。</text:p>
      <text:p text:style-name="P4">
他舉之前陸續遭中國當局打擊的教培、直播、移動支付等行業為例，若有一個行業在中國飛速發展，「那個行業的領頭公司，基本上就要先跪在地上歇歇、流血流個3年」，脫口秀在中國火了好幾年，已邁入漸無新意的窘境，又出現收入極高的明星和公司，「大家都知道總有一天主管機關會想要查這個事的，今天如果不是因為House，可能也會因為下一個人」，House只是「剛好踩在了高壓線上」，引此成了當局殺雞儆猴的範例。</text:p>
      <text:h text:style-name="P12" text:outline-level="3">
<text:span text:style-name="T4">
中國特色脫口秀——「管住嘴」的藝術</text:span>
</text:h>
      <text:p text:style-name="P4">
至於所謂的「高壓線」，A根據他手上的一份「官方規章」告訴DW，中國當局列了十大脫口秀演員不可觸及的敏感題材，如「不可反對憲法基本原則」、「不可煽動民族或宗教仇恨、歧視」、「不可危害社會穩定、公序良俗」等，多是近年在網路、人工智慧等領域也被政府控管的「經典內容」，而House 的情況正是違反了「不可危害國家統一、主權及領土完整，傷害國家榮譽利益」這一條。</text:p>
      <text:p text:style-name="P4">
<draw:frame draw:style-name="fr1" draw:name="Image140" text:anchor-type="as-char" svg:width="6.9236in" svg:height="3.896998in" draw:z-index="0">
<draw:image xlink:href="../Images/dwzh/2023-05-26T05-40-00Z/64873348_401.jpg" xlink:type="simple" xlink:show="embed" xlink:actuate="onLoad" draw:mime-type="image/jpeg"/>
</draw:frame>
</text:p>
      <text:p text:style-name="P4">
脫口秀今年在中國大火，圖為2022年在重慶市政府舉辦的脫口秀演出</text:p>
      <text:p text:style-name="P4">
曾在上海講過英語脫口秀的28歲外籍演員B則告訴DW，大約7、8年前，他剛開始在中國做脫口秀的時候，就知道不能議論政府和「3個T——台灣（Taiwan）、西藏（Tibet）、天安門廣場（TiananmenSquare）」等敏感題材，但現在這些紅線「已經變得太多了，他們（中國當局）不斷加長被認為是不當內容的題材清單……只要你碰到這些題材，他們就能以此為藉口封殺你。」</text:p>
      <text:p text:style-name="P4">
B解釋，在上海若是講開放麥（openmic，不論業餘或專業喜劇演員均可上台練功的輕鬆場合）等不售票的免費演出，或是觀眾在約30至40人左右的小型場次，並不需要事前經文旅局審批；但若是講商演或100位以上觀眾的大型場次，就需要在演出前約一個月提交段子的逐字稿，以及一支不帶感情的讀稿影片。</text:p>
      <text:p text:style-name="P4">
「他們（文旅局）如果人力夠的話，會派人去坐在現場觀眾裡，對著你交的稿子一字一句確認你沒有脫稿。你要是脫稿、或說出任何冒犯（政府）的話，就是至少2萬起跳的罰款。」東區德說，有時這些官方人員還會帶著錄影機在觀眾席後方，全程錄影。</text:p>
      <text:p text:style-name="P4">
綜合幾位受訪者提供的資訊，中國各城市審批所需的時間不盡相同，有的甚至長達半年，因此很多脫口秀演員表演的都是近則1年前、遠則3年前就開始重複利用的段子。此外，受訪者們表示，脫口秀產業近年在中國發展很快、俱樂部太多了，主管機關其實無力場場都派員監督，但演員們除會自我審查外，若是不慎談及敏感議題，下台後也會被俱樂部主理人或同業提醒。</text:p>
      <text:p text:style-name="P4">
東區德說，不論演出大小、是否售票、是否需要事前審批，演員都會避免談到敏感言論：「只要有一個觀眾是小粉紅，他有意見、主動向當局舉報了，除了你這個演員遭殃以外」，俱樂部、主辦單位、場地方都會遭殃，因此中國脫口秀圈有一種「別幹這種害人害己的事情」、「嚴以律己，自律律人」的潛在共識。</text:p>
      <text:p text:style-name="P4">
A也稱，「因為上面有個大家長會管」，所以包含他自己在內的演員，多半抱著「不要做一些會被抓的事」的乖寶寶心態，會約束自己「就專心做表演」；但也有少數叛逆的演員自認肩負「言論自由鬥士」的責任，會有意識地挑戰這些紅線，認為「就是要在這個（底線）上蹦迪，我才是一個我認為的脫口秀演員」。A因此推斷，House此次出事的8個字並非脫口而出，「我覺得就是（House）自己想要去挑戰（底線）」。</text:p>
      <text:h text:style-name="P12" text:outline-level="3">
<text:span text:style-name="T4">
乌克兰防空洞里的脱口秀</text:span>
</text:h>
      <text:h text:style-name="P12" text:outline-level="3">
<text:span text:style-name="T4">
綁著紅線跳舞的演員</text:span>
</text:h>
      <text:p text:style-name="P4">
東區德表示，在「有關當局的政策、政治、敏感時事，肯定是不能碰」的情況下，其實在中國做脫口秀的題材十分受限，只能圍繞著「生活觀察、感情等一般民眾有共鳴的題材」，盡力做無米之炊。東區德說，中國的喜劇演員在有限的範圍內「還是玩出了花」，令他十分佩服：「他們（中國演員）可能很習慣了，但我們（台灣演員）已經習慣更自由了，所以對我來說就很痛苦。」</text:p>
      <text:p text:style-name="P4">
另一位同樣在上海講過英語脫口秀的演員C也表示，中國的言論審查對他的表演影響甚巨，「因為我自己的笑話都是在講政治，而且嚴重幾百倍」。他說，即使在上海講尺度相對寬鬆、不售票的英語脫口秀，題材也備受局限，「大家都在講這些情情愛愛啊、Tinder（交友軟體）、date（約會）什麼的」，但他的笑話基本上「除了政治就是性」，因此他在中國演出很是綁手綁腳：「我可能要自我審查很多內容，但我有很多punchline（關鍵笑點句）都是政治內容，我全部去掉，它的好笑程度大概就減了60%。」</text:p>
      <text:p text:style-name="P4">
C透露，他曾將一支談及政治的演出片段放到網路上，本想著「在邊緣遊走而已，應該沒有踩到那條線吧」，卻招來許多網民的謾罵、甚至收到死亡威脅；House的出事更讓已經不在中國演出的他，開始重新審視自己的段子，有些內容他以後「不會再講了。」</text:p>
      <text:p text:style-name="P4">
同樣曾在上海做英語脫口秀的B則深切感受到自己作為一個外籍演員，在舞台上有更多掣肘之處。B回憶，他第一次感受到文旅局開始打壓脫口秀，是2020年中國知名脫口秀演員卡姆因吸食大麻被判刑之後。當時，即使B的段子都圍繞著他對中國的喜愛、並未抨擊中國政府，仍一度被許多俱樂部暫停登台，只能轉入地下、做小型演出：「中國政府不喜歡有個外國人站在台上、握著麥克風對一群中國人講話，他們會覺得我是要宣揚反中共的思想」。</text:p>
      <text:p text:style-name="P4">
時序推進到2021、2022年，對外國演員的限制鬆綁，B逐漸可以回到大型舞台，乍看之下，英語脫口秀也在中國發展得還不錯，但他的心頭總是懸著一份擔憂。他說，因為脫口秀是源自西方的表演形式，很不受中國當局待見，誰也不知道這個產業何時會被完全封禁。而中國永無止境、越發收緊的審查，也令他十分擔憂仍在當地演出的同業的處境：「你如果是個喜劇演員，站上台想講個脫口秀、度過一段歡樂時光，但有一個中共派來的蠢蛋在台下，隨時等著挑你刺、把你拉下台⋯⋯未來幾個月會是多麼不舒服的情景，你也永遠不會知道觸發下一場打壓、甚至全面封殺的會是什麼（題材）。」</text:p>
      <text:p text:style-name="P4">
「每個脫口秀演員都知道不要提天安門、不要提台灣，但不能講的題材列都列不完，你到底還有什麼（題材）能寫？還有什麼是能開玩笑的？作為一個喜劇演員，你的第一要務應該是考慮『這個題材會好笑嗎？』，而不是『這個題材會不會把我送進大牢、或毀掉我的事業』。」B說，中國缺乏「言論自由」已不是新聞，如今連「表達自由」都失去，中國脫口秀的發展前景令他十分悲觀。</text:p>
      <text:p text:style-name="P4">
以政治梗見長的C也表示，脫口秀作為「冒犯的藝術」仍能在言論審查嚴苛的中國崛起，就是因為中國觀眾「有這個需求」，如今山雨欲來、這個藝術形式眼看著就要被打壓，令他覺得「唯一限制中國的，就是中國自己」。C說，中國人多、藝術工作者也多，明明有那麼多的創意，但「現在不只是官方要審查你，你怕被舉報所以你要自我審查，又要相互審查，就跟文革一樣」，創意、脫口秀沒有生存的空間。笑果出事後幾天，中國多地也臨時取消海外藝術家的演出。此事在C看來就是一個「文化娛樂產業越收越緊」的風向標，未來恐怕也將在中國藝文圈，引發廣泛的寒蟬效應。</text:p>
      <text:p text:style-name="P4">
<draw:frame draw:style-name="fr1" draw:name="Image141" text:anchor-type="as-char" svg:width="6.9236in" svg:height="3.896998in" draw:z-index="0">
<draw:image xlink:href="../Images/dwzh/2023-05-26T05-40-00Z/64873332_401.jpg" xlink:type="simple" xlink:show="embed" xlink:actuate="onLoad" draw:mime-type="image/jpeg"/>
</draw:frame>
</text:p>
      <text:p text:style-name="P4">
脫口秀是一種「冒犯的藝術」。圖為2020年在北京演出的中國脫口秀演員Qiqi</text:p>
      <text:h text:style-name="P12" text:outline-level="3">
<text:span text:style-name="T4">
脫口秀「邁開腿」是何模樣？</text:span>
</text:h>
      <text:p text:style-name="P4">
4位在兩岸都有表演經驗的受訪者表示，兩岸脫口秀圈的差異可概歸為兩大點——經濟規模和題材。</text:p>
      <text:p text:style-name="P4">
東區德與另2位在中國接過商演的演員表示，中國的市場吞吐量、資金規模較大，足以支撐整個脫口秀、甚至即興劇等其他周邊戲劇產業在過去幾年內迅速崛起。過去10年內，中國各大城市的脫口秀俱樂部如雨後春筍般爆發式成長，即使已有大量創作者趨之若鶩、投入做脫口秀演員，整個產業的需求仍遠大於供給，即使是三四線的演員，「一個月能也接十幾場商演」，對很多不求成為巨星或富翁的演員來說，能有講脫口秀這樣一份全職維生、社會好感度也相對高的職業，已經十分足夠。</text:p>
      <text:p text:style-name="P4">
相較之下，台灣的脫口秀產業仍在發展中，除了1、2位當紅明星演員外，很少有能以此為全職的演員。平時在社會上，演員若亮出「兼職脫口秀從業者」的身份，也許會因為「有一個特別的興趣」而獲得「這個人很酷」的讚賞，但演員若辭去正職、全心投入脫口秀創作，則往往會收到「你的生活維持得下去嗎？」的擔憂目光。</text:p>
      <text:p text:style-name="P4">
<draw:frame draw:style-name="fr1" draw:name="Image142" text:anchor-type="as-char" svg:width="6.9236in" svg:height="3.896998in" draw:z-index="0">
<draw:image xlink:href="../Images/dwzh/2023-05-26T05-40-00Z/64873304_401.jpg" xlink:type="simple" xlink:show="embed" xlink:actuate="onLoad" draw:mime-type="image/jpeg"/>
</draw:frame>
</text:p>
      <text:p text:style-name="P4">
兩岸脫口秀發展規模、文化環境大不同（資料照）</text:p>
      <text:p text:style-name="P4">
題材方面，除了文化差異讓一些笑點無法在兩岸共用之外，所有受訪者都表示，在中國和台灣講脫口秀的一大不同之處，就是「選材的背後考量」。</text:p>
      <text:p text:style-name="P4">
東區德表示，「台灣真的是超級自由，你愛講啥都行」，不會有敏感紅線需要考慮，但這並不代表他在台灣講脫口秀就能毫無顧忌。他說，喜劇演員對於「觀眾緣」、「觀眾認同」還是有某種程度上的追求，因此他在選材時，會避免揶揄「防疫政策」、「名人自殺」等可能引起觀眾反感的話題，或是在篩選要放上網的演出片段時，捨棄某些爭議、勁爆的話題，將笑點留在現場就好。</text:p>
      <text:p text:style-name="P4">
東區德說，台灣演員有這樣的考量，也許也可以被視為一種自我審查，但「台灣的自我審查機制不在於什麼話題不能講，而在於什麼東西會過度政治不正確、觀眾無法接受」，美國社會現在也盛行「取消文化」（網友因公眾人物所言不符合自己所認同的政治正確，而在社群上對其抵制的網路放逐行為），這是所有自由世界的演員都會考量的。但他也補充，演員在中國沒有自我審查好的後果，絕對比在台灣嚴重。</text:p>
      <text:p text:style-name="P4">
他說：「中國演員被封殺，就是真的完全沒有俱樂部找你，你完全在這個圈子混不下去、就得去別的地方幹活了。」外籍演員B則表示，在 <text:a xlink:type="simple" xlink:href="https://www.dw.com/zh/zh/罗杰叔叔youtube上发视频回应被中国封杀/a-65710227" text:style-name="Internet_20_link" text:visited-style-name="Visited_20_Internet_20_Link">
</text:a>
 」</text:p>
      <text:p text:style-name="P4">
此外，兩位曾在上海演出過英語脫口秀的演員都表示，他們在台灣表演的自我審查動機倒與觀眾緣無關，唯一的考量點只在於「這個笑話能把台下的觀眾逗笑嗎？」。他們分別告訴DW，他們在台灣經常會視現場觀眾組成，去機動性地調整段子——如果現場以「講英語的外國觀眾」為主，他們就會使用「髒一點」、較為挑戰尺度的語言，甚至融入一些調侃台灣的笑點；若台下多是講台灣、亞洲面孔為主，他們則傾向走「闔家歡」路線，也會預期「若調侃台灣可能會有觀眾覺得被冒犯」。整體而言，在台灣演出時，更像是他們的段子作為商品進入自由市場，一切以「市場價值」、「段子效果」去考量，而不需要思考敏感紅線因素。</text:p>
      <text:p text:style-name="P4">
C告訴DW，「笑」是衝破所有規範、既定價值的本能行為，脫口秀藉「不斷地冒犯」引出「笑」的喜劇，正是它與其他藝術、娛樂形式的不同之處，「就像搖滾或龐克樂，它就是一個很叛逆的東西，你不可能去塑造一個在中共領導下的搖滾樂」。</text:p>
      <text:p text:style-name="P4">
（為尊重受訪者意願，文中A、B、C均為化名。）</text:p>
      <text:p text:style-name="P4">
Source: <text:a xlink:type="simple" xlink:href="https://www.dw.com/zh/管住嘴或邁開腿？言論審查下的中國脫口秀/a-65739237" text:style-name="Internet_20_link" text:visited-style-name="Visited_20_Internet_20_Link">
https://www.dw.com/zh/管住嘴或邁開腿？言論審查下的中國脫口秀/a-65739237?maca=chi-rss-chi-all-1127-rdf</text:a>
</text:p>
      <!--NEWS-->
      <text:h text:style-name="P10" text:outline-level="1">
<text:span text:style-name="T4">
北京限制美企 美商务部长向中国表达关切</text:span>
</text:h>
      <text:p text:style-name="P4">
Publisher: 法新社</text:p>
      <text:p text:style-name="P4">
Published Time: 2023-05-26T06:32:09+00:00</text:p>
      <text:p text:style-name="P4">
Modified Time: 2023-05-26T06:05:03+00:00</text:p>
      <text:p text:style-name="P4">
Description: （法新社华盛顿25日电） 美国商务部长雷蒙多（Gina Raimondo）今天就北京当局对美国企业的限制一事，对中国商务部长王文涛表达关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5-26T06-32-09-00-00/000000.png" xlink:type="simple" xlink:show="embed" xlink:actuate="onLoad" draw:mime-type="image/png"/>
</draw:frame>
</text:p>
      <text:p text:style-name="P4">
美国商务部透过声明表示，雷蒙多和王文涛在华府会晤，「针对美中商业关系相关议题进行坦率而广泛的讨论」。</text:p>
      <text:p text:style-name="P4">
声明指出，当中包括「两国贸易、投资整体环境及潜在合作领域」。</text:p>
      <text:p text:style-name="P4">
声明说：「雷蒙多部长也对近来中华人民共和国针对在中国的美企采取一连串行动一事表达关切。」</text:p>
      <text:p text:style-name="P4">
中国商务部也表示，两国进行了「直白、专业且具建设性的交流」。</text:p>
      <text:p text:style-name="P4">
Source: <text:a xlink:type="simple" xlink:href="https://www.rfi.fr/cn/%E5%9B%BD%E9%99%85%E6%8A%A5%E9%81%93/20230526-%E5%8C%97%E4%BA%AC%E9%99%90%E5%88%B6%E7%BE%8E%E4%BC%81-%E7%BE%8E%E5%95%86%E5%8A%A1%E9%83%A8%E9%95%BF%E5%90%91%E4%B8%AD%E5%9B%BD%E8%A1%A8%E8%BE%BE%E5%85%B3%E5%88%87" text:style-name="Internet_20_link" text:visited-style-name="Visited_20_Internet_20_Link">
https://www.rfi.fr/cn/%E5%9B%BD%E9%99%85%E6%8A%A5%E9%81%93/20230526-%E5%8C%97%E4%BA%AC%E9%99%90%E5%88%B6%E7%BE%8E%E4%BC%81-%E7%BE%8E%E5%95%86%E5%8A%A1%E9%83%A8%E9%95%BF%E5%90%91%E4%B8%AD%E5%9B%BD%E8%A1%A8%E8%BE%BE%E5%85%B3%E5%88%87</text:a>
</text:p>
      <!--NEWS-->
      <text:h text:style-name="P10" text:outline-level="1">
<text:span text:style-name="T4">
俄罗斯启动在白罗斯部署战术核武器计划</text:span>
</text:h>
      <text:p text:style-name="P4">
Author: 联合早报 (Person)</text:p>
      <text:p text:style-name="P4">
Publisher: 联合早报 (Organization)</text:p>
      <text:p text:style-name="P4">
Published Time: 2023-05-26T06:58</text:p>
      <text:p text:style-name="P4">
Modified Time: 2023-05-26T11:46</text:p>
      <text:p text:style-name="P4">
Description: 俄罗斯在白罗斯部署战术核武器的计划星期四（5月25日）启动。美国谴责这一部署计划，但表明无意改变美国的战略核武器立场，也没有看到俄罗斯准备使用核武器的任何迹象。路透社报道，白罗斯总...</text:p>
      <text:p text:style-name="P4">
Videos: []</text:p>
      <text:p text:style-name="P4">
Audios: []</text:p>
      <text:p text:style-name="P4">
Images: []</text:p>
      <text:p text:style-name="P4">
Type: NewsArticle</text:p>
      <text:p text:style-name="P4">
Breadcrumbs: ['即时', '国际']</text:p>
      <text:p text:style-name="P4">
Keywords: ['俄罗斯', '白罗斯', '核武器', '美国国务院']</text:p>
      <!--METADATA-->
      <text:p text:style-name="P4">
俄罗斯在白罗斯部署战术核武器的计划星期四（5月25日）启动。美国谴责这一部署计划，但表明无意改变美国的战略核武器立场，也没有看到俄罗斯准备使用核武器的任何迹象。</text:p>
      <text:p text:style-name="P4">
路透社报道，白罗斯总统卢卡申科在莫斯科说，战术核武器已按照俄罗斯总统普京签署的命令进行转移，但克里姆林宫尚未证实此事。</text:p>
      <text:p text:style-name="P4">
正在莫斯科与其他前苏联国家领导人举行会谈的卢卡申科告诉媒体，“核武器已开始移动”。当被问及这些武器是否已在白罗斯境内时，他说：“可能。等我了解之后再告诉你们。”</text:p>
      <text:p text:style-name="P4">
这是克里姆林宫自1991年苏联解体以来，首次在俄罗斯境外部署此类武器。</text:p>
      <text:p text:style-name="P4">
普京3月25日接受国家电视台访问时 <text:a xlink:type="simple" xlink:href="https://www.zaobao.com/realtime/world/story20230326-1376404" text:style-name="Internet_20_link" text:visited-style-name="Visited_20_Internet_20_Link">
</text:a>
。他指美国与盟友正在与俄罗斯进行一场不断扩大的代理人战争。</text:p>
      <text:p text:style-name="P4">
俄罗斯国防部长绍伊古在明斯克与白罗斯国防部长会面时，称西方正“竭尽全力延长和升级在乌克兰武装冲突”，他说：“西方集体实际上是在对我们的国家发动一场未宣战的战争。”</text:p>
      <text:p text:style-name="P4">
美国国务院发言人米勒说，俄罗斯在白罗斯部署战术核武器，是“乌克兰被全面入侵一年多来，俄罗斯不负责任行为的最新例子”。</text:p>
      <text:p text:style-name="P4">
米勒重申了华盛顿的警告，即在冲突中使用化学、生物或核武器将导致“严重后果”，但他没有具体说明有什么后果。</text:p>
      <text:p text:style-name="P4">
Source: <text:a xlink:type="simple" xlink:href="https://www.zaobao.com.sg/realtime/world/story20230526-1398285" text:style-name="Internet_20_link" text:visited-style-name="Visited_20_Internet_20_Link">
https://www.zaobao.com.sg/realtime/world/story20230526-1398285</text:a>
</text:p>
      <!--NEWS-->
      <text:h text:style-name="P10" text:outline-level="1">
<text:span text:style-name="T4">
华尔街科技股大涨 助长日股蓝筹股收高</text:span>
</text:h>
      <text:p text:style-name="P4">
Publisher: 法新社</text:p>
      <text:p text:style-name="P4">
Published Time: 2023-05-26T07:02:06+00:00</text:p>
      <text:p text:style-name="P4">
Modified Time: 2023-05-26T06:50:01+00:00</text:p>
      <text:p text:style-name="P4">
Description: （法新社东京26日电） 华尔街股��科技类股大涨，加上日圆兑美元汇价走弱，助长东京股��蓝筹股今天收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617581in" draw:z-index="0">
<draw:image xlink:href="../Images/rficn/2023-05-26T07-02-06-00-00/000000.png" xlink:type="simple" xlink:show="embed" xlink:actuate="onLoad" draw:mime-type="image/png"/>
</draw:frame>
</text:p>
      <text:p text:style-name="P4">
日股日经225指数收涨115.18点或0.37%，来到30916.31点，东证股价指数微跌0.31点或0.01%，收2145.84点。</text:p>
      <text:p text:style-name="P4">
Source: <text:a xlink:type="simple" xlink:href="https://www.rfi.fr/cn/%E8%B4%A2%E7%BB%8F%E5%BF%AB%E8%AE%AF/20230526-%E5%8D%8E%E5%B0%94%E8%A1%97%E7%A7%91%E6%8A%80%E8%82%A1%E5%A4%A7%E6%B6%A8-%E5%8A%A9%E9%95%BF%E6%97%A5%E8%82%A1%E8%93%9D%E7%AD%B9%E8%82%A1%E6%94%B6%E9%AB%98" text:style-name="Internet_20_link" text:visited-style-name="Visited_20_Internet_20_Link">
https://www.rfi.fr/cn/%E8%B4%A2%E7%BB%8F%E5%BF%AB%E8%AE%AF/20230526-%E5%8D%8E%E5%B0%94%E8%A1%97%E7%A7%91%E6%8A%80%E8%82%A1%E5%A4%A7%E6%B6%A8-%E5%8A%A9%E9%95%BF%E6%97%A5%E8%82%A1%E8%93%9D%E7%AD%B9%E8%82%A1%E6%94%B6%E9%AB%98</text:a>
</text:p>
      <!--NEWS-->
      <text:h text:style-name="P10" text:outline-level="1">
<text:span text:style-name="T4">
美国海军调查 发现海豹突击队训练存在重大问题</text:span>
</text:h>
      <text:p text:style-name="P4">
Publisher: 法新社</text:p>
      <text:p text:style-name="P4">
Published Time: 2023-05-26T07:02:07+00:00</text:p>
      <text:p text:style-name="P4">
Modified Time: 2023-05-26T06:50:03+00:00</text:p>
      <text:p text:style-name="P4">
Descripti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5-26T07-02-07-00-00/000000.png" xlink:type="simple" xlink:show="embed" xlink:actuate="onLoad" draw:mime-type="image/png"/>
</draw:frame>
</text:p>
      <text:p text:style-name="P4">
（法新社华盛顿25日电）美国海军今天公布的一项调查发现，海豹突击队成员的训练异常艰苦，令人担忧。</text:p>
      <text:p text:style-name="P4">
这项调查是在2022年2月海豹突击队学员穆伦（Seaman KyleMullen）在训练期间死亡后发起的，结果发现「多重体系失灵，导致许多学员面临严重受伤的高风险。」</text:p>
      <text:p text:style-name="P4">
报告中指出领导层监督不足、缺乏风险评估、医疗系统「没有经过培训、组织、整合或演练以确保持续有效的医疗监测或护理」，还有使用提高训练表现的药物等问题。</text:p>
      <text:p text:style-name="P4">
调查发现，穆伦在完成「地狱周」后死亡，最终诊断为肺炎。地狱周期间，学员在剥夺睡眠的情况下被操到身体极限，穆伦同梯的其他成员也都住进医院。</text:p>
      <text:p text:style-name="P4">
穆伦和其他同班成员在「地狱周」期间因呼吸系统问题接受医疗，但相关情况却未提供给体检诊所。</text:p>
      <text:p text:style-name="P4">
穆伦在军营里受到「未接受医疗或急救培训的菜鸟值班人员」看管，在穆伦情况恶化时只有一名值班人员打过电话给当班医官。</text:p>
      <text:p text:style-name="P4">
医官表示若穆伦「身体状况不佳」可以马上去医院，但因当天早上所有受训学员要接受评估，穆伦自己也一再拒绝就医。</text:p>
      <text:p text:style-name="P4">
医务人员表示，如果学员「身体状况不佳」，他可以去医院，但所有候选人都将在早上接受评估，但马伦一再拒绝这样做。</text:p>
      <text:p text:style-name="P4">
这份调查也深入探究学员为通过海豹突击队训练而使用类固醇和类似禁药的长年问题。调查报告建议对药物应进行更强而有力的检测，但美国海军与军方的相关作为始终牛步化；报告也建议加强教育现役人员，劝他们别用药物。</text:p>
      <text:p text:style-name="P4">
海豹突击队（SEAL）是英文Sea（海）、Air（空）、Land（陆）的首字缩写，他们经常执行最危险和最传奇的突袭行动，包括2011年5月在巴基斯坦击毙盖达组织（Al-Qaeda）领导人宾拉登（Osama bin Laden）。</text:p>
      <text:p text:style-name="P4">
Source: <text:a xlink:type="simple" xlink:href="https://www.rfi.fr/cn/%E5%9B%BD%E9%99%85%E6%8A%A5%E9%81%93/20230526-%E7%BE%8E%E5%9B%BD%E6%B5%B7%E5%86%9B%E8%B0%83%E6%9F%A5-%E5%8F%91%E7%8E%B0%E6%B5%B7%E8%B1%B9%E7%AA%81%E5%87%BB%E9%98%9F%E8%AE%AD%E7%BB%83%E5%AD%98%E5%9C%A8%E9%87%8D%E5%A4%A7%E9%97%AE%E9%A2%98" text:style-name="Internet_20_link" text:visited-style-name="Visited_20_Internet_20_Link">
https://www.rfi.fr/cn/%E5%9B%BD%E9%99%85%E6%8A%A5%E9%81%93/20230526-%E7%BE%8E%E5%9B%BD%E6%B5%B7%E5%86%9B%E8%B0%83%E6%9F%A5-%E5%8F%91%E7%8E%B0%E6%B5%B7%E8%B1%B9%E7%AA%81%E5%87%BB%E9%98%9F%E8%AE%AD%E7%BB%83%E5%AD%98%E5%9C%A8%E9%87%8D%E5%A4%A7%E9%97%AE%E9%A2%98</text:a>
</text:p>
      <!--NEWS-->
      <text:h text:style-name="P10" text:outline-level="1">
<text:span text:style-name="T4">
大陸人民亦為中華民國人民？台灣：即日停用</text:span>
</text:h>
      <text:p text:style-name="P4">
Author: None (Language: zh)</text:p>
      <text:p text:style-name="P4">
Publisher: None</text:p>
      <text:p text:style-name="P4">
Time: 2023-05-26T07:15:00Z</text:p>
      <text:p text:style-name="P4">
Description: 有中國男子在台遭路燈電死，此案獲台灣法院判定國賠，引發爭議。台灣行政院週四通令，「大陸地區人民亦為中華民國人民」的函釋已過時，應即日起停用。台灣行政院長陳建仁稱，這是為了避免國際誤解。</text:p>
      <text:p text:style-name="P4">
Videos: []</text:p>
      <text:p text:style-name="P4">
Images: ["<text:a xlink:type="simple" xlink:href="https://static.dw.com/image/63867677_303.jpg" text:style-name="Internet_20_link" text:visited-style-name="Visited_20_Internet_20_Link">
63867677_303.jpg</text:a>
"]</text:p>
      <text:p text:style-name="P4">
Subject: 时政风云</text:p>
      <text:p text:style-name="P4">
Subjects: ['德中关系', '岛屿主权争端', '马英九', '专题报道：全景观看“习马会”', '专题报道：2016年台湾大选', '中国', '台湾', '中共十九大']</text:p>
      <text:p text:style-name="P4">
Keywords: ['中国', '台湾', '中华民国', '两岸']</text:p>
      <text:p text:style-name="P4">
ID: 65739584</text:p>
      <!--METADATA-->
      <text:p text:style-name="P4">
<text:a xlink:type="simple" xlink:href="https://www.dw.com/zh/overlay/image/article/65739584/63867677" text:style-name="Internet_20_link" text:visited-style-name="Visited_20_Internet_20_Link">
 <draw:frame draw:style-name="fr1" draw:name="Image146" text:anchor-type="as-char" svg:width="6.9236in" svg:height="3.896998in" draw:z-index="0">
<draw:image xlink:href="../Images/dwzh/2023-05-26T07-15-00Z/63867677_303.jpg" xlink:type="simple" xlink:show="embed" xlink:actuate="onLoad" draw:mime-type="image/jpeg"/>
</draw:frame>
</text:a>
</text:p>
      <text:p text:style-name="P4">
中國官方尚未就台灣行政院的通令做出公開回應。</text:p>
      <text:p text:style-name="P4">
（德國之聲中文網）台灣行政院週四（5月25日）宣布，所謂「大陸地區人民亦為中華民國人民」的相關函釋，應即日起停止適用。這意味著，台灣官方認定：中國大陸人民不具中華民國國籍、並非國民，也因此不享有或負擔中華民國國民的權利義務。</text:p>
      <text:p text:style-name="P4">
台灣中央社報導，行政院通令寫道，《台灣地區與大陸地區人民關係條例》（簡稱《兩岸條例》）第2條，僅以設戶籍地定義台灣人民與中國大陸人民，但有部分機關曾以解釋函令認定「中國大陸人民亦屬中華民國國民（或人民）」，或賦予中國大陸人民等同於中華民國國民的權利義務。</text:p>
      <text:p text:style-name="P4">
台灣行政院表示，台灣經歷民主轉型與憲法變遷，政治情勢及兩岸關係發展多所轉變，相關解釋函令是否妥適，容有檢討必要。依照《國籍法》定義，中國大陸人民不具中華民國國籍、並非中華民國國民，自然不享有或負擔中華民國國民的權利義務，舊函釋與此有所牴觸者，應自即日起停止適用或不再援用。</text:p>
      <text:h text:style-name="P12" text:outline-level="3">
<text:span text:style-name="T4">
九二共识30年 30位台湾人这样看“统一”</text:span>
</text:h>
      <text:h text:style-name="P12" text:outline-level="3">
<text:span text:style-name="T4">
中國錢姓男子國賠案</text:span>
</text:h>
      <text:p text:style-name="P4">
2018年，一名中國籍錢姓男子赴台單車環島，於高雄遭路燈電死。家屬跨海提出國賠訴訟，台灣法院最終判決勝訴，高雄市政府需賠償新台幣463萬元。</text:p>
      <text:p text:style-name="P4">
台灣法院當時的判決，引用了台灣法務部1993年的一份函釋作為依據。函釋內容提到，「大陸地區人民亦為中華民國人民」。</text:p>
      <text:p text:style-name="P4">
當時，台灣高雄法院法官甯馨在接受中央社訪問時表示，曾在判決前詢問國賠法的主管機關及陸委會，對方回覆「中國人民也是中華民國人民」，並指出國家賠償法是否適用中國大陸地區人民，並無明文規定，「但基於人權保障及人道理念，應適用國家賠償法」。</text:p>
      <text:p text:style-name="P4">
不過，台灣陸委會隨後表示「恐有誤會」，強調從未指稱「中國大陸人民是中華民國國民」，並指依據中華民國《憲法》，具有中華民國國籍者為中華民國國民；《國籍法》等則規定，中華民國國民指的是「具有中華民國國籍之居住台灣地區設有戶籍國民或台灣地區無戶籍國民」。</text:p>
      <text:p text:style-name="P4">
國賠事件隨後在台灣引發輿論爭議。台灣《自由時報》報導，台灣制憲基金會副執行長宋承恩2月表示，國賠應適用於「本國人」，保障外國人的人權應另尋機制。宋承恩質疑，台灣政府在政治上承諾「台灣，是台灣人的台灣」，但法院的判決說的卻是「台灣也是中國人的台灣」。他表示，<text:a xlink:type="simple" xlink:href="https://www.dw.com/zh/zh/美众议院兵棋推演台海冲突-结论必须全面武装台湾/a-65398180" text:style-name="Internet_20_link" text:visited-style-name="Visited_20_Internet_20_Link">
 </text:a>
：「我們怎麼對國際說...前來援助協防的友邦不是干預中國內戰？」</text:p>
      <text:p text:style-name="P4">
宋承恩認為，判決爭議根源在於中華民國憲法內容。有台灣輿論認為，該判決違憲，應修正有關法律；但亦有人認為，持相反意見，未有定論。</text:p>
      <text:h text:style-name="P12" text:outline-level="3">
<text:span text:style-name="T4">
台行政院長：避免國際誤會</text:span>
</text:h>
      <text:p text:style-name="P4">
台灣行政院長陳建仁26日出席活動時被問及此事，他表示，行政院發布新通令，是因為有關機關過去的函釋已經「不合時宜」，也不合現行法律規定，希望「避免引起不必要的困擾外，也避免國人與國際上的誤解」。至於是否會進一步針對《兩岸條例》進行修法？他表示陸委會將審視相關內容後再做決定。</text:p>
      <text:p text:style-name="P4">
根據《聯合報》報導，台灣民進黨立委鄭運鵬表示，中國錢男國賠案件確實是高雄市政府的疏失責任，需要賠償中國大陸訪台旅客，他「沒有意見」，但賠償理由不能是法官認為中華人民共和國人民屬中華民國國民。他指，「未來法官再有類似的引用及判決，就是法官個人意識形態問題，就是錯誤的判決要接受國人的批判。」</text:p>
      <text:p text:style-name="P4">
至截稿前，中國官方並未就台灣行政院的通令做出公開回應。</text:p>
      <text:h text:style-name="P12" text:outline-level="3">
<text:span text:style-name="T4">
台灣民眾怎麼看「台灣省人大代表」？</text:span>
</text:h>
      <text:p text:style-name="P4">
（中央社、《聯合報》、《自由時報》）</text:p>
      <text:p text:style-name="P4">
Source: <text:a xlink:type="simple" xlink:href="https://www.dw.com/zh/大陸人民亦為中華民國人民？台灣：即日停用/a-65739584" text:style-name="Internet_20_link" text:visited-style-name="Visited_20_Internet_20_Link">
https://www.dw.com/zh/大陸人民亦為中華民國人民？台灣：即日停用/a-65739584?maca=chi-rss-chi-all-1127-rdf</text:a>
</text:p>
      <!--NEWS-->
      <text:h text:style-name="P10" text:outline-level="1">
<text:span text:style-name="T4">
俄称要求若不获满足 黑海谷物协议7月不再延长</text:span>
</text:h>
      <text:p text:style-name="P4">
Author: 联合早报 (Person)</text:p>
      <text:p text:style-name="P4">
Publisher: 联合早报 (Organization)</text:p>
      <text:p text:style-name="P4">
Published Time: 2023-05-26T07:48</text:p>
      <text:p text:style-name="P4">
Modified Time: 2023-05-26T08:09</text:p>
      <text:p text:style-name="P4">
Description: 俄罗斯表明，如果俄罗斯粮食和化肥出口问题无法获得改善，黑海谷物出口倡议将不会延长。路透社报道，俄罗斯入侵乌克兰后，影响乌克兰经黑海港口出口粮食及农产品，在联合国和土耳其的斡旋下，俄...</text:p>
      <text:p text:style-name="P4">
Videos: []</text:p>
      <text:p text:style-name="P4">
Audios: []</text:p>
      <text:p text:style-name="P4">
Images: []</text:p>
      <text:p text:style-name="P4">
Type: NewsArticle</text:p>
      <text:p text:style-name="P4">
Breadcrumbs: ['即时', '国际']</text:p>
      <text:p text:style-name="P4">
Keywords: ['俄罗斯', '乌克兰', '粮食', '俄乌战争']</text:p>
      <!--METADATA-->
      <text:p text:style-name="P4">
俄罗斯表明，如果俄罗斯粮食和化肥出口问题无法获得改善，黑海谷物出口倡议将不会延长。</text:p>
      <text:p text:style-name="P4">
路透社报道，俄罗斯入侵乌克兰后，影响乌克兰经黑海港口出口粮食及农产品，在联合国和土耳其的斡旋下，俄乌去年7月达成协议，同意恢复经黑海港口出口粮食，协议有效期三个月，其后<text:a xlink:type="simple" xlink:href="https://www.zaobao.com/realtime/world/story20230314-1372557" text:style-name="Internet_20_link" text:visited-style-name="Visited_20_Internet_20_Link">
 </text:a>
 。</text:p>
      <text:p text:style-name="P4">
俄罗斯星期四（5月25日）说，如果不能满足俄罗斯粮食和化肥出口的要求，黑海谷物出口协议的有效期将到7月17日为止，允许从乌克兰三个黑海港口安全出口同类产品的协议将不会再延长。</text:p>
      <text:p text:style-name="P4">
俄罗斯3月也提出同样要求和威胁终止黑海谷物出口协议，莫斯科随后于上周 <text:a xlink:type="simple" xlink:href="https://www.zaobao.com/realtime/world/story20230517-1395685" text:style-name="Internet_20_link" text:visited-style-name="Visited_20_Internet_20_Link">
</text:a>
 。</text:p>
      <text:p text:style-name="P4">
自3月至今，俄罗斯似乎有两项优先考虑的要求，一是重新启动将俄罗斯氨输送到乌克兰黑海皮夫登尼港（Pivdennyi）以出口到全球市场的管道，另一要求是将俄罗斯农业银行（Rosselkhozbank）重新纳入环球银行金融电信协会（SWIFT）支付系统。</text:p>
      <text:p text:style-name="P4">
2022年7月22日，俄罗斯、乌克兰就恢复黑海港口农产品外运分别与联合国和土耳其签署协议。协议的最初有效期为120天。根据协议，参与“黑海粮食倡议”的船只在伊斯坦布尔接受检查并确保船上没有装载任何货物后，可通过海上人道主义走廊前往乌克兰港口装载货物，回程船只再次在伊斯坦布尔接受检查后，可将粮食、食品和化肥运往全球市场。</text:p>
      <text:p text:style-name="P4">
乌克兰是世界上最大的粮食出口国之一。在俄乌冲突爆发前，乌克兰每年向全球市场供应4500多万吨谷物，其中约九成通过轮船运出。</text:p>
      <text:p text:style-name="P4">
美国等西方国家于2022年2月26日发布联合声明，将部分俄罗斯银行排除在环球银行间金融通信协会（SWIFT）支付系统之外，并对俄罗斯央行实施限制措施，以防其配置国际储备削弱制裁措施造成的影响。</text:p>
      <text:p text:style-name="P4">
Source: <text:a xlink:type="simple" xlink:href="https://www.zaobao.com.sg/realtime/world/story20230526-1398286" text:style-name="Internet_20_link" text:visited-style-name="Visited_20_Internet_20_Link">
https://www.zaobao.com.sg/realtime/world/story20230526-1398286</text:a>
</text:p>
      <!--NEWS-->
      <text:h text:style-name="P10" text:outline-level="1">
<text:span text:style-name="T4">
韩亚航班舱门意外在空中开启 6乘客呼吸困难</text:span>
</text:h>
      <text:p text:style-name="P4">
Publisher: 法新社</text:p>
      <text:p text:style-name="P4">
Published Time: 2023-05-26T08:02:08+00:00</text:p>
      <text:p text:style-name="P4">
Modified Time: 2023-05-26T07:50:02+00:00</text:p>
      <text:p text:style-name="P4">
Description: （法新社首尔26日电） 韩亚航空（Asiana Airlines）韩国国内线一架客机今天意外在尚未降落时就开启舱门，机上6名乘客呼吸困难，班机已安全降落在大邱机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5-26T08-02-08-00-00/000000.png" xlink:type="simple" xlink:show="embed" xlink:actuate="onLoad" draw:mime-type="image/png"/>
</draw:frame>
</text:p>
      <text:p text:style-name="P4">
韩国媒体引述大邱机场报导，韩亚航空一架从济州飞往大邱的航班，飞行期间发生舱门开启意外，班机已安全降落在大邱机场。</text:p>
      <text:p text:style-name="P4">
机上6名乘客出现呼吸困难状况，所幸机上无人坠落。韩亚航空正在调查意外发生原因。</text:p>
      <text:p text:style-name="P4">
Source: <text:a xlink:type="simple" xlink:href="https://www.rfi.fr/cn/%E5%9B%BD%E9%99%85%E6%8A%A5%E9%81%93/20230526-%E9%9F%A9%E4%BA%9A%E8%88%AA%E7%8F%AD%E8%88%B1%E9%97%A8%E6%84%8F%E5%A4%96%E5%9C%A8%E7%A9%BA%E4%B8%AD%E5%BC%80%E5%90%AF-6%E4%B9%98%E5%AE%A2%E5%91%BC%E5%90%B8%E5%9B%B0%E9%9A%BE" text:style-name="Internet_20_link" text:visited-style-name="Visited_20_Internet_20_Link">
https://www.rfi.fr/cn/%E5%9B%BD%E9%99%85%E6%8A%A5%E9%81%93/20230526-%E9%9F%A9%E4%BA%9A%E8%88%AA%E7%8F%AD%E8%88%B1%E9%97%A8%E6%84%8F%E5%A4%96%E5%9C%A8%E7%A9%BA%E4%B8%AD%E5%BC%80%E5%90%AF-6%E4%B9%98%E5%AE%A2%E5%91%BC%E5%90%B8%E5%9B%B0%E9%9A%BE</text:a>
</text:p>
      <!--NEWS-->
      <text:h text:style-name="P10" text:outline-level="1">
<text:span text:style-name="T4">
日本长野县攻击案4死 凶嫌被捕</text:span>
</text:h>
      <text:p text:style-name="P4">
Publisher: 法新社</text:p>
      <text:p text:style-name="P4">
Published Time: 2023-05-26T08:32:08+00:00</text:p>
      <text:p text:style-name="P4">
Modified Time: 2023-05-26T08:05:02+00:00</text:p>
      <text:p text:style-name="P4">
Description: （法新社东京26日电） 日本长野县中野市昨天发生男子开枪和持刀攻击事件，造成含2名员警在内共4人死亡。凶嫌今晨遭警方拘留。</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617581in" draw:z-index="0">
<draw:image xlink:href="../Images/rficn/2023-05-26T08-32-08-00-00/000000.png" xlink:type="simple" xlink:show="embed" xlink:actuate="onLoad" draw:mime-type="image/png"/>
</draw:frame>
</text:p>
      <text:p text:style-name="P4">
警方表示，凶嫌是31岁的青木政宪，他犯案后躲藏在家中，今天遭到警方逮捕。警方在屋外另发现一名老妇人受了伤且失去意识，随后宣告不治。</text:p>
      <text:p text:style-name="P4">
另有一名女性以及两名员警昨天在遭到攻击后宣告死亡。</text:p>
      <text:p text:style-name="P4">
攻击案发生在昨天下午，一名在农田工作的目击者看到凶嫌追着一名大声求救的女性。身穿迷彩服并戴着帽子、墨镜的蒙面凶嫌，接着抓住她的手臂，以一把长度看似约30公分的利刃刺进她的背部。根据目击者说法，被害人仰躺后，凶嫌又刺了她的胸部。</text:p>
      <text:p text:style-name="P4">
根据警方说法，这名女性随后宣告死亡，并确认身分为住在附近的村上幸枝，现年66岁。</text:p>
      <text:p text:style-name="P4">
凶嫌徒步离开后，目击事件的72岁老翁跑回约150公尺外的家里打电话报警，接着把员警带到案发处。结果凶嫌在警察停车时突然现身，并立即朝驾驶座开枪。目击者被吓得赶紧逃跑，他说自己又听到好几声枪响，但因为太害怕而不敢回头。</text:p>
      <text:p text:style-name="P4">
两名殉职员警为46岁的玉井良树，以及61岁的池内卓夫。</text:p>
      <text:p text:style-name="P4">
Source: <text:a xlink:type="simple" xlink:href="https://www.rfi.fr/cn/%E5%9B%BD%E9%99%85%E6%8A%A5%E9%81%93/20230526-%E6%97%A5%E6%9C%AC%E9%95%BF%E9%87%8E%E5%8E%BF%E6%94%BB%E5%87%BB%E6%A1%884%E6%AD%BB-%E5%87%B6%E5%AB%8C%E8%A2%AB%E6%8D%95" text:style-name="Internet_20_link" text:visited-style-name="Visited_20_Internet_20_Link">
https://www.rfi.fr/cn/%E5%9B%BD%E9%99%85%E6%8A%A5%E9%81%93/20230526-%E6%97%A5%E6%9C%AC%E9%95%BF%E9%87%8E%E5%8E%BF%E6%94%BB%E5%87%BB%E6%A1%884%E6%AD%BB-%E5%87%B6%E5%AB%8C%E8%A2%AB%E6%8D%95</text:a>
</text:p>
      <!--NEWS-->
      <text:h text:style-name="P10" text:outline-level="1">
<text:span text:style-name="T4">
美贸易代表：APEC经济体应开创新思路应对全球挑战</text:span>
</text:h>
      <text:p text:style-name="P4">
Author: 联合早报 (Person)</text:p>
      <text:p text:style-name="P4">
Publisher: 联合早报 (Organization)</text:p>
      <text:p text:style-name="P4">
Published Time: 2023-05-26T08:38</text:p>
      <text:p text:style-name="P4">
Modified Time: 2023-05-26T08:51</text:p>
      <text:p text:style-name="P4">
Description: 美国贸易代表戴琪呼吁亚太经济体， “开创新思路”应对恶劣的全球挑战，为脆弱的供应链、不断恶化的气候危机和日益加剧的不平等现象，寻找“创意方案”。路透社报道，为期两天的亚太经济合作组...</text:p>
      <text:p text:style-name="P4">
Videos: []</text:p>
      <text:p text:style-name="P4">
Audios: []</text:p>
      <text:p text:style-name="P4">
Images: []</text:p>
      <text:p text:style-name="P4">
Type: NewsArticle</text:p>
      <text:p text:style-name="P4">
Breadcrumbs: ['即时', '国际']</text:p>
      <text:p text:style-name="P4">
Keywords: ['亚太经济合作组织', '贸易', '戴琪', '美国']</text:p>
      <!--METADATA-->
      <text:p text:style-name="P4">
美国贸易代表戴琪呼吁亚太经济体， “开创新思路”应对恶劣的全球挑战，为脆弱的供应链、不断恶化的气候危机和日益加剧的不平等现象，寻找“创意方案”。</text:p>
      <text:p text:style-name="P4">
路透社报道，为期两天的亚太经济合作组织（APEC）贸易部长会议，星期四（5月25日）在美中关系紧张的阴影下，在底特律召开。</text:p>
      <text:p text:style-name="P4">
戴琪致开幕词时敦促APEC贸易部长，以近期在世界贸易组织（WTO）达成的协议为基础，为就业者提供更好的工作，通过更可持续的方式建立贸易。</text:p>
      <text:p text:style-name="P4">
戴琪说：“我们有机会通过APEC，为我们的人民和我们的地球开辟一条新的道路，由下而上、自中而外建设我们的经济，为我们的人民带来切切实实的成果。”</text:p>
      <text:p text:style-name="P4">
中国商务部星期四证实，到美国出席APEC贸易部长会议的中国商务部长王文涛，星期四将与美国商务部长雷蒙多会谈。</text:p>
      <text:p text:style-name="P4">
消息人士告诉路透社，两人将在华盛顿会面，这将是拜登上任以来，美中内阁成员首次在华盛顿举行会议。</text:p>
      <text:p text:style-name="P4">
据报道，王文涛将在APEC贸易部长会议期间与戴琪会面。</text:p>
      <text:p text:style-name="P4">
美国商务部和贸易代表办公室尚未正式确认雷蒙多和戴琪将与王文涛会面，也没有对中国商务部发言人的声明做出回应。</text:p>
      <text:p text:style-name="P4">
Source: <text:a xlink:type="simple" xlink:href="https://www.zaobao.com.sg/realtime/world/story20230526-1398290" text:style-name="Internet_20_link" text:visited-style-name="Visited_20_Internet_20_Link">
https://www.zaobao.com.sg/realtime/world/story20230526-1398290</text:a>
</text:p>
      <!--NEWS-->
      <text:h text:style-name="P10" text:outline-level="1">
<text:span text:style-name="T4">
日本槍擊殺警案釀4死  凶嫌背景引發關注</text:span>
</text:h>
      <text:p text:style-name="P4">
Author: None (Language: zh)</text:p>
      <text:p text:style-name="P4">
Publisher: None</text:p>
      <text:p text:style-name="P4">
Time: 2023-05-26T08:42:00Z</text:p>
      <text:p text:style-name="P4">
Description: 日本長野縣的寧靜鄉鎮發生罕見的殺警與殺害居民事件，共造成4人死亡。嫌犯在最終選擇棄械投降，但是其殺人動機與心理狀態等仍舊不明。</text:p>
      <text:p text:style-name="P4">
Videos: []</text:p>
      <text:p text:style-name="P4">
Images: ["<text:a xlink:type="simple" xlink:href="https://static.dw.com/image/65734106_303.jpg" text:style-name="Internet_20_link" text:visited-style-name="Visited_20_Internet_20_Link">
65734106_303.jpg</text:a>
", "<text:a xlink:type="simple" xlink:href="https://static.dw.com/image/62809333_401.jpg" text:style-name="Internet_20_link" text:visited-style-name="Visited_20_Internet_20_Link">
62809333_401.jpg</text:a>
", "<text:a xlink:type="simple" xlink:href="https://static.dw.com/image/62420365_401.jpg" text:style-name="Internet_20_link" text:visited-style-name="Visited_20_Internet_20_Link">
62420365_401.jpg</text:a>
"]</text:p>
      <text:p text:style-name="P4">
Subject: 时政风云</text:p>
      <text:p text:style-name="P4">
Subjects: []</text:p>
      <text:p text:style-name="P4">
Keywords: ['岛屿主权争端', '日本']</text:p>
      <text:p text:style-name="P4">
ID: 65741086</text:p>
      <!--METADATA-->
      <text:p text:style-name="P4">
<text:a xlink:type="simple" xlink:href="https://www.dw.com/zh/overlay/image/article/65741086/65734106" text:style-name="Internet_20_link" text:visited-style-name="Visited_20_Internet_20_Link">
 <draw:frame draw:style-name="fr1" draw:name="Image149" text:anchor-type="as-char" svg:width="6.9236in" svg:height="3.896998in" draw:z-index="0">
<draw:image xlink:href="../Images/dwzh/2023-05-26T08-42-00Z/65734106_303.jpg" xlink:type="simple" xlink:show="embed" xlink:actuate="onLoad" draw:mime-type="image/jpeg"/>
</draw:frame>
</text:a>
</text:p>
      <text:p text:style-name="P4">
日本長野縣中野市在2023年5月25日發生槍擊事件，警察守在嫌犯青木正憲藏匿的大樓附近待命。</text:p>
      <text:p text:style-name="P4">
（德國之聲中文網）日本中部長野縣中野市週四（5月25日）發生一起槍擊事件，在死亡的4人中包含2名男性警察，46歲的玉井良樹和61歲的池內卓夫，與2名女姓縣民。</text:p>
      <text:p text:style-name="P4">
警方在與嫌犯對峙12小時半後，在26日凌晨4點37分壓制棄械投降的31歲主嫌青木正憲，並在早上8點21分正式以殺人罪將其逮補。他是是當地中野市議會57歲歲議長青木正道的長男，事發後青木正道已辭去議員職務。</text:p>
      <text:p text:style-name="P4">
長野縣警察本部在26日中午召開記者會，本部長小山巖稱該起事件造成2位同仁犧牲與2名縣民殞命，是為「悔恨至極」。縣警局也坦承，2名警察當時接到報案時因認為是持刀傷人，前往事發現場時未穿著防彈衣，後續將進一步檢討。</text:p>
      <text:p text:style-name="P4">
至於犯案動機，或是是否涉入糾紛等，縣警稱仍然在調查中。警方並表示青木正憲持有當地公安委員會核准的4支槍枝，可用於固定打獵範圍或擊落標的物等使用。</text:p>
      <text:p text:style-name="P4">
事發當下，當地警方一度要求民眾不要外出，經過一天後，當地解除封鎖並陸續恢復上班上課。事發地點附近的小學發函要求家長一同陪學童上下學，並會對學童做相關心理輔導。一名學童對日本《朝日新聞》記者稱「我很不安，整晚睡不著」。</text:p>
      <text:p text:style-name="P4">
一名當地63歲農民則是對《每日新聞》記者表示，事發時他看到嫌犯青木樣貌「好像邊笑著邊往警車走去」。該農民稱在青木唸小學時候就知道他，近來他都不參與鎮上活動，稱「感覺青木對群體活動蠻不適應的，都沒看他笑過。因此（案發）當時搞不好是我第一次看到他的笑容」。</text:p>
      <text:p text:style-name="P4">
<draw:frame draw:style-name="fr1" draw:name="Image150" text:anchor-type="as-char" svg:width="6.9236in" svg:height="3.896998in" draw:z-index="0">
<draw:image xlink:href="../Images/dwzh/2023-05-26T08-42-00Z/62809333_401.jpg" xlink:type="simple" xlink:show="embed" xlink:actuate="onLoad" draw:mime-type="image/jpeg"/>
</draw:frame>
</text:p>
      <text:p text:style-name="P4">
日本警察資料畫面，2018年2月26日在兵庫縣神戶市查察日本最大的黑社會組織山口組總部。</text:p>
      <text:h text:style-name="P12" text:outline-level="3">
<text:span text:style-name="T4">
案發經過</text:span>
</text:h>
      <text:p text:style-name="P4">
事發地點位於長野縣中野市江部，長野電鐵「信州中野站」以西附近約1.5公里處。犯案時間為5月25日下午4點25分左右。起初是名66歲的女性村上幸枝在路上無預警被青木正憲用持刀刺傷，村上隨後開始逃亡呼救，在碰到其他路人時大喊「快救我」時，嫌犯青木再用刀予以攻擊，村上幸枝隨後倒地不起。</text:p>
      <text:p text:style-name="P4">
路人當時驚恐大喊：「你為什麼這麼做？」時，主嫌青木只是冷酷回應：「因為我想殺人，所以殺了」。路人趕緊逃走並打電話報案，警方接獲通報趕到現場的助理警部玉井良樹和巡查部長池內卓夫隨後開警車前來，嫌犯青木再持霰彈槍朝警車窗戶射擊後，再跑約100公尺返回家中。</text:p>
      <text:p text:style-name="P4">
青木逃回家中後，大批警力前來支援，並將3人陸續送醫，但3人都在到院前被判定死亡。警方在其住宅周圍300公尺圍起封鎖線，並緊急疏散約39戶共88位當地居民到附近的學校避難，並持續廣播「請立即放下槍械」，與主嫌青木周旋。青木則是挾持屋內的家人當作人質。</text:p>
      <text:p text:style-name="P4">
在逃回家中後，青木正憲身穿迷彩服，頭戴迷彩圖案帽子與墨鏡。晚間7點與8點左右，周圍一度傳來槍聲，警方一度升高警戒。</text:p>
      <text:p text:style-name="P4">
當時青木家中有2名婦女，其中包括嫌犯的母親與叔母。母親先是在晚間8點35分逃出，並跟警方供稱「槍手是我兒子」，才讓槍手身份曝光。叔母則是在26日凌晨12點10分左右逃出後遭到警方保護。2人都沒有明顯外傷，警方獲知屋內只剩青木一人後，開始包圍房子。</text:p>
      <text:p text:style-name="P4">
<draw:frame draw:style-name="fr1" draw:name="Image151" text:anchor-type="as-char" svg:width="6.9236in" svg:height="3.896998in" draw:z-index="0">
<draw:image xlink:href="../Images/dwzh/2023-05-26T08-42-00Z/62420365_401.jpg" xlink:type="simple" xlink:show="embed" xlink:actuate="onLoad" draw:mime-type="image/jpeg"/>
</draw:frame>
</text:p>
      <text:p text:style-name="P4">
日本警察資料畫面，2022年7月9日，在7月10日上議院選舉投票日之前，警察在山梨縣富士吉田市的競選活動演講會場的街道上站崗。</text:p>
      <text:h text:style-name="P12" text:outline-level="3">
<text:span text:style-name="T4">
犯案動機不明</text:span>
</text:h>
      <text:p text:style-name="P4">
據了解，警方在獲得青木正憲聯絡方式後，持續打電話要他出來棄械投降。青木在凌晨2點左右先是持槍從自宅走出來，一度邊持槍邊散步運動後回到家中，最後表明願意棄械投降。在凌晨4點37分左右，嫌犯青木高舉雙手走出屋外，警方將他帶上警車。</text:p>
      <text:p text:style-name="P4">
隨後不久，警方又於青木自宅不遠處發現一名倒臥的老婦人，該女性並被確認當場死亡。經過比對後，該女性是住在江別地區的70歲女性竹內靖子，但目前尚未知曉村上幸枝與竹內是因何種原因被捲入該事件。</text:p>
      <text:p text:style-name="P4">
根據調查，嫌犯青木正憲應該有自衛隊服役背景，退伍後於2019年5月在自家附近的著名度假滑雪勝地輕井澤經營義式冰淇淋專賣店。由於受到各界歡迎，2022年於家鄉中野市開設分店，據了解事業相當順利，母親也會在店裡幫忙。</text:p>
      <text:p text:style-name="P4">
青木正憲的義式冰淇淋店也曾上過當地報紙專訪，加上父親青木正道等從祖上就經營果園，因此善用自家生產的草莓、藍莓與葡萄等水果製作的義式冰淇淋。不單是在輕井澤受到當地人推崇，就連不少外國觀光客都會佇足購買留下好評。然而在事件發生後，該店的相關宣傳網頁已經暫時關閉。</text:p>
      <text:p text:style-name="P4">
當時的緊急狀況下，日方一度出動神奈川縣特種部隊「特殊急襲部隊」（SAT）與警視廳搜查一課的特殊搜查班（SIT）前往當地應對。長野縣警本部長小山巖表示，已於中野警察署成立搜查本部，並調來100多人力支援，他稱「希望透過縣警局全力以赴徹底搜查。在調查其他案件同時將一心一意就此案全力偵辦」。</text:p>
      <text:p text:style-name="P4">
Source: <text:a xlink:type="simple" xlink:href="https://www.dw.com/zh/日本槍擊殺警案釀4死-凶嫌背景引發關注/a-65741086" text:style-name="Internet_20_link" text:visited-style-name="Visited_20_Internet_20_Link">
https://www.dw.com/zh/日本槍擊殺警案釀4死-凶嫌背景引發關注/a-65741086?maca=chi-rss-chi-all-1127-rdf</text:a>
</text:p>
      <!--NEWS-->
      <text:h text:style-name="P10" text:outline-level="1">
<text:span text:style-name="T4">
日本对俄实施新制裁 涵盖军事、建筑及工程领域</text:span>
</text:h>
      <text:p text:style-name="P4">
Publisher: 法新社</text:p>
      <text:p text:style-name="P4">
Published Time: 2023-05-26T09:02:08+00:00</text:p>
      <text:p text:style-name="P4">
Modified Time: 2023-05-26T08:35:01+00:00</text:p>
      <text:p text:style-name="P4">
Description: （法新社东京26日电） 俄罗斯全面入侵乌克兰，日本今天宣布新一波制裁，目标锁定俄罗斯的军事、建筑和工程领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617581in" draw:z-index="0">
<draw:image xlink:href="../Images/rficn/2023-05-26T09-02-08-00-00/000000.png" xlink:type="simple" xlink:show="embed" xlink:actuate="onLoad" draw:mime-type="image/png"/>
</draw:frame>
</text:p>
      <text:p text:style-name="P4">
俄罗斯去年2月派军入侵乌克兰后，受到多国一波制裁的冲击，但乌克兰及其盟国一再呼吁对俄罗斯采取更严厉的行动。</text:p>
      <text:p text:style-name="P4">
法新社报导，日本于上周在广岛主办七大工业国集团（G7）峰会后采取最新制裁措施，当时各成员国领导人同意「不让俄罗斯取得能支援其战争机器的G7国家技术、工业设备和服务」。</text:p>
      <text:p text:style-name="P4">
日本内阁官房长官松野博一告诉媒体，新一波制裁包括「冻结俄罗斯个人和团体的资产，禁止向俄罗斯军事相关组织出口货物，以及禁止向俄罗斯出口建筑和工程服务」。</text:p>
      <text:p text:style-name="P4">
日本政府表示，资产冻结针对17名个人和78个团体，其中包括军方高阶官员；此外，受到出口限制的80个组织包括俄罗斯电信营运商MegaFon。</text:p>
      <text:p text:style-name="P4">
美国、英国和欧洲联盟最近相继宣布针对俄国的新一波制裁措施，同时承诺向乌克兰提供更多军事援助，包括F-16战机。</text:p>
      <text:p text:style-name="P4">
松野博一还谴责俄罗斯将战术核武部署到白俄罗斯的计画，称这将「进一步升高局势」。</text:p>
      <text:p text:style-name="P4">
白俄罗斯总统鲁卡申柯（Alexander Lukashenko）昨天说，俄国已开始将核武运往白俄领土。（译者：林沂锋/核稿：曾依璇）</text:p>
      <text:p text:style-name="P4">
Source: <text:a xlink:type="simple" xlink:href="https://www.rfi.fr/cn/%E5%9B%BD%E9%99%85%E6%8A%A5%E9%81%93/20230526-%E6%97%A5%E6%9C%AC%E5%AF%B9%E4%BF%84%E5%AE%9E%E6%96%BD%E6%96%B0%E5%88%B6%E8%A3%81-%E6%B6%B5%E7%9B%96%E5%86%9B%E4%BA%8B-%E5%BB%BA%E7%AD%91%E5%8F%8A%E5%B7%A5%E7%A8%8B%E9%A2%86%E5%9F%9F" text:style-name="Internet_20_link" text:visited-style-name="Visited_20_Internet_20_Link">
https://www.rfi.fr/cn/%E5%9B%BD%E9%99%85%E6%8A%A5%E9%81%93/20230526-%E6%97%A5%E6%9C%AC%E5%AF%B9%E4%BF%84%E5%AE%9E%E6%96%BD%E6%96%B0%E5%88%B6%E8%A3%81-%E6%B6%B5%E7%9B%96%E5%86%9B%E4%BA%8B-%E5%BB%BA%E7%AD%91%E5%8F%8A%E5%B7%A5%E7%A8%8B%E9%A2%86%E5%9F%9F</text:a>
</text:p>
      <!--NEWS-->
      <text:h text:style-name="P10" text:outline-level="1">
<text:span text:style-name="T4">
美官员：拜登和麦卡锡接近敲定提高债务上限两年协议</text:span>
</text:h>
      <text:p text:style-name="P4">
Author: 联合早报 (Person)</text:p>
      <text:p text:style-name="P4">
Publisher: 联合早报 (Organization)</text:p>
      <text:p text:style-name="P4">
Published Time: 2023-05-26T09:19</text:p>
      <text:p text:style-name="P4">
Modified Time: 2023-05-26T10:07</text:p>
      <text:p text:style-name="P4">
Description: 美国匿名官员称，总统拜登和众议院议长麦卡锡接近敲定提高美国联邦债务上限两年的一项协议。一名美国官员星期四（5月25日）向路透社透露，拜登和麦卡锡正在磋商的协议，包括提高美国政府31...</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美国匿名官员称，总统拜登和众议院议长麦卡锡接近敲定提高美国联邦债务上限两年的一项协议。</text:p>
      <text:p text:style-name="P4">
一名美国官员星期四（5月25日）向路透社透露，拜登和麦卡锡正在磋商的协议，包括提高美国政府31.4万亿美元（约42.5万亿新元）的债务上限，并对大多数支出项目设定上限，但军队和退伍军人的开支项目将享有豁免。</text:p>
      <text:p text:style-name="P4">
这项拟议中的协议将为期两年，但最终版本还没有定案。</text:p>
      <text:p text:style-name="P4">
要求不具名的这名美国官员说，根据这份协议，政府将增加对军人和退伍军人可自由支配的支出，非国防部可自由支配预算基本上保持在目前水平。</text:p>
      <text:p text:style-name="P4">
这名官员还说，白宫也在考虑缩减对高收入者的增税额。拜登此前提议对收入超过40万美元（约54万新元）的人提高税收。</text:p>
      <text:p text:style-name="P4">
另一美国官员说，国家税务局的资金是一个悬而未决的问题，但关键是确保税务局执行总统的优先事项。</text:p>
      <text:p text:style-name="P4">
白宫说，拜登和麦卡锡的团队星期四进行了视讯会议。</text:p>
      <text:p text:style-name="P4">
美国财政部5月23日再度提醒谈判双方，美国 <text:a xlink:type="simple" xlink:href="https://www.zaobao.com/keywords/zhai-wu-wei-yue" text:style-name="Internet_20_link" text:visited-style-name="Visited_20_Internet_20_Link">
 </text:a>
迫在眉睫。财政部长耶伦表明，如果债务上限不提高，6月初“几乎肯定”违约。耶伦也说，拜登政府并没有为可能发生的美国债务违约做应对准备，目前的重点仍然是提高债务上限，让政府可以按时支付帐单。</text:p>
      <text:p text:style-name="P4">
Source: <text:a xlink:type="simple" xlink:href="https://www.zaobao.com.sg/realtime/world/story20230526-1398300" text:style-name="Internet_20_link" text:visited-style-name="Visited_20_Internet_20_Link">
https://www.zaobao.com.sg/realtime/world/story20230526-1398300</text:a>
</text:p>
      <!--NEWS-->
      <text:h text:style-name="P10" text:outline-level="1">
<text:span text:style-name="T4">
中国特使李辉访俄 欧盟吁中国促俄撤军</text:span>
</text:h>
      <text:p text:style-name="P4">
Author: None (Language: zh)</text:p>
      <text:p text:style-name="P4">
Publisher: None</text:p>
      <text:p text:style-name="P4">
Time: 2023-05-26T09:26:00Z</text:p>
      <text:p text:style-name="P4">
Description: 继访问乌克兰、德国、欧盟等之后，周五，中国特使李辉访问俄罗斯。欧盟呼吁中国发挥影响力，促使俄罗斯从乌克兰撤军。</text:p>
      <text:p text:style-name="P4">
Videos: []</text:p>
      <text:p text:style-name="P4">
Images: ["<text:a xlink:type="simple" xlink:href="https://static.dw.com/image/65745864_303.jpg" text:style-name="Internet_20_link" text:visited-style-name="Visited_20_Internet_20_Link">
65745864_303.jpg</text:a>
", "<text:a xlink:type="simple" xlink:href="https://static.dw.com/image/65666334_401.jpg" text:style-name="Internet_20_link" text:visited-style-name="Visited_20_Internet_20_Link">
65666334_401.jpg</text:a>
"]</text:p>
      <text:p text:style-name="P4">
Subject: 时政风云</text:p>
      <text:p text:style-name="P4">
Subjects: ['希腊债务危机', '欧债危机', '欧盟', '乌克兰', '诺贝尔奖', '欧洲难民危机', '欧洲']</text:p>
      <text:p text:style-name="P4">
Keywords: ['乌克兰特使', '李辉', '乌克兰冲突', '欧盟', '中国特使']</text:p>
      <text:p text:style-name="P4">
ID: 65741813</text:p>
      <!--METADATA-->
      <text:p text:style-name="P4">
<text:a xlink:type="simple" xlink:href="https://www.dw.com/zh/overlay/image/article/65741813/65745864" text:style-name="Internet_20_link" text:visited-style-name="Visited_20_Internet_20_Link">
 <draw:frame draw:style-name="fr1" draw:name="Image153" text:anchor-type="as-char" svg:width="6.9236in" svg:height="3.896998in" draw:z-index="0">
<draw:image xlink:href="../Images/dwzh/2023-05-26T09-26-00Z/65745864_303.jpg" xlink:type="simple" xlink:show="embed" xlink:actuate="onLoad" draw:mime-type="image/jpeg"/>
</draw:frame>
</text:a>
</text:p>
      <text:p text:style-name="P4">
李辉5月26日在莫斯科与俄外长拉夫罗夫会晤</text:p>
      <text:p text:style-name="P4">
（德国之声中文网） <text:a xlink:type="simple" xlink:href="https://www.dw.com/zh/zh/德语媒体中国特使能为乌克兰带来多少和平希望/a-65613613" text:style-name="Internet_20_link" text:visited-style-name="Visited_20_Internet_20_Link">
 </text:a>
李辉周五抵达莫斯科访问，与俄外长拉夫罗夫会谈。俄外交部称，二人就解决乌克兰冲突的前景举行了磋商。此前，李辉在欧洲之行框架下已 <text:a xlink:type="simple" xlink:href="https://www.dw.com/zh/zh/中国特别代表李辉下周访问乌克兰等国/a-65604536" text:style-name="Internet_20_link" text:visited-style-name="Visited_20_Internet_20_Link">
</text:a>
、波兰、法国、德国等。北京委任李辉为特使，寻求政治解决乌克兰冲突问题。</text:p>
      <text:p text:style-name="P4">
李辉曾任中国驻莫斯科大使。自俄罗斯入侵乌克兰以来， <text:a xlink:type="simple" xlink:href="https://www.dw.com/zh/zh/习近平会见俄总理-许诺支持彼此核心利益/a-65724304" text:style-name="Internet_20_link" text:visited-style-name="Visited_20_Internet_20_Link">
 </text:a>
 。 <text:a xlink:type="simple" xlink:href="https://www.dw.com/zh/zh/俄总理访华-李强-愿同俄方进一步扩大经贸往来/a-65709846" text:style-name="Internet_20_link" text:visited-style-name="Visited_20_Internet_20_Link">
 </text:a>
 也拒绝对俄罗斯作出谴责。乌克兰外长库勒巴（DmytroKuleba）上周在与李辉会晤后表示，基辅不会接受"失去领土"的解决方案。</text:p>
      <text:p text:style-name="P4">
<draw:frame draw:style-name="fr1" draw:name="Image154" text:anchor-type="as-char" svg:width="6.9236in" svg:height="3.896998in" draw:z-index="0">
<draw:image xlink:href="../Images/dwzh/2023-05-26T09-26-00Z/65666334_401.jpg" xlink:type="simple" xlink:show="embed" xlink:actuate="onLoad" draw:mime-type="image/jpeg"/>
</draw:frame>
</text:p>
      <text:p text:style-name="P4">
中国特使李辉5月17日在乌克兰</text:p>
      <text:h text:style-name="P12" text:outline-level="3">
<text:span text:style-name="T4">
欧盟期待中国促使"俄罗斯立即无条件撤军"</text:span>
</text:h>
      <text:p text:style-name="P4">
周四，欧盟外交事务专员博雷尔（JosepBorell）在布鲁塞尔表示，欧盟期待中国致力于促使"俄罗斯立即无条件从乌克兰全境撤离军队和军事装备"。此前，波雷尔的副手莫拉与李辉就政治解决乌克兰冲突举行了会谈。</text:p>
      <text:p text:style-name="P4">
据法新社报道，在会谈中，莫拉与李辉就一个"公正和持久的和平"的可能性进行了磋商。莫拉表示，乌克兰有权自卫，欧盟愿对该国"长期"予以支持。二人约定"保持交流"，并继续为乌克兰实现"可持续的和平"而努力。</text:p>
      <text:h text:style-name="P12" text:outline-level="3">
<text:span text:style-name="T4">
德国作出类似呼吁</text:span>
</text:h>
      <text:p text:style-name="P4">
周三，李辉在柏林与德国外交部国务秘书米夏埃利斯（Andreas Michaelis）举行会谈。德国外交部在推特发布了这一消息。</text:p>
      <text:p text:style-name="P4">
德国外交部一名发言人表示：“德方呼吁中国对俄罗斯施加影响，立即停止侵略战争，并完全撤离乌克兰。”此外，德方还表示，中国应使用其影响力，阻止俄罗斯不负责任的核武言辞以及任何核武方向的激化。米夏埃利斯希望中国能表明对俄罗斯侵略行为的谴责。在德国政府看来，只有当乌克兰的主权、独立和领土完整能够按照1991年的边境得到尊重，也就是包括2014年被俄罗斯吞并的克里米亚半岛，才能实现一个公正和持久的和平。</text:p>
      <text:p text:style-name="P4">
与此同时，周四，白俄罗斯领导人 <text:a xlink:type="simple" xlink:href="https://www.dw.com/zh/zh/卢卡申科俄部署战术核武器已经上路/a-65742261" text:style-name="Internet_20_link" text:visited-style-name="Visited_20_Internet_20_Link">
 </text:a>
。白俄罗斯与欧盟相邻。俄此举可能导致乌克兰冲突紧张局势进一步升级。</text:p>
      <text:p text:style-name="P4">
而俄罗斯副总统梅德韦杰夫周四则表示，乌克兰冲突有三种可能的结局。他所希望的结局是，将乌克兰西部地区划归多个欧盟国家，东部归于俄罗斯，中部地区居民就是否加入俄罗斯进行投票。他在telegram上写道，这样可以确保冲突在长时间内不会重燃。他说，如果乌克兰独立的一部分加入欧盟或北约，则须预计冲突会再起，并可能"演变为一场全面的第三次世界大战"。</text:p>
      <text:p text:style-name="P4">
（德新社、法新社）</text:p>
      <text:p text:style-name="P4">
Source: <text:a xlink:type="simple" xlink:href="https://www.dw.com/zh/中国特使李辉访俄-欧盟吁中国促俄撤军/a-65741813" text:style-name="Internet_20_link" text:visited-style-name="Visited_20_Internet_20_Link">
https://www.dw.com/zh/中国特使李辉访俄-欧盟吁中国促俄撤军/a-65741813?maca=chi-rss-chi-all-1127-rdf</text:a>
</text:p>
      <!--NEWS-->
      <text:h text:style-name="P10" text:outline-level="1">
<text:span text:style-name="T4">
秘鲁警方缉获古柯硷砖 用纳粹符号当包装</text:span>
</text:h>
      <text:p text:style-name="P4">
Publisher: 法新社</text:p>
      <text:p text:style-name="P4">
Published Time: 2023-05-26T09:32:08+00:00</text:p>
      <text:p text:style-name="P4">
Modified Time: 2023-05-26T09:05:01+00:00</text:p>
      <text:p text:style-name="P4">
Description: （法新社利马25日电） 秘鲁警方今天表示，缉毒人员查获一批准备运往比利时、重达58公斤的古柯硷砖，包裹上不仅有纳粹标志，甚至还出现纳粹德国领导人希特勒的名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5-26T09-32-08-00-00/000000.png" xlink:type="simple" xlink:show="embed" xlink:actuate="onLoad" draw:mime-type="image/png"/>
</draw:frame>
</text:p>
      <text:p text:style-name="P4">
根据警方公布照片，这些古柯硷被藏在50个砖头大小的包裹中，每个包裹上都有纳粹标志；照片中，有些包裹是打开的，在压实的白色粉末上雕着字母HITLER（希特勒）。</text:p>
      <text:p text:style-name="P4">
警方在一艘悬挂赖比瑞亚国旗的船上发现这些毒品，这艘船停泊在秘鲁北部、靠近厄瓜多边境一处港口小镇白塔（Paita）。</text:p>
      <text:p text:style-name="P4">
这艘船从厄瓜多的港口城市瓜亚基尔（Guayaquil）出发，这座城市以作为南美毒品运往美国及欧洲的主要起点闻名。船只最终目的地为比利时。</text:p>
      <text:p text:style-name="P4">
警方并未说明是否有人被逮捕，秘鲁警方过去也从未处理过被包裹在纳粹符号里的毒品。</text:p>
      <text:p text:style-name="P4">
秘鲁当局去年共缉获22公吨古柯硷。官方数据显示，秘鲁是继邻国哥伦比亚外，世界最大的古柯硷生产国，年产量约为400公吨。</text:p>
      <text:p text:style-name="P4">
Source: <text:a xlink:type="simple" xlink:href="https://www.rfi.fr/cn/%E5%9B%BD%E9%99%85%E6%8A%A5%E9%81%93/20230526-%E7%A7%98%E9%B2%81%E8%AD%A6%E6%96%B9%E7%BC%89%E8%8E%B7%E5%8F%A4%E6%9F%AF%E7%A1%B7%E7%A0%96-%E7%94%A8%E7%BA%B3%E7%B2%B9%E7%AC%A6%E5%8F%B7%E5%BD%93%E5%8C%85%E8%A3%85" text:style-name="Internet_20_link" text:visited-style-name="Visited_20_Internet_20_Link">
https://www.rfi.fr/cn/%E5%9B%BD%E9%99%85%E6%8A%A5%E9%81%93/20230526-%E7%A7%98%E9%B2%81%E8%AD%A6%E6%96%B9%E7%BC%89%E8%8E%B7%E5%8F%A4%E6%9F%AF%E7%A1%B7%E7%A0%96-%E7%94%A8%E7%BA%B3%E7%B2%B9%E7%AC%A6%E5%8F%B7%E5%BD%93%E5%8C%85%E8%A3%85</text:a>
</text:p>
      <!--NEWS-->
      <text:h text:style-name="P10" text:outline-level="1">
<text:span text:style-name="T4">
美中商务部长在华盛顿进行了“坦诚的”交流，提出各自的关切</text:span>
</text:h>
      <text:p text:style-name="P4">
Author: chinese@voanews.com (莉雅)</text:p>
      <text:p text:style-name="P4">
Publisher: 美国之音中文网 (Type: NewsMediaOrganization)</text:p>
      <text:p text:style-name="P4">
Published Time: 2023-05-26T09:40:29+08:00</text:p>
      <text:p text:style-name="P4">
Modified Time: 2023-05-26 05:24:06Z</text:p>
      <text:p text:style-name="P4">
Description: 在美中两国力图重启双边关系之际，中国商务部长王文涛5月25日利用来美国参加亚太经合组织贸易部长会议的机会，在华盛顿与美国商务部长吉娜·雷蒙多(Gina Raimondo)举行了会谈。美国商务部在会后表示，双方进行了“坦诚和实质性的讨论”，并对中方打压美企提出了关切。中方表示，双方进行了“坦诚、专业、建设性的交流”，并向美方提出一系列重点关切。</text:p>
      <text:p text:style-name="P4">
Videos: []</text:p>
      <text:p text:style-name="P4">
Images: []</text:p>
      <text:p text:style-name="P4">
Categories: ['美中关系', '经济·金融·贸易']</text:p>
      <text:p text:style-name="P4">
Type: None</text:p>
      <!--METADATA-->
      <text:p text:style-name="P4">
NoneNone</text:p>
      <text:p text:style-name="P4">
Source: <text:a xlink:type="simple" xlink:href="https://www.voachinese.com/a/us-china-relations-trade-20230525/7110007.html" text:style-name="Internet_20_link" text:visited-style-name="Visited_20_Internet_20_Link">
https://www.voachinese.com/a/us-china-relations-trade-20230525/7110007.html</text:a>
</text:p>
      <!--NEWS-->
      <text:h text:style-name="P10" text:outline-level="1">
<text:span text:style-name="T4">
法國專家：廢死會讓民主台灣更不像專制中國</text:span>
</text:h>
      <text:p text:style-name="P4">
Author: None (Language: zh)</text:p>
      <text:p text:style-name="P4">
Publisher: None</text:p>
      <text:p text:style-name="P4">
Time: 2023-05-26T09:43:00Z</text:p>
      <text:p text:style-name="P4">
Description: 中國是世界上執行最多死刑的國家，而台灣雖然承諾「逐步廢死」，但專家認為台灣政府沒有推動實質進展。法國「共同反死刑組織」（ECPM）執行長到台灣參加亞洲區域研討會，他告訴DW，台灣應該加快腳步廢死，展現不同於中國的民主價值。</text:p>
      <text:p text:style-name="P4">
Videos: []</text:p>
      <text:p text:style-name="P4">
Images: ["<text:a xlink:type="simple" xlink:href="https://static.dw.com/image/65741542_303.jpg" text:style-name="Internet_20_link" text:visited-style-name="Visited_20_Internet_20_Link">
65741542_303.jpg</text:a>
", "<text:a xlink:type="simple" xlink:href="https://static.dw.com/image/65741480_401.jpg" text:style-name="Internet_20_link" text:visited-style-name="Visited_20_Internet_20_Link">
65741480_401.jpg</text:a>
", "<text:a xlink:type="simple" xlink:href="https://static.dw.com/image/65741425_401.jpg" text:style-name="Internet_20_link" text:visited-style-name="Visited_20_Internet_20_Link">
65741425_401.jpg</text:a>
"]</text:p>
      <text:p text:style-name="P4">
Subject: 时政风云</text:p>
      <text:p text:style-name="P4">
Subjects: []</text:p>
      <text:p text:style-name="P4">
Keywords: ['薄熙来', '专题报道：习近平访美', '刘晓波', '中国共产党', '岛屿主权争端', '马英九', '专题报道：全景观看“习马会”', '中国反腐风暴', '20国集团', '专题报道：2016年台湾大选']</text:p>
      <text:p text:style-name="P4">
ID: 65742115</text:p>
      <!--METADATA-->
      <text:p text:style-name="P4">
<text:a xlink:type="simple" xlink:href="https://www.dw.com/zh/overlay/image/article/65742115/65741542" text:style-name="Internet_20_link" text:visited-style-name="Visited_20_Internet_20_Link">
 <draw:frame draw:style-name="fr1" draw:name="Image156" text:anchor-type="as-char" svg:width="6.9236in" svg:height="3.896998in" draw:z-index="0">
<draw:image xlink:href="../Images/dwzh/2023-05-26T09-43-00Z/65741542_303.jpg" xlink:type="simple" xlink:show="embed" xlink:actuate="onLoad" draw:mime-type="image/jpeg"/>
</draw:frame>
</text:a>
</text:p>
      <text:p text:style-name="P4">
法國「共同反死刑組織」（ECPM）執行長切努哈贊（Raphaël Chenuil-Hazan）出席亞洲廢除死刑策略研討會開幕式。</text:p>
      <text:p text:style-name="P4">
（德國之聲中文網）「亞洲廢除死刑策略研討會」週五（5月26日）在台灣登場，這個為期2天的會議由法國「共同反死刑組織」（ECPM）主辦。</text:p>
      <text:p text:style-name="P4">
ECPM執行長切努哈贊（Raphaël Chenuil-Hazan）向DW表示，台灣有言論自由，還有法治精神，而且台灣的國家人權委員會的立場非常傾向廢死，可以向外界傳遞這樣的訊息：「不要用死刑，而是要用廢死來朝好的方向走，展現出你們不像中國政府，不像習近平，而更傾向民主。」</text:p>
      <text:p text:style-name="P4">
他還說：「台灣如果維持死刑，誰知道以後會如何，誰知道以後有沒有政府或獨裁者，又會怎麼運用死刑？……從世界上很多例子可以看到，當你有機會的時候，就應該廢除死刑，才不會有一天太遲。」</text:p>
      <text:p text:style-name="P4">
台灣廢死聯盟執行長林欣怡也說，面對中國極權政府威嚇，「台灣人並不害怕」，仍然堅持民主、自由與人權價值，這一點也是兩岸不同之處。</text:p>
      <text:p text:style-name="P4">
ECPM去年在德國柏林召開3年一度的大會，今年決定與台灣廢除死刑推動聯盟、亞洲反死刑網絡（ADPAN）等組織，共同在台北舉行區域會議。林欣怡告訴DW，這是因為台灣的人權表現被外界看到，很多人對台灣有好感。</text:p>
      <text:p text:style-name="P4">
國際特赦組織2022年的全球死刑報告中，把中國形容為「全世界殺人最多的頭號劊子手」。 <text:a xlink:type="simple" xlink:href="https://www.dw.com/zh/zh/全球死刑数量创五年新高在中国仍是国家机密/a-65638885" text:style-name="Internet_20_link" text:visited-style-name="Visited_20_Internet_20_Link">
</text:a>
，包含中國、伊朗、沙烏地阿拉伯、埃及等國；雖然中國政府並未公開具體處決人數，但外界一般認為至少超過千人。</text:p>
      <text:p text:style-name="P4">
切努哈贊在研討會致詞時指出，雖然中國存在死刑數千年，但死刑絕非中國的「傳統」，歷史上更曾有過廢除死刑的階段。不過，在共產黨執政下，毛澤東用死刑用來鞏固政治權力、針對異議人士；在習近平時期，死刑辯論則變成「中國最重要的意識形態禁忌之一」，被認為是「宣揚西方思想」。</text:p>
      <text:p text:style-name="P4">
相較之下，台灣的死刑辯論環境相對成熟。台灣上一次執行死刑是在2020年，目前有38位死囚。雖然台灣國家人權委員會副主委王榮璋26日說，在還沒透過法律廢死之前，將「強烈要求政府暫停執行死刑」，但<text:a xlink:type="simple" xlink:href="https://www.dw.com/zh/zh/台灣卡關逐步廢死-專家死刑淪政客廉價操作/a-64859404" text:style-name="Internet_20_link" text:visited-style-name="Visited_20_Internet_20_Link">
 </text:a>
 。</text:p>
      <text:p text:style-name="P4">
歐洲經貿辦事處副處長馬威杰（Guillermo Martinez）與法國在台協會主任公孫孟（Jean-François Casabonne-Masonnave）26日也出席了廢死策略研討會，兩人皆肯定台灣的民主價值，並強調歐盟與法國支持台灣逐步往廢死道路前進。公孫孟直言，從他過去4年來觀察，台灣的廢死並沒有實質的大進展，而台灣最需要的是更多關於死刑存廢的公共討論。</text:p>
      <text:p text:style-name="P4">
<draw:frame draw:style-name="fr1" draw:name="Image157" text:anchor-type="as-char" svg:width="6.9236in" svg:height="3.896998in" draw:z-index="0">
<draw:image xlink:href="../Images/dwzh/2023-05-26T09-43-00Z/65741480_401.jpg" xlink:type="simple" xlink:show="embed" xlink:actuate="onLoad" draw:mime-type="image/jpeg"/>
</draw:frame>
</text:p>
      <text:p text:style-name="P4">
亞洲廢除死刑策略研討會26日在台北市舉行，開幕式請來台灣冤案平反者蘇建和（後排右一）現身說法。</text:p>
      <text:h text:style-name="P12" text:outline-level="3">
<text:span text:style-name="T4">
廢死的未竟之路</text:span>
</text:h>
      <text:p text:style-name="P4">
現階段有不少台灣人反對廢死，而台灣政府常 <text:a xlink:type="simple" xlink:href="https://www.dw.com/zh/zh/世界反死刑日民意是维持死刑的藉口/a-45807287" text:style-name="Internet_20_link" text:visited-style-name="Visited_20_Internet_20_Link">
 </text:a>
。死刑也成為某些政治人物煽動選民的工具，對此，ECPM的切努哈贊回應，政治領袖應該反應現實狀況，而不是用死刑來實現政治目的。他說，有很多論點可以支持廢死，但支撐死刑背後的論點卻只有「復仇」。他認為，死刑終究無法替被害者家屬帶來真正的療癒，也無法嚇阻犯罪。</text:p>
      <text:p text:style-name="P4">
隨著台灣2024年總統大選將至，部分有意參選總統者主張，如果當選就要「槍擊所有死刑犯」；甚至有團體提出公投案，主張應於判決後6個月內執行死刑。</text:p>
      <text:p text:style-name="P4">
「說實在的，人權並不是大家遵守的價值，很多人權議題事實上是大家反對、討厭的價值。」林欣怡告訴DW，台灣社會應該好好討論「人權到底可不可以公投」，明確地去思考什麼樣的議題可以公投，否則一旦開了先例，「對台灣的民主跟人權有很大很大的影響」。</text:p>
      <text:p text:style-name="P4">
林欣怡形容廢死倡議者可以說是「壓力最大、也是最勇敢的一群人」。亞太反死刑網絡召集委員科瓦爾（SaraKowal）致詞時也提到，亞洲人權工作者遭遇的騷擾與迫害越來越嚴重，不容忽視。</text:p>
      <text:p text:style-name="P4">
林欣怡引述 <text:a xlink:type="simple" xlink:href="https://www.dw.com/zh/zh/不只行人地獄台灣捷運重大死傷案惹議/a-65585044" text:style-name="Internet_20_link" text:visited-style-name="Visited_20_Internet_20_Link">
 </text:a>
的話：「我們覺得唯一可以跳出政治意識泥淖的，就是堅持人權這個概念，盡可能去取得所有質疑者的諒解。」她強調，不會放棄對話的機會，期待有一天台灣乃至於亞洲，能夠成為沒有死刑的地方。</text:p>
      <text:p text:style-name="P4">
<draw:frame draw:style-name="fr1" draw:name="Image158" text:anchor-type="as-char" svg:width="6.9236in" svg:height="3.896998in" draw:z-index="0">
<draw:image xlink:href="../Images/dwzh/2023-05-26T09-43-00Z/65741425_401.jpg" xlink:type="simple" xlink:show="embed" xlink:actuate="onLoad" draw:mime-type="image/jpeg"/>
</draw:frame>
</text:p>
      <text:p text:style-name="P4">
台灣廢死聯盟執行長林欣怡致詞時表示，廢死倡議者可說是「壓力最大也最勇敢的一群人」。</text:p>
      <text:h text:style-name="P12" text:outline-level="3">
<text:span text:style-name="T4">
冤案的可能</text:span>
</text:h>
      <text:p text:style-name="P4">
開幕式還請來了台灣死刑冤案平反者蘇建和，向來自14個國家的廢死倡議者和人權團體等各界人士，分享他的故事。</text:p>
      <text:p text:style-name="P4">
「我被羈押了11年半，然後還戴了2公斤的腳鐐11年半……也飽受被刑求的痛苦，當時卻沒有辦法接受治療。更遑論我被死刑確定的時候，它所帶來的壓力，非常的殘酷跟不人道。然而這些事情都是因為……我這件案子是誤判所造成的。」</text:p>
      <text:p text:style-name="P4">
1991年，19歲的蘇建和因故捲入一樁命案，在警方刑求下被迫認罪自白，但此案的司法程序存在諸多爭議，台灣歷任法務部長皆未簽發死刑執行令。 <text:a xlink:type="simple" xlink:href="https://www.dw.com/zh/zh/21年沉冤昭雪-苏建和案无罪定谳/a-16212611" text:style-name="Internet_20_link" text:visited-style-name="Visited_20_Internet_20_Link">
</text:a>
；酷刑與誤判帶來的身心傷痛，卻無法輕易抹滅。他說： <text:a xlink:type="simple" xlink:href="https://www.dw.com/zh/zh/我的儿子是死刑犯-怎么办/a-54387397" text:style-name="Internet_20_link" text:visited-style-name="Visited_20_Internet_20_Link">
 </text:a>
 ，更不應該將殺人這件事情視為理所當然。」</text:p>
      <text:p text:style-name="P4">
冤案的存在，顯示司法可能錯判，這是台灣廢死倡議者的基本主張之一。但除此之外，台灣身為亞洲的民主典範，能不能在人權議題上負起更積極的推動責任，展現民主價值？</text:p>
      <text:h text:style-name="P12" text:outline-level="3">
<text:span text:style-name="T4">
讓我們談談死刑存廢</text:span>
</text:h>
      <text:p text:style-name="P4">
Source: <text:a xlink:type="simple" xlink:href="https://www.dw.com/zh/法國專家：廢死會讓民主台灣更不像專制中國/a-65742115" text:style-name="Internet_20_link" text:visited-style-name="Visited_20_Internet_20_Link">
https://www.dw.com/zh/法國專家：廢死會讓民主台灣更不像專制中國/a-65742115?maca=chi-rss-chi-all-1127-rdf</text:a>
</text:p>
      <!--NEWS-->
      <text:h text:style-name="P10" text:outline-level="1">
<text:span text:style-name="T4">
卢卡申科：俄部署战术核武器已经上路</text:span>
</text:h>
      <text:p text:style-name="P4">
Author: None (Language: zh)</text:p>
      <text:p text:style-name="P4">
Publisher: None</text:p>
      <text:p text:style-name="P4">
Time: 2023-05-26T09:54:00Z</text:p>
      <text:p text:style-name="P4">
Description: 俄罗斯总统普京早些时候签署了一项法令，允许在其盟友白俄罗斯在该国部署短程战术核武器。流亡中的白俄罗斯反对派领导人齐哈努斯卡娅警告说，这将进一步危及乌克兰和整个欧洲的安全。</text:p>
      <text:p text:style-name="P4">
Videos: []</text:p>
      <text:p text:style-name="P4">
Images: ["<text:a xlink:type="simple" xlink:href="https://static.dw.com/image/65740983_303.jpg" text:style-name="Internet_20_link" text:visited-style-name="Visited_20_Internet_20_Link">
65740983_303.jpg</text:a>
", "<text:a xlink:type="simple" xlink:href="https://static.dw.com/image/65430301_404.jpg" text:style-name="Internet_20_link" text:visited-style-name="Visited_20_Internet_20_Link">
65430301_404.jpg</text:a>
"]</text:p>
      <text:p text:style-name="P4">
Subject: 时政风云</text:p>
      <text:p text:style-name="P4">
Subjects: ['白俄罗斯', '俄罗斯', '乌克兰', '普京', '俄罗斯入侵乌克兰']</text:p>
      <text:p text:style-name="P4">
Keywords: ['卢卡申科', '战术核武器', '普京', '乌克兰', '俄罗斯', '白俄罗斯', '战争', '核威胁']</text:p>
      <text:p text:style-name="P4">
ID: 65742261</text:p>
      <!--METADATA-->
      <text:p text:style-name="P4">
<text:a xlink:type="simple" xlink:href="https://www.dw.com/zh/overlay/image/article/65742261/65740983" text:style-name="Internet_20_link" text:visited-style-name="Visited_20_Internet_20_Link">
 <draw:frame draw:style-name="fr1" draw:name="Image159" text:anchor-type="as-char" svg:width="6.9236in" svg:height="3.896998in" draw:z-index="0">
<draw:image xlink:href="../Images/dwzh/2023-05-26T09-54-00Z/65740983_303.jpg" xlink:type="simple" xlink:show="embed" xlink:actuate="onLoad" draw:mime-type="image/jpeg"/>
</draw:frame>
</text:a>
</text:p>
      <text:p text:style-name="P4">
图为俄罗斯的9K720伊斯坎德尔导弹</text:p>
      <text:p text:style-name="P4">
（德国之声中文网）白俄罗斯威权领导人卢卡申科宣布签署一项法令，允许俄罗斯在白俄罗斯部署短程战术核武器。</text:p>
      <text:p text:style-name="P4">
卢卡申科强调它们是“非战略”核武器。战略核武器威力更大。</text:p>
      <text:p text:style-name="P4">
<text:span text:style-name="T4">
更多阅读：<text:a xlink:type="simple" xlink:href="https://www.dw.com/zh/zh/什么是战术核武器/a-65155556" text:style-name="Internet_20_link" text:visited-style-name="Visited_20_Internet_20_Link">
 </text:a>
 </text:span>
</text:p>
      <text:p text:style-name="P4">
卢卡申科周四（5月25日）在莫斯科发表讲话说，在俄罗斯总统普京签署该法令后，武器的转移已经在进行之中。但他没有说明这些武器是否已经抵达白俄罗斯。</text:p>
      <text:p text:style-name="P4">
该协议允许莫斯科在白俄罗斯的一个特殊设施中储存核弹头。根据协议，这些武器将继续由俄罗斯控制。该项法令让这两个盟国领导人早先达成的协议正式进入议程。今年3月，普京已宣布打算在白俄罗斯部署战术核武器。</text:p>
      <text:p text:style-name="P4">
<text:span text:style-name="T4">
更多阅读：<text:a xlink:type="simple" xlink:href="https://www.dw.com/zh/zh/普京真的会动用核武器吗如何才能阻止他/a-63417823" text:style-name="Internet_20_link" text:visited-style-name="Visited_20_Internet_20_Link">
 </text:a>
 </text:span>
</text:p>
      <text:h text:style-name="P12" text:outline-level="3">
<text:span text:style-name="T4">
“这将进一步危及乌克兰和整个欧洲的安全”</text:span>
</text:h>
      <text:p text:style-name="P4">
莫斯科和明斯克都表示，这项协议是对西方国家在俄罗斯对乌克兰发动的战争中的所谓敌意的回应。</text:p>
      <text:p text:style-name="P4">
美联社援引白俄罗斯国防部长赫列宁（Viktor Khrenin）在明斯克与俄罗斯国防部长绍伊古（SergeiShoigu）会晤时的话说：“部署非战略核武器是对那些对我们不友好的国家的侵略政策的有效回应。”</text:p>
      <text:p text:style-name="P4">
据美联社报道，绍伊古补充说：“在俄罗斯和白俄罗斯西部边界面临的威胁急剧升级的背景下，我们决定在军事核领域采取反制措施。”</text:p>
      <text:p text:style-name="P4">
<draw:frame draw:style-name="fr1" draw:name="Image160" text:anchor-type="as-char" svg:width="6.9236in" svg:height="3.889434in" draw:z-index="0">
<draw:image xlink:href="../Images/dwzh/2023-05-26T09-54-00Z/65430301_404.jpg" xlink:type="simple" xlink:show="embed" xlink:actuate="onLoad" draw:mime-type="image/jpeg"/>
</draw:frame>
</text:p>
      <text:p text:style-name="P4">
流亡中的白俄罗斯反对派领导人齐哈努斯卡娅（Sviatlana Tsikhanouskaya）</text:p>
      <text:p text:style-name="P4">
与此同时，流亡中的白俄罗斯反对派领导人齐哈努斯卡娅（SviatlanaTsikhanouskaya）警告说，普京在白俄罗斯部署核武器的计划将“确保俄罗斯在未来若干年内对白俄罗斯的控制”。</text:p>
      <text:p text:style-name="P4">
她告诉美联社说：“这将进一步危及乌克兰和整个欧洲的安全。”</text:p>
      <text:p text:style-name="P4">
卢卡申科依赖于普京政权的扶持。</text:p>
      <text:p text:style-name="P4">
去年，白俄罗斯允许莫斯科利用其领土对乌克兰发动攻击。白俄罗斯与乌克兰北部接壤，从白俄罗斯入侵乌克兰东部为俄罗斯创造了一个更长的战线，而且让战火更靠近乌克兰首都基辅。</text:p>
      <text:p text:style-name="P4">
（美联社、路透社）</text:p>
      <text:p text:style-name="P4">
Source: <text:a xlink:type="simple" xlink:href="https://www.dw.com/zh/卢卡申科：俄部署战术核武器已经上路/a-65742261" text:style-name="Internet_20_link" text:visited-style-name="Visited_20_Internet_20_Link">
https://www.dw.com/zh/卢卡申科：俄部署战术核武器已经上路/a-65742261?maca=chi-rss-chi-all-1127-rdf</text:a>
</text:p>
      <!--NEWS-->
      <text:h text:style-name="P10" text:outline-level="1">
<text:span text:style-name="T4">
俄军夜间空袭基辅  乌克兰：飞弹全数遭拦截</text:span>
</text:h>
      <text:p text:style-name="P4">
Publisher: 法新社</text:p>
      <text:p text:style-name="P4">
Published Time: 2023-05-26T1:32:08+00:00</text:p>
      <text:p text:style-name="P4">
Modified Time: 2023-05-26T13:20:04+00:00</text:p>
      <text:p text:style-name="P4">
Description: （法新社基辅26日电） 乌克兰首都基辅的军事官员今天表示，俄罗斯军方对基辅发动夜间空袭，所有飞弹都遭到拦截并摧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5-26T1-32-08-00-00/000000.png" xlink:type="simple" xlink:show="embed" xlink:actuate="onLoad" draw:mime-type="image/png"/>
</draw:frame>
</text:p>
      <text:p text:style-name="P4">
基辅军事当局在通讯软体Telegram帐号发文说，「基辅再一次遭遇空袭，这是5月初以来的第13次！如同往常，都在夜晚发动」。</text:p>
      <text:p text:style-name="P4">
发文指出，来自俄罗斯南部里海（Caspian Sea）地区的俄国图波列夫Tu-95MS战略轰炸机群向基辅发射巡弋飞弹。</text:p>
      <text:p text:style-name="P4">
发文称，「根据初步资讯，基辅空域的所有敌方目标都被侦测到且摧毁」，还说没有人员伤亡或战损的回报消息。</text:p>
      <text:p text:style-name="P4">
乌克兰总参谋部在上午的每日简报中表示，过去一天俄军发动55次空袭，其中36次是由装载炸药的无人机发动，还有4次飞弹攻击。</text:p>
      <text:p text:style-name="P4">
简报称，「一枚S-300飞弹击中顿内茨克（Donetsk）地区卡尔利夫卡（Karlivka）的一处水坝」，因此周遭居住地有发生洪灾的极高风险。</text:p>
      <text:p text:style-name="P4">
Source: <text:a xlink:type="simple" xlink:href="https://www.rfi.fr/cn/%E5%9B%BD%E9%99%85%E6%8A%A5%E9%81%93/20230526-%E4%BF%84%E5%86%9B%E5%A4%9C%E9%97%B4%E7%A9%BA%E8%A2%AD%E5%9F%BA%E8%BE%85-%E4%B9%8C%E5%85%8B%E5%85%B0-%E9%A3%9E%E5%BC%B9%E5%85%A8%E6%95%B0%E9%81%AD%E6%8B%A6%E6%88%AA" text:style-name="Internet_20_link" text:visited-style-name="Visited_20_Internet_20_Link">
https://www.rfi.fr/cn/%E5%9B%BD%E9%99%85%E6%8A%A5%E9%81%93/20230526-%E4%BF%84%E5%86%9B%E5%A4%9C%E9%97%B4%E7%A9%BA%E8%A2%AD%E5%9F%BA%E8%BE%85-%E4%B9%8C%E5%85%8B%E5%85%B0-%E9%A3%9E%E5%BC%B9%E5%85%A8%E6%95%B0%E9%81%AD%E6%8B%A6%E6%88%AA</text:a>
</text:p>
      <!--NEWS-->
      <text:h text:style-name="P10" text:outline-level="1">
<text:span text:style-name="T4">
狮子山共和国国家象徵 400年老树遭暴风雨吹倒</text:span>
</text:h>
      <text:p text:style-name="P4">
Publisher: 法新社</text:p>
      <text:p text:style-name="P4">
Published Time: 2023-05-26T10:02:07+00:00</text:p>
      <text:p text:style-name="P4">
Modified Time: 2023-05-26T09:50:01+00:00</text:p>
      <text:p text:style-name="P4">
Description: （法新社自由市25日电） 西非国家狮子山共和国的政府今天表示，首都自由市（Freetown）一棵有数百岁年龄、象徵国家历史的参天老树，在一场暴风雨中被吹倒。……</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17581in" draw:z-index="0">
<draw:image xlink:href="../Images/rficn/2023-05-26T10-02-07-00-00/000000.png" xlink:type="simple" xlink:show="embed" xlink:actuate="onLoad" draw:mime-type="image/png"/>
</draw:frame>
</text:p>
      <text:p text:style-name="P4">
据估计，这棵树的年龄大约400年。狮子山共和国总统比欧（Julius MaadaBio）表示：「所有国人都会为失去像棉花树这样受尊崇的国家象徵，而伫足惋惜。」</text:p>
      <text:p text:style-name="P4">
「几世纪以来，它一直是我们国家引以自豪的标志，是日益茁壮庇护许多人的国家象徵。」</text:p>
      <text:p text:style-name="P4">
相传在美国独立战争中，为英方作战的奴隶赢得自由来到西非后，就在这棵树下祈祷。</text:p>
      <text:p text:style-name="P4">
这棵树也成为狮子山共和国钞票与邮票上的图案，前英国女王伊丽莎白二世（ElizabethII）1961年来访时还到过树前。从那之后，这颗树一直是狮子山共和国的地标。</text:p>
      <text:p text:style-name="P4">
自由市的居民一直以来会到树下祈祷。近几十年来，这棵树耸立在一个繁忙的道路圆环旁，附近有国家博物馆、中央邮局和最高法院。</text:p>
      <text:p text:style-name="P4">
Source: <text:a xlink:type="simple" xlink:href="https://www.rfi.fr/cn/%E7%A7%91%E5%AD%A6%E6%96%B0%E7%9F%A5/20230526-%E7%8B%AE%E5%AD%90%E5%B1%B1%E5%85%B1%E5%92%8C%E5%9B%BD%E5%9B%BD%E5%AE%B6%E8%B1%A1%E5%BE%B5-400%E5%B9%B4%E8%80%81%E6%A0%91%E9%81%AD%E6%9A%B4%E9%A3%8E%E9%9B%A8%E5%90%B9%E5%80%92" text:style-name="Internet_20_link" text:visited-style-name="Visited_20_Internet_20_Link">
https://www.rfi.fr/cn/%E7%A7%91%E5%AD%A6%E6%96%B0%E7%9F%A5/20230526-%E7%8B%AE%E5%AD%90%E5%B1%B1%E5%85%B1%E5%92%8C%E5%9B%BD%E5%9B%BD%E5%AE%B6%E8%B1%A1%E5%BE%B5-400%E5%B9%B4%E8%80%81%E6%A0%91%E9%81%AD%E6%9A%B4%E9%A3%8E%E9%9B%A8%E5%90%B9%E5%80%92</text:a>
</text:p>
      <!--NEWS-->
      <text:h text:style-name="P10" text:outline-level="1">
<text:span text:style-name="T4">
评论 | 陈光诚：人民公敌的敌人之日常遭遇</text:span>
</text:h>
      <text:p text:style-name="P4">
Author: None</text:p>
      <text:p text:style-name="P4">
Publisher: Radio Free Asia (Organization)</text:p>
      <text:p text:style-name="P4">
Published Time: 2023-05-26T10:09:38-04:00</text:p>
      <text:p text:style-name="P4">
Modified Time: 2023-05-26T10:09: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29306in" draw:z-index="0">
<draw:image xlink:href="../Images/rfamandarin/2023-05-26T10-09-38-04-00/000000.png" xlink:type="simple" xlink:show="embed" xlink:actuate="onLoad" draw:mime-type="image/png"/>
</draw:frame>
中国律师王文璋妻子李文足借住北京维权人士野靖环家中，警察却找上门要求进屋检查。 李文足推特视频截图</text:p>
      <text:p text:style-name="P4">
最近，沉寂了一段时间的有关"709"人权律师的消息随着他们不断遭到共匪北京公安驱赶的命运，又重新受到世人的关注。</text:p>
      <text:p text:style-name="P4">
一直居住在北京的人权律师李和平、王峭岭一家，以及李文足、王全璋一家，因为连续受到中共爪牙的逼迁骚扰，一个月内搬家数次后仍无处存身，就连入住酒店或者民宿也遭到连夜的驱赶。</text:p>
      <text:p text:style-name="P4">
不得已之下，李和平、王峭岭一家从朝阳区搬到了通州，骚扰他们的中共爪牙又接踵而至。</text:p>
      <text:p text:style-name="P4">
李文足则带着只有几岁的儿子泉泉住在了朋友野靖环的家里。中共公安仍要赶尽杀绝，以“有人举报该住户内有人聚众吸毒”为由，半夜多次敲门要求入室检查，甚至还威胁不开门就会破门而入。房主野靖环也不止一次遭到当地西城公安分局长时间的名为“约谈”实为威胁，要求她把李文足母子赶出家门。</text:p>
      <text:p text:style-name="P4">
当野靖环当面质问公安说：“我让她住我家这个行为违法吗？” 公安说：“不违法。但是警察有办法让她住不成”。原来公安所谓的“有办法让她住不成”的“办法”就是利用半夜“查吸毒”来持续地骚扰他们。</text:p>
      <text:p text:style-name="P4">
可是，共匪奴才们！你们知道你们这是在助纣为虐、甘愿为中共做走狗吗？！</text:p>
      <text:p text:style-name="P4">
根据我的经验，中共的损招绝不只是这些。今天晚上夜幕降临的时候，李文足的孩子泉泉看到天黑了，隔一会就看看窗外，惊恐地问李文足说：“妈妈，今天晚上警察还会来吗？”这个问题问得叫人心痛！若是你，你会怎么回答孩子？！？</text:p>
      <text:p text:style-name="P4">
2023年5月14日，李和平律师一个人在家，房东带着十来个人闯进小院，逼迫他搬家，发出了“不走弄死你”的威胁。房租合同期限还有五年，房租费也已经预交到了秋天。李和平律师当然拒绝这样的无理要求。房东当场发飙把卧室的玻璃窗砸了，玻璃碎了一地。无奈之下，李和平律师只好报警。可是警察到现场后说：“房子的所有权属于房东，但是你租了，你付钱了，应该享受应有的服务。不过房东有处置房子的权利……”却拒绝回答违反合同暴力逼迁属于违法行为，说“谈不拢可以到法院起诉”。</text:p>
      <text:p text:style-name="P4">
房东出租房子难道不是为了收房租钱吗？哪有交了房租还把房客赶走的道理？！其实这背后的原因谁都知道：若没有邪党背后逼迫，怎么会发生这样的事情？！</text:p>
      <text:p text:style-name="P4">
因此，问题的关键在于邪恶的共产专制制度。共产党是一切邪恶的总根源，不要指望在一群凌驾于宪法和法律之上的特权阶级制定的规则下解决制度性的社会不公问题。</text:p>
      <text:p text:style-name="P4">
如果还不明白的话，请看当年中共爪牙带着录音笔对我说过的话：“你还别说骚扰你！现在就跟你明挑，我们就需要搅得你不得安生，叫你过不下去…… ”</text:p>
      <text:p text:style-name="P4">
任何人，一旦成为人民公敌共产党的敌人，共产党就会对你赶尽杀绝，想尽办法搅得你不得安生，叫你过不下去。共产党认为这是恐吓人民以及保卫共产党专制政权的需要。</text:p>
      <text:p text:style-name="P4">
总之，不消灭共产暴政，各种迫害就会变本加厉、花样百出地不断发生在你和你的后人身上。</text:p>
      <text:p text:style-name="P4">
（文章只代表特约评论员个人的立场和观点）</text:p>
      <text:p text:style-name="P4">
Source: <text:a xlink:type="simple" xlink:href="https://www.rfa.org/mandarin/pinglun/chenguangchengboke/cgc-05252023192845.html" text:style-name="Internet_20_link" text:visited-style-name="Visited_20_Internet_20_Link">
https://www.rfa.org/mandarin/pinglun/chenguangchengboke/cgc-05252023192845.html</text:a>
</text:p>
      <!--NEWS-->
      <text:h text:style-name="P10" text:outline-level="1">
<text:span text:style-name="T4">
专栏 | 劳工通讯：福建晋江佳信轻工发展有限公司关厂，不付拖欠工资 (一)</text:span>
</text:h>
      <text:p text:style-name="P4">
Author: None</text:p>
      <text:p text:style-name="P4">
Publisher: Radio Free Asia (Organization)</text:p>
      <text:p text:style-name="P4">
Published Time: 2023-05-26T10:23:02-04:00</text:p>
      <text:p text:style-name="P4">
Modified Time: 2023-05-26T10:23:02-04:00</text:p>
      <text:p text:style-name="P4">
Description: None</text:p>
      <text:p text:style-name="P4">
Videos: []</text:p>
      <text:p text:style-name="P4">
Audios: ["<text:a xlink:type="simple" xlink:href="https://www.rfa.org/mandarin/zhuanlan/laogongtongxun/hdf-052620230937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4.645512in" draw:z-index="0">
<draw:image xlink:href="../Images/rfamandarin/2023-05-26T10-23-02-04-00/000000.png" xlink:type="simple" xlink:show="embed" xlink:actuate="onLoad" draw:mime-type="image/png"/>
</draw:frame>
 <text:a xlink:type="simple" xlink:href="https://www.rfa.org/mandarin/zhuanlan/laogongtongxun/hdf-05262023093741.html/@@images/image" text:style-name="Internet_20_link" text:visited-style-name="Visited_20_Internet_20_Link">
</text:a>
Photo: RFA  <text:a xlink:type="simple" xlink:href="https://www.rfa.org/mandarin/zhuanlan/laogongtongxun/hdf-05262023093741.html/@@stream" text:style-name="Internet_20_link" text:visited-style-name="Visited_20_Internet_20_Link">
</text:a>
</text:p>
      <text:p text:style-name="P4">
Source: <text:a xlink:type="simple" xlink:href="https://www.rfa.org/mandarin/zhuanlan/laogongtongxun/hdf-05262023093741.html" text:style-name="Internet_20_link" text:visited-style-name="Visited_20_Internet_20_Link">
https://www.rfa.org/mandarin/zhuanlan/laogongtongxun/hdf-05262023093741.html</text:a>
</text:p>
      <!--NEWS-->
      <text:h text:style-name="P10" text:outline-level="1">
<text:span text:style-name="T4">
联邦议院要求严格立法 限制前军职人员为"他国"效力</text:span>
</text:h>
      <text:p text:style-name="P4">
Author: None (Language: zh)</text:p>
      <text:p text:style-name="P4">
Publisher: None</text:p>
      <text:p text:style-name="P4">
Time: 2023-05-26T10:34:00Z</text:p>
      <text:p text:style-name="P4">
Description: 联邦议院管控委员会前不久发出警告称，退役联邦国防军官兵前往其他国家工作的问题应引起警惕，因为这对德国国家安全构成了威胁。有媒体披露，联邦议院的警告同中国招募外国战斗机飞行员的尝试密切相关。</text:p>
      <text:p text:style-name="P4">
Videos: []</text:p>
      <text:p text:style-name="P4">
Images: ["<text:a xlink:type="simple" xlink:href="https://static.dw.com/image/49332287_303.jpg" text:style-name="Internet_20_link" text:visited-style-name="Visited_20_Internet_20_Link">
49332287_303.jpg</text:a>
", "<text:a xlink:type="simple" xlink:href="https://static.dw.com/image/6482990_7.jpg" text:style-name="Internet_20_link" text:visited-style-name="Visited_20_Internet_20_Link">
6482990_7.jpg</text:a>
"]</text:p>
      <text:p text:style-name="P4">
Subject: 新闻广角</text:p>
      <text:p text:style-name="P4">
Subjects: ['德中关系', '岛屿主权争端', '专题报道：全景观看“习马会”', '中国', '中共十九大', '北大西洋公约组织']</text:p>
      <text:p text:style-name="P4">
Keywords: ['军事机密', '飞行员', '战斗机', '北约', '中国', '间谍', '国家安全']</text:p>
      <text:p text:style-name="P4">
ID: 65742553</text:p>
      <!--METADATA-->
      <text:p text:style-name="P4">
<text:a xlink:type="simple" xlink:href="https://www.dw.com/zh/overlay/image/article/65742553/49332287" text:style-name="Internet_20_link" text:visited-style-name="Visited_20_Internet_20_Link">
 <draw:frame draw:style-name="fr1" draw:name="Image165" text:anchor-type="as-char" svg:width="6.9236in" svg:height="3.896998in" draw:z-index="0">
<draw:image xlink:href="../Images/dwzh/2023-05-26T10-34-00Z/49332287_303.jpg" xlink:type="simple" xlink:show="embed" xlink:actuate="onLoad" draw:mime-type="image/jpeg"/>
</draw:frame>
</text:a>
</text:p>
      <text:p text:style-name="P4">
（德国之声中文网）《世界报》前不久报道称，中国方面一直在努力招募退役的联邦国防军官兵以及德国前情报人员，其中北约退役飞行员更是中方招募的重点对象。去年就曾有媒体报道称，中方曾招募英国空军现役及退役飞行员，让他们向中国空军飞行员传授有关西方战斗机的知识以及西方军机的各项"软肋"。英国国防部称，已经证实有大约三十名英国前飞行员曾为中方提供相关服务。</text:p>
      <text:p text:style-name="P4">
前不久，德国联邦议院管控委员会召开会议，要求严格立法，对敏感领域公务员退役后进入私营经济领域进行规范。德国国防部对《世界报》表示，目前有关各方正在研讨是否有必要对现行法规进行相应修正。根据德国现行"军人法"，来自安全敏感领域的空军飞行员，如果在退役后五年内从事新的工作，方需申报。退役期满五年后则无需申报。</text:p>
      <text:h text:style-name="P12" text:outline-level="3">
<text:span text:style-name="T4">
联邦宪法保卫局：对中国需要保持警惕</text:span>
</text:h>
      <text:p text:style-name="P4">
联邦宪法保卫局也对中国的海外招募行动提出警告。上周的一次讨论会上，宪法保卫局局长哈尔德旺（ ThomasHaldenwang）表示，中国情报机构的活动近来变得异常频繁，其中以获取"专业知识"为目的的活动尤为突出。哈尔德旺说："为了达到在政治、经济、军事和学术领域占据世界霸主的目标，北京为其间谍活动投入了大量的人力和财力。"</text:p>
      <text:p text:style-name="P4">
<draw:frame draw:style-name="fr1" draw:name="Image166" text:anchor-type="as-char" svg:width="6.9236in" svg:height="3.89389in" draw:z-index="0">
<draw:image xlink:href="../Images/dwzh/2023-05-26T10-34-00Z/6482990_7.jpg" xlink:type="simple" xlink:show="embed" xlink:actuate="onLoad" draw:mime-type="image/jpeg"/>
</draw:frame>
</text:p>
      <text:p text:style-name="P4">
德国拟立法限制前军职人员前往第三国效力。图为联邦空军在进行飞行训练。</text:p>
      <text:p text:style-name="P4">
哈尔德旺表示，除了网络攻击之外，宪法保卫局也发现中国方面"加强了针对德国政界各领域的间谍活动。"他表示，俄罗斯也同样在努力对德国社会施加影响，但北京的行为却"更加隐秘，并具有长远的战略目标"。</text:p>
      <text:p text:style-name="P4">
此前曝光的英国飞行员为中方提供培训事件中，一所位于南非的飞行学校引起广泛关注： <text:a xlink:type="simple" xlink:href="https://www.dw.com/zh/zh/路透社涉培训解放军前美军飞官-曾与飞行学校签约/a-63729234" text:style-name="Internet_20_link" text:visited-style-name="Visited_20_Internet_20_Link">
</text:a>
</text:p>
      <text:p text:style-name="P4">
《世界报》掌握的情况显示，一名德国联邦军飞行员也曾在退役后前往南非试飞学院担任教职。这位曾在德国空军效力大约20年的前飞行员在一份专业期刊上撰文称，他2003年开始在南非向来自中国的直升机学员传授理论和实践课程。</text:p>
      <text:p text:style-name="P4">
（世界报，法兰克福评论报）</text:p>
      <text:p text:style-name="P4">
Source: <text:a xlink:type="simple" xlink:href="https://www.dw.com/zh/联邦议院要求严格立法-限制前军职人员为-他国-效力/a-65742553" text:style-name="Internet_20_link" text:visited-style-name="Visited_20_Internet_20_Link">
https://www.dw.com/zh/联邦议院要求严格立法-限制前军职人员为-他国-效力/a-65742553?maca=chi-rss-chi-all-1127-rdf</text:a>
</text:p>
      <!--NEWS-->
      <text:h text:style-name="P10" text:outline-level="1">
<text:span text:style-name="T4">
欲探访黄琦母亲　云南维权人士徐昆夫妇遭警方扣押</text:span>
</text:h>
      <text:p text:style-name="P4">
Author: None</text:p>
      <text:p text:style-name="P4">
Publisher: Radio Free Asia (Organization)</text:p>
      <text:p text:style-name="P4">
Published Time: 2023-05-26T10:55:00-04:00</text:p>
      <text:p text:style-name="P4">
Modified Time: 2023-05-26T13:08: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4.265831in" draw:z-index="0">
<draw:image xlink:href="../Images/rfamandarin/2023-05-26T10-55-00-04-00/000000.png" xlink:type="simple" xlink:show="embed" xlink:actuate="onLoad" draw:mime-type="image/png"/>
</draw:frame>
 2022年10月16日，在家中的徐昆。徐昆提供/RFA资料</text:p>
      <text:p text:style-name="P4">
据”维权网”信息中心26日报道，云南维权人士徐昆、李兰珍夫妇5月26日到成都旅游，想顺便探访著名人权捍卫者黄琦的母亲蒲文清，却遭警方扣押，目前情况不明。</text:p>
      <text:p text:style-name="P4">
据报道，徐昆夫妇本周五到成都旅游，想顺路探望居住在成都的黄琦的母亲蒲文清。下午一点多，他们到达蒲文清居住的仁和春天小区门口不久，即被前来的四个成都国保带到派出所。成都国保告诉他们，要让昆明国保来接他们回去。目前徐昆、李兰珍夫妇情况不明。</text:p>
      <text:p text:style-name="P4">
黄琦是中国最早的人权网站之一“六四天网”的创办人，今年60岁。他于2019年被以“泄露国家机密”等罪判刑12年。他在入狱前已被诊断有多种慢性疾病。常年为他呼吁的母亲蒲文清同样也疾病缠身，正与肺癌对抗。</text:p>
      <text:p text:style-name="P4">
据本台之前报道，徐昆曾是中国民间维权组织“玫瑰团队”成员，并在2019年时声援香港“反送中”抗争，后被当局以“寻衅滋事”的罪名判刑两年，于2021年8月出狱。在这之后，徐昆发出和转发的推文只有十余条，内容多与中国政治犯和维权人士的遭遇有关。</text:p>
      <text:p text:style-name="P4">
2022年10月，徐昆因在微信上隐晦地表达对北京四通桥示威者的支持之意，被当地警方带走，遭国保讯问。</text:p>
      <text:p text:style-name="P4">
责编：凯迪</text:p>
      <text:p text:style-name="P4">
Source: <text:a xlink:type="simple" xlink:href="https://www.rfa.org/mandarin/Xinwen/1-05262023105305.html" text:style-name="Internet_20_link" text:visited-style-name="Visited_20_Internet_20_Link">
https://www.rfa.org/mandarin/Xinwen/1-05262023105305.html</text:a>
</text:p>
      <!--NEWS-->
      <text:h text:style-name="P10" text:outline-level="1">
<text:span text:style-name="T4">
美军“全球鹰”无人侦察机赴日加强对朝监视</text:span>
</text:h>
      <text:p text:style-name="P4">
Author: 联合早报 (Person)</text:p>
      <text:p text:style-name="P4">
Publisher: 联合早报 (Organization)</text:p>
      <text:p text:style-name="P4">
Published Time: 2023-05-26T10:57</text:p>
      <text:p text:style-name="P4">
Modified Time: 2023-05-26T10:57</text:p>
      <text:p text:style-name="P4">
Description: 在朝鲜准备发射军事侦察卫星之际，美国空军似乎将加大对朝鲜的监视力度。韩联社报道，美国太平洋空军星期四（5月25日）宣布，已开始在驻日美军横田基地以轮换方式，部署原本驻扎在关岛安德森...</text:p>
      <text:p text:style-name="P4">
Videos: []</text:p>
      <text:p text:style-name="P4">
Audios: []</text:p>
      <text:p text:style-name="P4">
Images: []</text:p>
      <text:p text:style-name="P4">
Type: NewsArticle</text:p>
      <text:p text:style-name="P4">
Breadcrumbs: ['即时', '国际']</text:p>
      <text:p text:style-name="P4">
Keywords: ['美国', '美军', '朝鲜半岛']</text:p>
      <!--METADATA-->
      <text:p text:style-name="P4">
在朝鲜准备发射军事侦察卫星之际，美国空军似乎将加大对朝鲜的监视力度。</text:p>
      <text:p text:style-name="P4">
韩联社报道，美国太平洋空军星期四（5月25日）宣布，已开始在驻日美军横田基地以轮换方式，部署原本驻扎在关岛安德森空军基地的RQ-4“全球鹰”无人侦察机（NorthropGrumman RQ-4 Global Hawk ）。</text:p>
      <text:p text:style-name="P4">
RQ-4全球鹰无人侦察机隶属关岛的美军第319侦察联队，2017年起在驻日美军横田基地执行不定期轮换部署任务，以加强对朝鲜核导挑衅的侦察活动。</text:p>
      <text:p text:style-name="P4">
RQ-4全球鹰无人侦察机可在20千米高空通过合成孔径雷达（SAR）和光电红外（EO·IR）等装备，识别出地面仅0.3米见方的物体，续航时间长达38至42小时，巡航半径为3000公里，监视范围超过整个朝鲜半岛。</text:p>
      <text:p text:style-name="P4">
Source: <text:a xlink:type="simple" xlink:href="https://www.zaobao.com.sg/realtime/world/story20230526-1398309" text:style-name="Internet_20_link" text:visited-style-name="Visited_20_Internet_20_Link">
https://www.zaobao.com.sg/realtime/world/story20230526-1398309</text:a>
</text:p>
      <!--NEWS-->
      <text:h text:style-name="P10" text:outline-level="1">
<text:span text:style-name="T4">
英国呼吁取消香港国安法 港府强烈反驳</text:span>
</text:h>
      <text:p text:style-name="P4">
Author: None (Language: zh)</text:p>
      <text:p text:style-name="P4">
Publisher: None</text:p>
      <text:p text:style-name="P4">
Time: 2023-05-26T11:04:00Z</text:p>
      <text:p text:style-name="P4">
Description: 英国外相祁湛明(James Cleverly) 向国会提交新一份《香港半年报告书》，指北京仍然不遵守《中英联合声明》，呼吁北京和香港废除香港国安法。对此，香港政府强烈反驳，敦促英国停止干涉“纯属中国内政”的香港事务。</text:p>
      <text:p text:style-name="P4">
Videos: []</text:p>
      <text:p text:style-name="P4">
Images: ["<text:a xlink:type="simple" xlink:href="https://static.dw.com/image/63555695_303.jpg" text:style-name="Internet_20_link" text:visited-style-name="Visited_20_Internet_20_Link">
63555695_303.jpg</text:a>
", "<text:a xlink:type="simple" xlink:href="https://static.dw.com/image/58029705_303.jpg" text:style-name="Internet_20_link" text:visited-style-name="Visited_20_Internet_20_Link">
58029705_303.jpg</text:a>
", "<text:a xlink:type="simple" xlink:href="https://static.dw.com/image/58029780_303.jpg" text:style-name="Internet_20_link" text:visited-style-name="Visited_20_Internet_20_Link">
58029780_303.jpg</text:a>
", "<text:a xlink:type="simple" xlink:href="https://static.dw.com/image/38413380_303.jpg" text:style-name="Internet_20_link" text:visited-style-name="Visited_20_Internet_20_Link">
38413380_303.jpg</text:a>
", "<text:a xlink:type="simple" xlink:href="https://static.dw.com/image/54508830_303.jpg" text:style-name="Internet_20_link" text:visited-style-name="Visited_20_Internet_20_Link">
54508830_303.jpg</text:a>
", "<text:a xlink:type="simple" xlink:href="https://static.dw.com/image/18185046_303.jpg" text:style-name="Internet_20_link" text:visited-style-name="Visited_20_Internet_20_Link">
18185046_303.jpg</text:a>
", "<text:a xlink:type="simple" xlink:href="https://static.dw.com/image/57947914_303.jpg" text:style-name="Internet_20_link" text:visited-style-name="Visited_20_Internet_20_Link">
57947914_303.jpg</text:a>
", "<text:a xlink:type="simple" xlink:href="https://static.dw.com/image/58025370_303.jpg" text:style-name="Internet_20_link" text:visited-style-name="Visited_20_Internet_20_Link">
58025370_303.jpg</text:a>
"]</text:p>
      <text:p text:style-name="P4">
Subject: 时政风云</text:p>
      <text:p text:style-name="P4">
Subjects: ['谷歌', '中国共产党', '戴安娜', '空气污染', '香港', '北京', '英国', '雨伞革命', '英国退欧', '香港政改']</text:p>
      <text:p text:style-name="P4">
Keywords: ['香港国安法', '香港半年报告书', '北京', '英国', '外相', '祁湛明', '黎智英', '香港']</text:p>
      <text:p text:style-name="P4">
ID: 65743070</text:p>
      <!--METADATA-->
      <text:p text:style-name="P4">
<text:a xlink:type="simple" xlink:href="https://www.dw.com/zh/overlay/image/article/65743070/63555695" text:style-name="Internet_20_link" text:visited-style-name="Visited_20_Internet_20_Link">
 <draw:frame draw:style-name="fr1" draw:name="Image168" text:anchor-type="as-char" svg:width="6.9236in" svg:height="3.896998in" draw:z-index="0">
<draw:image xlink:href="../Images/dwzh/2023-05-26T11-04-00Z/63555695_303.jpg" xlink:type="simple" xlink:show="embed" xlink:actuate="onLoad" draw:mime-type="image/jpeg"/>
</draw:frame>
</text:a>
</text:p>
      <text:p text:style-name="P4">
英国外相祁湛明(James Cleverly)</text:p>
      <text:p text:style-name="P4">
（德国之声中文网）英国外交部5月25日向国会提交有关2022年7月1日至12月31日《中英联合声明》在港执行情况的《香港半年报告书》，指北京仍然不遵守《中英联合声明》以及香港的公民和政治权利、高度自治权遭持续侵蚀，呼吁北京和香港废除香港国安法。报告指出，香港的法治受到侵蚀，包括将"曾经属于司法部门的权力"移交给香港的亲中领导人，港府5月10日修订的《法律执业者条例》要求不具本地全面执业资格的海外律师必须事先申请并获特首批准，才有资格参与国家安全相关案件，以及那些面临国安指控的人士无法在法庭上挑战政府决定等等。报告亦提到，英方密切关注港府的政制及司法制度修订，包括区议会的选举改革，大幅减少直选议席。</text:p>
      <text:p text:style-name="P4">
英国外相祁湛明(James Cleverly)在报告前言中写道，他在2月份的联合国听证会上谈到香港当局如何利用国安法来镇压反对派人士。其中许多人被关进监狱或被迫流亡。祁湛明呼吁北京落实联合国人权理事会去年7月在一份独立报告中提出的建议，包括取消北京2020年开始在香港实施的国安法。</text:p>
      <text:h text:style-name="P12" text:outline-level="3">
<text:span text:style-name="T4">
祁湛明向韩正提及黎智英案</text:span>
</text:h>
      <text:p text:style-name="P4">
祁湛明写道："我们与伙伴们一起，谴责对（香港）的公民和政治权利的不断侵蚀。"他特别提到了壹传媒创办人黎智英被香港政府起诉违反香港国安法的案子，指责香港行政当局"故意针对著名的民主人士、记者和政治家，试图让他们沉默以及丧失信誉"。祁湛明补充说："被关押的的有英国双重国籍的 <text:a xlink:type="simple" xlink:href="https://www.dw.com/zh/zh/黎智英案引发中英隔空互呛/a-64354777" text:style-name="Internet_20_link" text:visited-style-name="Visited_20_Internet_20_Link">
</text:a>
就是这样一个人物。"现年75岁的黎智英创办了支持民主的《苹果日报》。该报在2021年被警方搜查并关闭。</text:p>
      <text:p text:style-name="P4">
祁湛明表示，他已于本月向中国副主席韩正提及了黎智英的案子。报告没有提到祁湛明是当面或是经其他途径与韩正接触的。五月初， <text:a xlink:type="simple" xlink:href="https://www.dw.com/zh/zh/韓正將出席英王加冕儀式-引爆哪些爭議/a-65523431" text:style-name="Internet_20_link" text:visited-style-name="Visited_20_Internet_20_Link">
</text:a>
 。</text:p>
      <ul>
        <li>
          <draw:frame draw:style-name="fr1" draw:name="Image169" text:anchor-type="as-char" svg:width="6.9236in" svg:height="3.896998in" draw:z-index="0">
            <draw:image xlink:href="../Images/dwzh/2023-05-26T11-04-00Z/58029705_303.jpg" xlink:type="simple" xlink:show="embed" xlink:actuate="onLoad" draw:mime-type="image/jpeg"/>
          </draw:frame>
        </li>
      </ul>
      <h5>
香港告别《苹果日报》</h5>
      <text:h text:style-name="P12" text:outline-level="3">
<text:span text:style-name="T4">
创办人黎智英</text:span>
</text:h>
      <text:p text:style-name="P4">
《苹果日报》1995年由富商黎智英创办。少年时从广东偷渡至香港的黎智英曾公开支持89民运，并因此受到大陆官方的制裁。他于1990年创办壹传媒有限公司后，旗下出版《壹周刊》等报刊杂志，之后扩展到电视、网络等媒体，并于2003年创设台湾《苹果日报》。黎智英曾在电视广告中咬着苹果说「每日一苹果，没人骗到我！」</text:p>
      <ul>
        <li>
          <draw:frame draw:style-name="fr1" draw:name="Image170" text:anchor-type="as-char" svg:width="6.9236in" svg:height="3.896998in" draw:z-index="0">
            <draw:image xlink:href="../Images/dwzh/2023-05-26T11-04-00Z/58029780_303.jpg" xlink:type="simple" xlink:show="embed" xlink:actuate="onLoad" draw:mime-type="image/jpeg"/>
          </draw:frame>
        </li>
      </ul>
      <h5>
香港告别《苹果日报》</h5>
      <text:h text:style-name="P12" text:outline-level="3">
<text:span text:style-name="T4">
颠覆香港报界</text:span>
</text:h>
      <text:p text:style-name="P4">
为吸引读者，《苹果日报》采用彩色印刷、新潮排版及口语化大标题，内容上也包罗万有。该报创刊短短几个月内，便彻底颠覆了香港报业的游戏规则。不过该报为了销量不惜哗众取宠，因狗仔队文化丶卖弄色情暴力等，被指过分煽情和娱乐化，并不时陷入道德指责以及司法纠纷。但其调查性报导也得到读者的认可。香港中文大学2019年的传媒公信力调查显示，《苹果日报》在香港收费报纸中排名第三。</text:p>
      <ul>
        <li>
          <draw:frame draw:style-name="fr1" draw:name="Image171" text:anchor-type="as-char" svg:width="6.9236in" svg:height="3.896998in" draw:z-index="0">
            <draw:image xlink:href="../Images/dwzh/2023-05-26T11-04-00Z/38413380_303.jpg" xlink:type="simple" xlink:show="embed" xlink:actuate="onLoad" draw:mime-type="image/jpeg"/>
          </draw:frame>
        </li>
      </ul>
      <h5>
香港告别《苹果日报》</h5>
      <text:h text:style-name="P12" text:outline-level="3">
<text:span text:style-name="T4">
拒绝被“染红”</text:span>
</text:h>
      <text:p text:style-name="P4">
该报立场鲜明，有多个时事评论专栏批评中共高层和港府，并经常报导内地维权人士如刘晓波等状况，同时高调支持香港民主运动，多次在社会运动中表态，甚至呼吁读者上街。1997年香港主权移交後，《南华早报》丶《明报》等多家本地报章相继被中资入主丶收购，《苹果日报》被视为香港唯一未被「染红」的主流媒体。</text:p>
      <ul>
        <li>
          <draw:frame draw:style-name="fr1" draw:name="Image172" text:anchor-type="as-char" svg:width="6.9236in" svg:height="3.896998in" draw:z-index="0">
            <draw:image xlink:href="../Images/dwzh/2023-05-26T11-04-00Z/54508830_303.jpg" xlink:type="simple" xlink:show="embed" xlink:actuate="onLoad" draw:mime-type="image/jpeg"/>
          </draw:frame>
        </li>
      </ul>
      <h5>
香港告别《苹果日报》</h5>
      <text:h text:style-name="P12" text:outline-level="3">
<text:span text:style-name="T4">
国安法紧箍咒</text:span>
</text:h>
      <text:p text:style-name="P4">
从2014年的雨伞运动到2019年的返修例运动中，《苹果日报》可谓立场鲜明。2020年8月10日，该报创办人黎智英涉《香港国安法》被捕，《苹果日报》总部被警方搜查。次日该报头条标题为"苹果一定撑落去"，印量由两星期前的7万多份涨到55万份，市民们排长队购买。</text:p>
      <ul>
        <li>
          <draw:frame draw:style-name="fr1" draw:name="Image173" text:anchor-type="as-char" svg:width="6.9236in" svg:height="3.896998in" draw:z-index="0">
            <draw:image xlink:href="../Images/dwzh/2023-05-26T11-04-00Z/18185046_303.jpg" xlink:type="simple" xlink:show="embed" xlink:actuate="onLoad" draw:mime-type="image/jpeg"/>
          </draw:frame>
        </li>
      </ul>
      <h5>
香港告别《苹果日报》</h5>
      <text:h text:style-name="P12" text:outline-level="3">
<text:span text:style-name="T4">
台湾停刊</text:span>
</text:h>
      <text:p text:style-name="P4">
2021年5月15日，发行18年的《台湾苹果日报》宣布停刊。公告称，“《台湾苹果日报》在新闻战场并没有输”，而是“输在香港局势恶化，造成我们无法再长期支撑亏损”，因此“忍痛割捨纸本”，集中资源发展《苹果新闻网》。同一天，其母公司香港壹传媒创办人黎智英的财产被冻结，香港保安局的依据是“香港国安法”。</text:p>
      <ul>
        <li>
          <draw:frame draw:style-name="fr1" draw:name="Image174" text:anchor-type="as-char" svg:width="6.9236in" svg:height="3.896998in" draw:z-index="0">
            <draw:image xlink:href="../Images/dwzh/2023-05-26T11-04-00Z/57947914_303.jpg" xlink:type="simple" xlink:show="embed" xlink:actuate="onLoad" draw:mime-type="image/jpeg"/>
          </draw:frame>
        </li>
      </ul>
      <h5>
香港告别《苹果日报》</h5>
      <text:h text:style-name="P12" text:outline-level="3">
<text:span text:style-name="T4">
逮捕高层 冻结资产</text:span>
</text:h>
      <text:p text:style-name="P4">
2021年6月17日，警方以涉嫌违反国安法为由第二次搜查《苹果日报》，拘捕5名报社高管。该报被指刊文呼吁外国制裁香港及中国，涉嫌“串谋勾结外国势力危害国家安全”。当局还冻结《苹果日报》三家关联公司资产共1800万港元，造成报社无法继续运营。</text:p>
      <ul>
        <li>
          <draw:frame draw:style-name="fr1" draw:name="Image175" text:anchor-type="as-char" svg:width="6.9236in" svg:height="3.896998in" draw:z-index="0">
            <draw:image xlink:href="../Images/dwzh/2023-05-26T11-04-00Z/58025370_303.jpg" xlink:type="simple" xlink:show="embed" xlink:actuate="onLoad" draw:mime-type="image/jpeg"/>
          </draw:frame>
        </li>
      </ul>
      <h5>
香港告别《苹果日报》</h5>
      <text:h text:style-name="P12" text:outline-level="3">
<text:span text:style-name="T4">
民众排队购买最后一份报</text:span>
</text:h>
      <text:p text:style-name="P4">
6月23日，壹传媒宣布，《苹果日报》24日出版最后一期印刷版后，即日停刊，网络版也同时终止运作。最终版的头版标题是“港人雨中痛别，我哋撑苹果”，印刷了创纪录的100万份。香港街头再次出现市民排长队买《苹果》的景象。</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港府强烈反驳英国的《香港半年报告书》</text:span>
</text:h>
      <text:p text:style-name="P4">
香港特区政府5月25日发表新闻公报，对英国的《香港半年报告书》表示强烈不满和坚决反对。公告写道：香港特别行政区（特区）政府今日（五月二十五日）强烈反驳英国发表的所谓「香港半年报告：二○二二年七月至十二月」（报告）中对「一国两制」成功实践下的香港的恶意诋毁和政治攻击，并表示强烈不满和坚决反对。香港特区是中华人民共和国不可分离的部分，特区政府再次强烈敦促英国遵从国际法和国际关系的基本准则，立即停止干涉纯属中国内政的香港事务。"</text:p>
      <text:p text:style-name="P4">
该公告称，特区政府发言人强调，经完善的选举制度为全面落实"爱国者治港"原则提供了法律保障，确保政权掌握在爱国者手中是世界通行的政治原则，没有一个国家或地区的人民会容许政权落入不爱国甚或出卖自己国家的人手中；国家安全属于中央事权，每个国家都有责任和权利维护其国家安全，而英国亦有大量国家安全法例。特区政府坚决反对英国通过所谓报告一再恶意诋毁《香港国安法》，肆意干预香港依法施政、破坏香港法治，并强烈不满他们对《香港国安法》实施让广大香港市民生活和经济活动回复正常、营商环境恢复的实况置若罔闻。</text:p>
      <text:p text:style-name="P4">
公告还提到，特区政府发言人重申，"香港居民享有受到《基本法》、《香港人权法案条例》及其他相关法律保障的权利和自由"，"然而，有关权利和自由并非绝对，行使有关权利时，会受法律和为达致合理目的而必须作出的规定所限制，例如保障国家安全或公共秩序。"</text:p>
      <text:p text:style-name="P4">
自北京实施港区国家安全法以来，伦敦和北京方面之间的关系一直很紧张。今年5月9日，英国商业及贸易部国务大臣庄敦文(DominicJohnson)访港，这是自2018年以及2020年《港区国安法》生效以来英国国务大臣首次来港。</text:p>
      <text:p text:style-name="P4">
（综合报道）</text:p>
      <text:p text:style-name="P4">
<text:span text:style-name="T5">
© 2023年 德国之声版权声明：本文所有内容受到著作权法保护，如无德国之声特别授权，不得擅自使用。任何不当行为都将导致追偿，并受到刑事追究。</text:span>
</text:p>
      <text:h text:style-name="P12" text:outline-level="3">
<text:span text:style-name="T4">
苹果日报最终章：香港敢言媒体的殒落</text:span>
</text:h>
      <text:p text:style-name="P4">
Source: <text:a xlink:type="simple" xlink:href="https://www.dw.com/zh/英国呼吁取消香港国安法-港府强烈反驳/a-65743070" text:style-name="Internet_20_link" text:visited-style-name="Visited_20_Internet_20_Link">
https://www.dw.com/zh/英国呼吁取消香港国安法-港府强烈反驳/a-65743070?maca=chi-rss-chi-all-1127-rdf</text:a>
</text:p>
      <!--NEWS-->
      <text:h text:style-name="P10" text:outline-level="1">
<text:span text:style-name="T4">
法官责令辩护律师退庭 　丁学福案被指“强推式庭审”</text:span>
</text:h>
      <text:p text:style-name="P4">
Author: None</text:p>
      <text:p text:style-name="P4">
Publisher: Radio Free Asia (Organization)</text:p>
      <text:p text:style-name="P4">
Published Time: 2023-05-26T11:06:00-04:00</text:p>
      <text:p text:style-name="P4">
Modified Time: 2023-05-26T13:08: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4.243497in" draw:z-index="0">
<draw:image xlink:href="../Images/rfamandarin/2023-05-26T11-06-00-04-00/000000.png" xlink:type="simple" xlink:show="embed" xlink:actuate="onLoad" draw:mime-type="image/png"/>
</draw:frame>
 曾获得“全国劳模”“宁夏十大杰出青年”等称号的丁学福<text:a xlink:type="simple" xlink:href="https://www.rfa.org/mandarin/Xinwen/2-05262023105745.html/@@images/image" text:style-name="Internet_20_link" text:visited-style-name="Visited_20_Internet_20_Link">
 </text:a>
网络截图</text:p>
      <text:p text:style-name="P4">
中国宁夏的丁学福等15人“涉黑案”目前正在当地吴忠市中级法院一审审理中。其辩护律师方县桂25日发文，谴责审判长王静非法剥夺其辩护权，将其逐出法庭，并要求其拿出法律依据。维权律师刘卫国24日发视频称，目前一系列重大的案件在庭审的过程中出现了“强推式庭审”的态势。</text:p>
      <text:p text:style-name="P4">
据中国人权律师团25日推文称，北京必奕律师事务所律师方县桂当天发文，严厉谴责王静法官非法剥夺其辩护权，并要求其回应：包括因举手发言、申请法官回避而被逐出法庭、和以“未经许可不得发言为由”警告、训诫、责令退出法庭的法律依据。方县桂还称，法官滥用职权、粗暴指挥庭审，已导致法警粗暴对待律师和家属。他还提出三点声明，包括其被责令退出法庭，他没有责任，不可能具结悔过等。</text:p>
      <text:p text:style-name="P4">
另据网易号“高倍镜”发文指出，丁学福等“涉黑案”的一号被告人丁学福为吴忠市利通区板桥乡梁湾村原党支部书记、村委会主任，曾获得“全国劳模”“宁夏十大杰出青年”等称号。在该案侦查阶段，公安机关曾先后四次公开征集“违法犯罪线索”，犯罪嫌疑人被抓捕近三年后才开庭审理。期间，三名嫌疑人的家属又因喊冤陈情被抓。一位资深法律人士称，该案属于典型的先定罪后找证据。还有相关人士反映，办案人员在办理案件过程中，存在株连亲属、非法取证、非法限制律师会见当事人等情况。</text:p>
      <text:p text:style-name="P4">
另据维权网信息中心报道，维权律师刘卫国24日发视频称，目前一系列重大的案件在庭审过程中出现了“强推式庭审”，即法官不在乎程序上的任何规定，唯一目标就是尽快把庭审程序走完。这就意味着《刑事诉讼法》及司法解释中对被告人和辩护人权利保障的规定在法庭上全都失效。</text:p>
      <text:p text:style-name="P4">
刘卫国律师还称，宁夏吴忠中级法院审理丁学福案件的法官就是采用这种“强推式”审判方式，法官针对律师提出的管辖权异议、回避等均置之不理。审判长王静更是对被告人强硬打断，居高临下，一再训斥被告人丁学福：“搞清楚你的身份！注意你的身份！”“你算是干什么的、你是来接受审判的！”使得庭审一度陷入混乱。</text:p>
      <text:p text:style-name="P4">
责编：凯迪</text:p>
      <text:p text:style-name="P4">
Source: <text:a xlink:type="simple" xlink:href="https://www.rfa.org/mandarin/Xinwen/2-05262023105745.html" text:style-name="Internet_20_link" text:visited-style-name="Visited_20_Internet_20_Link">
https://www.rfa.org/mandarin/Xinwen/2-05262023105745.html</text:a>
</text:p>
      <!--NEWS-->
      <text:h text:style-name="P10" text:outline-level="1">
<text:span text:style-name="T4">
两年超11万港人持BNO签证移英　多为高技术人才</text:span>
</text:h>
      <text:p text:style-name="P4">
Author: None</text:p>
      <text:p text:style-name="P4">
Publisher: Radio Free Asia (Organization)</text:p>
      <text:p text:style-name="P4">
Published Time: 2023-05-26T11:09:00-04:00</text:p>
      <text:p text:style-name="P4">
Modified Time: 2023-05-26T13:08: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4.612011in" draw:z-index="0">
<draw:image xlink:href="../Images/rfamandarin/2023-05-26T11-09-00-04-00/000000.png" xlink:type="simple" xlink:show="embed" xlink:actuate="onLoad" draw:mime-type="image/png"/>
</draw:frame>
 英国BNO护照与中国香港特区护照并列画面美联社资料图片</text:p>
      <text:p text:style-name="P4">
香港国安法于2020年中实施后，引发港人移民潮。据英国内政部最新公告，自2021年1月底开放持有英国国民（海外）护照（BNO）的港人移民英国后，至今年3月底，已有超过11万港人抵达英国，其中多为高学历、高技术人才。估计未来5年内，这些港人可为英国带来最少24亿英磅的净收益。</text:p>
      <text:p text:style-name="P4">
综合香港01及《星岛日报》的报导，英国政府在2021年1月底针对港人推出BNO“5+1”移民签证申请。截至今年一季度，英国官方统计共接获17.25万份申请，其中有超过11万人已抵达英国。他们在英国居留5年后，即可在第6年申请成为英国永久居民。</text:p>
      <text:p text:style-name="P4">
英国内政部指出，申请人中有62% 是 BNO或香港护照持有人，37%是中国护照持有人。主申请人中，9成为香港或BNO护照持有人，其家属中，有77%为中国护照持有人，21%为香港或BNO护照持有人。</text:p>
      <text:p text:style-name="P4">
英国内政部还称，大多数 BNO 护照持有人都有大学或以上学历，很多人拥有高技术，预计他们可以在未来五年内为英国经济带来 24 亿至 29 亿英镑的净收益。</text:p>
      <text:p text:style-name="P4">
责编：凯迪</text:p>
      <text:p text:style-name="P4">
Source: <text:a xlink:type="simple" xlink:href="https://www.rfa.org/mandarin/Xinwen/3-05262023110730.html" text:style-name="Internet_20_link" text:visited-style-name="Visited_20_Internet_20_Link">
https://www.rfa.org/mandarin/Xinwen/3-05262023110730.html</text:a>
</text:p>
      <!--NEWS-->
      <text:h text:style-name="P10" text:outline-level="1">
<text:span text:style-name="T4">
台湾行政院： "大陆地区人民亦为中华民国人民"即日停用</text:span>
</text:h>
      <text:p text:style-name="P4">
Author: None</text:p>
      <text:p text:style-name="P4">
Publisher: Radio Free Asia (Organization)</text:p>
      <text:p text:style-name="P4">
Published Time: 2023-05-26T11:16:00-04:00</text:p>
      <text:p text:style-name="P4">
Modified Time: 2023-05-26T12:38:22-04:00</text:p>
      <text:p text:style-name="P4">
Description: None</text:p>
      <text:p text:style-name="P4">
Videos: []</text:p>
      <text:p text:style-name="P4">
Audios: ["<text:a xlink:type="simple" xlink:href="https://www.rfa.org/mandarin/yataibaodao/gangtai/hcm-0526202311022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78" text:anchor-type="as-char" svg:width="6.9236in" svg:height="3.651641in" draw:z-index="0">
<draw:image xlink:href="../Images/rfamandarin/2023-05-26T11-16-00-04-00/000000.png" xlink:type="simple" xlink:show="embed" xlink:actuate="onLoad" draw:mime-type="image/png"/>
</draw:frame>
民进党立委郑运鹏(右)针对中国大陆籍男子"国赔案"判决指"大陆人民也是中华民国人民"，对台湾的法务部次长陈明堂(左)提出质询。 <text:a xlink:type="simple" xlink:href="https://www.rfa.org/mandarin/yataibaodao/gangtai/hcm-05262023110227.html/@@images/image" text:style-name="Internet_20_link" text:visited-style-name="Visited_20_Internet_20_Link">
</text:a>
截图自台湾立法院播放系统  <text:a xlink:type="simple" xlink:href="https://www.rfa.org/mandarin/yataibaodao/gangtai/hcm-05262023110227.html/@@stream" text:style-name="Internet_20_link" text:visited-style-name="Visited_20_Internet_20_Link">
</text:a>
</text:p>
      <text:p text:style-name="P4">
台湾的行政院日前通令政府各部门，有关"大陆地区人民亦为中华民国人民"的有关条文已经过时，即日起停用。据悉，一名中国大陆男子五年前在台湾旅游时不幸遇难，高雄法院曾援引上述条文作出赔偿裁决，而台湾行政院的最新表态引起舆论热议。</text:p>
      <text:p text:style-name="P4">
<text:a xlink:type="simple" xlink:href="https://www.rfa.org/mandarin/Xinwen/10-05252023162022.html" text:style-name="Internet_20_link" text:visited-style-name="Visited_20_Internet_20_Link">
 <text:span text:style-name="T4">
台湾行政院令：大陆人不具中华民国国籍</text:span>
 </text:a>
  * <text:span text:style-name="T4">
<text:a xlink:type="simple" xlink:href="https://www.rfa.org/mandarin/yataibaodao/gangtai/hx-03282023091540.html" text:style-name="Internet_20_link" text:visited-style-name="Visited_20_Internet_20_Link">
 </text:a>
 </text:span>
</text:p>
      <text:p text:style-name="P4">
钱姓男子2018年8月在台骑自行车环岛，行经高雄路竹区因碰触路灯漏电遭电击身亡，死者家属来台提出“国家赔偿”请求。据报导，高雄市养工处在一审时认为，死者是大陆地区人民，不适用台湾的《国家赔偿法》。但高雄地方法院认定，高雄市养工处有疏失责任，同时“大陆地区人民也是中华民国人民”，判养工处败诉。该案二审也维持一审原判。</text:p>
      <text:p text:style-name="P4">
近日，民进党立委郑运鹏在立法院质询时指出，他不反对以人权为由赔偿，但该判决理由是根据30年前法务部的函释，这显然不符合现行法律和国民情感，要求法务部废除该函释。</text:p>
      <text:p text:style-name="P4">
法务部次长陈明堂表示：“后来《国籍法》针对中华民国人民的定义有修改，所以约在民国90几年(2010年)后，该函释已不直接适用了。”</text:p>
      <text:p text:style-name="P4">
民进党立委郑运鹏：“有些法院故意的，再被转手拿去做认知作战的中央厨房，法务部何必担30年前那个年代的结果，应废除该函释。不是因该函释而赔偿，是本来就应赔偿，不分他是中港澳人士。”</text:p>
      <text:p text:style-name="P4">
<text:span text:style-name="T4">
台湾政院通令 中国大陆人民非属中华民国国民</text:span>
</text:p>
      <text:p text:style-name="P4">
在郑运鹏提出质询后，25日收到台湾的行政院以院台法长字第1121023848号通令各部会：依《国籍法》之定义，中国大陆人民不具中华民国国籍、非属中华民国国民，自不享有或负担中华民国国民之权利义务，凡旧函释与此抵触者，应自即日起停止适用或不再援用。</text:p>
      <text:p text:style-name="P4">
“以后，法官再有类似的引用及判决就是法官个人意识形态问题，就是错误的判决，要接受国人的批判。接下来就是司法院，自己要去教育训练统一解释了。”郑运鹏在脸书提出他的看法。</text:p>
      <text:p text:style-name="P4">
<draw:frame draw:style-name="fr1" draw:name="Image179" text:anchor-type="as-char" svg:width="6.9236in" svg:height="9.359681in" draw:z-index="0">
<draw:image xlink:href="../Images/rfamandarin/2023-05-26T11-16-00-04-00/000001.png" xlink:type="simple" xlink:show="embed" xlink:actuate="onLoad" draw:mime-type="image/png"/>
</draw:frame>
台湾的行政院通令各部会，依《国籍法》之定义，中国大陆人民非属中华民国国民，自不享有或负担中华民国国民之权利义务。凡旧函释与此牴触者，应自即日起停止适用或不再援用。(截图自郑运鹏脸书)<text:a xlink:type="simple" xlink:href="https://www.rfa.org/mandarin/yataibaodao/gangtai/hcm-05262023110227.html/57164e8c.jpg" text:style-name="Internet_20_link" text:visited-style-name="Visited_20_Internet_20_Link">
</text:a>
</text:p>
      <text:p text:style-name="P4">
<text:span text:style-name="T4">
黄帝颖：陆人国赔案是违宪判决</text:span>
</text:p>
      <text:p text:style-name="P4">
律师黄帝颖曾多次针对此判决发表相关文章。他接受本台访问时表示，法官自行解读再引行政函释，本来就不符合民主法治国家司法人员的判断。法官明知其为中华人民共和国的国民，却径自“把中华人民共和国的国民解读为中华民国国民”。</text:p>
      <text:p text:style-name="P4">
“这样的判决荒谬，跟社会落差、跟国际的正常判断落差甚钜。”黄帝颖进一步指出，“法院的判决本来就不受行政函释拘束，所以这个国赔案其实本质上是违宪的判决。”</text:p>
      <text:p text:style-name="P4">
<text:span text:style-name="T4">
曲兆祥：判决牵动"一中"有关中华民国是否存在</text:span>
</text:p>
      <text:p text:style-name="P4">
台湾师范大学荣退教授曲兆祥对本台表示，该案的关键在于法院与行政部门的见解不一致，但行政部门的见解并非最后的见解，也不是法律上最权威的见解，最后还是得要进到最高法院：“我估计，这个案子到最后的认定要进入司法院的大法官会议”。</text:p>
      <text:p text:style-name="P4">
他解释，台湾的总统蔡英文虽然表示“两岸互不隶属”，但并未明确定义是行政权或法理上的主权，所以仍有模糊空间。 若大法官会议解释案例，就完全没有办法回避。</text:p>
      <text:p text:style-name="P4">
“这等于是潘朵拉的盒子，有人就把它打开了，那只妖怪已经跑出来了。”曲兆祥认为此判决影响深远，将牵动“一个中国”的中华民国是否还存在的问题，如果大法官解释还是与行政机关相同，“那这等于是法理台独”。</text:p>
      <text:p text:style-name="P4">
<text:span text:style-name="T4">
大法官"328号解释" 领土为重大政治问题 不由司法释宪机关解释</text:span>
</text:p>
      <text:p text:style-name="P4">
黄帝颖指出，大法官“328号解释”已经解释过，领土是政治问题，不是司法所能解释：“所以地院的法官其实凌驾了大法官，把中华人民共和国国民全部变成我国国民。”</text:p>
      <text:p text:style-name="P4">
根据“328号解释”，宪法第四条对“中华民国领土”不采列举方式，而为“依其固有之疆域”之概括规定，并设领土变更之程序，以为限制，有其政治上及历史上之理由。其所称固有疆域范围之界定为重大之政治问题，不应由行使司法权之释宪机关予以解释。</text:p>
      <text:p text:style-name="P4">
黄帝颖提醒，此判决不该被放在所谓影响两岸关系的脉络解读。他反问，把中华人民共和国国民解读为“我国”国民，那全中国十四亿人都是中华民国国民。现在台湾正在普发六千元现金，难道这些所谓的“中华民国十四亿人”都能来领？</text:p>
      <text:p text:style-name="P4">
记者：黄春梅 责编：许书婷、何平 网编：洪伟</text:p>
      <text:p text:style-name="P4">
Source: <text:a xlink:type="simple" xlink:href="https://www.rfa.org/mandarin/yataibaodao/gangtai/hcm-05262023110227.html" text:style-name="Internet_20_link" text:visited-style-name="Visited_20_Internet_20_Link">
https://www.rfa.org/mandarin/yataibaodao/gangtai/hcm-05262023110227.html</text:a>
</text:p>
      <!--NEWS-->
      <text:h text:style-name="P10" text:outline-level="1">
<text:span text:style-name="T4">
中国再传AI换脸诈骗案　九秒钟被讹245万</text:span>
</text:h>
      <text:p text:style-name="P4">
Author: None</text:p>
      <text:p text:style-name="P4">
Publisher: Radio Free Asia (Organization)</text:p>
      <text:p text:style-name="P4">
Published Time: 2023-05-26T11:20:00-04:00</text:p>
      <text:p text:style-name="P4">
Modified Time: 2023-05-26T13:0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88615in" draw:z-index="0">
<draw:image xlink:href="../Images/rfamandarin/2023-05-26T11-20-00-04-00/000000.png" xlink:type="simple" xlink:show="embed" xlink:actuate="onLoad" draw:mime-type="image/png"/>
</draw:frame>
图为利用人工智能产生的人脸图像，可以在特定位置看出破绽。 <text:a xlink:type="simple" xlink:href="https://www.rfa.org/mandarin/Xinwen/4-05262023111024.html/@@images/image" text:style-name="Internet_20_link" text:visited-style-name="Visited_20_Internet_20_Link">
</text:a>
美联社资料图片</text:p>
      <text:p text:style-name="P4">
近期，中国接连发生使用人工智能（AI）换脸和拟声技术进行诈骗的案件。继内蒙古日前发生一起10分钟被骗走430万元的AI换脸诈骗案后，安徽省上月发生的一起类似案件也被曝光，歹徒仅费时9秒钟，就骗得人民币245万元。</text:p>
      <text:p text:style-name="P4">
据中国媒体“大皖新闻”25日报道，安庆经济开发区4月份发生一起“冒充熟人”诈骗案。当地反诈中心民警调查发现，诈骗分子用一段9秒钟的AI换脸视频，佯装“熟人”，让受害人放松警惕从而实施诈骗。</text:p>
      <text:p text:style-name="P4">
报道说，何先生的微信“好友”4月27日突然邀其视频通话。电话接通后，何先生看到“好友”正在一间会议室内，就在他准备进一步询问时，“好友”直接挂断了电话，并表示在会议中有重要事情交代，需要何先生添加QQ沟通。</text:p>
      <text:p text:style-name="P4">
随后，“好友”在QQ上告诉何先生，目前有项目招标需要周转资金，希望何先生先帮忙垫付。何先生基于对“好友”的信任，立刻让家人将245万元到对方指定的账号上，直到事后拨打对方电话确认，才得知被骗。</text:p>
      <text:p text:style-name="P4">
警方接获报案后， 28日下午逮捕李嫌等3人，扣押涉案手机26部，不过只追回电诈资金100余万元。</text:p>
      <text:p text:style-name="P4">
日前，“AI诈骗正在全国爆发”话题一度冲上中国热搜榜第一。网上还出现了AI换脸冒充明星带货，甚至有教程教人如何换脸。</text:p>
      <text:p text:style-name="P4">
责编：凯迪</text:p>
      <text:p text:style-name="P4">
Source: <text:a xlink:type="simple" xlink:href="https://www.rfa.org/mandarin/Xinwen/4-05262023111024.html" text:style-name="Internet_20_link" text:visited-style-name="Visited_20_Internet_20_Link">
https://www.rfa.org/mandarin/Xinwen/4-05262023111024.html</text:a>
</text:p>
      <!--NEWS-->
      <text:h text:style-name="P10" text:outline-level="1">
<text:span text:style-name="T4">
六四34周年　天安门母亲： 中共应担负全责说出真相</text:span>
</text:h>
      <text:p text:style-name="P4">
Author: None</text:p>
      <text:p text:style-name="P4">
Publisher: Radio Free Asia (Organization)</text:p>
      <text:p text:style-name="P4">
Published Time: 2023-05-26T11:32:00-04:00</text:p>
      <text:p text:style-name="P4">
Modified Time: 2023-05-26T12:34:11-04:00</text:p>
      <text:p text:style-name="P4">
Description: None</text:p>
      <text:p text:style-name="P4">
Videos: []</text:p>
      <text:p text:style-name="P4">
Audios: ["<text:a xlink:type="simple" xlink:href="https://www.rfa.org/mandarin/yataibaodao/renquanfazhi/gf-0526202311191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81" text:anchor-type="as-char" svg:width="6.9236in" svg:height="3.88615in" draw:z-index="0">
<draw:image xlink:href="../Images/rfamandarin/2023-05-26T11-32-00-04-00/000000.png" xlink:type="simple" xlink:show="embed" xlink:actuate="onLoad" draw:mime-type="image/png"/>
</draw:frame>
每年六月四日，"天安门母亲"成员都会到北京万安公墓集体祭奠。 尤维洁独家提供，拍摄日期不详  <text:a xlink:type="simple" xlink:href="https://www.rfa.org/mandarin/yataibaodao/renquanfazhi/gf-05262023111912.html/@@stream" text:style-name="Internet_20_link" text:visited-style-name="Visited_20_Internet_20_Link">
</text:a>
</text:p>
      <text:p text:style-name="P4">
六四事件遇难者家属组织"天安门母亲"一直坚持"真相、赔偿、问责"三大诉求。三十多年过去，"六四"在中国仍旧被视为禁忌。当局的严厉管控手段让先后离世的难属留下遗憾。部分仍然在世的难属认为，即使人事全非，中共对这场历史悲剧，仍然责无旁贷。</text:p>
      <text:p text:style-name="P4">
<text:a xlink:type="simple" xlink:href="https://www.rfa.org/mandarin/yataibaodao/zhengzhi/hcm2-05252023100556.html" text:style-name="Internet_20_link" text:visited-style-name="Visited_20_Internet_20_Link">
 <text:span text:style-name="T4">
"六四"34周年 纪念馆凝聚两代人民主抗争精神</text:span>
 </text:a>
  * <text:span text:style-name="T4">
<text:a xlink:type="simple" xlink:href="https://www.rfa.org/mandarin/yataibaodao/meiti/hx1-05232023092839.html" text:style-name="Internet_20_link" text:visited-style-name="Visited_20_Internet_20_Link">
 </text:a>
 </text:span>
</text:p>
      <text:p text:style-name="P4">
1989年6月4日，张景利的丈夫刘永良独自前往北京天安门，结果遭到枪杀，去世时只有26岁，遗下了妻子和当时1岁半的儿子。</text:p>
      <text:p text:style-name="P4">
34年过去，张景利作为难属代表在“天安门母亲”脸书专页发言。她说，“在这漫长的30余年中，生活上的困难我都可以忍受承担，心中的苦却没有地方申诉，精神上的痛苦一直伴随着我。”她并质疑，“有什么事情一定要出动全副武装的军人、坦克真枪实弹，在北京街头，在天安门广场，向手无寸铁的学生和市民开枪才能解决吗？”</text:p>
      <text:p text:style-name="P4">
尤维洁：“失去丈夫她很痛苦。如果没有家人对她的帮助的话，她根本就没办法能够生活下去。就好像我，当年我失去丈夫，面对我的孩子，我也得勇敢地活下去。随着他们年纪大了，他们有机会站出来说话的时间没有那么多了。”</text:p>
      <text:p text:style-name="P4">
<text:span text:style-name="T4">
过去一年再有七名难属去世</text:span>
</text:p>
      <text:p text:style-name="P4">
“天安门母亲”发言人尤维洁接受本台专访时透露，过去一年再有七名难属去世，多年来累计已有超过七十名难属离世。她说，虽然当局企图抹去人们心中这一残酷事实的记忆，但难属的诉求不变，就是“真相、赔偿、问责”。</text:p>
      <text:p text:style-name="P4">
尤维洁：“应该说，我们非常诚恳想跟政府对话。就当年的惨案，政府一直回避自己的责任。遗憾的是，在他们活着的时候，没有看到六四惨案有出自于政府对各个家庭的交待。一位已经去世的家属自己就说，我们一定要坚持下去。这件事情不能够放弃。”</text:p>
      <text:p text:style-name="P4">
习近平掌权的10年被普遍认为是给中国带来巨变的10年，无论政治还是言论自由都在走回头路，但尤维洁认为，平反六四现政权责无旁贷。</text:p>
      <text:p text:style-name="P4">
尤维洁：“虽然现任政府他们自己可以认为，我跟当年下令开枪没有关系，但是我要说的是，执政党就是共产党，现在的政府就应该担负起全部责任来，要对人民说出当年所有的事情。”</text:p>
      <text:p text:style-name="P4">
今年六月四日当天，尤维洁将和其他难属到北京市郊的万安公墓集体祭奠。</text:p>
      <text:p text:style-name="P4">
<draw:frame draw:style-name="fr1" draw:name="Image182" text:anchor-type="as-char" svg:width="6.9236in" svg:height="3.897317in" draw:z-index="0">
<draw:image xlink:href="../Images/rfamandarin/2023-05-26T11-32-00-04-00/000001.png" xlink:type="simple" xlink:show="embed" xlink:actuate="onLoad" draw:mime-type="image/png"/>
</draw:frame>
天安门母亲在公安监督下到北京万安公墓拜祭，墓碑上的袁立当时是中国电子工业部即将出国进修自动化研究所人员，2019年6月4日。（天安门母亲提供）</text:p>
      <text:p text:style-name="P4">
尤维洁：“去年在疫情期间，政府有关部门并没有在万安公墓祭奠这个事情上为难我们。我们每年都去了。我想，今年也不会为难我们。”</text:p>
      <text:p text:style-name="P4">
在港版国安法的压力下，香港支联会的维园六四烛光晚会成为历史。尤维洁说，香港是中国的一部分。港人透过烛光晚会谴责当年的流血事件是公民应有的权利，她也感谢港人的坚持与执着。</text:p>
      <text:p text:style-name="P4">
记者：高锋 责编：许书婷、嘉远 网编：洪伟</text:p>
      <text:p text:style-name="P4">
Source: <text:a xlink:type="simple" xlink:href="https://www.rfa.org/mandarin/yataibaodao/renquanfazhi/gf-05262023111912.html" text:style-name="Internet_20_link" text:visited-style-name="Visited_20_Internet_20_Link">
https://www.rfa.org/mandarin/yataibaodao/renquanfazhi/gf-05262023111912.html</text:a>
</text:p>
      <!--NEWS-->
      <text:h text:style-name="P10" text:outline-level="1">
<text:span text:style-name="T4">
东京附近外海规模6.2强震 未发布海啸警报</text:span>
</text:h>
      <text:p text:style-name="P4">
Publisher: 法新社</text:p>
      <text:p text:style-name="P4">
Published Time: 2023-05-26T11:32:07+00:00</text:p>
      <text:p text:style-name="P4">
Modified Time: 2023-05-26T11:05:02+00:00</text:p>
      <text:p text:style-name="P4">
Description: （法新社东京26日电） 日本气象厅表示，东京附近千叶县外海今晚发生规模6.2强震，但未掀起发生海啸的担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3" text:anchor-type="as-char" svg:width="6.9236in" svg:height="3.617581in" draw:z-index="0">
<draw:image xlink:href="../Images/rficn/2023-05-26T11-32-07-00-00/000000.png" xlink:type="simple" xlink:show="embed" xlink:actuate="onLoad" draw:mime-type="image/png"/>
</draw:frame>
</text:p>
      <text:p text:style-name="P4">
法新社报导，这场地震发生在日本当地晚间7时03分，地点是千叶县外海太平洋水域，震源深度50公里，地震强度足以撼动东京大型建筑物，并使火车停驶。</text:p>
      <text:p text:style-name="P4">
Source: <text:a xlink:type="simple" xlink:href="https://www.rfi.fr/cn/%E5%9B%BD%E9%99%85%E6%8A%A5%E9%81%93/20230526-%E4%B8%9C%E4%BA%AC%E9%99%84%E8%BF%91%E5%A4%96%E6%B5%B7%E8%A7%84%E6%A8%A16-2%E5%BC%BA%E9%9C%87-%E6%9C%AA%E5%8F%91%E5%B8%83%E6%B5%B7%E5%95%B8%E8%AD%A6%E6%8A%A5" text:style-name="Internet_20_link" text:visited-style-name="Visited_20_Internet_20_Link">
https://www.rfi.fr/cn/%E5%9B%BD%E9%99%85%E6%8A%A5%E9%81%93/20230526-%E4%B8%9C%E4%BA%AC%E9%99%84%E8%BF%91%E5%A4%96%E6%B5%B7%E8%A7%84%E6%A8%A16-2%E5%BC%BA%E9%9C%87-%E6%9C%AA%E5%8F%91%E5%B8%83%E6%B5%B7%E5%95%B8%E8%AD%A6%E6%8A%A5</text:a>
</text:p>
      <!--NEWS-->
      <text:h text:style-name="P10" text:outline-level="1">
<text:span text:style-name="T4">
谴责俄在白罗斯部署战术武器 日本宣布新制裁</text:span>
</text:h>
      <text:p text:style-name="P4">
Author: 联合早报 (Person)</text:p>
      <text:p text:style-name="P4">
Publisher: 联合早报 (Organization)</text:p>
      <text:p text:style-name="P4">
Published Time: 2023-05-26T11:45</text:p>
      <text:p text:style-name="P4">
Modified Time: 2023-05-26T11:51</text:p>
      <text:p text:style-name="P4">
Description: 日本内阁秘书长松野博一星期五（5月26日）宣布，日本将对俄罗斯实施额外制裁，并对俄罗斯启动在白罗斯部署战术核武器的计划表示谴责。七国集团（G7）领导人上周在日本广岛峰会同意加强制裁...</text:p>
      <text:p text:style-name="P4">
Videos: []</text:p>
      <text:p text:style-name="P4">
Audios: []</text:p>
      <text:p text:style-name="P4">
Images: []</text:p>
      <text:p text:style-name="P4">
Type: NewsArticle</text:p>
      <text:p text:style-name="P4">
Breadcrumbs: ['即时', '国际']</text:p>
      <text:p text:style-name="P4">
Keywords: ['日本', '俄罗斯', '白罗斯', '制裁', '核武器', '七国集团']</text:p>
      <!--METADATA-->
      <text:p text:style-name="P4">
日本内阁秘书长松野博一星期五（5月26日）宣布，日本将对俄罗斯实施额外制裁，并对俄罗斯启动在白罗斯部署战术核武器的计划表示谴责。</text:p>
      <text:p text:style-name="P4">
七国集团（G7）领导人上周在日本广岛峰会同意加强制裁俄罗斯，以惩罚俄罗斯入侵乌克兰。日本是本届G7峰会的轮值主席国。</text:p>
      <text:p text:style-name="P4">
路透社报道，白罗斯总统卢卡申科星期四（5月25日）在莫斯科说，战术核武器已按照俄罗斯总统普京签署的命令进行转移，但克里姆林宫尚未证实此事。</text:p>
      <text:p text:style-name="P4">
松野博一在星期五的例行记者会上说，俄罗斯在白罗斯部署战术核武器将进一步加剧乌克兰的局势。</text:p>
      <text:p text:style-name="P4">
他说：“作为唯一在战争时期遭原子弹轰炸的国家，日本坚决反对俄罗斯的核威胁，更不要说使用核武器了。”</text:p>
      <text:p text:style-name="P4">
根据日本外交部星期五的一份声明，配合G7对俄罗斯采取的协调行动，日本将冻结包括俄罗斯78个团体和17名个人包括军官的资产，并禁止向军事附属研究实验室等80个俄罗斯实体出口产品。</text:p>
      <text:p text:style-name="P4">
Source: <text:a xlink:type="simple" xlink:href="https://www.zaobao.com.sg/realtime/world/story20230526-1398324" text:style-name="Internet_20_link" text:visited-style-name="Visited_20_Internet_20_Link">
https://www.zaobao.com.sg/realtime/world/story20230526-1398324</text:a>
</text:p>
      <!--NEWS-->
      <text:h text:style-name="P10" text:outline-level="1">
<text:span text:style-name="T4">
中国高铁技术首次输出　印尼雅万铁路预计下月通车</text:span>
</text:h>
      <text:p text:style-name="P4">
Author: None</text:p>
      <text:p text:style-name="P4">
Publisher: Radio Free Asia (Organization)</text:p>
      <text:p text:style-name="P4">
Published Time: 2023-05-26T11:54:00-04:00</text:p>
      <text:p text:style-name="P4">
Modified Time: 2023-05-26T12:37:28-04:00</text:p>
      <text:p text:style-name="P4">
Description: None</text:p>
      <text:p text:style-name="P4">
Videos: []</text:p>
      <text:p text:style-name="P4">
Audios: ["<text:a xlink:type="simple" xlink:href="https://www.rfa.org/mandarin/yataibaodao/junshiwaijiao/hx1-0526202311415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84" text:anchor-type="as-char" svg:width="6.9236in" svg:height="4.612011in" draw:z-index="0">
<draw:image xlink:href="../Images/rfamandarin/2023-05-26T11-54-00-04-00/000000.png" xlink:type="simple" xlink:show="embed" xlink:actuate="onLoad" draw:mime-type="image/png"/>
</draw:frame>
5月17日，技术人员在印尼万隆Tegalluar车站装配区的高速列车上工作。 <text:a xlink:type="simple" xlink:href="https://www.rfa.org/mandarin/yataibaodao/junshiwaijiao/hx1-05262023114150.html/@@images/image" text:style-name="Internet_20_link" text:visited-style-name="Visited_20_Internet_20_Link">
</text:a>
法新社  <text:a xlink:type="simple" xlink:href="https://www.rfa.org/mandarin/yataibaodao/junshiwaijiao/hx1-05262023114150.html/@@stream" text:style-name="Internet_20_link" text:visited-style-name="Visited_20_Internet_20_Link">
</text:a>
</text:p>
      <text:p text:style-name="P4">
中国第一个高铁技术输出项目 – 印尼雅万铁路预计六月通车，这一被视为"一带一路"指标工程的运营情况引发外界关注。</text:p>
      <text:p text:style-name="P4">
<text:a xlink:type="simple" xlink:href="https://www.rfa.org/mandarin/yataibaodao/huanjing/fy2-12192022130225.html" text:style-name="Internet_20_link" text:visited-style-name="Visited_20_Internet_20_Link">
 <text:span text:style-name="T4">
印尼雅万高铁试运营翻车事故致二死五重伤</text:span>
 </text:a>
  * <text:span text:style-name="T4">
<text:a xlink:type="simple" xlink:href="https://www.rfa.org/mandarin/yataibaodao/jingmao/fy-12122022130743.html" text:style-name="Internet_20_link" text:visited-style-name="Visited_20_Internet_20_Link">
 </text:a>
 </text:span>
</text:p>
      <text:p text:style-name="P4">
澎湃新闻24日引述中国铁路国际公司方面的消息披露，中国援建的雅万高铁将在印度尼西亚时间5月22日下午4点（北京时间下午5点）起开始联调联试，以确保动车组列车安全平稳运行，预计6月通车。</text:p>
      <text:p text:style-name="P4">
据报道，雅万高铁连接印尼首都雅加达至旅游胜地万隆，全长142.3公里，列车最高运营时速将达到350公里，是中国高铁首次向海外输出技术和标准。未来雅加达到万隆的旅行时间将由现在的3个多小时，缩短至40分钟。</text:p>
      <text:p text:style-name="P4">
台湾中央社报导，中国2015年取得该项目投标，中铁等国营企业与印尼国营企业合组印尼中国高铁公司，中资占4成。该项目本预计2019年完工，但因土地征收、新冠疫情等原因导致工程延宕。</text:p>
      <text:p text:style-name="P4">
澎拜新闻报导，雅万高铁2018年6月9日开工，由中国和印尼两国元首推动。项目对推动共建“一带一路”高质量发展和印尼“全球海洋支点”战略的实施具有重要意义。</text:p>
      <text:p text:style-name="P4">
<draw:frame draw:style-name="fr1" draw:name="Image185" text:anchor-type="as-char" svg:width="6.9236in" svg:height="4.615733in" draw:z-index="0">
<draw:image xlink:href="../Images/rfamandarin/2023-05-26T11-54-00-04-00/000001.png" xlink:type="simple" xlink:show="embed" xlink:actuate="onLoad" draw:mime-type="image/png"/>
</draw:frame>
 2022年10月13日，火车驶过印尼雅加达-万隆高铁站施工现场的高铁。（美联社）  <text:a xlink:type="simple" xlink:href="https://www.rfa.org/mandarin/yataibaodao/junshiwaijiao/hx1-05262023114150.html/2.jpg" text:style-name="Internet_20_link" text:visited-style-name="Visited_20_Internet_20_Link">
</text:a>
</text:p>
      <text:p text:style-name="P4">
<text:span text:style-name="T4">
台学者：援建透支债务中国愿承担？</text:span>
</text:p>
      <text:p text:style-name="P4">
不过，台湾的国防安全研究院副研究员侍建宇接受自由亚洲电台采访说：“它毕竟透支了十几亿美元，要怎么处理？中国愿不愿意全部负担？原来五十几亿美元，大部份从中国开发银行贷款，也要营利才能还。”</text:p>
      <text:p text:style-name="P4">
侍建宇说，安全性多高还是问号，雅万铁路在中国“一带一路”海上丝绸之路蓝图具象征意义，而万隆也曾是周恩来出席会议之地。</text:p>
      <text:p text:style-name="P4">
侍建宇：“印尼过去反华声浪高，这条铁路会否改变印尼对中国原来的刻板印象？这对中国是指标、旗舰型的工程，会否创造中印尼双赢有很大问号。中国可能要吃亏，包括透支和最初营运阶段是否获利的风险，可能中国要全部吞下去。”</text:p>
      <text:p text:style-name="P4">
台湾政治大学外交学系副教授陈秉逵接受自由亚洲电台采访分析：“这案子当初有很多争议存在，工程也有些延宕。印尼当然希望顺利通车运作，对印尼是很有指标性的经济发展成就。没看到其它中国高铁输出的计划。”</text:p>
      <text:p text:style-name="P4">
<draw:frame draw:style-name="fr1" draw:name="Image186" text:anchor-type="as-char" svg:width="6.9236in" svg:height="4.61631in" draw:z-index="0">
<draw:image xlink:href="../Images/rfamandarin/2023-05-26T11-54-00-04-00/000002.png" xlink:type="simple" xlink:show="embed" xlink:actuate="onLoad" draw:mime-type="image/png"/>
</draw:frame>
2022年10月13日，在印尼万隆的Tegalluar火车站，印尼总统佐科维多多站在高速列车旁。（路透社）  <text:a xlink:type="simple" xlink:href="https://www.rfa.org/mandarin/yataibaodao/junshiwaijiao/hx1-05262023114150.html/3.jpg" text:style-name="Internet_20_link" text:visited-style-name="Visited_20_Internet_20_Link">
</text:a>
</text:p>
      <text:p text:style-name="P4">
<text:span text:style-name="T4">
雅万高铁为中国高铁技术、标准输出的试金石</text:span>
</text:p>
      <text:p text:style-name="P4">
陈秉逵提及：“有一些批评觉得，这是中国竞争的胜利。很多人会把它视为地缘竞争的胜利，但是从印尼角度来看，印尼可能不觉得这是地缘竞争的指标。印尼的需求是要建一座高铁，自己没办法建设，必须请外国帮忙建设。”</text:p>
      <text:p text:style-name="P4">
陈秉逵说，这几年中国高铁在国内有长足进步，外界都在看雅万高铁建设得如何，如果中国输出高铁成功，其他国家对中国高铁技术会更有信心。</text:p>
      <text:p text:style-name="P4">
陈秉逵还表示，对很多国家而言，用地缘政治去束缚政策选择没有好处，如果因为地缘政治非得只能跟某一个国家做生意、价格又较高，除非你愿意为了地缘政治付出这样的金钱，很多国家尤其东南亚国家不愿意这样做。这些国家主要考量有没有办法完成这项目，要花多少钱，而不是这国家跟中国好或不好。</text:p>
      <text:p text:style-name="P4">
侍建宇提到，日本对雅万铁路本来抱有很大兴趣，最终没有得标感到失望，中国以自己负担所有风险才能抢下这项目。</text:p>
      <text:p text:style-name="P4">
侍建宇说：“‘一带一路’政策经营十年后，中国经济大不如以往，中国是否还愿意再向外国输血式地补贴这些项目？从这个角度看，中国一定是输的。债务外交要不回，对中国是很实际的经济损失，只是中国增加一些影响力。”</text:p>
      <text:p text:style-name="P4">
侍建宇指出，印尼领土狭长很需要高铁，雅万高铁本来规划雅加达到泗水七百多公里，目前至万隆仅一百多公里，属试验性。未来万隆到泗水是否会交给中国、日本或德国，各自部分建设还是合作等问题都值得观察，而在土耳其就有多国援建高铁的例子。</text:p>
      <text:p text:style-name="P4">
侍建宇说，中国若取得所有项目，负担风险很大，影响力也会增加。如果中国没有参与续建，雅万高铁就不会被视为那么成功。</text:p>
      <text:p text:style-name="P4">
记者：夏小华 责编：许书婷、何平 网编：洪伟</text:p>
      <text:p text:style-name="P4">
Source: <text:a xlink:type="simple" xlink:href="https://www.rfa.org/mandarin/yataibaodao/junshiwaijiao/hx1-05262023114150.html" text:style-name="Internet_20_link" text:visited-style-name="Visited_20_Internet_20_Link">
https://www.rfa.org/mandarin/yataibaodao/junshiwaijiao/hx1-05262023114150.html</text:a>
</text:p>
      <!--NEWS-->
      <text:h text:style-name="P10" text:outline-level="1">
<text:span text:style-name="T4">
中国警方对待网络诈骗和网上评论态度迥然</text:span>
</text:h>
      <text:p text:style-name="P4">
Author: None</text:p>
      <text:p text:style-name="P4">
Publisher: Radio Free Asia (Organization)</text:p>
      <text:p text:style-name="P4">
Published Time: 2023-05-26T12:02:00-04:00</text:p>
      <text:p text:style-name="P4">
Modified Time: 2023-05-26T12:36:19-04:00</text:p>
      <text:p text:style-name="P4">
Description: None</text:p>
      <text:p text:style-name="P4">
Videos: []</text:p>
      <text:p text:style-name="P4">
Audios: ["<text:a xlink:type="simple" xlink:href="https://www.rfa.org/mandarin/yataibaodao/meiti/ec-052620230940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4.880021in" draw:z-index="0">
<draw:image xlink:href="../Images/rfamandarin/2023-05-26T12-02-00-04-00/000000.png" xlink:type="simple" xlink:show="embed" xlink:actuate="onLoad" draw:mime-type="image/png"/>
</draw:frame>
北京市公安局官方微博"平安北京"发布的一则防范电信诈骗视频 <text:a xlink:type="simple" xlink:href="https://www.rfa.org/mandarin/yataibaodao/meiti/ec-05262023094051.html/@@images/image" text:style-name="Internet_20_link" text:visited-style-name="Visited_20_Internet_20_Link">
</text:a>
微博截图  <text:a xlink:type="simple" xlink:href="https://www.rfa.org/mandarin/yataibaodao/meiti/ec-05262023094051.html/@@stream" text:style-name="Internet_20_link" text:visited-style-name="Visited_20_Internet_20_Link">
</text:a>
</text:p>
      <text:p text:style-name="P4">
中国警方一直强调打击网络诈骗行为，然而，在对待网上评论和网上诈骗的态度上还是有所不同。那么，不同之处在哪儿呢？</text:p>
      <text:p text:style-name="P4">
<text:a xlink:type="simple" xlink:href="https://www.rfa.org/mandarin/Xinwen/4-02242023095815.html" text:style-name="Internet_20_link" text:visited-style-name="Visited_20_Internet_20_Link">
 <text:span text:style-name="T4">
银行卡每天交易限额五千元？回应：为防电信网络诈骗</text:span>
 </text:a>
  * <text:span text:style-name="T4">
<text:a xlink:type="simple" xlink:href="https://www.rfa.org/mandarin/Xinwen/1-05042023104610.html" text:style-name="Internet_20_link" text:visited-style-name="Visited_20_Internet_20_Link">
 </text:a>
 </text:span>
</text:p>
      <text:p text:style-name="P4">
中国多地公安部门本周四（5月25日）均在官方微博发布防诈骗提醒，表示近日多名网民收到“强制枪毙”的诈骗短讯，内容指收讯人涉及信贷诈骗，但缺席出庭，已被“天网”定位，已通知当地执法部门和司法人员，携带枪支带队上门执行强制枪毙，如果能在收讯息当天在网上结清欠款，可撤销执行等内容。大批网民和博主有发文和视频，讨论中国诈骗问题的严重情况。</text:p>
      <text:p text:style-name="P4">
<text:span text:style-name="T4">
中国诈骗讯息五花八门 民众曾收冒充公安要求笔录讯息</text:span>
</text:p>
      <text:p text:style-name="P4">
关注事件的中国网民梁广对本台表示，疫情后与诈骗相关的讯息比以前多，而且种类五花八门，他也收到冒充公安部门的诈骗讯息。</text:p>
      <text:p text:style-name="P4">
梁广："有的是商贸合作啊，有些是什么冒充是银行的，也有冒充公安部门的，说自己是刑警大队要叫你做笔录，把你先吓得晕头转向，各种形式都有，甚至有的是非常清晰，你住在哪里、有多少存款，很多人受这些蛊惑去上钩。我想知道流出这些信息的单位是什么？"</text:p>
      <text:p text:style-name="P4">
<text:span text:style-name="T4">
"平安北京"发"无语死了"提防讯息 网民质疑公安对打击诈骗集团的态度</text:span>
</text:p>
      <text:p text:style-name="P4">
"枪决通知"的关键词，在北京公安官方微博"平安北京"发布同一则提醒时，再度引起网民热烈讨论，因为发文同时加有"真的无语死了！"的形容，使"平安北京无语死了"的关键词，成为微博热搜。网民嘲讽公安机关的态度，让人感到无语，表示连公安也无语，普通民众能如何应付诈骗讯息，也有网民质疑公安部门为何只发文提醒而不执法。</text:p>
      <text:p text:style-name="P4">
<text:span text:style-name="T4">
评论：公检法只重视打压公民自由 对诈骗感"无语"是网民不满的主因</text:span>
</text:p>
      <text:p text:style-name="P4">
江苏宜兴时事评论員张建平认为，公安机关对诈骗讯息表达"无语死了"，引起网民热烈反应，是对公安部门执法态度和取向的不满。</text:p>
      <text:p text:style-name="P4">
张建平："例如说李文足住到野靖环家，公安以有人举报为名，半夜去骚扰，已荒唐到匪夷所思的地步。公安机关作为刀把子，他的主要职能已不是维护社会的公平正义，公安只要拿出对言论审查10分之1的力量，来针对诈骗行为，就很容易遏止，所以公安用"无语"的这句话，使老百姓是不买账，这也是公安没有公信力的根本原因。"</text:p>
      <text:p text:style-name="P4">
<text:span text:style-name="T4">
网络诈骗受害者亲身经验体会公检法执法倾向 对伤害国民利益的事不感兴趣</text:span>
</text:p>
      <text:p text:style-name="P4">
时事评论员方原也曾是网络诈骗的受害者，他认识的朋友也曾受骗，但他表示，向公安报案时被冷待。</text:p>
      <text:p text:style-name="P4">
方原："我在淘宝上，假客服就对我们进行过诈骗，那个时候我个人损失6000多元，被诈骗了去，我去公安报案，公安很冰冷，对这种事情没什么热情，有个案被一些虚假项目的投资被骗了去报案，他们（公安）也是推脱，不给立案，似没什么兴趣。但相对应是几次我们在网上写过一些文章，他们却积极主动的找我们去谈话。这些事例可见，在执法方面是有明确的倾向性，对国民受到伤害的事情，基本上不感兴趣。"</text:p>
      <text:p text:style-name="P4">
方原表示，公检法部门需要提醒公众不要相信如此荒谬的诈骗讯息，反映中国民众怕得罪公检法部门，再荒谬和不可信的要求，也会服从的心态。</text:p>
      <text:p text:style-name="P4">
方原："检法的公权力过于强大，对平民百姓形成足够强大到恐惧的威慑力，人们一旦看了这方面的消息，马上就会脸色变白，甚至说瑟瑟发抖，更愿意去相信这些东西是真的，因为现实当中，如果你不去配合公权力执法的时候，不去顺从，那么你的后果是可想而知，所以这种恐惧感，就被诈骗集团所利用了。"</text:p>
      <text:p text:style-name="P4">
方原表示，在中国进入经济不景气和网络诈骗发达的年代，民众难以期待公安部门能有打击诈骗的行动，只能靠增加自己的法律知识，自求多福，才能自保。</text:p>
      <text:p text:style-name="P4">
记者：陈子非 责编：许书婷、嘉远 网编：洪伟</text:p>
      <text:p text:style-name="P4">
Source: <text:a xlink:type="simple" xlink:href="https://www.rfa.org/mandarin/yataibaodao/meiti/ec-05262023094051.html" text:style-name="Internet_20_link" text:visited-style-name="Visited_20_Internet_20_Link">
https://www.rfa.org/mandarin/yataibaodao/meiti/ec-05262023094051.html</text:a>
</text:p>
      <!--NEWS-->
      <text:h text:style-name="P10" text:outline-level="1">
<text:span text:style-name="T4">
美国债限协商倾向乐观 亚股涨多跌少</text:span>
</text:h>
      <text:p text:style-name="P4">
Publisher: 法新社</text:p>
      <text:p text:style-name="P4">
Published Time: 2023-05-26T12:02:07+00:00</text:p>
      <text:p text:style-name="P4">
Modified Time: 2023-05-26T11:35:01+00:00</text:p>
      <text:p text:style-name="P4">
Description: （法新社香港26日电） 投资人看好美国国会议员更接近达成提高政府负债上限协议，为股票交易场内注入乐观气氛，亚洲股市今天收盘涨多跌少。但随着美国避免债务违约灾难的期限逼近，投资人仍感不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3.617581in" draw:z-index="0">
<draw:image xlink:href="../Images/rficn/2023-05-26T12-02-07-00-00/000000.png" xlink:type="simple" xlink:show="embed" xlink:actuate="onLoad" draw:mime-type="image/png"/>
</draw:frame>
</text:p>
      <text:p text:style-name="P4">
尽管美国总统拜登与联邦众议院议长麦卡锡（KevinMcCarthy）本周稍早皆对债限协商表示乐观，但投资人对于华府协商进度缓慢仍感到担忧，使得近几日股市表现受到打击。</text:p>
      <text:p text:style-name="P4">
拜登昨天重申，尽管朝野协商争吵不断，但他承诺「不会发生债务违约」。拜登并表示，他与共和党谈判领袖麦卡锡的对话持续「有所收获」。</text:p>
      <text:p text:style-name="P4">
麦卡锡也表达在6月1日期限前达成提高债限协议的决心。美国财政部已警告，过了这个日期美国政府就会现金告罄，无法再履行偿债义务。</text:p>
      <text:p text:style-name="P4">
有媒体报导，美国朝野已朝向达成协议更加接近，协议内容除了包括提高政府负债上限，也会让政府支出在2年内受制于上限规定。</text:p>
      <text:p text:style-name="P4">
美国华尔街股市昨天走势不一。拜晶片业巨擘辉达（Nvidia）发布优异财测带动科技股上扬之赐，那斯达克指数与标普500指数双双收高。</text:p>
      <text:p text:style-name="P4">
亚洲股市今天收盘多数上涨。东京股市受到日圆汇价和通货膨胀双双走软激励，终场上扬0.4%；上海股市也收高0.4%，雪梨、首尔、台北和孟买股市同样收红。</text:p>
      <text:p text:style-name="P4">
但威灵顿、马尼拉、曼谷和雅加达股市收跌。新加坡股市收在平盘。香港股市则因佛诞节休市。</text:p>
      <text:p text:style-name="P4">
Source: <text:a xlink:type="simple" xlink:href="https://www.rfi.fr/cn/%E8%B4%A2%E7%BB%8F%E5%BF%AB%E8%AE%AF/20230526-%E7%BE%8E%E5%9B%BD%E5%80%BA%E9%99%90%E5%8D%8F%E5%95%86%E5%80%BE%E5%90%91%E4%B9%90%E8%A7%82-%E4%BA%9A%E8%82%A1%E6%B6%A8%E5%A4%9A%E8%B7%8C%E5%B0%91" text:style-name="Internet_20_link" text:visited-style-name="Visited_20_Internet_20_Link">
https://www.rfi.fr/cn/%E8%B4%A2%E7%BB%8F%E5%BF%AB%E8%AE%AF/20230526-%E7%BE%8E%E5%9B%BD%E5%80%BA%E9%99%90%E5%8D%8F%E5%95%86%E5%80%BE%E5%90%91%E4%B9%90%E8%A7%82-%E4%BA%9A%E8%82%A1%E6%B6%A8%E5%A4%9A%E8%B7%8C%E5%B0%91</text:a>
</text:p>
      <!--NEWS-->
      <text:h text:style-name="P10" text:outline-level="1">
<text:span text:style-name="T4">
美中商务部长华府会晤　对彼此限制举措表担忧</text:span>
</text:h>
      <text:p text:style-name="P4">
Author: None</text:p>
      <text:p text:style-name="P4">
Publisher: Radio Free Asia (Organization)</text:p>
      <text:p text:style-name="P4">
Published Time: 2023-05-26T12:20:00-04:00</text:p>
      <text:p text:style-name="P4">
Modified Time: 2023-05-26T13:07: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3.88615in" draw:z-index="0">
<draw:image xlink:href="../Images/rfamandarin/2023-05-26T12-20-00-04-00/000000.png" xlink:type="simple" xlink:show="embed" xlink:actuate="onLoad" draw:mime-type="image/png"/>
</draw:frame>
 美国商务部长雷蒙多(GinaRaimondo)与中国商务部长王文涛周四（25日）在首都华盛顿举行了重要会晤。 <text:a xlink:type="simple" xlink:href="https://www.rfa.org/mandarin/Xinwen/5-05262023121916.html/@@images/image" text:style-name="Internet_20_link" text:visited-style-name="Visited_20_Internet_20_Link">
</text:a>
Secretary Gina Raimondo脸书截图</text:p>
      <text:p text:style-name="P4">
美国商务部长雷蒙多(GinaRaimondo)与中国商务部长王文涛周四（25日）在首都华盛顿举行了重要会晤。雷蒙多和王文涛分别对中国突然搜查美国咨询公司和美国限制对华半导体技术出口表达了担忧。这也是拜登政府就任两年多来，美中官员在华盛顿举行的首次内阁部长级会晤。</text:p>
      <text:p text:style-name="P4">
美联社的报道称，这次会面，双方在技术和安全问题的争端方面没有取得进展，但他们承诺在贸易问题上加强交流。报道还指出，美中政治关系目前正处于几十年来的低谷。双方公司都受到官方以安全为由，对半导体贸易和其他经济活动的强化限制。</text:p>
      <text:p text:style-name="P4">
根据美国商务部就会晤发表的声明，雷蒙多对中国针对在华营运的美国公司采取的一系列行动提出了关切。双方还就两国的贸易和投资的整体环境以及潜在合作领域等，进行了“坦诚、实质性”的讨论。</text:p>
      <text:p text:style-name="P4">
中国商务部在声明中称，双方就中美经贸关系和共同关心的经贸问题进行了“坦诚、专业、建设性”的交流。中方就美对华经贸政策、半导体政策、出口管制、对外投资审查等表达重点关切。</text:p>
      <text:p text:style-name="P4">
这次，王文涛赴美是出席25日至26日在底特律举行的亚太经合组织部长会议。王文涛26日还将与美国贸易代表戴琪会晤。</text:p>
      <text:p text:style-name="P4">
责编：凯迪</text:p>
      <text:p text:style-name="P4">
Source: <text:a xlink:type="simple" xlink:href="https://www.rfa.org/mandarin/Xinwen/5-05262023121916.html" text:style-name="Internet_20_link" text:visited-style-name="Visited_20_Internet_20_Link">
https://www.rfa.org/mandarin/Xinwen/5-05262023121916.html</text:a>
</text:p>
      <!--NEWS-->
      <text:h text:style-name="P10" text:outline-level="1">
<text:span text:style-name="T4">
日本长野县四人死枪案 嫌犯为市议长儿子</text:span>
</text:h>
      <text:p text:style-name="P4">
Author: 联合早报 (Person)</text:p>
      <text:p text:style-name="P4">
Publisher: 联合早报 (Organization)</text:p>
      <text:p text:style-name="P4">
Published Time: 2023-05-26T12:39</text:p>
      <text:p text:style-name="P4">
Modified Time: 2023-05-26T17:41</text:p>
      <text:p text:style-name="P4">
Description: 日本警方经过12个小时，终于在星期五（5月26日）凌晨逮捕了涉及长野县中野市致命枪击案的一名31岁男子。综合日本放送协会（NHK）和法国国际广播电台（RFI）报道，被捕凶嫌为中野市...</text:p>
      <text:p text:style-name="P4">
Videos: []</text:p>
      <text:p text:style-name="P4">
Audios: []</text:p>
      <text:p text:style-name="P4">
Images: []</text:p>
      <text:p text:style-name="P4">
Type: NewsArticle</text:p>
      <text:p text:style-name="P4">
Breadcrumbs: ['即时', '国际']</text:p>
      <text:p text:style-name="P4">
Keywords: ['日本', '枪击案']</text:p>
      <!--METADATA-->
      <text:p text:style-name="P4">
日本警方经过12个小时，终于在星期五（5月26日）凌晨逮捕了涉及长野县中野市致命枪击案的一名31岁男子。</text:p>
      <text:p text:style-name="P4">
综合日本放送协会（NHK）和法国国际广播电台（RFI）报道，被捕凶嫌为中野市议会议长青木正道的儿子青木政宪。 <text:a xlink:type="simple" xlink:href="https://www.zaobao.com/realtime/world/story20230525-1398182" text:style-name="Internet_20_link" text:visited-style-name="Visited_20_Internet_20_Link">
</text:a>
导致四人死亡，包括两名分别为46岁和61岁的警察，以及两名年长女性。</text:p>
      <text:p text:style-name="P4">
据了解，这起枪袭事件发生在星期四下午4时许（新加坡时间3时许），两名警察接到一名女性被刺伤的报警电话后赶往现场，但却遭遇枪击；青木政宪在袭警后躲进父亲家中。</text:p>
      <text:p text:style-name="P4">
两名遇袭警员与一名老妇送院后宣告不治。</text:p>
      <text:p text:style-name="P4">
一名在农田工作的目击者曾在案发时，看到青木政宪追着一名大声呼救的妇女，凶嫌追上并抓住她的手臂后，将一把长约30公分的利刃刺入她的背部，并在被害者受伤倒地后，补刀刺向胸部。</text:p>
      <text:p text:style-name="P4">
这名目击者在青木政宪行凶并徒步离开后，跑回家中报警，并将两名警员带到案发现场。结果青木政宪在警察停车时突然现身，并朝驾驶座连开几枪，导致两名警员重伤不治；目击者则逃离现场。</text:p>
      <text:p text:style-name="P4">
此外，案发下午还有一名遇袭老妇倒在中野市议长的住家外。但警方在与青木政宪对峙期间一直无法靠近她；当局星期五确认她已经死去。</text:p>
      <text:p text:style-name="P4">
在历经12小时的对峙后，警方于星期五凌晨4时30分左右（新加坡时间星期五凌晨3时30分）将青木政宪逮捕。</text:p>
      <text:p text:style-name="P4">
案发时，青木政宪身穿迷彩服，并戴着帽子、墨镜和口罩，在枪击中使用了一支看似猎枪的武器。</text:p>
      <text:p text:style-name="P4">
据悉，当青木政宪与警方对峙时，他的母亲和另一名亲戚也在屋里。青木政宪的母亲和亲戚分别在星期四晚上8时30分和午夜时分逃出屋外。</text:p>
      <text:p text:style-name="P4">
枪击事件在日本极为罕见，枪支所有权在日本受到严格监管，任何想拥有枪支的人都必须经过严格的审查程序。NHK指长野县枪击案的嫌犯持有猎枪执照。</text:p>
      <text:p text:style-name="P4">
Source: <text:a xlink:type="simple" xlink:href="https://www.zaobao.com.sg/realtime/world/story20230526-1398331" text:style-name="Internet_20_link" text:visited-style-name="Visited_20_Internet_20_Link">
https://www.zaobao.com.sg/realtime/world/story20230526-1398331</text:a>
</text:p>
      <!--NEWS-->
      <text:h text:style-name="P10" text:outline-level="1">
<text:span text:style-name="T4">
德国失去对中国投资者的吸引力？</text:span>
</text:h>
      <text:p text:style-name="P4">
Author: None (Language: zh)</text:p>
      <text:p text:style-name="P4">
Publisher: None</text:p>
      <text:p text:style-name="P4">
Time: 2023-05-26T12:57:00Z</text:p>
      <text:p text:style-name="P4">
Description: 据咨询公司安永的统计报告，外国在德投资降至2013年来最低水平，来自中国的投资也大幅下滑。分析家认为，除了新冠防疫限制的影响外，中国企业在许多欧洲国家的收购案中面临政治阻力，中国投资者因此开始仔细审视收购目标。</text:p>
      <text:p text:style-name="P4">
Videos: []</text:p>
      <text:p text:style-name="P4">
Images: ["<text:a xlink:type="simple" xlink:href="https://static.dw.com/image/63389469_303.jpg" text:style-name="Internet_20_link" text:visited-style-name="Visited_20_Internet_20_Link">
63389469_303.jpg</text:a>
", "<text:a xlink:type="simple" xlink:href="https://static.dw.com/image/19317982_404.jpg" text:style-name="Internet_20_link" text:visited-style-name="Visited_20_Internet_20_Link">
19317982_404.jpg</text:a>
"]</text:p>
      <text:p text:style-name="P4">
Subject: 经济纵横</text:p>
      <text:p text:style-name="P4">
Subjects: ['德中关系', '欧债危机', '欧盟', '岛屿主权争端', '专题报道：全景观看“习马会”', '欧洲', '德国', '中国', '留学德国', '中共十九大']</text:p>
      <text:p text:style-name="P4">
Keywords: ['中国', '欧洲', '德国', '投资', '收购', '安永']</text:p>
      <text:p text:style-name="P4">
ID: 65744704</text:p>
      <!--METADATA-->
      <text:p text:style-name="P4">
<text:a xlink:type="simple" xlink:href="https://www.dw.com/zh/overlay/image/article/65744704/63389469" text:style-name="Internet_20_link" text:visited-style-name="Visited_20_Internet_20_Link">
 <draw:frame draw:style-name="fr1" draw:name="Image190" text:anchor-type="as-char" svg:width="6.9236in" svg:height="3.896998in" draw:z-index="0">
<draw:image xlink:href="../Images/dwzh/2023-05-26T12-57-00Z/63389469_303.jpg" xlink:type="simple" xlink:show="embed" xlink:actuate="onLoad" draw:mime-type="image/jpeg"/>
</draw:frame>
</text:a>
</text:p>
      <text:p text:style-name="P4">
据安永统计，中国在德国的投资金额从2021年的20亿美元降至2022年约2.9亿美元</text:p>
      <text:p text:style-name="P4">
（德国之声中文网）咨询公司安永（EY）本月发布的报告指出，外国在德国的投资降至2013年最低水平。美国企业依然是德国最重要的投资者，而来自中国的投资有所下降。</text:p>
      <text:p text:style-name="P4">
报告写道，尽管中国企业在德国的投资过去长期保持稳定，但2022年中国项目减少。尽管如此，安永也指出，当中国企业在欧洲进行投资时，多数投资主要是在德国。在总共222个中国投资项目中，有85个在德国进行；其次是法国，共32个项目。</text:p>
      <text:p text:style-name="P4">
<text:a xlink:type="simple" xlink:href="https://www.dw.com/zh/zh/各国在德投资-美国蝉联榜首-中国排名下滑/a-65697529" text:style-name="Internet_20_link" text:visited-style-name="Visited_20_Internet_20_Link">
 </text:a>
本周发布的统计也得出类似结果。尽管受到战争和能源危机影响，2022年外国企业在德国投资项目数量仍保持稳定。美国仍然是投资最多的国家，瑞士和英国分列第二第三，中国则滑落到第四名。其中来自中国的投资项目数量跌至2014年以来的最低水平。</text:p>
      <text:p text:style-name="P4">
中国在德投资降至多年来的最低水平， <text:a xlink:type="simple" xlink:href="https://www.dw.com/zh/zh/德语媒体谁改变了谁/a-65745734" text:style-name="Internet_20_link" text:visited-style-name="Visited_20_Internet_20_Link">
 </text:a>
对这样的情况感到遗憾。伍德克表示支持中方在德国一些领域投资，在那些德国“与中国存在技术差距的领域，这样我们可以从中国学习”。</text:p>
      <text:h text:style-name="P12" text:outline-level="3">
<text:span text:style-name="T4">
不再受中国投资者青睐？</text:span>
</text:h>
      <text:p text:style-name="P4">
根据 <text:a xlink:type="simple" xlink:href="https://www.ey.com/de_de/news/2023/02/weniger-chinesische-firmenuebernahmen-in-deutschland" text:style-name="Internet_20_link" text:visited-style-name="Visited_20_Internet_20_Link">
 </text:a>
，德国企业正失去对投资者的吸引力。这篇题为“中国在欧洲的企业收购”的报告指出，中国企业对德国和欧洲企业的收购数量正在减少。2022年，中国在欧洲进行了139笔收购或投资，2021年时则为155笔。这139笔投资的估计价值为43亿美元（约合40亿欧元），与2021年相比几乎下降三分之二。</text:p>
      <text:p text:style-name="P4">
据安永统计的数据，2022年中国在德国的收购从35笔下降至26笔，投资金额也从20亿美元（约合18.7亿欧元）降至近2.9亿美元。</text:p>
      <text:p text:style-name="P4">
相比之下，2022年美国在德国收购了242家公司，遥遥领先其他国家，排名第二的英国则收购了128家。中国在投资国家排名中位居第12。报告指出，2021年时，中国在这份排名中位列第9，而2016年时中国曾是德国第4大投资国。</text:p>
      <text:p text:style-name="P4">
与2016年创纪录的这一年相比，中国的谨慎程度尤为明显。当时，安永统计了309起中国投资者对欧洲公司的收购或持股交易案，总价值达860亿欧元。七年前，在德国最大的交易是中国美的集团收购奥格斯堡机器人制造商库卡，单笔收购金额便高达47亿美元。此后，这些数字几乎持续下降，目前中国在德国的收购案寥寥可数。根据安永的数据，去年仅有26起中国投资者对德国公司的收购或投资。EY的数据表明，来自中国的买家现在已经避免进行政治上有争议的大规模收购。</text:p>
      <text:h text:style-name="P12" text:outline-level="3">
<text:span text:style-name="T4">
面对中国投资，欧洲该如何应对？</text:span>
</text:h>
      <text:p text:style-name="P4">
2022年中国买家在欧洲最大的投资是无锡锡产微芯收购了全球第二大移动基站射频半导体企业荷兰安谱隆（Ampleon）。</text:p>
      <text:p text:style-name="P4">
在德国较大的交易则是华东医药投资控股公司对海德堡制药公司Heidelberg Pharma的股权投资，以及艾迈斯欧司朗（amsOSRAM）将其数字照明系统欧洲和亚洲业务出售给英飞特电子（Inventronics）。</text:p>
      <text:h text:style-name="P12" text:outline-level="3">
<text:span text:style-name="T4">
中国为何减少收购和投资？</text:span>
</text:h>
      <text:p text:style-name="P4">
报告撰写人、安永审计事务所德语区中国业务部门负责人孙轶表示：“中国企业在欧洲的收购交易数量在过去几年一直维持在相对较低的水平。”原因一方面是由于新冠疫情，中国商务人士长时间无法出差。另一方面，对于中国而言，在欧洲的扩张已经明显失去了重要性。</text:p>
      <text:p text:style-name="P4">
孙轶进一步解释道，中国企业在许多欧洲国家的特定领域的收购交易案中面临相当大的政治阻力，例如基础设施。她表示：“因此，中国投资者现在开始仔细审视潜在收购目标，以避免引发政府和公众对这些敏感议题的讨论。”</text:p>
      <text:p text:style-name="P4">
<draw:frame draw:style-name="fr1" draw:name="Image191" text:anchor-type="as-char" svg:width="6.9236in" svg:height="3.889434in" draw:z-index="0">
<draw:image xlink:href="../Images/dwzh/2023-05-26T12-57-00Z/19317982_404.jpg" xlink:type="simple" xlink:show="embed" xlink:actuate="onLoad" draw:mime-type="image/jpeg"/>
</draw:frame>
</text:p>
      <text:p text:style-name="P4">
报告撰写人、安永审计事务所德语区中国业务部门负责人孙轶</text:p>
      <text:p text:style-name="P4">
孙轶也指出，中美之间紧张的政治关系也抑制了交易活动：“如果潜在的收购目标在美国拥有生产设施或研发中心，潜在的中国买家通常不会受邀参与，因为他们担心会被美国相关部门拒绝。”</text:p>
      <text:p text:style-name="P4">
根据安永的数据，2022年，中国投资者在欧洲对高科技公司在的收购首次超越了传统工业领域。报告指出，2022年中国投资者最感兴趣的是医疗保健行业，欧洲生物技术、制药和医疗技术领域的17笔交易中，有9笔发生在德国。而英国再次成为中国企业最青睐的投资目的国。</text:p>
      <text:p text:style-name="P4">
尽管投资下降，但孙轶认为中国企业对德国仍然非常感兴趣。她在报告中指出：“近年来发生的多数交易都很成功。在此背景下，中德两国现在在许多层面上建立了紧密而有弹性的联系。”她认为今年将有更多中国公司在欧洲寻找收购对象。“然而，交易的数量仍将明显低于繁荣时期。”</text:p>
      <text:p text:style-name="P4">
根据安永5月11日发布的《2023年一季度中国海外投资概览》，今年第一季度，中国企业在欧洲宣布的并购金额为9.5亿美元，同比下降39%；宣布的交易数量32宗，同比下降24%，主要投向英国（房地产、酒店与建造业）和德国（先进制造与运输业），两国的交易金额占中企在欧洲宣布的并购总额的86%。</text:p>
      <text:h text:style-name="P12" text:outline-level="3">
<text:span text:style-name="T4">
“建立互相依存将带来好处”</text:span>
</text:h>
      <text:p text:style-name="P4">
一段时间以来，德国政界越来越多声音呼吁审视中国风险、减少对中国的经济依赖。在被《南德意志报》问及是否对德国进一步依赖中国感到担忧时，伍德克回答称：“如果我们建立互相依存，将给我们带来更多好处。”</text:p>
      <text:p text:style-name="P4">
他进一步表示：“我支持在敏感的领域进行安全检查。在这方面，我们也可以向中国学习，他们已经做了几十年。但我们应该注意不要失去市场自由主义的本质。产业政策可能引发冲突，但我们生活在一个能解决这些冲突的社会。专制制度无法做到这一点。”</text:p>
      <text:p text:style-name="P4">
（安永、德新社、法新社）</text:p>
      <text:p text:style-name="P4">
<text:span text:style-name="T5">
© 2023年 德国之声版权声明：本文所有内容受到著作权法保护，如无德国之声特别授权，不得擅自使用。任何不当行为都将导致追偿，并受到刑事追究。</text:span>
</text:p>
      <text:h text:style-name="P12" text:outline-level="3">
<text:span text:style-name="T4">
匈牙利民众抗议中国电池工厂</text:span>
</text:h>
      <text:p text:style-name="P4">
Source: <text:a xlink:type="simple" xlink:href="https://www.dw.com/zh/德国失去对中国投资者的吸引力？/a-65744704" text:style-name="Internet_20_link" text:visited-style-name="Visited_20_Internet_20_Link">
https://www.dw.com/zh/德国失去对中国投资者的吸引力？/a-65744704?maca=chi-rss-chi-all-1127-rdf</text:a>
</text:p>
      <!--NEWS-->
      <text:h text:style-name="P10" text:outline-level="1">
<text:span text:style-name="T4">
俄国在占领区强推护照 意图消除乌克兰人国家认同</text:span>
</text:h>
      <text:p text:style-name="P4">
Publisher: 法新社</text:p>
      <text:p text:style-name="P4">
Published Time: 2023-05-26T13:02:07+00:00</text:p>
      <text:p text:style-name="P4">
Modified Time: 2023-05-26T12:50:02+00:00</text:p>
      <text:p text:style-name="P4">
Description: （法新社基辅26日电） 俄罗斯侵略乌克兰后在占领区强推护照，有专家指出，这是为了证明俄罗斯占领的正当性并加强控制，同时也是为了抹除乌克兰人的身分认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3.617581in" draw:z-index="0">
<draw:image xlink:href="../Images/rficn/2023-05-26T13-02-07-00-00/000000.png" xlink:type="simple" xlink:show="embed" xlink:actuate="onLoad" draw:mime-type="image/png"/>
</draw:frame>
</text:p>
      <text:p text:style-name="P4">
43岁的维多利亚（Victoria）逃离俄罗斯在乌克兰的占领区前遭到强迫申请俄罗斯护照，但她表示，自己从来不想要这么做，因为「我是乌克兰公民」。</text:p>
      <text:p text:style-name="P4">
街上的军人曾警告她要取得护照，否则就无法提交重要文件。她还听说过当局逐户检查，没有俄国文件的民众遭到驱逐出境的故事。</text:p>
      <text:p text:style-name="P4">
专家指出，莫斯科当局一直不断地强制推行俄国护照，试图证明俄国占领的正当性并加强控制，同时也是为了破坏乌克兰人的身分认同。</text:p>
      <text:p text:style-name="P4">
维多利亚在乌克兰札波罗热（Zaporizhzhia）告诉法新社：「我绝对不想这样做。」</text:p>
      <text:p text:style-name="P4">
但当需要登记房屋和汽车等所有权时，她不再抗拒了。莫斯科扶植的当局要求进行房产和汽车交易时须提交俄国文件。</text:p>
      <text:p text:style-name="P4">
她开始为乌克兰结婚证书和出生证明办理必要的俄文翻译，今年1月逃离乌克兰东部时并未完成相关程序。</text:p>
      <text:p text:style-name="P4">
她还说：「即使我拿到俄罗斯护照，我依然是乌克兰人。对我而言，什么都不会改变。」</text:p>
      <text:p text:style-name="P4">
多年来，俄罗斯一直在亲莫斯科分离主义分子所控制的乌克兰东部顿巴斯地区（Donbas）以及俄国并吞的克里米亚（Crimea），对乌克兰人发放护照。</text:p>
      <text:p text:style-name="P4">
但自从俄罗斯总统蒲亭（Vladimir Putin）于15个月前侵略乌克兰以来，这项推行护照的行动逐渐变得更加激进。</text:p>
      <text:p text:style-name="P4">
专家和当地居民告诉法新社，许多日常生活需求，例如领取政府福利、求职或保住工作以及寻求医疗服务，都需要俄国当局发放的证件。</text:p>
      <text:p text:style-name="P4">
蒲亭甚至于今年4月签署法令，如果占领区的乌克兰人没有在2024年7月1日之前取得俄罗斯护照，可能遭到驱逐出境。</text:p>
      <text:p text:style-name="P4">
莫斯科当局去年11月下旬公布数据指出，从蒲亭去年9月声称并吞乌克兰4个地区的领土以来，已发出8万本护照。</text:p>
      <text:p text:style-name="P4">
Source: <text:a xlink:type="simple" xlink:href="https://www.rfi.fr/cn/%E5%9B%BD%E9%99%85%E6%8A%A5%E9%81%93/20230526-%E4%BF%84%E5%9B%BD%E5%9C%A8%E5%8D%A0%E9%A2%86%E5%8C%BA%E5%BC%BA%E6%8E%A8%E6%8A%A4%E7%85%A7-%E6%84%8F%E5%9B%BE%E6%B6%88%E9%99%A4%E4%B9%8C%E5%85%8B%E5%85%B0%E4%BA%BA%E5%9B%BD%E5%AE%B6%E8%AE%A4%E5%90%8C" text:style-name="Internet_20_link" text:visited-style-name="Visited_20_Internet_20_Link">
https://www.rfi.fr/cn/%E5%9B%BD%E9%99%85%E6%8A%A5%E9%81%93/20230526-%E4%BF%84%E5%9B%BD%E5%9C%A8%E5%8D%A0%E9%A2%86%E5%8C%BA%E5%BC%BA%E6%8E%A8%E6%8A%A4%E7%85%A7-%E6%84%8F%E5%9B%BE%E6%B6%88%E9%99%A4%E4%B9%8C%E5%85%8B%E5%85%B0%E4%BA%BA%E5%9B%BD%E5%AE%B6%E8%AE%A4%E5%90%8C</text:a>
</text:p>
      <!--NEWS-->
      <text:h text:style-name="P10" text:outline-level="1">
<text:span text:style-name="T4">
白宫与共和党人几近达成提高债务上限和削减开支的协议</text:span>
</text:h>
      <text:p text:style-name="P4">
Author: chinese@voanews.com (金谷)</text:p>
      <text:p text:style-name="P4">
Publisher: 美国之音中文网 (Type: NewsMediaOrganization)</text:p>
      <text:p text:style-name="P4">
Published Time: 2023-05-26T13:15:56+08:00</text:p>
      <text:p text:style-name="P4">
Modified Time: 2023-05-26 05:15:56Z</text:p>
      <text:p text:style-name="P4">
Description: 据报道，白宫高级官员和共和党议员周四(5月25日)晚间接近达成协议，将提高债务上限两年，同时限制所有联邦开支，但军队和退伍军人开支除外。如果该协议能够达成一致并生效，将提高政府借款限额两年。</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white-house-republicans-reportedly-nearing-deal-to-raise-debt-limit-20230526/7110081.html" text:style-name="Internet_20_link" text:visited-style-name="Visited_20_Internet_20_Link">
https://www.voachinese.com/a/white-house-republicans-reportedly-nearing-deal-to-raise-debt-limit-20230526/7110081.html</text:a>
</text:p>
      <!--NEWS-->
      <text:h text:style-name="P10" text:outline-level="1">
<text:span text:style-name="T4">
中国间谍"老鼠屎" 　坏了留学生“一锅粥”?</text:span>
</text:h>
      <text:p text:style-name="P4">
Author: None</text:p>
      <text:p text:style-name="P4">
Publisher: Radio Free Asia (Organization)</text:p>
      <text:p text:style-name="P4">
Published Time: 2023-05-26T13:27:00-04:00</text:p>
      <text:p text:style-name="P4">
Modified Time: 2023-05-26T15:06: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93" text:anchor-type="as-char" svg:width="6.9236in" svg:height="3.88615in" draw:z-index="0">
<draw:image xlink:href="../Images/rfamandarin/2023-05-26T13-27-00-04-00/000000.png" xlink:type="simple" xlink:show="embed" xlink:actuate="onLoad" draw:mime-type="image/png"/>
</draw:frame>
 在美国参加毕业典礼的来自中国等国家的留学生 <text:a xlink:type="simple" xlink:href="https://www.rfa.org/mandarin/yataibaodao/kejiaowen/cm-05162023125741.html/@@images/image" text:style-name="Internet_20_link" text:visited-style-name="Visited_20_Internet_20_Link">
</text:a>
网络截图</text:p>
      <text:p text:style-name="P4">
高校毕业季到来，中国在美留学生的去留问题再次成为热点。恰逢美国各界担忧中国政府窃取技术，甚至威胁美国国家安全之际，敏感专业的留学生们又是如何看待自己的"中国人"身份呢？</text:p>
      <ul>
        <li>
<text:span text:style-name="T4">
<text:a xlink:type="simple" xlink:href="https://www.rfa.org/mandarin/yataibaodao/renquanfazhi/eng-04302023075633.html" text:style-name="Internet_20_link" text:visited-style-name="Visited_20_Internet_20_Link">
 </text:a>
 </text:span>
  * <text:a xlink:type="simple" xlink:href="https://www.rfa.org/mandarin/yataibaodao/renquanfazhi/bx-12152022135741.html" text:style-name="Internet_20_link" text:visited-style-name="Visited_20_Internet_20_Link">
 <text:span text:style-name="T4">
一名中国留学生面临美国司法指控 曾跟踪、骚扰"白纸运动"声援者</text:span>
 </text:a>
</li>
      </ul>
      <text:p text:style-name="P4">
凤凰花开的五月天，美国高校几乎每个周末都有大批毕业生身披学士袍、头戴学士帽，在毕业典礼上排队等待拨穗仪式，也象征他们即将道别懵懂少年时。</text:p>
      <text:p text:style-name="P4">
看著今年的毕业生离开学校，在宾州就读电子工程学的中国博士生艾斯松了一口气。依照学程安排，他仍然有半年的在校时间，不需要在炎热的夏天与其他同侪抢进企业窄门。不仅今年美国科技市场面临就业寒冬，艾斯的“国防七子”本科背景也让他担上了比其他毕业生更多的“原罪”。</text:p>
      <text:p text:style-name="P4">
艾斯：“我们这种人不受中国待见，因为我们是反贼（反对共产党），也不受美国待见，因为我们是中国来的，就是两边受气。”</text:p>
      <text:p text:style-name="P4">
<text:span text:style-name="T4">
"国防七子"在美国成原罪？</text:span>
</text:p>
      <text:p text:style-name="P4">
出于人身安全考量，艾斯以英文名接受本台采访。他从几个月前就开始为实习工作投履历，不过联系了十余间实验室，其中包括有美国政府资助的机构，但全都没有下文。艾斯认为，他的敏感专业、国防七子背景加上中国公民身份，让他一路吃闭门羹。</text:p>
      <text:p text:style-name="P4">
“我是国防七子（高校）专业电子信息，我们这种敏感专业、敏感学校，我其实不太清楚拒绝我的人力资源怎么想。人家肯定不会说真实原因，可能是考虑工作签证，但也可能是考虑到国防七子，尤其是一些国家实验室。”艾斯忍不住向记者吐苦水。</text:p>
      <text:p text:style-name="P4">
近年来，中国政府积极挖取在美敏感科技人才与知识产权，部分目的甚至是为加强中国解放军现代化和军事能力。美国联邦调查局（FBI）负责反情报工作的副助理局长墨菲（JillMurphy）近日向国会作证指出，来自中国的情报和经济间谍威胁，对美国的科技创新和经济安全构成最大且长期性威胁。此外，还有中国学者因偷窃知识产权、商业机密并将相关资料送回中国，而受到美国政府起诉。</text:p>
      <text:p text:style-name="P4">
<draw:frame draw:style-name="fr1" draw:name="Image194" text:anchor-type="as-char" svg:width="6.9236in" svg:height="4.173392in" draw:z-index="0">
<draw:image xlink:href="../Images/rfamandarin/2023-05-26T13-27-00-04-00/000001.png" xlink:type="simple" xlink:show="embed" xlink:actuate="onLoad" draw:mime-type="image/png"/>
</draw:frame>
美国联邦调查局负责反情报工作的副助理局长墨菲（JillMurphy）近日向国会作证指出，来自中国的情报和经济间谍威胁，对美国的科技创新和经济安全构成最大且长期性威胁。（视频截图/美国众议院官网）  <text:a xlink:type="simple" xlink:href="https://www.rfa.org/mandarin/yataibaodao/kejiaowen/cm-05162023125741.html/cm0526a.jpg" text:style-name="Internet_20_link" text:visited-style-name="Visited_20_Internet_20_Link">
</text:a>
</text:p>
      <text:p text:style-name="P4">
<text:span text:style-name="T4">
美国招聘企业如何看待留学生"中国人"背景？</text:span>
</text:p>
      <text:p text:style-name="P4">
不过，美国企业是否会因此对中国学生更为提防呢？一位曾在美国某科技巨擘公司担任经理的匿名人士向本台透露，他也具有敏感产业工作经验，由于美国法律规定不得依求职者种族、国籍、性别等进行歧视，因此中国公民身份通常并不是科技企业考量的首要重点，企业即使在招聘时对于特定国家公民有所顾虑也不会明白告知。不过他认为，若是在敏感产业，应聘情况可能较为特殊。</text:p>
      <text:p text:style-name="P4">
这位美籍经理说：“招聘经理通常不会特别关注（求职者国籍），除非这是一个非常敏感的行业，像是国防或核武之类。如果是来自譬如伊朗、中国或朝鲜的求职者，我认为比较容易引起危险信号。招聘单位会独立审视每位求职者的所有背景资料，但广泛来说，来自伊朗、中国、朝鲜等国的人可能会更令人担心。”</text:p>
      <text:p text:style-name="P4">
<draw:frame draw:style-name="fr1" draw:name="Image195" text:anchor-type="as-char" svg:width="6.9236in" svg:height="4.615733in" draw:z-index="0">
<draw:image xlink:href="../Images/rfamandarin/2023-05-26T13-27-00-04-00/000002.png" xlink:type="simple" xlink:show="embed" xlink:actuate="onLoad" draw:mime-type="image/png"/>
</draw:frame>
2022年11月30日，部分中国留学生在美国纽约街头声援国内的"白纸运动"（美联社图片）  <text:a xlink:type="simple" xlink:href="https://www.rfa.org/mandarin/yataibaodao/kejiaowen/cm-05162023125741.html/ap22334053694812.jpg" text:style-name="Internet_20_link" text:visited-style-name="Visited_20_Internet_20_Link">
</text:a>
</text:p>
      <text:p text:style-name="P4">
<text:span text:style-name="T4">
硬币的正反面</text:span>
</text:p>
      <text:p text:style-name="P4">
艾斯在2018年持学生签证来到美国。他向本台记者表示，当时他在美国驻华使馆申请签证时并没有被立即核准，而是收到“行政审理”（administrativeprocessing）的通知。根据美国国务院官网的介绍，使馆人员在认定需要更多信息来帮助决定核准或拒绝发放签证时，可要求对申请人进一步行政审理，也就是中国留学生口中的“check”。</text:p>
      <text:p text:style-name="P4">
“我是check了三个月才拿到（签证），这个过程还是很煎熬的。因为在check的过程中确实有很多人不通过，就给拒绝了，也没地方说理去。不过我很幸运通过了，虽然是国防七子、电子信息这种比较敏感的专业。”艾斯回忆道。</text:p>
      <text:p text:style-name="P4">
此外，美国特朗普政府曾在2020年发布行政命令，禁止与中国“解放军军民综合体战略”（military-civil fusionstrategy）有关的学生与研究人员进入美国，被点名的学校就包括艾斯本科就读的“国防七子”。</text:p>
      <text:p text:style-name="P4">
“国防七子”是中国工信部直属的7所高校，包括北京航空航天大学、北京理工大学、哈尔滨工业大学、哈尔滨工程大学、西北工业大学、南京航空航天大学和南京理工大学。</text:p>
      <text:p text:style-name="P4">
而在拜登政府上任之后，这项行政命令仍被保留。</text:p>
      <text:p text:style-name="P4">
美国迈阿密大学政治学教授金德芳（June TeufelDreyer）接受本台采访时表示：“我们需要在一定程度上牺牲隐私以保护国家安全，我们必须依靠（美国）政府来取得平衡，同时在我们感到不平衡时得以申诉。这和中国不一样。”</text:p>
      <text:p text:style-name="P4">
而另一位在美中国留学生约翰则认为，虽然美国政府捍卫国家安全的立意良善，但如果没有妥善规划和适当工具，恐怕变成杯弓蛇影，将所有敏感专业背景的中国学生贴标签，让美国失去招揽顶尖人才的机会。</text:p>
      <text:p text:style-name="P4">
出于安全原因，专研生物科技领域的约翰不愿使用本名。他告诉自由亚洲电台：“我非常赞同美国加强对中国的防范，但要看怎么防。有些对中国的防范其实是互利互惠的，譬如说跟中国有合作要经过单位的审批，但不能防范过头把人都赶走了，（美国）也不知道赶走的是怎么样好的人才。”</text:p>
      <text:p text:style-name="P4">
<text:span text:style-name="T4">
美中关系下滑 仍是中国留学首选</text:span>
</text:p>
      <text:p text:style-name="P4">
尽管美中关系已大不如前，但美国仍是中国留学生的首选目标。根据美国国际教育协会（IIE）发布的《2022年开放门户报告》，2021/2022学年，中国留学美国的总人数约占国际学生总数的33%，位居第一，中国连续13年成为美国最大的国际学生来源国。其中，数学及计算机专科人数的比例占了近四分之一，其次是工程。</text:p>
      <text:p text:style-name="P4">
金德芳教授透露，她的两位中国学生在毕业后回国工作，去年又不约而同联系她，希望帮忙出具美国硕士进修推荐函。她认为，许多中国学生其实很有才华，无论是在经济和科技方面都有潜力为美国做出很大贡献。</text:p>
      <text:p text:style-name="P4">
“他们中的一些人可能是间谍，这要由美国联邦调查局去判断。”金德芳说。</text:p>
      <text:p text:style-name="P4">
记者：陈品洁 责编：何平 网编：洪伟</text:p>
      <text:p text:style-name="P4">
Source: <text:a xlink:type="simple" xlink:href="https://www.rfa.org/mandarin/yataibaodao/kejiaowen/cm-05162023125741.html" text:style-name="Internet_20_link" text:visited-style-name="Visited_20_Internet_20_Link">
https://www.rfa.org/mandarin/yataibaodao/kejiaowen/cm-05162023125741.html</text:a>
</text:p>
      <!--NEWS-->
      <text:h text:style-name="P10" text:outline-level="1">
<text:span text:style-name="T4">
德国政府会见中国特使 呼吁北京运用影响力终止俄乌战争</text:span>
</text:h>
      <text:p text:style-name="P4">
Publisher: 法新社</text:p>
      <text:p text:style-name="P4">
Published Time: 2023-05-26T13:32:08+00:00</text:p>
      <text:p text:style-name="P4">
Modified Time: 2023-05-26T13:05:02+00:00</text:p>
      <text:p text:style-name="P4">
Description: （法新社柏林26日电） 德国外交部今天表示，在中国政府欧亚事务特别代表李辉本周造访德国期间，德国政府呼吁中方运用对俄罗斯的影响力，帮助终止在乌克兰的战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617581in" draw:z-index="0">
<draw:image xlink:href="../Images/rficn/2023-05-26T13-32-08-00-00/000000.png" xlink:type="simple" xlink:show="embed" xlink:actuate="onLoad" draw:mime-type="image/png"/>
</draw:frame>
</text:p>
      <text:p text:style-name="P4">
法新社报导，德国外交部发言人指出，李辉日前在柏林与德国外交部国务秘书米夏埃利斯（Andreas Michaelis）进行了「深入讨论」。</text:p>
      <text:p text:style-name="P4">
此外，这名发言人也指称：「德方呼吁中方运用对俄罗斯的影响力，使其立即停止侵略战争，并且全面撤出乌克兰。」</text:p>
      <text:p text:style-name="P4">
这名发言人还表示，德国政府也告诉李辉，德方希望中国不要以武器支持俄罗斯。</text:p>
      <text:p text:style-name="P4">
Source: <text:a xlink:type="simple" xlink:href="https://www.rfi.fr/cn/%E5%9B%BD%E9%99%85%E6%8A%A5%E9%81%93/20230526-%E5%BE%B7%E5%9B%BD%E6%94%BF%E5%BA%9C%E4%BC%9A%E8%A7%81%E4%B8%AD%E5%9B%BD%E7%89%B9%E4%BD%BF-%E5%91%BC%E5%90%81%E5%8C%97%E4%BA%AC%E8%BF%90%E7%94%A8%E5%BD%B1%E5%93%8D%E5%8A%9B%E7%BB%88%E6%AD%A2%E4%BF%84%E4%B9%8C%E6%88%98%E4%BA%89" text:style-name="Internet_20_link" text:visited-style-name="Visited_20_Internet_20_Link">
https://www.rfi.fr/cn/%E5%9B%BD%E9%99%85%E6%8A%A5%E9%81%93/20230526-%E5%BE%B7%E5%9B%BD%E6%94%BF%E5%BA%9C%E4%BC%9A%E8%A7%81%E4%B8%AD%E5%9B%BD%E7%89%B9%E4%BD%BF-%E5%91%BC%E5%90%81%E5%8C%97%E4%BA%AC%E8%BF%90%E7%94%A8%E5%BD%B1%E5%93%8D%E5%8A%9B%E7%BB%88%E6%AD%A2%E4%BF%84%E4%B9%8C%E6%88%98%E4%BA%89</text:a>
</text:p>
      <!--NEWS-->
      <text:h text:style-name="P10" text:outline-level="1">
<text:span text:style-name="T4">
事实查核｜俄罗斯自由军团向中国人民解放军喊话了吗？</text:span>
</text:h>
      <text:p text:style-name="P4">
Author: 作者：庄敬</text:p>
      <text:p text:style-name="P4">
Publisher: Radio Free Asia (Organization)</text:p>
      <text:p text:style-name="P4">
Published Time: 2023-05-26T13:47:24-04:00</text:p>
      <text:p text:style-name="P4">
Modified Time: 2023-05-26T13:47:24-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97" text:anchor-type="as-char" svg:width="6.9236in" svg:height="3.629306in" draw:z-index="0">
<draw:image xlink:href="../Images/rfamandarin/2023-05-26T13-47-24-04-00/000000.png" xlink:type="simple" xlink:show="embed" xlink:actuate="onLoad" draw:mime-type="image/png"/>
</draw:frame>
 <text:a xlink:type="simple" xlink:href="https://www.rfa.org/mandarin/shishi-hecha/hc-05262023133926.html/@@images/image" text:style-name="Internet_20_link" text:visited-style-name="Visited_20_Internet_20_Link">
</text:a>
 自由亚洲电台制图</text:p>
      <text:p text:style-name="P4">
<text:span text:style-name="T4">
标签：错误</text:span>
</text:p>
      <text:p text:style-name="P4">
<text:span text:style-name="T4">
一分钟完读：</text:span>
</text:p>
      <text:p text:style-name="P4">
最近网上流传"俄罗斯自由军团喊话中国人民解放军"短视频，画面是俄罗斯自由军团成员以俄语发言，简体中文字幕写着"你们的猪头皇帝跟普京一样，都是欺压百姓的独裁者"等字句。</text:p>
      <text:p text:style-name="P4">
经查，俄罗斯自由军团（Liberty of RussiaLegion）确实发布了这条视频，但内容与中国人民解放军无关，流传版本的中文字幕的翻译与原视频不符。是由推特用户"墙国荒诞字"加上。但发布者声明，他的作品大多是配字幕搞笑。亚洲事实查核实验室发现，部分网媒、网民转发这段二次创作的中文字幕短视频时，没有标注字幕是讽刺创作，可能会导致受众信以为真。</text:p>
      <text:p text:style-name="P4">
<text:span text:style-name="T4">
深度解析：</text:span>
</text:p>
      <text:p text:style-name="P4">
亚洲事实查核实验室注意到，在油管（Youtube）拥有逾40万订户、自介“坚持报导真相，对抗中共极权”的频道“升旗易得到新闻媒体”近日发布一段短视频，标题为<text:a xlink:type="simple" xlink:href="https://www.youtube.com/watch" text:style-name="Internet_20_link" text:visited-style-name="Visited_20_Internet_20_Link">
 </text:a>
。画面为身穿军服男士以俄语发言，简体中文字幕写着“中国人民解放军战士们，我们是俄罗斯自由军团，我们将为我们的同胞而战，为自由而战......你们的猪头皇帝跟普京一样，都是欺压百姓的独裁者”。</text:p>
      <text:p text:style-name="P4">
首先，我们查核视频真实性。 “俄罗斯自由军团”5月22日在推特发布短视频，多家媒体均有转载、报道。据 <text:a xlink:type="simple" xlink:href="https://www.youtube.com/watch" text:style-name="Internet_20_link" text:visited-style-name="Visited_20_Internet_20_Link">
</text:a>
 、英国《泰晤士报》旗下的 <text:a xlink:type="simple" xlink:href="https://www.youtube.com/watch" text:style-name="Internet_20_link" text:visited-style-name="Visited_20_Internet_20_Link">
</text:a>
的报道和翻译，该视频内容大致是在讲普京统治下的俄罗斯充满谎言、腐败、审查、限制自由，是时候结束克里姆林宫的统治了，俄罗斯将获得自由。这些新闻报道中，并未提及该视频中有涉及中国和中国解放军相关内容。</text:p>
      <text:p text:style-name="P4">
<draw:frame draw:style-name="fr1" draw:name="Image198" text:anchor-type="as-char" svg:width="6.9236in" svg:height="4.531934in" draw:z-index="0">
<draw:image xlink:href="../Images/rfamandarin/2023-05-26T13-47-24-04-00/000001.png" xlink:type="simple" xlink:show="embed" xlink:actuate="onLoad" draw:mime-type="image/png"/>
</draw:frame>
"俄罗斯自由军团"5月22日在推特发布短视频。图取自"Liberty of Russia" Legion推特  <text:a xlink:type="simple" xlink:href="https://www.rfa.org/mandarin/shishi-hecha/hc-05262023133926.html/pic1300c4fc47f8565af81ea75318ecd5718300d567082265e5572863a87279767c5e0377ed8996983b3002571653d681ea201dliberty-of-russia201dlegion63a87279.png" text:style-name="Internet_20_link" text:visited-style-name="Visited_20_Internet_20_Link">
</text:a>
</text:p>
      <text:p text:style-name="P4">
再者，我们查核视频中的中文翻译来源。 原始视频右下角浮水印为“俄罗斯自由军团”徽章，但中字短视频右下角浮水印却写着“墙国荒诞字”。经查， <text:a xlink:type="simple" xlink:href="https://twitter.com/xingzhe2021/status/1661067499180376100" text:style-name="Internet_20_link" text:visited-style-name="Visited_20_Internet_20_Link">
</text:a>
推特账户5月24日凌晨发布中字短视频，截至25日下午观看次数逾58万，超过400次转推。该视频推文下有留言称赞字幕很有趣，但由于视频并未标明此视频翻译是讽刺笑话，也有人问“这是真的吗”，另有留言评论指出，不该故意传播错误讯息。</text:p>
      <text:p text:style-name="P4">
<draw:frame draw:style-name="fr1" draw:name="Image199" text:anchor-type="as-char" svg:width="6.9236in" svg:height="5.669886in" draw:z-index="0">
<draw:image xlink:href="../Images/rfamandarin/2023-05-26T13-47-24-04-00/000002.png" xlink:type="simple" xlink:show="embed" xlink:actuate="onLoad" draw:mime-type="image/png"/>
</draw:frame>
推特用户"墙国荒诞字"发布搭配中文字幕的短视频，主题为俄罗斯自由军团喊话中国人民解放军。图取自推特  <text:a xlink:type="simple" xlink:href="https://www.rfa.org/mandarin/shishi-hecha/hc-05262023133926.html/pic2-63a8727975286236-300c58bb570b83528a955b57300d767c5e03642d914d4e2d65875b575e55768477ed8996983b-4e3b984c70ba4fc47f8565af81ea75318ecd5718558a8a714e2d570b4eba6c1189e3653e8ecd3002571653d681ea63a87279.png" text:style-name="Internet_20_link" text:visited-style-name="Visited_20_Internet_20_Link">
</text:a>
</text:p>
      <text:p text:style-name="P4">
“墙国荒诞字”账号24日在其推特的评论中两度声明，他并非专业翻译，也非官方新闻频道，“本推视频作品大多是配字幕搞笑而已！质疑字幕真假实属没有必要！”。而他的推特帐号介绍也写道，将电影、电视片段编辑中文字幕进行二次创作，以搞笑、讽刺等形式，揭露独裁者的荒唐、邪恶。</text:p>
      <text:p text:style-name="P4">
然而，与前述发布此视频的“升旗易得到”类似，部分油管、推特账户在转发该视频时，并没有标注这是一个讽刺笑话作品。</text:p>
      <text:p text:style-name="P4">
<text:span text:style-name="T4">
结论：</text:span>
</text:p>
      <text:p text:style-name="P4">
俄罗斯自由军团的视频为真，搭配的中文字幕则为讽刺的二次创作，因此所谓“俄罗斯自由军团喊话中国人民解放军”并不属实。亚洲事实查核实验室认为，搞笑、讽刺属创作自由，而且多数受众都能辨识明显为恶搞的内容，但自称媒体的平台转发此类影片时如不注明，仍有可能造成误会。</text:p>
      <text:p text:style-name="P4">
_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text:a xlink:type="simple" xlink:href="http://afcl@rfa.org" text:style-name="Internet_20_link" text:visited-style-name="Visited_20_Internet_20_Link">
</text:a>
 寄给亚洲事实查核实验室，由我们为您查证核实。 _</text:p>
      <text:p text:style-name="P4">
Source: <text:a xlink:type="simple" xlink:href="https://www.rfa.org/mandarin/shishi-hecha/hc-05262023133926.html" text:style-name="Internet_20_link" text:visited-style-name="Visited_20_Internet_20_Link">
https://www.rfa.org/mandarin/shishi-hecha/hc-05262023133926.html</text:a>
</text:p>
      <!--NEWS-->
      <text:h text:style-name="P10" text:outline-level="1">
<text:span text:style-name="T4">
德语媒体：谁改变了谁？</text:span>
</text:h>
      <text:p text:style-name="P4">
Author: None (Language: zh)</text:p>
      <text:p text:style-name="P4">
Publisher: None</text:p>
      <text:p text:style-name="P4">
Time: 2023-05-26T13:55:00Z</text:p>
      <text:p text:style-name="P4">
Description: 欧盟驻华商会会长伍德克（Jörg Wuttke）在北京生活了30年。即将离任之际，他接受《南德意志报》采访，伍德克认为，以贸易促进变革，“改变的是我们”。《新苏黎世报》在六四之际回顾中国民主运动。</text:p>
      <text:p text:style-name="P4">
Videos: []</text:p>
      <text:p text:style-name="P4">
Images: ["<text:a xlink:type="simple" xlink:href="https://static.dw.com/image/63995224_303.jpg" text:style-name="Internet_20_link" text:visited-style-name="Visited_20_Internet_20_Link">
63995224_303.jpg</text:a>
", "<text:a xlink:type="simple" xlink:href="https://static.dw.com/image/6316736_7.jpg" text:style-name="Internet_20_link" text:visited-style-name="Visited_20_Internet_20_Link">
6316736_7.jpg</text:a>
"]</text:p>
      <text:p text:style-name="P4">
Subject: 时政风云</text:p>
      <text:p text:style-name="P4">
Subjects: ['移民难民', '专题报道：中国经济何处去？', '人权']</text:p>
      <text:p text:style-name="P4">
Keywords: ['伍德克', '欧盟商会', '中国经济', '马云', '阿里巴巴', '共产主义', '监控', '民主运动', '人权']</text:p>
      <text:p text:style-name="P4">
ID: 65745734</text:p>
      <!--METADATA-->
      <text:p text:style-name="P4">
<text:a xlink:type="simple" xlink:href="https://www.dw.com/zh/overlay/image/article/65745734/63995224" text:style-name="Internet_20_link" text:visited-style-name="Visited_20_Internet_20_Link">
 <draw:frame draw:style-name="fr1" draw:name="Image200" text:anchor-type="as-char" svg:width="6.9236in" svg:height="3.896998in" draw:z-index="0">
<draw:image xlink:href="../Images/dwzh/2023-05-26T13-55-00Z/63995224_303.jpg" xlink:type="simple" xlink:show="embed" xlink:actuate="onLoad" draw:mime-type="image/jpeg"/>
</draw:frame>
</text:a>
</text:p>
      <text:p text:style-name="P4">
以贸促变？</text:p>
      <text:p text:style-name="P4">
（德国之声中文网） <text:a xlink:type="simple" xlink:href="https://www.dw.com/zh/zh/驻华欧盟商会取消入境限制是正确的一小步/a-64220454" text:style-name="Internet_20_link" text:visited-style-name="Visited_20_Internet_20_Link">
 </text:a>
主席伍德克向《南德意志报》介绍说，中国的地方官员对于外国投资者铺出红地毯热情欢迎，然而，这样的魅力攻势之下，欧洲企业仍然表现出很大的谨慎。他说："中国已今非昔比。经济增长不那么强了。排在前面的十大欧洲公司占到在华投资的八成，它们也继续投资。但较小的企业已经按了暂停键，或者离开了。这与在美国的情况迥然不同：在那里的德国经济界非常兴奋，再工业化让德国工业界也收获了订单。<text:a xlink:type="simple" xlink:href="https://www.dw.com/zh/zh/中国经济遭重创-在华德企商业信心探底/a-64092035" text:style-name="Internet_20_link" text:visited-style-name="Visited_20_Internet_20_Link">
 </text:a>
 。"</text:p>
      <text:p text:style-name="P4">
伍德克向《南德意志报》说，中国经济最大的问题是在房地产业，这占到国民经济的四分之一。尽管停工的项目继续施工，但新开发的几乎没有。此外，在出口领域，中国去年向欧盟输出640万个集装箱，欧盟对中国仅160万个集装箱。这显示出中国对欧洲消费者的依赖性。在工业生产方面，能源供给也不断出现问题。青年失业率居高不下，在大城市约20%。</text:p>
      <text:h text:style-name="P12" text:outline-level="3">
<text:span text:style-name="T4">
世界经济引擎光环不再 外企想撤离中国市场？</text:span>
</text:h>
      <text:p text:style-name="P4">
伍德克说，中国的私有经济界有非常聪明、灵活的头脑。"中国是由企业巨头像阿里巴巴的马云或腾讯的马化腾向前推动的，而正是这些人现在受到惩罚。而国有企业则受到扶持。"</text:p>
      <text:p text:style-name="P4">
《南德意志报》记者提问说，如今共产主义是否重新显露出来？伍德克说："国有企业和五年计划一直在给出方向，但过去私有企业有更大的空间，前国家主席江泽民也曾把他们带到党内。现国家主席习近平则担心叶利钦在俄罗斯的一幕重演。当时私有企业家接管经济和媒体，最终党分崩离析。在中国我们现在还没有到六十年代文革的时候，但方向是这样的。"</text:p>
      <text:p text:style-name="P4">
记者问道：过去在德国有关中国的辩论中总是会提到"以贸易促进变革"这句口号。中国现在的情况是否是我们当时可以预计的？伍德克回答说："以贸促变是实现了。中国人改变了我们。过去我们从未想到过，现在我们看看在德国投资者的国籍。中国人给我们展示了工业政策。"</text:p>
      <text:p text:style-name="P4">
伍德克还表示，中国有着极大的潜力，如果能够完全自由化。但党看不到这一潜力，因为想要保持控制权。</text:p>
      <text:p text:style-name="P4">
<draw:frame draw:style-name="fr1" draw:name="Image201" text:anchor-type="as-char" svg:width="6.9236in" svg:height="3.895992in" draw:z-index="0">
<draw:image xlink:href="../Images/dwzh/2023-05-26T13-55-00Z/6316736_7.jpg" xlink:type="simple" xlink:show="embed" xlink:actuate="onLoad" draw:mime-type="image/jpeg"/>
</draw:frame>
</text:p>
      <text:p text:style-name="P4">
六四之际《新苏黎世报》回顾中国民主运动</text:p>
      <text:h text:style-name="P12" text:outline-level="3">
<text:span text:style-name="T4">
为自由抗争的火种</text:span>
</text:h>
      <text:p text:style-name="P4">
<text:a xlink:type="simple" xlink:href="https://www.dw.com/zh/zh/六四纪念日前夕国殇之柱落户柏林/a-65707655" text:style-name="Internet_20_link" text:visited-style-name="Visited_20_Internet_20_Link">
 </text:a>
，《新苏黎世报》客座评论回顾中国民主运动的艰难历程与不息的火种：从1989年的天安门学生运动，到刘晓波获诺贝尔和平奖之后病逝于狱中，以及之后维权律师的被打压。</text:p>
      <text:p text:style-name="P4">
评论写道："多年来，中国建造着一个反乌托邦的系统，用摄像头和中央数据库监控本国民众。但这一系统也同样不能摧毁异议人士的抵抗。理由很简单：一位政治活动人士是有意识地从事这样的活动，即便加强国家监控也不能对其态度有所改变。此外，他愿意为自己的抵抗而忍受牢狱甚至更糟糕的后果，这也是监控所不能改变的。"</text:p>
      <text:p text:style-name="P4">
评论写道："共产中国持续近50年的民主运动显示，一位专制者尽管可以压制本国民众、迫害和毁灭其对手。但人们对于自由的需求以及个别人为此抗争的意愿，是他们不能窒息的。"</text:p>
      <text:h text:style-name="P12" text:outline-level="3">
<text:span text:style-name="T4">
国殇之柱在德国柏林揭幕</text:span>
</text:h>
      <text:p text:style-name="P4">
<text:span text:style-name="T5">
摘编自其他媒体的内容，不代表德国之声的立场或观点。</text:span>
</text:p>
      <text:p text:style-name="P4">
Source: <text:a xlink:type="simple" xlink:href="https://www.dw.com/zh/德语媒体：谁改变了谁？/a-65745734" text:style-name="Internet_20_link" text:visited-style-name="Visited_20_Internet_20_Link">
https://www.dw.com/zh/德语媒体：谁改变了谁？/a-65745734?maca=chi-rss-chi-all-1127-rdf</text:a>
</text:p>
      <!--NEWS-->
      <text:h text:style-name="P10" text:outline-level="1">
<text:span text:style-name="T4">
俄罗斯飞弹攻击乌克兰中部诊所 导致1死23伤</text:span>
</text:h>
      <text:p text:style-name="P4">
Publisher: 法新社</text:p>
      <text:p text:style-name="P4">
Published Time: 2023-05-26T14:02:11+00:00</text:p>
      <text:p text:style-name="P4">
Modified Time: 2023-05-26T13:35:02+00:00</text:p>
      <text:p text:style-name="P4">
Description: （法新社基辅26日电） 乌克兰官员表示，今天早上一枚俄罗斯飞弹击中乌国中部城市第聂伯罗（Dnipro）一间医疗诊所，造成1人死亡，还有23人受伤，其中包括2名孩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5-26T14-02-11-00-00/000000.png" xlink:type="simple" xlink:show="embed" xlink:actuate="onLoad" draw:mime-type="image/png"/>
</draw:frame>
</text:p>
      <text:p text:style-name="P4">
乌克兰总统泽伦斯基（Volodymyr Zelenskyy）公布了一段影片，其中可以看到滚滚浓烟从没有屋顶的建筑物中窜出，且建筑的窗户都被炸毁。</text:p>
      <text:p text:style-name="P4">
数栋建物被俄国飞弹击中后，乌克兰第聂伯罗彼得罗夫斯克州（Dnipropetrovsk）州长赖萨克（SergiyLysak）在通讯软体Telegram发文写道：「第聂伯罗市有23人受伤。」</text:p>
      <text:p text:style-name="P4">
他还提到：「一位69岁老翁丧命。一枚俄罗斯恐怖分子飞弹攻击这座城市时，他刚好路过。」</text:p>
      <text:p text:style-name="P4">
Source: <text:a xlink:type="simple" xlink:href="https://www.rfi.fr/cn/%E5%9B%BD%E9%99%85%E6%8A%A5%E9%81%93/20230526-%E4%BF%84%E7%BD%97%E6%96%AF%E9%A3%9E%E5%BC%B9%E6%94%BB%E5%87%BB%E4%B9%8C%E5%85%8B%E5%85%B0%E4%B8%AD%E9%83%A8%E8%AF%8A%E6%89%80-%E5%AF%BC%E8%87%B41%E6%AD%BB23%E4%BC%A4" text:style-name="Internet_20_link" text:visited-style-name="Visited_20_Internet_20_Link">
https://www.rfi.fr/cn/%E5%9B%BD%E9%99%85%E6%8A%A5%E9%81%93/20230526-%E4%BF%84%E7%BD%97%E6%96%AF%E9%A3%9E%E5%BC%B9%E6%94%BB%E5%87%BB%E4%B9%8C%E5%85%8B%E5%85%B0%E4%B8%AD%E9%83%A8%E8%AF%8A%E6%89%80-%E5%AF%BC%E8%87%B41%E6%AD%BB23%E4%BC%A4</text:a>
</text:p>
      <!--NEWS-->
      <text:h text:style-name="P10" text:outline-level="1">
<text:span text:style-name="T4">
中国C919客机宣布本周日首航</text:span>
</text:h>
      <text:p text:style-name="P4">
Author: None</text:p>
      <text:p text:style-name="P4">
Publisher: Radio Free Asia (Organization)</text:p>
      <text:p text:style-name="P4">
Published Time: 2023-05-26T14:15:00-04:00</text:p>
      <text:p text:style-name="P4">
Modified Time: 2023-05-26T14:24: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50034in" draw:z-index="0">
<draw:image xlink:href="../Images/rfamandarin/2023-05-26T14-15-00-04-00/000000.png" xlink:type="simple" xlink:show="embed" xlink:actuate="onLoad" draw:mime-type="image/png"/>
</draw:frame>
C919在2022年11月8日第14届珠海航空展中展现飞行性能 <text:a xlink:type="simple" xlink:href="https://www.rfa.org/mandarin/Xinwen/6-05262023141117.html/@@images/image" text:style-name="Internet_20_link" text:visited-style-name="Visited_20_Internet_20_Link">
</text:a>
美联社资料图片</text:p>
      <text:p text:style-name="P4">
中国东方航空C919型客机将于本周日（5月28日）首航。根据路透社援引东航的航班报告内容，C919首航航班号为MU9191，北京时间上午10点45分从上海虹桥国际机场起飞，下午1点10分抵达北京首都机场。不过东航并没有说明谁将乘坐此航班。</text:p>
      <text:p text:style-name="P4">
东航是中国国产窄体喷气式飞机 C919 的第一个客户，2021 年 3 月签署五架 C919 的合同，是C919的第一笔商业交易。C919第一架编号为B-919A的飞机在去年12月交机，并开始了 100 小时的空机验证试飞。</text:p>
      <text:p text:style-name="P4">
C919 由中国商业航空集团公司 (COMAC)制造，目标对手是美国波音和法国空巴的窄体客机，虽然C919在中国组装，但仍依赖西方部件，包括来自通用电气、赛峰和霍尼韦尔国际等公司的发动机和航空电子设备。</text:p>
      <text:p text:style-name="P4">
责编：陈品洁</text:p>
      <text:p text:style-name="P4">
Source: <text:a xlink:type="simple" xlink:href="https://www.rfa.org/mandarin/Xinwen/6-05262023141117.html" text:style-name="Internet_20_link" text:visited-style-name="Visited_20_Internet_20_Link">
https://www.rfa.org/mandarin/Xinwen/6-05262023141117.html</text:a>
</text:p>
      <!--NEWS-->
      <text:h text:style-name="P10" text:outline-level="1">
<text:span text:style-name="T4">
韩亚客机舱门突打开后安全降落大邱</text:span>
</text:h>
      <text:p text:style-name="P4">
Author: 联合早报 (Person)</text:p>
      <text:p text:style-name="P4">
Publisher: 联合早报 (Organization)</text:p>
      <text:p text:style-name="P4">
Published Time: 2023-05-26T14:17</text:p>
      <text:p text:style-name="P4">
Modified Time: 2023-05-26T17:15</text:p>
      <text:p text:style-name="P4">
Description: 据韩国航空业界消息，韩亚航空公司一架由济州飞往大邱的客机在降落前发生舱门打开事故。韩联社报道，韩亚航空（Asiana）OZ8124航班星期五（5月26日）上午11时49分（新加坡时...</text:p>
      <text:p text:style-name="P4">
Videos: []</text:p>
      <text:p text:style-name="P4">
Audios: []</text:p>
      <text:p text:style-name="P4">
Images: []</text:p>
      <text:p text:style-name="P4">
Type: NewsArticle</text:p>
      <text:p text:style-name="P4">
Breadcrumbs: ['即时', '国际']</text:p>
      <text:p text:style-name="P4">
Keywords: ['韩国', '韩亚航空']</text:p>
      <!--METADATA-->
      <text:p text:style-name="P4">
据韩国航空业界消息，韩亚航空公司一架由济州飞往大邱的客机在降落前发生舱门打开事故。</text:p>
      <text:p text:style-name="P4">
韩联社报道，韩亚航空（Asiana）OZ8124航班星期五（5月26日）上午11时49分（新加坡时间星期五上午10时49分）从济州机场起飞，在降落大邱机场前的12时45分舱门突然打开。</text:p>
      <text:p text:style-name="P4">
据悉，客机在舱门打开状态下降落跑道。</text:p>
      <text:p text:style-name="P4">
韩亚航空发言人过后发表声明说，客机在大邱机场安全降落。</text:p>
      <text:p text:style-name="P4">
这架机上共载有194名乘客，所幸无人受伤，但部分乘客受到惊吓后出现呼吸困难等症状，降落后立即被送医，无人丧失意识。</text:p>
      <text:p text:style-name="P4">
韩亚航空相关人士透露，坐在紧急出口座位的乘客供述时称触碰到舱门把手，警方正就这起事件展开调查。</text:p>
      <text:p text:style-name="P4">
这名开启舱门的乘客目前已被警方逮捕。</text:p>
      <text:p text:style-name="P4">
Source: <text:a xlink:type="simple" xlink:href="https://www.zaobao.com.sg/realtime/world/story20230526-1398345" text:style-name="Internet_20_link" text:visited-style-name="Visited_20_Internet_20_Link">
https://www.zaobao.com.sg/realtime/world/story20230526-1398345</text:a>
</text:p>
      <!--NEWS-->
      <text:h text:style-name="P10" text:outline-level="1">
<text:span text:style-name="T4">
福特汽车CEO：电动车竞争对手是中国</text:span>
</text:h>
      <text:p text:style-name="P4">
Author: None</text:p>
      <text:p text:style-name="P4">
Publisher: Radio Free Asia (Organization)</text:p>
      <text:p text:style-name="P4">
Published Time: 2023-05-26T14:20:00-04:00</text:p>
      <text:p text:style-name="P4">
Modified Time: 2023-05-26T15:38: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4.031322in" draw:z-index="0">
<draw:image xlink:href="../Images/rfamandarin/2023-05-26T14-20-00-04-00/000000.png" xlink:type="simple" xlink:show="embed" xlink:actuate="onLoad" draw:mime-type="image/png"/>
</draw:frame>
 美国福特汽车公司执行长法利（Jim Farley）<text:a xlink:type="simple" xlink:href="https://www.rfa.org/mandarin/Xinwen/7-05262023141802.html/@@images/image" text:style-name="Internet_20_link" text:visited-style-name="Visited_20_Internet_20_Link">
 </text:a>
路透社资料图片</text:p>
      <text:p text:style-name="P4">
美国福特汽车公司执行长法利（JimFarley）5月25日表示，中国电动车制造商是福特的主要竞争对手，但是福特相对规模小、成本高，恐怕难以竞争。法利表示，中国是全球最大的汽车市场，拥有部分最尖端的电池技术，并主导电动车制造业，包括比亚迪、吉利、长城、长安和上汽都是中国汽车制造商中的“佼佼者”。</text:p>
      <text:p text:style-name="P4">
根据路透社报道，法利在摩根士丹利（MorganStanley）永续金融峰会上表示：“我认为我们可以将中国视为主要竞争对手，而非通用汽车（GM）或丰田（Toyota）。中国势头愈来愈强。”</text:p>
      <text:p text:style-name="P4">
福特在今年2月宣布，将投资35亿美元在美国密西根州设厂，利用中国合作伙伴宁德时代（CATL）的技术生产成本更低的电动车电池。福特的中国销量自2016年以来持续下滑，近日才刚宣布为削减成本，正在重组中国业务，将其中一家合资企业转型为低成本商用电动车和内燃机汽车的出口中心。</text:p>
      <text:p text:style-name="P4">
责编：陈品洁</text:p>
      <text:p text:style-name="P4">
Source: <text:a xlink:type="simple" xlink:href="https://www.rfa.org/mandarin/Xinwen/7-05262023141802.html" text:style-name="Internet_20_link" text:visited-style-name="Visited_20_Internet_20_Link">
https://www.rfa.org/mandarin/Xinwen/7-05262023141802.html</text:a>
</text:p>
      <!--NEWS-->
      <text:h text:style-name="P10" text:outline-level="1">
<text:span text:style-name="T4">
北约防卫学院校长3月底曾密访台湾</text:span>
</text:h>
      <text:p text:style-name="P4">
Author: None</text:p>
      <text:p text:style-name="P4">
Publisher: Radio Free Asia (Organization)</text:p>
      <text:p text:style-name="P4">
Published Time: 2023-05-26T14:23:55-04:00</text:p>
      <text:p text:style-name="P4">
Modified Time: 2023-05-26T14:23: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3.930818in" draw:z-index="0">
<draw:image xlink:href="../Images/rfamandarin/2023-05-26T14-23-55-04-00/000000.png" xlink:type="simple" xlink:show="embed" xlink:actuate="onLoad" draw:mime-type="image/png"/>
</draw:frame>
 北约防卫学院校长里提曼中将今年三月底秘密访问台湾 <text:a xlink:type="simple" xlink:href="https://www.rfa.org/mandarin/Xinwen/8-05262023142236.html/@@images/image" text:style-name="Internet_20_link" text:visited-style-name="Visited_20_Internet_20_Link">
</text:a>
（NATO Defense College 脸书）</text:p>
      <text:p text:style-name="P4">
美国媒体彭博社驻台记者何贵森（Chris Horton）在给“中国项目”（The China Project）网站的投书中表示，北约防卫学院（NATODefense College）校长里提曼中将（Olivier Rittimann）曾在今年3月底访问台湾，并与台湾国防大学相关人员会见。</text:p>
      <text:p text:style-name="P4">
根据投书内容，北约防卫学院已证实这趟之前未曝光的行程，表示里提曼于3月27日至31日期间基于学术目的访问台湾，这是北约防卫学院和全球重要教育机构正常文化交流的一部分。台湾国防大学也证实了里提曼来访，但没有进一步置评。</text:p>
      <text:p text:style-name="P4">
何贵森在投书中称，北约与台湾之间的互动并非史无前例，但双方通常都守口如瓶，外界对于互动范围等细节难以知情。然而，显而易见的是，由于中国对印太地区各国构成威胁，特别是台湾，北约已开始更加关注该地区。</text:p>
      <text:p text:style-name="P4">
责编：陈品洁</text:p>
      <text:p text:style-name="P4">
Source: <text:a xlink:type="simple" xlink:href="https://www.rfa.org/mandarin/Xinwen/8-05262023142236.html" text:style-name="Internet_20_link" text:visited-style-name="Visited_20_Internet_20_Link">
https://www.rfa.org/mandarin/Xinwen/8-05262023142236.html</text:a>
</text:p>
      <!--NEWS-->
      <text:h text:style-name="P10" text:outline-level="1">
<text:span text:style-name="T4">
中资入股汉堡港争论再起   "敏感设施"登录被有意拖延？</text:span>
</text:h>
      <text:p text:style-name="P4">
Author: None (Language: zh)</text:p>
      <text:p text:style-name="P4">
Publisher: None</text:p>
      <text:p text:style-name="P4">
Time: 2023-05-26T14:29:00Z</text:p>
      <text:p text:style-name="P4">
Description: 中资入股汉堡港福地码头引发的争议仍在延烧：有消息称，有关机构没有及时将这一码头列为应受保护的设施，而汉堡港运营方此前有关该码头不属于敏感设施的表述也同事实不符。</text:p>
      <text:p text:style-name="P4">
Videos: []</text:p>
      <text:p text:style-name="P4">
Images: ["<text:a xlink:type="simple" xlink:href="https://static.dw.com/image/63564330_303.jpg" text:style-name="Internet_20_link" text:visited-style-name="Visited_20_Internet_20_Link">
63564330_303.jpg</text:a>
", "<text:a xlink:type="simple" xlink:href="https://static.dw.com/image/65711026_401.jpg" text:style-name="Internet_20_link" text:visited-style-name="Visited_20_Internet_20_Link">
65711026_401.jpg</text:a>
"]</text:p>
      <text:p text:style-name="P4">
Subject: 新闻广角</text:p>
      <text:p text:style-name="P4">
Subjects: ['汉堡港', '福地码头', '中资收购', '中远集团', '德国总理府', '关键性基础设施']</text:p>
      <text:p text:style-name="P4">
Keywords: ['意见反馈']</text:p>
      <text:p text:style-name="P4">
ID: 65746595</text:p>
      <!--METADATA-->
      <text:p text:style-name="P4">
<text:a xlink:type="simple" xlink:href="https://www.dw.com/zh/overlay/image/article/65746595/63564330" text:style-name="Internet_20_link" text:visited-style-name="Visited_20_Internet_20_Link">
 <draw:frame draw:style-name="fr1" draw:name="Image206" text:anchor-type="as-char" svg:width="6.9236in" svg:height="3.896998in" draw:z-index="0">
<draw:image xlink:href="../Images/dwzh/2023-05-26T14-29-00Z/63564330_303.jpg" xlink:type="simple" xlink:show="embed" xlink:actuate="onLoad" draw:mime-type="image/jpeg"/>
</draw:frame>
</text:a>
</text:p>
      <text:p text:style-name="P4">
（德国之声中文网）有关中资入股汉堡港福地码头的争议终于在五月中旬尘埃落定：联邦政府完成了对这项投资计划的审批，准许中资中远集团参股汉堡港CTT福地集装箱码头。至此，德国多个联邦部对这笔交易提出的异议均被联邦总理府否决。</text:p>
      <text:p text:style-name="P4">
但总理府的决策同样存在争议，联邦政府审批工作结束前夕，相关码头已经被列为值得特别保护的敏感基础设施。问题的关键在于，这一码头本应在更早的时候就应被定位成敏感设施，而入选敏感设施的情况下，政府的审批结果也有可能会完全不同。那么，谁应当为此承担责任呢？</text:p>
      <text:p text:style-name="P4">
西德和北德电视台获取的信息显示，汉堡港运营商"汉堡港口及物流股份公司"HHLA在政府审批过程中，曾多次宣称，中资要入股的福地码头并不属于敏感设施。但运营商对福地码头的这一定位却是错误的。因为该码头的年吞吐量远远超出了码头入选敏感基础设施的标准。汉堡港口和物流股份公司的发言人接受媒体质询时，并没有对相关指控予以驳斥。她只是说，各政府部门随时都可以全面透明地了解该码头的运营情况。</text:p>
      <text:h text:style-name="P12" text:outline-level="3">
<text:span text:style-name="T4">
错误前提下做出的错误决定</text:span>
</text:h>
      <text:p text:style-name="P4">
HHLA的问题在于，按照相关法律，港口运营商不仅要及时向政府机构通报码头的货物吞吐量，也应及时进行敏感设施登记。 <text:a xlink:type="simple" xlink:href="https://www.dw.com/zh/zh/汉堡港福地码头被列入关键基础设施-中远入股还有戏吗/a-65293775" text:style-name="Internet_20_link" text:visited-style-name="Visited_20_Internet_20_Link">
</text:a>
据称，联邦经济部曾敦促内政部尽快完成敏感设施登录工作，但显然没有得到回应。而德国政府最终在这样的错误前提下，通过了中资入股汉堡港的审批程序。</text:p>
      <text:p text:style-name="P4">
这项错误前提下的错误决策已经引起了多名联邦议员的关注。本周，联邦议院经济委员会已经向联邦信息安全署及其上级主管联邦内政部发出了质询。但谁应为这一错误决策承担责任，目前尚没有定论。</text:p>
      <text:p text:style-name="P4">
由北德及西德电视台进行的新闻调查显示，中资入股汉堡港审批程序中谬误百出，时间跨度从2021年夏季一直延续至今。2022年，新的敏感设施法生效，汉堡港本应在2022年四月前完成福地码头的敏感设施登记工作，但汉堡港并没有这样做。</text:p>
      <text:p text:style-name="P4">
2022年4月29日，有关各方在柏林举行会议，商讨中资入股问题的审批程序。据称与会者包括港口运营商HHLA、德国经济部、内政部、外交部以及总理府的代表。会议期间，汉堡港代表曾出示一份文件显示，福地码头并不属于敏感设施。但当时这一错误信息并没有引起与会者的注意。这也是后来一系列错误决策的开端。</text:p>
      <text:p text:style-name="P4">
<draw:frame draw:style-name="fr1" draw:name="Image207" text:anchor-type="as-char" svg:width="6.9236in" svg:height="3.896998in" draw:z-index="0">
<draw:image xlink:href="../Images/dwzh/2023-05-26T14-29-00Z/65711026_401.jpg" xlink:type="simple" xlink:show="embed" xlink:actuate="onLoad" draw:mime-type="image/jpeg"/>
</draw:frame>
</text:p>
      <text:p text:style-name="P4">
德国总理肖尔茨及其总理府是中资入股汉堡港的积极推动者。</text:p>
      <text:h text:style-name="P12" text:outline-level="3">
<text:span text:style-name="T4">
总理府一心希望促成港口交易</text:span>
</text:h>
      <text:p text:style-name="P4">
如果当时按照规定将福地码头列入敏感设施，其后的政府决策结果也可能会大不相同。因为，当时该码头虽然没有被列入敏感设施，但参与决策的六个联邦部均反对准许中资入股汉堡港。但以肖尔茨为首的德国总理府却是这笔交易的积极倡导者，并为日后的谈判开启了绿灯。总理府为此提出的一个核心理由就是，福地码头并不属于敏感设施。</text:p>
      <text:h text:style-name="P12" text:outline-level="3">
<text:span text:style-name="T4">
绿党和联盟党提出批评</text:span>
</text:h>
      <text:p text:style-name="P4">
绿党经济问题专家巴纳札克（ FelixBanaszak）对中资入股汉堡港审批程序中出现的一系列错误提出强烈批评。他说："很遗憾，整个审批过程都让德国总理府、德国内政部以及德国信息安全署脸上无光。特别是在福地码头被定位为敏感设施之后，德国总理府仍阻挠对这笔交易进行重新评估，这无疑是一件严重的错误。</text:p>
      <text:p text:style-name="P4">
基民盟联邦议员劳恩霍夫（ Stefan Rouenhoff）认为，仍有一系列问题有待澄清：" <text:a xlink:type="simple" xlink:href="https://www.dw.com/zh/zh/德国内阁批准中资入股汉堡港-警告声不绝于耳/a-63562744" text:style-name="Internet_20_link" text:visited-style-name="Visited_20_Internet_20_Link">
</text:a>
"劳恩霍夫也对总理府和联邦信息安全署提出了批评，他说："我们有理由提出质疑，社民党领导下的德国内政部是不是在为总理府打掩护，所以没有（对福地码头的敏感设施定位问题）进行深入的审核。"</text:p>
      <text:p text:style-name="P4">
(德广联）</text:p>
      <text:p text:style-name="P4">
Source: <text:a xlink:type="simple" xlink:href="https://www.dw.com/zh/中资入股汉堡港争论再起-敏感设施-登录被有意拖延？/a-65746595" text:style-name="Internet_20_link" text:visited-style-name="Visited_20_Internet_20_Link">
https://www.dw.com/zh/中资入股汉堡港争论再起-敏感设施-登录被有意拖延？/a-65746595?maca=chi-rss-chi-all-1127-rdf</text:a>
</text:p>
      <!--NEWS-->
      <text:h text:style-name="P10" text:outline-level="1">
<text:span text:style-name="T4">
英国学府成立香港研究所　助决策者了解香港社群</text:span>
</text:h>
      <text:p text:style-name="P4">
Author: None</text:p>
      <text:p text:style-name="P4">
Publisher: Radio Free Asia (Organization)</text:p>
      <text:p text:style-name="P4">
Published Time: 2023-05-26T14:30:00-04:00</text:p>
      <text:p text:style-name="P4">
Modified Time: 2023-05-26T15:04:42-04:00</text:p>
      <text:p text:style-name="P4">
Description: None</text:p>
      <text:p text:style-name="P4">
Videos: []</text:p>
      <text:p text:style-name="P4">
Audios: ["<text:a xlink:type="simple" xlink:href="https://www.rfa.org/mandarin/yataibaodao/al-0526202310414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208" text:anchor-type="as-char" svg:width="6.9236in" svg:height="3.4618in" draw:z-index="0">
<draw:image xlink:href="../Images/rfamandarin/2023-05-26T14-30-00-04-00/000000.png" xlink:type="simple" xlink:show="embed" xlink:actuate="onLoad" draw:mime-type="image/png"/>
</draw:frame>
 香港研究所的标志，包含书本和维港建筑等元素。 <text:a xlink:type="simple" xlink:href="https://www.rfa.org/mandarin/yataibaodao/al-05262023104140.html/@@images/image" text:style-name="Internet_20_link" text:visited-style-name="Visited_20_Internet_20_Link">
</text:a>
University of Surrey官网截图  <text:a xlink:type="simple" xlink:href="https://www.rfa.org/mandarin/yataibaodao/al-05262023104140.html/@@stream" text:style-name="Internet_20_link" text:visited-style-name="Visited_20_Internet_20_Link">
</text:a>
</text:p>
      <text:p text:style-name="P4">
随着大批港人流散海外，有关香港的研究成为学界热门课题。英国萨里大学（University of Surrey）成立欧洲首个香港研究所（Hong KongStudies Hub），希望进行更多针对香港的学术研究，帮助决策者了解香港社群。研究所也正筹建全新的香港研究图书馆，计划收集包括香港禁书在内的图书。</text:p>
      <text:p text:style-name="P4">
<text:a xlink:type="simple" xlink:href="https://www.rfa.org/mandarin/yataibaodao/gangtai/al-03292023110521.html" text:style-name="Internet_20_link" text:visited-style-name="Visited_20_Internet_20_Link">
 <text:span text:style-name="T4">
英港人共谋未来策略 彭定康痛批习近平"终身独裁者"</text:span>
 </text:a>
  * <text:span text:style-name="T4">
<text:a xlink:type="simple" xlink:href="https://www.rfa.org/mandarin/yataibaodao/gangtai/al-03062023123528.html" text:style-name="Internet_20_link" text:visited-style-name="Visited_20_Internet_20_Link">
 </text:a>
 </text:span>
  * <text:span text:style-name="T4">
<text:a xlink:type="simple" xlink:href="https://www.rfa.org/mandarin/yataibaodao/gangtai/al-02222023124436.html" text:style-name="Internet_20_link" text:visited-style-name="Visited_20_Internet_20_Link">
 </text:a>
 </text:span>
</text:p>
      <text:p text:style-name="P4">
欧洲首个香港研究所（Hong Kong Studies Hub），由英国萨里大学（University ofSurrey）国际政治高级讲师马宝康（Malte PhilippKaeding）创立，香港学者钟剑华及黎恩灏出任副研究员，组成研究所的核心团队。研究所的定位，是推动更多有关香港的研究，带动有关香港政策的辩论，并重新探讨港人群体在国际关系上的角色。</text:p>
      <text:p text:style-name="P4">
<text:span text:style-name="T4">
创办人：望香港研究壮大 如中国研究</text:span>
</text:p>
      <text:p text:style-name="P4">
香港研究所总监马宝康是德国政治学家，和香港有深厚渊源。他在香港浸会大学取得博士，并曾执导电影《香港本色》（BlackBauhinia），访问香港本土派人物梁天琦和黄台仰，探讨香港本土主义。</text:p>
      <text:p text:style-name="P4">
<draw:frame draw:style-name="fr1" draw:name="Image209" text:anchor-type="as-char" svg:width="6.9236in" svg:height="5.1927in" draw:z-index="0">
<draw:image xlink:href="../Images/rfamandarin/2023-05-26T14-30-00-04-00/000001.png" xlink:type="simple" xlink:show="embed" xlink:actuate="onLoad" draw:mime-type="image/png"/>
</draw:frame>
香港研究所总监马宝康和香港有深厚渊源，曾执导电影《香港本色》（Black Bauhinia），探讨香港本土主义。 （吕熙摄）  <text:a xlink:type="simple" xlink:href="https://www.rfa.org/mandarin/yataibaodao/al-05262023104140.html/img_8135.jpg" text:style-name="Internet_20_link" text:visited-style-name="Visited_20_Internet_20_Link">
</text:a>
</text:p>
      <text:p text:style-name="P4">
他接受本台访问时表示，早在2017年香港主权移交20周年期间，已萌生在海外成立香港研究所的意念，而随着近年海外香港社群壮大，有必要让决策者更深入认识香港社群。他期望研究所能带动跨学科的香港研究，包括在政治学、国际关系、社会学、历史等不同范畴上，甚至发展成可以媲美中国研究和台湾研究的独立科学：“我们希望推动香港研究向前发展，无论是在理论还是研究方法上，使香港研究能壮大成为一个独立的学科，就像中国研究和台湾研究一样。”</text:p>
      <text:p text:style-name="P4">
近期香港公共图书馆出现“下架潮”，有关六四事件和反送中运动的著作，以至民主派政治人物的作品都相继被下架。有见及此，马宝康正在萨里大学建立全新的香港研究图书馆，目前已收集一定数量有关香港研究的图书，可供学生查阅，并正筹建网上图书馆。他表示，当准备工作就绪，将呼吁港人捐出藏书，以保存和香港有关的著作。</text:p>
      <text:p text:style-name="P4">
近年中国留学生成为不少英国大学的重要收入来源，不少大学因而有所忌惮。不过马宝康表示，萨里大学校方完全支持成立香港研究所，而目前在校内举办的香港活动也未曾受到“小粉红”滋扰。值得留意的是，全英国共有30家由当地大学和中方合作开设的孔子学院，而英国萨里大学并未参与。</text:p>
      <text:p text:style-name="Quotations">

<text:p text:style-name="P4">
Europe’s first Hong Kong Studies Hub opens its doors at the University of&gt;
 Surrey.  &gt;
  &gt;
  Read more here: <text:a xlink:type="simple" xlink:href="https://t.co/EC75zcze4X" text:style-name="Internet_20_link" text:visited-style-name="Visited_20_Internet_20_Link">
 </text:a>
 <text:a xlink:type="simple" xlink:href="https://twitter.com/hashtag/ProudtobeSurrey" text:style-name="Internet_20_link" text:visited-style-name="Visited_20_Internet_20_Link">
&gt;
 </text:a>
&gt;
 <text:a xlink:type="simple" xlink:href="https://twitter.com/hashtag/GlobalBritain" text:style-name="Internet_20_link" text:visited-style-name="Visited_20_Internet_20_Link">
 </text:a>
&gt;
 <text:a xlink:type="simple" xlink:href="https://t.co/HawZQqzKeR" text:style-name="Internet_20_link" text:visited-style-name="Visited_20_Internet_20_Link">
 </text:a>
&gt;
&gt;
 — University of Surrey (@UniOfSurrey) <text:a xlink:type="simple" xlink:href="https://twitter.com/UniOfSurrey/status/1661311232295534595" text:style-name="Internet_20_link" text:visited-style-name="Visited_20_Internet_20_Link">
&gt;
 </text:a>
</text:p>

</text:p>
      <text:p text:style-name="P4">
<text:span text:style-name="T4">
英国外交部研究员：英国须考虑一系列因素调整对华政策</text:span>
</text:p>
      <text:p text:style-name="P4">
香港研究所周四（25日）举行开幕式时，邀请到有学术背景的英国政府中人担任讲座嘉宾。被问到英国近日对华态度明显放软，会否影响对港政策时，英国外交部亚太研究小组主管杰玛‧奥尼尔（GemmaO’Neill）表示，英国政府需要根据很多不同因素，持续调整对华论述：“政府需要考虑一系列威胁，包括国家安全、价值议题、保护英国海外公民、经济增长议题等。所有这些都对英国很重要，牵涉国家利益，这是需要保持一致的。”</text:p>
      <text:p text:style-name="P4">
<draw:frame draw:style-name="fr1" draw:name="Image210" text:anchor-type="as-char" svg:width="6.9236in" svg:height="5.1927in" draw:z-index="0">
<draw:image xlink:href="../Images/rfamandarin/2023-05-26T14-30-00-04-00/000002.png" xlink:type="simple" xlink:show="embed" xlink:actuate="onLoad" draw:mime-type="image/png"/>
</draw:frame>
香港研究所周四（25日）举行开幕式时，邀请到有学术背景的英国政府中人担任讲座嘉宾，包括英国外交部亚太研究小组主管杰玛‧奥尼尔（GemmaO’Neill）（左二），以及内阁办公室副主任伊莫琴‧·帕森斯（Imogen Parsons）（右一）。 （吕熙摄）  <text:a xlink:type="simple" xlink:href="https://www.rfa.org/mandarin/yataibaodao/al-05262023104140.html/img_8125.jpg" text:style-name="Internet_20_link" text:visited-style-name="Visited_20_Internet_20_Link">
</text:a>
</text:p>
      <text:p text:style-name="P4">
她表示，即使在某些问题上有分歧，英国政府仍必须继续和国际伙伴谈判，包括中国。她相信如果双方有更多沟通渠道，就有更多机会在争议问题上进行对话。</text:p>
      <text:p text:style-name="P4">
内阁办公室副主任伊莫琴‧·帕森斯（ImogenParsons）表示，政策制订者不会单靠一篇学术论文，作为制订政策的参考，因此不能期望学术论文能带来立竿见影的政策转变。不过她表示，政策制订者会不断阅读相关研究等资料，研究者若能更好地总结研究成果，并解释其建议，将有助政策制订者在百忙中快速理解，协助政策制订。</text:p>
      <text:p text:style-name="P4">
记者：吕熙（伦敦） 责编：嘉远 网编: 何足</text:p>
      <text:p text:style-name="Quotations">
</text:p>
      <text:p text:style-name="P4">
Source: <text:a xlink:type="simple" xlink:href="https://www.rfa.org/mandarin/yataibaodao/al-05262023104140.html" text:style-name="Internet_20_link" text:visited-style-name="Visited_20_Internet_20_Link">
https://www.rfa.org/mandarin/yataibaodao/al-05262023104140.html</text:a>
</text:p>
      <!--NEWS-->
      <text:h text:style-name="P10" text:outline-level="1">
<text:span text:style-name="T4">
俄罗斯边境州州长：乌克兰部队攻击当地</text:span>
</text:h>
      <text:p text:style-name="P4">
Publisher: 法新社</text:p>
      <text:p text:style-name="P4">
Published Time: 2023-05-26T14:32:09+00:00</text:p>
      <text:p text:style-name="P4">
Modified Time: 2023-05-26T14:20:04+00:00</text:p>
      <text:p text:style-name="P4">
Description: （法新社莫斯科26日）俄罗斯南部边境的贝尔哥罗德州（Belgorod）州长葛拉特卡夫（Vyacheslav Gladkov）今天表示，过去24小时内，贝尔哥罗德州遭到乌克兰部队的数十次攻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617581in" draw:z-index="0">
<draw:image xlink:href="../Images/rficn/2023-05-26T14-32-09-00-00/000000.png" xlink:type="simple" xlink:show="embed" xlink:actuate="onLoad" draw:mime-type="image/png"/>
</draw:frame>
</text:p>
      <text:p text:style-name="P4">
葛拉特卡夫在社群媒体指出，当地5个地区多次遭受无人机、迫击炮和火炮的袭击，科津卡村（Kozinka）甚至受到130多次攻击。</text:p>
      <text:p text:style-name="P4">
俄国克拉斯诺达州（Krasnodar）州长康德拉季耶夫（Veniamin Kondratiev）今天也说，两架无人机攻击毁损首府克拉斯诺达市中心的建筑物。</text:p>
      <text:p text:style-name="P4">
康德拉季耶夫在Telegram发布声明指出：「早上发生在首府摩斯卡雅街（Morskaya street）的事件，是因为两架无人机坠落所造成。」</text:p>
      <text:p text:style-name="P4">
他还说：「有建物受到损害，但重要基础设施没有受损。最为重要的是，没有人员伤亡。」</text:p>
      <text:p text:style-name="P4">
Source: <text:a xlink:type="simple" xlink:href="https://www.rfi.fr/cn/%E5%9B%BD%E9%99%85%E6%8A%A5%E9%81%93/20230526-%E4%BF%84%E7%BD%97%E6%96%AF%E8%BE%B9%E5%A2%83%E5%B7%9E%E5%B7%9E%E9%95%BF-%E4%B9%8C%E5%85%8B%E5%85%B0%E9%83%A8%E9%98%9F%E6%94%BB%E5%87%BB%E5%BD%93%E5%9C%B0" text:style-name="Internet_20_link" text:visited-style-name="Visited_20_Internet_20_Link">
https://www.rfi.fr/cn/%E5%9B%BD%E9%99%85%E6%8A%A5%E9%81%93/20230526-%E4%BF%84%E7%BD%97%E6%96%AF%E8%BE%B9%E5%A2%83%E5%B7%9E%E5%B7%9E%E9%95%BF-%E4%B9%8C%E5%85%8B%E5%85%B0%E9%83%A8%E9%98%9F%E6%94%BB%E5%87%BB%E5%BD%93%E5%9C%B0</text:a>
</text:p>
      <!--NEWS-->
      <text:h text:style-name="P10" text:outline-level="1">
<text:span text:style-name="T4">
展望台海局势　美助理防长：对中吓阻强而有力</text:span>
</text:h>
      <text:p text:style-name="P4">
Author: None</text:p>
      <text:p text:style-name="P4">
Publisher: Radio Free Asia (Organization)</text:p>
      <text:p text:style-name="P4">
Published Time: 2023-05-26T14:53:00-04:00</text:p>
      <text:p text:style-name="P4">
Modified Time: 2023-05-26T15:34:45-04:00</text:p>
      <text:p text:style-name="P4">
Description: None</text:p>
      <text:p text:style-name="P4">
Videos: []</text:p>
      <text:p text:style-name="P4">
Audios: ["<text:a xlink:type="simple" xlink:href="https://www.rfa.org/mandarin/yataibaodao/gangtai/tj-0526202314182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12" text:anchor-type="as-char" svg:width="6.9236in" svg:height="4.276998in" draw:z-index="0">
<draw:image xlink:href="../Images/rfamandarin/2023-05-26T14-53-00-04-00/000000.png" xlink:type="simple" xlink:show="embed" xlink:actuate="onLoad" draw:mime-type="image/png"/>
</draw:frame>
 美国国防部印太事务助理部长拉特纳（ElyRatner）周四在华盛顿智库战略与国际研究中心的研讨会上指出，印太地区安全事关美国和地区国家利益，而北京当局目前却关闭了几乎所有与美国对话的渠道。视频截图/CSIS官网  <text:a xlink:type="simple" xlink:href="https://www.rfa.org/mandarin/yataibaodao/gangtai/tj-05262023141829.html/@@stream" text:style-name="Internet_20_link" text:visited-style-name="Visited_20_Internet_20_Link">
</text:a>
</text:p>
      <text:p text:style-name="P4">
伴随美中竞争升级，台海局势成为各界关注的焦点。美国军方高级官员和多位学者近日针对台湾安全问题和地区局势走向发表了看法。</text:p>
      <text:p text:style-name="P4">
<text:a xlink:type="simple" xlink:href="https://www.rfa.org/mandarin/yataibaodao/junshiwaijiao/tj2-05252023155945.html" text:style-name="Internet_20_link" text:visited-style-name="Visited_20_Internet_20_Link">
 <text:span text:style-name="T4">
美助理防长呼吁：中国应重启美中热线</text:span>
 </text:a>
  * <text:span text:style-name="T4">
<text:a xlink:type="simple" xlink:href="https://www.rfa.org/mandarin/yataibaodao/junshiwaijiao/tj-05122023093625.html" text:style-name="Internet_20_link" text:visited-style-name="Visited_20_Internet_20_Link">
 </text:a>
 </text:span>
</text:p>
      <text:p text:style-name="P4">
中国声称台湾问题属于“内政”，但国际社会显然有不同的看法。继七国集团峰会（G7）发表声明，反对以武力片面改变台海现状，并“重申台海和平稳定的重要性，与国际社会的安全与繁荣息息相关”后，美国军方高级官员再次就台海局势表达高度关切。</text:p>
      <text:p text:style-name="P4">
<text:span text:style-name="T4">
美国助理防长呼吁北京：不要等到危机发生再对话</text:span>
</text:p>
      <text:p text:style-name="P4">
美国国防部印太事务助理部长拉特纳（ElyRatner）周四在华盛顿智库战略与国际研究中心（CSIS）的研讨会上指出，印太地区安全事关美国和地区国家利益，而北京当局目前却关闭了几乎所有与美国对话的渠道：“很不幸的是，无论我们提出任何官方或非官方通话、会议、对谈，都被中国数次拒绝或无视。……我想问中国，‘我们需要等到重大危机发生，才开始重视对话吗？’美国的立场是，我们现在就应该对话，而不是等到危机发生。”</text:p>
      <text:p text:style-name="P4">
<text:span text:style-name="T4">
美助理防长：中国无法承担台海战争成本</text:span>
</text:p>
      <text:p text:style-name="P4">
拉特纳表示，为了确保台湾海峡的和平与稳定，美中沟通机制相当重要：“台海问题不是只与美国的国防以及盟友相关，这更与和中国的互动有关。”</text:p>
      <text:p text:style-name="P4">
拉特纳指出，拜登政府始终遵循“一中政策”：“美国对台湾议题的政策没有改变，我们遵守《台湾关系法》及‘一中政策’，我们致力于维持台海现状，我们不支持台湾独立。我们认为，维持现状对印太地区是最好的选项。”</text:p>
      <text:p text:style-name="P4">
拉特纳谈到，美国会继续依照《台湾关系法》强化台湾的防卫能力，并且确保吓阻中国的武力威胁：“依据《台湾关系法》，美国要信守协助台湾发展防卫能力的承诺，这项法案也要求美国有能力应对中国可能的胁迫，我们会持续这么做。……我有信心，我们现在的吓阻很有力，所以美国官员常说‘台海战争并不是无法避免，也不是近在眼前’。北京不会愿意承担开战所产生的巨额成本，我们会确保这样的状况持续。”</text:p>
      <text:p text:style-name="P4">
针对当前台海局势的发展，美国印太司令部司令阿奎利诺（JohnAquilino）日前也公开强调，美国总统和国防部长授予他两项任务：“第一，防止这场（入侵台湾）冲突的发生；第二，如果第一项任务失败了，那就做好准备进行战斗并取得胜利。”</text:p>
      <text:p text:style-name="P4">
<draw:frame draw:style-name="fr1" draw:name="Image213" text:anchor-type="as-char" svg:width="6.9236in" svg:height="4.841712in" draw:z-index="0">
<draw:image xlink:href="../Images/rfamandarin/2023-05-26T14-53-00-04-00/000001.png" xlink:type="simple" xlink:show="embed" xlink:actuate="onLoad" draw:mime-type="image/png"/>
</draw:frame>
美国印太司令部司令阿奎利诺日前公开强调，美国总统和国防部长授予他两项任务："第一，防止这场（入侵台湾）冲突的发生；第二，如果第一项任务失败了，那就做好准备进行战斗并取得胜利"。（美联社图片）<text:a xlink:type="simple" xlink:href="https://www.rfa.org/mandarin/yataibaodao/gangtai/tj-05262023141829.html/ap23075398292965.jpg" text:style-name="Internet_20_link" text:visited-style-name="Visited_20_Internet_20_Link">
</text:a>
</text:p>
      <text:p text:style-name="P4">
周四当天，华盛顿智库布鲁金斯学会（Brookings）还举办了另一场研讨会，关注台湾局势的未来发展。</text:p>
      <text:p text:style-name="P4">
<text:span text:style-name="T4">
葛来仪：习近平是否对台动武有"红线"压力</text:span>
</text:p>
      <text:p text:style-name="P4">
华盛顿智库德国马歇尔基金会（GMF）印太项目主任葛来仪（BonnieGlaser）在会上指出，她认同美国官员有关“台海战争并不是无法避免，也不是近在眼前”的说法，但前提是只要不触碰中国红线：“如果台湾宣布独立、如果台湾与美国签订共同防御协定，或是如果美国承认台湾为独立主权国家，无论习近平认为解放军准备好了没有，他都会有需要对台动武的压力。”</text:p>
      <text:p text:style-name="P4">
葛来仪强调，中国的对台政策并没有根本改变，习近平还没有放弃“和平统一台湾”，也没有设置攻台时间点。同时，中国高层官员也清楚知道，解放军还没有做好准备：“不管是民间或是军方的领导人都清楚知道，解放军在作战以及指挥方面都还有很多缺陷，……他们知道，解放军现代化的程度还不足以打赢地区战争。”</text:p>
      <text:p text:style-name="P4">
<text:span text:style-name="T4">
学者呼吁：勿帮助北京过渡渲染台海战争可能</text:span>
</text:p>
      <text:p text:style-name="P4">
美国斯坦福大学胡佛研究所研究员祁凯立（KharisTempleman）则在会上呼吁，外界不应过度渲染台海爆发冲突的可能性：“我担心，过度渲染台海爆发战争的可能性会帮助到中国共产党。如果外界相信中国会不计代价收复台湾，这其实会有利于中国。中国希望外界以及台湾相信，台海战争成本过大，因此还不如放弃或投降。”</text:p>
      <text:p text:style-name="P4">
记者：唐缘媛 责编：何平 网编：洪伟</text:p>
      <text:p text:style-name="P4">
Source: <text:a xlink:type="simple" xlink:href="https://www.rfa.org/mandarin/yataibaodao/gangtai/tj-05262023141829.html" text:style-name="Internet_20_link" text:visited-style-name="Visited_20_Internet_20_Link">
https://www.rfa.org/mandarin/yataibaodao/gangtai/tj-05262023141829.html</text:a>
</text:p>
      <!--NEWS-->
      <text:h text:style-name="P10" text:outline-level="1">
<text:span text:style-name="T4">
美国继续支持乌克兰抗俄，但重申未与俄罗斯交战</text:span>
</text:h>
      <text:p text:style-name="P4">
Author: chinese@voanews.com (美国之音)</text:p>
      <text:p text:style-name="P4">
Publisher: 美国之音中文网 (Type: NewsMediaOrganization)</text:p>
      <text:p text:style-name="P4">
Published Time: 2023-05-26T15:01:03+08:00</text:p>
      <text:p text:style-name="P4">
Modified Time: 2023-05-26 07:01:03Z</text:p>
      <text:p text:style-name="P4">
Description: 美国国防部长劳埃德·奥斯汀周四（5月25日）强调，美国并未与俄罗斯交战，但华盛顿将继续支持乌克兰对抗俄罗斯。</text:p>
      <text:p text:style-name="P4">
Videos: []</text:p>
      <text:p text:style-name="P4">
Images: []</text:p>
      <text:p text:style-name="P4">
Categories: ['美国', '乌克兰局势']</text:p>
      <text:p text:style-name="P4">
Type: None</text:p>
      <!--METADATA-->
      <text:p text:style-name="P4">
NoneNone</text:p>
      <text:p text:style-name="P4">
Source: <text:a xlink:type="simple" xlink:href="https://www.voachinese.com/a/us-emphasize-it-s-not-at-war-with-russia-20230526/7110108.html" text:style-name="Internet_20_link" text:visited-style-name="Visited_20_Internet_20_Link">
https://www.voachinese.com/a/us-emphasize-it-s-not-at-war-with-russia-20230526/7110108.html</text:a>
</text:p>
      <!--NEWS-->
      <text:h text:style-name="P10" text:outline-level="1">
<text:span text:style-name="T4">
《观察报》：假网店把中国货包装成欧洲时装</text:span>
</text:h>
      <text:p text:style-name="P4">
Author: None (Language: zh)</text:p>
      <text:p text:style-name="P4">
Publisher: None</text:p>
      <text:p text:style-name="P4">
Time: 2023-05-26T15:03:00Z</text:p>
      <text:p text:style-name="P4">
Description: 瑞士《观察报》记者的调查显示，多家时装网店打着经营巴黎、阿姆斯特丹或者苏黎世时装的旗号，卖的都是来自中国的假冒商品。</text:p>
      <text:p text:style-name="P4">
Videos: []</text:p>
      <text:p text:style-name="P4">
Images: ["<text:a xlink:type="simple" xlink:href="https://static.dw.com/image/17093114_303.jpg" text:style-name="Internet_20_link" text:visited-style-name="Visited_20_Internet_20_Link">
17093114_303.jpg</text:a>
"]</text:p>
      <text:p text:style-name="P4">
Subject: 经济纵横</text:p>
      <text:p text:style-name="P4">
Subjects: ['德中关系', '岛屿主权争端', '专题报道：全景观看“习马会”', '中国', '中共十九大', '瑞士']</text:p>
      <text:p text:style-name="P4">
Keywords: ['观察报', '中国', '假网店', '网店', '时装', '瑞士']</text:p>
      <text:p text:style-name="P4">
ID: 65746922</text:p>
      <!--METADATA-->
      <text:p text:style-name="P4">
<text:a xlink:type="simple" xlink:href="https://www.dw.com/zh/overlay/image/article/65746922/17093114" text:style-name="Internet_20_link" text:visited-style-name="Visited_20_Internet_20_Link">
 <draw:frame draw:style-name="fr1" draw:name="Image214" text:anchor-type="as-char" svg:width="6.9236in" svg:height="3.896998in" draw:z-index="0">
<draw:image xlink:href="../Images/dwzh/2023-05-26T15-03-00Z/17093114_303.jpg" xlink:type="simple" xlink:show="embed" xlink:actuate="onLoad" draw:mime-type="image/jpeg"/>
</draw:frame>
</text:a>
</text:p>
      <text:p text:style-name="P4">
（德国之声中文网）Paulrosenbach.com, Moniquemeijer.nl, Mariefragonoir.com,Claudemartin.com--点开上述卖时装的网页，你会发现，除了使用的语言不同，标价货币不同外，其风格完全一致，照片上的模特都是西方人，宣传的口号都是可持续时尚，销售的服装鞋帽每一件都划掉原价、另标上打折价。网页上虽然号称苏黎世时装、阿姆斯特丹时装或瑞士时装，但据瑞士《观察报》（Blick)记者的调查，所销售的服装其实都产自中国。</text:p>
      <text:p text:style-name="P4">
该报5月22日刊登了一篇一名化名GiuliaH.的瑞士女士在Paulrosenbach.com网页上的购物体验。她买了两双运动鞋和一条裤子，花了160瑞士法郎。一双品名"AIR FORCEFLOWER"，鞋帮上印有"Air"。买的时候她以为是耐克的AIR FORCE。10天后货到了，运动鞋用塑料袋装着，连鞋盒都没有。她以为的耐克鞋其实是仿耐克的廉价货，粘胶都有点脱落，牌子叫"Fashion"。另一双鞋底子硬邦邦，根本没法穿，裤子也太大。想要退货，必须写封邮件，得到的答复是，因为她买的是打折商品，因此不能退钱，只能给该网页的代金券。想要退货的唯一途径是把商品寄到香港的发货商那里，顾客得自己出50瑞士法郎的寄费。GiuliaH.知道自己上当了，因为网站上所有的商品都标着打折，而她无论如何也不想在这个网站购物了。</text:p>
      <text:p text:style-name="P4">
《观察报》记者继而对这件事进行了调查，发现Paulrosenbach.com的经营者在欧洲各地经营着类似的网店，有的叫"Monique Meijer"，号称来自荷兰，有的叫"Claude Martin "或 "Marie Fragonoir"，号称来自法国。它们背后都是"MB ConsultingLtd."以及"Acessoires &amp; Designs Ltd."，地址都在香港。在《观察报》5月22日的相关报道前，Paulrosenbach.com的经营者信息显示的是"Acessoires &amp; Designs Ltd."，报道之后变成了"MBConsultingLtd."。而这两家经营者都没有在瑞士进行商业登记。此外，号称经营巴黎时装的Mariefragonoir.com网页，其URL却将用户引到ClaudeMartin这家网店。而URL和店名对不上号是假网店的明显特征之一。</text:p>
      <text:p text:style-name="P4">
《观察报》记者还发现，尽管来自阿姆斯特丹和巴黎的网商经营者显示不是上述公司，却有着和它们相同的电话号码。自称挪威时装的另一个网店Norahansen.com情况也是一样。</text:p>
      <text:p text:style-name="P4">
（《观察报》等）</text:p>
      <text:p text:style-name="P4">
<text:span text:style-name="T5">
© 2023</text:span>
 <text:span text:style-name="T5">
年</text:span>
 ___德国之声版权声明：本文所有内容受到著作权法保护，如无德国之声特别授权，不得擅自使用。任何不当行为都将导致追偿，并受到刑事追究。_</text:p>
      <text:p text:style-name="P4">
Source: <text:a xlink:type="simple" xlink:href="https://www.dw.com/zh/《观察报》：假网店把中国货包装成欧洲时装/a-65746922" text:style-name="Internet_20_link" text:visited-style-name="Visited_20_Internet_20_Link">
https://www.dw.com/zh/《观察报》：假网店把中国货包装成欧洲时装/a-65746922?maca=chi-rss-chi-all-1127-rdf</text:a>
</text:p>
      <!--NEWS-->
      <text:h text:style-name="P10" text:outline-level="1">
<text:span text:style-name="T4">
泰国旅游局长希望在全球掀起“披塔热潮”</text:span>
</text:h>
      <text:p text:style-name="P4">
Author: 联合早报 (Person)</text:p>
      <text:p text:style-name="P4">
Publisher: 联合早报 (Organization)</text:p>
      <text:p text:style-name="P4">
Published Time: 2023-05-26T15:15</text:p>
      <text:p text:style-name="P4">
Modified Time: 2023-05-26T16:00</text:p>
      <text:p text:style-name="P4">
Description: 泰国旅游局（TAT）计划把前进党党魁披塔营造为泰国的“旅游大使”，希望在全球掀起一股“披塔热潮”，以争取更多国际游客到泰国旅游。42岁的披塔正在寻求成为泰国的下一任首相。泰国《民族...</text:p>
      <text:p text:style-name="P4">
Videos: []</text:p>
      <text:p text:style-name="P4">
Audios: []</text:p>
      <text:p text:style-name="P4">
Images: []</text:p>
      <text:p text:style-name="P4">
Type: NewsArticle</text:p>
      <text:p text:style-name="P4">
Breadcrumbs: ['即时', '国际']</text:p>
      <text:p text:style-name="P4">
Keywords: ['泰国', '前进党', '披塔', '旅游', '游客']</text:p>
      <!--METADATA-->
      <text:p text:style-name="P4">
泰国旅游局（TAT）计划把前进党党魁披塔营造为泰国的“旅游大使”，希望在全球掀起一股“披塔热潮”，以争取更多国际游客到泰国旅游。</text:p>
      <text:p text:style-name="P4">
42岁的披塔正在寻求成为泰国的下一任首相。</text:p>
      <text:p text:style-name="P4">
泰国《民族报》报道，泰国旅游局局长育塔萨（YuthasakSupasorn）星期四（5月25日）说，披塔是担任泰国旅游大使的最佳人选，因为他深受年轻人的欢迎。</text:p>
      <text:p text:style-name="P4">
育塔萨说，披塔可以协助泰国吸引更多外国游客前来泰国，尤其是中国、韩国和日本的年轻游客。</text:p>
      <text:p text:style-name="P4">
“如果披塔同意担任泰国的旅游大使，那肯定对我们大有帮助，因为他具备了一位卓越意见领袖的特质。”</text:p>
      <text:p text:style-name="P4">
在5月14日的全国大选中，前进党在下议院选举取得压倒性胜利。在披塔的带领下，前进党与另外七个政党包括为泰党组成联盟，正在争取组建一个联合政府。</text:p>
      <text:p text:style-name="P4">
Source: <text:a xlink:type="simple" xlink:href="https://www.zaobao.com.sg/realtime/world/story20230526-1398461" text:style-name="Internet_20_link" text:visited-style-name="Visited_20_Internet_20_Link">
https://www.zaobao.com.sg/realtime/world/story20230526-1398461</text:a>
</text:p>
      <!--NEWS-->
      <text:h text:style-name="P10" text:outline-level="1">
<text:span text:style-name="T4">
美国4月PCE涨幅弹回4.4% 6月升息机率增</text:span>
</text:h>
      <text:p text:style-name="P4">
Publisher: 法新社</text:p>
      <text:p text:style-name="P4">
Published Time: 2023-05-26T15:32:08+00:00</text:p>
      <text:p text:style-name="P4">
Modified Time: 2023-05-26T15:20:04+00:00</text:p>
      <text:p text:style-name="P4">
Description: （法新社华盛顿26日电） 今天公布的数据显示，美国联邦准备理事会（Fed）最密切关注的通货膨胀指标个人消费支出物价指数（PCE）4月涨幅攀升，一反近期降温趋势，使得联准会6月再度升息的机率增。</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3.617581in" draw:z-index="0">
<draw:image xlink:href="../Images/rficn/2023-05-26T15-32-08-00-00/000000.png" xlink:type="simple" xlink:show="embed" xlink:actuate="onLoad" draw:mime-type="image/png"/>
</draw:frame>
</text:p>
      <text:p text:style-name="P4">
美国商务部公布，4月美国PCE较去年同期上涨4.4%，涨幅较3月的4.2%升温，且是今年1月以来首见上扬，归咎于服务、粮食与货品物价较一年前显着上涨。</text:p>
      <text:p text:style-name="P4">
根据美国商务部的说法，4月美国PCE与前月相比，涨幅也增加。</text:p>
      <text:p text:style-name="P4">
去除波动的粮食与能源物价后，4月美国核心PCE年增率同样回升至4.7%。</text:p>
      <text:p text:style-name="P4">
联准会主席鲍尔（JeromePowell）曾表示，美国央行正在采取「以数据为本的方式」来做出下一次货币政策决定。联准会将在6月会议评估，为了让美国通膨率降回其长期目标2%，是否有必要再次调升利率。</text:p>
      <text:p text:style-name="P4">
分析师一直密切关注联准会利率决策委员会成员发表的言论，以寻找官员如何解读最新经济数据的线索。</text:p>
      <text:p text:style-name="P4">
包括鲍尔在内，联准会联邦公开市场委员会（FOMC）的一些委员曾暗示，至今升息幅度或许已经远足以让通膨降温；但达拉斯联邦准备银行（DallasFed）总裁罗根（Lorie Logan）等一些其他委员则曾经表达，较支持在6月14日结束的政策会议中再次升息。</text:p>
      <text:p text:style-name="P4">
Source: <text:a xlink:type="simple" xlink:href="https://www.rfi.fr/cn/%E8%B4%A2%E7%BB%8F%E5%BF%AB%E8%AE%AF/20230526-%E7%BE%8E%E5%9B%BD4%E6%9C%88pce%E6%B6%A8%E5%B9%85%E5%BC%B9%E5%9B%9E4-4-6%E6%9C%88%E5%8D%87%E6%81%AF%E6%9C%BA%E7%8E%87%E5%A2%9E" text:style-name="Internet_20_link" text:visited-style-name="Visited_20_Internet_20_Link">
https://www.rfi.fr/cn/%E8%B4%A2%E7%BB%8F%E5%BF%AB%E8%AE%AF/20230526-%E7%BE%8E%E5%9B%BD4%E6%9C%88pce%E6%B6%A8%E5%B9%85%E5%BC%B9%E5%9B%9E4-4-6%E6%9C%88%E5%8D%87%E6%81%AF%E6%9C%BA%E7%8E%87%E5%A2%9E</text:a>
</text:p>
      <!--NEWS-->
      <text:h text:style-name="P10" text:outline-level="1">
<text:span text:style-name="T4">
中国在倒退：三十四年后六四纪念馆成立的意义（戴忠仁/王丹/颜柯夫）| 亚洲很想聊</text:span>
</text:h>
      <text:p text:style-name="P4">
Author: None</text:p>
      <text:p text:style-name="P4">
Publisher: Radio Free Asia (Organization)</text:p>
      <text:p text:style-name="P4">
Published Time: 2023-05-26T16:00:00-04:00</text:p>
      <text:p text:style-name="P4">
Modified Time: 2023-05-26T16:43: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3.88615in" draw:z-index="0">
<draw:image xlink:href="../Images/rfamandarin/2023-05-26T16-00-00-04-00/000000.png" xlink:type="simple" xlink:show="embed" xlink:actuate="onLoad" draw:mime-type="image/png"/>
</draw:frame>
 <text:a xlink:type="simple" xlink:href="https://www.rfa.org/mandarin/duomeiti/yazhou-henxiangliao/yz-05262023125125.html/@@images/image" text:style-name="Internet_20_link" text:visited-style-name="Visited_20_Internet_20_Link">
</text:a>
 自由亚洲电台制图</text:p>
      <text:p text:style-name="P4">
我们即将迎来1989 #天安门事件 的34周年。跟往年不一样的是，全球唯一“#六四纪念馆“，将落脚纽约曼哈顿，成为保存 #六四记忆和发扬六四精神新的基地。八九学运领袖 #王丹 和#颜柯夫，在节目中介绍六四纪念馆的筹备情况，和过程中感受到的中国年轻人热情。纪念馆花了八个月筹集到第一阶段所需的50万元，多数是几十或百元的小额捐赠，还有很多89.64的捐款。另外一方面，中国的国内和国际情势有极大的转变，使得中国社会弥漫着二三十年来未曾有过的暗流。继1989年的六四民运后，新一代年轻人是否又产生了反抗的动力？</text:p>
      <text:p text:style-name="P4">
Source: <text:a xlink:type="simple" xlink:href="https://www.rfa.org/mandarin/duomeiti/yazhou-henxiangliao/yz-05262023125125.html" text:style-name="Internet_20_link" text:visited-style-name="Visited_20_Internet_20_Link">
https://www.rfa.org/mandarin/duomeiti/yazhou-henxiangliao/yz-05262023125125.html</text:a>
</text:p>
      <!--NEWS-->
      <text:h text:style-name="P10" text:outline-level="1">
<text:span text:style-name="T4">
布林肯将访北约新成员国芬兰 发表演说挺乌抗俄</text:span>
</text:h>
      <text:p text:style-name="P4">
Publisher: 法新社</text:p>
      <text:p text:style-name="P4">
Published Time: 2023-05-26T16:02:07+00:00</text:p>
      <text:p text:style-name="P4">
Modified Time: 2023-05-26T15:50:01+00:00</text:p>
      <text:p text:style-name="P4">
Description: （法新社华盛顿26日电） 美国国务院今天表示，国务卿布林肯（Antony Blinken）下周将造访北大西洋公约组织（NATO）新成员国芬兰，届时将发表演说支持乌克兰对抗俄罗斯入侵。</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3.617581in" draw:z-index="0">
<draw:image xlink:href="../Images/rficn/2023-05-26T16-02-07-00-00/000000.png" xlink:type="simple" xlink:show="embed" xlink:actuate="onLoad" draw:mime-type="image/png"/>
</draw:frame>
</text:p>
      <text:p text:style-name="P4">
美国国务院发表声明指出，布林肯将于5月29日至6月2日期间造访瑞典、挪威及芬兰，深化国家安全和经济优先事项方面的跨大西洋合作。</text:p>
      <text:p text:style-name="P4">
布林肯将于6月1日至2日造访芬兰首都赫尔辛基，届时将发表演说，「强调俄罗斯对乌克兰的侵略在各方面皆是战略失败」。</text:p>
      <text:p text:style-name="P4">
Source: <text:a xlink:type="simple" xlink:href="https://www.rfi.fr/cn/%E5%9B%BD%E9%99%85%E6%8A%A5%E9%81%93/20230526-%E5%B8%83%E6%9E%97%E8%82%AF%E5%B0%86%E8%AE%BF%E5%8C%97%E7%BA%A6%E6%96%B0%E6%88%90%E5%91%98%E5%9B%BD%E8%8A%AC%E5%85%B0-%E5%8F%91%E8%A1%A8%E6%BC%94%E8%AF%B4%E6%8C%BA%E4%B9%8C%E6%8A%97%E4%BF%84" text:style-name="Internet_20_link" text:visited-style-name="Visited_20_Internet_20_Link">
https://www.rfi.fr/cn/%E5%9B%BD%E9%99%85%E6%8A%A5%E9%81%93/20230526-%E5%B8%83%E6%9E%97%E8%82%AF%E5%B0%86%E8%AE%BF%E5%8C%97%E7%BA%A6%E6%96%B0%E6%88%90%E5%91%98%E5%9B%BD%E8%8A%AC%E5%85%B0-%E5%8F%91%E8%A1%A8%E6%BC%94%E8%AF%B4%E6%8C%BA%E4%B9%8C%E6%8A%97%E4%BF%84</text:a>
</text:p>
      <!--NEWS-->
      <text:h text:style-name="P10" text:outline-level="1">
<text:span text:style-name="T4">
研究：慢性与急性疼痛 与大脑不同部位有关</text:span>
</text:h>
      <text:p text:style-name="P4">
Author: 联合早报 (Person)</text:p>
      <text:p text:style-name="P4">
Publisher: 联合早报 (Organization)</text:p>
      <text:p text:style-name="P4">
Published Time: 2023-05-26T16:05</text:p>
      <text:p text:style-name="P4">
Modified Time: 2023-05-26T19:14</text:p>
      <text:p text:style-name="P4">
Description: 美国一项研究发现，慢性疼痛与大脑皮层特定区域的活动有关，相关脑部活动的模式与急性疼痛不同。这一发现有望为治疗慢性疼痛提供新思路。新华社星期五（5月26日）报道，这项由美国加利福尼亚...</text:p>
      <text:p text:style-name="P4">
Videos: []</text:p>
      <text:p text:style-name="P4">
Audios: []</text:p>
      <text:p text:style-name="P4">
Images: []</text:p>
      <text:p text:style-name="P4">
Type: NewsArticle</text:p>
      <text:p text:style-name="P4">
Breadcrumbs: ['即时', '国际']</text:p>
      <text:p text:style-name="P4">
Keywords: ['美国', '研究']</text:p>
      <!--METADATA-->
      <text:p text:style-name="P4">
美国一项研究发现，慢性疼痛与大脑皮层特定区域的活动有关，相关脑部活动的模式与急性疼痛不同。这一发现有望为治疗慢性疼痛提供新思路。</text:p>
      <text:p text:style-name="P4">
新华社星期五（5月26日）报道，这项由美国加利福尼亚大学旧金山分校等机构进行的研究，首次监测人体慢性疼痛与脑部活动之间的关系，并发表在英国《自然·神经科学》杂志上。</text:p>
      <text:p text:style-name="P4">
数据显示，全球有约30%的人受到慢性疼痛困扰，但当前疗法对多数病例的效果不明显，尤其是神经性疼痛，例如中风后疼痛或截肢后的幻肢痛。以往研究大多依靠患者对疼痛进行主观描述，对相关神经指标了解不多。</text:p>
      <text:p text:style-name="P4">
研究团队招募了四名因中风或截肢而遭受慢性疼痛的患者，并在他们脑部植入电极和刺激器，用于记录大脑中两个与疼痛相关的区域——眶额皮层（Orbitofrontalcortex）和前扣带回皮层（Anterior cingulate cortex）的活动。</text:p>
      <text:p text:style-name="P4">
志愿者在慢性疼痛发作时记下主观感受，同时开启设备记录30秒的脑部活动，每天多次进行，最长持续六个月。他们还接受了热刺激实验，记录急性疼痛发生时的脑部活动。</text:p>
      <text:p text:style-name="P4">
分析结果显示，慢性疼痛与眶额皮层活动的持续变化相关，急性疼痛则与前扣带回皮层活动相关。</text:p>
      <text:p text:style-name="P4">
研究者希望开展更大规模的实验，以深入揭示疼痛与脑部活动的关联，为患者识别出个人化的神经指标，帮助开发治疗设备或药物。</text:p>
      <text:p text:style-name="P4">
Source: <text:a xlink:type="simple" xlink:href="https://www.zaobao.com.sg/realtime/world/story20230526-1398471" text:style-name="Internet_20_link" text:visited-style-name="Visited_20_Internet_20_Link">
https://www.zaobao.com.sg/realtime/world/story20230526-1398471</text:a>
</text:p>
      <!--NEWS-->
      <text:h text:style-name="P10" text:outline-level="1">
<text:span text:style-name="T4">
打击反犹太主义 白宫首次发布国家战略</text:span>
</text:h>
      <text:p text:style-name="P4">
Author: chinese@voanews.com (美国之音)</text:p>
      <text:p text:style-name="P4">
Publisher: 美国之音中文网 (Type: NewsMediaOrganization)</text:p>
      <text:p text:style-name="P4">
Published Time: 2023-05-26T16:05:02+08:00</text:p>
      <text:p text:style-name="P4">
Modified Time: 2023-05-26 08:05:02Z</text:p>
      <text:p text:style-name="P4">
Description: 美国近年来针对犹太社区成员的暴力行为以及反犹太主义信仰日益增加，白宫周四（5月25日）发布了有史以来第一个旨在打击反犹太主义的国家战略，得到了美国著名犹太人和穆斯林团体的支持。</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white-house-release-first-ever-antisemitism-strategy-20230526/7110126.html" text:style-name="Internet_20_link" text:visited-style-name="Visited_20_Internet_20_Link">
https://www.voachinese.com/a/white-house-release-first-ever-antisemitism-strategy-20230526/7110126.html</text:a>
</text:p>
      <!--NEWS-->
      <text:h text:style-name="P10" text:outline-level="1">
<text:span text:style-name="T4">
墨西哥医院药物污染致两名美国人疑似脑膜炎死亡</text:span>
</text:h>
      <text:p text:style-name="P4">
Author: 联合早报 (Person)</text:p>
      <text:p text:style-name="P4">
Publisher: 联合早报 (Organization)</text:p>
      <text:p text:style-name="P4">
Published Time: 2023-05-26T16:12</text:p>
      <text:p text:style-name="P4">
Modified Time: 2023-05-26T16:57</text:p>
      <text:p text:style-name="P4">
Description: 墨西哥总统洛佩斯星期四（5月25日）说，墨西哥北部边境城市马塔莫罗斯的两家医院使用被污染的药物，导致一些患者感染并因疑似脑膜炎死亡。新华社报道，根据美国疾病控制与预防中心（CDC）...</text:p>
      <text:p text:style-name="P4">
Videos: []</text:p>
      <text:p text:style-name="P4">
Audios: []</text:p>
      <text:p text:style-name="P4">
Images: []</text:p>
      <text:p text:style-name="P4">
Type: NewsArticle</text:p>
      <text:p text:style-name="P4">
Breadcrumbs: ['即时', '国际']</text:p>
      <text:p text:style-name="P4">
Keywords: ['美国', '墨西哥', '死亡']</text:p>
      <!--METADATA-->
      <text:p text:style-name="P4">
墨西哥总统洛佩斯星期四（5月25日）说，墨西哥北部边境城市马塔莫罗斯的两家医院使用被污染的药物，导致一些患者感染并因疑似脑膜炎死亡。</text:p>
      <text:p text:style-name="P4">
新华社报道，根据美国疾病控制与预防中心（CDC）报告，墨西哥近期发现多名曾在墨西哥接受外科手术的美国患者，罹患疑似真菌性脑膜炎。</text:p>
      <text:p text:style-name="P4">
截至5月24日已有两名患者死亡，另有224名在今年1月1日到5月13日间在这两家医院接受过手术的美国人，面临感染风险。这两家医院已于5月13日暂时关闭。</text:p>
      <text:p text:style-name="P4">
另据路透社报道，马塔莫罗斯（Matamoros）的医院可能有三四百名病人受此影响，并导致10人死亡。</text:p>
      <text:p text:style-name="P4">
在星期四的新闻发布会上，洛佩斯被问及这一事件时说，墨西哥卫生部正在进行调查，目前已知有两家医院用于外科手术的麻醉药物遭到污染，造成患者感染并因疑似脑膜炎死亡。不过他没有公布死亡人数，也未说明墨西哥患者的感染情况。</text:p>
      <text:p text:style-name="P4">
美国疾控中心说，真菌性脑膜炎不具有传染性。美墨双方卫生机构正继续调查，是否还有其他医院发生类似感染。</text:p>
      <text:p text:style-name="P4">
脑膜炎（Meningitis）可能由病毒、细菌、创伤或真菌引起，症状包括发热、头痛、脖子僵硬、恶心、呕吐和对光敏感等。</text:p>
      <text:p text:style-name="P4">
Source: <text:a xlink:type="simple" xlink:href="https://www.zaobao.com.sg/realtime/world/story20230526-1398476" text:style-name="Internet_20_link" text:visited-style-name="Visited_20_Internet_20_Link">
https://www.zaobao.com.sg/realtime/world/story20230526-1398476</text:a>
</text:p>
      <!--NEWS-->
      <text:h text:style-name="P10" text:outline-level="1">
<text:span text:style-name="T4">
“负首付”买房？深圳监管单位要查</text:span>
</text:h>
      <text:p text:style-name="P4">
Author: None</text:p>
      <text:p text:style-name="P4">
Publisher: Radio Free Asia (Organization)</text:p>
      <text:p text:style-name="P4">
Published Time: 2023-05-26T16:22:13-04:00</text:p>
      <text:p text:style-name="P4">
Modified Time: 2023-05-26T16:2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4.947024in" draw:z-index="0">
<draw:image xlink:href="../Images/rfamandarin/2023-05-26T16-22-13-04-00/000000.png" xlink:type="simple" xlink:show="embed" xlink:actuate="onLoad" draw:mime-type="image/png"/>
</draw:frame>
 图为深圳海悦花园附近的楼房 <text:a xlink:type="simple" xlink:href="https://www.rfa.org/mandarin/Xinwen/9-05262023161516.html/@@images/image" text:style-name="Internet_20_link" text:visited-style-name="Visited_20_Internet_20_Link">
</text:a>
路透社资料图片</text:p>
      <text:p text:style-name="P4">
中国房地产市场遇冷，外界卖房新招不断，在重庆、深圳等地近日出现买房“负首付”、“零首付”现象引发关注。根据中国媒体“中新经纬”报道，负首付”意味着购房人不仅无需支付首付款，还能倒拿装修等款项。</text:p>
      <text:p text:style-name="P4">
“中新经纬”举例，深圳市罗湖区一套520万元人民币的房产可以贷款570万元，也就是说首付不仅不用“自己掏钱”，还可以从银行多贷走50万元，恐怕违反相关金融信贷政策。</text:p>
      <text:p text:style-name="P4">
5月26日，深圳市房地产中介协会发布《关于禁止参与/协助“买房负首付”、“零首付”等违规违法行为的郑重提示》，准备出手整治。</text:p>
      <text:p text:style-name="P4">
“中新经纬”也在当日刊登中原地产首席分析师张大伟分析指，“负首付”购房本质上是“高评高贷”模式，是一种骗贷的违法行为。北京市金诉律师事务所主任王玉臣也认为，这种做法显然是违规，存在不小的法律风险。采用这种模式，往往需要签署“阴阳合同”，这种方式本身也是违法行为。</text:p>
      <text:p text:style-name="P4">
责编：陈品洁</text:p>
      <text:p text:style-name="P4">
Source: <text:a xlink:type="simple" xlink:href="https://www.rfa.org/mandarin/Xinwen/9-05262023161516.html" text:style-name="Internet_20_link" text:visited-style-name="Visited_20_Internet_20_Link">
https://www.rfa.org/mandarin/Xinwen/9-05262023161516.html</text:a>
</text:p>
      <!--NEWS-->
      <text:h text:style-name="P10" text:outline-level="1">
<text:span text:style-name="T4">
李辉与俄外长见面　传曾要求欧洲接受俄国占领乌克兰领土事实</text:span>
</text:h>
      <text:p text:style-name="P4">
Author: None</text:p>
      <text:p text:style-name="P4">
Publisher: Radio Free Asia (Organization)</text:p>
      <text:p text:style-name="P4">
Published Time: 2023-05-26T16:26:00-04:00</text:p>
      <text:p text:style-name="P4">
Modified Time: 2023-05-26T16:27: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4.612011in" draw:z-index="0">
<draw:image xlink:href="../Images/rfamandarin/2023-05-26T16-26-00-04-00/000000.png" xlink:type="simple" xlink:show="embed" xlink:actuate="onLoad" draw:mime-type="image/png"/>
</draw:frame>
中国政府“欧亚事务特别代表”李辉本周五（5月26日）与俄国外长拉夫罗夫（Sergei Lavrov）会晤。 <text:a xlink:type="simple" xlink:href="https://www.rfa.org/mandarin/Xinwen/10-05262023162336.html/@@images/image" text:style-name="Internet_20_link" text:visited-style-name="Visited_20_Internet_20_Link">
</text:a>
路透社图片  中国政府“欧亚事务特别代表”李辉本周五（5月26日）与俄国外长拉夫罗夫（SergeiLavrov）会晤，这是他为推动北京当局所提的乌克兰和平计划，本月以来赴欧洲5国访问的最后一站。根据俄罗斯外交部声明，拉夫罗夫感谢李辉及北京在战争问题上的“平衡立场”，并说俄罗斯致力于冲突的“政治和外交解决方案”。 美国媒体华尔街日报（WallStreetJournal）独家引述知情的西方官员消息表示，李辉已经传达了明确的讯息，美国在欧洲的盟友应该维护他们的自主权，并敦促立即停火，让俄罗斯管理现在占领的乌克兰国土。熟知商谈内容的西方官员说，李辉敦促欧洲各国政府把中国视为美国的经济替代方案，并称他们应该迅速采取行动，在俄乌冲突蔓延之前就让其结束。报道指，这些知情西方官员认为现在就否定北京当局的努力还为时过早，但考虑到中俄的密切关系，他们质疑中国在任何谈判中充当诚实调解人的能力。这些官员还说，在俄军撤出乌克兰之前，要实现和平是不可能的。李辉在本周三访问德国后，在周五抵达俄罗斯。德国外交部发言人26日表示，德国政府已要求中国特使李辉向俄罗斯 "施压"，让俄罗斯军队从乌克兰撤军。 责编：陈品洁</text:p>
      <text:p text:style-name="P4">
Source: <text:a xlink:type="simple" xlink:href="https://www.rfa.org/mandarin/Xinwen/10-05262023162336.html" text:style-name="Internet_20_link" text:visited-style-name="Visited_20_Internet_20_Link">
https://www.rfa.org/mandarin/Xinwen/10-05262023162336.html</text:a>
</text:p>
      <!--NEWS-->
      <text:h text:style-name="P10" text:outline-level="1">
<text:span text:style-name="T4">
《亚太报道》2023年5月26日音频</text:span>
</text:h>
      <text:p text:style-name="P4">
Author: None</text:p>
      <text:p text:style-name="P4">
Publisher: Radio Free Asia (Organization)</text:p>
      <text:p text:style-name="P4">
Published Time: 2023-05-26T17:00:48-04:00</text:p>
      <text:p text:style-name="P4">
Modified Time: 2023-05-26T17:00:48-04:00</text:p>
      <text:p text:style-name="P4">
Description: None</text:p>
      <text:p text:style-name="P4">
Videos: []</text:p>
      <text:p text:style-name="P4">
Audios: ["<text:a xlink:type="simple" xlink:href="https://www.rfa.org/mandarin/apr-audio/yp-052620230938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88615in" draw:z-index="0">
<draw:image xlink:href="../Images/rfamandarin/2023-05-26T17-00-48-04-00/000000.png" xlink:type="simple" xlink:show="embed" xlink:actuate="onLoad" draw:mime-type="image/png"/>
</draw:frame>
 <text:a xlink:type="simple" xlink:href="https://www.rfa.org/mandarin/apr-audio/yp-05262023093826.html/@@images/image" text:style-name="Internet_20_link" text:visited-style-name="Visited_20_Internet_20_Link">
</text:a>
 自由亚洲电台制图  <text:a xlink:type="simple" xlink:href="https://www.rfa.org/mandarin/apr-audio/yp-05262023093826.html/@@stream" text:style-name="Internet_20_link" text:visited-style-name="Visited_20_Internet_20_Link">
</text:a>
</text:p>
      <text:p text:style-name="P4">
此次节目的主要内容：</text:p>
      <text:p text:style-name="P4">
1. 六四事件34周年前夕，天安门母亲重申"真相、赔偿、问责"等三大诉求；</text:p>
      <text:p text:style-name="P4">
2. 湖南讨债公司永雄宣布关闭，179名员工遭警方异地关押；</text:p>
      <text:p text:style-name="P4">
3. 美国对台启动军援行动，首批针刺飞弹运抵台湾；</text:p>
      <text:p text:style-name="P4">
4. 台湾行政院宣布，有关"大陆地区人民亦为中华民国人民"条文即日停用；</text:p>
      <text:p text:style-name="P4">
5. 英国发布《香港问题半年报告》，呼吁废除港版国安法。</text:p>
      <text:p text:style-name="P4">
Source: <text:a xlink:type="simple" xlink:href="https://www.rfa.org/mandarin/apr-audio/yp-05262023093826.html" text:style-name="Internet_20_link" text:visited-style-name="Visited_20_Internet_20_Link">
https://www.rfa.org/mandarin/apr-audio/yp-05262023093826.html</text:a>
</text:p>
      <!--NEWS-->
      <text:h text:style-name="P10" text:outline-level="1">
<text:span text:style-name="T4">
俄对乌多地发起攻击 乌军击落多枚导弹和无人机</text:span>
</text:h>
      <text:p text:style-name="P4">
Author: 联合早报 (Person)</text:p>
      <text:p text:style-name="P4">
Publisher: 联合早报 (Organization)</text:p>
      <text:p text:style-name="P4">
Published Time: 2023-05-26T17:04</text:p>
      <text:p text:style-name="P4">
Modified Time: 2023-05-26T22:12</text:p>
      <text:p text:style-name="P4">
Description: 俄罗斯星期四再对乌克兰首都基辅、第聂伯罗市和东部地区发起新一轮打击，乌克兰部队击落了10枚导弹和23架无人机。路透社报道，俄军在星期四（5月25日）晚上10时左右（新加坡时间星期五...</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俄乌战争', '俄罗斯', '乌克兰', '无人机', '基辅']</text:p>
      <!--METADATA-->
      <text:p text:style-name="P4">
俄罗斯星期四再对乌克兰首都基辅、第聂伯罗市和东部地区发起新一轮打击，乌克兰部队击落了10枚导弹和23架无人机。</text:p>
      <text:p text:style-name="P4">
路透社报道，俄军在星期四（5月25日）晚上10时左右（新加坡时间星期五凌晨5时）发起新一轮打击，持续到星期五（26日）凌晨5时，发射了17枚导弹和出动31架伊朗制无人机。</text:p>
      <text:p text:style-name="P4">
<draw:frame draw:style-name="fr1" draw:name="Image221" text:anchor-type="as-char" svg:width="6.9236in" svg:height="4.615733in" draw:z-index="0">
<draw:image xlink:href="../Images/zaobao world/2023-05-26T17-04/000000.png" xlink:type="simple" xlink:show="embed" xlink:actuate="onLoad" draw:mime-type="image/png"/>
</draw:frame>
俄罗斯发起新一轮打击，击中中部城市第聂伯罗的一家运输设施，消防员在现场灭火。（路透社）</text:p>
      <text:p text:style-name="P4">
乌克兰总统办公室发声明说，东北部城市哈尔科夫（Kharkiv）郊区一个油库被击中两次后发生火灾，泵送石油产品的设备也损坏。</text:p>
      <text:p text:style-name="P4">
俄军本月加大对乌克兰的攻击力度，显然是要在乌军发起反攻前，破坏乌克兰的后勤和基础设施。</text:p>
      <text:p text:style-name="P4">
第聂伯罗彼得罗夫斯克州（Dnipropetrovsk）一家医疗设施遇袭，造成两人死亡，30人受伤。救援人员正在现场展开救援，预计伤亡人数或持续增加。</text:p>
      <text:p text:style-name="P4">
<draw:frame draw:style-name="fr1" draw:name="Image222" text:anchor-type="as-char" svg:width="6.9236in" svg:height="4.615733in" draw:z-index="0">
<draw:image xlink:href="../Images/zaobao world/2023-05-26T17-04/000001.png" xlink:type="simple" xlink:show="embed" xlink:actuate="onLoad" draw:mime-type="image/png"/>
</draw:frame>
 乌克兰中部城市第聂伯罗一家医疗设施遭俄方飞弹袭击。（路透社）</text:p>
      <text:p text:style-name="P4">
当地州长莱萨克说：“这是一个非常困难的夜晚……声音很大，敌人用导弹和无人机发起了大规模攻击……第聂伯罗遭受损失。”</text:p>
      <text:p text:style-name="P4">
除了第聂伯罗彼得罗夫斯克州，哈尔科夫州也有多处民房和工业设施受损。基辅则有一家购物中心、一栋民宅和几辆汽车受损。</text:p>
      <text:p text:style-name="P4">
Source: <text:a xlink:type="simple" xlink:href="https://www.zaobao.com.sg/realtime/world/story20230526-1398492" text:style-name="Internet_20_link" text:visited-style-name="Visited_20_Internet_20_Link">
https://www.zaobao.com.sg/realtime/world/story20230526-1398492</text:a>
</text:p>
      <!--NEWS-->
      <text:h text:style-name="P10" text:outline-level="1">
<text:span text:style-name="T4">
GDP和就业数据高于预期 美国经济衰退的担忧有所缓解</text:span>
</text:h>
      <text:p text:style-name="P4">
Author: chinese@voanews.com (金谷)</text:p>
      <text:p text:style-name="P4">
Publisher: 美国之音中文网 (Type: NewsMediaOrganization)</text:p>
      <text:p text:style-name="P4">
Published Time: 2023-05-26T17:07:26+08:00</text:p>
      <text:p text:style-name="P4">
Modified Time: 2023-05-26 09:07:26Z</text:p>
      <text:p text:style-name="P4">
Description: 美国商务部经济分析局（BEA）周四（5月25日）发布公告称，第一季度实际国内生产总值（GDP）按年利率计算增长1.3%，略高于首次预估的1.1%。这显示尽管通货膨胀高于最初水平，但经济增长速度仍快于最初预期。</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us-economy-beats-back-dubious-recession-fears-after-gdp-jobs-data-top-expectations-20230526/7110152.html" text:style-name="Internet_20_link" text:visited-style-name="Visited_20_Internet_20_Link">
https://www.voachinese.com/a/us-economy-beats-back-dubious-recession-fears-after-gdp-jobs-data-top-expectations-20230526/7110152.html</text:a>
</text:p>
      <!--NEWS-->
      <text:h text:style-name="P10" text:outline-level="1">
<text:span text:style-name="T4">
专栏 | 夜话中南海：二十大远不是习近平为自己考虑“接班人”的时候</text:span>
</text:h>
      <text:p text:style-name="P4">
Author: None</text:p>
      <text:p text:style-name="P4">
Publisher: Radio Free Asia (Organization)</text:p>
      <text:p text:style-name="P4">
Published Time: 2023-05-26T17:09:00-04:00</text:p>
      <text:p text:style-name="P4">
Modified Time: 2023-05-26T17:23:44-04:00</text:p>
      <text:p text:style-name="P4">
Description: None</text:p>
      <text:p text:style-name="P4">
Videos: []</text:p>
      <text:p text:style-name="P4">
Audios: ["<text:a xlink:type="simple" xlink:href="https://www.rfa.org/mandarin/zhuanlan/yehuazhongnanhai/gx-052620231439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4.612011in" draw:z-index="0">
<draw:image xlink:href="../Images/rfamandarin/2023-05-26T17-09-00-04-00/000000.png" xlink:type="simple" xlink:show="embed" xlink:actuate="onLoad" draw:mime-type="image/png"/>
</draw:frame>
2023年3月，中共领导人习近平在人大会议上再次"当选"国家主席。 路透社资料图片  <text:a xlink:type="simple" xlink:href="https://www.rfa.org/mandarin/zhuanlan/yehuazhongnanhai/gx-05262023143937.html/@@stream" text:style-name="Internet_20_link" text:visited-style-name="Visited_20_Internet_20_Link">
</text:a>
</text:p>
      <text:p text:style-name="P4">
日前，美国华尔街日报刊登署名Chun HanWong的文章《纵观历史看习近平接班人之谜》，说是“他（习近平）打破了前几任中国领导人建立的为期十年的执政周期，并在党内遍植亲信，这些亲信论年龄，论资历，均不足以挑起接班人的大梁。“</text:p>
      <text:p text:style-name="P4">
按照该文章作者的说法：“对今年6月即将年满70岁的习近平来说，这是他有意布下的一个迷阵。在接班人计划不明朗的状况下，党内精英需要小心翼翼，帮助习近平维持掌控，并为他争取时间来评估潜在的接班人……”</text:p>
      <text:p text:style-name="P4">
也是在日前，好几家中文媒体都介绍了美国亚洲协会政策研究所本月刊登的学者吴国光博士的文章，文章标题直译为《习近平青年卫兵的崛起：中共领导层的代际更替》。</text:p>
      <text:p text:style-name="P4">
吴国光博士的文章指出：中共二十大上任命的新一届政治局委员平均年龄大于五年前、十年前，甚至二十年前。而与此同时，二十大之后，习近平开始加大安插60后和70后上位。不过，习是自邓小平以来，第一个没有安排接班“太子”的最高领导人。</text:p>
      <text:p text:style-name="P4">
国光先生这里说的“太子“，是从“接班人”意义上，而不是“裙带”意义上说的。也就是习近平曾经在党内会议上用过的那个词，”储君”。</text:p>
      <text:p text:style-name="P4">
根据吴国光的计算，2022年10月被选出的政治局常委平均年龄为65.1岁，在2017年为62.9岁，2012年为63.1岁，2002年为62.0岁。这反映了习近平任内刻意提拔年长的官员，而推迟提拔年轻官员的趋势。</text:p>
      <text:p text:style-name="P4">
而去年十月召开的中共二十大上新产生的政治局常委会的平均年龄，之所以超过十年前的十八届中央政治局常委会和二十年前的十六届中央政治局常委会，首先是因为习近平本人打破了“七上八下“潜规则，其次是不但把在二十大召开时已经年满67岁的王沪宁留任，而且新提拔的政治局常委也有一个年满67岁，即蔡奇，一个年满66岁，即李希。如此一来，平均年龄就拉上去了。</text:p>
      <text:p text:style-name="P4">
当然，二十大上新提拔的政治局常委里，终于有了一个60后，即1962年9月出生的上届中央政治局委员、书记处书记丁薛祥。</text:p>
      <text:p text:style-name="P4">
但是，丁薛祥这个二十届中央政治局常委会里唯一的60后，在大会召开时也已经年满60岁，而15年前召开中共十七大时，同时从十六届普通中央委员直接晋升十七届中央政治局常委，分别成为总书记和国务院总理“备胎”的习近平和李克强，一个时年54岁，另一个时年52岁。</text:p>
      <text:p text:style-name="P4">
如果再往前比较的话，2002年召开的中共十六大上，9名政治局常委主要是40后，也有3个30后，但是是出生于30年代后期。其中，分别接班总书记和国务院总理的胡锦涛、温家宝都是60岁，接班全国人大委员长的吴邦国61岁，接班全国政协主席的贾庆林62岁，另外还有最年轻的常委李长春只有58岁，平均下来就成了中共十二大之后最年轻的一届中央政治局常委会。</text:p>
      <text:p text:style-name="P4">
这里再强调一下，二十年前的十六大上的胡锦涛和温家宝都是以刚满60岁的年龄就分别接班党、政一把手了。而如今二十大上的唯一的一个60后，也是刚满60岁的丁薛祥，只不过是接班了一个常务副总理的职务。</text:p>
      <text:p text:style-name="P4">
这样比较下来，就可以充分说明习近平在考虑二十大高层人事安排时，在笃定自己连任第三个五年的同时，事实上也完全没有从“年龄梯队”的角度，考虑再一个五年之后，也就是依规会在二零二七年十月左右召开的二十一大上的“一把手交班”问题。</text:p>
      <text:p text:style-name="P4">
如上华尔街日报文章的作者分析说：清朝的秘密建储制度是1722年登基的雍正皇帝的发明。他深感于其父康熙皇帝在世时发生的夺嫡之争的惨剧，决定在生前选定储君后秘而不宣，死后再由大臣们将两份写有皇位继承人的遗诏对照验看。雍正认为，秘密建储可以减少诸皇子夺嫡的风险，不至于让皇帝在位时大权旁落，也避免了储君向皇帝争权。</text:p>
      <text:p text:style-name="P4">
三百年后的今天，毛泽东之后中国权力最大的领导人习近平也似乎乐于此道。去年开启第三个总书记任期的习近平可以自由选择他的接班人和接班时间，但却迟迟不愿亮出底牌。</text:p>
      <text:p text:style-name="P4">
笔者认为如上文章中把习近平当下对“接班人“的私下考量与“清朝（皇帝）的秘密建储制度“类比非常牵强。更准确的分析应该是当下的习近平自打设计自己的第三个任期的同时，无疑也已经下定了之后必须还要有第四、第五，直至第N个任期的决心。而这个决心下定的心理因素，除了从能力角度的“天降大任于斯人”、“舍我其谁”，更有对自己“挑二百斤担子走二十里山路不换肩”和“每天游泳五千米”的“身体健康、永远健康”的无比自信。所以，至少是在去年设计陪绑自己第三任期的“领导集体”的年龄构成时，他习近平可能是考虑到了二把手、三把手……们的年龄梯队问题，百分之百不会从“年龄梯队”角度，考虑他这个一把手的接班备胎。从他刚愎自用的性格分析，他甚至也不会从“以防意外”的角度来考虑自己所谓“潜在接班人”的问题。</text:p>
      <text:p text:style-name="P4">
不但事实上没有把如今二十大上产生的新一届政治局常委会除他习近平而外的其他六个人的任何一个人，当成自己一把手职务的接班培养对像，而且在给自己决心提拔为二十大新任政治局常委的四个人选分配具体岗位时，他习近平似乎也考虑到如何避免给外界以“接班猜想”的问题。</text:p>
      <text:p text:style-name="P4">
分析到此，我们不妨把时间倒回到去年的中共二十大召开之前。</text:p>
      <text:p text:style-name="P4">
当时的外界评论也好，“内部消息”也好，对时任“大内总管”丁薛祥的“入常“虽一致看好，但没有一篇分析文章，没有一个”中国问题专家“，也没有一则”据北京消息透露“提到过丁薛祥会是国务院常务副总理人选。</text:p>
      <text:p text:style-name="P4">
去年十月二十三日，也就是中共二十届一中会闭幕的当天，《纽约时报》适时刊登一篇文章，标题是《丁薛祥：习近平忠诚的幕僚长》。文章的第一句就是：如果有一个人被认为几乎肯定会晋升为常委，那就是丁薛祥。从履历上看，与其他一些竞争者相比，丁薛祥似乎不太可能成为候选人。他从来没有领导过一个省份，无论是作为党委书记还是省长。他在很大程度上是一个幕后的技术官僚，包括最近的中共中央委员会办公厅主任一职。这一职务具有浓厚的行政色彩。有人将丁薛祥比作中国领导人习近平的幕僚长。丁薛祥还被普遍认为是中央国家安全委员会办公室主任，随着习近平更强调防范国内外威胁，这个秘密机构的影响力越来越大。恰恰是这种与习较近的关系成为丁薛祥的优势。随着习近平试图清除政敌，拉拢盟友，忠诚度成为晋升的关键标准。同时担任习近平秘书的丁薛祥被认为是这位领导人<text:a xlink:type="simple" xlink:href="https://archive.nytimes.com/sinosphere.blogs.nytimes.com/2015/09/30/the-gatekeeper-in-xi-jinpings-inner-circle/" text:style-name="Internet_20_link" text:visited-style-name="Visited_20_Internet_20_Link">
 </text:a>
 者之一。</text:p>
      <text:p text:style-name="P4">
该《纽约时报》文章中还分析说：60岁的丁薛祥是最年轻的常委会成员。但许多分析人士说，由于缺乏省级领导经验，他不太可能成为习近平的继任者。从这个意义上说，对于习近平，他可能是鱼与熊掌兼得的最佳人选：忠诚但不具威胁性。</text:p>
      <text:p text:style-name="P4">
也就是说，丁薛祥二十大上“入常”，本来就被外界认为是“板上钉钉”的事情。</text:p>
      <text:p text:style-name="P4">
不过，如果说习近平对二十大的政治局常委级的人事安排内容里最“不按牌理出牌”，或者说最不“循规蹈矩”的就是把一个从未当过一天国务院副总理，甚至从未有过半天国务院部门工作经历的李强，从上海市委书记位置上直接提拔为国务院总理，接班李克强，那么第二个“不按牌理出牌”的例子就是把一个纯“政工”出身，从未有过半天从基层到中央的政府领导机构或者政府部门任职经历的“大内总管”，安排到国务院常务副总理的岗位上。</text:p>
      <text:p text:style-name="P4">
照理，在习近平一定要进一步重用自己担任上海市委一把手时和自己第二个总书记任期的“大内总管”丁薛祥的前提下，按“常理”判断，二十届中央政治局常委里的丁薛祥就应该接替十九届中央政治局局常委王沪宁的工作岗位，从顺理成章和驾轻就熟的角度分析，都是最利于继续贴身侍奉习近平。那么为什么不这样安排呢？</text:p>
      <text:p text:style-name="P4">
试想，如果二十大之后的习近平在一定要让丁某人“入常”的前提下，不是将丁某人安排为国务院常务副总理，而是安排成事实上的党的“副总书记”，那么无论是党内还是党外，肯定就会有习近平安排比自己年轻九岁的丁薛祥为自己的党内副手“是何用意”的臆测。</text:p>
      <text:p text:style-name="P4">
相比较而言，习近平把与自己处于一个年龄段的蔡奇安排为党的二把手，不构成“年龄梯队“，就不会引发不必要的“接班人选”的猜想。事实上在中共二十大之后，当蔡奇接替王沪宁“副总书记”角色被他的新任政治局常委兼新任中央书记处（第一）书记的职务证实后，虽有不少评论人把他讽刺为当年毛泽东身边的“林副主席“，但也仅仅是从”伟大领袖亲密助手”的角度，而不是从”伟大领袖亲自选定的接班人”的角度。</text:p>
      <text:p text:style-name="P4">
当然，在犒赏丁薛祥为正国级的政治局常委的前提下，对其具体的工作岗位安排也不是没有其他选择。比如中纪委书记。至于全国人大委员长和全国政协主席的职务，既然是安排给了连任政治局常委的五十年代出生者，自然就排除了60后，而且是首次入常丁薛祥的适用性。</text:p>
      <text:p text:style-name="P4">
那么在国务院常务副总理和中纪委书记这两个具体职务的分配中，习近平把国务院常务副总理岗位给了丁薛祥，显然就有了对下一个五年的考量暗含其中。</text:p>
      <text:p text:style-name="P4">
关于所谓的“七上八下”是怎么回事，这里不需要详细解释了。而去年的中共二十大召开之后，外界评论纷纷质疑习近平“打破了七上八下的潜规则”。但事实上除了习近平本人，也只有军方代表张又侠和外交界代表王毅两人是“例外”，其他所有包括不是政治局委员的其他党内等副国级，无论是新任还是留任，其“年龄杠杠”都还是“七上八下”。</text:p>
      <text:p text:style-name="P4">
更需要说明的是，除了习近平本人，二十届中央政治局常委的产生，也是严格遵行“七上八下”原则的，最典型的就是去年召开二十大时年满六十八岁的韩正出局，而年满67岁的蔡奇入常。</text:p>
      <text:p text:style-name="P4">
一个最有说服力的事实是，韩正在因为年龄原因未能连任政治局常委前提下，能够被习近平比照五年前的王歧山，安排为一届国家副主席，就足以证明韩正二十大上的出局并非政治上失势于习近平，而仅仅是和五年前的王歧山一样，单纯的年龄原因。</text:p>
      <text:p text:style-name="P4">
另外，曾经的十九届中央政治局委员、书记处书记兼中组部长，习近平当年在清华当工农兵学员时的“上铺兄弟”陈希，说起来比张又侠还年轻两岁，但却未能在二十大上获得晋升政治局常委的机会，也足以说明习近平在决定二十大高层人事中的年龄“潜规则”，或者说“年龄杠杠”，也还是“原则上实行七上八下”。</text:p>
      <text:p text:style-name="P4">
分析到此，我们再逐个对比习近平之外的6个二十届中央政治局常委，就可以看明白习近平的目的是5年之后，也就是2027年召开二十一大时，现有的二十届中央政治局常委，从蔡奇到赵乐际，从王沪宁到李希，再加上出生于1959年的李强全部都要“因年龄原因”出局，只留他习近平和丁薛祥连任。而届时的丁薛祥接替现由李强担任的国务院总理职务就顺理成章。</text:p>
      <text:p text:style-name="P4">
其实，在二十大之前曾猜测胡春华会接任总理职务的评论人士，所持理由之一就是胡春华比丁薛祥还年轻一岁的年龄优势，决定了他接替李克强总理职务之后，可以如李克强一样连任两届，而国务院总理连任两届是能够保持国务院工作相对稳定、施政相对连贯的重要因素。</text:p>
      <text:p text:style-name="P4">
但是，如今的习近平既然安排了二十一大召开时年将68岁的李强接任总理职务，内心的算盘很可能就是除他习近平之外的中央党、政主要负责人，都只任一届，无论是“副总书记“还是国务院总理，无论是全国人大委员长还是全国政协主席，无论是中纪委书记还是不进常委的国家副主席。</text:p>
      <text:p text:style-name="P4">
(本期节目由高新主持及播讲）</text:p>
      <text:p text:style-name="P4">
(文章只代表特约评论员个人的立场和观点）</text:p>
      <text:p text:style-name="P4">
Source: <text:a xlink:type="simple" xlink:href="https://www.rfa.org/mandarin/zhuanlan/yehuazhongnanhai/gx-05262023143937.html" text:style-name="Internet_20_link" text:visited-style-name="Visited_20_Internet_20_Link">
https://www.rfa.org/mandarin/zhuanlan/yehuazhongnanhai/gx-05262023143937.html</text:a>
</text:p>
      <!--NEWS-->
      <text:h text:style-name="P10" text:outline-level="1">
<text:span text:style-name="T4">
专栏 | 周末茶馆：六四34周年　纽约六四纪念馆展现什么？</text:span>
</text:h>
      <text:p text:style-name="P4">
Author: None</text:p>
      <text:p text:style-name="P4">
Publisher: Radio Free Asia (Organization)</text:p>
      <text:p text:style-name="P4">
Published Time: 2023-05-26T17:12:00-04:00</text:p>
      <text:p text:style-name="P4">
Modified Time: 2023-05-26T17:14:49-04:00</text:p>
      <text:p text:style-name="P4">
Description: None</text:p>
      <text:p text:style-name="P4">
Videos: []</text:p>
      <text:p text:style-name="P4">
Audios: ["<text:a xlink:type="simple" xlink:href="https://www.rfa.org/mandarin/zhuanlan/teahouse/tea-0526202315544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224" text:anchor-type="as-char" svg:width="6.9236in" svg:height="5.1927in" draw:z-index="0">
<draw:image xlink:href="../Images/rfamandarin/2023-05-26T17-12-00-04-00/000000.png" xlink:type="simple" xlink:show="embed" xlink:actuate="onLoad" draw:mime-type="image/png"/>
</draw:frame>
 六四纪念馆 <text:a xlink:type="simple" xlink:href="https://www.rfa.org/mandarin/zhuanlan/teahouse/tea-05262023155444.html/@@images/image" text:style-name="Internet_20_link" text:visited-style-name="Visited_20_Internet_20_Link">
</text:a>
六四纪念馆馆长于大海提供  <text:a xlink:type="simple" xlink:href="https://www.rfa.org/mandarin/zhuanlan/teahouse/tea-05262023155444.html/@@stream" text:style-name="Internet_20_link" text:visited-style-name="Visited_20_Internet_20_Link">
</text:a>
</text:p>
      <text:p text:style-name="P4">
六四事件是指1989年6月4号凌晨，中国政府在北京用武力清除了以天安门广场为中心的学生民主运动。那夜北京城里的枪声和坦克车震惊了世界。中国官方公布数百人死亡，数千人受伤。许多外界舆论估计，伤亡人数超过官方公布的数字。</text:p>
      <text:p text:style-name="P4">
一直以来，六四事件是中国最敏感的舆论禁区，民众无法探寻六四事件的真相。</text:p>
      <text:p text:style-name="P4">
那么，纽约的六四纪念馆可以让世人看到什么？今天的《周末茶馆》节目里，我们请三位筹办这个纪念馆的人士来为大家介绍。首先是我们对前八九学运领袖、纽约六四纪念馆的召集人、六四纪念馆理事会理事长王丹的专访。</text:p>
      <text:p text:style-name="P4">
八九学运又称八九民运、六四运动，是新中国成立后最大规模的和平抗议示威活动。运动最开始是由悼念中共前领导人胡耀邦1989年4月15号去世的活动引发而成，成千上万人连续几个星期聚集天安门广场静坐示威，提出惩治官倒、开放新闻自由等要求。中国政府将这个运动定性为“动乱、暴乱”，于1989年6月4日凌晨武力清场。</text:p>
      <text:p text:style-name="P4">
据纽约的六四纪念馆馆长于大海先生介绍，这个纪念馆共有一百多件珍贵展品。</text:p>
      <text:p text:style-name="P4">
。</text:p>
      <text:p text:style-name="P4">
<draw:frame draw:style-name="fr1" draw:name="Image225" text:anchor-type="as-char" svg:width="6.9236in" svg:height="3.340096in" draw:z-index="0">
<draw:image xlink:href="../Images/rfamandarin/2023-05-26T17-12-00-04-00/000001.png" xlink:type="simple" xlink:show="embed" xlink:actuate="onLoad" draw:mime-type="image/png"/>
</draw:frame>
 六四纪念馆内部。 (馆长于大海提供)  <text:a xlink:type="simple" xlink:href="https://www.rfa.org/mandarin/zhuanlan/teahouse/tea-05262023155444.html/untitled-1.jpg" text:style-name="Internet_20_link" text:visited-style-name="Visited_20_Internet_20_Link">
</text:a>
</text:p>
      <text:p text:style-name="P4">
<draw:frame draw:style-name="fr1" draw:name="Image226" text:anchor-type="as-char" svg:width="6.9236in" svg:height="6.23124in" draw:z-index="0">
<draw:image xlink:href="../Images/rfamandarin/2023-05-26T17-12-00-04-00/000002.png" xlink:type="simple" xlink:show="embed" xlink:actuate="onLoad" draw:mime-type="image/png"/>
</draw:frame>
 六四纪念馆内部。 (馆长于大海提供)  <text:a xlink:type="simple" xlink:href="https://www.rfa.org/mandarin/zhuanlan/teahouse/tea-05262023155444.html/untitled.jpg" text:style-name="Internet_20_link" text:visited-style-name="Visited_20_Internet_20_Link">
</text:a>
</text:p>
      <text:p text:style-name="P4">
六四纪念馆部分展品曾于去年六四33周年之际，在华盛顿的非政府组织共产主义受难者基金会的六四特展上展出。美国的人道中国组织创办人、前八九学运领袖周锋锁曾为这个六四特展做导游，对展品非常熟悉。周锋锁最近在纽约的六四纪念馆内接受了我们采访，介绍了油印机等这些让他有久别重逢感觉的八九学运文物的意义。</text:p>
      <text:p text:style-name="P4">
六四纪念馆位于纽约市曼哈顿。6月2号以后，参观者可以通过六四纪念馆网站预约参观时间</text:p>
      <text:p text:style-name="P4">
《周末茶馆》主持人小安的社交媒体：</text:p>
      <text:p text:style-name="P4">
推特账号：https://twitter.com/XIAOAN000</text:p>
      <text:p text:style-name="P4">
脸书账号：https://www.facebook.com/pei.an.58</text:p>
      <text:p text:style-name="P4">
声明：自由亚洲电台播出的被采访者的观点并不一定代表自由亚洲电台的立场。</text:p>
      <text:p text:style-name="P4">
Source: <text:a xlink:type="simple" xlink:href="https://www.rfa.org/mandarin/zhuanlan/teahouse/tea-05262023155444.html" text:style-name="Internet_20_link" text:visited-style-name="Visited_20_Internet_20_Link">
https://www.rfa.org/mandarin/zhuanlan/teahouse/tea-05262023155444.html</text:a>
</text:p>
      <!--NEWS-->
      <text:h text:style-name="P10" text:outline-level="1">
<text:span text:style-name="T4">
越南要求中国调查船离开专属经济区 中国称相关海域为本国海域</text:span>
</text:h>
      <text:p text:style-name="P4">
Author: chinese@voanews.com (杨安)</text:p>
      <text:p text:style-name="P4">
Publisher: 美国之音中文网 (Type: NewsMediaOrganization)</text:p>
      <text:p text:style-name="P4">
Published Time: 2023-05-26T17:17:41+08:00</text:p>
      <text:p text:style-name="P4">
Modified Time: 2023-05-26 09:17:41Z</text:p>
      <text:p text:style-name="P4">
Description: 中国调查船“向阳红10号”及其护航舰在进入越南专属经济区（EEZ）后，被河内当局要求离开，北京则称该船只在本国管辖海域开展正常的活动，不存在进入他国海域或“专属经济区”的问题。周五（5月26日），这些船只仍在越南专属经济区内，并接近俄罗斯公司在南中国海运营的天然气区块。</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ese-ships-incursion-of-vietnam-s-eez--20230526/7110157.html" text:style-name="Internet_20_link" text:visited-style-name="Visited_20_Internet_20_Link">
https://www.voachinese.com/a/chinese-ships-incursion-of-vietnam-s-eez--20230526/7110157.html</text:a>
</text:p>
      <!--NEWS-->
      <text:h text:style-name="P10" text:outline-level="1">
<text:span text:style-name="T4">
美债限协商出现进展 欧股收高</text:span>
</text:h>
      <text:p text:style-name="P4">
Publisher: 法新社</text:p>
      <text:p text:style-name="P4">
Published Time: 2023-05-26T17:32:10+00:00</text:p>
      <text:p text:style-name="P4">
Modified Time: 2023-05-26T17:05:23+00:00</text:p>
      <text:p text:style-name="P4">
Description: （法新社伦敦26日电） 尽管新出炉数据增加升息机率，但美国债限协商出现进展，可能避免灾难性债务违约，激励欧洲股市今天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3.617581in" draw:z-index="0">
<draw:image xlink:href="../Images/rficn/2023-05-26T17-32-10-00-00/000000.png" xlink:type="simple" xlink:show="embed" xlink:actuate="onLoad" draw:mime-type="image/png"/>
</draw:frame>
</text:p>
      <text:p text:style-name="P4">
伦敦FTSE 100指数上涨56.33点或0.74%，收在7627.20点。</text:p>
      <text:p text:style-name="P4">
法兰克福DAX指数上涨190.17点或1.20%，收在15983.97点。</text:p>
      <text:p text:style-name="P4">
巴黎CAC 40指数上涨89.91点或1.24%，收在7319.18点。（译者：徐睿承）</text:p>
      <text:p text:style-name="P4">
Source: <text:a xlink:type="simple" xlink:href="https://www.rfi.fr/cn/%E8%B4%A2%E7%BB%8F%E5%BF%AB%E8%AE%AF/20230526-%E7%BE%8E%E5%80%BA%E9%99%90%E5%8D%8F%E5%95%86%E5%87%BA%E7%8E%B0%E8%BF%9B%E5%B1%95-%E6%AC%A7%E8%82%A1%E6%94%B6%E9%AB%98" text:style-name="Internet_20_link" text:visited-style-name="Visited_20_Internet_20_Link">
https://www.rfi.fr/cn/%E8%B4%A2%E7%BB%8F%E5%BF%AB%E8%AE%AF/20230526-%E7%BE%8E%E5%80%BA%E9%99%90%E5%8D%8F%E5%95%86%E5%87%BA%E7%8E%B0%E8%BF%9B%E5%B1%95-%E6%AC%A7%E8%82%A1%E6%94%B6%E9%AB%98</text:a>
</text:p>
      <!--NEWS-->
      <text:h text:style-name="P10" text:outline-level="1">
<text:span text:style-name="T4">
英国最新“香港问题半年报告”呼吁废除港版国安法 港府：坚决反对英国恶意诋毁</text:span>
</text:h>
      <text:p text:style-name="P4">
Author: chinese@voanews.com (金谷)</text:p>
      <text:p text:style-name="P4">
Publisher: 美国之音中文网 (Type: NewsMediaOrganization)</text:p>
      <text:p text:style-name="P4">
Published Time: 2023-05-26T18:00:35+08:00</text:p>
      <text:p text:style-name="P4">
Modified Time: 2023-05-26 10:00:35Z</text:p>
      <text:p text:style-name="P4">
Description: 香港当局周五(5月26日)谴责英国政府呼吁取消中国强加于香港的国家安全法，英国称该法被用来迫害、“压制和诋毁”支持民主的反对派人士。</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hong-kong-hits-back-at-uk-call-for-security-law-to-be-scrapped-20230526/7110181.html" text:style-name="Internet_20_link" text:visited-style-name="Visited_20_Internet_20_Link">
https://www.voachinese.com/a/hong-kong-hits-back-at-uk-call-for-security-law-to-be-scrapped-20230526/7110181.html</text:a>
</text:p>
      <!--NEWS-->
      <text:h text:style-name="P10" text:outline-level="1">
<text:span text:style-name="T4">
日本初创公司登月器坠毁与高度计算错误有关</text:span>
</text:h>
      <text:p text:style-name="P4">
Author: 联合早报 (Person)</text:p>
      <text:p text:style-name="P4">
Publisher: 联合早报 (Organization)</text:p>
      <text:p text:style-name="P4">
Published Time: 2023-05-26T18:34</text:p>
      <text:p text:style-name="P4">
Modified Time: 2023-05-26T19:20</text:p>
      <text:p text:style-name="P4">
Description: 日本初创企业iSpace说，4月发射的月球着陆器坠毁，与高度错误计算有关，意味着着陆器在登月前已耗尽燃料。一个月前，iSpace探月项目“白兔-R”1号任务（Hakuto-R Mi...</text:p>
      <text:p text:style-name="P4">
Videos: []</text:p>
      <text:p text:style-name="P4">
Audios: []</text:p>
      <text:p text:style-name="P4">
Images: []</text:p>
      <text:p text:style-name="P4">
Type: NewsArticle</text:p>
      <text:p text:style-name="P4">
Breadcrumbs: ['即时', '国际']</text:p>
      <text:p text:style-name="P4">
Keywords: ['日本', '太空']</text:p>
      <!--METADATA-->
      <text:p text:style-name="P4">
日本初创企业iSpace说，4月发射的月球着陆器坠毁，与高度错误计算有关，意味着着陆器在登月前已耗尽燃料。</text:p>
      <text:p text:style-name="P4">
一个月前，iSpace探月项目“白兔-R”1号任务（Hakuto-R Mission1）的月球着陆器4月26日凌晨在实施着陆过程中与地面失去联系，未能完成月球着陆任务。</text:p>
      <text:p text:style-name="P4">
路透社报道， iSpace首席执行官袴田武史（TakeshiHakamada）星期五（5月26日）说：“通过这两次任务，我们将尽可能地增加相关知识，以便在未来实现稳定的商业化，这一点非常重要。”</text:p>
      <text:p text:style-name="P4">
据了解，白兔-R着陆器在着陆倒计时快结束的时候，处于垂直于月面的状态，但过了着陆预定时间未能收到其已着陆的数据。工程师推测着陆器的推进燃料已所剩不多，并且下降速度急速上升，研判着陆器已在月球表面坠毁。</text:p>
      <text:p text:style-name="P4">
白兔-R的坠毁是日本太空计划的最新挫折。在此之前，日本新一代主力运载火箭H3火箭因固体火箭推进器点火失败，火箭未能成功离开发射台。</text:p>
      <text:p text:style-name="P4">
iSpace计划在2024年开展第二次太空任务计划，由另一个着陆器带着漫游车登陆月球。</text:p>
      <text:p text:style-name="P4">
iSpace还计划自2025年起，与美国太空软件开发商Draper合作，将美国国家航空航天局的有效载荷带入月球，并在2040年前建立一个配有长期太空人员月球工作站。</text:p>
      <text:p text:style-name="P4">
Source: <text:a xlink:type="simple" xlink:href="https://www.zaobao.com.sg/realtime/world/story20230526-1398521" text:style-name="Internet_20_link" text:visited-style-name="Visited_20_Internet_20_Link">
https://www.zaobao.com.sg/realtime/world/story20230526-1398521</text:a>
</text:p>
      <!--NEWS-->
      <text:h text:style-name="P10" text:outline-level="1">
<text:span text:style-name="T4">
日本东京东部发生6.2级地震</text:span>
</text:h>
      <text:p text:style-name="P4">
Author: 联合早报 (Person)</text:p>
      <text:p text:style-name="P4">
Publisher: 联合早报 (Organization)</text:p>
      <text:p text:style-name="P4">
Published Time: 2023-05-26T18:56</text:p>
      <text:p text:style-name="P4">
Modified Time: 2023-05-26T20:30</text:p>
      <text:p text:style-name="P4">
Description: 日本东京东部星期五（5月26日）晚上发生6.2级地震，但未触发海啸警报。综合报道，日本气象厅说，此次地震于星期五晚上7时零3分（新加坡时间6时许）发生，东京以及周边县市的建筑物都在...</text:p>
      <text:p text:style-name="P4">
Videos: []</text:p>
      <text:p text:style-name="P4">
Audios: []</text:p>
      <text:p text:style-name="P4">
Images: []</text:p>
      <text:p text:style-name="P4">
Type: NewsArticle</text:p>
      <text:p text:style-name="P4">
Breadcrumbs: ['即时', '国际']</text:p>
      <text:p text:style-name="P4">
Keywords: ['日本', '地震']</text:p>
      <!--METADATA-->
      <text:p text:style-name="P4">
日本东京东部星期五（5月26日）晚上发生6.2级地震，但未触发海啸警报。</text:p>
      <text:p text:style-name="P4">
综合报道，日本气象厅说，此次地震于星期五晚上7时零3分（新加坡时间6时许）发生，东京以及周边县市的建筑物都在摇晃，但未出现重大伤亡报告。</text:p>
      <text:p text:style-name="P4">
震中位于东京东部的千叶县附近，深度达50公里。</text:p>
      <text:p text:style-name="P4">
公开的录像画面显示，千叶的成田国际机场附近的建筑物在摇晃，有关部门正在检查机场跑道的损毁情况。</text:p>
      <text:p text:style-name="P4">
东日本铁路公司已在千叶县暂停部分火车服务。</text:p>
      <text:p text:style-name="P4">
日本茨城县南部和千叶县东北部地区则观测到5级地震。</text:p>
      <text:p text:style-name="P4">
Source: <text:a xlink:type="simple" xlink:href="https://www.zaobao.com.sg/realtime/world/story20230526-1398524" text:style-name="Internet_20_link" text:visited-style-name="Visited_20_Internet_20_Link">
https://www.zaobao.com.sg/realtime/world/story20230526-1398524</text:a>
</text:p>
      <!--NEWS-->
      <text:h text:style-name="P10" text:outline-level="1">
<text:span text:style-name="T4">
英国发布《香港情况半年报告》 敦促取消港区国安法</text:span>
</text:h>
      <text:p text:style-name="P4">
Author: None</text:p>
      <text:p text:style-name="P4">
Publisher: Radio Free Asia (Organization)</text:p>
      <text:p text:style-name="P4">
Published Time: 2023-05-26T2:15:00-04:00</text:p>
      <text:p text:style-name="P4">
Modified Time: 2023-05-26T16:49:25-04:00</text:p>
      <text:p text:style-name="P4">
Description: None</text:p>
      <text:p text:style-name="P4">
Videos: []</text:p>
      <text:p text:style-name="P4">
Audios: ["<text:a xlink:type="simple" xlink:href="https://www.rfa.org/mandarin/yataibaodao/gangtai/jw-0526202313493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228" text:anchor-type="as-char" svg:width="6.9236in" svg:height="5.058695in" draw:z-index="0">
<draw:image xlink:href="../Images/rfamandarin/2023-05-26T2-15-00-04-00/000000.png" xlink:type="simple" xlink:show="embed" xlink:actuate="onLoad" draw:mime-type="image/png"/>
</draw:frame>
 英国外相克莱弗利(JamesCleverly)近期向国会提交了最新的一份《香港半年报告书》，称中国仍不遵守《中英联合声明》，呼吁北京和香港废除香港国安法。 <text:a xlink:type="simple" xlink:href="https://www.rfa.org/mandarin/yataibaodao/gangtai/jw-05262023134936.html/@@images/image" text:style-name="Internet_20_link" text:visited-style-name="Visited_20_Internet_20_Link">
</text:a>
美联社图片  <text:a xlink:type="simple" xlink:href="https://www.rfa.org/mandarin/yataibaodao/gangtai/jw-05262023134936.html/@@stream" text:style-name="Internet_20_link" text:visited-style-name="Visited_20_Internet_20_Link">
</text:a>
</text:p>
      <text:p text:style-name="P4">
近日，英国政府发布《香港问题半年报告》，敦促北京当局取消港区国安法并表达对黎智英案件的关切。但有批评人士认为，英方此举过于"温和"，并不能阻止香港法治倒退以及黎智英即将面对的不公正审判。</text:p>
      <text:p text:style-name="P4">
<text:a xlink:type="simple" xlink:href="https://www.rfa.org/mandarin/Xinwen/3-05262023110730.html" text:style-name="Internet_20_link" text:visited-style-name="Visited_20_Internet_20_Link">
 <text:span text:style-name="T4">
两年超十一万港人持BNO签证移英 多为高技术人才</text:span>
 </text:a>
  * <text:span text:style-name="T4">
<text:a xlink:type="simple" xlink:href="https://www.rfa.org/mandarin/yataibaodao/gangtai/ec-04212023072020.html" text:style-name="Internet_20_link" text:visited-style-name="Visited_20_Internet_20_Link">
 </text:a>
 </text:span>
</text:p>
      <text:p text:style-name="P4">
据路透社5月26日报道，英国外交部近期向议会提交2022年7月1日至12月31日《中英联合声明》在港执行情况的《香港问题半年报告》，并敦促北京当局取消港区国安法。</text:p>
      <text:p text:style-name="P4">
英国外交大臣克莱弗利 (James Cleverly，又译：祁湛明)在这份报告中指出，他在今年二月的联合国听证会上强调了香港当局如何利用国安法镇压反对派人士，其中许多人遭到羁押或被迫流亡海外。他呼吁北京当局，落实联合国人权理事会去年7月在一份独立调查报告中提出的建议，取消2020年北京在香港实施的《国家安全法》。</text:p>
      <text:p text:style-name="P4">
克莱弗利还在报告前言中表示，“我们与我们的伙伴站在一起，谴责对香港公民和政治权利，以及香港自治权的不断侵蚀。”</text:p>
      <text:p text:style-name="P4">
身在加拿大的知名香港活动人士、“香港议会”发起人袁弓夷本周五接受本台采访时表示，英方此举过于“温和”，英国及民主国家应采取更强硬措施，联合向中国政府施压：“英国应该老早去联合国、海牙国际法庭告中国违反《中英联合声明》，但是英国不敢，而且英国都不敢制裁香港很多官员违反基本法和《中英联合声明》。”</text:p>
      <text:p text:style-name="P4">
他提到，甚至本月初，中国国家副主席韩正还代表习近平受邀出席英王加冕仪式。</text:p>
      <text:p text:style-name="P4">
英国政府在上述报告中指出，香港法治受到侵蚀，包括将“曾经属于司法机构的权力”转移给亲北京的香港领导人，以及那些面临国家安全指控的人无法在法庭上质疑政府的决定。</text:p>
      <text:p text:style-name="P4">
克莱弗利特别提到了今年九月将面临国安罪名审判的香港媒体大亨黎智英，并表示他本月已向中国国家副主席韩正提出了对黎智英案的关切。</text:p>
      <text:p text:style-name="P4">
纽约港人组织“NY4HK”召集人杨锦霞告诉本台，港区国安法条款模糊，解释权完全归北京所有，这不仅侵蚀整个香港的法治，也并未做到像北京声称的那样“维护了香港的社会稳定”。</text:p>
      <text:p text:style-name="P4">
“国安法对香港冲击非常大，因为这个法在法律上面没有程序，很多东西都很含糊，它怎么说就怎么样，你做什么东西都可以被法律里的内容控告。”她说，“也与世界上的人权法律、《联合国人权宪章》是有冲突的。对很多人来说，你根本不知道什么时候就犯了国安法被判。”</text:p>
      <text:p text:style-name="P4">
现年75岁的黎智英是香港《苹果日报》的创办人，该报于2021年被警方突击搜查，随后停刊。</text:p>
      <text:p text:style-name="P4">
<draw:frame draw:style-name="fr1" draw:name="Image229" text:anchor-type="as-char" svg:width="6.9236in" svg:height="4.612011in" draw:z-index="0">
<draw:image xlink:href="../Images/rfamandarin/2023-05-26T2-15-00-04-00/000001.png" xlink:type="simple" xlink:show="embed" xlink:actuate="onLoad" draw:mime-type="image/png"/>
</draw:frame>
面临被以国安罪名审判的香港媒体大亨黎智英（中）（美联社资料图）</text:p>
      <text:p text:style-name="P4">
本台此前报道，香港法院上周驳回了黎智英有关聘请英国律师代理该案的司法复核申请。依据香港立法机关最新通过的一项法案，香港领导人拥有自由裁量权，以阻止外国律师在香港代理国家安全案件。驳回黎智英复核申请的首席法官潘兆初在判决书中表示，香港法院对国家安全委员会没有司法管辖权，国安委不受司法复核挑战。</text:p>
      <text:p text:style-name="P4">
杨锦霞欢迎英国等西方国家对香港民主状况的关切，但她对即将来临的黎智英案庭审能否保持公正，并不抱太大希望。</text:p>
      <text:p text:style-name="P4">
“在黎智英的案件中，一些判了的商业的罪名，中间到底（是否）有证据地控告他，全部都很含糊。”她说：“英国应该多发声，我也很高兴他们终于发声，但是会不会影响到黎智英在判刑的时候会好一点，我真的没有信心。”</text:p>
      <text:p text:style-name="P4">
与此同时，中国政府对于英国上述报告反应强烈。中国外交部发言人毛宁在26日的例行记者会上表示，英方此举“严重违反国际法原则和国际关系基本原则”。她说：“英国对回归后的香港无主权、无治权、无监督权。中国政府治理香港的法律依据是中国宪法和香港基本法，绝不是《中英联合声明》。”</text:p>
      <text:p text:style-name="P4">
<draw:frame draw:style-name="fr1" draw:name="Image230" text:anchor-type="as-char" svg:width="6.9236in" svg:height="5.459814in" draw:z-index="0">
<draw:image xlink:href="../Images/rfamandarin/2023-05-26T2-15-00-04-00/000002.png" xlink:type="simple" xlink:show="embed" xlink:actuate="onLoad" draw:mime-type="image/png"/>
</draw:frame>
中国外交部发言人毛宁在5月26日的例行记者会上表示，英国这份报告"严重违反国际法原则和国际关系基本原则"。（中国外交部官网截图）  <text:a xlink:type="simple" xlink:href="https://www.rfa.org/mandarin/yataibaodao/gangtai/jw-05262023134936.html/jw0526.jpg" text:style-name="Internet_20_link" text:visited-style-name="Visited_20_Internet_20_Link">
</text:a>
</text:p>
      <text:p text:style-name="P4">
袁弓夷就此表示：“《中英联合声明》和基本法都说明了香港有自主权，什么叫‘干涉内政’？中国不仅违背了《联合声明》，连自己的基本法都违背了，反而指责英国。英国还是太温和。”</text:p>
      <text:p text:style-name="P4">
香港政府亦对英国《香港问题半年报告》表示“强烈不满和坚决反对”。香港当局25日发布的政府公报批评说，这份报告是对“一国两制”成功实践下的香港的恶意诋毁和政治攻击，“特区政府再次强烈敦促英国遵从国际法和国际关系的基本准则，立即停止干涉纯属中国内政的香港事务。”</text:p>
      <text:p text:style-name="P4">
香港政府发言人还强调，港区国安法及《基本法》等相关法律适用于香港有关规定，即民众享有的权利和自由，包括言论、新闻等自由，然而“有关权利和自由并非绝对。”这位发言人还表示，“英国没有类似香港的海外律师专案认许制度，更遑论是容许没有当地全面执业资格的海外律师办理英国的国家安全案件，对香港的海外律师专案认许申请案件“妄加置喙，是典型的‘双标’。”</text:p>
      <text:p text:style-name="P4">
但袁弓夷认为，黎智英作为持有英国护照的港人，依法依规聘请外籍律师代理以避免不公审判，完全正当。</text:p>
      <text:p text:style-name="P4">
外界注意到，自北京在香港实施国家安全法以来，伦敦与北京的关系一直紧张，但英国商业及贸易部国务大臣约翰逊（DominicJohnson，又译：庄敦文）本月访问了香港，成为五年来首次到访的英国官员。</text:p>
      <text:p text:style-name="P4">
记者：经纬 责编：何平 网编：洪伟</text:p>
      <text:p text:style-name="P4">
Source: <text:a xlink:type="simple" xlink:href="https://www.rfa.org/mandarin/yataibaodao/gangtai/jw-05262023134936.html" text:style-name="Internet_20_link" text:visited-style-name="Visited_20_Internet_20_Link">
https://www.rfa.org/mandarin/yataibaodao/gangtai/jw-05262023134936.html</text:a>
</text:p>
      <!--NEWS-->
      <text:h text:style-name="P10" text:outline-level="1">
<text:span text:style-name="T4">
美债违约期限逼近 两党协商有些微进展</text:span>
</text:h>
      <text:p text:style-name="P4">
Publisher: 法新社</text:p>
      <text:p text:style-name="P4">
Published Time: 2023-05-26T20:02:08+00:00</text:p>
      <text:p text:style-name="P4">
Modified Time: 2023-05-26T19:50:02+00:00</text:p>
      <text:p text:style-name="P4">
Description: （法新社华盛顿26日电） 美国民主、共和两党今天就提高举债上限协议出现些微进展，希望避免几天后发生债务违约、创击这个世界最大经济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617581in" draw:z-index="0">
<draw:image xlink:href="../Images/rficn/2023-05-26T20-02-08-00-00/000000.png" xlink:type="simple" xlink:show="embed" xlink:actuate="onLoad" draw:mime-type="image/png"/>
</draw:frame>
</text:p>
      <text:p text:style-name="P4">
法新社报导，美国财政部估计联邦政府6月1日将耗尽经费，而外界对两党终将妥协仍抱持一丝希望。</text:p>
      <text:p text:style-name="P4">
根据未经证实的美国媒体报导，协议包括将31兆美元债务上限提高，为时2年，意味两党就债限的争议不会在2024年总统大选前再次出现。</text:p>
      <text:p text:style-name="P4">
共和党籍联邦众议院议长麦卡锡（Kevin McCarthy）25日告诉记者，双方协商「出现进展」，但表示「在双方都同意前，什么协议都未达成」。</text:p>
      <text:p text:style-name="P4">
根据美国财政部，联邦政府6月1日将资金耗尽，将无法偿还部分国内和国际债务。</text:p>
      <text:p text:style-name="P4">
美国29日因阵亡将士纪念日（Memorial Day）放假，国会休会10天。总统拜登也将前往大卫营（Camp David）和德拉瓦私宅度假。</text:p>
      <text:p text:style-name="P4">
尽管国会休会，麦卡锡表示议员们若被要求重回国会投票，24小时前将获通知。</text:p>
      <text:p text:style-name="P4">
美国副财政部长艾迪耶摩（Wally Adeyemo）告诉有线电视新闻网（CNN），拜登和麦卡锡都专注避免灾难发生。</text:p>
      <text:p text:style-name="P4">
艾迪耶摩说：「总统下定决心，加上议长已表示，我们必须在6月以前完成某事。」</text:p>
      <text:p text:style-name="P4">
拜登昨天再次向国家保证，表示「不会有违约的情形发生」。（译者：徐睿承）</text:p>
      <text:p text:style-name="P4">
Source: <text:a xlink:type="simple" xlink:href="https://www.rfi.fr/cn/%E5%9B%BD%E9%99%85%E6%8A%A5%E9%81%93/20230526-%E7%BE%8E%E5%80%BA%E8%BF%9D%E7%BA%A6%E6%9C%9F%E9%99%90%E9%80%BC%E8%BF%91-%E4%B8%A4%E5%85%9A%E5%8D%8F%E5%95%86%E6%9C%89%E4%BA%9B%E5%BE%AE%E8%BF%9B%E5%B1%95" text:style-name="Internet_20_link" text:visited-style-name="Visited_20_Internet_20_Link">
https://www.rfi.fr/cn/%E5%9B%BD%E9%99%85%E6%8A%A5%E9%81%93/20230526-%E7%BE%8E%E5%80%BA%E8%BF%9D%E7%BA%A6%E6%9C%9F%E9%99%90%E9%80%BC%E8%BF%91-%E4%B8%A4%E5%85%9A%E5%8D%8F%E5%95%86%E6%9C%89%E4%BA%9B%E5%BE%AE%E8%BF%9B%E5%B1%95</text:a>
</text:p>
      <!--NEWS-->
      <text:h text:style-name="P10" text:outline-level="1">
<text:span text:style-name="T4">
瑞典外长：仍希望在7月前加入北约</text:span>
</text:h>
      <text:p text:style-name="P4">
Author: 联合早报 (Person)</text:p>
      <text:p text:style-name="P4">
Publisher: 联合早报 (Organization)</text:p>
      <text:p text:style-name="P4">
Published Time: 2023-05-26T20:37</text:p>
      <text:p text:style-name="P4">
Modified Time: 2023-05-26T22:15</text:p>
      <text:p text:style-name="P4">
Description: 瑞典外交部长比尔斯特伦说，瑞典仍希望在北约于7月举行的维尔纽斯峰会上成为联盟一员。路透社报道，瑞典外交部长比尔斯特伦（Tobias Billstrom）星期五（5月26日）说：“（...</text:p>
      <text:p text:style-name="P4">
Videos: []</text:p>
      <text:p text:style-name="P4">
Audios: []</text:p>
      <text:p text:style-name="P4">
Images: []</text:p>
      <text:p text:style-name="P4">
Type: NewsArticle</text:p>
      <text:p text:style-name="P4">
Breadcrumbs: ['即时', '国际']</text:p>
      <text:p text:style-name="P4">
Keywords: ['瑞典', '北约']</text:p>
      <!--METADATA-->
      <text:p text:style-name="P4">
瑞典外交部长比尔斯特伦说，瑞典仍希望在北约于7月举行的维尔纽斯峰会上成为联盟一员。</text:p>
      <text:p text:style-name="P4">
路透社报道，瑞典外交部长比尔斯特伦（TobiasBillstrom）星期五（5月26日）说：“（瑞典入约）不会有任何B计划或类似的东西，瑞典政府将继续努力成为北约成员，一直到维尔纽斯（峰会）。”</text:p>
      <text:p text:style-name="P4">
瑞典此前 <text:a xlink:type="simple" xlink:href="http://www.zaobao.com/news/world/story20230204-1359492" text:style-name="Internet_20_link" text:visited-style-name="Visited_20_Internet_20_Link">
 </text:a>
，但一直未通过所有北约成员国同意，土耳其曾多次强调仅支持芬兰的申请，而瑞典须采取进一步措施，才能获得土耳其的支持。</text:p>
      <text:p text:style-name="P4">
土耳其预计将在星期天（28日）举行第二轮总统选举。比尔斯特伦说，他希望土耳其议会能在大选尘埃落定后重启瑞典的入约批准程序。</text:p>
      <text:p text:style-name="P4">
除了土耳其外，匈牙利也反对瑞典加入北约，理由是不满瑞典官员经常质疑匈牙利民主机制。</text:p>
      <text:p text:style-name="P4">
比尔斯特伦指出，目前还不清楚匈牙利对瑞典的入约成员资格持有什么反对意见。他说，“瑞典坚定地认为，匈牙利应该开始批准瑞典加入北约。”</text:p>
      <text:p text:style-name="P4">
芬兰于4月初正式成为北约第31个成员国，而土耳其和匈牙利仍未同意瑞典加入北约。</text:p>
      <text:p text:style-name="P4">
北约将于7月在立陶宛首都维尔纽斯举行峰会。北约秘书长斯托尔滕贝格4月说，成员国同意应尽快让瑞典成为北约一员。按照规程，北约必须在30个成员国“一致同意”下才能吸纳新成员。</text:p>
      <text:p text:style-name="P4">
Source: <text:a xlink:type="simple" xlink:href="https://www.zaobao.com.sg/realtime/world/story20230526-1398553" text:style-name="Internet_20_link" text:visited-style-name="Visited_20_Internet_20_Link">
https://www.zaobao.com.sg/realtime/world/story20230526-1398553</text:a>
</text:p>
      <!--NEWS-->
      <text:h text:style-name="P10" text:outline-level="1">
<text:span text:style-name="T4">
俄传唤美大使 抗议美官员作“不可接受言论”</text:span>
</text:h>
      <text:p text:style-name="P4">
Author: 联合早报 (Person)</text:p>
      <text:p text:style-name="P4">
Publisher: 联合早报 (Organization)</text:p>
      <text:p text:style-name="P4">
Published Time: 2023-05-26T21:20</text:p>
      <text:p text:style-name="P4">
Modified Time: 2023-05-26T21:45</text:p>
      <text:p text:style-name="P4">
Description: 俄罗斯外交部星期五（5月26日）召见美国高级外交官，就白宫官员日前作出的“不可接受言论”提出抗议。路透社报道，莫斯科并未明确说明究竟是哪些言论是“不可接受的”，只说白宫国家安全顾问...</text:p>
      <text:p text:style-name="P4">
Videos: []</text:p>
      <text:p text:style-name="P4">
Audios: []</text:p>
      <text:p text:style-name="P4">
Images: []</text:p>
      <text:p text:style-name="P4">
Type: NewsArticle</text:p>
      <text:p text:style-name="P4">
Breadcrumbs: ['即时', '国际']</text:p>
      <text:p text:style-name="P4">
Keywords: ['俄罗斯', '美国', '俄乌战争', '白宫']</text:p>
      <!--METADATA-->
      <text:p text:style-name="P4">
<text:a xlink:type="simple" xlink:href="http://www.zaobao.com/keywords/e-luo-si" text:style-name="Internet_20_link" text:visited-style-name="Visited_20_Internet_20_Link">
 </text:a>
外交部星期五（5月26日）召见美国高级外交官，就白宫官员日前作出的“不可接受言论”提出抗议。</text:p>
      <text:p text:style-name="P4">
路透社报道，莫斯科并未明确说明究竟是哪些言论是“不可接受的”，只说白宫国家安全顾问沙利文日前的言论“实际上认可了（乌克兰）对克里米亚的打击”。</text:p>
      <text:p text:style-name="P4">
俄罗斯外交部说：“现在是时候让华盛顿知道，对俄罗斯（发起的）任何形式侵略都将继续得到最强硬的回应。”</text:p>
      <text:p text:style-name="P4">
据了解，沙利文上星期天（21日）在接受美国有线电视新闻网（CNN）采访时，被问及乌克兰是否应该拥有能飞抵达克里米亚并袭击俄方目标的武器时，他说：“是的，我们没有限制乌克兰在国际公认的边界内对乌方领土进行打击。”</text:p>
      <text:p text:style-name="P4">
沙利文说：“我们（美国）不会让乌克兰用美国的系统、西方的系统来攻击俄罗斯，但我们认为克里米亚是乌克兰的（领土）。”</text:p>
      <text:p text:style-name="P4">
Source: <text:a xlink:type="simple" xlink:href="https://www.zaobao.com.sg/realtime/world/story20230526-1398565" text:style-name="Internet_20_link" text:visited-style-name="Visited_20_Internet_20_Link">
https://www.zaobao.com.sg/realtime/world/story20230526-1398565</text:a>
</text:p>
      <!--NEWS-->
      <text:h text:style-name="P10" text:outline-level="1">
<text:span text:style-name="T4">
市场乐观看待美债限协议有望达成 美股收红</text:span>
</text:h>
      <text:p text:style-name="P4">
Publisher: 法新社</text:p>
      <text:p text:style-name="P4">
Published Time: 2023-05-26T21:32:07+00:00</text:p>
      <text:p text:style-name="P4">
Modified Time: 2023-05-26T21:20:04+00:00</text:p>
      <text:p text:style-name="P4">
Description: （法新社纽约26日电） 投资人对美国接近达成债限协议以避免灾难性债务违约感到乐观，美股今天收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617581in" draw:z-index="0">
<draw:image xlink:href="../Images/rficn/2023-05-26T21-32-07-00-00/000000.png" xlink:type="simple" xlink:show="embed" xlink:actuate="onLoad" draw:mime-type="image/png"/>
</draw:frame>
</text:p>
      <text:p text:style-name="P4">
道琼工业指数终场上涨328.69点，或1.00%，收在33093.34点。</text:p>
      <text:p text:style-name="P4">
标准普尔500指数上涨54.17点，或1.30%，收在4205.45点。</text:p>
      <text:p text:style-name="P4">
以科技股为主的那斯达克指数上涨277.60点，或2.19%，收在12975.69点。</text:p>
      <text:p text:style-name="P4">
费城半导体指数上涨208.950点，或6.26%，收在3545.669点。（译者：徐睿承）</text:p>
      <text:p text:style-name="P4">
Source: <text:a xlink:type="simple" xlink:href="https://www.rfi.fr/cn/%E8%B4%A2%E7%BB%8F%E5%BF%AB%E8%AE%AF/20230526-%E5%B8%82%E5%9C%BA%E4%B9%90%E8%A7%82%E7%9C%8B%E5%BE%85%E7%BE%8E%E5%80%BA%E9%99%90%E5%8D%8F%E8%AE%AE%E6%9C%89%E6%9C%9B%E8%BE%BE%E6%88%90-%E7%BE%8E%E8%82%A1%E6%94%B6%E7%BA%A2" text:style-name="Internet_20_link" text:visited-style-name="Visited_20_Internet_20_Link">
https://www.rfi.fr/cn/%E8%B4%A2%E7%BB%8F%E5%BF%AB%E8%AE%AF/20230526-%E5%B8%82%E5%9C%BA%E4%B9%90%E8%A7%82%E7%9C%8B%E5%BE%85%E7%BE%8E%E5%80%BA%E9%99%90%E5%8D%8F%E8%AE%AE%E6%9C%89%E6%9C%9B%E8%BE%BE%E6%88%90-%E7%BE%8E%E8%82%A1%E6%94%B6%E7%BA%A2</text:a>
</text:p>
      <!--NEWS-->
      <text:h text:style-name="P10" text:outline-level="1">
<text:span text:style-name="T4">
英国脚踏车竞赛禁止跨性别运动员列入女子组</text:span>
</text:h>
      <text:p text:style-name="P4">
Author: 联合早报 (Person)</text:p>
      <text:p text:style-name="P4">
Publisher: 联合早报 (Organization)</text:p>
      <text:p text:style-name="P4">
Published Time: 2023-05-26T21:38</text:p>
      <text:p text:style-name="P4">
Modified Time: 2023-05-26T22:17</text:p>
      <text:p text:style-name="P4">
Description: 英国脚踏车协会将禁止跨性别女性运动员参加女子组脚踏车竞赛。法新社报道，英国脚踏车协会为保障女运动员参赛的公平性于星期五（5月26日）公布这项新政策，并把脚踏车竞赛分为“公开”和“女...</text:p>
      <text:p text:style-name="P4">
Videos: []</text:p>
      <text:p text:style-name="P4">
Audios: []</text:p>
      <text:p text:style-name="P4">
Images: []</text:p>
      <text:p text:style-name="P4">
Type: NewsArticle</text:p>
      <text:p text:style-name="P4">
Breadcrumbs: ['即时', '国际']</text:p>
      <text:p text:style-name="P4">
Keywords: ['英国']</text:p>
      <!--METADATA-->
      <text:p text:style-name="P4">
英国脚踏车协会将禁止跨性别女性运动员参加女子组脚踏车竞赛。</text:p>
      <text:p text:style-name="P4">
法新社报道，英国脚踏车协会为保障女运动员参赛的公平性于星期五（5月26日）公布这项新政策，并把脚踏车竞赛分为“公开”和“女性”两个类别。目前尚不清楚新规定的具体落实日期。</text:p>
      <text:p text:style-name="P4">
新政策一出，意味着未来所有跨性别运动员只能参加“公开”类别的脚踏车竞赛，“女性”组则保留给那些出生即在身理上被视为女性的运动员，以及尚未开始服用雄激素的跨性别者。</text:p>
      <text:p text:style-name="P4">
2022年，当跨性运动员布里奇斯（EmilyBridges）试图以女骑手身份参加全国全能锦标赛时，英国脚踏车协会暂停了之前的规定。她称新政策是一种针对跨性别群体的“暴力行为”，指该协会是一个“失败的组织”。</text:p>
      <text:p text:style-name="P4">
脚踏车协会公布的新政策是根据一项为期九个月的研究结果，其中包括与车手和利益相关者的协商过程。</text:p>
      <text:p text:style-name="P4">
研究表明，即使跨性别者抑制了睾丸激素仍能在身理上保持明显的性能优势。</text:p>
      <text:p text:style-name="P4">
协会发声明说：“研究表明，即使抑制了睾丸激素，在青春期后转型的变性妇女也能保持性能优势。我们制定政策的目的始终是推进和促进平等、多样性和包容性，同时优先考虑竞争的公平性。”</text:p>
      <text:p text:style-name="P4">
“我们认识到暂停此前政策对跨性别者和非跨性别者的影响，我们对许多人在此期间感到的不确定性和不安感到抱歉。”</text:p>
      <text:p text:style-name="P4">
Source: <text:a xlink:type="simple" xlink:href="https://www.zaobao.com.sg/realtime/world/story20230526-1398571" text:style-name="Internet_20_link" text:visited-style-name="Visited_20_Internet_20_Link">
https://www.zaobao.com.sg/realtime/world/story20230526-1398571</text:a>
</text:p>
      <!--NEWS-->
      <text:h text:style-name="P10" text:outline-level="1">
<text:span text:style-name="T4">
美国财长将债务可能违约期限更新至6月5日</text:span>
</text:h>
      <text:p text:style-name="P4">
Publisher: 法新社</text:p>
      <text:p text:style-name="P4">
Published Time: 2023-05-26T22:02:08+00:00</text:p>
      <text:p text:style-name="P4">
Modified Time: 2023-05-26T21:35:02+00:00</text:p>
      <text:p text:style-name="P4">
Description: （法新社华盛顿26日电） 美国财政部长叶伦（Janet Yellen）今天警告，若国会未能同意提高举债上限，美国债务可能于6月5日违约，将之前预期6月1日可能违约的期限更新至6月5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17581in" draw:z-index="0">
<draw:image xlink:href="../Images/rficn/2023-05-26T22-02-08-00-00/000000.png" xlink:type="simple" xlink:show="embed" xlink:actuate="onLoad" draw:mime-type="image/png"/>
</draw:frame>
</text:p>
      <text:p text:style-name="P4">
法新社报导，叶伦致函联邦众议院议长麦卡锡（KevinMcCarthy）指出：「根据最新的可用数据，若国会未在6月5日以前提高或暂停举债上限，我们现在估计财政部将不具足够资源履行政府之责。」（译者：徐睿承）</text:p>
      <text:p text:style-name="P4">
Source: <text:a xlink:type="simple" xlink:href="https://www.rfi.fr/cn/%E5%9B%BD%E9%99%85%E6%8A%A5%E9%81%93/20230526-%E7%BE%8E%E5%9B%BD%E8%B4%A2%E9%95%BF%E5%B0%86%E5%80%BA%E5%8A%A1%E5%8F%AF%E8%83%BD%E8%BF%9D%E7%BA%A6%E6%9C%9F%E9%99%90%E6%9B%B4%E6%96%B0%E8%87%B36%E6%9C%885%E6%97%A5" text:style-name="Internet_20_link" text:visited-style-name="Visited_20_Internet_20_Link">
https://www.rfi.fr/cn/%E5%9B%BD%E9%99%85%E6%8A%A5%E9%81%93/20230526-%E7%BE%8E%E5%9B%BD%E8%B4%A2%E9%95%BF%E5%B0%86%E5%80%BA%E5%8A%A1%E5%8F%AF%E8%83%BD%E8%BF%9D%E7%BA%A6%E6%9C%9F%E9%99%90%E6%9B%B4%E6%96%B0%E8%87%B36%E6%9C%885%E6%97%A5</text:a>
</text:p>
      <!--NEWS-->
      <text:h text:style-name="P10" text:outline-level="1">
<text:span text:style-name="T4">
疑“被说坏话” 长野县凶嫌杀害四人</text:span>
</text:h>
      <text:p text:style-name="P4">
Author: 联合早报 (Person)</text:p>
      <text:p text:style-name="P4">
Publisher: 联合早报 (Organization)</text:p>
      <text:p text:style-name="P4">
Published Time: 2023-05-26T22:10</text:p>
      <text:p text:style-name="P4">
Modified Time: 2023-05-26T22:18</text:p>
      <text:p text:style-name="P4">
Description: 日本长野县中野市的致命凶案嫌犯星期五（5月26日）供称，因怀疑“被说坏话”和“会被杀”，所以持枪支和利刃杀害四人。共同社报道，凶嫌是中野市议会议长31岁从事农业的儿子青木政宪，他在...</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日本', '枪击案']</text:p>
      <!--METADATA-->
      <text:p text:style-name="P4">
日本长野县中野市的致命凶案嫌犯星期五（5月26日）供称，因怀疑“被说坏话”和“会被杀”，所以持枪支和利刃杀害四人。</text:p>
      <text:p text:style-name="P4">
共同社报道，凶嫌是中野市议会议长31岁从事农业的儿子青木政宪，他在先后杀害两名警员和两名老妇后，躲进住家与警方对峙了12小时。</text:p>
      <text:p text:style-name="P4">
青木在被捕后供称：“我认为受害女性说我的坏话，因此杀了她。我觉得自己会被枪杀，所以也杀了警察。”</text:p>
      <text:p text:style-name="P4">
长野县中野警署搜查总部将继续调查青木与两名受害女性的关系，以确定他的作案动机。</text:p>
      <text:p text:style-name="P4">
<draw:frame draw:style-name="fr1" draw:name="Image234" text:anchor-type="as-char" svg:width="6.9236in" svg:height="4.615733in" draw:z-index="0">
<draw:image xlink:href="../Images/zaobao world/2023-05-26T22-10/000000.png" xlink:type="simple" xlink:show="embed" xlink:actuate="onLoad" draw:mime-type="image/png"/>
</draw:frame>
青木政宪在杀害四人后多进住家与警方对峙，当时他的母亲和另一名亲戚也在屋里。（法新社）</text:p>
      <text:p text:style-name="P4">
遇害的两名死者均住青木住家附近，其中一名女性被袭击时，被另一名72岁老翁目击，老翁随即报警称“有男子用长约30厘米的军用匕首刺伤女性”。</text:p>
      <text:p text:style-name="P4">
初步调查指出，两名老妇身上均有被利刃多次刺伤的伤痕，但具体死因仍有待法医确认。</text:p>
      <text:p text:style-name="P4">
搜查总部星期五还对青木的住宅等进行了现场勘查。该部称，青木从县公安委员会共取得了总计四支枪支许可证，包括霰弹枪和气枪等，且皆以实名申请取得，并在近期更新了持有证。</text:p>
      <text:p text:style-name="P4">
Source: <text:a xlink:type="simple" xlink:href="https://www.zaobao.com.sg/realtime/world/story20230526-1398580" text:style-name="Internet_20_link" text:visited-style-name="Visited_20_Internet_20_Link">
https://www.zaobao.com.sg/realtime/world/story20230526-1398580</text:a>
</text:p>
      <!--NEWS-->
      <text:h text:style-name="P10" text:outline-level="1">
<text:span text:style-name="T4">
美军高官：将与日本自卫队形成牢固战线</text:span>
</text:h>
      <text:p text:style-name="P4">
Author: 联合早报 (Person)</text:p>
      <text:p text:style-name="P4">
Publisher: 联合早报 (Organization)</text:p>
      <text:p text:style-name="P4">
Published Time: 2023-05-26T22:47</text:p>
      <text:p text:style-name="P4">
Modified Time: 2023-05-26T23:28</text:p>
      <text:p text:style-name="P4">
Description: 美国海军陆战队司令伯杰说，美国海军陆战队将和日本自卫队“形成牢固的统一战线”，以推升双边国防合作关系。美国正计划在2026年前重组驻冲绳海军陆战队，为离岛防卫而创设具有快速反应能力...</text:p>
      <text:p text:style-name="P4">
Videos: []</text:p>
      <text:p text:style-name="P4">
Audios: []</text:p>
      <text:p text:style-name="P4">
Images: []</text:p>
      <text:p text:style-name="P4">
Type: NewsArticle</text:p>
      <text:p text:style-name="P4">
Breadcrumbs: ['即时', '国际']</text:p>
      <text:p text:style-name="P4">
Keywords: ['日本', '美国', '美日关系', '中国']</text:p>
      <!--METADATA-->
      <text:p text:style-name="P4">
美国海军陆战队司令伯杰说，美国海军陆战队将和日本自卫队“形成牢固的统一战线”，以推升双边国防合作关系。</text:p>
      <text:p text:style-name="P4">
美国正计划在2026年前重组驻冲绳海军陆战队，为离岛防卫而创设具有快速反应能力的“海军陆战队濒海作战团”（MLR），以提高对华军队的威慑力和应对能力。</text:p>
      <text:p text:style-name="P4">
共同社报道，伯杰（DavidBerger）星期四（5月25日）在华盛顿受访时针对此事表明，“谁都不希望发生纷争”，并强调国家在战争发生前展示威慑力的重要性。</text:p>
      <text:p text:style-name="P4">
伯杰说，美国“将采取态势，使（中国）认识到（进攻台湾）是非常困难、是将付出代价的”。</text:p>
      <text:p text:style-name="P4">
伯杰还对中国在过去10多年持续增强导弹部队一事表示担忧，并指出连接冲绳到台湾、菲律宾的“第一岛链”在军事上的重要性。</text:p>
      <text:p text:style-name="P4">
伯杰说，美国现阶段并无部署中程导弹的计划，称若要在日本部署这一导弹，需两国政府开展进一步磋商。</text:p>
      <text:p text:style-name="P4">
他还强调，美国第三海军陆战队远征军和日本自卫队“有着非常紧密的关系”。据他介绍，MLR除了拥有反舰和防空能力外，还具有后方支援的功能，以补充自卫队的活动。</text:p>
      <text:p text:style-name="P4">
此外，伯杰认为，美国须与中国保持沟通，称在6月2至4日于新加坡举行的香格里拉峰会上，希望美国国防部长奥斯汀能与中国国防部长李尚福举行会谈。</text:p>
      <text:p text:style-name="P4">
Source: <text:a xlink:type="simple" xlink:href="https://www.zaobao.com.sg/realtime/world/story20230526-1398587" text:style-name="Internet_20_link" text:visited-style-name="Visited_20_Internet_20_Link">
https://www.zaobao.com.sg/realtime/world/story20230526-1398587</text:a>
</text:p>
      <!--NEWS-->
      <text:h text:style-name="P10" text:outline-level="1">
<text:span text:style-name="T4">
G7广岛峰会剑指中国 专家:促使中俄结盟让日本更危险</text:span>
</text:h>
      <text:p text:style-name="P4">
Author: chinese@voanews.com (向凌)</text:p>
      <text:p text:style-name="P4">
Publisher: 美国之音中文网 (Type: NewsMediaOrganization)</text:p>
      <text:p text:style-name="P4">
Published Time: 2023-05-26T23:16:25+08:00</text:p>
      <text:p text:style-name="P4">
Modified Time: 2023-05-26 15:16:25Z</text:p>
      <text:p text:style-name="P4">
Description: 《共同社》5月24日报道，日本首相岸田文雄计划参加7月在立陶宛举行的北大西洋公约（NATO）的首脑会议，作为G7主席国，力图支持遭俄罗斯进攻的乌克兰以及在印太地区加强合作。有专家认为，岸田成功地促使各国对中国展现强硬而一致的态度;另有专家认为，岸田邀请乌克兰总统泽伦斯基参加G7广岛峰会是罔顾日本的国家利益。</text:p>
      <text:p text:style-name="P4">
Videos: []</text:p>
      <text:p text:style-name="P4">
Images: []</text:p>
      <text:p text:style-name="P4">
Categories: ['亚太', '军事', '南中国海争端', '朝鲜半岛局势', '台海两岸关系']</text:p>
      <text:p text:style-name="P4">
Type: None</text:p>
      <!--METADATA-->
      <text:p text:style-name="P4">
NoneNone</text:p>
      <text:p text:style-name="P4">
Source: <text:a xlink:type="simple" xlink:href="https://www.voachinese.com/a/was-the-g7-hiroshima-summit-a-show-or-the-way-forward-2023-0526/7110642.html" text:style-name="Internet_20_link" text:visited-style-name="Visited_20_Internet_20_Link">
https://www.voachinese.com/a/was-the-g7-hiroshima-summit-a-show-or-the-way-forward-2023-0526/7110642.html</text:a>
</text:p>
      <!--NEWS-->
      <text:h text:style-name="P10" text:outline-level="1">
<text:span text:style-name="T4">
普京：俄罗斯对乌克兰问题持开放态度</text:span>
</text:h>
      <text:p text:style-name="P4">
Author: 联合早报 (Person)</text:p>
      <text:p text:style-name="P4">
Publisher: 联合早报 (Organization)</text:p>
      <text:p text:style-name="P4">
Published Time: 2023-05-26T23:18</text:p>
      <text:p text:style-name="P4">
Modified Time: 2023-05-26T23:18</text:p>
      <text:p text:style-name="P4">
Description: 俄罗斯总统普京表明，愿就乌克兰问题开放莫斯科的对话窗口。路透社报道，普京星期五（5月26日）与巴西总统卢拉通话时说，俄罗斯对乌克兰问题持开放态度。卢拉早前发推文重申，巴西愿就乌克兰...</text:p>
      <text:p text:style-name="P4">
Videos: []</text:p>
      <text:p text:style-name="P4">
Audios: []</text:p>
      <text:p text:style-name="P4">
Images: []</text:p>
      <text:p text:style-name="P4">
Type: NewsArticle</text:p>
      <text:p text:style-name="P4">
Breadcrumbs: ['即时', '国际']</text:p>
      <text:p text:style-name="P4">
Keywords: ['俄乌战争', '乌克兰', '俄罗斯', '普京']</text:p>
      <!--METADATA-->
      <text:p text:style-name="P4">
俄罗斯总统 <text:a xlink:type="simple" xlink:href="http://www.zaobao.com/keywords/pu-jing" text:style-name="Internet_20_link" text:visited-style-name="Visited_20_Internet_20_Link">
 </text:a>
 表明，愿就 <text:a xlink:type="simple" xlink:href="http://www.zaobao.com/keywords/e-wu-zhan-zheng" text:style-name="Internet_20_link" text:visited-style-name="Visited_20_Internet_20_Link">
</text:a>
 开放莫斯科的对话窗口。</text:p>
      <text:p text:style-name="P4">
路透社报道，普京星期五（5月26日）与巴西总统卢拉通话时说，俄罗斯对乌克兰问题持开放态度。</text:p>
      <text:p text:style-name="P4">
卢拉早前发推文重申，巴西愿就乌克兰问题与俄乌双方进行对话。</text:p>
      <text:p text:style-name="P4">
卢拉还对普京邀请他参加圣彼得堡经济论坛表示感谢，但称自己“目前无法访问俄罗斯”而不得不拒绝这一邀请。</text:p>
      <text:p text:style-name="P4">
积极成为俄乌和平调解员的卢拉补充说：“我重申，巴西愿意与印度、印度尼西亚和中国一起，为追求和平和解决冲突与（俄乌）双方对话。”</text:p>
      <text:p text:style-name="P4">
同日，俄外交部发声明说，俄外长拉夫罗夫与中国政府欧亚事务特别代表李辉共同谈论了乌克兰冲突的前景。</text:p>
      <text:p text:style-name="P4">
拉夫罗夫在会上对中国的持“平衡立场”和发挥积极作用的意愿表示感谢。</text:p>
      <text:p text:style-name="P4">
Source: <text:a xlink:type="simple" xlink:href="https://www.zaobao.com.sg/realtime/world/story20230526-1398594" text:style-name="Internet_20_link" text:visited-style-name="Visited_20_Internet_20_Link">
https://www.zaobao.com.sg/realtime/world/story20230526-1398594</text:a>
</text:p>
      <!--NEWS-->
      <text:h text:style-name="P10" text:outline-level="1">
<text:span text:style-name="T4">
百岁诞辰在即 基辛格外交成就评价两极</text:span>
</text:h>
      <text:p text:style-name="P4">
Author: 联合早报 (Person)</text:p>
      <text:p text:style-name="P4">
Publisher: 联合早报 (Organization)</text:p>
      <text:p text:style-name="P4">
Published Time: 2023-05-26T23:47</text:p>
      <text:p text:style-name="P4">
Modified Time: 2023-05-26T23:47</text:p>
      <text:p text:style-name="P4">
Description: 美国外交教父、前国务卿基辛格即将迎来百岁大寿，在华府菁英纷纷为他送上祝福时，也有不少批评者对他的外交成就颇有微词。法国国际广播电台（rfi）星期五（5月26日）报道，在迎来百岁生日...</text:p>
      <text:p text:style-name="P4">
Videos: []</text:p>
      <text:p text:style-name="P4">
Audios: []</text:p>
      <text:p text:style-name="P4">
Images: []</text:p>
      <text:p text:style-name="P4">
Type: NewsArticle</text:p>
      <text:p text:style-name="P4">
Breadcrumbs: ['即时', '国际']</text:p>
      <text:p text:style-name="P4">
Keywords: ['美国', '基辛格', '外交']</text:p>
      <!--METADATA-->
      <text:p text:style-name="P4">
美国外交教父、前国务卿 <text:a xlink:type="simple" xlink:href="http://www.zaobao.com/keywords/ji-xin-ge" text:style-name="Internet_20_link" text:visited-style-name="Visited_20_Internet_20_Link">
 </text:a>
即将迎来百岁大寿，在华府菁英纷纷为他送上祝福时，也有不少批评者对他的外交成就颇有微词。</text:p>
      <text:p text:style-name="P4">
法国国际广播电台（rfi）星期五（5月26日）报道，在迎来百岁生日前，生于1923年5月27日的基辛格（Henry AlfredKissinger）在纽约经济俱乐部（Economic Club of New York）午餐会上吹蜡烛庆生。</text:p>
      <text:p text:style-name="P4">
在庆生宴上，基辛格仍不忘警告美国，应保持在“切身利益”相关的范围之内，称“（美国）必须永远够强大，才能抵抗任何压力”。</text:p>
      <text:p text:style-name="P4">
针对乌克兰问题，基辛格与多数美国决策者持不同战略观点，他认为，俄罗斯已蒙受战略挫败，呼吁美政府趁势对莫斯科施展外交以促成乌克兰停火。</text:p>
      <text:p text:style-name="P4">
不过，对批评者而言，基辛格是一名未在冷战后遭起诉的战犯，因为他把越战扩大到柬埔寨和寮国、支持智利和阿根廷的军事政变、放行印尼1975年对东帝汶的血腥入侵，并对巴基斯坦在1971年孟加拉国独立战争期间的大规模暴行视而不见。</text:p>
      <text:p text:style-name="P4">
曾为包括智利独裁者皮诺契特（Augusto Pinochet）在内的受害者打官司的资深人权律师布罗迪（Reed KalmanBrody）说：“对我而言，无庸置疑，他（基辛格）的政策造成了数十万人死亡，并且摧毁许多国家的民主。”</text:p>
      <text:p text:style-name="P4">
另有分析指出，季辛吉主张现实政治，以自利的政治观捍卫着权力和国家利益，没有是非对错之分。</text:p>
      <text:p text:style-name="P4">
基辛格的儿子大卫·基辛格（DavidKissinger）在《华盛顿邮报》撰文称，尽管基辛格常被外界嘲讽为冷酷的现实主义者，但他认为，父亲并不无情，也对“爱国主义”“忠诚”“两党合作”等一系列神秘概念深信不疑。</text:p>
      <text:p text:style-name="P4">
Source: <text:a xlink:type="simple" xlink:href="https://www.zaobao.com.sg/realtime/world/story20230526-1398599" text:style-name="Internet_20_link" text:visited-style-name="Visited_20_Internet_20_Link">
https://www.zaobao.com.sg/realtime/world/story20230526-1398599</text:a>
</text:p>
      <!--NEWS-->
      <text:h text:style-name="P10" text:outline-level="1">
<text:span text:style-name="T4">
澳洲雪梨市中心大火  两名13岁少年自首</text:span>
</text:h>
      <text:p text:style-name="P4">
Publisher: 法新社</text:p>
      <text:p text:style-name="P4">
Published Time: 2023-05-26T6:32:09+00:00</text:p>
      <text:p text:style-name="P4">
Modified Time: 2023-05-26T14:05:02+00:00</text:p>
      <text:p text:style-name="P4">
Description: （法新社雪梨26日电） 澳洲警方今天表示，在一场大火烧毁雪梨市中心一栋7层楼高的建物后，有两名13岁少年已经向警方自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617581in" draw:z-index="0">
<draw:image xlink:href="../Images/rficn/2023-05-26T6-32-09-00-00/000000.png" xlink:type="simple" xlink:show="embed" xlink:actuate="onLoad" draw:mime-type="image/png"/>
</draw:frame>
</text:p>
      <text:p text:style-name="P4">
澳洲警方指出，曾是制帽工厂的一栋空置建物昨天发生火灾后，已经展开纵火案调查，大火还延烧到邻近的一栋建筑，相关当局在扑灭火势前大规模疏散民众。</text:p>
      <text:p text:style-name="P4">
高阶警官邓史坦（Paul Dunstan）说：「刚过下午4时，有人看到一群年轻人从火灾现场跑出来。」</text:p>
      <text:p text:style-name="P4">
「昨天深夜已有两名年轻人在两间不同的警局自首。」</text:p>
      <text:p text:style-name="P4">
邓史坦还说：「我们整晚都在跟这些年轻人谈话，他们现在正协助警方调查。」他提到，两人年纪都是13岁。</text:p>
      <text:p text:style-name="P4">
他呼吁另外3或4位「火灾发生时在现场的年轻人」在父母陪同下站出来，「把他们的说法讲出来」。</text:p>
      <text:p text:style-name="P4">
大火发生后不久，火场的烈焰比大楼还高，且整个雪梨市都可以看到浓厚烟柱窜入天际。</text:p>
      <text:p text:style-name="P4">
消防单位的影片显示，建物顶楼的整面墙壁崩落，并掉在下面的街道撞成碎片，同时建物冒出橙色火焰。</text:p>
      <text:p text:style-name="P4">
Source: <text:a xlink:type="simple" xlink:href="https://www.rfi.fr/cn/%E5%9B%BD%E9%99%85%E6%8A%A5%E9%81%93/20230526-%E6%BE%B3%E6%B4%B2%E9%9B%AA%E6%A2%A8%E5%B8%82%E4%B8%AD%E5%BF%83%E5%A4%A7%E7%81%AB-%E4%B8%A4%E5%90%8D13%E5%B2%81%E5%B0%91%E5%B9%B4%E8%87%AA%E9%A6%96" text:style-name="Internet_20_link" text:visited-style-name="Visited_20_Internet_20_Link">
https://www.rfi.fr/cn/%E5%9B%BD%E9%99%85%E6%8A%A5%E9%81%93/20230526-%E6%BE%B3%E6%B4%B2%E9%9B%AA%E6%A2%A8%E5%B8%82%E4%B8%AD%E5%BF%83%E5%A4%A7%E7%81%AB-%E4%B8%A4%E5%90%8D13%E5%B2%81%E5%B0%91%E5%B9%B4%E8%87%AA%E9%A6%96</text:a>
</text:p>
      <!--NEWS-->
      <text:h text:style-name="P10" text:outline-level="1">
<text:span text:style-name="T4">
南中国海设灯浮标导航? 分析:中共以灰色地带战术、威吓美菲联军</text:span>
</text:h>
      <text:p text:style-name="P4">
Author: chinese@voanews.com (黄丽玲)</text:p>
      <text:p text:style-name="P4">
Publisher: 美国之音中文网 (Type: NewsMediaOrganization)</text:p>
      <text:p text:style-name="P4">
Published Time: 2023-05-27T00:09:44+08:00</text:p>
      <text:p text:style-name="P4">
Modified Time: 2023-05-26 17:01:09Z</text:p>
      <text:p text:style-name="P4">
Description: 中国于南中国海域设置3座灯浮标，与菲律宾互别苗头的意味浓厚，因为菲律宾两周前也在该海域投放了5座导航浮标。观察人士分析，中国再以浮标制造潜在的灰色地带冲突，旨在吓阻菲律宾和周边国家，勿站队美国，未来甚至可能拿菲律宾祭旗，夺回其所占领的岛礁，也趁势试探美军。</text:p>
      <text:p text:style-name="P4">
Videos: []</text:p>
      <text:p text:style-name="P4">
Images: []</text:p>
      <text:p text:style-name="P4">
Categories: ['中国', '亚太', '军事', '南中国海争端']</text:p>
      <text:p text:style-name="P4">
Type: None</text:p>
      <!--METADATA-->
      <text:p text:style-name="P4">
NoneNone</text:p>
      <text:p text:style-name="P4">
Source: <text:a xlink:type="simple" xlink:href="https://www.voachinese.com/a/dispute-over-china-placing-beacons-in-the-south-china-sea-20230526/7110761.html" text:style-name="Internet_20_link" text:visited-style-name="Visited_20_Internet_20_Link">
https://www.voachinese.com/a/dispute-over-china-placing-beacons-in-the-south-china-sea-20230526/7110761.html</text:a>
</text:p>
      <!--NEWS-->
      <text:h text:style-name="P10" text:outline-level="1">
<text:span text:style-name="T4">
苏联解体后首次！俄罗斯着手在白俄罗斯部署战术核武器</text:span>
</text:h>
      <text:p text:style-name="P4">
Author: chinese@voanews.com (松仁)</text:p>
      <text:p text:style-name="P4">
Publisher: 美国之音中文网 (Type: NewsMediaOrganization)</text:p>
      <text:p text:style-name="P4">
Published Time: 2023-05-27T01:33:00+08:00</text:p>
      <text:p text:style-name="P4">
Modified Time: 2023-05-26 17:33:00Z</text:p>
      <text:p text:style-name="P4">
Description: 正在乌克兰战场与乌军激战的俄罗斯星期四（5月25日）开始在其亲密盟友白俄罗斯部署战术核武器，而白俄罗斯总统亚历山大·卢卡申科（Alexander Lukashenko）则表示，核弹头实际已经启运。</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russia-moves-ahead-with-deployment-of-tactical-nukes-in-belarus-20230526/7110865.html" text:style-name="Internet_20_link" text:visited-style-name="Visited_20_Internet_20_Link">
https://www.voachinese.com/a/russia-moves-ahead-with-deployment-of-tactical-nukes-in-belarus-20230526/7110865.html</text:a>
</text:p>
      <!--NEWS-->
      <text:h text:style-name="P10" text:outline-level="1">
<text:span text:style-name="T4">
发达国家联合抗中大招迭出，芯片封锁从产品扩大至技术和工具</text:span>
</text:h>
      <text:p text:style-name="P4">
Author: chinese@voanews.com (木风)</text:p>
      <text:p text:style-name="P4">
Publisher: 美国之音中文网 (Type: NewsMediaOrganization)</text:p>
      <text:p text:style-name="P4">
Published Time: 2023-05-27T01:49:49+08:00</text:p>
      <text:p text:style-name="P4">
Modified Time: 2023-05-26 17:49:49Z</text:p>
      <text:p text:style-name="P4">
Description: 日本和美国将在周五（5月26日）发表一份关于技术合作的联合声明，承诺在先进芯片和其他技术的研发方面加强合作。这个消息得到了路透社和日本媒体读卖新闻的证实。</text:p>
      <text:p text:style-name="P4">
Videos: []</text:p>
      <text:p text:style-name="P4">
Images: []</text:p>
      <text:p text:style-name="P4">
Categories: ['亚太', '经济·金融·贸易', '中国']</text:p>
      <text:p text:style-name="P4">
Type: None</text:p>
      <!--METADATA-->
      <text:p text:style-name="P4">
NoneNone</text:p>
      <text:p text:style-name="P4">
Source: <text:a xlink:type="simple" xlink:href="https://www.voachinese.com/a/japan-and-us-to-commit-to-closer-chip-cooperation-in-joint-statement-052623/7110859.html" text:style-name="Internet_20_link" text:visited-style-name="Visited_20_Internet_20_Link">
https://www.voachinese.com/a/japan-and-us-to-commit-to-closer-chip-cooperation-in-joint-statement-052623/7110859.html</text:a>
</text:p>
      <!--NEWS-->
      <text:h text:style-name="P10" text:outline-level="1">
<text:span text:style-name="T4">
中国股市泛起红色泡沫，力挺被制裁企业恐付出代价</text:span>
</text:h>
      <text:p text:style-name="P4">
Author: chinese@voanews.com (木风)</text:p>
      <text:p text:style-name="P4">
Publisher: 美国之音中文网 (Type: NewsMediaOrganization)</text:p>
      <text:p text:style-name="P4">
Published Time: 2023-05-27T01:58:41+08:00</text:p>
      <text:p text:style-name="P4">
Modified Time: 2023-05-26 17:58:41Z</text:p>
      <text:p text:style-name="P4">
Description: 带有中国标志的爱国股民终于冲入股市，力挺受到国际制裁的中国国有企业，特别是芯片企业，推高了这些企业的股价。但是，业内人士指出，这些人凭着狂热的爱国情绪虽然能够通过这种非市场行为推高股价，但人为的泡沫难以持久，最终会让这些股民付出代价。</text:p>
      <text:p text:style-name="P4">
Videos: []</text:p>
      <text:p text:style-name="P4">
Images: []</text:p>
      <text:p text:style-name="P4">
Categories: ['中国', '经济·金融·贸易', '港澳']</text:p>
      <text:p text:style-name="P4">
Type: None</text:p>
      <!--METADATA-->
      <text:p text:style-name="P4">
NoneNone</text:p>
      <text:p text:style-name="P4">
Source: <text:a xlink:type="simple" xlink:href="https://www.voachinese.com/a/sanctioned-china-stocks-win-sudden-boost-from-patriotic-buyers-052623/7110834.html" text:style-name="Internet_20_link" text:visited-style-name="Visited_20_Internet_20_Link">
https://www.voachinese.com/a/sanctioned-china-stocks-win-sudden-boost-from-patriotic-buyers-052623/7110834.html</text:a>
</text:p>
      <!--NEWS-->
      <text:h text:style-name="P10" text:outline-level="1">
<text:span text:style-name="T4">
维吾尔学生入境香港后失联疑被押送中国大陆 国际特赦组织要求港府交代下落</text:span>
</text:h>
      <text:p text:style-name="P4">
Author: chinese@voanews.com (郑乐捷)</text:p>
      <text:p text:style-name="P4">
Publisher: 美国之音中文网 (Type: NewsMediaOrganization)</text:p>
      <text:p text:style-name="P4">
Published Time: 2023-05-27T02:03:32+08:00</text:p>
      <text:p text:style-name="P4">
Modified Time: 2023-05-26 21:52:58Z</text:p>
      <text:p text:style-name="P4">
Description: 一位维吾尔学生在两个星期前进入香港后至今下落不明，可能在未经正当程序下被非法引渡到中国大陆。国际特赦组织指他因为有出国旅行史，而被列入中国政府的“观察名单”内，可能会被送回中国面对不当待遇。</text:p>
      <text:p text:style-name="P4">
Videos: []</text:p>
      <text:p text:style-name="P4">
Images: []</text:p>
      <text:p text:style-name="P4">
Categories: ['港澳', '人权', '中国', '新疆西藏问题']</text:p>
      <text:p text:style-name="P4">
Type: None</text:p>
      <!--METADATA-->
      <text:p text:style-name="P4">
NoneNone</text:p>
      <text:p text:style-name="P4">
Source: <text:a xlink:type="simple" xlink:href="https://www.voachinese.com/a/uyghur-student-missing-in-hong-kong-after-texting-that-he-was-interrogated-by-police-amnesty-20230526/7110824.html" text:style-name="Internet_20_link" text:visited-style-name="Visited_20_Internet_20_Link">
https://www.voachinese.com/a/uyghur-student-missing-in-hong-kong-after-texting-that-he-was-interrogated-by-police-amnesty-20230526/7110824.html</text:a>
</text:p>
      <!--NEWS-->
      <text:h text:style-name="P10" text:outline-level="1">
<text:span text:style-name="T4">
福特CEO：中国是最大的竞争对手，而不是通用或丰田</text:span>
</text:h>
      <text:p text:style-name="P4">
Author: chinese@voanews.com (木风)</text:p>
      <text:p text:style-name="P4">
Publisher: 美国之音中文网 (Type: NewsMediaOrganization)</text:p>
      <text:p text:style-name="P4">
Published Time: 2023-05-27T02:26:31+08:00</text:p>
      <text:p text:style-name="P4">
Modified Time: 2023-05-26 18:26:31Z</text:p>
      <text:p text:style-name="P4">
Description: 美国汽车公司福特的首席执行官吉姆·法利（Jim Farley）周四（5月25日）表示，福特的最大竞争对手是中国电动汽车制造商，而不是通用或者丰田。</text:p>
      <text:p text:style-name="P4">
Videos: []</text:p>
      <text:p text:style-name="P4">
Images: []</text:p>
      <text:p text:style-name="P4">
Categories: ['中国', '美国', '经济·金融·贸易', '美中关系', '美中贸易']</text:p>
      <text:p text:style-name="P4">
Type: None</text:p>
      <!--METADATA-->
      <text:p text:style-name="P4">
NoneNone</text:p>
      <text:p text:style-name="P4">
Source: <text:a xlink:type="simple" xlink:href="https://www.voachinese.com/a/ford-ceo-says-china-main-ev-rival-not-gm-toyota-20230526/7110979.html" text:style-name="Internet_20_link" text:visited-style-name="Visited_20_Internet_20_Link">
https://www.voachinese.com/a/ford-ceo-says-china-main-ev-rival-not-gm-toyota-20230526/7110979.html</text:a>
</text:p>
      <!--NEWS-->
      <text:h text:style-name="P10" text:outline-level="1">
<text:span text:style-name="T4">
苏丹首都喀土穆居民冒死找水</text:span>
</text:h>
      <text:p text:style-name="P4">
Author: chinese@voanews.com (美国之音)</text:p>
      <text:p text:style-name="P4">
Publisher: 美国之音中文网 (Type: NewsMediaOrganization)</text:p>
      <text:p text:style-name="P4">
Published Time: 2023-05-27T02:41:54+08:00</text:p>
      <text:p text:style-name="P4">
Modified Time: 2023-05-26 18:41:54Z</text:p>
      <text:p text:style-name="P4">
Description: 苏丹的战斗使数十万喀土穆居民失去了自来水，有些人被迫冒着生命危险，在暴力的短暂平息中寻求自来水。</text:p>
      <text:p text:style-name="P4">
Videos: []</text:p>
      <text:p text:style-name="P4">
Images: []</text:p>
      <text:p text:style-name="P4">
Categories: ['非洲', '生态环境']</text:p>
      <text:p text:style-name="P4">
Type: None</text:p>
      <!--METADATA-->
      <text:p text:style-name="P4">
NoneNone</text:p>
      <text:p text:style-name="P4">
Source: <text:a xlink:type="simple" xlink:href="https://www.voachinese.com/a/in-sudan-s-capital-risking-death-in-search-of-water-20230526/7110998.html" text:style-name="Internet_20_link" text:visited-style-name="Visited_20_Internet_20_Link">
https://www.voachinese.com/a/in-sudan-s-capital-risking-death-in-search-of-water-20230526/7110998.html</text:a>
</text:p>
      <!--NEWS-->
      <text:h text:style-name="P10" text:outline-level="1">
<text:span text:style-name="T4">
美贸易代表戴琪与中国商务部长王文涛讨论贸易问题</text:span>
</text:h>
      <text:p text:style-name="P4">
Author: chinese@voanews.com (美国之音)</text:p>
      <text:p text:style-name="P4">
Publisher: 美国之音中文网 (Type: NewsMediaOrganization)</text:p>
      <text:p text:style-name="P4">
Published Time: 2023-05-27T03:07:34+08:00</text:p>
      <text:p text:style-name="P4">
Modified Time: 2023-05-26 19:07:34Z</text:p>
      <text:p text:style-name="P4">
Description: 美国贸易代表办公室说，美国贸易代表戴琪周五（5月26日）与中国商务部长王文涛会晤，两人讨论了美中贸易关系的重要性。</text:p>
      <text:p text:style-name="P4">
Videos: []</text:p>
      <text:p text:style-name="P4">
Images: []</text:p>
      <text:p text:style-name="P4">
Categories: ['美中贸易', '经济·金融·贸易', '中国', '美中关系', '编辑推荐']</text:p>
      <text:p text:style-name="P4">
Type: None</text:p>
      <!--METADATA-->
      <text:p text:style-name="P4">
NoneNone</text:p>
      <text:p text:style-name="P4">
Source: <text:a xlink:type="simple" xlink:href="https://www.voachinese.com/a/us-trade-representative-tai-discusses-trade-with-chinese-minister--ustr-20230526/7111014.html" text:style-name="Internet_20_link" text:visited-style-name="Visited_20_Internet_20_Link">
https://www.voachinese.com/a/us-trade-representative-tai-discusses-trade-with-chinese-minister--ustr-20230526/7111014.html</text:a>
</text:p>
      <!--NEWS-->
      <text:h text:style-name="P10" text:outline-level="1">
<text:span text:style-name="T4">
两名被控充当中国政府代理人并贿赂美国官员的洛杉矶居民被捕</text:span>
</text:h>
      <text:p text:style-name="P4">
Author: chinese@voanews.com (美国之音)</text:p>
      <text:p text:style-name="P4">
Publisher: 美国之音中文网 (Type: NewsMediaOrganization)</text:p>
      <text:p text:style-name="P4">
Published Time: 2023-05-27T05:30:58+08:00</text:p>
      <text:p text:style-name="P4">
Modified Time: 2023-05-26 21:50:06Z</text:p>
      <text:p text:style-name="P4">
Description: 纽约南区的联邦法院星期五(5月26日)公布了针对两名被告的刑事诉状，他们被控在美国充当及串谋充当未登记的中华人民共和国代理人、串谋贿赂及贿赂一名公共官员以及串谋从事洗钱。</text:p>
      <text:p text:style-name="P4">
Videos: []</text:p>
      <text:p text:style-name="P4">
Images: []</text:p>
      <text:p text:style-name="P4">
Categories: ['美中关系', '人权', '中国', '法律', '宗教', '编辑推荐']</text:p>
      <text:p text:style-name="P4">
Type: None</text:p>
      <!--METADATA-->
      <text:p text:style-name="P4">
NoneNone</text:p>
      <text:p text:style-name="P4">
Source: <text:a xlink:type="simple" xlink:href="https://www.voachinese.com/a/illegal-agents-of-the-prc-government-charged-for-prc-directed-bribery-scheme-20230526/7111222.html" text:style-name="Internet_20_link" text:visited-style-name="Visited_20_Internet_20_Link">
https://www.voachinese.com/a/illegal-agents-of-the-prc-government-charged-for-prc-directed-bribery-scheme-20230526/7111222.html</text:a>
</text:p>
      <!--NEWS-->
      <text:h text:style-name="P10" text:outline-level="1">
<text:span text:style-name="T4">
美中虽有互动，拜登政府“投资、协同和竞争”的对华战略不变</text:span>
</text:h>
      <text:p text:style-name="P4">
Author: chinese@voanews.com (斯洋)</text:p>
      <text:p text:style-name="P4">
Publisher: 美国之音中文网 (Type: NewsMediaOrganization)</text:p>
      <text:p text:style-name="P4">
Published Time: 2023-05-27T05:52:36+08:00</text:p>
      <text:p text:style-name="P4">
Modified Time: 2023-05-26 21:52:36Z</text:p>
      <text:p text:style-name="P4">
Description: 美中关系最近几日展示了“解冻”的迹象--美中商务部长进行了对话，在空缺4个多月后，中国驻美大使也抵美履新。5月26日（星期五）是美国国务卿安东尼·布林肯（Antony Blinken）宣布拜登政府“投资、协同和竞争”的对华战略的一周年。专家们说，即便两国官员展开了互动，拜登政府的对华战略并不会改变，因为“拜登政府相信这是应对中国的正确方法”</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blinken-us-china-strategy-assessment-20230526/7111140.html" text:style-name="Internet_20_link" text:visited-style-name="Visited_20_Internet_20_Link">
https://www.voachinese.com/a/blinken-us-china-strategy-assessment-20230526/7111140.html</text:a>
</text:p>
      <!--NEWS-->
      <text:h text:style-name="P10" text:outline-level="1">
<text:span text:style-name="T4">
冲击国会山事件最新判刑：极右翼组织“誓言守护者”成员被判8年以上监禁</text:span>
</text:h>
      <text:p text:style-name="P4">
Author: chinese@voanews.com (美国之音)</text:p>
      <text:p text:style-name="P4">
Publisher: 美国之音中文网 (Type: NewsMediaOrganization)</text:p>
      <text:p text:style-name="P4">
Published Time: 2023-05-27T05:53:46+08:00</text:p>
      <text:p text:style-name="P4">
Modified Time: 2023-05-26 21:53:46Z</text:p>
      <text:p text:style-name="P4">
Description: 在2021年1月6日闯进美国国会大厦的一名“誓言守护者”(Oath Keepers)成员周五(5月26日)被判处8年以上监禁，而就在一天前，这个极右翼极端主义组织的创始人被判18年监禁。</text:p>
      <text:p text:style-name="P4">
Videos: []</text:p>
      <text:p text:style-name="P4">
Images: []</text:p>
      <text:p text:style-name="P4">
Categories: ['美国', '国会报道', '法律']</text:p>
      <text:p text:style-name="P4">
Type: None</text:p>
      <!--METADATA-->
      <text:p text:style-name="P4">
NoneNone</text:p>
      <text:p text:style-name="P4">
Source: <text:a xlink:type="simple" xlink:href="https://www.voachinese.com/a/oath-keeper-who-stormed-capitol-gets-more-than-8-years-in-prison-in-latest-jan-6-sentencing-20230526/7111147.html" text:style-name="Internet_20_link" text:visited-style-name="Visited_20_Internet_20_Link">
https://www.voachinese.com/a/oath-keeper-who-stormed-capitol-gets-more-than-8-years-in-prison-in-latest-jan-6-sentencing-20230526/7111147.html</text:a>
</text:p>
      <!--NEWS-->
      <text:h text:style-name="P10" text:outline-level="1">
<text:span text:style-name="T4">
亚太经合会议上，工会领导人呼吁与中国建立新的贸易“平衡”</text:span>
</text:h>
      <text:p text:style-name="P4">
Author: chinese@voanews.com (美国之音)</text:p>
      <text:p text:style-name="P4">
Publisher: 美国之音中文网 (Type: NewsMediaOrganization)</text:p>
      <text:p text:style-name="P4">
Published Time: 2023-05-27T05:59:43+08:00</text:p>
      <text:p text:style-name="P4">
Modified Time: 2023-05-26 21:59:43Z</text:p>
      <text:p text:style-name="P4">
Description: 美国两大工会的领导人周四（5月25日）在亚太经济合作组织（APEC）贸易部长会议上表示，美国与中国和其他国家的贸易政策，必须在工人需求和企业利润之间取得更公平的平衡。</text:p>
      <text:p text:style-name="P4">
Videos: []</text:p>
      <text:p text:style-name="P4">
Images: []</text:p>
      <text:p text:style-name="P4">
Categories: ['美国', '经济·金融·贸易', '中国', '美中关系', '劳工', '美中贸易']</text:p>
      <text:p text:style-name="P4">
Type: None</text:p>
      <!--METADATA-->
      <text:p text:style-name="P4">
NoneNone</text:p>
      <text:p text:style-name="P4">
Source: <text:a xlink:type="simple" xlink:href="https://www.voachinese.com/a/at-apec-trade-meeting-union-leaders-call-for-new-balance-with-china-20230526/7111201.html" text:style-name="Internet_20_link" text:visited-style-name="Visited_20_Internet_20_Link">
https://www.voachinese.com/a/at-apec-trade-meeting-union-leaders-call-for-new-balance-with-china-20230526/711120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